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Tabelle3.xml" manifest:media-type="text/xml"/>
  <manifest:file-entry manifest:full-path="Basic/VBAProject/Modul1.xml" manifest:media-type="text/xml"/>
  <manifest:file-entry manifest:full-path="Basic/VBAProject/DieseArbeitsmappe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3.76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Desig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1" style:base-cell-address="Design.A10"/>
      <style:map style:condition="cell-content()=3" style:apply-style-name="ConditionalStyle_5f_20" style:base-cell-address="Design.A10"/>
      <style:map style:condition="cell-content()=2" style:apply-style-name="ConditionalStyle_5f_19" style:base-cell-address="Design.A10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48" style:base-cell-address="Design.A16"/>
      <style:map style:condition="cell-content()=3" style:apply-style-name="ConditionalStyle_5f_947" style:base-cell-address="Design.A16"/>
      <style:map style:condition="cell-content()=2" style:apply-style-name="ConditionalStyle_5f_946" style:base-cell-address="Design.A16"/>
    </style:style>
    <style:style style:name="ce7" style:family="table-cell" style:parent-style-name="Default">
      <style:map style:condition="cell-content()=1" style:apply-style-name="ConditionalStyle_5f_948" style:base-cell-address="Design.A16"/>
      <style:map style:condition="cell-content()=3" style:apply-style-name="ConditionalStyle_5f_947" style:base-cell-address="Design.A16"/>
      <style:map style:condition="cell-content()=2" style:apply-style-name="ConditionalStyle_5f_946" style:base-cell-address="Design.A16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79" style:base-cell-address="Design.A20"/>
      <style:map style:condition="cell-content()=3" style:apply-style-name="ConditionalStyle_5f_278" style:base-cell-address="Design.A20"/>
      <style:map style:condition="cell-content()=2" style:apply-style-name="ConditionalStyle_5f_277" style:base-cell-address="Design.A20"/>
    </style:style>
    <style:style style:name="ce9" style:family="table-cell" style:parent-style-name="Default">
      <style:map style:condition="cell-content()=1" style:apply-style-name="ConditionalStyle_5f_927" style:base-cell-address="Design.A28"/>
      <style:map style:condition="cell-content()=3" style:apply-style-name="ConditionalStyle_5f_926" style:base-cell-address="Design.A28"/>
      <style:map style:condition="cell-content()=2" style:apply-style-name="ConditionalStyle_5f_925" style:base-cell-address="Design.A28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55" style:base-cell-address="Design.A30"/>
      <style:map style:condition="cell-content()=3" style:apply-style-name="ConditionalStyle_5f_254" style:base-cell-address="Design.A30"/>
      <style:map style:condition="cell-content()=2" style:apply-style-name="ConditionalStyle_5f_253" style:base-cell-address="Design.A30"/>
    </style:style>
    <style:style style:name="ce11" style:family="table-cell" style:parent-style-name="Default">
      <style:map style:condition="cell-content()=1" style:apply-style-name="ConditionalStyle_5f_903" style:base-cell-address="Design.A38"/>
      <style:map style:condition="cell-content()=3" style:apply-style-name="ConditionalStyle_5f_902" style:base-cell-address="Design.A38"/>
      <style:map style:condition="cell-content()=2" style:apply-style-name="ConditionalStyle_5f_901" style:base-cell-address="Design.A38"/>
    </style:style>
    <style:style style:name="ce1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79" style:base-cell-address="Design.A40"/>
      <style:map style:condition="cell-content()=3" style:apply-style-name="ConditionalStyle_5f_878" style:base-cell-address="Design.A40"/>
      <style:map style:condition="cell-content()=2" style:apply-style-name="ConditionalStyle_5f_877" style:base-cell-address="Design.A40"/>
    </style:style>
    <style:style style:name="ce13" style:family="table-cell" style:parent-style-name="Default">
      <style:map style:condition="cell-content()=1" style:apply-style-name="ConditionalStyle_5f_879" style:base-cell-address="Design.A40"/>
      <style:map style:condition="cell-content()=3" style:apply-style-name="ConditionalStyle_5f_878" style:base-cell-address="Design.A40"/>
      <style:map style:condition="cell-content()=2" style:apply-style-name="ConditionalStyle_5f_877" style:base-cell-address="Design.A40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07" style:base-cell-address="Design.A50"/>
      <style:map style:condition="cell-content()=3" style:apply-style-name="ConditionalStyle_5f_206" style:base-cell-address="Design.A50"/>
      <style:map style:condition="cell-content()=2" style:apply-style-name="ConditionalStyle_5f_205" style:base-cell-address="Design.A50"/>
    </style:style>
    <style:style style:name="ce15" style:family="table-cell" style:parent-style-name="Default">
      <style:map style:condition="cell-content()=1" style:apply-style-name="ConditionalStyle_5f_855" style:base-cell-address="Design.A58"/>
      <style:map style:condition="cell-content()=3" style:apply-style-name="ConditionalStyle_5f_854" style:base-cell-address="Design.A58"/>
      <style:map style:condition="cell-content()=2" style:apply-style-name="ConditionalStyle_5f_853" style:base-cell-address="Design.A58"/>
    </style:style>
    <style:style style:name="ce1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31" style:base-cell-address="Design.A60"/>
      <style:map style:condition="cell-content()=3" style:apply-style-name="ConditionalStyle_5f_830" style:base-cell-address="Design.A60"/>
      <style:map style:condition="cell-content()=2" style:apply-style-name="ConditionalStyle_5f_829" style:base-cell-address="Design.A60"/>
    </style:style>
    <style:style style:name="ce1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10" style:base-cell-address="Design.A70"/>
      <style:map style:condition="cell-content()=3" style:apply-style-name="ConditionalStyle_5f_809" style:base-cell-address="Design.A70"/>
      <style:map style:condition="cell-content()=2" style:apply-style-name="ConditionalStyle_5f_808" style:base-cell-address="Design.A70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89" style:base-cell-address="Design.A80"/>
      <style:map style:condition="cell-content()=3" style:apply-style-name="ConditionalStyle_5f_788" style:base-cell-address="Design.A80"/>
      <style:map style:condition="cell-content()=2" style:apply-style-name="ConditionalStyle_5f_787" style:base-cell-address="Design.A80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65" style:base-cell-address="Design.A90"/>
      <style:map style:condition="cell-content()=3" style:apply-style-name="ConditionalStyle_5f_764" style:base-cell-address="Design.A90"/>
      <style:map style:condition="cell-content()=2" style:apply-style-name="ConditionalStyle_5f_763" style:base-cell-address="Design.A90"/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44" style:base-cell-address="Design.A100"/>
      <style:map style:condition="cell-content()=3" style:apply-style-name="ConditionalStyle_5f_743" style:base-cell-address="Design.A100"/>
      <style:map style:condition="cell-content()=2" style:apply-style-name="ConditionalStyle_5f_742" style:base-cell-address="Design.A100"/>
    </style:style>
    <style:style style:name="ce2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23" style:base-cell-address="Design.A110"/>
      <style:map style:condition="cell-content()=3" style:apply-style-name="ConditionalStyle_5f_722" style:base-cell-address="Design.A110"/>
      <style:map style:condition="cell-content()=2" style:apply-style-name="ConditionalStyle_5f_721" style:base-cell-address="Design.A110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02" style:base-cell-address="Design.A120"/>
      <style:map style:condition="cell-content()=3" style:apply-style-name="ConditionalStyle_5f_701" style:base-cell-address="Design.A120"/>
      <style:map style:condition="cell-content()=2" style:apply-style-name="ConditionalStyle_5f_700" style:base-cell-address="Design.A120"/>
    </style:style>
    <style:style style:name="ce2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75" style:base-cell-address="Design.A130"/>
      <style:map style:condition="cell-content()=3" style:apply-style-name="ConditionalStyle_5f_674" style:base-cell-address="Design.A130"/>
      <style:map style:condition="cell-content()=2" style:apply-style-name="ConditionalStyle_5f_673" style:base-cell-address="Design.A130"/>
    </style:style>
    <style:style style:name="ce2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63" style:base-cell-address="Design.A140"/>
      <style:map style:condition="cell-content()=3" style:apply-style-name="ConditionalStyle_5f_662" style:base-cell-address="Design.A140"/>
      <style:map style:condition="cell-content()=2" style:apply-style-name="ConditionalStyle_5f_661" style:base-cell-address="Design.A140"/>
    </style:style>
    <style:style style:name="ce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39" style:base-cell-address="Design.A150"/>
      <style:map style:condition="cell-content()=3" style:apply-style-name="ConditionalStyle_5f_638" style:base-cell-address="Design.A150"/>
      <style:map style:condition="cell-content()=2" style:apply-style-name="ConditionalStyle_5f_637" style:base-cell-address="Design.A150"/>
    </style:style>
    <style:style style:name="ce2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15" style:base-cell-address="Design.A160"/>
      <style:map style:condition="cell-content()=3" style:apply-style-name="ConditionalStyle_5f_614" style:base-cell-address="Design.A160"/>
      <style:map style:condition="cell-content()=2" style:apply-style-name="ConditionalStyle_5f_613" style:base-cell-address="Design.A160"/>
    </style:style>
    <style:style style:name="ce2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91" style:base-cell-address="Design.A170"/>
      <style:map style:condition="cell-content()=3" style:apply-style-name="ConditionalStyle_5f_590" style:base-cell-address="Design.A170"/>
      <style:map style:condition="cell-content()=2" style:apply-style-name="ConditionalStyle_5f_589" style:base-cell-address="Design.A170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67" style:base-cell-address="Design.A180"/>
      <style:map style:condition="cell-content()=3" style:apply-style-name="ConditionalStyle_5f_566" style:base-cell-address="Design.A180"/>
      <style:map style:condition="cell-content()=2" style:apply-style-name="ConditionalStyle_5f_565" style:base-cell-address="Design.A180"/>
    </style:style>
    <style:style style:name="ce2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43" style:base-cell-address="Design.A190"/>
      <style:map style:condition="cell-content()=3" style:apply-style-name="ConditionalStyle_5f_542" style:base-cell-address="Design.A190"/>
      <style:map style:condition="cell-content()=2" style:apply-style-name="ConditionalStyle_5f_541" style:base-cell-address="Design.A190"/>
    </style:style>
    <style:style style:name="ce3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19" style:base-cell-address="Design.A200"/>
      <style:map style:condition="cell-content()=3" style:apply-style-name="ConditionalStyle_5f_518" style:base-cell-address="Design.A200"/>
      <style:map style:condition="cell-content()=2" style:apply-style-name="ConditionalStyle_5f_517" style:base-cell-address="Design.A200"/>
    </style:style>
    <style:style style:name="ce3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95" style:base-cell-address="Design.A210"/>
      <style:map style:condition="cell-content()=3" style:apply-style-name="ConditionalStyle_5f_494" style:base-cell-address="Design.A210"/>
      <style:map style:condition="cell-content()=2" style:apply-style-name="ConditionalStyle_5f_493" style:base-cell-address="Design.A210"/>
    </style:style>
    <style:style style:name="ce3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71" style:base-cell-address="Design.A220"/>
      <style:map style:condition="cell-content()=3" style:apply-style-name="ConditionalStyle_5f_470" style:base-cell-address="Design.A220"/>
      <style:map style:condition="cell-content()=2" style:apply-style-name="ConditionalStyle_5f_469" style:base-cell-address="Design.A220"/>
    </style:style>
    <style:style style:name="ce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7" style:base-cell-address="Design.A230"/>
      <style:map style:condition="cell-content()=3" style:apply-style-name="ConditionalStyle_5f_446" style:base-cell-address="Design.A230"/>
      <style:map style:condition="cell-content()=2" style:apply-style-name="ConditionalStyle_5f_445" style:base-cell-address="Design.A230"/>
    </style:style>
    <style:style style:name="ce3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23" style:base-cell-address="Design.A240"/>
      <style:map style:condition="cell-content()=3" style:apply-style-name="ConditionalStyle_5f_422" style:base-cell-address="Design.A240"/>
      <style:map style:condition="cell-content()=2" style:apply-style-name="ConditionalStyle_5f_421" style:base-cell-address="Design.A240"/>
    </style:style>
    <style:style style:name="ce3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99" style:base-cell-address="Design.A250"/>
      <style:map style:condition="cell-content()=3" style:apply-style-name="ConditionalStyle_5f_398" style:base-cell-address="Design.A250"/>
      <style:map style:condition="cell-content()=2" style:apply-style-name="ConditionalStyle_5f_397" style:base-cell-address="Design.A250"/>
    </style:style>
    <style:style style:name="ce3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75" style:base-cell-address="Design.A260"/>
      <style:map style:condition="cell-content()=3" style:apply-style-name="ConditionalStyle_5f_374" style:base-cell-address="Design.A260"/>
      <style:map style:condition="cell-content()=2" style:apply-style-name="ConditionalStyle_5f_373" style:base-cell-address="Design.A260"/>
    </style:style>
    <style:style style:name="ce3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51" style:base-cell-address="Design.A270"/>
      <style:map style:condition="cell-content()=3" style:apply-style-name="ConditionalStyle_5f_350" style:base-cell-address="Design.A270"/>
      <style:map style:condition="cell-content()=2" style:apply-style-name="ConditionalStyle_5f_349" style:base-cell-address="Design.A270"/>
    </style:style>
    <style:style style:name="ce3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27" style:base-cell-address="Design.A280"/>
      <style:map style:condition="cell-content()=3" style:apply-style-name="ConditionalStyle_5f_326" style:base-cell-address="Design.A280"/>
      <style:map style:condition="cell-content()=2" style:apply-style-name="ConditionalStyle_5f_325" style:base-cell-address="Design.A280"/>
    </style:style>
    <style:style style:name="ce3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45" style:base-cell-address="Design.K10"/>
      <style:map style:condition="cell-content()=3" style:apply-style-name="ConditionalStyle_5f_944" style:base-cell-address="Design.K10"/>
      <style:map style:condition="cell-content()=2" style:apply-style-name="ConditionalStyle_5f_943" style:base-cell-address="Design.K10"/>
    </style:style>
    <style:style style:name="ce4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45" style:base-cell-address="Design.K10"/>
      <style:map style:condition="cell-content()=3" style:apply-style-name="ConditionalStyle_5f_944" style:base-cell-address="Design.K10"/>
      <style:map style:condition="cell-content()=2" style:apply-style-name="ConditionalStyle_5f_943" style:base-cell-address="Design.K10"/>
    </style:style>
    <style:style style:name="ce4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76" style:base-cell-address="Design.K20"/>
      <style:map style:condition="cell-content()=3" style:apply-style-name="ConditionalStyle_5f_275" style:base-cell-address="Design.K20"/>
      <style:map style:condition="cell-content()=2" style:apply-style-name="ConditionalStyle_5f_274" style:base-cell-address="Design.K20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24" style:base-cell-address="Design.K28"/>
      <style:map style:condition="cell-content()=3" style:apply-style-name="ConditionalStyle_5f_923" style:base-cell-address="Design.K28"/>
      <style:map style:condition="cell-content()=2" style:apply-style-name="ConditionalStyle_5f_922" style:base-cell-address="Design.K28"/>
    </style:style>
    <style:style style:name="ce4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52" style:base-cell-address="Design.K30"/>
      <style:map style:condition="cell-content()=3" style:apply-style-name="ConditionalStyle_5f_251" style:base-cell-address="Design.K30"/>
      <style:map style:condition="cell-content()=2" style:apply-style-name="ConditionalStyle_5f_250" style:base-cell-address="Design.K30"/>
    </style:style>
    <style:style style:name="ce4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00" style:base-cell-address="Design.K38"/>
      <style:map style:condition="cell-content()=3" style:apply-style-name="ConditionalStyle_5f_899" style:base-cell-address="Design.K38"/>
      <style:map style:condition="cell-content()=2" style:apply-style-name="ConditionalStyle_5f_898" style:base-cell-address="Design.K38"/>
    </style:style>
    <style:style style:name="ce4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76" style:base-cell-address="Design.K40"/>
      <style:map style:condition="cell-content()=3" style:apply-style-name="ConditionalStyle_5f_875" style:base-cell-address="Design.K40"/>
      <style:map style:condition="cell-content()=2" style:apply-style-name="ConditionalStyle_5f_874" style:base-cell-address="Design.K40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76" style:base-cell-address="Design.K40"/>
      <style:map style:condition="cell-content()=3" style:apply-style-name="ConditionalStyle_5f_875" style:base-cell-address="Design.K40"/>
      <style:map style:condition="cell-content()=2" style:apply-style-name="ConditionalStyle_5f_874" style:base-cell-address="Design.K40"/>
    </style:style>
    <style:style style:name="ce4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04" style:base-cell-address="Design.K50"/>
      <style:map style:condition="cell-content()=3" style:apply-style-name="ConditionalStyle_5f_203" style:base-cell-address="Design.K50"/>
      <style:map style:condition="cell-content()=2" style:apply-style-name="ConditionalStyle_5f_202" style:base-cell-address="Design.K50"/>
    </style:style>
    <style:style style:name="ce5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52" style:base-cell-address="Design.K58"/>
      <style:map style:condition="cell-content()=3" style:apply-style-name="ConditionalStyle_5f_851" style:base-cell-address="Design.K58"/>
      <style:map style:condition="cell-content()=2" style:apply-style-name="ConditionalStyle_5f_850" style:base-cell-address="Design.K58"/>
    </style:style>
    <style:style style:name="ce5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28" style:base-cell-address="Design.K60"/>
      <style:map style:condition="cell-content()=3" style:apply-style-name="ConditionalStyle_5f_827" style:base-cell-address="Design.K60"/>
      <style:map style:condition="cell-content()=2" style:apply-style-name="ConditionalStyle_5f_826" style:base-cell-address="Design.K60"/>
    </style:style>
    <style:style style:name="ce5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07" style:base-cell-address="Design.K70"/>
      <style:map style:condition="cell-content()=3" style:apply-style-name="ConditionalStyle_5f_806" style:base-cell-address="Design.K70"/>
      <style:map style:condition="cell-content()=2" style:apply-style-name="ConditionalStyle_5f_805" style:base-cell-address="Design.K70"/>
    </style:style>
    <style:style style:name="ce5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86" style:base-cell-address="Design.K80"/>
      <style:map style:condition="cell-content()=3" style:apply-style-name="ConditionalStyle_5f_785" style:base-cell-address="Design.K80"/>
      <style:map style:condition="cell-content()=2" style:apply-style-name="ConditionalStyle_5f_784" style:base-cell-address="Design.K80"/>
    </style:style>
    <style:style style:name="ce5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62" style:base-cell-address="Design.K90"/>
      <style:map style:condition="cell-content()=3" style:apply-style-name="ConditionalStyle_5f_761" style:base-cell-address="Design.K90"/>
      <style:map style:condition="cell-content()=2" style:apply-style-name="ConditionalStyle_5f_760" style:base-cell-address="Design.K90"/>
    </style:style>
    <style:style style:name="ce5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41" style:base-cell-address="Design.K100"/>
      <style:map style:condition="cell-content()=3" style:apply-style-name="ConditionalStyle_5f_740" style:base-cell-address="Design.K100"/>
      <style:map style:condition="cell-content()=2" style:apply-style-name="ConditionalStyle_5f_739" style:base-cell-address="Design.K100"/>
    </style:style>
    <style:style style:name="ce5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20" style:base-cell-address="Design.K110"/>
      <style:map style:condition="cell-content()=3" style:apply-style-name="ConditionalStyle_5f_719" style:base-cell-address="Design.K110"/>
      <style:map style:condition="cell-content()=2" style:apply-style-name="ConditionalStyle_5f_718" style:base-cell-address="Design.K110"/>
    </style:style>
    <style:style style:name="ce5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99" style:base-cell-address="Design.K120"/>
      <style:map style:condition="cell-content()=3" style:apply-style-name="ConditionalStyle_5f_698" style:base-cell-address="Design.K120"/>
      <style:map style:condition="cell-content()=2" style:apply-style-name="ConditionalStyle_5f_697" style:base-cell-address="Design.K120"/>
    </style:style>
    <style:style style:name="ce5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03" style:base-cell-address="Design.K130"/>
      <style:map style:condition="cell-content()=3" style:apply-style-name="ConditionalStyle_5f_302" style:base-cell-address="Design.K130"/>
      <style:map style:condition="cell-content()=2" style:apply-style-name="ConditionalStyle_5f_301" style:base-cell-address="Design.K130"/>
    </style:style>
    <style:style style:name="ce5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60" style:base-cell-address="Design.K140"/>
      <style:map style:condition="cell-content()=3" style:apply-style-name="ConditionalStyle_5f_659" style:base-cell-address="Design.K140"/>
      <style:map style:condition="cell-content()=2" style:apply-style-name="ConditionalStyle_5f_658" style:base-cell-address="Design.K140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36" style:base-cell-address="Design.K150"/>
      <style:map style:condition="cell-content()=3" style:apply-style-name="ConditionalStyle_5f_635" style:base-cell-address="Design.K150"/>
      <style:map style:condition="cell-content()=2" style:apply-style-name="ConditionalStyle_5f_634" style:base-cell-address="Design.K150"/>
    </style:style>
    <style:style style:name="ce6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12" style:base-cell-address="Design.K160"/>
      <style:map style:condition="cell-content()=3" style:apply-style-name="ConditionalStyle_5f_611" style:base-cell-address="Design.K160"/>
      <style:map style:condition="cell-content()=2" style:apply-style-name="ConditionalStyle_5f_610" style:base-cell-address="Design.K160"/>
    </style:style>
    <style:style style:name="ce6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88" style:base-cell-address="Design.K170"/>
      <style:map style:condition="cell-content()=3" style:apply-style-name="ConditionalStyle_5f_587" style:base-cell-address="Design.K170"/>
      <style:map style:condition="cell-content()=2" style:apply-style-name="ConditionalStyle_5f_586" style:base-cell-address="Design.K170"/>
    </style:style>
    <style:style style:name="ce6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64" style:base-cell-address="Design.K180"/>
      <style:map style:condition="cell-content()=3" style:apply-style-name="ConditionalStyle_5f_563" style:base-cell-address="Design.K180"/>
      <style:map style:condition="cell-content()=2" style:apply-style-name="ConditionalStyle_5f_562" style:base-cell-address="Design.K180"/>
    </style:style>
    <style:style style:name="ce6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40" style:base-cell-address="Design.K190"/>
      <style:map style:condition="cell-content()=3" style:apply-style-name="ConditionalStyle_5f_539" style:base-cell-address="Design.K190"/>
      <style:map style:condition="cell-content()=2" style:apply-style-name="ConditionalStyle_5f_538" style:base-cell-address="Design.K190"/>
    </style:style>
    <style:style style:name="ce6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16" style:base-cell-address="Design.K200"/>
      <style:map style:condition="cell-content()=3" style:apply-style-name="ConditionalStyle_5f_515" style:base-cell-address="Design.K200"/>
      <style:map style:condition="cell-content()=2" style:apply-style-name="ConditionalStyle_5f_514" style:base-cell-address="Design.K200"/>
    </style:style>
    <style:style style:name="ce6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92" style:base-cell-address="Design.K210"/>
      <style:map style:condition="cell-content()=3" style:apply-style-name="ConditionalStyle_5f_491" style:base-cell-address="Design.K210"/>
      <style:map style:condition="cell-content()=2" style:apply-style-name="ConditionalStyle_5f_490" style:base-cell-address="Design.K210"/>
    </style:style>
    <style:style style:name="ce6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68" style:base-cell-address="Design.K220"/>
      <style:map style:condition="cell-content()=3" style:apply-style-name="ConditionalStyle_5f_467" style:base-cell-address="Design.K220"/>
      <style:map style:condition="cell-content()=2" style:apply-style-name="ConditionalStyle_5f_466" style:base-cell-address="Design.K220"/>
    </style:style>
    <style:style style:name="ce6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4" style:base-cell-address="Design.K230"/>
      <style:map style:condition="cell-content()=3" style:apply-style-name="ConditionalStyle_5f_443" style:base-cell-address="Design.K230"/>
      <style:map style:condition="cell-content()=2" style:apply-style-name="ConditionalStyle_5f_442" style:base-cell-address="Design.K230"/>
    </style:style>
    <style:style style:name="ce6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20" style:base-cell-address="Design.K240"/>
      <style:map style:condition="cell-content()=3" style:apply-style-name="ConditionalStyle_5f_419" style:base-cell-address="Design.K240"/>
      <style:map style:condition="cell-content()=2" style:apply-style-name="ConditionalStyle_5f_418" style:base-cell-address="Design.K240"/>
    </style:style>
    <style:style style:name="ce7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96" style:base-cell-address="Design.K250"/>
      <style:map style:condition="cell-content()=3" style:apply-style-name="ConditionalStyle_5f_395" style:base-cell-address="Design.K250"/>
      <style:map style:condition="cell-content()=2" style:apply-style-name="ConditionalStyle_5f_394" style:base-cell-address="Design.K250"/>
    </style:style>
    <style:style style:name="ce7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72" style:base-cell-address="Design.K260"/>
      <style:map style:condition="cell-content()=3" style:apply-style-name="ConditionalStyle_5f_371" style:base-cell-address="Design.K260"/>
      <style:map style:condition="cell-content()=2" style:apply-style-name="ConditionalStyle_5f_370" style:base-cell-address="Design.K260"/>
    </style:style>
    <style:style style:name="ce7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48" style:base-cell-address="Design.K270"/>
      <style:map style:condition="cell-content()=3" style:apply-style-name="ConditionalStyle_5f_347" style:base-cell-address="Design.K270"/>
      <style:map style:condition="cell-content()=2" style:apply-style-name="ConditionalStyle_5f_346" style:base-cell-address="Design.K270"/>
    </style:style>
    <style:style style:name="ce7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24" style:base-cell-address="Design.K280"/>
      <style:map style:condition="cell-content()=3" style:apply-style-name="ConditionalStyle_5f_323" style:base-cell-address="Design.K280"/>
      <style:map style:condition="cell-content()=2" style:apply-style-name="ConditionalStyle_5f_322" style:base-cell-address="Design.K280"/>
    </style:style>
    <style:style style:name="ce7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84" style:base-cell-address="Design.U10"/>
      <style:map style:condition="cell-content()=3" style:apply-style-name="ConditionalStyle_5f_683" style:base-cell-address="Design.U10"/>
      <style:map style:condition="cell-content()=2" style:apply-style-name="ConditionalStyle_5f_682" style:base-cell-address="Design.U10"/>
    </style:style>
    <style:style style:name="ce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84" style:base-cell-address="Design.U10"/>
      <style:map style:condition="cell-content()=3" style:apply-style-name="ConditionalStyle_5f_683" style:base-cell-address="Design.U10"/>
      <style:map style:condition="cell-content()=2" style:apply-style-name="ConditionalStyle_5f_682" style:base-cell-address="Design.U10"/>
    </style:style>
    <style:style style:name="ce7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73" style:base-cell-address="Design.U20"/>
      <style:map style:condition="cell-content()=3" style:apply-style-name="ConditionalStyle_5f_272" style:base-cell-address="Design.U20"/>
      <style:map style:condition="cell-content()=2" style:apply-style-name="ConditionalStyle_5f_271" style:base-cell-address="Design.U20"/>
    </style:style>
    <style:style style:name="ce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21" style:base-cell-address="Design.U28"/>
      <style:map style:condition="cell-content()=3" style:apply-style-name="ConditionalStyle_5f_920" style:base-cell-address="Design.U28"/>
      <style:map style:condition="cell-content()=2" style:apply-style-name="ConditionalStyle_5f_919" style:base-cell-address="Design.U28"/>
    </style:style>
    <style:style style:name="ce7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49" style:base-cell-address="Design.U30"/>
      <style:map style:condition="cell-content()=3" style:apply-style-name="ConditionalStyle_5f_248" style:base-cell-address="Design.U30"/>
      <style:map style:condition="cell-content()=2" style:apply-style-name="ConditionalStyle_5f_247" style:base-cell-address="Design.U30"/>
    </style:style>
    <style:style style:name="ce7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97" style:base-cell-address="Design.U38"/>
      <style:map style:condition="cell-content()=3" style:apply-style-name="ConditionalStyle_5f_896" style:base-cell-address="Design.U38"/>
      <style:map style:condition="cell-content()=2" style:apply-style-name="ConditionalStyle_5f_895" style:base-cell-address="Design.U38"/>
    </style:style>
    <style:style style:name="ce8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73" style:base-cell-address="Design.U40"/>
      <style:map style:condition="cell-content()=3" style:apply-style-name="ConditionalStyle_5f_872" style:base-cell-address="Design.U40"/>
      <style:map style:condition="cell-content()=2" style:apply-style-name="ConditionalStyle_5f_871" style:base-cell-address="Design.U40"/>
    </style:style>
    <style:style style:name="ce8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73" style:base-cell-address="Design.U40"/>
      <style:map style:condition="cell-content()=3" style:apply-style-name="ConditionalStyle_5f_872" style:base-cell-address="Design.U40"/>
      <style:map style:condition="cell-content()=2" style:apply-style-name="ConditionalStyle_5f_871" style:base-cell-address="Design.U40"/>
    </style:style>
    <style:style style:name="ce8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01" style:base-cell-address="Design.U50"/>
      <style:map style:condition="cell-content()=3" style:apply-style-name="ConditionalStyle_5f_200" style:base-cell-address="Design.U50"/>
      <style:map style:condition="cell-content()=2" style:apply-style-name="ConditionalStyle_5f_199" style:base-cell-address="Design.U50"/>
    </style:style>
    <style:style style:name="ce8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49" style:base-cell-address="Design.U58"/>
      <style:map style:condition="cell-content()=3" style:apply-style-name="ConditionalStyle_5f_848" style:base-cell-address="Design.U58"/>
      <style:map style:condition="cell-content()=2" style:apply-style-name="ConditionalStyle_5f_847" style:base-cell-address="Design.U58"/>
    </style:style>
    <style:style style:name="ce8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25" style:base-cell-address="Design.U60"/>
      <style:map style:condition="cell-content()=3" style:apply-style-name="ConditionalStyle_5f_824" style:base-cell-address="Design.U60"/>
      <style:map style:condition="cell-content()=2" style:apply-style-name="ConditionalStyle_5f_823" style:base-cell-address="Design.U60"/>
    </style:style>
    <style:style style:name="ce8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04" style:base-cell-address="Design.U70"/>
      <style:map style:condition="cell-content()=3" style:apply-style-name="ConditionalStyle_5f_803" style:base-cell-address="Design.U70"/>
      <style:map style:condition="cell-content()=2" style:apply-style-name="ConditionalStyle_5f_802" style:base-cell-address="Design.U70"/>
    </style:style>
    <style:style style:name="ce8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83" style:base-cell-address="Design.U80"/>
      <style:map style:condition="cell-content()=3" style:apply-style-name="ConditionalStyle_5f_782" style:base-cell-address="Design.U80"/>
      <style:map style:condition="cell-content()=2" style:apply-style-name="ConditionalStyle_5f_781" style:base-cell-address="Design.U80"/>
    </style:style>
    <style:style style:name="ce8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59" style:base-cell-address="Design.U90"/>
      <style:map style:condition="cell-content()=3" style:apply-style-name="ConditionalStyle_5f_758" style:base-cell-address="Design.U90"/>
      <style:map style:condition="cell-content()=2" style:apply-style-name="ConditionalStyle_5f_757" style:base-cell-address="Design.U90"/>
    </style:style>
    <style:style style:name="ce8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38" style:base-cell-address="Design.U100"/>
      <style:map style:condition="cell-content()=3" style:apply-style-name="ConditionalStyle_5f_737" style:base-cell-address="Design.U100"/>
      <style:map style:condition="cell-content()=2" style:apply-style-name="ConditionalStyle_5f_736" style:base-cell-address="Design.U100"/>
    </style:style>
    <style:style style:name="ce8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17" style:base-cell-address="Design.U110"/>
      <style:map style:condition="cell-content()=3" style:apply-style-name="ConditionalStyle_5f_716" style:base-cell-address="Design.U110"/>
      <style:map style:condition="cell-content()=2" style:apply-style-name="ConditionalStyle_5f_715" style:base-cell-address="Design.U110"/>
    </style:style>
    <style:style style:name="ce9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96" style:base-cell-address="Design.U120"/>
      <style:map style:condition="cell-content()=3" style:apply-style-name="ConditionalStyle_5f_695" style:base-cell-address="Design.U120"/>
      <style:map style:condition="cell-content()=2" style:apply-style-name="ConditionalStyle_5f_694" style:base-cell-address="Design.U120"/>
    </style:style>
    <style:style style:name="ce9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97" style:base-cell-address="Design.U130"/>
      <style:map style:condition="cell-content()=3" style:apply-style-name="ConditionalStyle_5f_296" style:base-cell-address="Design.U130"/>
      <style:map style:condition="cell-content()=2" style:apply-style-name="ConditionalStyle_5f_295" style:base-cell-address="Design.U130"/>
    </style:style>
    <style:style style:name="ce9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57" style:base-cell-address="Design.U140"/>
      <style:map style:condition="cell-content()=3" style:apply-style-name="ConditionalStyle_5f_656" style:base-cell-address="Design.U140"/>
      <style:map style:condition="cell-content()=2" style:apply-style-name="ConditionalStyle_5f_655" style:base-cell-address="Design.U140"/>
    </style:style>
    <style:style style:name="ce9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33" style:base-cell-address="Design.U150"/>
      <style:map style:condition="cell-content()=3" style:apply-style-name="ConditionalStyle_5f_632" style:base-cell-address="Design.U150"/>
      <style:map style:condition="cell-content()=2" style:apply-style-name="ConditionalStyle_5f_631" style:base-cell-address="Design.U150"/>
    </style:style>
    <style:style style:name="ce9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09" style:base-cell-address="Design.U160"/>
      <style:map style:condition="cell-content()=3" style:apply-style-name="ConditionalStyle_5f_608" style:base-cell-address="Design.U160"/>
      <style:map style:condition="cell-content()=2" style:apply-style-name="ConditionalStyle_5f_607" style:base-cell-address="Design.U160"/>
    </style:style>
    <style:style style:name="ce9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85" style:base-cell-address="Design.U170"/>
      <style:map style:condition="cell-content()=3" style:apply-style-name="ConditionalStyle_5f_584" style:base-cell-address="Design.U170"/>
      <style:map style:condition="cell-content()=2" style:apply-style-name="ConditionalStyle_5f_583" style:base-cell-address="Design.U170"/>
    </style:style>
    <style:style style:name="ce9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61" style:base-cell-address="Design.U180"/>
      <style:map style:condition="cell-content()=3" style:apply-style-name="ConditionalStyle_5f_560" style:base-cell-address="Design.U180"/>
      <style:map style:condition="cell-content()=2" style:apply-style-name="ConditionalStyle_5f_559" style:base-cell-address="Design.U180"/>
    </style:style>
    <style:style style:name="ce9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37" style:base-cell-address="Design.U190"/>
      <style:map style:condition="cell-content()=3" style:apply-style-name="ConditionalStyle_5f_536" style:base-cell-address="Design.U190"/>
      <style:map style:condition="cell-content()=2" style:apply-style-name="ConditionalStyle_5f_535" style:base-cell-address="Design.U190"/>
    </style:style>
    <style:style style:name="ce9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13" style:base-cell-address="Design.U200"/>
      <style:map style:condition="cell-content()=3" style:apply-style-name="ConditionalStyle_5f_512" style:base-cell-address="Design.U200"/>
      <style:map style:condition="cell-content()=2" style:apply-style-name="ConditionalStyle_5f_511" style:base-cell-address="Design.U200"/>
    </style:style>
    <style:style style:name="ce9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89" style:base-cell-address="Design.U210"/>
      <style:map style:condition="cell-content()=3" style:apply-style-name="ConditionalStyle_5f_488" style:base-cell-address="Design.U210"/>
      <style:map style:condition="cell-content()=2" style:apply-style-name="ConditionalStyle_5f_487" style:base-cell-address="Design.U210"/>
    </style:style>
    <style:style style:name="ce10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65" style:base-cell-address="Design.U220"/>
      <style:map style:condition="cell-content()=3" style:apply-style-name="ConditionalStyle_5f_464" style:base-cell-address="Design.U220"/>
      <style:map style:condition="cell-content()=2" style:apply-style-name="ConditionalStyle_5f_463" style:base-cell-address="Design.U220"/>
    </style:style>
    <style:style style:name="ce10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1" style:base-cell-address="Design.U230"/>
      <style:map style:condition="cell-content()=3" style:apply-style-name="ConditionalStyle_5f_440" style:base-cell-address="Design.U230"/>
      <style:map style:condition="cell-content()=2" style:apply-style-name="ConditionalStyle_5f_439" style:base-cell-address="Design.U230"/>
    </style:style>
    <style:style style:name="ce10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17" style:base-cell-address="Design.U240"/>
      <style:map style:condition="cell-content()=3" style:apply-style-name="ConditionalStyle_5f_416" style:base-cell-address="Design.U240"/>
      <style:map style:condition="cell-content()=2" style:apply-style-name="ConditionalStyle_5f_415" style:base-cell-address="Design.U240"/>
    </style:style>
    <style:style style:name="ce10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93" style:base-cell-address="Design.U250"/>
      <style:map style:condition="cell-content()=3" style:apply-style-name="ConditionalStyle_5f_392" style:base-cell-address="Design.U250"/>
      <style:map style:condition="cell-content()=2" style:apply-style-name="ConditionalStyle_5f_391" style:base-cell-address="Design.U250"/>
    </style:style>
    <style:style style:name="ce10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69" style:base-cell-address="Design.U260"/>
      <style:map style:condition="cell-content()=3" style:apply-style-name="ConditionalStyle_5f_368" style:base-cell-address="Design.U260"/>
      <style:map style:condition="cell-content()=2" style:apply-style-name="ConditionalStyle_5f_367" style:base-cell-address="Design.U260"/>
    </style:style>
    <style:style style:name="ce10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45" style:base-cell-address="Design.U270"/>
      <style:map style:condition="cell-content()=3" style:apply-style-name="ConditionalStyle_5f_344" style:base-cell-address="Design.U270"/>
      <style:map style:condition="cell-content()=2" style:apply-style-name="ConditionalStyle_5f_343" style:base-cell-address="Design.U270"/>
    </style:style>
    <style:style style:name="ce10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21" style:base-cell-address="Design.U280"/>
      <style:map style:condition="cell-content()=3" style:apply-style-name="ConditionalStyle_5f_320" style:base-cell-address="Design.U280"/>
      <style:map style:condition="cell-content()=2" style:apply-style-name="ConditionalStyle_5f_319" style:base-cell-address="Design.U280"/>
    </style:style>
    <style:style style:name="ce10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94" style:base-cell-address="Design.AE10"/>
      <style:map style:condition="cell-content()=3" style:apply-style-name="ConditionalStyle_5f_293" style:base-cell-address="Design.AE10"/>
      <style:map style:condition="cell-content()=2" style:apply-style-name="ConditionalStyle_5f_292" style:base-cell-address="Design.AE10"/>
    </style:style>
    <style:style style:name="ce10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42" style:base-cell-address="Design.AE18"/>
      <style:map style:condition="cell-content()=3" style:apply-style-name="ConditionalStyle_5f_941" style:base-cell-address="Design.AE18"/>
      <style:map style:condition="cell-content()=2" style:apply-style-name="ConditionalStyle_5f_940" style:base-cell-address="Design.AE18"/>
    </style:style>
    <style:style style:name="ce10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70" style:base-cell-address="Design.AE20"/>
      <style:map style:condition="cell-content()=3" style:apply-style-name="ConditionalStyle_5f_269" style:base-cell-address="Design.AE20"/>
      <style:map style:condition="cell-content()=2" style:apply-style-name="ConditionalStyle_5f_268" style:base-cell-address="Design.AE20"/>
    </style:style>
    <style:style style:name="ce11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18" style:base-cell-address="Design.AE28"/>
      <style:map style:condition="cell-content()=3" style:apply-style-name="ConditionalStyle_5f_917" style:base-cell-address="Design.AE28"/>
      <style:map style:condition="cell-content()=2" style:apply-style-name="ConditionalStyle_5f_916" style:base-cell-address="Design.AE28"/>
    </style:style>
    <style:style style:name="ce1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46" style:base-cell-address="Design.AE30"/>
      <style:map style:condition="cell-content()=3" style:apply-style-name="ConditionalStyle_5f_245" style:base-cell-address="Design.AE30"/>
      <style:map style:condition="cell-content()=2" style:apply-style-name="ConditionalStyle_5f_244" style:base-cell-address="Design.AE30"/>
    </style:style>
    <style:style style:name="ce1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94" style:base-cell-address="Design.AE38"/>
      <style:map style:condition="cell-content()=3" style:apply-style-name="ConditionalStyle_5f_893" style:base-cell-address="Design.AE38"/>
      <style:map style:condition="cell-content()=2" style:apply-style-name="ConditionalStyle_5f_892" style:base-cell-address="Design.AE38"/>
    </style:style>
    <style:style style:name="ce11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70" style:base-cell-address="Design.AE40"/>
      <style:map style:condition="cell-content()=3" style:apply-style-name="ConditionalStyle_5f_869" style:base-cell-address="Design.AE40"/>
      <style:map style:condition="cell-content()=2" style:apply-style-name="ConditionalStyle_5f_868" style:base-cell-address="Design.AE40"/>
    </style:style>
    <style:style style:name="ce11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70" style:base-cell-address="Design.AE40"/>
      <style:map style:condition="cell-content()=3" style:apply-style-name="ConditionalStyle_5f_869" style:base-cell-address="Design.AE40"/>
      <style:map style:condition="cell-content()=2" style:apply-style-name="ConditionalStyle_5f_868" style:base-cell-address="Design.AE40"/>
    </style:style>
    <style:style style:name="ce11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98" style:base-cell-address="Design.AE50"/>
      <style:map style:condition="cell-content()=3" style:apply-style-name="ConditionalStyle_5f_197" style:base-cell-address="Design.AE50"/>
      <style:map style:condition="cell-content()=2" style:apply-style-name="ConditionalStyle_5f_196" style:base-cell-address="Design.AE50"/>
    </style:style>
    <style:style style:name="ce11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46" style:base-cell-address="Design.AE58"/>
      <style:map style:condition="cell-content()=3" style:apply-style-name="ConditionalStyle_5f_845" style:base-cell-address="Design.AE58"/>
      <style:map style:condition="cell-content()=2" style:apply-style-name="ConditionalStyle_5f_844" style:base-cell-address="Design.AE58"/>
    </style:style>
    <style:style style:name="ce11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22" style:base-cell-address="Design.AE60"/>
      <style:map style:condition="cell-content()=3" style:apply-style-name="ConditionalStyle_5f_821" style:base-cell-address="Design.AE60"/>
      <style:map style:condition="cell-content()=2" style:apply-style-name="ConditionalStyle_5f_820" style:base-cell-address="Design.AE60"/>
    </style:style>
    <style:style style:name="ce1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01" style:base-cell-address="Design.AE70"/>
      <style:map style:condition="cell-content()=3" style:apply-style-name="ConditionalStyle_5f_800" style:base-cell-address="Design.AE70"/>
      <style:map style:condition="cell-content()=2" style:apply-style-name="ConditionalStyle_5f_799" style:base-cell-address="Design.AE70"/>
    </style:style>
    <style:style style:name="ce1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80" style:base-cell-address="Design.AE80"/>
      <style:map style:condition="cell-content()=3" style:apply-style-name="ConditionalStyle_5f_779" style:base-cell-address="Design.AE80"/>
      <style:map style:condition="cell-content()=2" style:apply-style-name="ConditionalStyle_5f_778" style:base-cell-address="Design.AE80"/>
    </style:style>
    <style:style style:name="ce1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56" style:base-cell-address="Design.AE90"/>
      <style:map style:condition="cell-content()=3" style:apply-style-name="ConditionalStyle_5f_755" style:base-cell-address="Design.AE90"/>
      <style:map style:condition="cell-content()=2" style:apply-style-name="ConditionalStyle_5f_754" style:base-cell-address="Design.AE90"/>
    </style:style>
    <style:style style:name="ce12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35" style:base-cell-address="Design.AE100"/>
      <style:map style:condition="cell-content()=3" style:apply-style-name="ConditionalStyle_5f_734" style:base-cell-address="Design.AE100"/>
      <style:map style:condition="cell-content()=2" style:apply-style-name="ConditionalStyle_5f_733" style:base-cell-address="Design.AE100"/>
    </style:style>
    <style:style style:name="ce1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14" style:base-cell-address="Design.AE110"/>
      <style:map style:condition="cell-content()=3" style:apply-style-name="ConditionalStyle_5f_713" style:base-cell-address="Design.AE110"/>
      <style:map style:condition="cell-content()=2" style:apply-style-name="ConditionalStyle_5f_712" style:base-cell-address="Design.AE110"/>
    </style:style>
    <style:style style:name="ce12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93" style:base-cell-address="Design.AE120"/>
      <style:map style:condition="cell-content()=3" style:apply-style-name="ConditionalStyle_5f_692" style:base-cell-address="Design.AE120"/>
      <style:map style:condition="cell-content()=2" style:apply-style-name="ConditionalStyle_5f_691" style:base-cell-address="Design.AE120"/>
    </style:style>
    <style:style style:name="ce12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00" style:base-cell-address="Design.AE130"/>
      <style:map style:condition="cell-content()=3" style:apply-style-name="ConditionalStyle_5f_299" style:base-cell-address="Design.AE130"/>
      <style:map style:condition="cell-content()=2" style:apply-style-name="ConditionalStyle_5f_298" style:base-cell-address="Design.AE130"/>
    </style:style>
    <style:style style:name="ce1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54" style:base-cell-address="Design.AE140"/>
      <style:map style:condition="cell-content()=3" style:apply-style-name="ConditionalStyle_5f_653" style:base-cell-address="Design.AE140"/>
      <style:map style:condition="cell-content()=2" style:apply-style-name="ConditionalStyle_5f_652" style:base-cell-address="Design.AE140"/>
    </style:style>
    <style:style style:name="ce12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30" style:base-cell-address="Design.AE150"/>
      <style:map style:condition="cell-content()=3" style:apply-style-name="ConditionalStyle_5f_629" style:base-cell-address="Design.AE150"/>
      <style:map style:condition="cell-content()=2" style:apply-style-name="ConditionalStyle_5f_628" style:base-cell-address="Design.AE150"/>
    </style:style>
    <style:style style:name="ce12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06" style:base-cell-address="Design.AE160"/>
      <style:map style:condition="cell-content()=3" style:apply-style-name="ConditionalStyle_5f_605" style:base-cell-address="Design.AE160"/>
      <style:map style:condition="cell-content()=2" style:apply-style-name="ConditionalStyle_5f_604" style:base-cell-address="Design.AE160"/>
    </style:style>
    <style:style style:name="ce1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82" style:base-cell-address="Design.AE170"/>
      <style:map style:condition="cell-content()=3" style:apply-style-name="ConditionalStyle_5f_581" style:base-cell-address="Design.AE170"/>
      <style:map style:condition="cell-content()=2" style:apply-style-name="ConditionalStyle_5f_580" style:base-cell-address="Design.AE170"/>
    </style:style>
    <style:style style:name="ce12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58" style:base-cell-address="Design.AE180"/>
      <style:map style:condition="cell-content()=3" style:apply-style-name="ConditionalStyle_5f_557" style:base-cell-address="Design.AE180"/>
      <style:map style:condition="cell-content()=2" style:apply-style-name="ConditionalStyle_5f_556" style:base-cell-address="Design.AE180"/>
    </style:style>
    <style:style style:name="ce13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34" style:base-cell-address="Design.AE190"/>
      <style:map style:condition="cell-content()=3" style:apply-style-name="ConditionalStyle_5f_533" style:base-cell-address="Design.AE190"/>
      <style:map style:condition="cell-content()=2" style:apply-style-name="ConditionalStyle_5f_532" style:base-cell-address="Design.AE190"/>
    </style:style>
    <style:style style:name="ce13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10" style:base-cell-address="Design.AE200"/>
      <style:map style:condition="cell-content()=3" style:apply-style-name="ConditionalStyle_5f_509" style:base-cell-address="Design.AE200"/>
      <style:map style:condition="cell-content()=2" style:apply-style-name="ConditionalStyle_5f_508" style:base-cell-address="Design.AE200"/>
    </style:style>
    <style:style style:name="ce13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86" style:base-cell-address="Design.AE210"/>
      <style:map style:condition="cell-content()=3" style:apply-style-name="ConditionalStyle_5f_485" style:base-cell-address="Design.AE210"/>
      <style:map style:condition="cell-content()=2" style:apply-style-name="ConditionalStyle_5f_484" style:base-cell-address="Design.AE210"/>
    </style:style>
    <style:style style:name="ce1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62" style:base-cell-address="Design.AE220"/>
      <style:map style:condition="cell-content()=3" style:apply-style-name="ConditionalStyle_5f_461" style:base-cell-address="Design.AE220"/>
      <style:map style:condition="cell-content()=2" style:apply-style-name="ConditionalStyle_5f_460" style:base-cell-address="Design.AE220"/>
    </style:style>
    <style:style style:name="ce13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38" style:base-cell-address="Design.AE230"/>
      <style:map style:condition="cell-content()=3" style:apply-style-name="ConditionalStyle_5f_437" style:base-cell-address="Design.AE230"/>
      <style:map style:condition="cell-content()=2" style:apply-style-name="ConditionalStyle_5f_436" style:base-cell-address="Design.AE230"/>
    </style:style>
    <style:style style:name="ce13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14" style:base-cell-address="Design.AE240"/>
      <style:map style:condition="cell-content()=3" style:apply-style-name="ConditionalStyle_5f_413" style:base-cell-address="Design.AE240"/>
      <style:map style:condition="cell-content()=2" style:apply-style-name="ConditionalStyle_5f_412" style:base-cell-address="Design.AE240"/>
    </style:style>
    <style:style style:name="ce13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90" style:base-cell-address="Design.AE250"/>
      <style:map style:condition="cell-content()=3" style:apply-style-name="ConditionalStyle_5f_389" style:base-cell-address="Design.AE250"/>
      <style:map style:condition="cell-content()=2" style:apply-style-name="ConditionalStyle_5f_388" style:base-cell-address="Design.AE250"/>
    </style:style>
    <style:style style:name="ce13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66" style:base-cell-address="Design.AE260"/>
      <style:map style:condition="cell-content()=3" style:apply-style-name="ConditionalStyle_5f_365" style:base-cell-address="Design.AE260"/>
      <style:map style:condition="cell-content()=2" style:apply-style-name="ConditionalStyle_5f_364" style:base-cell-address="Design.AE260"/>
    </style:style>
    <style:style style:name="ce13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42" style:base-cell-address="Design.AE270"/>
      <style:map style:condition="cell-content()=3" style:apply-style-name="ConditionalStyle_5f_341" style:base-cell-address="Design.AE270"/>
      <style:map style:condition="cell-content()=2" style:apply-style-name="ConditionalStyle_5f_340" style:base-cell-address="Design.AE270"/>
    </style:style>
    <style:style style:name="ce13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18" style:base-cell-address="Design.AE280"/>
      <style:map style:condition="cell-content()=3" style:apply-style-name="ConditionalStyle_5f_317" style:base-cell-address="Design.AE280"/>
      <style:map style:condition="cell-content()=2" style:apply-style-name="ConditionalStyle_5f_316" style:base-cell-address="Design.AE280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81" style:base-cell-address="Design.AO4"/>
      <style:map style:condition="cell-content()=3" style:apply-style-name="ConditionalStyle_5f_680" style:base-cell-address="Design.AO4"/>
      <style:map style:condition="cell-content()=2" style:apply-style-name="ConditionalStyle_5f_679" style:base-cell-address="Design.AO4"/>
    </style:style>
    <style:style style:name="ce1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78" style:base-cell-address="Design.AO7"/>
      <style:map style:condition="cell-content()=3" style:apply-style-name="ConditionalStyle_5f_677" style:base-cell-address="Design.AO7"/>
      <style:map style:condition="cell-content()=2" style:apply-style-name="ConditionalStyle_5f_676" style:base-cell-address="Design.AO7"/>
    </style:style>
    <style:style style:name="ce14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91" style:base-cell-address="Design.AO10"/>
      <style:map style:condition="cell-content()=3" style:apply-style-name="ConditionalStyle_5f_290" style:base-cell-address="Design.AO10"/>
      <style:map style:condition="cell-content()=2" style:apply-style-name="ConditionalStyle_5f_289" style:base-cell-address="Design.AO10"/>
    </style:style>
    <style:style style:name="ce1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39" style:base-cell-address="Design.AO18"/>
      <style:map style:condition="cell-content()=3" style:apply-style-name="ConditionalStyle_5f_938" style:base-cell-address="Design.AO18"/>
      <style:map style:condition="cell-content()=2" style:apply-style-name="ConditionalStyle_5f_937" style:base-cell-address="Design.AO18"/>
    </style:style>
    <style:style style:name="ce14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67" style:base-cell-address="Design.AO20"/>
      <style:map style:condition="cell-content()=3" style:apply-style-name="ConditionalStyle_5f_266" style:base-cell-address="Design.AO20"/>
      <style:map style:condition="cell-content()=2" style:apply-style-name="ConditionalStyle_5f_265" style:base-cell-address="Design.AO20"/>
    </style:style>
    <style:style style:name="ce14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15" style:base-cell-address="Design.AO28"/>
      <style:map style:condition="cell-content()=3" style:apply-style-name="ConditionalStyle_5f_914" style:base-cell-address="Design.AO28"/>
      <style:map style:condition="cell-content()=2" style:apply-style-name="ConditionalStyle_5f_913" style:base-cell-address="Design.AO28"/>
    </style:style>
    <style:style style:name="ce14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43" style:base-cell-address="Design.AO30"/>
      <style:map style:condition="cell-content()=3" style:apply-style-name="ConditionalStyle_5f_242" style:base-cell-address="Design.AO30"/>
      <style:map style:condition="cell-content()=2" style:apply-style-name="ConditionalStyle_5f_241" style:base-cell-address="Design.AO30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91" style:base-cell-address="Design.AO38"/>
      <style:map style:condition="cell-content()=3" style:apply-style-name="ConditionalStyle_5f_890" style:base-cell-address="Design.AO38"/>
      <style:map style:condition="cell-content()=2" style:apply-style-name="ConditionalStyle_5f_889" style:base-cell-address="Design.AO38"/>
    </style:style>
    <style:style style:name="ce14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67" style:base-cell-address="Design.AO40"/>
      <style:map style:condition="cell-content()=3" style:apply-style-name="ConditionalStyle_5f_866" style:base-cell-address="Design.AO40"/>
      <style:map style:condition="cell-content()=2" style:apply-style-name="ConditionalStyle_5f_865" style:base-cell-address="Design.AO40"/>
    </style:style>
    <style:style style:name="ce15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67" style:base-cell-address="Design.AO40"/>
      <style:map style:condition="cell-content()=3" style:apply-style-name="ConditionalStyle_5f_866" style:base-cell-address="Design.AO40"/>
      <style:map style:condition="cell-content()=2" style:apply-style-name="ConditionalStyle_5f_865" style:base-cell-address="Design.AO40"/>
    </style:style>
    <style:style style:name="ce15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95" style:base-cell-address="Design.AO50"/>
      <style:map style:condition="cell-content()=3" style:apply-style-name="ConditionalStyle_5f_194" style:base-cell-address="Design.AO50"/>
      <style:map style:condition="cell-content()=2" style:apply-style-name="ConditionalStyle_5f_193" style:base-cell-address="Design.AO50"/>
    </style:style>
    <style:style style:name="ce15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43" style:base-cell-address="Design.AO58"/>
      <style:map style:condition="cell-content()=3" style:apply-style-name="ConditionalStyle_5f_842" style:base-cell-address="Design.AO58"/>
      <style:map style:condition="cell-content()=2" style:apply-style-name="ConditionalStyle_5f_841" style:base-cell-address="Design.AO58"/>
    </style:style>
    <style:style style:name="ce15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19" style:base-cell-address="Design.AO60"/>
      <style:map style:condition="cell-content()=3" style:apply-style-name="ConditionalStyle_5f_818" style:base-cell-address="Design.AO60"/>
      <style:map style:condition="cell-content()=2" style:apply-style-name="ConditionalStyle_5f_817" style:base-cell-address="Design.AO60"/>
    </style:style>
    <style:style style:name="ce15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98" style:base-cell-address="Design.AO70"/>
      <style:map style:condition="cell-content()=3" style:apply-style-name="ConditionalStyle_5f_797" style:base-cell-address="Design.AO70"/>
      <style:map style:condition="cell-content()=2" style:apply-style-name="ConditionalStyle_5f_796" style:base-cell-address="Design.AO70"/>
    </style:style>
    <style:style style:name="ce15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77" style:base-cell-address="Design.AO80"/>
      <style:map style:condition="cell-content()=3" style:apply-style-name="ConditionalStyle_5f_776" style:base-cell-address="Design.AO80"/>
      <style:map style:condition="cell-content()=2" style:apply-style-name="ConditionalStyle_5f_775" style:base-cell-address="Design.AO80"/>
    </style:style>
    <style:style style:name="ce15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53" style:base-cell-address="Design.AO90"/>
      <style:map style:condition="cell-content()=3" style:apply-style-name="ConditionalStyle_5f_752" style:base-cell-address="Design.AO90"/>
      <style:map style:condition="cell-content()=2" style:apply-style-name="ConditionalStyle_5f_751" style:base-cell-address="Design.AO90"/>
    </style:style>
    <style:style style:name="ce15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32" style:base-cell-address="Design.AO100"/>
      <style:map style:condition="cell-content()=3" style:apply-style-name="ConditionalStyle_5f_731" style:base-cell-address="Design.AO100"/>
      <style:map style:condition="cell-content()=2" style:apply-style-name="ConditionalStyle_5f_730" style:base-cell-address="Design.AO100"/>
    </style:style>
    <style:style style:name="ce15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11" style:base-cell-address="Design.AO110"/>
      <style:map style:condition="cell-content()=3" style:apply-style-name="ConditionalStyle_5f_710" style:base-cell-address="Design.AO110"/>
      <style:map style:condition="cell-content()=2" style:apply-style-name="ConditionalStyle_5f_709" style:base-cell-address="Design.AO110"/>
    </style:style>
    <style:style style:name="ce15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90" style:base-cell-address="Design.AO120"/>
      <style:map style:condition="cell-content()=3" style:apply-style-name="ConditionalStyle_5f_689" style:base-cell-address="Design.AO120"/>
      <style:map style:condition="cell-content()=2" style:apply-style-name="ConditionalStyle_5f_688" style:base-cell-address="Design.AO120"/>
    </style:style>
    <style:style style:name="ce1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2" style:base-cell-address="Design.AO130"/>
      <style:map style:condition="cell-content()=3" style:apply-style-name="ConditionalStyle_5f_11" style:base-cell-address="Design.AO130"/>
      <style:map style:condition="cell-content()=2" style:apply-style-name="ConditionalStyle_5f_10" style:base-cell-address="Design.AO130"/>
    </style:style>
    <style:style style:name="ce16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5" style:base-cell-address="Design.AO136"/>
      <style:map style:condition="cell-content()=3" style:apply-style-name="ConditionalStyle_5f_14" style:base-cell-address="Design.AO136"/>
      <style:map style:condition="cell-content()=2" style:apply-style-name="ConditionalStyle_5f_13" style:base-cell-address="Design.AO136"/>
    </style:style>
    <style:style style:name="ce16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51" style:base-cell-address="Design.AO140"/>
      <style:map style:condition="cell-content()=3" style:apply-style-name="ConditionalStyle_5f_650" style:base-cell-address="Design.AO140"/>
      <style:map style:condition="cell-content()=2" style:apply-style-name="ConditionalStyle_5f_649" style:base-cell-address="Design.AO140"/>
    </style:style>
    <style:style style:name="ce16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27" style:base-cell-address="Design.AO150"/>
      <style:map style:condition="cell-content()=3" style:apply-style-name="ConditionalStyle_5f_626" style:base-cell-address="Design.AO150"/>
      <style:map style:condition="cell-content()=2" style:apply-style-name="ConditionalStyle_5f_625" style:base-cell-address="Design.AO150"/>
    </style:style>
    <style:style style:name="ce16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03" style:base-cell-address="Design.AO160"/>
      <style:map style:condition="cell-content()=3" style:apply-style-name="ConditionalStyle_5f_602" style:base-cell-address="Design.AO160"/>
      <style:map style:condition="cell-content()=2" style:apply-style-name="ConditionalStyle_5f_601" style:base-cell-address="Design.AO160"/>
    </style:style>
    <style:style style:name="ce16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79" style:base-cell-address="Design.AO170"/>
      <style:map style:condition="cell-content()=3" style:apply-style-name="ConditionalStyle_5f_578" style:base-cell-address="Design.AO170"/>
      <style:map style:condition="cell-content()=2" style:apply-style-name="ConditionalStyle_5f_577" style:base-cell-address="Design.AO170"/>
    </style:style>
    <style:style style:name="ce16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55" style:base-cell-address="Design.AO180"/>
      <style:map style:condition="cell-content()=3" style:apply-style-name="ConditionalStyle_5f_554" style:base-cell-address="Design.AO180"/>
      <style:map style:condition="cell-content()=2" style:apply-style-name="ConditionalStyle_5f_553" style:base-cell-address="Design.AO180"/>
    </style:style>
    <style:style style:name="ce16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31" style:base-cell-address="Design.AO190"/>
      <style:map style:condition="cell-content()=3" style:apply-style-name="ConditionalStyle_5f_530" style:base-cell-address="Design.AO190"/>
      <style:map style:condition="cell-content()=2" style:apply-style-name="ConditionalStyle_5f_529" style:base-cell-address="Design.AO190"/>
    </style:style>
    <style:style style:name="ce16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07" style:base-cell-address="Design.AO200"/>
      <style:map style:condition="cell-content()=3" style:apply-style-name="ConditionalStyle_5f_506" style:base-cell-address="Design.AO200"/>
      <style:map style:condition="cell-content()=2" style:apply-style-name="ConditionalStyle_5f_505" style:base-cell-address="Design.AO200"/>
    </style:style>
    <style:style style:name="ce16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83" style:base-cell-address="Design.AO210"/>
      <style:map style:condition="cell-content()=3" style:apply-style-name="ConditionalStyle_5f_482" style:base-cell-address="Design.AO210"/>
      <style:map style:condition="cell-content()=2" style:apply-style-name="ConditionalStyle_5f_481" style:base-cell-address="Design.AO210"/>
    </style:style>
    <style:style style:name="ce17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59" style:base-cell-address="Design.AO220"/>
      <style:map style:condition="cell-content()=3" style:apply-style-name="ConditionalStyle_5f_458" style:base-cell-address="Design.AO220"/>
      <style:map style:condition="cell-content()=2" style:apply-style-name="ConditionalStyle_5f_457" style:base-cell-address="Design.AO220"/>
    </style:style>
    <style:style style:name="ce17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35" style:base-cell-address="Design.AO230"/>
      <style:map style:condition="cell-content()=3" style:apply-style-name="ConditionalStyle_5f_434" style:base-cell-address="Design.AO230"/>
      <style:map style:condition="cell-content()=2" style:apply-style-name="ConditionalStyle_5f_433" style:base-cell-address="Design.AO230"/>
    </style:style>
    <style:style style:name="ce17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11" style:base-cell-address="Design.AO240"/>
      <style:map style:condition="cell-content()=3" style:apply-style-name="ConditionalStyle_5f_410" style:base-cell-address="Design.AO240"/>
      <style:map style:condition="cell-content()=2" style:apply-style-name="ConditionalStyle_5f_409" style:base-cell-address="Design.AO240"/>
    </style:style>
    <style:style style:name="ce17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87" style:base-cell-address="Design.AO250"/>
      <style:map style:condition="cell-content()=3" style:apply-style-name="ConditionalStyle_5f_386" style:base-cell-address="Design.AO250"/>
      <style:map style:condition="cell-content()=2" style:apply-style-name="ConditionalStyle_5f_385" style:base-cell-address="Design.AO250"/>
    </style:style>
    <style:style style:name="ce17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63" style:base-cell-address="Design.AO260"/>
      <style:map style:condition="cell-content()=3" style:apply-style-name="ConditionalStyle_5f_362" style:base-cell-address="Design.AO260"/>
      <style:map style:condition="cell-content()=2" style:apply-style-name="ConditionalStyle_5f_361" style:base-cell-address="Design.AO260"/>
    </style:style>
    <style:style style:name="ce17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39" style:base-cell-address="Design.AO270"/>
      <style:map style:condition="cell-content()=3" style:apply-style-name="ConditionalStyle_5f_338" style:base-cell-address="Design.AO270"/>
      <style:map style:condition="cell-content()=2" style:apply-style-name="ConditionalStyle_5f_337" style:base-cell-address="Design.AO270"/>
    </style:style>
    <style:style style:name="ce17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15" style:base-cell-address="Design.AO280"/>
      <style:map style:condition="cell-content()=3" style:apply-style-name="ConditionalStyle_5f_314" style:base-cell-address="Design.AO280"/>
      <style:map style:condition="cell-content()=2" style:apply-style-name="ConditionalStyle_5f_313" style:base-cell-address="Design.AO280"/>
    </style:style>
    <style:style style:name="ce1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88" style:base-cell-address="Design.AY10"/>
      <style:map style:condition="cell-content()=3" style:apply-style-name="ConditionalStyle_5f_287" style:base-cell-address="Design.AY10"/>
      <style:map style:condition="cell-content()=2" style:apply-style-name="ConditionalStyle_5f_286" style:base-cell-address="Design.AY10"/>
    </style:style>
    <style:style style:name="ce18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36" style:base-cell-address="Design.AY18"/>
      <style:map style:condition="cell-content()=3" style:apply-style-name="ConditionalStyle_5f_935" style:base-cell-address="Design.AY18"/>
      <style:map style:condition="cell-content()=2" style:apply-style-name="ConditionalStyle_5f_934" style:base-cell-address="Design.AY18"/>
    </style:style>
    <style:style style:name="ce18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64" style:base-cell-address="Design.AY20"/>
      <style:map style:condition="cell-content()=3" style:apply-style-name="ConditionalStyle_5f_263" style:base-cell-address="Design.AY20"/>
      <style:map style:condition="cell-content()=2" style:apply-style-name="ConditionalStyle_5f_262" style:base-cell-address="Design.AY20"/>
    </style:style>
    <style:style style:name="ce18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12" style:base-cell-address="Design.AY28"/>
      <style:map style:condition="cell-content()=3" style:apply-style-name="ConditionalStyle_5f_911" style:base-cell-address="Design.AY28"/>
      <style:map style:condition="cell-content()=2" style:apply-style-name="ConditionalStyle_5f_910" style:base-cell-address="Design.AY28"/>
    </style:style>
    <style:style style:name="ce18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40" style:base-cell-address="Design.AY30"/>
      <style:map style:condition="cell-content()=3" style:apply-style-name="ConditionalStyle_5f_239" style:base-cell-address="Design.AY30"/>
      <style:map style:condition="cell-content()=2" style:apply-style-name="ConditionalStyle_5f_238" style:base-cell-address="Design.AY30"/>
    </style:style>
    <style:style style:name="ce18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88" style:base-cell-address="Design.AY38"/>
      <style:map style:condition="cell-content()=3" style:apply-style-name="ConditionalStyle_5f_887" style:base-cell-address="Design.AY38"/>
      <style:map style:condition="cell-content()=2" style:apply-style-name="ConditionalStyle_5f_886" style:base-cell-address="Design.AY38"/>
    </style:style>
    <style:style style:name="ce18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64" style:base-cell-address="Design.AY40"/>
      <style:map style:condition="cell-content()=3" style:apply-style-name="ConditionalStyle_5f_863" style:base-cell-address="Design.AY40"/>
      <style:map style:condition="cell-content()=2" style:apply-style-name="ConditionalStyle_5f_862" style:base-cell-address="Design.AY40"/>
    </style:style>
    <style:style style:name="ce18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64" style:base-cell-address="Design.AY40"/>
      <style:map style:condition="cell-content()=3" style:apply-style-name="ConditionalStyle_5f_863" style:base-cell-address="Design.AY40"/>
      <style:map style:condition="cell-content()=2" style:apply-style-name="ConditionalStyle_5f_862" style:base-cell-address="Design.AY40"/>
    </style:style>
    <style:style style:name="ce18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92" style:base-cell-address="Design.AY50"/>
      <style:map style:condition="cell-content()=3" style:apply-style-name="ConditionalStyle_5f_191" style:base-cell-address="Design.AY50"/>
      <style:map style:condition="cell-content()=2" style:apply-style-name="ConditionalStyle_5f_190" style:base-cell-address="Design.AY50"/>
    </style:style>
    <style:style style:name="ce18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40" style:base-cell-address="Design.AY58"/>
      <style:map style:condition="cell-content()=3" style:apply-style-name="ConditionalStyle_5f_839" style:base-cell-address="Design.AY58"/>
      <style:map style:condition="cell-content()=2" style:apply-style-name="ConditionalStyle_5f_838" style:base-cell-address="Design.AY58"/>
    </style:style>
    <style:style style:name="ce18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16" style:base-cell-address="Design.AY60"/>
      <style:map style:condition="cell-content()=3" style:apply-style-name="ConditionalStyle_5f_815" style:base-cell-address="Design.AY60"/>
      <style:map style:condition="cell-content()=2" style:apply-style-name="ConditionalStyle_5f_814" style:base-cell-address="Design.AY60"/>
    </style:style>
    <style:style style:name="ce19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95" style:base-cell-address="Design.AY70"/>
      <style:map style:condition="cell-content()=3" style:apply-style-name="ConditionalStyle_5f_794" style:base-cell-address="Design.AY70"/>
      <style:map style:condition="cell-content()=2" style:apply-style-name="ConditionalStyle_5f_793" style:base-cell-address="Design.AY70"/>
    </style:style>
    <style:style style:name="ce19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74" style:base-cell-address="Design.AY80"/>
      <style:map style:condition="cell-content()=3" style:apply-style-name="ConditionalStyle_5f_773" style:base-cell-address="Design.AY80"/>
      <style:map style:condition="cell-content()=2" style:apply-style-name="ConditionalStyle_5f_772" style:base-cell-address="Design.AY80"/>
    </style:style>
    <style:style style:name="ce19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50" style:base-cell-address="Design.AY90"/>
      <style:map style:condition="cell-content()=3" style:apply-style-name="ConditionalStyle_5f_749" style:base-cell-address="Design.AY90"/>
      <style:map style:condition="cell-content()=2" style:apply-style-name="ConditionalStyle_5f_748" style:base-cell-address="Design.AY90"/>
    </style:style>
    <style:style style:name="ce19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29" style:base-cell-address="Design.AY100"/>
      <style:map style:condition="cell-content()=3" style:apply-style-name="ConditionalStyle_5f_728" style:base-cell-address="Design.AY100"/>
      <style:map style:condition="cell-content()=2" style:apply-style-name="ConditionalStyle_5f_727" style:base-cell-address="Design.AY100"/>
    </style:style>
    <style:style style:name="ce19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08" style:base-cell-address="Design.AY110"/>
      <style:map style:condition="cell-content()=3" style:apply-style-name="ConditionalStyle_5f_707" style:base-cell-address="Design.AY110"/>
      <style:map style:condition="cell-content()=2" style:apply-style-name="ConditionalStyle_5f_706" style:base-cell-address="Design.AY110"/>
    </style:style>
    <style:style style:name="ce19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87" style:base-cell-address="Design.AY120"/>
      <style:map style:condition="cell-content()=3" style:apply-style-name="ConditionalStyle_5f_686" style:base-cell-address="Design.AY120"/>
      <style:map style:condition="cell-content()=2" style:apply-style-name="ConditionalStyle_5f_685" style:base-cell-address="Design.AY120"/>
    </style:style>
    <style:style style:name="ce19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72" style:base-cell-address="Design.AY130"/>
      <style:map style:condition="cell-content()=3" style:apply-style-name="ConditionalStyle_5f_671" style:base-cell-address="Design.AY130"/>
      <style:map style:condition="cell-content()=2" style:apply-style-name="ConditionalStyle_5f_670" style:base-cell-address="Design.AY130"/>
    </style:style>
    <style:style style:name="ce19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48" style:base-cell-address="Design.AY140"/>
      <style:map style:condition="cell-content()=3" style:apply-style-name="ConditionalStyle_5f_647" style:base-cell-address="Design.AY140"/>
      <style:map style:condition="cell-content()=2" style:apply-style-name="ConditionalStyle_5f_646" style:base-cell-address="Design.AY140"/>
    </style:style>
    <style:style style:name="ce19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24" style:base-cell-address="Design.AY150"/>
      <style:map style:condition="cell-content()=3" style:apply-style-name="ConditionalStyle_5f_623" style:base-cell-address="Design.AY150"/>
      <style:map style:condition="cell-content()=2" style:apply-style-name="ConditionalStyle_5f_622" style:base-cell-address="Design.AY150"/>
    </style:style>
    <style:style style:name="ce19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00" style:base-cell-address="Design.AY160"/>
      <style:map style:condition="cell-content()=3" style:apply-style-name="ConditionalStyle_5f_599" style:base-cell-address="Design.AY160"/>
      <style:map style:condition="cell-content()=2" style:apply-style-name="ConditionalStyle_5f_598" style:base-cell-address="Design.AY160"/>
    </style:style>
    <style:style style:name="ce20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76" style:base-cell-address="Design.AY170"/>
      <style:map style:condition="cell-content()=3" style:apply-style-name="ConditionalStyle_5f_575" style:base-cell-address="Design.AY170"/>
      <style:map style:condition="cell-content()=2" style:apply-style-name="ConditionalStyle_5f_574" style:base-cell-address="Design.AY170"/>
    </style:style>
    <style:style style:name="ce20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52" style:base-cell-address="Design.AY180"/>
      <style:map style:condition="cell-content()=3" style:apply-style-name="ConditionalStyle_5f_551" style:base-cell-address="Design.AY180"/>
      <style:map style:condition="cell-content()=2" style:apply-style-name="ConditionalStyle_5f_550" style:base-cell-address="Design.AY180"/>
    </style:style>
    <style:style style:name="ce20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28" style:base-cell-address="Design.AY190"/>
      <style:map style:condition="cell-content()=3" style:apply-style-name="ConditionalStyle_5f_527" style:base-cell-address="Design.AY190"/>
      <style:map style:condition="cell-content()=2" style:apply-style-name="ConditionalStyle_5f_526" style:base-cell-address="Design.AY190"/>
    </style:style>
    <style:style style:name="ce20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04" style:base-cell-address="Design.AY200"/>
      <style:map style:condition="cell-content()=3" style:apply-style-name="ConditionalStyle_5f_503" style:base-cell-address="Design.AY200"/>
      <style:map style:condition="cell-content()=2" style:apply-style-name="ConditionalStyle_5f_502" style:base-cell-address="Design.AY200"/>
    </style:style>
    <style:style style:name="ce20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80" style:base-cell-address="Design.AY210"/>
      <style:map style:condition="cell-content()=3" style:apply-style-name="ConditionalStyle_5f_479" style:base-cell-address="Design.AY210"/>
      <style:map style:condition="cell-content()=2" style:apply-style-name="ConditionalStyle_5f_478" style:base-cell-address="Design.AY210"/>
    </style:style>
    <style:style style:name="ce20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56" style:base-cell-address="Design.AY220"/>
      <style:map style:condition="cell-content()=3" style:apply-style-name="ConditionalStyle_5f_455" style:base-cell-address="Design.AY220"/>
      <style:map style:condition="cell-content()=2" style:apply-style-name="ConditionalStyle_5f_454" style:base-cell-address="Design.AY220"/>
    </style:style>
    <style:style style:name="ce20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32" style:base-cell-address="Design.AY230"/>
      <style:map style:condition="cell-content()=3" style:apply-style-name="ConditionalStyle_5f_431" style:base-cell-address="Design.AY230"/>
      <style:map style:condition="cell-content()=2" style:apply-style-name="ConditionalStyle_5f_430" style:base-cell-address="Design.AY230"/>
    </style:style>
    <style:style style:name="ce20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08" style:base-cell-address="Design.AY240"/>
      <style:map style:condition="cell-content()=3" style:apply-style-name="ConditionalStyle_5f_407" style:base-cell-address="Design.AY240"/>
      <style:map style:condition="cell-content()=2" style:apply-style-name="ConditionalStyle_5f_406" style:base-cell-address="Design.AY240"/>
    </style:style>
    <style:style style:name="ce20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84" style:base-cell-address="Design.AY250"/>
      <style:map style:condition="cell-content()=3" style:apply-style-name="ConditionalStyle_5f_383" style:base-cell-address="Design.AY250"/>
      <style:map style:condition="cell-content()=2" style:apply-style-name="ConditionalStyle_5f_382" style:base-cell-address="Design.AY250"/>
    </style:style>
    <style:style style:name="ce20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60" style:base-cell-address="Design.AY260"/>
      <style:map style:condition="cell-content()=3" style:apply-style-name="ConditionalStyle_5f_359" style:base-cell-address="Design.AY260"/>
      <style:map style:condition="cell-content()=2" style:apply-style-name="ConditionalStyle_5f_358" style:base-cell-address="Design.AY260"/>
    </style:style>
    <style:style style:name="ce2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36" style:base-cell-address="Design.AY270"/>
      <style:map style:condition="cell-content()=3" style:apply-style-name="ConditionalStyle_5f_335" style:base-cell-address="Design.AY270"/>
      <style:map style:condition="cell-content()=2" style:apply-style-name="ConditionalStyle_5f_334" style:base-cell-address="Design.AY270"/>
    </style:style>
    <style:style style:name="ce2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12" style:base-cell-address="Design.AY280"/>
      <style:map style:condition="cell-content()=3" style:apply-style-name="ConditionalStyle_5f_311" style:base-cell-address="Design.AY280"/>
      <style:map style:condition="cell-content()=2" style:apply-style-name="ConditionalStyle_5f_310" style:base-cell-address="Design.AY280"/>
    </style:style>
    <style:style style:name="ce2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85" style:base-cell-address="Design.BI10"/>
      <style:map style:condition="cell-content()=3" style:apply-style-name="ConditionalStyle_5f_284" style:base-cell-address="Design.BI10"/>
      <style:map style:condition="cell-content()=2" style:apply-style-name="ConditionalStyle_5f_283" style:base-cell-address="Design.BI10"/>
    </style:style>
    <style:style style:name="ce21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33" style:base-cell-address="Design.BI18"/>
      <style:map style:condition="cell-content()=3" style:apply-style-name="ConditionalStyle_5f_932" style:base-cell-address="Design.BI18"/>
      <style:map style:condition="cell-content()=2" style:apply-style-name="ConditionalStyle_5f_931" style:base-cell-address="Design.BI18"/>
    </style:style>
    <style:style style:name="ce21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61" style:base-cell-address="Design.BI20"/>
      <style:map style:condition="cell-content()=3" style:apply-style-name="ConditionalStyle_5f_260" style:base-cell-address="Design.BI20"/>
      <style:map style:condition="cell-content()=2" style:apply-style-name="ConditionalStyle_5f_259" style:base-cell-address="Design.BI20"/>
    </style:style>
    <style:style style:name="ce21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09" style:base-cell-address="Design.BI28"/>
      <style:map style:condition="cell-content()=3" style:apply-style-name="ConditionalStyle_5f_908" style:base-cell-address="Design.BI28"/>
      <style:map style:condition="cell-content()=2" style:apply-style-name="ConditionalStyle_5f_907" style:base-cell-address="Design.BI28"/>
    </style:style>
    <style:style style:name="ce2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37" style:base-cell-address="Design.BI30"/>
      <style:map style:condition="cell-content()=3" style:apply-style-name="ConditionalStyle_5f_236" style:base-cell-address="Design.BI30"/>
      <style:map style:condition="cell-content()=2" style:apply-style-name="ConditionalStyle_5f_235" style:base-cell-address="Design.BI30"/>
    </style:style>
    <style:style style:name="ce21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85" style:base-cell-address="Design.BI38"/>
      <style:map style:condition="cell-content()=3" style:apply-style-name="ConditionalStyle_5f_884" style:base-cell-address="Design.BI38"/>
      <style:map style:condition="cell-content()=2" style:apply-style-name="ConditionalStyle_5f_883" style:base-cell-address="Design.BI38"/>
    </style:style>
    <style:style style:name="ce2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61" style:base-cell-address="Design.BI40"/>
      <style:map style:condition="cell-content()=3" style:apply-style-name="ConditionalStyle_5f_860" style:base-cell-address="Design.BI40"/>
      <style:map style:condition="cell-content()=2" style:apply-style-name="ConditionalStyle_5f_859" style:base-cell-address="Design.BI40"/>
    </style:style>
    <style:style style:name="ce22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61" style:base-cell-address="Design.BI40"/>
      <style:map style:condition="cell-content()=3" style:apply-style-name="ConditionalStyle_5f_860" style:base-cell-address="Design.BI40"/>
      <style:map style:condition="cell-content()=2" style:apply-style-name="ConditionalStyle_5f_859" style:base-cell-address="Design.BI40"/>
    </style:style>
    <style:style style:name="ce2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89" style:base-cell-address="Design.BI50"/>
      <style:map style:condition="cell-content()=3" style:apply-style-name="ConditionalStyle_5f_188" style:base-cell-address="Design.BI50"/>
      <style:map style:condition="cell-content()=2" style:apply-style-name="ConditionalStyle_5f_187" style:base-cell-address="Design.BI50"/>
    </style:style>
    <style:style style:name="ce22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37" style:base-cell-address="Design.BI58"/>
      <style:map style:condition="cell-content()=3" style:apply-style-name="ConditionalStyle_5f_836" style:base-cell-address="Design.BI58"/>
      <style:map style:condition="cell-content()=2" style:apply-style-name="ConditionalStyle_5f_835" style:base-cell-address="Design.BI58"/>
    </style:style>
    <style:style style:name="ce22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13" style:base-cell-address="Design.BI60"/>
      <style:map style:condition="cell-content()=3" style:apply-style-name="ConditionalStyle_5f_812" style:base-cell-address="Design.BI60"/>
      <style:map style:condition="cell-content()=2" style:apply-style-name="ConditionalStyle_5f_811" style:base-cell-address="Design.BI60"/>
    </style:style>
    <style:style style:name="ce2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92" style:base-cell-address="Design.BI70"/>
      <style:map style:condition="cell-content()=3" style:apply-style-name="ConditionalStyle_5f_791" style:base-cell-address="Design.BI70"/>
      <style:map style:condition="cell-content()=2" style:apply-style-name="ConditionalStyle_5f_790" style:base-cell-address="Design.BI70"/>
    </style:style>
    <style:style style:name="ce22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71" style:base-cell-address="Design.BI80"/>
      <style:map style:condition="cell-content()=3" style:apply-style-name="ConditionalStyle_5f_770" style:base-cell-address="Design.BI80"/>
      <style:map style:condition="cell-content()=2" style:apply-style-name="ConditionalStyle_5f_769" style:base-cell-address="Design.BI80"/>
    </style:style>
    <style:style style:name="ce22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47" style:base-cell-address="Design.BI90"/>
      <style:map style:condition="cell-content()=3" style:apply-style-name="ConditionalStyle_5f_746" style:base-cell-address="Design.BI90"/>
      <style:map style:condition="cell-content()=2" style:apply-style-name="ConditionalStyle_5f_745" style:base-cell-address="Design.BI90"/>
    </style:style>
    <style:style style:name="ce2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26" style:base-cell-address="Design.BI100"/>
      <style:map style:condition="cell-content()=3" style:apply-style-name="ConditionalStyle_5f_725" style:base-cell-address="Design.BI100"/>
      <style:map style:condition="cell-content()=2" style:apply-style-name="ConditionalStyle_5f_724" style:base-cell-address="Design.BI100"/>
    </style:style>
    <style:style style:name="ce22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05" style:base-cell-address="Design.BI110"/>
      <style:map style:condition="cell-content()=3" style:apply-style-name="ConditionalStyle_5f_704" style:base-cell-address="Design.BI110"/>
      <style:map style:condition="cell-content()=2" style:apply-style-name="ConditionalStyle_5f_703" style:base-cell-address="Design.BI110"/>
    </style:style>
    <style:style style:name="ce23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4" style:base-cell-address="Design.BI120"/>
      <style:map style:condition="cell-content()=3" style:apply-style-name="ConditionalStyle_5f_23" style:base-cell-address="Design.BI120"/>
      <style:map style:condition="cell-content()=2" style:apply-style-name="ConditionalStyle_5f_22" style:base-cell-address="Design.BI120"/>
    </style:style>
    <style:style style:name="ce23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69" style:base-cell-address="Design.BI130"/>
      <style:map style:condition="cell-content()=3" style:apply-style-name="ConditionalStyle_5f_668" style:base-cell-address="Design.BI130"/>
      <style:map style:condition="cell-content()=2" style:apply-style-name="ConditionalStyle_5f_667" style:base-cell-address="Design.BI130"/>
    </style:style>
    <style:style style:name="ce23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45" style:base-cell-address="Design.BI140"/>
      <style:map style:condition="cell-content()=3" style:apply-style-name="ConditionalStyle_5f_644" style:base-cell-address="Design.BI140"/>
      <style:map style:condition="cell-content()=2" style:apply-style-name="ConditionalStyle_5f_643" style:base-cell-address="Design.BI140"/>
    </style:style>
    <style:style style:name="ce2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21" style:base-cell-address="Design.BI150"/>
      <style:map style:condition="cell-content()=3" style:apply-style-name="ConditionalStyle_5f_620" style:base-cell-address="Design.BI150"/>
      <style:map style:condition="cell-content()=2" style:apply-style-name="ConditionalStyle_5f_619" style:base-cell-address="Design.BI150"/>
    </style:style>
    <style:style style:name="ce23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97" style:base-cell-address="Design.BI160"/>
      <style:map style:condition="cell-content()=3" style:apply-style-name="ConditionalStyle_5f_596" style:base-cell-address="Design.BI160"/>
      <style:map style:condition="cell-content()=2" style:apply-style-name="ConditionalStyle_5f_595" style:base-cell-address="Design.BI160"/>
    </style:style>
    <style:style style:name="ce23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73" style:base-cell-address="Design.BI170"/>
      <style:map style:condition="cell-content()=3" style:apply-style-name="ConditionalStyle_5f_572" style:base-cell-address="Design.BI170"/>
      <style:map style:condition="cell-content()=2" style:apply-style-name="ConditionalStyle_5f_571" style:base-cell-address="Design.BI170"/>
    </style:style>
    <style:style style:name="ce23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49" style:base-cell-address="Design.BI180"/>
      <style:map style:condition="cell-content()=3" style:apply-style-name="ConditionalStyle_5f_548" style:base-cell-address="Design.BI180"/>
      <style:map style:condition="cell-content()=2" style:apply-style-name="ConditionalStyle_5f_547" style:base-cell-address="Design.BI180"/>
    </style:style>
    <style:style style:name="ce23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25" style:base-cell-address="Design.BI190"/>
      <style:map style:condition="cell-content()=3" style:apply-style-name="ConditionalStyle_5f_524" style:base-cell-address="Design.BI190"/>
      <style:map style:condition="cell-content()=2" style:apply-style-name="ConditionalStyle_5f_523" style:base-cell-address="Design.BI190"/>
    </style:style>
    <style:style style:name="ce23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01" style:base-cell-address="Design.BI200"/>
      <style:map style:condition="cell-content()=3" style:apply-style-name="ConditionalStyle_5f_500" style:base-cell-address="Design.BI200"/>
      <style:map style:condition="cell-content()=2" style:apply-style-name="ConditionalStyle_5f_499" style:base-cell-address="Design.BI200"/>
    </style:style>
    <style:style style:name="ce23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77" style:base-cell-address="Design.BI210"/>
      <style:map style:condition="cell-content()=3" style:apply-style-name="ConditionalStyle_5f_476" style:base-cell-address="Design.BI210"/>
      <style:map style:condition="cell-content()=2" style:apply-style-name="ConditionalStyle_5f_475" style:base-cell-address="Design.BI210"/>
    </style:style>
    <style:style style:name="ce24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53" style:base-cell-address="Design.BI220"/>
      <style:map style:condition="cell-content()=3" style:apply-style-name="ConditionalStyle_5f_452" style:base-cell-address="Design.BI220"/>
      <style:map style:condition="cell-content()=2" style:apply-style-name="ConditionalStyle_5f_451" style:base-cell-address="Design.BI220"/>
    </style:style>
    <style:style style:name="ce2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29" style:base-cell-address="Design.BI230"/>
      <style:map style:condition="cell-content()=3" style:apply-style-name="ConditionalStyle_5f_428" style:base-cell-address="Design.BI230"/>
      <style:map style:condition="cell-content()=2" style:apply-style-name="ConditionalStyle_5f_427" style:base-cell-address="Design.BI230"/>
    </style:style>
    <style:style style:name="ce2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05" style:base-cell-address="Design.BI240"/>
      <style:map style:condition="cell-content()=3" style:apply-style-name="ConditionalStyle_5f_404" style:base-cell-address="Design.BI240"/>
      <style:map style:condition="cell-content()=2" style:apply-style-name="ConditionalStyle_5f_403" style:base-cell-address="Design.BI240"/>
    </style:style>
    <style:style style:name="ce24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81" style:base-cell-address="Design.BI250"/>
      <style:map style:condition="cell-content()=3" style:apply-style-name="ConditionalStyle_5f_380" style:base-cell-address="Design.BI250"/>
      <style:map style:condition="cell-content()=2" style:apply-style-name="ConditionalStyle_5f_379" style:base-cell-address="Design.BI250"/>
    </style:style>
    <style:style style:name="ce24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57" style:base-cell-address="Design.BI260"/>
      <style:map style:condition="cell-content()=3" style:apply-style-name="ConditionalStyle_5f_356" style:base-cell-address="Design.BI260"/>
      <style:map style:condition="cell-content()=2" style:apply-style-name="ConditionalStyle_5f_355" style:base-cell-address="Design.BI260"/>
    </style:style>
    <style:style style:name="ce24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33" style:base-cell-address="Design.BI270"/>
      <style:map style:condition="cell-content()=3" style:apply-style-name="ConditionalStyle_5f_332" style:base-cell-address="Design.BI270"/>
      <style:map style:condition="cell-content()=2" style:apply-style-name="ConditionalStyle_5f_331" style:base-cell-address="Design.BI270"/>
    </style:style>
    <style:style style:name="ce24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09" style:base-cell-address="Design.BI280"/>
      <style:map style:condition="cell-content()=3" style:apply-style-name="ConditionalStyle_5f_308" style:base-cell-address="Design.BI280"/>
      <style:map style:condition="cell-content()=2" style:apply-style-name="ConditionalStyle_5f_307" style:base-cell-address="Design.BI280"/>
    </style:style>
    <style:style style:name="ce2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82" style:base-cell-address="Design.BS10"/>
      <style:map style:condition="cell-content()=3" style:apply-style-name="ConditionalStyle_5f_281" style:base-cell-address="Design.BS10"/>
      <style:map style:condition="cell-content()=2" style:apply-style-name="ConditionalStyle_5f_280" style:base-cell-address="Design.BS10"/>
    </style:style>
    <style:style style:name="ce25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30" style:base-cell-address="Design.BS18"/>
      <style:map style:condition="cell-content()=3" style:apply-style-name="ConditionalStyle_5f_929" style:base-cell-address="Design.BS18"/>
      <style:map style:condition="cell-content()=2" style:apply-style-name="ConditionalStyle_5f_928" style:base-cell-address="Design.BS18"/>
    </style:style>
    <style:style style:name="ce25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58" style:base-cell-address="Design.BS20"/>
      <style:map style:condition="cell-content()=3" style:apply-style-name="ConditionalStyle_5f_257" style:base-cell-address="Design.BS20"/>
      <style:map style:condition="cell-content()=2" style:apply-style-name="ConditionalStyle_5f_256" style:base-cell-address="Design.BS20"/>
    </style:style>
    <style:style style:name="ce25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06" style:base-cell-address="Design.BS28"/>
      <style:map style:condition="cell-content()=3" style:apply-style-name="ConditionalStyle_5f_905" style:base-cell-address="Design.BS28"/>
      <style:map style:condition="cell-content()=2" style:apply-style-name="ConditionalStyle_5f_904" style:base-cell-address="Design.BS28"/>
    </style:style>
    <style:style style:name="ce25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34" style:base-cell-address="Design.BS30"/>
      <style:map style:condition="cell-content()=3" style:apply-style-name="ConditionalStyle_5f_233" style:base-cell-address="Design.BS30"/>
      <style:map style:condition="cell-content()=2" style:apply-style-name="ConditionalStyle_5f_232" style:base-cell-address="Design.BS30"/>
    </style:style>
    <style:style style:name="ce25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82" style:base-cell-address="Design.BS38"/>
      <style:map style:condition="cell-content()=3" style:apply-style-name="ConditionalStyle_5f_881" style:base-cell-address="Design.BS38"/>
      <style:map style:condition="cell-content()=2" style:apply-style-name="ConditionalStyle_5f_880" style:base-cell-address="Design.BS38"/>
    </style:style>
    <style:style style:name="ce25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210" style:base-cell-address="Design.BS40"/>
      <style:map style:condition="cell-content()=3" style:apply-style-name="ConditionalStyle_5f_209" style:base-cell-address="Design.BS40"/>
      <style:map style:condition="cell-content()=2" style:apply-style-name="ConditionalStyle_5f_208" style:base-cell-address="Design.BS40"/>
    </style:style>
    <style:style style:name="ce25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58" style:base-cell-address="Design.BS48"/>
      <style:map style:condition="cell-content()=3" style:apply-style-name="ConditionalStyle_5f_857" style:base-cell-address="Design.BS48"/>
      <style:map style:condition="cell-content()=2" style:apply-style-name="ConditionalStyle_5f_856" style:base-cell-address="Design.BS48"/>
    </style:style>
    <style:style style:name="ce25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86" style:base-cell-address="Design.BS50"/>
      <style:map style:condition="cell-content()=3" style:apply-style-name="ConditionalStyle_5f_185" style:base-cell-address="Design.BS50"/>
      <style:map style:condition="cell-content()=2" style:apply-style-name="ConditionalStyle_5f_184" style:base-cell-address="Design.BS50"/>
    </style:style>
    <style:style style:name="ce25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834" style:base-cell-address="Design.BS58"/>
      <style:map style:condition="cell-content()=3" style:apply-style-name="ConditionalStyle_5f_833" style:base-cell-address="Design.BS58"/>
      <style:map style:condition="cell-content()=2" style:apply-style-name="ConditionalStyle_5f_832" style:base-cell-address="Design.BS58"/>
    </style:style>
    <style:style style:name="ce25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62" style:base-cell-address="Design.BS60"/>
      <style:map style:condition="cell-content()=3" style:apply-style-name="ConditionalStyle_5f_161" style:base-cell-address="Design.BS60"/>
      <style:map style:condition="cell-content()=2" style:apply-style-name="ConditionalStyle_5f_160" style:base-cell-address="Design.BS60"/>
    </style:style>
    <style:style style:name="ce2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138" style:base-cell-address="Design.BS70"/>
      <style:map style:condition="cell-content()=3" style:apply-style-name="ConditionalStyle_5f_137" style:base-cell-address="Design.BS70"/>
      <style:map style:condition="cell-content()=2" style:apply-style-name="ConditionalStyle_5f_136" style:base-cell-address="Design.BS70"/>
    </style:style>
    <style:style style:name="ce26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768" style:base-cell-address="Design.BS80"/>
      <style:map style:condition="cell-content()=3" style:apply-style-name="ConditionalStyle_5f_767" style:base-cell-address="Design.BS80"/>
      <style:map style:condition="cell-content()=2" style:apply-style-name="ConditionalStyle_5f_766" style:base-cell-address="Design.BS80"/>
    </style:style>
    <style:style style:name="ce26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3" style:base-cell-address="Design.BS90"/>
      <style:map style:condition="cell-content()=3" style:apply-style-name="ConditionalStyle_5f_92" style:base-cell-address="Design.BS90"/>
      <style:map style:condition="cell-content()=2" style:apply-style-name="ConditionalStyle_5f_91" style:base-cell-address="Design.BS90"/>
    </style:style>
    <style:style style:name="ce26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9" style:base-cell-address="Design.BS100"/>
      <style:map style:condition="cell-content()=3" style:apply-style-name="ConditionalStyle_5f_68" style:base-cell-address="Design.BS100"/>
      <style:map style:condition="cell-content()=2" style:apply-style-name="ConditionalStyle_5f_67" style:base-cell-address="Design.BS100"/>
    </style:style>
    <style:style style:name="ce26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5" style:base-cell-address="Design.BS110"/>
      <style:map style:condition="cell-content()=3" style:apply-style-name="ConditionalStyle_5f_44" style:base-cell-address="Design.BS110"/>
      <style:map style:condition="cell-content()=2" style:apply-style-name="ConditionalStyle_5f_43" style:base-cell-address="Design.BS110"/>
    </style:style>
    <style:style style:name="ce26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951" style:base-cell-address="Design.BS120"/>
      <style:map style:condition="cell-content()=3" style:apply-style-name="ConditionalStyle_5f_950" style:base-cell-address="Design.BS120"/>
      <style:map style:condition="cell-content()=2" style:apply-style-name="ConditionalStyle_5f_949" style:base-cell-address="Design.BS120"/>
    </style:style>
    <style:style style:name="ce26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66" style:base-cell-address="Design.BS130"/>
      <style:map style:condition="cell-content()=3" style:apply-style-name="ConditionalStyle_5f_665" style:base-cell-address="Design.BS130"/>
      <style:map style:condition="cell-content()=2" style:apply-style-name="ConditionalStyle_5f_664" style:base-cell-address="Design.BS130"/>
    </style:style>
    <style:style style:name="ce26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42" style:base-cell-address="Design.BS140"/>
      <style:map style:condition="cell-content()=3" style:apply-style-name="ConditionalStyle_5f_641" style:base-cell-address="Design.BS140"/>
      <style:map style:condition="cell-content()=2" style:apply-style-name="ConditionalStyle_5f_640" style:base-cell-address="Design.BS140"/>
    </style:style>
    <style:style style:name="ce26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618" style:base-cell-address="Design.BS150"/>
      <style:map style:condition="cell-content()=3" style:apply-style-name="ConditionalStyle_5f_617" style:base-cell-address="Design.BS150"/>
      <style:map style:condition="cell-content()=2" style:apply-style-name="ConditionalStyle_5f_616" style:base-cell-address="Design.BS150"/>
    </style:style>
    <style:style style:name="ce26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94" style:base-cell-address="Design.BS160"/>
      <style:map style:condition="cell-content()=3" style:apply-style-name="ConditionalStyle_5f_593" style:base-cell-address="Design.BS160"/>
      <style:map style:condition="cell-content()=2" style:apply-style-name="ConditionalStyle_5f_592" style:base-cell-address="Design.BS160"/>
    </style:style>
    <style:style style:name="ce27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70" style:base-cell-address="Design.BS170"/>
      <style:map style:condition="cell-content()=3" style:apply-style-name="ConditionalStyle_5f_569" style:base-cell-address="Design.BS170"/>
      <style:map style:condition="cell-content()=2" style:apply-style-name="ConditionalStyle_5f_568" style:base-cell-address="Design.BS170"/>
    </style:style>
    <style:style style:name="ce27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46" style:base-cell-address="Design.BS180"/>
      <style:map style:condition="cell-content()=3" style:apply-style-name="ConditionalStyle_5f_545" style:base-cell-address="Design.BS180"/>
      <style:map style:condition="cell-content()=2" style:apply-style-name="ConditionalStyle_5f_544" style:base-cell-address="Design.BS180"/>
    </style:style>
    <style:style style:name="ce27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522" style:base-cell-address="Design.BS190"/>
      <style:map style:condition="cell-content()=3" style:apply-style-name="ConditionalStyle_5f_521" style:base-cell-address="Design.BS190"/>
      <style:map style:condition="cell-content()=2" style:apply-style-name="ConditionalStyle_5f_520" style:base-cell-address="Design.BS190"/>
    </style:style>
    <style:style style:name="ce27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98" style:base-cell-address="Design.BS200"/>
      <style:map style:condition="cell-content()=3" style:apply-style-name="ConditionalStyle_5f_497" style:base-cell-address="Design.BS200"/>
      <style:map style:condition="cell-content()=2" style:apply-style-name="ConditionalStyle_5f_496" style:base-cell-address="Design.BS200"/>
    </style:style>
    <style:style style:name="ce27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74" style:base-cell-address="Design.BS210"/>
      <style:map style:condition="cell-content()=3" style:apply-style-name="ConditionalStyle_5f_473" style:base-cell-address="Design.BS210"/>
      <style:map style:condition="cell-content()=2" style:apply-style-name="ConditionalStyle_5f_472" style:base-cell-address="Design.BS210"/>
    </style:style>
    <style:style style:name="ce27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50" style:base-cell-address="Design.BS220"/>
      <style:map style:condition="cell-content()=3" style:apply-style-name="ConditionalStyle_5f_449" style:base-cell-address="Design.BS220"/>
      <style:map style:condition="cell-content()=2" style:apply-style-name="ConditionalStyle_5f_448" style:base-cell-address="Design.BS220"/>
    </style:style>
    <style:style style:name="ce27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26" style:base-cell-address="Design.BS230"/>
      <style:map style:condition="cell-content()=3" style:apply-style-name="ConditionalStyle_5f_425" style:base-cell-address="Design.BS230"/>
      <style:map style:condition="cell-content()=2" style:apply-style-name="ConditionalStyle_5f_424" style:base-cell-address="Design.BS230"/>
    </style:style>
    <style:style style:name="ce27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02" style:base-cell-address="Design.BS240"/>
      <style:map style:condition="cell-content()=3" style:apply-style-name="ConditionalStyle_5f_401" style:base-cell-address="Design.BS240"/>
      <style:map style:condition="cell-content()=2" style:apply-style-name="ConditionalStyle_5f_400" style:base-cell-address="Design.BS240"/>
    </style:style>
    <style:style style:name="ce27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78" style:base-cell-address="Design.BS250"/>
      <style:map style:condition="cell-content()=3" style:apply-style-name="ConditionalStyle_5f_377" style:base-cell-address="Design.BS250"/>
      <style:map style:condition="cell-content()=2" style:apply-style-name="ConditionalStyle_5f_376" style:base-cell-address="Design.BS250"/>
    </style:style>
    <style:style style:name="ce27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54" style:base-cell-address="Design.BS260"/>
      <style:map style:condition="cell-content()=3" style:apply-style-name="ConditionalStyle_5f_353" style:base-cell-address="Design.BS260"/>
      <style:map style:condition="cell-content()=2" style:apply-style-name="ConditionalStyle_5f_352" style:base-cell-address="Design.BS260"/>
    </style:style>
    <style:style style:name="ce28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30" style:base-cell-address="Design.BS270"/>
      <style:map style:condition="cell-content()=3" style:apply-style-name="ConditionalStyle_5f_329" style:base-cell-address="Design.BS270"/>
      <style:map style:condition="cell-content()=2" style:apply-style-name="ConditionalStyle_5f_328" style:base-cell-address="Design.BS270"/>
    </style:style>
    <style:style style:name="ce28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306" style:base-cell-address="Design.BS280"/>
      <style:map style:condition="cell-content()=3" style:apply-style-name="ConditionalStyle_5f_305" style:base-cell-address="Design.BS280"/>
      <style:map style:condition="cell-content()=2" style:apply-style-name="ConditionalStyle_5f_304" style:base-cell-address="Design.BS280"/>
    </style:style>
    <style:style style:name="gr1" style:family="graphic">
      <style:graphic-properties draw:textarea-vertical-align="middle" fo:background-color="#ece9d8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ign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Zeichensatzdateien f r ftpiLED schreiben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1.CSV_Exportieren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25.77mm" svg:height="9.28mm" svg:x="378.12mm" svg:y="27.55mm" draw:control="control1"/>
        </table:shapes>
        <table:table-column table:style-name="co1" table:number-columns-repeated="8" table:default-cell-style-name="ce3"/>
        <table:table-column table:style-name="co2" table:number-columns-repeated="2" table:default-cell-style-name="ce39"/>
        <table:table-column table:style-name="co3" table:number-columns-repeated="8" table:default-cell-style-name="Default"/>
        <table:table-column table:style-name="co2" table:number-columns-repeated="2" table:default-cell-style-name="ce39"/>
        <table:table-column table:style-name="co3" table:number-columns-repeated="8" table:default-cell-style-name="Default"/>
        <table:table-column table:style-name="co2" table:number-columns-repeated="2" table:default-cell-style-name="ce39"/>
        <table:table-column table:style-name="co3" table:number-columns-repeated="8" table:default-cell-style-name="Default"/>
        <table:table-column table:style-name="co2" table:number-columns-repeated="2" table:default-cell-style-name="ce39"/>
        <table:table-column table:style-name="co3" table:number-columns-repeated="8" table:default-cell-style-name="Default"/>
        <table:table-column table:style-name="co2" table:number-columns-repeated="2" table:default-cell-style-name="ce39"/>
        <table:table-column table:style-name="co3" table:number-columns-repeated="8" table:default-cell-style-name="Default"/>
        <table:table-column table:style-name="co2" table:number-columns-repeated="2" table:default-cell-style-name="ce39"/>
        <table:table-column table:style-name="co3" table:number-columns-repeated="8" table:default-cell-style-name="Default"/>
        <table:table-column table:style-name="co2" table:number-columns-repeated="2" table:default-cell-style-name="ce39"/>
        <table:table-column table:style-name="co3" table:number-columns-repeated="8" table:default-cell-style-name="Default"/>
        <table:table-column table:style-name="co2" table:number-columns-repeated="2" table:default-cell-style-name="ce39"/>
        <table:table-column table:style-name="co4" table:number-columns-repeated="944" table:default-cell-style-name="Default"/>
        <table:table-row table:style-name="ro1">
          <table:table-cell table:style-name="ce1" office:value-type="string" calcext:value-type="string" table:number-columns-spanned="80" table:number-rows-spanned="1">
            <text:p>Zeichensatzgenerator für ftpiLED</text:p>
          </table:table-cell>
          <table:covered-table-cell table:number-columns-repeated="79" table:style-name="ce1"/>
          <table:table-cell table:number-columns-repeated="944"/>
        </table:table-row>
        <table:table-row table:style-name="ro2">
          <table:table-cell table:style-name="Default" table:number-columns-repeated="8"/>
          <table:table-cell table:style-name="ce3" table:number-columns-repeated="53"/>
          <table:table-cell table:number-columns-repeated="7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944"/>
        </table:table-row>
        <table:table-row table:style-name="ro2">
          <table:table-cell table:style-name="ce2" office:value-type="string" calcext:value-type="string">
            <text:p>Hinweise:</text:p>
          </table:table-cell>
          <table:table-cell table:style-name="Default" table:number-columns-repeated="9"/>
          <table:table-cell table:style-name="ce3" table:number-columns-repeated="8"/>
          <table:table-cell table:style-name="Default" table:number-columns-repeated="2"/>
          <table:table-cell table:style-name="ce3"/>
          <table:table-cell table:number-columns-repeated="7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140" office:value-type="string" calcext:value-type="string">
            <text:p>Pixelfarben:</text:p>
          </table:table-cell>
          <table:table-cell table:number-columns-repeated="7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212" office:value-type="string" calcext:value-type="string" table:number-columns-spanned="19" table:number-rows-spanned="1">
            <text:p>Pfad + Dateiname:</text:p>
          </table:table-cell>
          <table:covered-table-cell table:number-columns-repeated="18" table:style-name="ce247"/>
          <table:table-cell table:style-name="Default"/>
          <table:table-cell table:number-columns-repeated="944"/>
        </table:table-row>
        <table:table-row table:style-name="ro2">
          <table:table-cell office:value-type="string" calcext:value-type="string">
            <text:p>Die Zeichen 0 bis 31 werden als non-printables nicht unterstützt</text:p>
          </table:table-cell>
          <table:table-cell table:style-name="Default" table:number-columns-repeated="9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141" office:value-type="float" office:value="0" calcext:value-type="float">
            <text:p>0</text:p>
          </table:table-cell>
          <table:table-cell table:style-name="ce3"/>
          <table:table-cell table:style-name="ce177" office:value-type="string" calcext:value-type="string" table:number-columns-spanned="6" table:number-rows-spanned="1">
            <text:p>kein Pixel</text:p>
          </table:table-cell>
          <table:covered-table-cell table:number-columns-repeated="5" table:style-name="ce177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213" office:value-type="string" calcext:value-type="string" table:number-columns-spanned="19" table:number-rows-spanned="1">
            <text:p>charset.csv</text:p>
          </table:table-cell>
          <table:covered-table-cell table:number-columns-repeated="18" table:style-name="ce248"/>
          <table:table-cell table:style-name="Default"/>
          <table:table-cell table:number-columns-repeated="944"/>
        </table:table-row>
        <table:table-row table:style-name="ro2">
          <table:table-cell office:value-type="string" calcext:value-type="string">
            <text:p>Die Zeichen von #32 bis #127 sind Standard-ASCII-Zeichen</text:p>
          </table:table-cell>
          <table:table-cell table:style-name="Default" table:number-columns-repeated="9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141" office:value-type="float" office:value="1" calcext:value-type="float">
            <text:p>1</text:p>
          </table:table-cell>
          <table:table-cell table:style-name="ce3"/>
          <table:table-cell table:style-name="ce177" office:value-type="string" calcext:value-type="string" table:number-columns-spanned="6" table:number-rows-spanned="1">
            <text:p>grünes Pixel</text:p>
          </table:table-cell>
          <table:covered-table-cell table:number-columns-repeated="5" table:style-name="ce17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213" table:number-columns-spanned="19" table:number-rows-spanned="1"/>
          <table:covered-table-cell table:number-columns-repeated="18" table:style-name="ce248"/>
          <table:table-cell table:style-name="Default"/>
          <table:table-cell table:number-columns-repeated="944"/>
        </table:table-row>
        <table:table-row table:style-name="ro2">
          <table:table-cell office:value-type="string" calcext:value-type="string">
            <text:p>Im Bereich von #128 bis #256 können eigene Zeichen erstellt werden</text:p>
          </table:table-cell>
          <table:table-cell table:style-name="Default" table:number-columns-repeated="9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141" office:value-type="float" office:value="2" calcext:value-type="float">
            <text:p>2</text:p>
          </table:table-cell>
          <table:table-cell table:style-name="ce3"/>
          <table:table-cell table:style-name="ce177" office:value-type="string" calcext:value-type="string" table:number-columns-spanned="6" table:number-rows-spanned="1">
            <text:p>rotes Pixel</text:p>
          </table:table-cell>
          <table:covered-table-cell table:number-columns-repeated="5" table:style-name="ce17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39"/>
          <table:table-cell table:number-columns-repeated="7"/>
          <table:table-cell table:style-name="Default" table:number-columns-repeated="2"/>
          <table:table-cell table:style-name="ce39"/>
          <table:table-cell table:number-columns-repeated="7"/>
          <table:table-cell table:style-name="Default" table:number-columns-repeated="2"/>
          <table:table-cell table:number-columns-repeated="944"/>
        </table:table-row>
        <table:table-row table:style-name="ro2">
          <table:table-cell office:value-type="string" calcext:value-type="string">
            <text:p>Keine Zeilen/Spalten einfügen oder löschen, der VBA-Code adressiert absolute Zellen!</text:p>
          </table:table-cell>
          <table:table-cell table:style-name="Default" table:number-columns-repeated="9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142" office:value-type="float" office:value="3" calcext:value-type="float">
            <text:p>3</text:p>
          </table:table-cell>
          <table:table-cell table:style-name="ce3"/>
          <table:table-cell table:style-name="ce177" office:value-type="string" calcext:value-type="string" table:number-columns-spanned="6" table:number-rows-spanned="1">
            <text:p>gelbes Pixel</text:p>
          </table:table-cell>
          <table:covered-table-cell table:number-columns-repeated="5" table:style-name="ce17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style-name="ce39"/>
          <table:table-cell table:number-columns-repeated="7"/>
          <table:table-cell table:style-name="Default" table:number-columns-repeated="2"/>
          <table:table-cell table:style-name="ce39"/>
          <table:table-cell table:number-columns-repeated="7"/>
          <table:table-cell table:style-name="Default" table:number-columns-repeated="2"/>
          <table:table-cell table:number-columns-repeated="944"/>
        </table:table-row>
        <table:table-row table:style-name="ro2">
          <table:table-cell table:style-name="Default" table:number-columns-repeated="10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944"/>
        </table:table-row>
        <table:table-row table:style-name="ro2">
          <table:table-cell table:style-name="ce4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"/>
          <table:table-cell table:style-name="Default" table:number-columns-repeated="2"/>
          <table:table-cell table:style-name="ce40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0"/>
          <table:table-cell table:style-name="Default" table:number-columns-repeated="2"/>
          <table:table-cell table:style-name="ce40" office:value-type="float" office:value="34" calcext:value-type="float" table:number-columns-spanned="8" table:number-rows-spanned="1">
            <text:p>34</text:p>
          </table:table-cell>
          <table:covered-table-cell table:number-columns-repeated="7" table:style-name="ce40"/>
          <table:table-cell table:style-name="Default" table:number-columns-repeated="2"/>
          <table:table-cell table:style-name="ce40" office:value-type="float" office:value="35" calcext:value-type="float" table:number-columns-spanned="8" table:number-rows-spanned="1">
            <text:p>35</text:p>
          </table:table-cell>
          <table:covered-table-cell table:number-columns-repeated="7" table:style-name="ce40"/>
          <table:table-cell table:style-name="Default" table:number-columns-repeated="2"/>
          <table:table-cell table:style-name="ce40" office:value-type="float" office:value="36" calcext:value-type="float" table:number-columns-spanned="8" table:number-rows-spanned="1">
            <text:p>36</text:p>
          </table:table-cell>
          <table:covered-table-cell table:number-columns-repeated="7" table:style-name="ce40"/>
          <table:table-cell table:style-name="Default" table:number-columns-repeated="2"/>
          <table:table-cell table:style-name="ce40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40"/>
          <table:table-cell table:style-name="Default" table:number-columns-repeated="2"/>
          <table:table-cell table:style-name="ce40" office:value-type="float" office:value="38" calcext:value-type="float" table:number-columns-spanned="8" table:number-rows-spanned="1">
            <text:p>38</text:p>
          </table:table-cell>
          <table:covered-table-cell table:number-columns-repeated="7" table:style-name="ce40"/>
          <table:table-cell table:style-name="Default" table:number-columns-repeated="2"/>
          <table:table-cell table:style-name="ce40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40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[.A10]+2*[.A11]+4*[.A12]+8*[.A13]+16*[.A14]+32*[.A15]+64*[.A16]+128*[.A17]" office:value-type="float" office:value="0" calcext:value-type="float">
            <text:p>0</text:p>
          </table:table-cell>
          <table:table-cell table:style-name="Default"/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formula="of:=[.K10]+2*[.K11]+4*[.K12]+8*[.K13]+16*[.K14]+32*[.K15]+64*[.K16]+128*[.K17]" office:value-type="float" office:value="0" calcext:value-type="float">
            <text:p>0</text:p>
          </table:table-cell>
          <table:table-cell table:style-name="Default"/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formula="of:=[.U10]+2*[.U11]+4*[.U12]+8*[.U13]+16*[.U14]+32*[.U15]+64*[.U16]+128*[.U17]" office:value-type="float" office:value="0" calcext:value-type="float">
            <text:p>0</text:p>
          </table:table-cell>
          <table:table-cell table:style-name="Default"/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formula="of:=[.AE10]+2*[.AE11]+4*[.AE12]+8*[.AE13]+16*[.AE14]+32*[.AE15]+64*[.AE16]+128*[.AE17]" office:value-type="float" office:value="20" calcext:value-type="float">
            <text:p>20</text:p>
          </table:table-cell>
          <table:table-cell table:style-name="Default"/>
          <table:table-cell table:number-columns-repeated="3" table:style-name="ce143" office:value-type="float" office:value="0" calcext:value-type="float">
            <text:p>0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formula="of:=[.AO10]+2*[.AO11]+4*[.AO12]+8*[.AO13]+16*[.AO14]+32*[.AO15]+64*[.AO16]+128*[.AO17]" office:value-type="float" office:value="0" calcext:value-type="float">
            <text:p>0</text:p>
          </table:table-cell>
          <table:table-cell table:style-name="Default"/>
          <table:table-cell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formula="of:=[.AY10]+2*[.AY11]+4*[.AY12]+8*[.AY13]+16*[.AY14]+32*[.AY15]+64*[.AY16]+128*[.AY17]" office:value-type="float" office:value="0" calcext:value-type="float">
            <text:p>0</text:p>
          </table:table-cell>
          <table:table-cell table:style-name="Default"/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4" table:style-name="ce214" office:value-type="float" office:value="1" calcext:value-type="float">
            <text:p>1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formula="of:=[.BI10]+2*[.BI11]+4*[.BI12]+8*[.BI13]+16*[.BI14]+32*[.BI15]+64*[.BI16]+128*[.BI17]" office:value-type="float" office:value="0" calcext:value-type="float">
            <text:p>0</text:p>
          </table:table-cell>
          <table:table-cell table:style-name="Default"/>
          <table:table-cell table:number-columns-repeated="3" table:style-name="ce249" office:value-type="float" office:value="0" calcext:value-type="float">
            <text:p>0</text:p>
          </table:table-cell>
          <table:table-cell table:number-columns-repeated="2" table:style-name="ce249" office:value-type="float" office:value="1" calcext:value-type="float">
            <text:p>1</text:p>
          </table:table-cell>
          <table:table-cell table:number-columns-repeated="3" table:style-name="ce249" office:value-type="float" office:value="0" calcext:value-type="float">
            <text:p>0</text:p>
          </table:table-cell>
          <table:table-cell table:formula="of:=[.BS10]+2*[.BS11]+4*[.BS12]+8*[.BS13]+16*[.BS14]+32*[.BS15]+64*[.BS16]+128*[.BS17]" office:value-type="float" office:value="0" calcext:value-type="float">
            <text:p>0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[.B10]+2*[.B11]+4*[.B12]+8*[.B13]+16*[.B14]+32*[.B15]+64*[.B16]+128*[.B17]" office:value-type="float" office:value="0" calcext:value-type="float">
            <text:p>0</text:p>
          </table:table-cell>
          <table:table-cell table:style-name="Default"/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formula="of:=[.L10]+2*[.L11]+4*[.L12]+8*[.L13]+16*[.L14]+32*[.L15]+64*[.L16]+128*[.L17]" office:value-type="float" office:value="0" calcext:value-type="float">
            <text:p>0</text:p>
          </table:table-cell>
          <table:table-cell table:style-name="Default"/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formula="of:=[.V10]+2*[.V11]+4*[.V12]+8*[.V13]+16*[.V14]+32*[.V15]+64*[.V16]+128*[.V17]" office:value-type="float" office:value="7" calcext:value-type="float">
            <text:p>7</text:p>
          </table:table-cell>
          <table:table-cell table:style-name="Default"/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formula="of:=[.AF10]+2*[.AF11]+4*[.AF12]+8*[.AF13]+16*[.AF14]+32*[.AF15]+64*[.AF16]+128*[.AF17]" office:value-type="float" office:value="127" calcext:value-type="float">
            <text:p>127</text:p>
          </table:table-cell>
          <table:table-cell table:style-name="Default"/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5"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formula="of:=[.AP10]+2*[.AP11]+4*[.AP12]+8*[.AP13]+16*[.AP14]+32*[.AP15]+64*[.AP16]+128*[.AP17]" office:value-type="float" office:value="36" calcext:value-type="float">
            <text:p>36</text:p>
          </table:table-cell>
          <table:table-cell table:style-name="Default"/>
          <table:table-cell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formula="of:=[.AZ10]+2*[.AZ11]+4*[.AZ12]+8*[.AZ13]+16*[.AZ14]+32*[.AZ15]+64*[.AZ16]+128*[.AZ17]" office:value-type="float" office:value="99" calcext:value-type="float">
            <text:p>99</text:p>
          </table:table-cell>
          <table:table-cell table:style-name="Default"/>
          <table:table-cell table:style-name="ce214" office:value-type="float" office:value="0" calcext:value-type="float">
            <text:p>0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float" office:value="0" calcext:value-type="float">
            <text:p>0</text:p>
          </table:table-cell>
          <table:table-cell table:formula="of:=[.BJ10]+2*[.BJ11]+4*[.BJ12]+8*[.BJ13]+16*[.BJ14]+32*[.BJ15]+64*[.BJ16]+128*[.BJ17]" office:value-type="float" office:value="50" calcext:value-type="float">
            <text:p>50</text:p>
          </table:table-cell>
          <table:table-cell table:style-name="Default"/>
          <table:table-cell table:number-columns-repeated="3" table:style-name="ce249" office:value-type="float" office:value="0" calcext:value-type="float">
            <text:p>0</text:p>
          </table:table-cell>
          <table:table-cell table:number-columns-repeated="2" table:style-name="ce249" office:value-type="float" office:value="1" calcext:value-type="float">
            <text:p>1</text:p>
          </table:table-cell>
          <table:table-cell table:number-columns-repeated="3" table:style-name="ce249" office:value-type="float" office:value="0" calcext:value-type="float">
            <text:p>0</text:p>
          </table:table-cell>
          <table:table-cell table:formula="of:=[.BT10]+2*[.BT11]+4*[.BT12]+8*[.BT13]+16*[.BT14]+32*[.BT15]+64*[.BT16]+128*[.BT17]" office:value-type="float" office:value="0" calcext:value-type="float">
            <text:p>0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[.C10]+2*[.C11]+4*[.C12]+8*[.C13]+16*[.C14]+32*[.C15]+64*[.C16]+128*[.C17]" office:value-type="float" office:value="0" calcext:value-type="float">
            <text:p>0</text:p>
          </table:table-cell>
          <table:table-cell table:style-name="Default"/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formula="of:=[.M10]+2*[.M11]+4*[.M12]+8*[.M13]+16*[.M14]+32*[.M15]+64*[.M16]+128*[.M17]" office:value-type="float" office:value="0" calcext:value-type="float">
            <text:p>0</text:p>
          </table:table-cell>
          <table:table-cell table:style-name="Default"/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formula="of:=[.W10]+2*[.W11]+4*[.W12]+8*[.W13]+16*[.W14]+32*[.W15]+64*[.W16]+128*[.W17]" office:value-type="float" office:value="7" calcext:value-type="float">
            <text:p>7</text:p>
          </table:table-cell>
          <table:table-cell table:style-name="Default"/>
          <table:table-cell table:number-columns-repeated="8" table:style-name="ce107" office:value-type="float" office:value="1" calcext:value-type="float">
            <text:p>1</text:p>
          </table:table-cell>
          <table:table-cell table:formula="of:=[.AG10]+2*[.AG11]+4*[.AG12]+8*[.AG13]+16*[.AG14]+32*[.AG15]+64*[.AG16]+128*[.AG17]" office:value-type="float" office:value="127" calcext:value-type="float">
            <text:p>127</text:p>
          </table:table-cell>
          <table:table-cell table:style-name="Default"/>
          <table:table-cell table:style-name="ce143" office:value-type="float" office:value="0" calcext:value-type="float">
            <text:p>0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number-columns-repeated="5" table:style-name="ce143" office:value-type="float" office:value="0" calcext:value-type="float">
            <text:p>0</text:p>
          </table:table-cell>
          <table:table-cell table:formula="of:=[.AQ10]+2*[.AQ11]+4*[.AQ12]+8*[.AQ13]+16*[.AQ14]+32*[.AQ15]+64*[.AQ16]+128*[.AQ17]" office:value-type="float" office:value="46" calcext:value-type="float">
            <text:p>46</text:p>
          </table:table-cell>
          <table:table-cell table:style-name="Default"/>
          <table:table-cell table:number-columns-repeated="4"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formula="of:=[.BA10]+2*[.BA11]+4*[.BA12]+8*[.BA13]+16*[.BA14]+32*[.BA15]+64*[.BA16]+128*[.BA17]" office:value-type="float" office:value="51" calcext:value-type="float">
            <text:p>51</text:p>
          </table:table-cell>
          <table:table-cell table:style-name="Default"/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4" table:style-name="ce214" office:value-type="float" office:value="1" calcext:value-type="float">
            <text:p>1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formula="of:=[.BK10]+2*[.BK11]+4*[.BK12]+8*[.BK13]+16*[.BK14]+32*[.BK15]+64*[.BK16]+128*[.BK17]" office:value-type="float" office:value="127" calcext:value-type="float">
            <text:p>127</text:p>
          </table:table-cell>
          <table:table-cell table:style-name="Default"/>
          <table:table-cell table:number-columns-repeated="3" table:style-name="ce249" office:value-type="float" office:value="0" calcext:value-type="float">
            <text:p>0</text:p>
          </table:table-cell>
          <table:table-cell table:number-columns-repeated="2" table:style-name="ce249" office:value-type="float" office:value="1" calcext:value-type="float">
            <text:p>1</text:p>
          </table:table-cell>
          <table:table-cell table:number-columns-repeated="3" table:style-name="ce249" office:value-type="float" office:value="0" calcext:value-type="float">
            <text:p>0</text:p>
          </table:table-cell>
          <table:table-cell table:formula="of:=[.BU10]+2*[.BU11]+4*[.BU12]+8*[.BU13]+16*[.BU14]+32*[.BU15]+64*[.BU16]+128*[.BU17]" office:value-type="float" office:value="0" calcext:value-type="float">
            <text:p>0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[.D10]+2*[.D11]+4*[.D12]+8*[.D13]+16*[.D14]+32*[.D15]+64*[.D16]+128*[.D17]" office:value-type="float" office:value="0" calcext:value-type="float">
            <text:p>0</text:p>
          </table:table-cell>
          <table:table-cell table:style-name="Default"/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formula="of:=[.N10]+2*[.N11]+4*[.N12]+8*[.N13]+16*[.N14]+32*[.N15]+64*[.N16]+128*[.N17]" office:value-type="float" office:value="79" calcext:value-type="float">
            <text:p>79</text:p>
          </table:table-cell>
          <table:table-cell table:style-name="Default"/>
          <table:table-cell table:number-columns-repeated="8" table:style-name="ce74" office:value-type="float" office:value="0" calcext:value-type="float">
            <text:p>0</text:p>
          </table:table-cell>
          <table:table-cell table:formula="of:=[.X10]+2*[.X11]+4*[.X12]+8*[.X13]+16*[.X14]+32*[.X15]+64*[.X16]+128*[.X17]" office:value-type="float" office:value="0" calcext:value-type="float">
            <text:p>0</text:p>
          </table:table-cell>
          <table:table-cell table:style-name="Default"/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formula="of:=[.AH10]+2*[.AH11]+4*[.AH12]+8*[.AH13]+16*[.AH14]+32*[.AH15]+64*[.AH16]+128*[.AH17]" office:value-type="float" office:value="20" calcext:value-type="float">
            <text:p>20</text:p>
          </table:table-cell>
          <table:table-cell table:style-name="Default"/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4" table:style-name="ce143" office:value-type="float" office:value="1" calcext:value-type="float">
            <text:p>1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formula="of:=[.AR10]+2*[.AR11]+4*[.AR12]+8*[.AR13]+16*[.AR14]+32*[.AR15]+64*[.AR16]+128*[.AR17]" office:value-type="float" office:value="107" calcext:value-type="float">
            <text:p>107</text:p>
          </table:table-cell>
          <table:table-cell table:style-name="Default"/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formula="of:=[.BB10]+2*[.BB11]+4*[.BB12]+8*[.BB13]+16*[.BB14]+32*[.BB15]+64*[.BB16]+128*[.BB17]" office:value-type="float" office:value="24" calcext:value-type="float">
            <text:p>24</text:p>
          </table:table-cell>
          <table:table-cell table:style-name="Default"/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3" table:style-name="ce214" office:value-type="float" office:value="1" calcext:value-type="float">
            <text:p>1</text:p>
          </table:table-cell>
          <table:table-cell table:number-columns-repeated="3" table:style-name="ce214" office:value-type="float" office:value="0" calcext:value-type="float">
            <text:p>0</text:p>
          </table:table-cell>
          <table:table-cell table:formula="of:=[.BL10]+2*[.BL11]+4*[.BL12]+8*[.BL13]+16*[.BL14]+32*[.BL15]+64*[.BL16]+128*[.BL17]" office:value-type="float" office:value="77" calcext:value-type="float">
            <text:p>77</text:p>
          </table:table-cell>
          <table:table-cell table:style-name="Default"/>
          <table:table-cell table:number-columns-repeated="8" table:style-name="ce249" office:value-type="float" office:value="0" calcext:value-type="float">
            <text:p>0</text:p>
          </table:table-cell>
          <table:table-cell table:formula="of:=[.BV10]+2*[.BV11]+4*[.BV12]+8*[.BV13]+16*[.BV14]+32*[.BV15]+64*[.BV16]+128*[.BV17]" office:value-type="float" office:value="7" calcext:value-type="float">
            <text:p>7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[.E10]+2*[.E11]+4*[.E12]+8*[.E13]+16*[.E14]+32*[.E15]+64*[.E16]+128*[.E17]" office:value-type="float" office:value="0" calcext:value-type="float">
            <text:p>0</text:p>
          </table:table-cell>
          <table:table-cell table:style-name="Default"/>
          <table:table-cell table:number-columns-repeated="8" table:style-name="ce41" office:value-type="float" office:value="0" calcext:value-type="float">
            <text:p>0</text:p>
          </table:table-cell>
          <table:table-cell table:formula="of:=[.O10]+2*[.O11]+4*[.O12]+8*[.O13]+16*[.O14]+32*[.O15]+64*[.O16]+128*[.O17]" office:value-type="float" office:value="79" calcext:value-type="float">
            <text:p>79</text:p>
          </table:table-cell>
          <table:table-cell table:style-name="Default"/>
          <table:table-cell table:number-columns-repeated="8" table:style-name="ce74" office:value-type="float" office:value="0" calcext:value-type="float">
            <text:p>0</text:p>
          </table:table-cell>
          <table:table-cell table:formula="of:=[.Y10]+2*[.Y11]+4*[.Y12]+8*[.Y13]+16*[.Y14]+32*[.Y15]+64*[.Y16]+128*[.Y17]" office:value-type="float" office:value="0" calcext:value-type="float">
            <text:p>0</text:p>
          </table:table-cell>
          <table:table-cell table:style-name="Default"/>
          <table:table-cell table:number-columns-repeated="8" table:style-name="ce107" office:value-type="float" office:value="1" calcext:value-type="float">
            <text:p>1</text:p>
          </table:table-cell>
          <table:table-cell table:formula="of:=[.AI10]+2*[.AI11]+4*[.AI12]+8*[.AI13]+16*[.AI14]+32*[.AI15]+64*[.AI16]+128*[.AI17]" office:value-type="float" office:value="20" calcext:value-type="float">
            <text:p>20</text:p>
          </table:table-cell>
          <table:table-cell table:style-name="Default"/>
          <table:table-cell table:number-columns-repeated="5" table:style-name="ce143" office:value-type="float" office:value="0" calcext:value-type="float">
            <text:p>0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formula="of:=[.AS10]+2*[.AS11]+4*[.AS12]+8*[.AS13]+16*[.AS14]+32*[.AS15]+64*[.AS16]+128*[.AS17]" office:value-type="float" office:value="107" calcext:value-type="float">
            <text:p>107</text:p>
          </table:table-cell>
          <table:table-cell table:style-name="Default"/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formula="of:=[.BC10]+2*[.BC11]+4*[.BC12]+8*[.BC13]+16*[.BC14]+32*[.BC15]+64*[.BC16]+128*[.BC17]" office:value-type="float" office:value="12" calcext:value-type="float">
            <text:p>12</text:p>
          </table:table-cell>
          <table:table-cell table:style-name="Default"/>
          <table:table-cell table:style-name="ce214" office:value-type="float" office:value="0" calcext:value-type="float">
            <text:p>0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3" table:style-name="ce214" office:value-type="float" office:value="1" calcext:value-type="float">
            <text:p>1</text:p>
          </table:table-cell>
          <table:table-cell table:formula="of:=[.BM10]+2*[.BM11]+4*[.BM12]+8*[.BM13]+16*[.BM14]+32*[.BM15]+64*[.BM16]+128*[.BM17]" office:value-type="float" office:value="77" calcext:value-type="float">
            <text:p>77</text:p>
          </table:table-cell>
          <table:table-cell table:style-name="Default"/>
          <table:table-cell table:number-columns-repeated="8" table:style-name="ce249" office:value-type="float" office:value="0" calcext:value-type="float">
            <text:p>0</text:p>
          </table:table-cell>
          <table:table-cell table:formula="of:=[.BW10]+2*[.BW11]+4*[.BW12]+8*[.BW13]+16*[.BW14]+32*[.BW15]+64*[.BW16]+128*[.BW17]" office:value-type="float" office:value="7" calcext:value-type="float">
            <text:p>7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formula="of:=[.F10]+2*[.F11]+4*[.F12]+8*[.F13]+16*[.F14]+32*[.F15]+64*[.F16]+128*[.F17]" office:value-type="float" office:value="0" calcext:value-type="float">
            <text:p>0</text:p>
          </table:table-cell>
          <table:table-cell table:style-name="Default"/>
          <table:table-cell table:number-columns-repeated="8" table:style-name="ce41" office:value-type="float" office:value="0" calcext:value-type="float">
            <text:p>0</text:p>
          </table:table-cell>
          <table:table-cell table:formula="of:=[.P10]+2*[.P11]+4*[.P12]+8*[.P13]+16*[.P14]+32*[.P15]+64*[.P16]+128*[.P17]" office:value-type="float" office:value="0" calcext:value-type="float">
            <text:p>0</text:p>
          </table:table-cell>
          <table:table-cell table:style-name="Default"/>
          <table:table-cell table:number-columns-repeated="8" table:style-name="ce74" office:value-type="float" office:value="0" calcext:value-type="float">
            <text:p>0</text:p>
          </table:table-cell>
          <table:table-cell table:formula="of:=[.Z10]+2*[.Z11]+4*[.Z12]+8*[.Z13]+16*[.Z14]+32*[.Z15]+64*[.Z16]+128*[.Z17]" office:value-type="float" office:value="7" calcext:value-type="float">
            <text:p>7</text:p>
          </table:table-cell>
          <table:table-cell table:style-name="Default"/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formula="of:=[.AJ10]+2*[.AJ11]+4*[.AJ12]+8*[.AJ13]+16*[.AJ14]+32*[.AJ15]+64*[.AJ16]+128*[.AJ17]" office:value-type="float" office:value="127" calcext:value-type="float">
            <text:p>127</text:p>
          </table:table-cell>
          <table:table-cell table:style-name="Default"/>
          <table:table-cell table:style-name="ce143" office:value-type="float" office:value="0" calcext:value-type="float">
            <text:p>0</text:p>
          </table:table-cell>
          <table:table-cell table:number-columns-repeated="5" table:style-name="ce143" office:value-type="float" office:value="1" calcext:value-type="float">
            <text:p>1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formula="of:=[.AT10]+2*[.AT11]+4*[.AT12]+8*[.AT13]+16*[.AT14]+32*[.AT15]+64*[.AT16]+128*[.AT17]" office:value-type="float" office:value="58" calcext:value-type="float">
            <text:p>58</text:p>
          </table:table-cell>
          <table:table-cell table:style-name="Default"/>
          <table:table-cell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formula="of:=[.BD10]+2*[.BD11]+4*[.BD12]+8*[.BD13]+16*[.BD14]+32*[.BD15]+64*[.BD16]+128*[.BD17]" office:value-type="float" office:value="102" calcext:value-type="float">
            <text:p>102</text:p>
          </table:table-cell>
          <table:table-cell table:style-name="Default"/>
          <table:table-cell table:style-name="ce214" office:value-type="float" office:value="0" calcext:value-type="float">
            <text:p>0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float" office:value="0" calcext:value-type="float">
            <text:p>0</text:p>
          </table:table-cell>
          <table:table-cell table:formula="of:=[.BN10]+2*[.BN11]+4*[.BN12]+8*[.BN13]+16*[.BN14]+32*[.BN15]+64*[.BN16]+128*[.BN17]" office:value-type="float" office:value="119" calcext:value-type="float">
            <text:p>119</text:p>
          </table:table-cell>
          <table:table-cell table:style-name="Default"/>
          <table:table-cell table:number-columns-repeated="8" table:style-name="ce249" office:value-type="float" office:value="0" calcext:value-type="float">
            <text:p>0</text:p>
          </table:table-cell>
          <table:table-cell table:formula="of:=[.BX10]+2*[.BX11]+4*[.BX12]+8*[.BX13]+16*[.BX14]+32*[.BX15]+64*[.BX16]+128*[.BX17]" office:value-type="float" office:value="0" calcext:value-type="float">
            <text:p>0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number-columns-repeated="8" table:style-name="ce6" office:value-type="float" office:value="0" calcext:value-type="float">
            <text:p>0</text:p>
          </table:table-cell>
          <table:table-cell table:formula="of:=[.G10]+2*[.G11]+4*[.G12]+8*[.G13]+16*[.G14]+32*[.G15]+64*[.G16]+128*[.G17]" office:value-type="float" office:value="0" calcext:value-type="float">
            <text:p>0</text:p>
          </table:table-cell>
          <table:table-cell table:style-name="Default"/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formula="of:=[.Q10]+2*[.Q11]+4*[.Q12]+8*[.Q13]+16*[.Q14]+32*[.Q15]+64*[.Q16]+128*[.Q17]" office:value-type="float" office:value="0" calcext:value-type="float">
            <text:p>0</text:p>
          </table:table-cell>
          <table:table-cell table:style-name="Default"/>
          <table:table-cell table:number-columns-repeated="8" table:style-name="ce74" office:value-type="float" office:value="0" calcext:value-type="float">
            <text:p>0</text:p>
          </table:table-cell>
          <table:table-cell table:formula="of:=[.AA10]+2*[.AA11]+4*[.AA12]+8*[.AA13]+16*[.AA14]+32*[.AA15]+64*[.AA16]+128*[.AA17]" office:value-type="float" office:value="7" calcext:value-type="float">
            <text:p>7</text:p>
          </table:table-cell>
          <table:table-cell table:style-name="Default"/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formula="of:=[.AK10]+2*[.AK11]+4*[.AK12]+8*[.AK13]+16*[.AK14]+32*[.AK15]+64*[.AK16]+128*[.AK17]" office:value-type="float" office:value="127" calcext:value-type="float">
            <text:p>127</text:p>
          </table:table-cell>
          <table:table-cell table:style-name="Default"/>
          <table:table-cell table:number-columns-repeated="3" table:style-name="ce143" office:value-type="float" office:value="0" calcext:value-type="float">
            <text:p>0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formula="of:=[.AU10]+2*[.AU11]+4*[.AU12]+8*[.AU13]+16*[.AU14]+32*[.AU15]+64*[.AU16]+128*[.AU17]" office:value-type="float" office:value="18" calcext:value-type="float">
            <text:p>18</text:p>
          </table:table-cell>
          <table:table-cell table:style-name="Default"/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formula="of:=[.BE10]+2*[.BE11]+4*[.BE12]+8*[.BE13]+16*[.BE14]+32*[.BE15]+64*[.BE16]+128*[.BE17]" office:value-type="float" office:value="99" calcext:value-type="float">
            <text:p>99</text:p>
          </table:table-cell>
          <table:table-cell table:style-name="Default"/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6" table:style-name="ce214" office:value-type="float" office:value="1" calcext:value-type="float">
            <text:p>1</text:p>
          </table:table-cell>
          <table:table-cell table:formula="of:=[.BO10]+2*[.BO11]+4*[.BO12]+8*[.BO13]+16*[.BO14]+32*[.BO15]+64*[.BO16]+128*[.BO17]" office:value-type="float" office:value="114" calcext:value-type="float">
            <text:p>114</text:p>
          </table:table-cell>
          <table:table-cell table:style-name="Default"/>
          <table:table-cell table:number-columns-repeated="8" table:style-name="ce249" office:value-type="float" office:value="0" calcext:value-type="float">
            <text:p>0</text:p>
          </table:table-cell>
          <table:table-cell table:formula="of:=[.BY10]+2*[.BY11]+4*[.BY12]+8*[.BY13]+16*[.BY14]+32*[.BY15]+64*[.BY16]+128*[.BY17]" office:value-type="float" office:value="0" calcext:value-type="float">
            <text:p>0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number-columns-repeated="8" table:style-name="ce6" office:value-type="float" office:value="0" calcext:value-type="float">
            <text:p>0</text:p>
          </table:table-cell>
          <table:table-cell table:formula="of:=[.H10]+2*[.H11]+4*[.H12]+8*[.H13]+16*[.H14]+32*[.H15]+64*[.H16]+128*[.H17]" office:value-type="float" office:value="0" calcext:value-type="float">
            <text:p>0</text:p>
          </table:table-cell>
          <table:table-cell table:style-name="Default"/>
          <table:table-cell table:number-columns-repeated="8" table:style-name="ce41" office:value-type="float" office:value="0" calcext:value-type="float">
            <text:p>0</text:p>
          </table:table-cell>
          <table:table-cell table:formula="of:=[.R10]+2*[.R11]+4*[.R12]+8*[.R13]+16*[.R14]+32*[.R15]+64*[.R16]+128*[.R17]" office:value-type="float" office:value="0" calcext:value-type="float">
            <text:p>0</text:p>
          </table:table-cell>
          <table:table-cell table:style-name="Default"/>
          <table:table-cell table:number-columns-repeated="8" table:style-name="ce74" office:value-type="float" office:value="0" calcext:value-type="float">
            <text:p>0</text:p>
          </table:table-cell>
          <table:table-cell table:formula="of:=[.AB10]+2*[.AB11]+4*[.AB12]+8*[.AB13]+16*[.AB14]+32*[.AB15]+64*[.AB16]+128*[.AB17]" office:value-type="float" office:value="0" calcext:value-type="float">
            <text:p>0</text:p>
          </table:table-cell>
          <table:table-cell table:style-name="Default"/>
          <table:table-cell table:number-columns-repeated="8" table:style-name="ce107" office:value-type="float" office:value="0" calcext:value-type="float">
            <text:p>0</text:p>
          </table:table-cell>
          <table:table-cell table:formula="of:=[.AL10]+2*[.AL11]+4*[.AL12]+8*[.AL13]+16*[.AL14]+32*[.AL15]+64*[.AL16]+128*[.AL17]" office:value-type="float" office:value="20" calcext:value-type="float">
            <text:p>20</text:p>
          </table:table-cell>
          <table:table-cell table:style-name="Default"/>
          <table:table-cell table:number-columns-repeated="8" table:style-name="ce143" office:value-type="float" office:value="0" calcext:value-type="float">
            <text:p>0</text:p>
          </table:table-cell>
          <table:table-cell table:formula="of:=[.AV10]+2*[.AV11]+4*[.AV12]+8*[.AV13]+16*[.AV14]+32*[.AV15]+64*[.AV16]+128*[.AV17]" office:value-type="float" office:value="0" calcext:value-type="float">
            <text:p>0</text:p>
          </table:table-cell>
          <table:table-cell table:style-name="Default"/>
          <table:table-cell table:number-columns-repeated="8" table:style-name="ce179" office:value-type="float" office:value="0" calcext:value-type="float">
            <text:p>0</text:p>
          </table:table-cell>
          <table:table-cell table:formula="of:=[.BF10]+2*[.BF11]+4*[.BF12]+8*[.BF13]+16*[.BF14]+32*[.BF15]+64*[.BF16]+128*[.BF17]" office:value-type="float" office:value="0" calcext:value-type="float">
            <text:p>0</text:p>
          </table:table-cell>
          <table:table-cell table:style-name="Default"/>
          <table:table-cell table:number-columns-repeated="8" table:style-name="ce214" office:value-type="float" office:value="0" calcext:value-type="float">
            <text:p>0</text:p>
          </table:table-cell>
          <table:table-cell table:formula="of:=[.BP10]+2*[.BP11]+4*[.BP12]+8*[.BP13]+16*[.BP14]+32*[.BP15]+64*[.BP16]+128*[.BP17]" office:value-type="float" office:value="80" calcext:value-type="float">
            <text:p>80</text:p>
          </table:table-cell>
          <table:table-cell table:style-name="Default"/>
          <table:table-cell table:number-columns-repeated="8" table:style-name="ce249" office:value-type="float" office:value="0" calcext:value-type="float">
            <text:p>0</text:p>
          </table:table-cell>
          <table:table-cell table:formula="of:=[.BZ10]+2*[.BZ11]+4*[.BZ12]+8*[.BZ13]+16*[.BZ14]+32*[.BZ15]+64*[.BZ16]+128*[.BZ17]" office:value-type="float" office:value="0" calcext:value-type="float">
            <text:p>0</text:p>
          </table:table-cell>
          <table:table-cell table:style-name="Default"/>
          <table:table-cell table:style-name="ce250" table:number-columns-repeated="2"/>
          <table:table-cell table:number-columns-repeated="942"/>
        </table:table-row>
        <table:table-row table:style-name="ro2">
          <table:table-cell table:style-name="ce7" table:number-columns-repeated="8"/>
          <table:table-cell table:formula="of:=128*MID(DEC2BIN([.A18];2);2;1)+64*MID(DEC2BIN([.B18];2);2;1)+32*MID(DEC2BIN([.C18];2);2;1)+16*MID(DEC2BIN([.D18];2);2;1)+8*MID(DEC2BIN([.E18];2);2;1)+4*MID(DEC2BIN([.F18];2);2;1)+2*MID(DEC2BIN([.G18];2);2;1)+MID(DEC2BIN([.H18];2);2;1)" office:value-type="float" office:value="0" calcext:value-type="float">
            <text:p>0</text:p>
          </table:table-cell>
          <table:table-cell table:formula="of:=128*MID(DEC2BIN([.A18];2);1;1)+64*MID(DEC2BIN([.B18];2);1;1)+32*MID(DEC2BIN([.C18];2);1;1)+16*MID(DEC2BIN([.D18];2);1;1)+8*MID(DEC2BIN([.E18];2);1;1)+4*MID(DEC2BIN([.F18];2);1;1)+2*MID(DEC2BIN([.G18];2);1;1)+MID(DEC2BIN([.H18];2);1;1)" office:value-type="float" office:value="0" calcext:value-type="float">
            <text:p>0</text:p>
          </table:table-cell>
          <table:table-cell table:style-name="ce42" table:number-columns-repeated="8"/>
          <table:table-cell table:formula="of:=128*MID(DEC2BIN([.K18];2);2;1)+64*MID(DEC2BIN([.L18];2);2;1)+32*MID(DEC2BIN([.M18];2);2;1)+16*MID(DEC2BIN([.N18];2);2;1)+8*MID(DEC2BIN([.O18];2);2;1)+4*MID(DEC2BIN([.P18];2);2;1)+2*MID(DEC2BIN([.Q18];2);2;1)+MID(DEC2BIN([.R18];2);2;1)" office:value-type="float" office:value="0" calcext:value-type="float">
            <text:p>0</text:p>
          </table:table-cell>
          <table:table-cell table:formula="of:=128*MID(DEC2BIN([.K18];2);1;1)+64*MID(DEC2BIN([.L18];2);1;1)+32*MID(DEC2BIN([.M18];2);1;1)+16*MID(DEC2BIN([.N18];2);1;1)+8*MID(DEC2BIN([.O18];2);1;1)+4*MID(DEC2BIN([.P18];2);1;1)+2*MID(DEC2BIN([.Q18];2);1;1)+MID(DEC2BIN([.R18];2);1;1)" office:value-type="float" office:value="0" calcext:value-type="float">
            <text:p>0</text:p>
          </table:table-cell>
          <table:table-cell table:style-name="ce75" table:number-columns-repeated="8"/>
          <table:table-cell table:formula="of:=128*MID(DEC2BIN([.U18];2);2;1)+64*MID(DEC2BIN([.V18];2);2;1)+32*MID(DEC2BIN([.W18];2);2;1)+16*MID(DEC2BIN([.X18];2);2;1)+8*MID(DEC2BIN([.Y18];2);2;1)+4*MID(DEC2BIN([.Z18];2);2;1)+2*MID(DEC2BIN([.AA18];2);2;1)+MID(DEC2BIN([.AB18];2);2;1)" office:value-type="float" office:value="0" calcext:value-type="float">
            <text:p>0</text:p>
          </table:table-cell>
          <table:table-cell table:formula="of:=128*MID(DEC2BIN([.U18];2);1;1)+64*MID(DEC2BIN([.V18];2);1;1)+32*MID(DEC2BIN([.W18];2);1;1)+16*MID(DEC2BIN([.X18];2);1;1)+8*MID(DEC2BIN([.Y18];2);1;1)+4*MID(DEC2BIN([.Z18];2);1;1)+2*MID(DEC2BIN([.AA18];2);1;1)+MID(DEC2BIN([.AB18];2);1;1)" office:value-type="float" office:value="0" calcext:value-type="float">
            <text:p>0</text:p>
          </table:table-cell>
          <table:table-cell table:style-name="ce108" table:number-columns-repeated="8"/>
          <table:table-cell table:formula="of:=128*MID(DEC2BIN([.AE18];2);2;1)+64*MID(DEC2BIN([.AF18];2);2;1)+32*MID(DEC2BIN([.AG18];2);2;1)+16*MID(DEC2BIN([.AH18];2);2;1)+8*MID(DEC2BIN([.AI18];2);2;1)+4*MID(DEC2BIN([.AJ18];2);2;1)+2*MID(DEC2BIN([.AK18];2);2;1)+MID(DEC2BIN([.AL18];2);2;1)" office:value-type="float" office:value="0" calcext:value-type="float">
            <text:p>0</text:p>
          </table:table-cell>
          <table:table-cell table:formula="of:=128*MID(DEC2BIN([.AE18];2);1;1)+64*MID(DEC2BIN([.AF18];2);1;1)+32*MID(DEC2BIN([.AG18];2);1;1)+16*MID(DEC2BIN([.AH18];2);1;1)+8*MID(DEC2BIN([.AI18];2);1;1)+4*MID(DEC2BIN([.AJ18];2);1;1)+2*MID(DEC2BIN([.AK18];2);1;1)+MID(DEC2BIN([.AL18];2);1;1)" office:value-type="float" office:value="0" calcext:value-type="float">
            <text:p>0</text:p>
          </table:table-cell>
          <table:table-cell table:style-name="ce144" table:number-columns-repeated="8"/>
          <table:table-cell table:formula="of:=128*MID(DEC2BIN([.AO18];2);2;1)+64*MID(DEC2BIN([.AP18];2);2;1)+32*MID(DEC2BIN([.AQ18];2);2;1)+16*MID(DEC2BIN([.AR18];2);2;1)+8*MID(DEC2BIN([.AS18];2);2;1)+4*MID(DEC2BIN([.AT18];2);2;1)+2*MID(DEC2BIN([.AU18];2);2;1)+MID(DEC2BIN([.AV18];2);2;1)" office:value-type="float" office:value="0" calcext:value-type="float">
            <text:p>0</text:p>
          </table:table-cell>
          <table:table-cell table:formula="of:=128*MID(DEC2BIN([.AO18];2);1;1)+64*MID(DEC2BIN([.AP18];2);1;1)+32*MID(DEC2BIN([.AQ18];2);1;1)+16*MID(DEC2BIN([.AR18];2);1;1)+8*MID(DEC2BIN([.AS18];2);1;1)+4*MID(DEC2BIN([.AT18];2);1;1)+2*MID(DEC2BIN([.AU18];2);1;1)+MID(DEC2BIN([.AV18];2);1;1)" office:value-type="float" office:value="0" calcext:value-type="float">
            <text:p>0</text:p>
          </table:table-cell>
          <table:table-cell table:style-name="ce180" table:number-columns-repeated="8"/>
          <table:table-cell table:formula="of:=128*MID(DEC2BIN([.AY18];2);2;1)+64*MID(DEC2BIN([.AZ18];2);2;1)+32*MID(DEC2BIN([.BA18];2);2;1)+16*MID(DEC2BIN([.BB18];2);2;1)+8*MID(DEC2BIN([.BC18];2);2;1)+4*MID(DEC2BIN([.BD18];2);2;1)+2*MID(DEC2BIN([.BE18];2);2;1)+MID(DEC2BIN([.BF18];2);2;1)" office:value-type="float" office:value="0" calcext:value-type="float">
            <text:p>0</text:p>
          </table:table-cell>
          <table:table-cell table:formula="of:=128*MID(DEC2BIN([.AY18];2);1;1)+64*MID(DEC2BIN([.AZ18];2);1;1)+32*MID(DEC2BIN([.BA18];2);1;1)+16*MID(DEC2BIN([.BB18];2);1;1)+8*MID(DEC2BIN([.BC18];2);1;1)+4*MID(DEC2BIN([.BD18];2);1;1)+2*MID(DEC2BIN([.BE18];2);1;1)+MID(DEC2BIN([.BF18];2);1;1)" office:value-type="float" office:value="0" calcext:value-type="float">
            <text:p>0</text:p>
          </table:table-cell>
          <table:table-cell table:style-name="ce215" table:number-columns-repeated="8"/>
          <table:table-cell table:formula="of:=128*MID(DEC2BIN([.BI18];2);2;1)+64*MID(DEC2BIN([.BJ18];2);2;1)+32*MID(DEC2BIN([.BK18];2);2;1)+16*MID(DEC2BIN([.BL18];2);2;1)+8*MID(DEC2BIN([.BM18];2);2;1)+4*MID(DEC2BIN([.BN18];2);2;1)+2*MID(DEC2BIN([.BO18];2);2;1)+MID(DEC2BIN([.BP18];2);2;1)" office:value-type="float" office:value="0" calcext:value-type="float">
            <text:p>0</text:p>
          </table:table-cell>
          <table:table-cell table:formula="of:=128*MID(DEC2BIN([.BI18];2);1;1)+64*MID(DEC2BIN([.BJ18];2);1;1)+32*MID(DEC2BIN([.BK18];2);1;1)+16*MID(DEC2BIN([.BL18];2);1;1)+8*MID(DEC2BIN([.BM18];2);1;1)+4*MID(DEC2BIN([.BN18];2);1;1)+2*MID(DEC2BIN([.BO18];2);1;1)+MID(DEC2BIN([.BP18];2);1;1)" office:value-type="float" office:value="0" calcext:value-type="float">
            <text:p>0</text:p>
          </table:table-cell>
          <table:table-cell table:style-name="ce250" table:number-columns-repeated="8"/>
          <table:table-cell table:formula="of:=128*MID(DEC2BIN([.BS18];2);2;1)+64*MID(DEC2BIN([.BT18];2);2;1)+32*MID(DEC2BIN([.BU18];2);2;1)+16*MID(DEC2BIN([.BV18];2);2;1)+8*MID(DEC2BIN([.BW18];2);2;1)+4*MID(DEC2BIN([.BX18];2);2;1)+2*MID(DEC2BIN([.BY18];2);2;1)+MID(DEC2BIN([.BZ18];2);2;1)" office:value-type="float" office:value="0" calcext:value-type="float">
            <text:p>0</text:p>
          </table:table-cell>
          <table:table-cell table:formula="of:=128*MID(DEC2BIN([.BS18];2);1;1)+64*MID(DEC2BIN([.BT18];2);1;1)+32*MID(DEC2BIN([.BU18];2);1;1)+16*MID(DEC2BIN([.BV18];2);1;1)+8*MID(DEC2BIN([.BW18];2);1;1)+4*MID(DEC2BIN([.BX18];2);1;1)+2*MID(DEC2BIN([.BY18];2);1;1)+MID(DEC2BIN([.BZ1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9]+8" office:value-type="float" office:value="40" calcext:value-type="float" table:number-columns-spanned="8" table:number-rows-spanned="1">
            <text:p>4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9]+8" office:value-type="float" office:value="41" calcext:value-type="float" table:number-columns-spanned="8" table:number-rows-spanned="1">
            <text:p>4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9]+8" office:value-type="float" office:value="42" calcext:value-type="float" table:number-columns-spanned="8" table:number-rows-spanned="1">
            <text:p>4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9]+8" office:value-type="float" office:value="43" calcext:value-type="float" table:number-columns-spanned="8" table:number-rows-spanned="1">
            <text:p>4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9]+8" office:value-type="float" office:value="44" calcext:value-type="float" table:number-columns-spanned="8" table:number-rows-spanned="1">
            <text:p>4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9]+8" office:value-type="float" office:value="45" calcext:value-type="float" table:number-columns-spanned="8" table:number-rows-spanned="1">
            <text:p>4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9]+8" office:value-type="float" office:value="46" calcext:value-type="float" table:number-columns-spanned="8" table:number-rows-spanned="1">
            <text:p>4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9]+8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formula="of:=[.A20]+2*[.A21]+4*[.A22]+8*[.A23]+16*[.A24]+32*[.A25]+64*[.A26]+128*[.A27]" office:value-type="float" office:value="0" calcext:value-type="float">
            <text:p>0</text:p>
          </table:table-cell>
          <table:table-cell table:style-name="Default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formula="of:=[.K20]+2*[.K21]+4*[.K22]+8*[.K23]+16*[.K24]+32*[.K25]+64*[.K26]+128*[.K27]" office:value-type="float" office:value="0" calcext:value-type="float">
            <text:p>0</text:p>
          </table:table-cell>
          <table:table-cell table:style-name="Default"/>
          <table:table-cell table:number-columns-repeated="8" table:style-name="ce76" office:value-type="float" office:value="0" calcext:value-type="float">
            <text:p>0</text:p>
          </table:table-cell>
          <table:table-cell table:formula="of:=[.U20]+2*[.U21]+4*[.U22]+8*[.U23]+16*[.U24]+32*[.U25]+64*[.U26]+128*[.U27]" office:value-type="float" office:value="8" calcext:value-type="float">
            <text:p>8</text:p>
          </table:table-cell>
          <table:table-cell table:style-name="Default"/>
          <table:table-cell table:number-columns-repeated="8" table:style-name="ce109" office:value-type="float" office:value="0" calcext:value-type="float">
            <text:p>0</text:p>
          </table:table-cell>
          <table:table-cell table:formula="of:=[.AE20]+2*[.AE21]+4*[.AE22]+8*[.AE23]+16*[.AE24]+32*[.AE25]+64*[.AE26]+128*[.AE27]" office:value-type="float" office:value="0" calcext:value-type="float">
            <text:p>0</text:p>
          </table:table-cell>
          <table:table-cell table:style-name="Default"/>
          <table:table-cell table:number-columns-repeated="8" table:style-name="ce145" office:value-type="float" office:value="0" calcext:value-type="float">
            <text:p>0</text:p>
          </table:table-cell>
          <table:table-cell table:formula="of:=[.AO20]+2*[.AO21]+4*[.AO22]+8*[.AO23]+16*[.AO24]+32*[.AO25]+64*[.AO26]+128*[.AO27]" office:value-type="float" office:value="0" calcext:value-type="float">
            <text:p>0</text:p>
          </table:table-cell>
          <table:table-cell table:style-name="Default"/>
          <table:table-cell table:number-columns-repeated="8" table:style-name="ce181" office:value-type="float" office:value="0" calcext:value-type="float">
            <text:p>0</text:p>
          </table:table-cell>
          <table:table-cell table:formula="of:=[.AY20]+2*[.AY21]+4*[.AY22]+8*[.AY23]+16*[.AY24]+32*[.AY25]+64*[.AY26]+128*[.AY27]" office:value-type="float" office:value="0" calcext:value-type="float">
            <text:p>0</text:p>
          </table:table-cell>
          <table:table-cell table:style-name="Default"/>
          <table:table-cell table:number-columns-repeated="8" table:style-name="ce216" office:value-type="float" office:value="0" calcext:value-type="float">
            <text:p>0</text:p>
          </table:table-cell>
          <table:table-cell table:formula="of:=[.BI20]+2*[.BI21]+4*[.BI22]+8*[.BI23]+16*[.BI24]+32*[.BI25]+64*[.BI26]+128*[.BI27]" office:value-type="float" office:value="0" calcext:value-type="float">
            <text:p>0</text:p>
          </table:table-cell>
          <table:table-cell table:style-name="Default"/>
          <table:table-cell table:number-columns-repeated="8" table:style-name="ce251" office:value-type="float" office:value="0" calcext:value-type="float">
            <text:p>0</text:p>
          </table:table-cell>
          <table:table-cell table:formula="of:=[.BS20]+2*[.BS21]+4*[.BS22]+8*[.BS23]+16*[.BS24]+32*[.BS25]+64*[.BS26]+128*[.BS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formula="of:=[.B20]+2*[.B21]+4*[.B22]+8*[.B23]+16*[.B24]+32*[.B25]+64*[.B26]+128*[.B27]" office:value-type="float" office:value="0" calcext:value-type="float">
            <text:p>0</text:p>
          </table:table-cell>
          <table:table-cell table:style-name="Default"/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formula="of:=[.L20]+2*[.L21]+4*[.L22]+8*[.L23]+16*[.L24]+32*[.L25]+64*[.L26]+128*[.L27]" office:value-type="float" office:value="0" calcext:value-type="float">
            <text:p>0</text:p>
          </table:table-cell>
          <table:table-cell table:style-name="Default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formula="of:=[.V20]+2*[.V21]+4*[.V22]+8*[.V23]+16*[.V24]+32*[.V25]+64*[.V26]+128*[.V27]" office:value-type="float" office:value="42" calcext:value-type="float">
            <text:p>42</text:p>
          </table:table-cell>
          <table:table-cell table:style-name="Default"/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formula="of:=[.AF20]+2*[.AF21]+4*[.AF22]+8*[.AF23]+16*[.AF24]+32*[.AF25]+64*[.AF26]+128*[.AF27]" office:value-type="float" office:value="8" calcext:value-type="float">
            <text:p>8</text:p>
          </table:table-cell>
          <table:table-cell table:style-name="Default"/>
          <table:table-cell table:number-columns-repeated="8" table:style-name="ce145" office:value-type="float" office:value="0" calcext:value-type="float">
            <text:p>0</text:p>
          </table:table-cell>
          <table:table-cell table:formula="of:=[.AP20]+2*[.AP21]+4*[.AP22]+8*[.AP23]+16*[.AP24]+32*[.AP25]+64*[.AP26]+128*[.AP27]" office:value-type="float" office:value="0" calcext:value-type="float">
            <text:p>0</text:p>
          </table:table-cell>
          <table:table-cell table:style-name="Default"/>
          <table:table-cell table:number-columns-repeated="8" table:style-name="ce181" office:value-type="float" office:value="0" calcext:value-type="float">
            <text:p>0</text:p>
          </table:table-cell>
          <table:table-cell table:formula="of:=[.AZ20]+2*[.AZ21]+4*[.AZ22]+8*[.AZ23]+16*[.AZ24]+32*[.AZ25]+64*[.AZ26]+128*[.AZ27]" office:value-type="float" office:value="8" calcext:value-type="float">
            <text:p>8</text:p>
          </table:table-cell>
          <table:table-cell table:style-name="Default"/>
          <table:table-cell table:number-columns-repeated="8" table:style-name="ce216" office:value-type="float" office:value="0" calcext:value-type="float">
            <text:p>0</text:p>
          </table:table-cell>
          <table:table-cell table:formula="of:=[.BJ20]+2*[.BJ21]+4*[.BJ22]+8*[.BJ23]+16*[.BJ24]+32*[.BJ25]+64*[.BJ26]+128*[.BJ27]" office:value-type="float" office:value="0" calcext:value-type="float">
            <text:p>0</text:p>
          </table:table-cell>
          <table:table-cell table:style-name="Default"/>
          <table:table-cell table:number-columns-repeated="6" table:style-name="ce251" office:value-type="float" office:value="0" calcext:value-type="float">
            <text:p>0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formula="of:=[.BT20]+2*[.BT21]+4*[.BT22]+8*[.BT23]+16*[.BT24]+32*[.BT25]+64*[.BT26]+128*[.BT27]" office:value-type="float" office:value="64" calcext:value-type="float">
            <text:p>64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C20]+2*[.C21]+4*[.C22]+8*[.C23]+16*[.C24]+32*[.C25]+64*[.C26]+128*[.C27]" office:value-type="float" office:value="28" calcext:value-type="float">
            <text:p>28</text:p>
          </table:table-cell>
          <table:table-cell table:style-name="Default"/>
          <table:table-cell table:number-columns-repeated="4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formula="of:=[.M20]+2*[.M21]+4*[.M22]+8*[.M23]+16*[.M24]+32*[.M25]+64*[.M26]+128*[.M27]" office:value-type="float" office:value="65" calcext:value-type="float">
            <text:p>65</text:p>
          </table:table-cell>
          <table:table-cell table:style-name="Default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formula="of:=[.W20]+2*[.W21]+4*[.W22]+8*[.W23]+16*[.W24]+32*[.W25]+64*[.W26]+128*[.W27]" office:value-type="float" office:value="62" calcext:value-type="float">
            <text:p>62</text:p>
          </table:table-cell>
          <table:table-cell table:style-name="Default"/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formula="of:=[.AG20]+2*[.AG21]+4*[.AG22]+8*[.AG23]+16*[.AG24]+32*[.AG25]+64*[.AG26]+128*[.AG27]" office:value-type="float" office:value="8" calcext:value-type="float">
            <text:p>8</text:p>
          </table:table-cell>
          <table:table-cell table:style-name="Default"/>
          <table:table-cell table:number-columns-repeated="8" table:style-name="ce145" office:value-type="float" office:value="0" calcext:value-type="float">
            <text:p>0</text:p>
          </table:table-cell>
          <table:table-cell table:formula="of:=[.AQ20]+2*[.AQ21]+4*[.AQ22]+8*[.AQ23]+16*[.AQ24]+32*[.AQ25]+64*[.AQ26]+128*[.AQ27]" office:value-type="float" office:value="128" calcext:value-type="float">
            <text:p>128</text:p>
          </table:table-cell>
          <table:table-cell table:style-name="Default"/>
          <table:table-cell table:number-columns-repeated="8" table:style-name="ce181" office:value-type="float" office:value="0" calcext:value-type="float">
            <text:p>0</text:p>
          </table:table-cell>
          <table:table-cell table:formula="of:=[.BA20]+2*[.BA21]+4*[.BA22]+8*[.BA23]+16*[.BA24]+32*[.BA25]+64*[.BA26]+128*[.BA27]" office:value-type="float" office:value="8" calcext:value-type="float">
            <text:p>8</text:p>
          </table:table-cell>
          <table:table-cell table:style-name="Default"/>
          <table:table-cell table:number-columns-repeated="8" table:style-name="ce216" office:value-type="float" office:value="0" calcext:value-type="float">
            <text:p>0</text:p>
          </table:table-cell>
          <table:table-cell table:formula="of:=[.BK20]+2*[.BK21]+4*[.BK22]+8*[.BK23]+16*[.BK24]+32*[.BK25]+64*[.BK26]+128*[.BK27]" office:value-type="float" office:value="0" calcext:value-type="float">
            <text:p>0</text:p>
          </table:table-cell>
          <table:table-cell table:style-name="Default"/>
          <table:table-cell table:number-columns-repeated="5" table:style-name="ce251" office:value-type="float" office:value="0" calcext:value-type="float">
            <text:p>0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float" office:value="0" calcext:value-type="float">
            <text:p>0</text:p>
          </table:table-cell>
          <table:table-cell table:formula="of:=[.BU20]+2*[.BU21]+4*[.BU22]+8*[.BU23]+16*[.BU24]+32*[.BU25]+64*[.BU26]+128*[.BU27]" office:value-type="float" office:value="96" calcext:value-type="float">
            <text:p>96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D20]+2*[.D21]+4*[.D22]+8*[.D23]+16*[.D24]+32*[.D25]+64*[.D26]+128*[.D27]" office:value-type="float" office:value="62" calcext:value-type="float">
            <text:p>62</text:p>
          </table:table-cell>
          <table:table-cell table:style-name="Default"/>
          <table:table-cell table:number-columns-repeated="4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formula="of:=[.N20]+2*[.N21]+4*[.N22]+8*[.N23]+16*[.N24]+32*[.N25]+64*[.N26]+128*[.N27]" office:value-type="float" office:value="99" calcext:value-type="float">
            <text:p>99</text:p>
          </table:table-cell>
          <table:table-cell table:style-name="Default"/>
          <table:table-cell table:number-columns-repeated="8" table:style-name="ce76" office:value-type="float" office:value="1" calcext:value-type="float">
            <text:p>1</text:p>
          </table:table-cell>
          <table:table-cell table:formula="of:=[.X20]+2*[.X21]+4*[.X22]+8*[.X23]+16*[.X24]+32*[.X25]+64*[.X26]+128*[.X27]" office:value-type="float" office:value="28" calcext:value-type="float">
            <text:p>28</text:p>
          </table:table-cell>
          <table:table-cell table:style-name="Default"/>
          <table:table-cell table:style-name="ce109" office:value-type="float" office:value="0" calcext:value-type="float">
            <text:p>0</text:p>
          </table:table-cell>
          <table:table-cell table:number-columns-repeated="6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formula="of:=[.AH20]+2*[.AH21]+4*[.AH22]+8*[.AH23]+16*[.AH24]+32*[.AH25]+64*[.AH26]+128*[.AH27]" office:value-type="float" office:value="62" calcext:value-type="float">
            <text:p>62</text:p>
          </table:table-cell>
          <table:table-cell table:style-name="Default"/>
          <table:table-cell table:number-columns-repeated="8" table:style-name="ce145" office:value-type="float" office:value="0" calcext:value-type="float">
            <text:p>0</text:p>
          </table:table-cell>
          <table:table-cell table:formula="of:=[.AR20]+2*[.AR21]+4*[.AR22]+8*[.AR23]+16*[.AR24]+32*[.AR25]+64*[.AR26]+128*[.AR27]" office:value-type="float" office:value="224" calcext:value-type="float">
            <text:p>224</text:p>
          </table:table-cell>
          <table:table-cell table:style-name="Default"/>
          <table:table-cell table:style-name="ce181" office:value-type="float" office:value="0" calcext:value-type="float">
            <text:p>0</text:p>
          </table:table-cell>
          <table:table-cell table:number-columns-repeated="6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formula="of:=[.BB20]+2*[.BB21]+4*[.BB22]+8*[.BB23]+16*[.BB24]+32*[.BB25]+64*[.BB26]+128*[.BB27]" office:value-type="float" office:value="8" calcext:value-type="float">
            <text:p>8</text:p>
          </table:table-cell>
          <table:table-cell table:style-name="Default"/>
          <table:table-cell table:number-columns-repeated="8" table:style-name="ce216" office:value-type="float" office:value="0" calcext:value-type="float">
            <text:p>0</text:p>
          </table:table-cell>
          <table:table-cell table:formula="of:=[.BL20]+2*[.BL21]+4*[.BL22]+8*[.BL23]+16*[.BL24]+32*[.BL25]+64*[.BL26]+128*[.BL27]" office:value-type="float" office:value="96" calcext:value-type="float">
            <text:p>96</text:p>
          </table:table-cell>
          <table:table-cell table:style-name="Default"/>
          <table:table-cell table:number-columns-repeated="4" table:style-name="ce251" office:value-type="float" office:value="0" calcext:value-type="float">
            <text:p>0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formula="of:=[.BV20]+2*[.BV21]+4*[.BV22]+8*[.BV23]+16*[.BV24]+32*[.BV25]+64*[.BV26]+128*[.BV27]" office:value-type="float" office:value="48" calcext:value-type="float">
            <text:p>4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E20]+2*[.E21]+4*[.E22]+8*[.E23]+16*[.E24]+32*[.E25]+64*[.E26]+128*[.E27]" office:value-type="float" office:value="99" calcext:value-type="float">
            <text:p>99</text:p>
          </table:table-cell>
          <table:table-cell table:style-name="Default"/>
          <table:table-cell table:number-columns-repeated="4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formula="of:=[.O20]+2*[.O21]+4*[.O22]+8*[.O23]+16*[.O24]+32*[.O25]+64*[.O26]+128*[.O27]" office:value-type="float" office:value="62" calcext:value-type="float">
            <text:p>62</text:p>
          </table:table-cell>
          <table:table-cell table:style-name="Default"/>
          <table:table-cell table:number-columns-repeated="2" table:style-name="ce76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formula="of:=[.Y20]+2*[.Y21]+4*[.Y22]+8*[.Y23]+16*[.Y24]+32*[.Y25]+64*[.Y26]+128*[.Y27]" office:value-type="float" office:value="28" calcext:value-type="float">
            <text:p>28</text:p>
          </table:table-cell>
          <table:table-cell table:style-name="Default"/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formula="of:=[.AI20]+2*[.AI21]+4*[.AI22]+8*[.AI23]+16*[.AI24]+32*[.AI25]+64*[.AI26]+128*[.AI27]" office:value-type="float" office:value="62" calcext:value-type="float">
            <text:p>62</text:p>
          </table:table-cell>
          <table:table-cell table:style-name="Default"/>
          <table:table-cell table:number-columns-repeated="8" table:style-name="ce145" office:value-type="float" office:value="0" calcext:value-type="float">
            <text:p>0</text:p>
          </table:table-cell>
          <table:table-cell table:formula="of:=[.AS20]+2*[.AS21]+4*[.AS22]+8*[.AS23]+16*[.AS24]+32*[.AS25]+64*[.AS26]+128*[.AS27]" office:value-type="float" office:value="96" calcext:value-type="float">
            <text:p>96</text:p>
          </table:table-cell>
          <table:table-cell table:style-name="Default"/>
          <table:table-cell table:number-columns-repeated="8" table:style-name="ce181" office:value-type="float" office:value="0" calcext:value-type="float">
            <text:p>0</text:p>
          </table:table-cell>
          <table:table-cell table:formula="of:=[.BC20]+2*[.BC21]+4*[.BC22]+8*[.BC23]+16*[.BC24]+32*[.BC25]+64*[.BC26]+128*[.BC27]" office:value-type="float" office:value="8" calcext:value-type="float">
            <text:p>8</text:p>
          </table:table-cell>
          <table:table-cell table:style-name="Default"/>
          <table:table-cell table:number-columns-repeated="8" table:style-name="ce216" office:value-type="float" office:value="0" calcext:value-type="float">
            <text:p>0</text:p>
          </table:table-cell>
          <table:table-cell table:formula="of:=[.BM20]+2*[.BM21]+4*[.BM22]+8*[.BM23]+16*[.BM24]+32*[.BM25]+64*[.BM26]+128*[.BM27]" office:value-type="float" office:value="96" calcext:value-type="float">
            <text:p>96</text:p>
          </table:table-cell>
          <table:table-cell table:style-name="Default"/>
          <table:table-cell table:number-columns-repeated="3" table:style-name="ce251" office:value-type="float" office:value="0" calcext:value-type="float">
            <text:p>0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number-columns-repeated="3" table:style-name="ce251" office:value-type="float" office:value="0" calcext:value-type="float">
            <text:p>0</text:p>
          </table:table-cell>
          <table:table-cell table:formula="of:=[.BW20]+2*[.BW21]+4*[.BW22]+8*[.BW23]+16*[.BW24]+32*[.BW25]+64*[.BW26]+128*[.BW27]" office:value-type="float" office:value="24" calcext:value-type="float">
            <text:p>24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formula="of:=[.F20]+2*[.F21]+4*[.F22]+8*[.F23]+16*[.F24]+32*[.F25]+64*[.F26]+128*[.F27]" office:value-type="float" office:value="65" calcext:value-type="float">
            <text:p>65</text:p>
          </table:table-cell>
          <table:table-cell table:style-name="Default"/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formula="of:=[.P20]+2*[.P21]+4*[.P22]+8*[.P23]+16*[.P24]+32*[.P25]+64*[.P26]+128*[.P27]" office:value-type="float" office:value="28" calcext:value-type="float">
            <text:p>28</text:p>
          </table:table-cell>
          <table:table-cell table:style-name="Default"/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formula="of:=[.Z20]+2*[.Z21]+4*[.Z22]+8*[.Z23]+16*[.Z24]+32*[.Z25]+64*[.Z26]+128*[.Z27]" office:value-type="float" office:value="62" calcext:value-type="float">
            <text:p>62</text:p>
          </table:table-cell>
          <table:table-cell table:style-name="Default"/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formula="of:=[.AJ20]+2*[.AJ21]+4*[.AJ22]+8*[.AJ23]+16*[.AJ24]+32*[.AJ25]+64*[.AJ26]+128*[.AJ27]" office:value-type="float" office:value="8" calcext:value-type="float">
            <text:p>8</text:p>
          </table:table-cell>
          <table:table-cell table:style-name="Default"/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formula="of:=[.AT20]+2*[.AT21]+4*[.AT22]+8*[.AT23]+16*[.AT24]+32*[.AT25]+64*[.AT26]+128*[.AT27]" office:value-type="float" office:value="0" calcext:value-type="float">
            <text:p>0</text:p>
          </table:table-cell>
          <table:table-cell table:style-name="Default"/>
          <table:table-cell table:number-columns-repeated="8" table:style-name="ce181" office:value-type="float" office:value="0" calcext:value-type="float">
            <text:p>0</text:p>
          </table:table-cell>
          <table:table-cell table:formula="of:=[.BD20]+2*[.BD21]+4*[.BD22]+8*[.BD23]+16*[.BD24]+32*[.BD25]+64*[.BD26]+128*[.BD27]" office:value-type="float" office:value="8" calcext:value-type="float">
            <text:p>8</text:p>
          </table:table-cell>
          <table:table-cell table:style-name="Default"/>
          <table:table-cell table:number-columns-repeated="3" table:style-name="ce216" office:value-type="float" office:value="0" calcext:value-type="float">
            <text:p>0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number-columns-repeated="3" table:style-name="ce216" office:value-type="float" office:value="0" calcext:value-type="float">
            <text:p>0</text:p>
          </table:table-cell>
          <table:table-cell table:formula="of:=[.BN20]+2*[.BN21]+4*[.BN22]+8*[.BN23]+16*[.BN24]+32*[.BN25]+64*[.BN26]+128*[.BN27]" office:value-type="float" office:value="0" calcext:value-type="float">
            <text:p>0</text:p>
          </table:table-cell>
          <table:table-cell table:style-name="Default"/>
          <table:table-cell table:number-columns-repeated="2" table:style-name="ce251" office:value-type="float" office:value="0" calcext:value-type="float">
            <text:p>0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number-columns-repeated="4" table:style-name="ce251" office:value-type="float" office:value="0" calcext:value-type="float">
            <text:p>0</text:p>
          </table:table-cell>
          <table:table-cell table:formula="of:=[.BX20]+2*[.BX21]+4*[.BX22]+8*[.BX23]+16*[.BX24]+32*[.BX25]+64*[.BX26]+128*[.BX27]" office:value-type="float" office:value="12" calcext:value-type="float">
            <text:p>12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formula="of:=[.G20]+2*[.G21]+4*[.G22]+8*[.G23]+16*[.G24]+32*[.G25]+64*[.G26]+128*[.G27]" office:value-type="float" office:value="0" calcext:value-type="float">
            <text:p>0</text:p>
          </table:table-cell>
          <table:table-cell table:style-name="Default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formula="of:=[.Q20]+2*[.Q21]+4*[.Q22]+8*[.Q23]+16*[.Q24]+32*[.Q25]+64*[.Q26]+128*[.Q27]" office:value-type="float" office:value="0" calcext:value-type="float">
            <text:p>0</text:p>
          </table:table-cell>
          <table:table-cell table:style-name="Default"/>
          <table:table-cell table:number-columns-repeated="8" table:style-name="ce76" office:value-type="float" office:value="0" calcext:value-type="float">
            <text:p>0</text:p>
          </table:table-cell>
          <table:table-cell table:formula="of:=[.AA20]+2*[.AA21]+4*[.AA22]+8*[.AA23]+16*[.AA24]+32*[.AA25]+64*[.AA26]+128*[.AA27]" office:value-type="float" office:value="42" calcext:value-type="float">
            <text:p>42</text:p>
          </table:table-cell>
          <table:table-cell table:style-name="Default"/>
          <table:table-cell table:number-columns-repeated="8" table:style-name="ce109" office:value-type="float" office:value="0" calcext:value-type="float">
            <text:p>0</text:p>
          </table:table-cell>
          <table:table-cell table:formula="of:=[.AK20]+2*[.AK21]+4*[.AK22]+8*[.AK23]+16*[.AK24]+32*[.AK25]+64*[.AK26]+128*[.AK27]" office:value-type="float" office:value="8" calcext:value-type="float">
            <text:p>8</text:p>
          </table:table-cell>
          <table:table-cell table:style-name="Default"/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formula="of:=[.AU20]+2*[.AU21]+4*[.AU22]+8*[.AU23]+16*[.AU24]+32*[.AU25]+64*[.AU26]+128*[.AU27]" office:value-type="float" office:value="0" calcext:value-type="float">
            <text:p>0</text:p>
          </table:table-cell>
          <table:table-cell table:style-name="Default"/>
          <table:table-cell table:number-columns-repeated="8" table:style-name="ce181" office:value-type="float" office:value="0" calcext:value-type="float">
            <text:p>0</text:p>
          </table:table-cell>
          <table:table-cell table:formula="of:=[.BE20]+2*[.BE21]+4*[.BE22]+8*[.BE23]+16*[.BE24]+32*[.BE25]+64*[.BE26]+128*[.BE27]" office:value-type="float" office:value="8" calcext:value-type="float">
            <text:p>8</text:p>
          </table:table-cell>
          <table:table-cell table:style-name="Default"/>
          <table:table-cell table:number-columns-repeated="3" table:style-name="ce216" office:value-type="float" office:value="0" calcext:value-type="float">
            <text:p>0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number-columns-repeated="3" table:style-name="ce216" office:value-type="float" office:value="0" calcext:value-type="float">
            <text:p>0</text:p>
          </table:table-cell>
          <table:table-cell table:formula="of:=[.BO20]+2*[.BO21]+4*[.BO22]+8*[.BO23]+16*[.BO24]+32*[.BO25]+64*[.BO26]+128*[.BO27]" office:value-type="float" office:value="0" calcext:value-type="float">
            <text:p>0</text:p>
          </table:table-cell>
          <table:table-cell table:style-name="Default"/>
          <table:table-cell table:style-name="ce251" office:value-type="float" office:value="0" calcext:value-type="float">
            <text:p>0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number-columns-repeated="5" table:style-name="ce251" office:value-type="float" office:value="0" calcext:value-type="float">
            <text:p>0</text:p>
          </table:table-cell>
          <table:table-cell table:formula="of:=[.BY20]+2*[.BY21]+4*[.BY22]+8*[.BY23]+16*[.BY24]+32*[.BY25]+64*[.BY26]+128*[.BY27]" office:value-type="float" office:value="6" calcext:value-type="float">
            <text:p>6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8" office:value-type="float" office:value="0" calcext:value-type="float">
            <text:p>0</text:p>
          </table:table-cell>
          <table:table-cell table:formula="of:=[.H20]+2*[.H21]+4*[.H22]+8*[.H23]+16*[.H24]+32*[.H25]+64*[.H26]+128*[.H27]" office:value-type="float" office:value="0" calcext:value-type="float">
            <text:p>0</text:p>
          </table:table-cell>
          <table:table-cell table:style-name="Default"/>
          <table:table-cell table:number-columns-repeated="8" table:style-name="ce43" office:value-type="float" office:value="0" calcext:value-type="float">
            <text:p>0</text:p>
          </table:table-cell>
          <table:table-cell table:formula="of:=[.R20]+2*[.R21]+4*[.R22]+8*[.R23]+16*[.R24]+32*[.R25]+64*[.R26]+128*[.R27]" office:value-type="float" office:value="0" calcext:value-type="float">
            <text:p>0</text:p>
          </table:table-cell>
          <table:table-cell table:style-name="Default"/>
          <table:table-cell table:number-columns-repeated="8" table:style-name="ce76" office:value-type="float" office:value="0" calcext:value-type="float">
            <text:p>0</text:p>
          </table:table-cell>
          <table:table-cell table:formula="of:=[.AB20]+2*[.AB21]+4*[.AB22]+8*[.AB23]+16*[.AB24]+32*[.AB25]+64*[.AB26]+128*[.AB27]" office:value-type="float" office:value="8" calcext:value-type="float">
            <text:p>8</text:p>
          </table:table-cell>
          <table:table-cell table:style-name="Default"/>
          <table:table-cell table:number-columns-repeated="8" table:style-name="ce109" office:value-type="float" office:value="0" calcext:value-type="float">
            <text:p>0</text:p>
          </table:table-cell>
          <table:table-cell table:formula="of:=[.AL20]+2*[.AL21]+4*[.AL22]+8*[.AL23]+16*[.AL24]+32*[.AL25]+64*[.AL26]+128*[.AL27]" office:value-type="float" office:value="0" calcext:value-type="float">
            <text:p>0</text:p>
          </table:table-cell>
          <table:table-cell table:style-name="Default"/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formula="of:=[.AV20]+2*[.AV21]+4*[.AV22]+8*[.AV23]+16*[.AV24]+32*[.AV25]+64*[.AV26]+128*[.AV27]" office:value-type="float" office:value="0" calcext:value-type="float">
            <text:p>0</text:p>
          </table:table-cell>
          <table:table-cell table:style-name="Default"/>
          <table:table-cell table:number-columns-repeated="8" table:style-name="ce181" office:value-type="float" office:value="0" calcext:value-type="float">
            <text:p>0</text:p>
          </table:table-cell>
          <table:table-cell table:formula="of:=[.BF20]+2*[.BF21]+4*[.BF22]+8*[.BF23]+16*[.BF24]+32*[.BF25]+64*[.BF26]+128*[.BF27]" office:value-type="float" office:value="0" calcext:value-type="float">
            <text:p>0</text:p>
          </table:table-cell>
          <table:table-cell table:style-name="Default"/>
          <table:table-cell table:number-columns-repeated="8" table:style-name="ce216" office:value-type="float" office:value="0" calcext:value-type="float">
            <text:p>0</text:p>
          </table:table-cell>
          <table:table-cell table:formula="of:=[.BP20]+2*[.BP21]+4*[.BP22]+8*[.BP23]+16*[.BP24]+32*[.BP25]+64*[.BP26]+128*[.BP27]" office:value-type="float" office:value="0" calcext:value-type="float">
            <text:p>0</text:p>
          </table:table-cell>
          <table:table-cell table:style-name="Default"/>
          <table:table-cell table:number-columns-repeated="8" table:style-name="ce251" office:value-type="float" office:value="0" calcext:value-type="float">
            <text:p>0</text:p>
          </table:table-cell>
          <table:table-cell table:formula="of:=[.BZ20]+2*[.BZ21]+4*[.BZ22]+8*[.BZ23]+16*[.BZ24]+32*[.BZ25]+64*[.BZ26]+128*[.BZ27]" office:value-type="float" office:value="2" calcext:value-type="float">
            <text:p>2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9" table:number-columns-repeated="8"/>
          <table:table-cell table:formula="of:=128*MID(DEC2BIN([.A28];2);2;1)+64*MID(DEC2BIN([.B28];2);2;1)+32*MID(DEC2BIN([.C28];2);2;1)+16*MID(DEC2BIN([.D28];2);2;1)+8*MID(DEC2BIN([.E28];2);2;1)+4*MID(DEC2BIN([.F28];2);2;1)+2*MID(DEC2BIN([.G28];2);2;1)+MID(DEC2BIN([.H28];2);2;1)" office:value-type="float" office:value="0" calcext:value-type="float">
            <text:p>0</text:p>
          </table:table-cell>
          <table:table-cell table:formula="of:=128*MID(DEC2BIN([.A28];2);1;1)+64*MID(DEC2BIN([.B28];2);1;1)+32*MID(DEC2BIN([.C28];2);1;1)+16*MID(DEC2BIN([.D28];2);1;1)+8*MID(DEC2BIN([.E28];2);1;1)+4*MID(DEC2BIN([.F28];2);1;1)+2*MID(DEC2BIN([.G28];2);1;1)+MID(DEC2BIN([.H28];2);1;1)" office:value-type="float" office:value="0" calcext:value-type="float">
            <text:p>0</text:p>
          </table:table-cell>
          <table:table-cell table:style-name="ce44" table:number-columns-repeated="8"/>
          <table:table-cell table:formula="of:=128*MID(DEC2BIN([.K28];2);2;1)+64*MID(DEC2BIN([.L28];2);2;1)+32*MID(DEC2BIN([.M28];2);2;1)+16*MID(DEC2BIN([.N28];2);2;1)+8*MID(DEC2BIN([.O28];2);2;1)+4*MID(DEC2BIN([.P28];2);2;1)+2*MID(DEC2BIN([.Q28];2);2;1)+MID(DEC2BIN([.R28];2);2;1)" office:value-type="float" office:value="0" calcext:value-type="float">
            <text:p>0</text:p>
          </table:table-cell>
          <table:table-cell table:formula="of:=128*MID(DEC2BIN([.K28];2);1;1)+64*MID(DEC2BIN([.L28];2);1;1)+32*MID(DEC2BIN([.M28];2);1;1)+16*MID(DEC2BIN([.N28];2);1;1)+8*MID(DEC2BIN([.O28];2);1;1)+4*MID(DEC2BIN([.P28];2);1;1)+2*MID(DEC2BIN([.Q28];2);1;1)+MID(DEC2BIN([.R28];2);1;1)" office:value-type="float" office:value="0" calcext:value-type="float">
            <text:p>0</text:p>
          </table:table-cell>
          <table:table-cell table:style-name="ce77" table:number-columns-repeated="8"/>
          <table:table-cell table:formula="of:=128*MID(DEC2BIN([.U28];2);2;1)+64*MID(DEC2BIN([.V28];2);2;1)+32*MID(DEC2BIN([.W28];2);2;1)+16*MID(DEC2BIN([.X28];2);2;1)+8*MID(DEC2BIN([.Y28];2);2;1)+4*MID(DEC2BIN([.Z28];2);2;1)+2*MID(DEC2BIN([.AA28];2);2;1)+MID(DEC2BIN([.AB28];2);2;1)" office:value-type="float" office:value="0" calcext:value-type="float">
            <text:p>0</text:p>
          </table:table-cell>
          <table:table-cell table:formula="of:=128*MID(DEC2BIN([.U28];2);1;1)+64*MID(DEC2BIN([.V28];2);1;1)+32*MID(DEC2BIN([.W28];2);1;1)+16*MID(DEC2BIN([.X28];2);1;1)+8*MID(DEC2BIN([.Y28];2);1;1)+4*MID(DEC2BIN([.Z28];2);1;1)+2*MID(DEC2BIN([.AA28];2);1;1)+MID(DEC2BIN([.AB28];2);1;1)" office:value-type="float" office:value="0" calcext:value-type="float">
            <text:p>0</text:p>
          </table:table-cell>
          <table:table-cell table:style-name="ce110" table:number-columns-repeated="8"/>
          <table:table-cell table:formula="of:=128*MID(DEC2BIN([.AE28];2);2;1)+64*MID(DEC2BIN([.AF28];2);2;1)+32*MID(DEC2BIN([.AG28];2);2;1)+16*MID(DEC2BIN([.AH28];2);2;1)+8*MID(DEC2BIN([.AI28];2);2;1)+4*MID(DEC2BIN([.AJ28];2);2;1)+2*MID(DEC2BIN([.AK28];2);2;1)+MID(DEC2BIN([.AL28];2);2;1)" office:value-type="float" office:value="0" calcext:value-type="float">
            <text:p>0</text:p>
          </table:table-cell>
          <table:table-cell table:formula="of:=128*MID(DEC2BIN([.AE28];2);1;1)+64*MID(DEC2BIN([.AF28];2);1;1)+32*MID(DEC2BIN([.AG28];2);1;1)+16*MID(DEC2BIN([.AH28];2);1;1)+8*MID(DEC2BIN([.AI28];2);1;1)+4*MID(DEC2BIN([.AJ28];2);1;1)+2*MID(DEC2BIN([.AK28];2);1;1)+MID(DEC2BIN([.AL28];2);1;1)" office:value-type="float" office:value="0" calcext:value-type="float">
            <text:p>0</text:p>
          </table:table-cell>
          <table:table-cell table:style-name="ce146" table:number-columns-repeated="8"/>
          <table:table-cell table:formula="of:=128*MID(DEC2BIN([.AO28];2);2;1)+64*MID(DEC2BIN([.AP28];2);2;1)+32*MID(DEC2BIN([.AQ28];2);2;1)+16*MID(DEC2BIN([.AR28];2);2;1)+8*MID(DEC2BIN([.AS28];2);2;1)+4*MID(DEC2BIN([.AT28];2);2;1)+2*MID(DEC2BIN([.AU28];2);2;1)+MID(DEC2BIN([.AV28];2);2;1)" office:value-type="float" office:value="0" calcext:value-type="float">
            <text:p>0</text:p>
          </table:table-cell>
          <table:table-cell table:formula="of:=128*MID(DEC2BIN([.AO28];2);1;1)+64*MID(DEC2BIN([.AP28];2);1;1)+32*MID(DEC2BIN([.AQ28];2);1;1)+16*MID(DEC2BIN([.AR28];2);1;1)+8*MID(DEC2BIN([.AS28];2);1;1)+4*MID(DEC2BIN([.AT28];2);1;1)+2*MID(DEC2BIN([.AU28];2);1;1)+MID(DEC2BIN([.AV28];2);1;1)" office:value-type="float" office:value="0" calcext:value-type="float">
            <text:p>0</text:p>
          </table:table-cell>
          <table:table-cell table:style-name="ce182" table:number-columns-repeated="8"/>
          <table:table-cell table:formula="of:=128*MID(DEC2BIN([.AY28];2);2;1)+64*MID(DEC2BIN([.AZ28];2);2;1)+32*MID(DEC2BIN([.BA28];2);2;1)+16*MID(DEC2BIN([.BB28];2);2;1)+8*MID(DEC2BIN([.BC28];2);2;1)+4*MID(DEC2BIN([.BD28];2);2;1)+2*MID(DEC2BIN([.BE28];2);2;1)+MID(DEC2BIN([.BF28];2);2;1)" office:value-type="float" office:value="0" calcext:value-type="float">
            <text:p>0</text:p>
          </table:table-cell>
          <table:table-cell table:formula="of:=128*MID(DEC2BIN([.AY28];2);1;1)+64*MID(DEC2BIN([.AZ28];2);1;1)+32*MID(DEC2BIN([.BA28];2);1;1)+16*MID(DEC2BIN([.BB28];2);1;1)+8*MID(DEC2BIN([.BC28];2);1;1)+4*MID(DEC2BIN([.BD28];2);1;1)+2*MID(DEC2BIN([.BE28];2);1;1)+MID(DEC2BIN([.BF28];2);1;1)" office:value-type="float" office:value="0" calcext:value-type="float">
            <text:p>0</text:p>
          </table:table-cell>
          <table:table-cell table:style-name="ce217" table:number-columns-repeated="8"/>
          <table:table-cell table:formula="of:=128*MID(DEC2BIN([.BI28];2);2;1)+64*MID(DEC2BIN([.BJ28];2);2;1)+32*MID(DEC2BIN([.BK28];2);2;1)+16*MID(DEC2BIN([.BL28];2);2;1)+8*MID(DEC2BIN([.BM28];2);2;1)+4*MID(DEC2BIN([.BN28];2);2;1)+2*MID(DEC2BIN([.BO28];2);2;1)+MID(DEC2BIN([.BP28];2);2;1)" office:value-type="float" office:value="0" calcext:value-type="float">
            <text:p>0</text:p>
          </table:table-cell>
          <table:table-cell table:formula="of:=128*MID(DEC2BIN([.BI28];2);1;1)+64*MID(DEC2BIN([.BJ28];2);1;1)+32*MID(DEC2BIN([.BK28];2);1;1)+16*MID(DEC2BIN([.BL28];2);1;1)+8*MID(DEC2BIN([.BM28];2);1;1)+4*MID(DEC2BIN([.BN28];2);1;1)+2*MID(DEC2BIN([.BO28];2);1;1)+MID(DEC2BIN([.BP28];2);1;1)" office:value-type="float" office:value="0" calcext:value-type="float">
            <text:p>0</text:p>
          </table:table-cell>
          <table:table-cell table:style-name="ce252" table:number-columns-repeated="8"/>
          <table:table-cell table:formula="of:=128*MID(DEC2BIN([.BS28];2);2;1)+64*MID(DEC2BIN([.BT28];2);2;1)+32*MID(DEC2BIN([.BU28];2);2;1)+16*MID(DEC2BIN([.BV28];2);2;1)+8*MID(DEC2BIN([.BW28];2);2;1)+4*MID(DEC2BIN([.BX28];2);2;1)+2*MID(DEC2BIN([.BY28];2);2;1)+MID(DEC2BIN([.BZ28];2);2;1)" office:value-type="float" office:value="0" calcext:value-type="float">
            <text:p>0</text:p>
          </table:table-cell>
          <table:table-cell table:formula="of:=128*MID(DEC2BIN([.BS28];2);1;1)+64*MID(DEC2BIN([.BT28];2);1;1)+32*MID(DEC2BIN([.BU28];2);1;1)+16*MID(DEC2BIN([.BV28];2);1;1)+8*MID(DEC2BIN([.BW28];2);1;1)+4*MID(DEC2BIN([.BX28];2);1;1)+2*MID(DEC2BIN([.BY28];2);1;1)+MID(DEC2BIN([.BZ2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9]+8" office:value-type="float" office:value="48" calcext:value-type="float" table:number-columns-spanned="8" table:number-rows-spanned="1">
            <text:p>4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9]+8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9]+8" office:value-type="float" office:value="50" calcext:value-type="float" table:number-columns-spanned="8" table:number-rows-spanned="1">
            <text:p>5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9]+8" office:value-type="float" office:value="51" calcext:value-type="float" table:number-columns-spanned="8" table:number-rows-spanned="1">
            <text:p>5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9]+8" office:value-type="float" office:value="52" calcext:value-type="float" table:number-columns-spanned="8" table:number-rows-spanned="1">
            <text:p>5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9]+8" office:value-type="float" office:value="53" calcext:value-type="float" table:number-columns-spanned="8" table:number-rows-spanned="1">
            <text:p>5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9]+8" office:value-type="float" office:value="54" calcext:value-type="float" table:number-columns-spanned="8" table:number-rows-spanned="1">
            <text:p>5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9]+8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[.A30]+2*[.A31]+4*[.A32]+8*[.A33]+16*[.A34]+32*[.A35]+64*[.A36]+128*[.A37]" office:value-type="float" office:value="0" calcext:value-type="float">
            <text:p>0</text:p>
          </table:table-cell>
          <table:table-cell table:style-name="Default"/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formula="of:=[.K30]+2*[.K31]+4*[.K32]+8*[.K33]+16*[.K34]+32*[.K35]+64*[.K36]+128*[.K37]" office:value-type="float" office:value="0" calcext:value-type="float">
            <text:p>0</text:p>
          </table:table-cell>
          <table:table-cell table:style-name="Default"/>
          <table:table-cell table:number-columns-repeated="2" table:style-name="ce78" office:value-type="float" office:value="0" calcext:value-type="float">
            <text:p>0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formula="of:=[.U30]+2*[.U31]+4*[.U32]+8*[.U33]+16*[.U34]+32*[.U35]+64*[.U36]+128*[.U37]" office:value-type="float" office:value="0" calcext:value-type="float">
            <text:p>0</text:p>
          </table:table-cell>
          <table:table-cell table:style-name="Default"/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formula="of:=[.AE30]+2*[.AE31]+4*[.AE32]+8*[.AE33]+16*[.AE34]+32*[.AE35]+64*[.AE36]+128*[.AE37]" office:value-type="float" office:value="0" calcext:value-type="float">
            <text:p>0</text:p>
          </table:table-cell>
          <table:table-cell table:style-name="Default"/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formula="of:=[.AO30]+2*[.AO31]+4*[.AO32]+8*[.AO33]+16*[.AO34]+32*[.AO35]+64*[.AO36]+128*[.AO37]" office:value-type="float" office:value="0" calcext:value-type="float">
            <text:p>0</text:p>
          </table:table-cell>
          <table:table-cell table:style-name="Default"/>
          <table:table-cell table:style-name="ce183" office:value-type="float" office:value="0" calcext:value-type="float">
            <text:p>0</text:p>
          </table:table-cell>
          <table:table-cell table:number-columns-repeated="6" table:style-name="ce183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formula="of:=[.AY30]+2*[.AY31]+4*[.AY32]+8*[.AY33]+16*[.AY34]+32*[.AY35]+64*[.AY36]+128*[.AY37]" office:value-type="float" office:value="0" calcext:value-type="float">
            <text:p>0</text:p>
          </table:table-cell>
          <table:table-cell table:style-name="Default"/>
          <table:table-cell table:number-columns-repeated="2" table:style-name="ce218" office:value-type="float" office:value="0" calcext:value-type="float">
            <text:p>0</text:p>
          </table:table-cell>
          <table:table-cell table:number-columns-repeated="4"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formula="of:=[.BI30]+2*[.BI31]+4*[.BI32]+8*[.BI33]+16*[.BI34]+32*[.BI35]+64*[.BI36]+128*[.BI37]" office:value-type="float" office:value="0" calcext:value-type="float">
            <text:p>0</text:p>
          </table:table-cell>
          <table:table-cell table:style-name="Default"/>
          <table:table-cell table:style-name="ce253" office:value-type="float" office:value="0" calcext:value-type="float">
            <text:p>0</text:p>
          </table:table-cell>
          <table:table-cell table:number-columns-repeated="6"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formula="of:=[.BS30]+2*[.BS31]+4*[.BS32]+8*[.BS33]+16*[.BS34]+32*[.BS35]+64*[.BS36]+128*[.BS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B30]+2*[.B31]+4*[.B32]+8*[.B33]+16*[.B34]+32*[.B35]+64*[.B36]+128*[.B37]" office:value-type="float" office:value="62" calcext:value-type="float">
            <text:p>62</text:p>
          </table:table-cell>
          <table:table-cell table:style-name="Default"/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formula="of:=[.L30]+2*[.L31]+4*[.L32]+8*[.L33]+16*[.L34]+32*[.L35]+64*[.L36]+128*[.L37]" office:value-type="float" office:value="64" calcext:value-type="float">
            <text:p>64</text:p>
          </table:table-cell>
          <table:table-cell table:style-name="Default"/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formula="of:=[.V30]+2*[.V31]+4*[.V32]+8*[.V33]+16*[.V34]+32*[.V35]+64*[.V36]+128*[.V37]" office:value-type="float" office:value="98" calcext:value-type="float">
            <text:p>98</text:p>
          </table:table-cell>
          <table:table-cell table:style-name="Default"/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formula="of:=[.AF30]+2*[.AF31]+4*[.AF32]+8*[.AF33]+16*[.AF34]+32*[.AF35]+64*[.AF36]+128*[.AF37]" office:value-type="float" office:value="34" calcext:value-type="float">
            <text:p>34</text:p>
          </table:table-cell>
          <table:table-cell table:style-name="Default"/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formula="of:=[.AP30]+2*[.AP31]+4*[.AP32]+8*[.AP33]+16*[.AP34]+32*[.AP35]+64*[.AP36]+128*[.AP37]" office:value-type="float" office:value="24" calcext:value-type="float">
            <text:p>24</text:p>
          </table:table-cell>
          <table:table-cell table:style-name="Default"/>
          <table:table-cell table:style-name="ce183" office:value-type="float" office:value="0" calcext:value-type="float">
            <text:p>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number-columns-repeated="5" table:style-name="ce183" office:value-type="float" office:value="0" calcext:value-type="float">
            <text:p>0</text:p>
          </table:table-cell>
          <table:table-cell table:formula="of:=[.AZ30]+2*[.AZ31]+4*[.AZ32]+8*[.AZ33]+16*[.AZ34]+32*[.AZ35]+64*[.AZ36]+128*[.AZ37]" office:value-type="float" office:value="39" calcext:value-type="float">
            <text:p>39</text:p>
          </table:table-cell>
          <table:table-cell table:style-name="Default"/>
          <table:table-cell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formula="of:=[.BJ30]+2*[.BJ31]+4*[.BJ32]+8*[.BJ33]+16*[.BJ34]+32*[.BJ35]+64*[.BJ36]+128*[.BJ37]" office:value-type="float" office:value="62" calcext:value-type="float">
            <text:p>62</text:p>
          </table:table-cell>
          <table:table-cell table:style-name="Default"/>
          <table:table-cell table:style-name="ce253" office:value-type="float" office:value="0" calcext:value-type="float">
            <text:p>0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formula="of:=[.BT30]+2*[.BT31]+4*[.BT32]+8*[.BT33]+16*[.BT34]+32*[.BT35]+64*[.BT36]+128*[.BT37]" office:value-type="float" office:value="3" calcext:value-type="float">
            <text:p>3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C30]+2*[.C31]+4*[.C32]+8*[.C33]+16*[.C34]+32*[.C35]+64*[.C36]+128*[.C37]" office:value-type="float" office:value="127" calcext:value-type="float">
            <text:p>127</text:p>
          </table:table-cell>
          <table:table-cell table:style-name="Default"/>
          <table:table-cell table:number-columns-repeated="2" table:style-name="ce45" office:value-type="float" office:value="0" calcext:value-type="float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formula="of:=[.M30]+2*[.M31]+4*[.M32]+8*[.M33]+16*[.M34]+32*[.M35]+64*[.M36]+128*[.M37]" office:value-type="float" office:value="68" calcext:value-type="float">
            <text:p>68</text:p>
          </table:table-cell>
          <table:table-cell table:style-name="Default"/>
          <table:table-cell table:number-columns-repeated="5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formula="of:=[.W30]+2*[.W31]+4*[.W32]+8*[.W33]+16*[.W34]+32*[.W35]+64*[.W36]+128*[.W37]" office:value-type="float" office:value="115" calcext:value-type="float">
            <text:p>115</text:p>
          </table:table-cell>
          <table:table-cell table:style-name="Default"/>
          <table:table-cell table:number-columns-repeated="5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formula="of:=[.AG30]+2*[.AG31]+4*[.AG32]+8*[.AG33]+16*[.AG34]+32*[.AG35]+64*[.AG36]+128*[.AG37]" office:value-type="float" office:value="99" calcext:value-type="float">
            <text:p>99</text:p>
          </table:table-cell>
          <table:table-cell table:style-name="Default"/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formula="of:=[.AQ30]+2*[.AQ31]+4*[.AQ32]+8*[.AQ33]+16*[.AQ34]+32*[.AQ35]+64*[.AQ36]+128*[.AQ37]" office:value-type="float" office:value="24" calcext:value-type="float">
            <text:p>24</text:p>
          </table:table-cell>
          <table:table-cell table:style-name="Default"/>
          <table:table-cell table:style-name="ce183" office:value-type="float" office:value="0" calcext:value-type="float">
            <text:p>0</text:p>
          </table:table-cell>
          <table:table-cell table:number-columns-repeated="5" table:style-name="ce183" office:value-type="float" office:value="1" calcext:value-type="float">
            <text:p>1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formula="of:=[.BA30]+2*[.BA31]+4*[.BA32]+8*[.BA33]+16*[.BA34]+32*[.BA35]+64*[.BA36]+128*[.BA37]" office:value-type="float" office:value="103" calcext:value-type="float">
            <text:p>103</text:p>
          </table:table-cell>
          <table:table-cell table:style-name="Default"/>
          <table:table-cell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formula="of:=[.BK30]+2*[.BK31]+4*[.BK32]+8*[.BK33]+16*[.BK34]+32*[.BK35]+64*[.BK36]+128*[.BK37]" office:value-type="float" office:value="127" calcext:value-type="float">
            <text:p>127</text:p>
          </table:table-cell>
          <table:table-cell table:style-name="Default"/>
          <table:table-cell table:number-columns-repeated="4" table:style-name="ce253" office:value-type="float" office:value="0" calcext:value-type="float">
            <text:p>0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formula="of:=[.BU30]+2*[.BU31]+4*[.BU32]+8*[.BU33]+16*[.BU34]+32*[.BU35]+64*[.BU36]+128*[.BU37]" office:value-type="float" office:value="3" calcext:value-type="float">
            <text:p>3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D30]+2*[.D31]+4*[.D32]+8*[.D33]+16*[.D34]+32*[.D35]+64*[.D36]+128*[.D37]" office:value-type="float" office:value="73" calcext:value-type="float">
            <text:p>73</text:p>
          </table:table-cell>
          <table:table-cell table:style-name="Default"/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formula="of:=[.N30]+2*[.N31]+4*[.N32]+8*[.N33]+16*[.N34]+32*[.N35]+64*[.N36]+128*[.N37]" office:value-type="float" office:value="127" calcext:value-type="float">
            <text:p>127</text:p>
          </table:table-cell>
          <table:table-cell table:style-name="Default"/>
          <table:table-cell table:number-columns-repeated="4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formula="of:=[.X30]+2*[.X31]+4*[.X32]+8*[.X33]+16*[.X34]+32*[.X35]+64*[.X36]+128*[.X37]" office:value-type="float" office:value="81" calcext:value-type="float">
            <text:p>81</text:p>
          </table:table-cell>
          <table:table-cell table:style-name="Default"/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formula="of:=[.AH30]+2*[.AH31]+4*[.AH32]+8*[.AH33]+16*[.AH34]+32*[.AH35]+64*[.AH36]+128*[.AH37]" office:value-type="float" office:value="73" calcext:value-type="float">
            <text:p>73</text:p>
          </table:table-cell>
          <table:table-cell table:style-name="Default"/>
          <table:table-cell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formula="of:=[.AR30]+2*[.AR31]+4*[.AR32]+8*[.AR33]+16*[.AR34]+32*[.AR35]+64*[.AR36]+128*[.AR37]" office:value-type="float" office:value="20" calcext:value-type="float">
            <text:p>20</text:p>
          </table:table-cell>
          <table:table-cell table:style-name="Default"/>
          <table:table-cell table:number-columns-repeated="5" table:style-name="ce183" office:value-type="float" office:value="0" calcext:value-type="float">
            <text:p>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formula="of:=[.BB30]+2*[.BB31]+4*[.BB32]+8*[.BB33]+16*[.BB34]+32*[.BB35]+64*[.BB36]+128*[.BB37]" office:value-type="float" office:value="69" calcext:value-type="float">
            <text:p>69</text:p>
          </table:table-cell>
          <table:table-cell table:style-name="Default"/>
          <table:table-cell table:style-name="ce218" office:value-type="float" office:value="0" calcext:value-type="float">
            <text:p>0</text:p>
          </table:table-cell>
          <table:table-cell table:number-columns-repeated="5"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formula="of:=[.BL30]+2*[.BL31]+4*[.BL32]+8*[.BL33]+16*[.BL34]+32*[.BL35]+64*[.BL36]+128*[.BL37]" office:value-type="float" office:value="73" calcext:value-type="float">
            <text:p>73</text:p>
          </table:table-cell>
          <table:table-cell table:style-name="Default"/>
          <table:table-cell table:number-columns-repeated="3" table:style-name="ce253" office:value-type="float" office:value="0" calcext:value-type="float">
            <text:p>0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formula="of:=[.BV30]+2*[.BV31]+4*[.BV32]+8*[.BV33]+16*[.BV34]+32*[.BV35]+64*[.BV36]+128*[.BV37]" office:value-type="float" office:value="121" calcext:value-type="float">
            <text:p>121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E30]+2*[.E31]+4*[.E32]+8*[.E33]+16*[.E34]+32*[.E35]+64*[.E36]+128*[.E37]" office:value-type="float" office:value="69" calcext:value-type="float">
            <text:p>69</text:p>
          </table:table-cell>
          <table:table-cell table:style-name="Default"/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formula="of:=[.O30]+2*[.O31]+4*[.O32]+8*[.O33]+16*[.O34]+32*[.O35]+64*[.O36]+128*[.O37]" office:value-type="float" office:value="127" calcext:value-type="float">
            <text:p>127</text:p>
          </table:table-cell>
          <table:table-cell table:style-name="Default"/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formula="of:=[.Y30]+2*[.Y31]+4*[.Y32]+8*[.Y33]+16*[.Y34]+32*[.Y35]+64*[.Y36]+128*[.Y37]" office:value-type="float" office:value="73" calcext:value-type="float">
            <text:p>73</text:p>
          </table:table-cell>
          <table:table-cell table:style-name="Default"/>
          <table:table-cell table:number-columns-repeated="5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formula="of:=[.AI30]+2*[.AI31]+4*[.AI32]+8*[.AI33]+16*[.AI34]+32*[.AI35]+64*[.AI36]+128*[.AI37]" office:value-type="float" office:value="73" calcext:value-type="float">
            <text:p>73</text:p>
          </table:table-cell>
          <table:table-cell table:style-name="Default"/>
          <table:table-cell table:style-name="ce147" office:value-type="float" office:value="0" calcext:value-type="float">
            <text:p>0</text:p>
          </table:table-cell>
          <table:table-cell table:number-columns-repeated="7" table:style-name="ce147" office:value-type="float" office:value="1" calcext:value-type="float">
            <text:p>1</text:p>
          </table:table-cell>
          <table:table-cell table:formula="of:=[.AS30]+2*[.AS31]+4*[.AS32]+8*[.AS33]+16*[.AS34]+32*[.AS35]+64*[.AS36]+128*[.AS37]" office:value-type="float" office:value="22" calcext:value-type="float">
            <text:p>22</text:p>
          </table:table-cell>
          <table:table-cell table:style-name="Default"/>
          <table:table-cell table:number-columns-repeated="5" table:style-name="ce183" office:value-type="float" office:value="0" calcext:value-type="float">
            <text:p>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formula="of:=[.BC30]+2*[.BC31]+4*[.BC32]+8*[.BC33]+16*[.BC34]+32*[.BC35]+64*[.BC36]+128*[.BC37]" office:value-type="float" office:value="69" calcext:value-type="float">
            <text:p>69</text:p>
          </table:table-cell>
          <table:table-cell table:style-name="Default"/>
          <table:table-cell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formula="of:=[.BM30]+2*[.BM31]+4*[.BM32]+8*[.BM33]+16*[.BM34]+32*[.BM35]+64*[.BM36]+128*[.BM37]" office:value-type="float" office:value="73" calcext:value-type="float">
            <text:p>73</text:p>
          </table:table-cell>
          <table:table-cell table:style-name="Default"/>
          <table:table-cell table:number-columns-repeated="3" table:style-name="ce253" office:value-type="float" office:value="0" calcext:value-type="float">
            <text:p>0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formula="of:=[.BW30]+2*[.BW31]+4*[.BW32]+8*[.BW33]+16*[.BW34]+32*[.BW35]+64*[.BW36]+128*[.BW37]" office:value-type="float" office:value="125" calcext:value-type="float">
            <text:p>125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F30]+2*[.F31]+4*[.F32]+8*[.F33]+16*[.F34]+32*[.F35]+64*[.F36]+128*[.F37]" office:value-type="float" office:value="127" calcext:value-type="float">
            <text:p>127</text:p>
          </table:table-cell>
          <table:table-cell table:style-name="Default"/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formula="of:=[.P30]+2*[.P31]+4*[.P32]+8*[.P33]+16*[.P34]+32*[.P35]+64*[.P36]+128*[.P37]" office:value-type="float" office:value="64" calcext:value-type="float">
            <text:p>64</text:p>
          </table:table-cell>
          <table:table-cell table:style-name="Default"/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formula="of:=[.Z30]+2*[.Z31]+4*[.Z32]+8*[.Z33]+16*[.Z34]+32*[.Z35]+64*[.Z36]+128*[.Z37]" office:value-type="float" office:value="79" calcext:value-type="float">
            <text:p>79</text:p>
          </table:table-cell>
          <table:table-cell table:style-name="Default"/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formula="of:=[.AJ30]+2*[.AJ31]+4*[.AJ32]+8*[.AJ33]+16*[.AJ34]+32*[.AJ35]+64*[.AJ36]+128*[.AJ37]" office:value-type="float" office:value="127" calcext:value-type="float">
            <text:p>127</text:p>
          </table:table-cell>
          <table:table-cell table:style-name="Default"/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formula="of:=[.AT30]+2*[.AT31]+4*[.AT32]+8*[.AT33]+16*[.AT34]+32*[.AT35]+64*[.AT36]+128*[.AT37]" office:value-type="float" office:value="127" calcext:value-type="float">
            <text:p>127</text:p>
          </table:table-cell>
          <table:table-cell table:style-name="Default"/>
          <table:table-cell table:style-name="ce183" office:value-type="float" office:value="0" calcext:value-type="float">
            <text:p>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formula="of:=[.BD30]+2*[.BD31]+4*[.BD32]+8*[.BD33]+16*[.BD34]+32*[.BD35]+64*[.BD36]+128*[.BD37]" office:value-type="float" office:value="125" calcext:value-type="float">
            <text:p>125</text:p>
          </table:table-cell>
          <table:table-cell table:style-name="Default"/>
          <table:table-cell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formula="of:=[.BN30]+2*[.BN31]+4*[.BN32]+8*[.BN33]+16*[.BN34]+32*[.BN35]+64*[.BN36]+128*[.BN37]" office:value-type="float" office:value="123" calcext:value-type="float">
            <text:p>123</text:p>
          </table:table-cell>
          <table:table-cell table:style-name="Default"/>
          <table:table-cell table:number-columns-repeated="3" table:style-name="ce253" office:value-type="float" office:value="0" calcext:value-type="float">
            <text:p>0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formula="of:=[.BX30]+2*[.BX31]+4*[.BX32]+8*[.BX33]+16*[.BX34]+32*[.BX35]+64*[.BX36]+128*[.BX37]" office:value-type="float" office:value="7" calcext:value-type="float">
            <text:p>7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[.G30]+2*[.G31]+4*[.G32]+8*[.G33]+16*[.G34]+32*[.G35]+64*[.G36]+128*[.G37]" office:value-type="float" office:value="62" calcext:value-type="float">
            <text:p>62</text:p>
          </table:table-cell>
          <table:table-cell table:style-name="Default"/>
          <table:table-cell table:style-name="ce45" office:value-type="float" office:value="0" calcext:value-type="float">
            <text:p>0</text:p>
          </table:table-cell>
          <table:table-cell table:number-columns-repeated="6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formula="of:=[.Q30]+2*[.Q31]+4*[.Q32]+8*[.Q33]+16*[.Q34]+32*[.Q35]+64*[.Q36]+128*[.Q37]" office:value-type="float" office:value="64" calcext:value-type="float">
            <text:p>64</text:p>
          </table:table-cell>
          <table:table-cell table:style-name="Default"/>
          <table:table-cell table:style-name="ce78" office:value-type="float" office:value="0" calcext:value-type="float">
            <text:p>0</text:p>
          </table:table-cell>
          <table:table-cell table:number-columns-repeated="6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formula="of:=[.AA30]+2*[.AA31]+4*[.AA32]+8*[.AA33]+16*[.AA34]+32*[.AA35]+64*[.AA36]+128*[.AA37]" office:value-type="float" office:value="70" calcext:value-type="float">
            <text:p>70</text:p>
          </table:table-cell>
          <table:table-cell table:style-name="Default"/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formula="of:=[.AK30]+2*[.AK31]+4*[.AK32]+8*[.AK33]+16*[.AK34]+32*[.AK35]+64*[.AK36]+128*[.AK37]" office:value-type="float" office:value="54" calcext:value-type="float">
            <text:p>54</text:p>
          </table:table-cell>
          <table:table-cell table:style-name="Default"/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formula="of:=[.AU30]+2*[.AU31]+4*[.AU32]+8*[.AU33]+16*[.AU34]+32*[.AU35]+64*[.AU36]+128*[.AU37]" office:value-type="float" office:value="127" calcext:value-type="float">
            <text:p>127</text:p>
          </table:table-cell>
          <table:table-cell table:style-name="Default"/>
          <table:table-cell table:number-columns-repeated="2" table:style-name="ce183" office:value-type="float" office:value="0" calcext:value-type="float">
            <text:p>0</text:p>
          </table:table-cell>
          <table:table-cell table:number-columns-repeated="4" table:style-name="ce183" office:value-type="float" office:value="1" calcext:value-type="float">
            <text:p>1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formula="of:=[.BE30]+2*[.BE31]+4*[.BE32]+8*[.BE33]+16*[.BE34]+32*[.BE35]+64*[.BE36]+128*[.BE37]" office:value-type="float" office:value="57" calcext:value-type="float">
            <text:p>57</text:p>
          </table:table-cell>
          <table:table-cell table:style-name="Default"/>
          <table:table-cell table:number-columns-repeated="2" table:style-name="ce218" office:value-type="float" office:value="0" calcext:value-type="float">
            <text:p>0</text:p>
          </table:table-cell>
          <table:table-cell table:number-columns-repeated="4"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formula="of:=[.BO30]+2*[.BO31]+4*[.BO32]+8*[.BO33]+16*[.BO34]+32*[.BO35]+64*[.BO36]+128*[.BO37]" office:value-type="float" office:value="50" calcext:value-type="float">
            <text:p>50</text:p>
          </table:table-cell>
          <table:table-cell table:style-name="Default"/>
          <table:table-cell table:number-columns-repeated="3" table:style-name="ce253" office:value-type="float" office:value="0" calcext:value-type="float">
            <text:p>0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formula="of:=[.BY30]+2*[.BY31]+4*[.BY32]+8*[.BY33]+16*[.BY34]+32*[.BY35]+64*[.BY36]+128*[.BY37]" office:value-type="float" office:value="3" calcext:value-type="float">
            <text:p>3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0" office:value-type="float" office:value="0" calcext:value-type="float">
            <text:p>0</text:p>
          </table:table-cell>
          <table:table-cell table:formula="of:=[.H30]+2*[.H31]+4*[.H32]+8*[.H33]+16*[.H34]+32*[.H35]+64*[.H36]+128*[.H37]" office:value-type="float" office:value="0" calcext:value-type="float">
            <text:p>0</text:p>
          </table:table-cell>
          <table:table-cell table:style-name="Default"/>
          <table:table-cell table:number-columns-repeated="8" table:style-name="ce45" office:value-type="float" office:value="0" calcext:value-type="float">
            <text:p>0</text:p>
          </table:table-cell>
          <table:table-cell table:formula="of:=[.R30]+2*[.R31]+4*[.R32]+8*[.R33]+16*[.R34]+32*[.R35]+64*[.R36]+128*[.R37]" office:value-type="float" office:value="0" calcext:value-type="float">
            <text:p>0</text:p>
          </table:table-cell>
          <table:table-cell table:style-name="Default"/>
          <table:table-cell table:number-columns-repeated="8" table:style-name="ce78" office:value-type="float" office:value="0" calcext:value-type="float">
            <text:p>0</text:p>
          </table:table-cell>
          <table:table-cell table:formula="of:=[.AB30]+2*[.AB31]+4*[.AB32]+8*[.AB33]+16*[.AB34]+32*[.AB35]+64*[.AB36]+128*[.AB37]" office:value-type="float" office:value="0" calcext:value-type="float">
            <text:p>0</text:p>
          </table:table-cell>
          <table:table-cell table:style-name="Default"/>
          <table:table-cell table:number-columns-repeated="8" table:style-name="ce111" office:value-type="float" office:value="0" calcext:value-type="float">
            <text:p>0</text:p>
          </table:table-cell>
          <table:table-cell table:formula="of:=[.AL30]+2*[.AL31]+4*[.AL32]+8*[.AL33]+16*[.AL34]+32*[.AL35]+64*[.AL36]+128*[.AL37]" office:value-type="float" office:value="0" calcext:value-type="float">
            <text:p>0</text:p>
          </table:table-cell>
          <table:table-cell table:style-name="Default"/>
          <table:table-cell table:number-columns-repeated="8" table:style-name="ce147" office:value-type="float" office:value="0" calcext:value-type="float">
            <text:p>0</text:p>
          </table:table-cell>
          <table:table-cell table:formula="of:=[.AV30]+2*[.AV31]+4*[.AV32]+8*[.AV33]+16*[.AV34]+32*[.AV35]+64*[.AV36]+128*[.AV37]" office:value-type="float" office:value="16" calcext:value-type="float">
            <text:p>16</text:p>
          </table:table-cell>
          <table:table-cell table:style-name="Default"/>
          <table:table-cell table:number-columns-repeated="8" table:style-name="ce183" office:value-type="float" office:value="0" calcext:value-type="float">
            <text:p>0</text:p>
          </table:table-cell>
          <table:table-cell table:formula="of:=[.BF30]+2*[.BF31]+4*[.BF32]+8*[.BF33]+16*[.BF34]+32*[.BF35]+64*[.BF36]+128*[.BF37]" office:value-type="float" office:value="0" calcext:value-type="float">
            <text:p>0</text:p>
          </table:table-cell>
          <table:table-cell table:style-name="Default"/>
          <table:table-cell table:number-columns-repeated="8" table:style-name="ce218" office:value-type="float" office:value="0" calcext:value-type="float">
            <text:p>0</text:p>
          </table:table-cell>
          <table:table-cell table:formula="of:=[.BP30]+2*[.BP31]+4*[.BP32]+8*[.BP33]+16*[.BP34]+32*[.BP35]+64*[.BP36]+128*[.BP37]" office:value-type="float" office:value="0" calcext:value-type="float">
            <text:p>0</text:p>
          </table:table-cell>
          <table:table-cell table:style-name="Default"/>
          <table:table-cell table:number-columns-repeated="8" table:style-name="ce253" office:value-type="float" office:value="0" calcext:value-type="float">
            <text:p>0</text:p>
          </table:table-cell>
          <table:table-cell table:formula="of:=[.BZ30]+2*[.BZ31]+4*[.BZ32]+8*[.BZ33]+16*[.BZ34]+32*[.BZ35]+64*[.BZ36]+128*[.BZ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1" table:number-columns-repeated="8"/>
          <table:table-cell table:formula="of:=128*MID(DEC2BIN([.A38];2);2;1)+64*MID(DEC2BIN([.B38];2);2;1)+32*MID(DEC2BIN([.C38];2);2;1)+16*MID(DEC2BIN([.D38];2);2;1)+8*MID(DEC2BIN([.E38];2);2;1)+4*MID(DEC2BIN([.F38];2);2;1)+2*MID(DEC2BIN([.G38];2);2;1)+MID(DEC2BIN([.H38];2);2;1)" office:value-type="float" office:value="0" calcext:value-type="float">
            <text:p>0</text:p>
          </table:table-cell>
          <table:table-cell table:formula="of:=128*MID(DEC2BIN([.A38];2);1;1)+64*MID(DEC2BIN([.B38];2);1;1)+32*MID(DEC2BIN([.C38];2);1;1)+16*MID(DEC2BIN([.D38];2);1;1)+8*MID(DEC2BIN([.E38];2);1;1)+4*MID(DEC2BIN([.F38];2);1;1)+2*MID(DEC2BIN([.G38];2);1;1)+MID(DEC2BIN([.H38];2);1;1)" office:value-type="float" office:value="0" calcext:value-type="float">
            <text:p>0</text:p>
          </table:table-cell>
          <table:table-cell table:style-name="ce46" table:number-columns-repeated="8"/>
          <table:table-cell table:formula="of:=128*MID(DEC2BIN([.K38];2);2;1)+64*MID(DEC2BIN([.L38];2);2;1)+32*MID(DEC2BIN([.M38];2);2;1)+16*MID(DEC2BIN([.N38];2);2;1)+8*MID(DEC2BIN([.O38];2);2;1)+4*MID(DEC2BIN([.P38];2);2;1)+2*MID(DEC2BIN([.Q38];2);2;1)+MID(DEC2BIN([.R38];2);2;1)" office:value-type="float" office:value="0" calcext:value-type="float">
            <text:p>0</text:p>
          </table:table-cell>
          <table:table-cell table:formula="of:=128*MID(DEC2BIN([.K38];2);1;1)+64*MID(DEC2BIN([.L38];2);1;1)+32*MID(DEC2BIN([.M38];2);1;1)+16*MID(DEC2BIN([.N38];2);1;1)+8*MID(DEC2BIN([.O38];2);1;1)+4*MID(DEC2BIN([.P38];2);1;1)+2*MID(DEC2BIN([.Q38];2);1;1)+MID(DEC2BIN([.R38];2);1;1)" office:value-type="float" office:value="0" calcext:value-type="float">
            <text:p>0</text:p>
          </table:table-cell>
          <table:table-cell table:style-name="ce79" table:number-columns-repeated="8"/>
          <table:table-cell table:formula="of:=128*MID(DEC2BIN([.U38];2);2;1)+64*MID(DEC2BIN([.V38];2);2;1)+32*MID(DEC2BIN([.W38];2);2;1)+16*MID(DEC2BIN([.X38];2);2;1)+8*MID(DEC2BIN([.Y38];2);2;1)+4*MID(DEC2BIN([.Z38];2);2;1)+2*MID(DEC2BIN([.AA38];2);2;1)+MID(DEC2BIN([.AB38];2);2;1)" office:value-type="float" office:value="0" calcext:value-type="float">
            <text:p>0</text:p>
          </table:table-cell>
          <table:table-cell table:formula="of:=128*MID(DEC2BIN([.U38];2);1;1)+64*MID(DEC2BIN([.V38];2);1;1)+32*MID(DEC2BIN([.W38];2);1;1)+16*MID(DEC2BIN([.X38];2);1;1)+8*MID(DEC2BIN([.Y38];2);1;1)+4*MID(DEC2BIN([.Z38];2);1;1)+2*MID(DEC2BIN([.AA38];2);1;1)+MID(DEC2BIN([.AB38];2);1;1)" office:value-type="float" office:value="0" calcext:value-type="float">
            <text:p>0</text:p>
          </table:table-cell>
          <table:table-cell table:style-name="ce112" table:number-columns-repeated="8"/>
          <table:table-cell table:formula="of:=128*MID(DEC2BIN([.AE38];2);2;1)+64*MID(DEC2BIN([.AF38];2);2;1)+32*MID(DEC2BIN([.AG38];2);2;1)+16*MID(DEC2BIN([.AH38];2);2;1)+8*MID(DEC2BIN([.AI38];2);2;1)+4*MID(DEC2BIN([.AJ38];2);2;1)+2*MID(DEC2BIN([.AK38];2);2;1)+MID(DEC2BIN([.AL38];2);2;1)" office:value-type="float" office:value="0" calcext:value-type="float">
            <text:p>0</text:p>
          </table:table-cell>
          <table:table-cell table:formula="of:=128*MID(DEC2BIN([.AE38];2);1;1)+64*MID(DEC2BIN([.AF38];2);1;1)+32*MID(DEC2BIN([.AG38];2);1;1)+16*MID(DEC2BIN([.AH38];2);1;1)+8*MID(DEC2BIN([.AI38];2);1;1)+4*MID(DEC2BIN([.AJ38];2);1;1)+2*MID(DEC2BIN([.AK38];2);1;1)+MID(DEC2BIN([.AL38];2);1;1)" office:value-type="float" office:value="0" calcext:value-type="float">
            <text:p>0</text:p>
          </table:table-cell>
          <table:table-cell table:style-name="ce148" table:number-columns-repeated="8"/>
          <table:table-cell table:formula="of:=128*MID(DEC2BIN([.AO38];2);2;1)+64*MID(DEC2BIN([.AP38];2);2;1)+32*MID(DEC2BIN([.AQ38];2);2;1)+16*MID(DEC2BIN([.AR38];2);2;1)+8*MID(DEC2BIN([.AS38];2);2;1)+4*MID(DEC2BIN([.AT38];2);2;1)+2*MID(DEC2BIN([.AU38];2);2;1)+MID(DEC2BIN([.AV38];2);2;1)" office:value-type="float" office:value="0" calcext:value-type="float">
            <text:p>0</text:p>
          </table:table-cell>
          <table:table-cell table:formula="of:=128*MID(DEC2BIN([.AO38];2);1;1)+64*MID(DEC2BIN([.AP38];2);1;1)+32*MID(DEC2BIN([.AQ38];2);1;1)+16*MID(DEC2BIN([.AR38];2);1;1)+8*MID(DEC2BIN([.AS38];2);1;1)+4*MID(DEC2BIN([.AT38];2);1;1)+2*MID(DEC2BIN([.AU38];2);1;1)+MID(DEC2BIN([.AV38];2);1;1)" office:value-type="float" office:value="0" calcext:value-type="float">
            <text:p>0</text:p>
          </table:table-cell>
          <table:table-cell table:style-name="ce184" table:number-columns-repeated="8"/>
          <table:table-cell table:formula="of:=128*MID(DEC2BIN([.AY38];2);2;1)+64*MID(DEC2BIN([.AZ38];2);2;1)+32*MID(DEC2BIN([.BA38];2);2;1)+16*MID(DEC2BIN([.BB38];2);2;1)+8*MID(DEC2BIN([.BC38];2);2;1)+4*MID(DEC2BIN([.BD38];2);2;1)+2*MID(DEC2BIN([.BE38];2);2;1)+MID(DEC2BIN([.BF38];2);2;1)" office:value-type="float" office:value="0" calcext:value-type="float">
            <text:p>0</text:p>
          </table:table-cell>
          <table:table-cell table:formula="of:=128*MID(DEC2BIN([.AY38];2);1;1)+64*MID(DEC2BIN([.AZ38];2);1;1)+32*MID(DEC2BIN([.BA38];2);1;1)+16*MID(DEC2BIN([.BB38];2);1;1)+8*MID(DEC2BIN([.BC38];2);1;1)+4*MID(DEC2BIN([.BD38];2);1;1)+2*MID(DEC2BIN([.BE38];2);1;1)+MID(DEC2BIN([.BF38];2);1;1)" office:value-type="float" office:value="0" calcext:value-type="float">
            <text:p>0</text:p>
          </table:table-cell>
          <table:table-cell table:style-name="ce219" table:number-columns-repeated="8"/>
          <table:table-cell table:formula="of:=128*MID(DEC2BIN([.BI38];2);2;1)+64*MID(DEC2BIN([.BJ38];2);2;1)+32*MID(DEC2BIN([.BK38];2);2;1)+16*MID(DEC2BIN([.BL38];2);2;1)+8*MID(DEC2BIN([.BM38];2);2;1)+4*MID(DEC2BIN([.BN38];2);2;1)+2*MID(DEC2BIN([.BO38];2);2;1)+MID(DEC2BIN([.BP38];2);2;1)" office:value-type="float" office:value="0" calcext:value-type="float">
            <text:p>0</text:p>
          </table:table-cell>
          <table:table-cell table:formula="of:=128*MID(DEC2BIN([.BI38];2);1;1)+64*MID(DEC2BIN([.BJ38];2);1;1)+32*MID(DEC2BIN([.BK38];2);1;1)+16*MID(DEC2BIN([.BL38];2);1;1)+8*MID(DEC2BIN([.BM38];2);1;1)+4*MID(DEC2BIN([.BN38];2);1;1)+2*MID(DEC2BIN([.BO38];2);1;1)+MID(DEC2BIN([.BP38];2);1;1)" office:value-type="float" office:value="0" calcext:value-type="float">
            <text:p>0</text:p>
          </table:table-cell>
          <table:table-cell table:style-name="ce254" table:number-columns-repeated="8"/>
          <table:table-cell table:formula="of:=128*MID(DEC2BIN([.BS38];2);2;1)+64*MID(DEC2BIN([.BT38];2);2;1)+32*MID(DEC2BIN([.BU38];2);2;1)+16*MID(DEC2BIN([.BV38];2);2;1)+8*MID(DEC2BIN([.BW38];2);2;1)+4*MID(DEC2BIN([.BX38];2);2;1)+2*MID(DEC2BIN([.BY38];2);2;1)+MID(DEC2BIN([.BZ38];2);2;1)" office:value-type="float" office:value="0" calcext:value-type="float">
            <text:p>0</text:p>
          </table:table-cell>
          <table:table-cell table:formula="of:=128*MID(DEC2BIN([.BS38];2);1;1)+64*MID(DEC2BIN([.BT38];2);1;1)+32*MID(DEC2BIN([.BU38];2);1;1)+16*MID(DEC2BIN([.BV38];2);1;1)+8*MID(DEC2BIN([.BW38];2);1;1)+4*MID(DEC2BIN([.BX38];2);1;1)+2*MID(DEC2BIN([.BY38];2);1;1)+MID(DEC2BIN([.BZ3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9]+8" office:value-type="float" office:value="56" calcext:value-type="float" table:number-columns-spanned="8" table:number-rows-spanned="1">
            <text:p>5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29]+8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29]+8" office:value-type="float" office:value="58" calcext:value-type="float" table:number-columns-spanned="8" table:number-rows-spanned="1">
            <text:p>5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29]+8" office:value-type="float" office:value="59" calcext:value-type="float" table:number-columns-spanned="8" table:number-rows-spanned="1">
            <text:p>5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29]+8" office:value-type="float" office:value="60" calcext:value-type="float" table:number-columns-spanned="8" table:number-rows-spanned="1">
            <text:p>6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29]+8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29]+8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29]+8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A40]+2*[.A41]+4*[.A42]+8*[.A43]+16*[.A44]+32*[.A45]+64*[.A46]+128*[.A47]" office:value-type="float" office:value="0" calcext:value-type="float">
            <text:p>0</text:p>
          </table:table-cell>
          <table:table-cell table:style-name="Default"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formula="of:=[.K40]+2*[.K41]+4*[.K42]+8*[.K43]+16*[.K44]+32*[.K45]+64*[.K46]+128*[.K47]" office:value-type="float" office:value="0" calcext:value-type="float">
            <text:p>0</text:p>
          </table:table-cell>
          <table:table-cell table:style-name="Default"/>
          <table:table-cell table:number-columns-repeated="8" table:style-name="ce80" office:value-type="float" office:value="0" calcext:value-type="float">
            <text:p>0</text:p>
          </table:table-cell>
          <table:table-cell table:formula="of:=[.U40]+2*[.U41]+4*[.U42]+8*[.U43]+16*[.U44]+32*[.U45]+64*[.U46]+128*[.U47]" office:value-type="float" office:value="0" calcext:value-type="float">
            <text:p>0</text:p>
          </table:table-cell>
          <table:table-cell table:style-name="Default"/>
          <table:table-cell table:number-columns-repeated="8" table:style-name="ce113" office:value-type="float" office:value="0" calcext:value-type="float">
            <text:p>0</text:p>
          </table:table-cell>
          <table:table-cell table:formula="of:=[.AE40]+2*[.AE41]+4*[.AE42]+8*[.AE43]+16*[.AE44]+32*[.AE45]+64*[.AE46]+128*[.AE47]" office:value-type="float" office:value="0" calcext:value-type="float">
            <text:p>0</text:p>
          </table:table-cell>
          <table:table-cell table:style-name="Default"/>
          <table:table-cell table:number-columns-repeated="4" table:style-name="ce149" office:value-type="float" office:value="0" calcext:value-type="float">
            <text:p>0</text:p>
          </table:table-cell>
          <table:table-cell table:number-columns-repeated="3"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formula="of:=[.AO40]+2*[.AO41]+4*[.AO42]+8*[.AO43]+16*[.AO44]+32*[.AO45]+64*[.AO46]+128*[.AO47]" office:value-type="float" office:value="0" calcext:value-type="float">
            <text:p>0</text:p>
          </table:table-cell>
          <table:table-cell table:style-name="Default"/>
          <table:table-cell table:number-columns-repeated="8" table:style-name="ce185" office:value-type="float" office:value="0" calcext:value-type="float">
            <text:p>0</text:p>
          </table:table-cell>
          <table:table-cell table:formula="of:=[.AY40]+2*[.AY41]+4*[.AY42]+8*[.AY43]+16*[.AY44]+32*[.AY45]+64*[.AY46]+128*[.AY47]" office:value-type="float" office:value="0" calcext:value-type="float">
            <text:p>0</text:p>
          </table:table-cell>
          <table:table-cell table:style-name="Default"/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formula="of:=[.BI40]+2*[.BI41]+4*[.BI42]+8*[.BI43]+16*[.BI44]+32*[.BI45]+64*[.BI46]+128*[.BI47]" office:value-type="float" office:value="0" calcext:value-type="float">
            <text:p>0</text:p>
          </table:table-cell>
          <table:table-cell table:style-name="Default"/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4" table:style-name="ce255" office:value-type="float" office:value="1" calcext:value-type="float">
            <text:p>1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formula="of:=[.BS40]+2*[.BS41]+4*[.BS42]+8*[.BS43]+16*[.BS44]+32*[.BS45]+64*[.BS46]+128*[.BS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B40]+2*[.B41]+4*[.B42]+8*[.B43]+16*[.B44]+32*[.B45]+64*[.B46]+128*[.B47]" office:value-type="float" office:value="54" calcext:value-type="float">
            <text:p>54</text:p>
          </table:table-cell>
          <table:table-cell table:style-name="Default"/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[.L40]+2*[.L41]+4*[.L42]+8*[.L43]+16*[.L44]+32*[.L45]+64*[.L46]+128*[.L47]" office:value-type="float" office:value="38" calcext:value-type="float">
            <text:p>38</text:p>
          </table:table-cell>
          <table:table-cell table:style-name="Default"/>
          <table:table-cell table:number-columns-repeated="8" table:style-name="ce80" office:value-type="float" office:value="0" calcext:value-type="float">
            <text:p>0</text:p>
          </table:table-cell>
          <table:table-cell table:formula="of:=[.V40]+2*[.V41]+4*[.V42]+8*[.V43]+16*[.V44]+32*[.V45]+64*[.V46]+128*[.V47]" office:value-type="float" office:value="0" calcext:value-type="float">
            <text:p>0</text:p>
          </table:table-cell>
          <table:table-cell table:style-name="Default"/>
          <table:table-cell table:number-columns-repeated="8" table:style-name="ce113" office:value-type="float" office:value="0" calcext:value-type="float">
            <text:p>0</text:p>
          </table:table-cell>
          <table:table-cell table:formula="of:=[.AF40]+2*[.AF41]+4*[.AF42]+8*[.AF43]+16*[.AF44]+32*[.AF45]+64*[.AF46]+128*[.AF47]" office:value-type="float" office:value="0" calcext:value-type="float">
            <text:p>0</text:p>
          </table:table-cell>
          <table:table-cell table:style-name="Default"/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formula="of:=[.AP40]+2*[.AP41]+4*[.AP42]+8*[.AP43]+16*[.AP44]+32*[.AP45]+64*[.AP46]+128*[.AP47]" office:value-type="float" office:value="8" calcext:value-type="float">
            <text:p>8</text:p>
          </table:table-cell>
          <table:table-cell table:style-name="Default"/>
          <table:table-cell table:number-columns-repeated="8" table:style-name="ce185" office:value-type="float" office:value="0" calcext:value-type="float">
            <text:p>0</text:p>
          </table:table-cell>
          <table:table-cell table:formula="of:=[.AZ40]+2*[.AZ41]+4*[.AZ42]+8*[.AZ43]+16*[.AZ44]+32*[.AZ45]+64*[.AZ46]+128*[.AZ47]" office:value-type="float" office:value="20" calcext:value-type="float">
            <text:p>20</text:p>
          </table:table-cell>
          <table:table-cell table:style-name="Default"/>
          <table:table-cell table:number-columns-repeated="3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formula="of:=[.BJ40]+2*[.BJ41]+4*[.BJ42]+8*[.BJ43]+16*[.BJ44]+32*[.BJ45]+64*[.BJ46]+128*[.BJ47]" office:value-type="float" office:value="65" calcext:value-type="float">
            <text:p>65</text:p>
          </table:table-cell>
          <table:table-cell table:style-name="Default"/>
          <table:table-cell table:style-name="ce255" office:value-type="float" office:value="0" calcext:value-type="float">
            <text:p>0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table:formula="of:=[.BT40]+2*[.BT41]+4*[.BT42]+8*[.BT43]+16*[.BT44]+32*[.BT45]+64*[.BT46]+128*[.BT47]" office:value-type="float" office:value="2" calcext:value-type="float">
            <text:p>2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C40]+2*[.C41]+4*[.C42]+8*[.C43]+16*[.C44]+32*[.C45]+64*[.C46]+128*[.C47]" office:value-type="float" office:value="127" calcext:value-type="float">
            <text:p>127</text:p>
          </table:table-cell>
          <table:table-cell table:style-name="Default"/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[.M40]+2*[.M41]+4*[.M42]+8*[.M43]+16*[.M44]+32*[.M45]+64*[.M46]+128*[.M47]" office:value-type="float" office:value="111" calcext:value-type="float">
            <text:p>111</text:p>
          </table:table-cell>
          <table:table-cell table:style-name="Default"/>
          <table:table-cell table:number-columns-repeated="3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formula="of:=[.W40]+2*[.W41]+4*[.W42]+8*[.W43]+16*[.W44]+32*[.W45]+64*[.W46]+128*[.W47]" office:value-type="float" office:value="0" calcext:value-type="float">
            <text:p>0</text:p>
          </table:table-cell>
          <table:table-cell table:style-name="Default"/>
          <table:table-cell table:number-columns-repeated="3" table:style-name="ce113" office:value-type="float" office:value="0" calcext:value-type="float">
            <text:p>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formula="of:=[.AG40]+2*[.AG41]+4*[.AG42]+8*[.AG43]+16*[.AG44]+32*[.AG45]+64*[.AG46]+128*[.AG47]" office:value-type="float" office:value="128" calcext:value-type="float">
            <text:p>128</text:p>
          </table:table-cell>
          <table:table-cell table:style-name="Default"/>
          <table:table-cell table:number-columns-repeated="2" table:style-name="ce149" office:value-type="float" office:value="0" calcext:value-type="float">
            <text:p>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number-columns-repeated="4" table:style-name="ce149" office:value-type="float" office:value="0" calcext:value-type="float">
            <text:p>0</text:p>
          </table:table-cell>
          <table:table-cell table:formula="of:=[.AQ40]+2*[.AQ41]+4*[.AQ42]+8*[.AQ43]+16*[.AQ44]+32*[.AQ45]+64*[.AQ46]+128*[.AQ47]" office:value-type="float" office:value="28" calcext:value-type="float">
            <text:p>28</text:p>
          </table:table-cell>
          <table:table-cell table:style-name="Default"/>
          <table:table-cell table:style-name="ce185" office:value-type="float" office:value="0" calcext:value-type="float">
            <text:p>0</text:p>
          </table:table-cell>
          <table:table-cell table:number-columns-repeated="6" table:style-name="ce18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formula="of:=[.BA40]+2*[.BA41]+4*[.BA42]+8*[.BA43]+16*[.BA44]+32*[.BA45]+64*[.BA46]+128*[.BA47]" office:value-type="float" office:value="20" calcext:value-type="float">
            <text:p>20</text:p>
          </table:table-cell>
          <table:table-cell table:style-name="Default"/>
          <table:table-cell table:number-columns-repeated="4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formula="of:=[.BK40]+2*[.BK41]+4*[.BK42]+8*[.BK43]+16*[.BK44]+32*[.BK45]+64*[.BK46]+128*[.BK47]" office:value-type="float" office:value="65" calcext:value-type="float">
            <text:p>65</text:p>
          </table:table-cell>
          <table:table-cell table:style-name="Default"/>
          <table:table-cell table:number-columns-repeated="5" table:style-name="ce255" office:value-type="float" office:value="0" calcext:value-type="float">
            <text:p>0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table:formula="of:=[.BU40]+2*[.BU41]+4*[.BU42]+8*[.BU43]+16*[.BU44]+32*[.BU45]+64*[.BU46]+128*[.BU47]" office:value-type="float" office:value="3" calcext:value-type="float">
            <text:p>3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D40]+2*[.D41]+4*[.D42]+8*[.D43]+16*[.D44]+32*[.D45]+64*[.D46]+128*[.D47]" office:value-type="float" office:value="73" calcext:value-type="float">
            <text:p>73</text:p>
          </table:table-cell>
          <table:table-cell table:style-name="Default"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5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[.N40]+2*[.N41]+4*[.N42]+8*[.N43]+16*[.N44]+32*[.N45]+64*[.N46]+128*[.N47]" office:value-type="float" office:value="73" calcext:value-type="float">
            <text:p>73</text:p>
          </table:table-cell>
          <table:table-cell table:style-name="Default"/>
          <table:table-cell table:number-columns-repeated="8" table:style-name="ce80" office:value-type="float" office:value="0" calcext:value-type="float">
            <text:p>0</text:p>
          </table:table-cell>
          <table:table-cell table:formula="of:=[.X40]+2*[.X41]+4*[.X42]+8*[.X43]+16*[.X44]+32*[.X45]+64*[.X46]+128*[.X47]" office:value-type="float" office:value="36" calcext:value-type="float">
            <text:p>36</text:p>
          </table:table-cell>
          <table:table-cell table:style-name="Default"/>
          <table:table-cell table:number-columns-repeated="8" table:style-name="ce113" office:value-type="float" office:value="0" calcext:value-type="float">
            <text:p>0</text:p>
          </table:table-cell>
          <table:table-cell table:formula="of:=[.AH40]+2*[.AH41]+4*[.AH42]+8*[.AH43]+16*[.AH44]+32*[.AH45]+64*[.AH46]+128*[.AH47]" office:value-type="float" office:value="228" calcext:value-type="float">
            <text:p>228</text:p>
          </table:table-cell>
          <table:table-cell table:style-name="Default"/>
          <table:table-cell table:style-name="ce149" office:value-type="float" office:value="0" calcext:value-type="float">
            <text:p>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formula="of:=[.AR40]+2*[.AR41]+4*[.AR42]+8*[.AR43]+16*[.AR44]+32*[.AR45]+64*[.AR46]+128*[.AR47]" office:value-type="float" office:value="54" calcext:value-type="float">
            <text:p>54</text:p>
          </table:table-cell>
          <table:table-cell table:style-name="Default"/>
          <table:table-cell table:number-columns-repeated="8" table:style-name="ce185" office:value-type="float" office:value="0" calcext:value-type="float">
            <text:p>0</text:p>
          </table:table-cell>
          <table:table-cell table:formula="of:=[.BB40]+2*[.BB41]+4*[.BB42]+8*[.BB43]+16*[.BB44]+32*[.BB45]+64*[.BB46]+128*[.BB47]" office:value-type="float" office:value="20" calcext:value-type="float">
            <text:p>20</text:p>
          </table:table-cell>
          <table:table-cell table:style-name="Default"/>
          <table:table-cell table:number-columns-repeated="5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formula="of:=[.BL40]+2*[.BL41]+4*[.BL42]+8*[.BL43]+16*[.BL44]+32*[.BL45]+64*[.BL46]+128*[.BL47]" office:value-type="float" office:value="99" calcext:value-type="float">
            <text:p>99</text:p>
          </table:table-cell>
          <table:table-cell table:style-name="Default"/>
          <table:table-cell table:number-columns-repeated="4" table:style-name="ce255" office:value-type="float" office:value="0" calcext:value-type="float">
            <text:p>0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formula="of:=[.BV40]+2*[.BV41]+4*[.BV42]+8*[.BV43]+16*[.BV44]+32*[.BV45]+64*[.BV46]+128*[.BV47]" office:value-type="float" office:value="81" calcext:value-type="float">
            <text:p>81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E40]+2*[.E41]+4*[.E42]+8*[.E43]+16*[.E44]+32*[.E45]+64*[.E46]+128*[.E47]" office:value-type="float" office:value="73" calcext:value-type="float">
            <text:p>73</text:p>
          </table:table-cell>
          <table:table-cell table:style-name="Default"/>
          <table:table-cell table:number-columns-repeated="5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[.O40]+2*[.O41]+4*[.O42]+8*[.O43]+16*[.O44]+32*[.O45]+64*[.O46]+128*[.O47]" office:value-type="float" office:value="73" calcext:value-type="float">
            <text:p>73</text:p>
          </table:table-cell>
          <table:table-cell table:style-name="Default"/>
          <table:table-cell table:number-columns-repeated="8" table:style-name="ce80" office:value-type="float" office:value="0" calcext:value-type="float">
            <text:p>0</text:p>
          </table:table-cell>
          <table:table-cell table:formula="of:=[.Y40]+2*[.Y41]+4*[.Y42]+8*[.Y43]+16*[.Y44]+32*[.Y45]+64*[.Y46]+128*[.Y47]" office:value-type="float" office:value="36" calcext:value-type="float">
            <text:p>36</text:p>
          </table:table-cell>
          <table:table-cell table:style-name="Default"/>
          <table:table-cell table:number-columns-repeated="8" table:style-name="ce113" office:value-type="float" office:value="0" calcext:value-type="float">
            <text:p>0</text:p>
          </table:table-cell>
          <table:table-cell table:formula="of:=[.AI40]+2*[.AI41]+4*[.AI42]+8*[.AI43]+16*[.AI44]+32*[.AI45]+64*[.AI46]+128*[.AI47]" office:value-type="float" office:value="100" calcext:value-type="float">
            <text:p>100</text:p>
          </table:table-cell>
          <table:table-cell table:style-name="Default"/>
          <table:table-cell table:number-columns-repeated="2" table:style-name="ce149" office:value-type="float" office:value="0" calcext:value-type="float">
            <text:p>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number-columns-repeated="4" table:style-name="ce149" office:value-type="float" office:value="0" calcext:value-type="float">
            <text:p>0</text:p>
          </table:table-cell>
          <table:table-cell table:formula="of:=[.AS40]+2*[.AS41]+4*[.AS42]+8*[.AS43]+16*[.AS44]+32*[.AS45]+64*[.AS46]+128*[.AS47]" office:value-type="float" office:value="99" calcext:value-type="float">
            <text:p>99</text:p>
          </table:table-cell>
          <table:table-cell table:style-name="Default"/>
          <table:table-cell table:style-name="ce185" office:value-type="float" office:value="0" calcext:value-type="float">
            <text:p>0</text:p>
          </table:table-cell>
          <table:table-cell table:number-columns-repeated="6" table:style-name="ce18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formula="of:=[.BC40]+2*[.BC41]+4*[.BC42]+8*[.BC43]+16*[.BC44]+32*[.BC45]+64*[.BC46]+128*[.BC47]" office:value-type="float" office:value="20" calcext:value-type="float">
            <text:p>20</text:p>
          </table:table-cell>
          <table:table-cell table:style-name="Default"/>
          <table:table-cell table:number-columns-repeated="4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formula="of:=[.BM40]+2*[.BM41]+4*[.BM42]+8*[.BM43]+16*[.BM44]+32*[.BM45]+64*[.BM46]+128*[.BM47]" office:value-type="float" office:value="54" calcext:value-type="float">
            <text:p>54</text:p>
          </table:table-cell>
          <table:table-cell table:style-name="Default"/>
          <table:table-cell table:number-columns-repeated="3" table:style-name="ce255" office:value-type="float" office:value="0" calcext:value-type="float">
            <text:p>0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number-columns-repeated="3" table:style-name="ce255" office:value-type="float" office:value="0" calcext:value-type="float">
            <text:p>0</text:p>
          </table:table-cell>
          <table:table-cell table:formula="of:=[.BW40]+2*[.BW41]+4*[.BW42]+8*[.BW43]+16*[.BW44]+32*[.BW45]+64*[.BW46]+128*[.BW47]" office:value-type="float" office:value="89" calcext:value-type="float">
            <text:p>89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40]+2*[.F41]+4*[.F42]+8*[.F43]+16*[.F44]+32*[.F45]+64*[.F46]+128*[.F47]" office:value-type="float" office:value="127" calcext:value-type="float">
            <text:p>127</text:p>
          </table:table-cell>
          <table:table-cell table:style-name="Default"/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[.P40]+2*[.P41]+4*[.P42]+8*[.P43]+16*[.P44]+32*[.P45]+64*[.P46]+128*[.P47]" office:value-type="float" office:value="127" calcext:value-type="float">
            <text:p>127</text:p>
          </table:table-cell>
          <table:table-cell table:style-name="Default"/>
          <table:table-cell table:number-columns-repeated="3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formula="of:=[.Z40]+2*[.Z41]+4*[.Z42]+8*[.Z43]+16*[.Z44]+32*[.Z45]+64*[.Z46]+128*[.Z47]" office:value-type="float" office:value="0" calcext:value-type="float">
            <text:p>0</text:p>
          </table:table-cell>
          <table:table-cell table:style-name="Default"/>
          <table:table-cell table:number-columns-repeated="3" table:style-name="ce113" office:value-type="float" office:value="0" calcext:value-type="float">
            <text:p>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formula="of:=[.AJ40]+2*[.AJ41]+4*[.AJ42]+8*[.AJ43]+16*[.AJ44]+32*[.AJ45]+64*[.AJ46]+128*[.AJ47]" office:value-type="float" office:value="0" calcext:value-type="float">
            <text:p>0</text:p>
          </table:table-cell>
          <table:table-cell table:style-name="Default"/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formula="of:=[.AT40]+2*[.AT41]+4*[.AT42]+8*[.AT43]+16*[.AT44]+32*[.AT45]+64*[.AT46]+128*[.AT47]" office:value-type="float" office:value="65" calcext:value-type="float">
            <text:p>65</text:p>
          </table:table-cell>
          <table:table-cell table:style-name="Default"/>
          <table:table-cell table:number-columns-repeated="8" table:style-name="ce185" office:value-type="float" office:value="0" calcext:value-type="float">
            <text:p>0</text:p>
          </table:table-cell>
          <table:table-cell table:formula="of:=[.BD40]+2*[.BD41]+4*[.BD42]+8*[.BD43]+16*[.BD44]+32*[.BD45]+64*[.BD46]+128*[.BD47]" office:value-type="float" office:value="20" calcext:value-type="float">
            <text:p>20</text:p>
          </table:table-cell>
          <table:table-cell table:style-name="Default"/>
          <table:table-cell table:number-columns-repeated="3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formula="of:=[.BN40]+2*[.BN41]+4*[.BN42]+8*[.BN43]+16*[.BN44]+32*[.BN45]+64*[.BN46]+128*[.BN47]" office:value-type="float" office:value="28" calcext:value-type="float">
            <text:p>28</text:p>
          </table:table-cell>
          <table:table-cell table:style-name="Default"/>
          <table:table-cell table:number-columns-repeated="8" table:style-name="ce255" office:value-type="float" office:value="0" calcext:value-type="float">
            <text:p>0</text:p>
          </table:table-cell>
          <table:table-cell table:formula="of:=[.BX40]+2*[.BX41]+4*[.BX42]+8*[.BX43]+16*[.BX44]+32*[.BX45]+64*[.BX46]+128*[.BX47]" office:value-type="float" office:value="15" calcext:value-type="float">
            <text:p>15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G40]+2*[.G41]+4*[.G42]+8*[.G43]+16*[.G44]+32*[.G45]+64*[.G46]+128*[.G47]" office:value-type="float" office:value="54" calcext:value-type="float">
            <text:p>54</text:p>
          </table:table-cell>
          <table:table-cell table:style-name="Default"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formula="of:=[.Q40]+2*[.Q41]+4*[.Q42]+8*[.Q43]+16*[.Q44]+32*[.Q45]+64*[.Q46]+128*[.Q47]" office:value-type="float" office:value="62" calcext:value-type="float">
            <text:p>62</text:p>
          </table:table-cell>
          <table:table-cell table:style-name="Default"/>
          <table:table-cell table:number-columns-repeated="8" table:style-name="ce80" office:value-type="float" office:value="0" calcext:value-type="float">
            <text:p>0</text:p>
          </table:table-cell>
          <table:table-cell table:formula="of:=[.AA40]+2*[.AA41]+4*[.AA42]+8*[.AA43]+16*[.AA44]+32*[.AA45]+64*[.AA46]+128*[.AA47]" office:value-type="float" office:value="0" calcext:value-type="float">
            <text:p>0</text:p>
          </table:table-cell>
          <table:table-cell table:style-name="Default"/>
          <table:table-cell table:number-columns-repeated="3" table:style-name="ce113" office:value-type="float" office:value="0" calcext:value-type="float">
            <text:p>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formula="of:=[.AK40]+2*[.AK41]+4*[.AK42]+8*[.AK43]+16*[.AK44]+32*[.AK45]+64*[.AK46]+128*[.AK47]" office:value-type="float" office:value="0" calcext:value-type="float">
            <text:p>0</text:p>
          </table:table-cell>
          <table:table-cell table:style-name="Default"/>
          <table:table-cell table:number-columns-repeated="4" table:style-name="ce149" office:value-type="float" office:value="0" calcext:value-type="float">
            <text:p>0</text:p>
          </table:table-cell>
          <table:table-cell table:number-columns-repeated="3"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formula="of:=[.AU40]+2*[.AU41]+4*[.AU42]+8*[.AU43]+16*[.AU44]+32*[.AU45]+64*[.AU46]+128*[.AU47]" office:value-type="float" office:value="65" calcext:value-type="float">
            <text:p>65</text:p>
          </table:table-cell>
          <table:table-cell table:style-name="Default"/>
          <table:table-cell table:number-columns-repeated="8" table:style-name="ce185" office:value-type="float" office:value="0" calcext:value-type="float">
            <text:p>0</text:p>
          </table:table-cell>
          <table:table-cell table:formula="of:=[.BE40]+2*[.BE41]+4*[.BE42]+8*[.BE43]+16*[.BE44]+32*[.BE45]+64*[.BE46]+128*[.BE47]" office:value-type="float" office:value="20" calcext:value-type="float">
            <text:p>20</text:p>
          </table:table-cell>
          <table:table-cell table:style-name="Default"/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formula="of:=[.BO40]+2*[.BO41]+4*[.BO42]+8*[.BO43]+16*[.BO44]+32*[.BO45]+64*[.BO46]+128*[.BO47]" office:value-type="float" office:value="8" calcext:value-type="float">
            <text:p>8</text:p>
          </table:table-cell>
          <table:table-cell table:style-name="Default"/>
          <table:table-cell table:number-columns-repeated="3" table:style-name="ce255" office:value-type="float" office:value="0" calcext:value-type="float">
            <text:p>0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number-columns-repeated="3" table:style-name="ce255" office:value-type="float" office:value="0" calcext:value-type="float">
            <text:p>0</text:p>
          </table:table-cell>
          <table:table-cell table:formula="of:=[.BY40]+2*[.BY41]+4*[.BY42]+8*[.BY43]+16*[.BY44]+32*[.BY45]+64*[.BY46]+128*[.BY47]" office:value-type="float" office:value="6" calcext:value-type="float">
            <text:p>6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2" office:value-type="float" office:value="0" calcext:value-type="float">
            <text:p>0</text:p>
          </table:table-cell>
          <table:table-cell table:formula="of:=[.H40]+2*[.H41]+4*[.H42]+8*[.H43]+16*[.H44]+32*[.H45]+64*[.H46]+128*[.H47]" office:value-type="float" office:value="0" calcext:value-type="float">
            <text:p>0</text:p>
          </table:table-cell>
          <table:table-cell table:style-name="Default"/>
          <table:table-cell table:number-columns-repeated="8" table:style-name="ce47" office:value-type="float" office:value="0" calcext:value-type="float">
            <text:p>0</text:p>
          </table:table-cell>
          <table:table-cell table:formula="of:=[.R40]+2*[.R41]+4*[.R42]+8*[.R43]+16*[.R44]+32*[.R45]+64*[.R46]+128*[.R47]" office:value-type="float" office:value="0" calcext:value-type="float">
            <text:p>0</text:p>
          </table:table-cell>
          <table:table-cell table:style-name="Default"/>
          <table:table-cell table:number-columns-repeated="8" table:style-name="ce80" office:value-type="float" office:value="0" calcext:value-type="float">
            <text:p>0</text:p>
          </table:table-cell>
          <table:table-cell table:formula="of:=[.AB40]+2*[.AB41]+4*[.AB42]+8*[.AB43]+16*[.AB44]+32*[.AB45]+64*[.AB46]+128*[.AB47]" office:value-type="float" office:value="0" calcext:value-type="float">
            <text:p>0</text:p>
          </table:table-cell>
          <table:table-cell table:style-name="Default"/>
          <table:table-cell table:number-columns-repeated="2" table:style-name="ce113" office:value-type="float" office:value="0" calcext:value-type="float">
            <text:p>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 table:formula="of:=[.AL40]+2*[.AL41]+4*[.AL42]+8*[.AL43]+16*[.AL44]+32*[.AL45]+64*[.AL46]+128*[.AL47]" office:value-type="float" office:value="0" calcext:value-type="float">
            <text:p>0</text:p>
          </table:table-cell>
          <table:table-cell table:style-name="Default"/>
          <table:table-cell table:number-columns-repeated="8" table:style-name="ce149" office:value-type="float" office:value="0" calcext:value-type="float">
            <text:p>0</text:p>
          </table:table-cell>
          <table:table-cell table:formula="of:=[.AV40]+2*[.AV41]+4*[.AV42]+8*[.AV43]+16*[.AV44]+32*[.AV45]+64*[.AV46]+128*[.AV47]" office:value-type="float" office:value="0" calcext:value-type="float">
            <text:p>0</text:p>
          </table:table-cell>
          <table:table-cell table:style-name="Default"/>
          <table:table-cell table:number-columns-repeated="8" table:style-name="ce185" office:value-type="float" office:value="0" calcext:value-type="float">
            <text:p>0</text:p>
          </table:table-cell>
          <table:table-cell table:formula="of:=[.BF40]+2*[.BF41]+4*[.BF42]+8*[.BF43]+16*[.BF44]+32*[.BF45]+64*[.BF46]+128*[.BF47]" office:value-type="float" office:value="0" calcext:value-type="float">
            <text:p>0</text:p>
          </table:table-cell>
          <table:table-cell table:style-name="Default"/>
          <table:table-cell table:number-columns-repeated="8" table:style-name="ce220" office:value-type="float" office:value="0" calcext:value-type="float">
            <text:p>0</text:p>
          </table:table-cell>
          <table:table-cell table:formula="of:=[.BP40]+2*[.BP41]+4*[.BP42]+8*[.BP43]+16*[.BP44]+32*[.BP45]+64*[.BP46]+128*[.BP47]" office:value-type="float" office:value="0" calcext:value-type="float">
            <text:p>0</text:p>
          </table:table-cell>
          <table:table-cell table:style-name="Default"/>
          <table:table-cell table:number-columns-repeated="8" table:style-name="ce255" office:value-type="float" office:value="0" calcext:value-type="float">
            <text:p>0</text:p>
          </table:table-cell>
          <table:table-cell table:formula="of:=[.BZ40]+2*[.BZ41]+4*[.BZ42]+8*[.BZ43]+16*[.BZ44]+32*[.BZ45]+64*[.BZ46]+128*[.BZ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3" table:number-columns-repeated="8"/>
          <table:table-cell table:formula="of:=128*MID(DEC2BIN([.A48];2);2;1)+64*MID(DEC2BIN([.B48];2);2;1)+32*MID(DEC2BIN([.C48];2);2;1)+16*MID(DEC2BIN([.D48];2);2;1)+8*MID(DEC2BIN([.E48];2);2;1)+4*MID(DEC2BIN([.F48];2);2;1)+2*MID(DEC2BIN([.G48];2);2;1)+MID(DEC2BIN([.H48];2);2;1)" office:value-type="float" office:value="0" calcext:value-type="float">
            <text:p>0</text:p>
          </table:table-cell>
          <table:table-cell table:formula="of:=128*MID(DEC2BIN([.A48];2);1;1)+64*MID(DEC2BIN([.B48];2);1;1)+32*MID(DEC2BIN([.C48];2);1;1)+16*MID(DEC2BIN([.D48];2);1;1)+8*MID(DEC2BIN([.E48];2);1;1)+4*MID(DEC2BIN([.F48];2);1;1)+2*MID(DEC2BIN([.G48];2);1;1)+MID(DEC2BIN([.H48];2);1;1)" office:value-type="float" office:value="0" calcext:value-type="float">
            <text:p>0</text:p>
          </table:table-cell>
          <table:table-cell table:style-name="ce48" table:number-columns-repeated="8"/>
          <table:table-cell table:formula="of:=128*MID(DEC2BIN([.K48];2);2;1)+64*MID(DEC2BIN([.L48];2);2;1)+32*MID(DEC2BIN([.M48];2);2;1)+16*MID(DEC2BIN([.N48];2);2;1)+8*MID(DEC2BIN([.O48];2);2;1)+4*MID(DEC2BIN([.P48];2);2;1)+2*MID(DEC2BIN([.Q48];2);2;1)+MID(DEC2BIN([.R48];2);2;1)" office:value-type="float" office:value="0" calcext:value-type="float">
            <text:p>0</text:p>
          </table:table-cell>
          <table:table-cell table:formula="of:=128*MID(DEC2BIN([.K48];2);1;1)+64*MID(DEC2BIN([.L48];2);1;1)+32*MID(DEC2BIN([.M48];2);1;1)+16*MID(DEC2BIN([.N48];2);1;1)+8*MID(DEC2BIN([.O48];2);1;1)+4*MID(DEC2BIN([.P48];2);1;1)+2*MID(DEC2BIN([.Q48];2);1;1)+MID(DEC2BIN([.R48];2);1;1)" office:value-type="float" office:value="0" calcext:value-type="float">
            <text:p>0</text:p>
          </table:table-cell>
          <table:table-cell table:style-name="ce81" table:number-columns-repeated="8"/>
          <table:table-cell table:formula="of:=128*MID(DEC2BIN([.U48];2);2;1)+64*MID(DEC2BIN([.V48];2);2;1)+32*MID(DEC2BIN([.W48];2);2;1)+16*MID(DEC2BIN([.X48];2);2;1)+8*MID(DEC2BIN([.Y48];2);2;1)+4*MID(DEC2BIN([.Z48];2);2;1)+2*MID(DEC2BIN([.AA48];2);2;1)+MID(DEC2BIN([.AB48];2);2;1)" office:value-type="float" office:value="0" calcext:value-type="float">
            <text:p>0</text:p>
          </table:table-cell>
          <table:table-cell table:formula="of:=128*MID(DEC2BIN([.U48];2);1;1)+64*MID(DEC2BIN([.V48];2);1;1)+32*MID(DEC2BIN([.W48];2);1;1)+16*MID(DEC2BIN([.X48];2);1;1)+8*MID(DEC2BIN([.Y48];2);1;1)+4*MID(DEC2BIN([.Z48];2);1;1)+2*MID(DEC2BIN([.AA48];2);1;1)+MID(DEC2BIN([.AB48];2);1;1)" office:value-type="float" office:value="0" calcext:value-type="float">
            <text:p>0</text:p>
          </table:table-cell>
          <table:table-cell table:style-name="ce114" table:number-columns-repeated="8"/>
          <table:table-cell table:formula="of:=128*MID(DEC2BIN([.AE48];2);2;1)+64*MID(DEC2BIN([.AF48];2);2;1)+32*MID(DEC2BIN([.AG48];2);2;1)+16*MID(DEC2BIN([.AH48];2);2;1)+8*MID(DEC2BIN([.AI48];2);2;1)+4*MID(DEC2BIN([.AJ48];2);2;1)+2*MID(DEC2BIN([.AK48];2);2;1)+MID(DEC2BIN([.AL48];2);2;1)" office:value-type="float" office:value="0" calcext:value-type="float">
            <text:p>0</text:p>
          </table:table-cell>
          <table:table-cell table:formula="of:=128*MID(DEC2BIN([.AE48];2);1;1)+64*MID(DEC2BIN([.AF48];2);1;1)+32*MID(DEC2BIN([.AG48];2);1;1)+16*MID(DEC2BIN([.AH48];2);1;1)+8*MID(DEC2BIN([.AI48];2);1;1)+4*MID(DEC2BIN([.AJ48];2);1;1)+2*MID(DEC2BIN([.AK48];2);1;1)+MID(DEC2BIN([.AL48];2);1;1)" office:value-type="float" office:value="0" calcext:value-type="float">
            <text:p>0</text:p>
          </table:table-cell>
          <table:table-cell table:style-name="ce150" table:number-columns-repeated="8"/>
          <table:table-cell table:formula="of:=128*MID(DEC2BIN([.AO48];2);2;1)+64*MID(DEC2BIN([.AP48];2);2;1)+32*MID(DEC2BIN([.AQ48];2);2;1)+16*MID(DEC2BIN([.AR48];2);2;1)+8*MID(DEC2BIN([.AS48];2);2;1)+4*MID(DEC2BIN([.AT48];2);2;1)+2*MID(DEC2BIN([.AU48];2);2;1)+MID(DEC2BIN([.AV48];2);2;1)" office:value-type="float" office:value="0" calcext:value-type="float">
            <text:p>0</text:p>
          </table:table-cell>
          <table:table-cell table:formula="of:=128*MID(DEC2BIN([.AO48];2);1;1)+64*MID(DEC2BIN([.AP48];2);1;1)+32*MID(DEC2BIN([.AQ48];2);1;1)+16*MID(DEC2BIN([.AR48];2);1;1)+8*MID(DEC2BIN([.AS48];2);1;1)+4*MID(DEC2BIN([.AT48];2);1;1)+2*MID(DEC2BIN([.AU48];2);1;1)+MID(DEC2BIN([.AV48];2);1;1)" office:value-type="float" office:value="0" calcext:value-type="float">
            <text:p>0</text:p>
          </table:table-cell>
          <table:table-cell table:style-name="ce186" table:number-columns-repeated="8"/>
          <table:table-cell table:formula="of:=128*MID(DEC2BIN([.AY48];2);2;1)+64*MID(DEC2BIN([.AZ48];2);2;1)+32*MID(DEC2BIN([.BA48];2);2;1)+16*MID(DEC2BIN([.BB48];2);2;1)+8*MID(DEC2BIN([.BC48];2);2;1)+4*MID(DEC2BIN([.BD48];2);2;1)+2*MID(DEC2BIN([.BE48];2);2;1)+MID(DEC2BIN([.BF48];2);2;1)" office:value-type="float" office:value="0" calcext:value-type="float">
            <text:p>0</text:p>
          </table:table-cell>
          <table:table-cell table:formula="of:=128*MID(DEC2BIN([.AY48];2);1;1)+64*MID(DEC2BIN([.AZ48];2);1;1)+32*MID(DEC2BIN([.BA48];2);1;1)+16*MID(DEC2BIN([.BB48];2);1;1)+8*MID(DEC2BIN([.BC48];2);1;1)+4*MID(DEC2BIN([.BD48];2);1;1)+2*MID(DEC2BIN([.BE48];2);1;1)+MID(DEC2BIN([.BF48];2);1;1)" office:value-type="float" office:value="0" calcext:value-type="float">
            <text:p>0</text:p>
          </table:table-cell>
          <table:table-cell table:style-name="ce221" table:number-columns-repeated="8"/>
          <table:table-cell table:formula="of:=128*MID(DEC2BIN([.BI48];2);2;1)+64*MID(DEC2BIN([.BJ48];2);2;1)+32*MID(DEC2BIN([.BK48];2);2;1)+16*MID(DEC2BIN([.BL48];2);2;1)+8*MID(DEC2BIN([.BM48];2);2;1)+4*MID(DEC2BIN([.BN48];2);2;1)+2*MID(DEC2BIN([.BO48];2);2;1)+MID(DEC2BIN([.BP48];2);2;1)" office:value-type="float" office:value="0" calcext:value-type="float">
            <text:p>0</text:p>
          </table:table-cell>
          <table:table-cell table:formula="of:=128*MID(DEC2BIN([.BI48];2);1;1)+64*MID(DEC2BIN([.BJ48];2);1;1)+32*MID(DEC2BIN([.BK48];2);1;1)+16*MID(DEC2BIN([.BL48];2);1;1)+8*MID(DEC2BIN([.BM48];2);1;1)+4*MID(DEC2BIN([.BN48];2);1;1)+2*MID(DEC2BIN([.BO48];2);1;1)+MID(DEC2BIN([.BP48];2);1;1)" office:value-type="float" office:value="0" calcext:value-type="float">
            <text:p>0</text:p>
          </table:table-cell>
          <table:table-cell table:style-name="ce256" table:number-columns-repeated="8"/>
          <table:table-cell table:formula="of:=128*MID(DEC2BIN([.BS48];2);2;1)+64*MID(DEC2BIN([.BT48];2);2;1)+32*MID(DEC2BIN([.BU48];2);2;1)+16*MID(DEC2BIN([.BV48];2);2;1)+8*MID(DEC2BIN([.BW48];2);2;1)+4*MID(DEC2BIN([.BX48];2);2;1)+2*MID(DEC2BIN([.BY48];2);2;1)+MID(DEC2BIN([.BZ48];2);2;1)" office:value-type="float" office:value="0" calcext:value-type="float">
            <text:p>0</text:p>
          </table:table-cell>
          <table:table-cell table:formula="of:=128*MID(DEC2BIN([.BS48];2);1;1)+64*MID(DEC2BIN([.BT48];2);1;1)+32*MID(DEC2BIN([.BU48];2);1;1)+16*MID(DEC2BIN([.BV48];2);1;1)+8*MID(DEC2BIN([.BW48];2);1;1)+4*MID(DEC2BIN([.BX48];2);1;1)+2*MID(DEC2BIN([.BY48];2);1;1)+MID(DEC2BIN([.BZ4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39]+8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39]+8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39]+8" office:value-type="float" office:value="66" calcext:value-type="float" table:number-columns-spanned="8" table:number-rows-spanned="1">
            <text:p>6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39]+8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39]+8" office:value-type="float" office:value="68" calcext:value-type="float" table:number-columns-spanned="8" table:number-rows-spanned="1">
            <text:p>6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39]+8" office:value-type="float" office:value="69" calcext:value-type="float" table:number-columns-spanned="8" table:number-rows-spanned="1">
            <text:p>6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39]+8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39]+8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formula="of:=[.A50]+2*[.A51]+4*[.A52]+8*[.A53]+16*[.A54]+32*[.A55]+64*[.A56]+128*[.A57]" office:value-type="float" office:value="0" calcext:value-type="float">
            <text:p>0</text:p>
          </table:table-cell>
          <table:table-cell table:style-name="Default"/>
          <table:table-cell table:number-columns-repeated="3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formula="of:=[.K50]+2*[.K51]+4*[.K52]+8*[.K53]+16*[.K54]+32*[.K55]+64*[.K56]+128*[.K57]" office:value-type="float" office:value="0" calcext:value-type="float">
            <text:p>0</text:p>
          </table:table-cell>
          <table:table-cell table:style-name="Default"/>
          <table:table-cell table:style-name="ce82" office:value-type="float" office:value="0" calcext:value-type="float">
            <text:p>0</text:p>
          </table:table-cell>
          <table:table-cell table:number-columns-repeated="5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formula="of:=[.U50]+2*[.U51]+4*[.U52]+8*[.U53]+16*[.U54]+32*[.U55]+64*[.U56]+128*[.U57]" office:value-type="float" office:value="0" calcext:value-type="float">
            <text:p>0</text:p>
          </table:table-cell>
          <table:table-cell table:style-name="Default"/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4"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formula="of:=[.AE50]+2*[.AE51]+4*[.AE52]+8*[.AE53]+16*[.AE54]+32*[.AE55]+64*[.AE56]+128*[.AE57]" office:value-type="float" office:value="0" calcext:value-type="float">
            <text:p>0</text:p>
          </table:table-cell>
          <table:table-cell table:style-name="Default"/>
          <table:table-cell table:style-name="ce151" office:value-type="float" office:value="0" calcext:value-type="float">
            <text:p>0</text:p>
          </table:table-cell>
          <table:table-cell table:number-columns-repeated="4" table:style-name="ce151" office:value-type="float" office:value="1" calcext:value-type="float">
            <text:p>1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formula="of:=[.AO50]+2*[.AO51]+4*[.AO52]+8*[.AO53]+16*[.AO54]+32*[.AO55]+64*[.AO56]+128*[.AO57]" office:value-type="float" office:value="0" calcext:value-type="float">
            <text:p>0</text:p>
          </table:table-cell>
          <table:table-cell table:style-name="Default"/>
          <table:table-cell table:style-name="ce187" office:value-type="float" office:value="0" calcext:value-type="float">
            <text:p>0</text:p>
          </table:table-cell>
          <table:table-cell table:number-columns-repeated="6"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formula="of:=[.AY50]+2*[.AY51]+4*[.AY52]+8*[.AY53]+16*[.AY54]+32*[.AY55]+64*[.AY56]+128*[.AY57]" office:value-type="float" office:value="0" calcext:value-type="float">
            <text:p>0</text:p>
          </table:table-cell>
          <table:table-cell table:style-name="Default"/>
          <table:table-cell table:style-name="ce222" office:value-type="float" office:value="0" calcext:value-type="float">
            <text:p>0</text:p>
          </table:table-cell>
          <table:table-cell table:number-columns-repeated="6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formula="of:=[.BI50]+2*[.BI51]+4*[.BI52]+8*[.BI53]+16*[.BI54]+32*[.BI55]+64*[.BI56]+128*[.BI57]" office:value-type="float" office:value="0" calcext:value-type="float">
            <text:p>0</text:p>
          </table:table-cell>
          <table:table-cell table:style-name="Default"/>
          <table:table-cell table:number-columns-repeated="2" table:style-name="ce257" office:value-type="float" office:value="0" calcext:value-type="float">
            <text:p>0</text:p>
          </table:table-cell>
          <table:table-cell table:number-columns-repeated="4" table:style-name="ce257" office:value-type="float" office:value="1" calcext:value-type="float">
            <text:p>1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formula="of:=[.BS50]+2*[.BS51]+4*[.BS52]+8*[.BS53]+16*[.BS54]+32*[.BS55]+64*[.BS56]+128*[.BS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[.B50]+2*[.B51]+4*[.B52]+8*[.B53]+16*[.B54]+32*[.B55]+64*[.B56]+128*[.B57]" office:value-type="float" office:value="62" calcext:value-type="float">
            <text:p>62</text:p>
          </table:table-cell>
          <table:table-cell table:style-name="Default"/>
          <table:table-cell table:number-columns-repeated="2"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formula="of:=[.L50]+2*[.L51]+4*[.L52]+8*[.L53]+16*[.L54]+32*[.L55]+64*[.L56]+128*[.L57]" office:value-type="float" office:value="124" calcext:value-type="float">
            <text:p>124</text:p>
          </table:table-cell>
          <table:table-cell table:style-name="Default"/>
          <table:table-cell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formula="of:=[.V50]+2*[.V51]+4*[.V52]+8*[.V53]+16*[.V54]+32*[.V55]+64*[.V56]+128*[.V57]" office:value-type="float" office:value="127" calcext:value-type="float">
            <text:p>127</text:p>
          </table:table-cell>
          <table:table-cell table:style-name="Default"/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formula="of:=[.AF50]+2*[.AF51]+4*[.AF52]+8*[.AF53]+16*[.AF54]+32*[.AF55]+64*[.AF56]+128*[.AF57]" office:value-type="float" office:value="62" calcext:value-type="float">
            <text:p>62</text:p>
          </table:table-cell>
          <table:table-cell table:style-name="Default"/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formula="of:=[.AP50]+2*[.AP51]+4*[.AP52]+8*[.AP53]+16*[.AP54]+32*[.AP55]+64*[.AP56]+128*[.AP57]" office:value-type="float" office:value="127" calcext:value-type="float">
            <text:p>127</text:p>
          </table:table-cell>
          <table:table-cell table:style-name="Default"/>
          <table:table-cell table:style-name="ce187" office:value-type="float" office:value="0" calcext:value-type="float">
            <text:p>0</text:p>
          </table:table-cell>
          <table:table-cell table:number-columns-repeated="2" table:style-name="ce187" office:value-type="float" office:value="1" calcext:value-type="float">
            <text:p>1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 table:formula="of:=[.AZ50]+2*[.AZ51]+4*[.AZ52]+8*[.AZ53]+16*[.AZ54]+32*[.AZ55]+64*[.AZ56]+128*[.AZ57]" office:value-type="float" office:value="127" calcext:value-type="float">
            <text:p>127</text:p>
          </table:table-cell>
          <table:table-cell table:style-name="Default"/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number-columns-repeated="5" table:style-name="ce222" office:value-type="float" office:value="0" calcext:value-type="float">
            <text:p>0</text:p>
          </table:table-cell>
          <table:table-cell table:formula="of:=[.BJ50]+2*[.BJ51]+4*[.BJ52]+8*[.BJ53]+16*[.BJ54]+32*[.BJ55]+64*[.BJ56]+128*[.BJ57]" office:value-type="float" office:value="127" calcext:value-type="float">
            <text:p>127</text:p>
          </table:table-cell>
          <table:table-cell table:style-name="Default"/>
          <table:table-cell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float" office:value="0" calcext:value-type="float">
            <text:p>0</text:p>
          </table:table-cell>
          <table:table-cell table:formula="of:=[.BT50]+2*[.BT51]+4*[.BT52]+8*[.BT53]+16*[.BT54]+32*[.BT55]+64*[.BT56]+128*[.BT57]" office:value-type="float" office:value="62" calcext:value-type="float">
            <text:p>62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[.C50]+2*[.C51]+4*[.C52]+8*[.C53]+16*[.C54]+32*[.C55]+64*[.C56]+128*[.C57]" office:value-type="float" office:value="127" calcext:value-type="float">
            <text:p>127</text:p>
          </table:table-cell>
          <table:table-cell table:style-name="Default"/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formula="of:=[.M50]+2*[.M51]+4*[.M52]+8*[.M53]+16*[.M54]+32*[.M55]+64*[.M56]+128*[.M57]" office:value-type="float" office:value="126" calcext:value-type="float">
            <text:p>126</text:p>
          </table:table-cell>
          <table:table-cell table:style-name="Default"/>
          <table:table-cell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formula="of:=[.W50]+2*[.W51]+4*[.W52]+8*[.W53]+16*[.W54]+32*[.W55]+64*[.W56]+128*[.W57]" office:value-type="float" office:value="127" calcext:value-type="float">
            <text:p>127</text:p>
          </table:table-cell>
          <table:table-cell table:style-name="Default"/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5" table:style-name="ce115" office:value-type="float" office:value="0" calcext:value-type="float">
            <text:p>0</text:p>
          </table:table-cell>
          <table:table-cell table:formula="of:=[.AG50]+2*[.AG51]+4*[.AG52]+8*[.AG53]+16*[.AG54]+32*[.AG55]+64*[.AG56]+128*[.AG57]" office:value-type="float" office:value="127" calcext:value-type="float">
            <text:p>127</text:p>
          </table:table-cell>
          <table:table-cell table:style-name="Default"/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formula="of:=[.AQ50]+2*[.AQ51]+4*[.AQ52]+8*[.AQ53]+16*[.AQ54]+32*[.AQ55]+64*[.AQ56]+128*[.AQ57]" office:value-type="float" office:value="127" calcext:value-type="float">
            <text:p>127</text:p>
          </table:table-cell>
          <table:table-cell table:style-name="Default"/>
          <table:table-cell table:style-name="ce187" office:value-type="float" office:value="0" calcext:value-type="float">
            <text:p>0</text:p>
          </table:table-cell>
          <table:table-cell table:number-columns-repeated="2" table:style-name="ce187" office:value-type="float" office:value="1" calcext:value-type="float">
            <text:p>1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 table:formula="of:=[.BA50]+2*[.BA51]+4*[.BA52]+8*[.BA53]+16*[.BA54]+32*[.BA55]+64*[.BA56]+128*[.BA57]" office:value-type="float" office:value="127" calcext:value-type="float">
            <text:p>127</text:p>
          </table:table-cell>
          <table:table-cell table:style-name="Default"/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number-columns-repeated="5" table:style-name="ce222" office:value-type="float" office:value="0" calcext:value-type="float">
            <text:p>0</text:p>
          </table:table-cell>
          <table:table-cell table:formula="of:=[.BK50]+2*[.BK51]+4*[.BK52]+8*[.BK53]+16*[.BK54]+32*[.BK55]+64*[.BK56]+128*[.BK57]" office:value-type="float" office:value="127" calcext:value-type="float">
            <text:p>127</text:p>
          </table:table-cell>
          <table:table-cell table:style-name="Default"/>
          <table:table-cell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number-columns-repeated="5" table:style-name="ce257" office:value-type="float" office:value="0" calcext:value-type="float">
            <text:p>0</text:p>
          </table:table-cell>
          <table:table-cell table:formula="of:=[.BU50]+2*[.BU51]+4*[.BU52]+8*[.BU53]+16*[.BU54]+32*[.BU55]+64*[.BU56]+128*[.BU57]" office:value-type="float" office:value="127" calcext:value-type="float">
            <text:p>127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[.D50]+2*[.D51]+4*[.D52]+8*[.D53]+16*[.D54]+32*[.D55]+64*[.D56]+128*[.D57]" office:value-type="float" office:value="65" calcext:value-type="float">
            <text:p>65</text:p>
          </table:table-cell>
          <table:table-cell table:style-name="Default"/>
          <table:table-cell table:style-name="ce49" office:value-type="float" office:value="0" calcext:value-type="float">
            <text:p>0</text:p>
          </table:table-cell>
          <table:table-cell table:number-columns-repeated="6"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formula="of:=[.N50]+2*[.N51]+4*[.N52]+8*[.N53]+16*[.N54]+32*[.N55]+64*[.N56]+128*[.N57]" office:value-type="float" office:value="11" calcext:value-type="float">
            <text:p>11</text:p>
          </table:table-cell>
          <table:table-cell table:style-name="Default"/>
          <table:table-cell table:style-name="ce82" office:value-type="float" office:value="0" calcext:value-type="float">
            <text:p>0</text:p>
          </table:table-cell>
          <table:table-cell table:number-columns-repeated="5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formula="of:=[.X50]+2*[.X51]+4*[.X52]+8*[.X53]+16*[.X54]+32*[.X55]+64*[.X56]+128*[.X57]" office:value-type="float" office:value="73" calcext:value-type="float">
            <text:p>73</text:p>
          </table:table-cell>
          <table:table-cell table:style-name="Default"/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5" table:style-name="ce115" office:value-type="float" office:value="0" calcext:value-type="float">
            <text:p>0</text:p>
          </table:table-cell>
          <table:table-cell table:formula="of:=[.AH50]+2*[.AH51]+4*[.AH52]+8*[.AH53]+16*[.AH54]+32*[.AH55]+64*[.AH56]+128*[.AH57]" office:value-type="float" office:value="65" calcext:value-type="float">
            <text:p>65</text:p>
          </table:table-cell>
          <table:table-cell table:style-name="Default"/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formula="of:=[.AR50]+2*[.AR51]+4*[.AR52]+8*[.AR53]+16*[.AR54]+32*[.AR55]+64*[.AR56]+128*[.AR57]" office:value-type="float" office:value="65" calcext:value-type="float">
            <text:p>65</text:p>
          </table:table-cell>
          <table:table-cell table:style-name="Default"/>
          <table:table-cell table:style-name="ce187" office:value-type="float" office:value="0" calcext:value-type="float">
            <text:p>0</text:p>
          </table:table-cell>
          <table:table-cell table:number-columns-repeated="4" table:style-name="ce187" office:value-type="float" office:value="1" calcext:value-type="float">
            <text:p>1</text:p>
          </table:table-cell>
          <table:table-cell table:number-columns-repeated="3" table:style-name="ce187" office:value-type="float" office:value="0" calcext:value-type="float">
            <text:p>0</text:p>
          </table:table-cell>
          <table:table-cell table:formula="of:=[.BB50]+2*[.BB51]+4*[.BB52]+8*[.BB53]+16*[.BB54]+32*[.BB55]+64*[.BB56]+128*[.BB57]" office:value-type="float" office:value="73" calcext:value-type="float">
            <text:p>73</text:p>
          </table:table-cell>
          <table:table-cell table:style-name="Default"/>
          <table:table-cell table:style-name="ce222" office:value-type="float" office:value="0" calcext:value-type="float">
            <text:p>0</text:p>
          </table:table-cell>
          <table:table-cell table:number-columns-repeated="4" table:style-name="ce222" office:value-type="float" office:value="1" calcext:value-type="float">
            <text:p>1</text:p>
          </table:table-cell>
          <table:table-cell table:number-columns-repeated="3" table:style-name="ce222" office:value-type="float" office:value="0" calcext:value-type="float">
            <text:p>0</text:p>
          </table:table-cell>
          <table:table-cell table:formula="of:=[.BL50]+2*[.BL51]+4*[.BL52]+8*[.BL53]+16*[.BL54]+32*[.BL55]+64*[.BL56]+128*[.BL57]" office:value-type="float" office:value="9" calcext:value-type="float">
            <text:p>9</text:p>
          </table:table-cell>
          <table:table-cell table:style-name="Default"/>
          <table:table-cell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float" office:value="0" calcext:value-type="float">
            <text:p>0</text:p>
          </table:table-cell>
          <table:table-cell table:number-columns-repeated="3" table:style-name="ce257" office:value-type="float" office:value="1" calcext:value-type="float">
            <text:p>1</text:p>
          </table:table-cell>
          <table:table-cell table:style-name="ce257" office:value-type="float" office:value="0" calcext:value-type="float">
            <text:p>0</text:p>
          </table:table-cell>
          <table:table-cell table:formula="of:=[.BV50]+2*[.BV51]+4*[.BV52]+8*[.BV53]+16*[.BV54]+32*[.BV55]+64*[.BV56]+128*[.BV57]" office:value-type="float" office:value="65" calcext:value-type="float">
            <text:p>65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formula="of:=[.E50]+2*[.E51]+4*[.E52]+8*[.E53]+16*[.E54]+32*[.E55]+64*[.E56]+128*[.E57]" office:value-type="float" office:value="77" calcext:value-type="float">
            <text:p>77</text:p>
          </table:table-cell>
          <table:table-cell table:style-name="Default"/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formula="of:=[.O50]+2*[.O51]+4*[.O52]+8*[.O53]+16*[.O54]+32*[.O55]+64*[.O56]+128*[.O57]" office:value-type="float" office:value="11" calcext:value-type="float">
            <text:p>11</text:p>
          </table:table-cell>
          <table:table-cell table:style-name="Default"/>
          <table:table-cell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formula="of:=[.Y50]+2*[.Y51]+4*[.Y52]+8*[.Y53]+16*[.Y54]+32*[.Y55]+64*[.Y56]+128*[.Y57]" office:value-type="float" office:value="73" calcext:value-type="float">
            <text:p>73</text:p>
          </table:table-cell>
          <table:table-cell table:style-name="Default"/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5" table:style-name="ce115" office:value-type="float" office:value="0" calcext:value-type="float">
            <text:p>0</text:p>
          </table:table-cell>
          <table:table-cell table:formula="of:=[.AI50]+2*[.AI51]+4*[.AI52]+8*[.AI53]+16*[.AI54]+32*[.AI55]+64*[.AI56]+128*[.AI57]" office:value-type="float" office:value="65" calcext:value-type="float">
            <text:p>65</text:p>
          </table:table-cell>
          <table:table-cell table:style-name="Default"/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formula="of:=[.AS50]+2*[.AS51]+4*[.AS52]+8*[.AS53]+16*[.AS54]+32*[.AS55]+64*[.AS56]+128*[.AS57]" office:value-type="float" office:value="99" calcext:value-type="float">
            <text:p>99</text:p>
          </table:table-cell>
          <table:table-cell table:style-name="Default"/>
          <table:table-cell table:style-name="ce187" office:value-type="float" office:value="0" calcext:value-type="float">
            <text:p>0</text:p>
          </table:table-cell>
          <table:table-cell table:number-columns-repeated="2" table:style-name="ce187" office:value-type="float" office:value="1" calcext:value-type="float">
            <text:p>1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 table:formula="of:=[.BC50]+2*[.BC51]+4*[.BC52]+8*[.BC53]+16*[.BC54]+32*[.BC55]+64*[.BC56]+128*[.BC57]" office:value-type="float" office:value="73" calcext:value-type="float">
            <text:p>73</text:p>
          </table:table-cell>
          <table:table-cell table:style-name="Default"/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number-columns-repeated="5" table:style-name="ce222" office:value-type="float" office:value="0" calcext:value-type="float">
            <text:p>0</text:p>
          </table:table-cell>
          <table:table-cell table:formula="of:=[.BM50]+2*[.BM51]+4*[.BM52]+8*[.BM53]+16*[.BM54]+32*[.BM55]+64*[.BM56]+128*[.BM57]" office:value-type="float" office:value="9" calcext:value-type="float">
            <text:p>9</text:p>
          </table:table-cell>
          <table:table-cell table:style-name="Default"/>
          <table:table-cell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float" office:value="0" calcext:value-type="float">
            <text:p>0</text:p>
          </table:table-cell>
          <table:table-cell table:formula="of:=[.BW50]+2*[.BW51]+4*[.BW52]+8*[.BW53]+16*[.BW54]+32*[.BW55]+64*[.BW56]+128*[.BW57]" office:value-type="float" office:value="73" calcext:value-type="float">
            <text:p>73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[.F50]+2*[.F51]+4*[.F52]+8*[.F53]+16*[.F54]+32*[.F55]+64*[.F56]+128*[.F57]" office:value-type="float" office:value="79" calcext:value-type="float">
            <text:p>79</text:p>
          </table:table-cell>
          <table:table-cell table:style-name="Default"/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formula="of:=[.P50]+2*[.P51]+4*[.P52]+8*[.P53]+16*[.P54]+32*[.P55]+64*[.P56]+128*[.P57]" office:value-type="float" office:value="126" calcext:value-type="float">
            <text:p>126</text:p>
          </table:table-cell>
          <table:table-cell table:style-name="Default"/>
          <table:table-cell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formula="of:=[.Z50]+2*[.Z51]+4*[.Z52]+8*[.Z53]+16*[.Z54]+32*[.Z55]+64*[.Z56]+128*[.Z57]" office:value-type="float" office:value="127" calcext:value-type="float">
            <text:p>127</text:p>
          </table:table-cell>
          <table:table-cell table:style-name="Default"/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formula="of:=[.AJ50]+2*[.AJ51]+4*[.AJ52]+8*[.AJ53]+16*[.AJ54]+32*[.AJ55]+64*[.AJ56]+128*[.AJ57]" office:value-type="float" office:value="99" calcext:value-type="float">
            <text:p>99</text:p>
          </table:table-cell>
          <table:table-cell table:style-name="Default"/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formula="of:=[.AT50]+2*[.AT51]+4*[.AT52]+8*[.AT53]+16*[.AT54]+32*[.AT55]+64*[.AT56]+128*[.AT57]" office:value-type="float" office:value="62" calcext:value-type="float">
            <text:p>62</text:p>
          </table:table-cell>
          <table:table-cell table:style-name="Default"/>
          <table:table-cell table:style-name="ce187" office:value-type="float" office:value="0" calcext:value-type="float">
            <text:p>0</text:p>
          </table:table-cell>
          <table:table-cell table:number-columns-repeated="2" table:style-name="ce187" office:value-type="float" office:value="1" calcext:value-type="float">
            <text:p>1</text:p>
          </table:table-cell>
          <table:table-cell table:number-columns-repeated="5" table:style-name="ce187" office:value-type="float" office:value="0" calcext:value-type="float">
            <text:p>0</text:p>
          </table:table-cell>
          <table:table-cell table:formula="of:=[.BD50]+2*[.BD51]+4*[.BD52]+8*[.BD53]+16*[.BD54]+32*[.BD55]+64*[.BD56]+128*[.BD57]" office:value-type="float" office:value="65" calcext:value-type="float">
            <text:p>65</text:p>
          </table:table-cell>
          <table:table-cell table:style-name="Default"/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number-columns-repeated="5" table:style-name="ce222" office:value-type="float" office:value="0" calcext:value-type="float">
            <text:p>0</text:p>
          </table:table-cell>
          <table:table-cell table:formula="of:=[.BN50]+2*[.BN51]+4*[.BN52]+8*[.BN53]+16*[.BN54]+32*[.BN55]+64*[.BN56]+128*[.BN57]" office:value-type="float" office:value="1" calcext:value-type="float">
            <text:p>1</text:p>
          </table:table-cell>
          <table:table-cell table:style-name="Default"/>
          <table:table-cell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float" office:value="0" calcext:value-type="float">
            <text:p>0</text:p>
          </table:table-cell>
          <table:table-cell table:formula="of:=[.BX50]+2*[.BX51]+4*[.BX52]+8*[.BX53]+16*[.BX54]+32*[.BX55]+64*[.BX56]+128*[.BX57]" office:value-type="float" office:value="123" calcext:value-type="float">
            <text:p>123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formula="of:=[.G50]+2*[.G51]+4*[.G52]+8*[.G53]+16*[.G54]+32*[.G55]+64*[.G56]+128*[.G57]" office:value-type="float" office:value="46" calcext:value-type="float">
            <text:p>46</text:p>
          </table:table-cell>
          <table:table-cell table:style-name="Default"/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formula="of:=[.Q50]+2*[.Q51]+4*[.Q52]+8*[.Q53]+16*[.Q54]+32*[.Q55]+64*[.Q56]+128*[.Q57]" office:value-type="float" office:value="124" calcext:value-type="float">
            <text:p>124</text:p>
          </table:table-cell>
          <table:table-cell table:style-name="Default"/>
          <table:table-cell table:style-name="ce82" office:value-type="float" office:value="0" calcext:value-type="float">
            <text:p>0</text:p>
          </table:table-cell>
          <table:table-cell table:number-columns-repeated="5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formula="of:=[.AA50]+2*[.AA51]+4*[.AA52]+8*[.AA53]+16*[.AA54]+32*[.AA55]+64*[.AA56]+128*[.AA57]" office:value-type="float" office:value="54" calcext:value-type="float">
            <text:p>54</text:p>
          </table:table-cell>
          <table:table-cell table:style-name="Default"/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4"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formula="of:=[.AK50]+2*[.AK51]+4*[.AK52]+8*[.AK53]+16*[.AK54]+32*[.AK55]+64*[.AK56]+128*[.AK57]" office:value-type="float" office:value="34" calcext:value-type="float">
            <text:p>34</text:p>
          </table:table-cell>
          <table:table-cell table:style-name="Default"/>
          <table:table-cell table:style-name="ce151" office:value-type="float" office:value="0" calcext:value-type="float">
            <text:p>0</text:p>
          </table:table-cell>
          <table:table-cell table:number-columns-repeated="4" table:style-name="ce151" office:value-type="float" office:value="1" calcext:value-type="float">
            <text:p>1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formula="of:=[.AU50]+2*[.AU51]+4*[.AU52]+8*[.AU53]+16*[.AU54]+32*[.AU55]+64*[.AU56]+128*[.AU57]" office:value-type="float" office:value="28" calcext:value-type="float">
            <text:p>28</text:p>
          </table:table-cell>
          <table:table-cell table:style-name="Default"/>
          <table:table-cell table:style-name="ce187" office:value-type="float" office:value="0" calcext:value-type="float">
            <text:p>0</text:p>
          </table:table-cell>
          <table:table-cell table:number-columns-repeated="6" table:style-name="ce18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formula="of:=[.BE50]+2*[.BE51]+4*[.BE52]+8*[.BE53]+16*[.BE54]+32*[.BE55]+64*[.BE56]+128*[.BE57]" office:value-type="float" office:value="65" calcext:value-type="float">
            <text:p>65</text:p>
          </table:table-cell>
          <table:table-cell table:style-name="Default"/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number-columns-repeated="5" table:style-name="ce222" office:value-type="float" office:value="0" calcext:value-type="float">
            <text:p>0</text:p>
          </table:table-cell>
          <table:table-cell table:formula="of:=[.BO50]+2*[.BO51]+4*[.BO52]+8*[.BO53]+16*[.BO54]+32*[.BO55]+64*[.BO56]+128*[.BO57]" office:value-type="float" office:value="1" calcext:value-type="float">
            <text:p>1</text:p>
          </table:table-cell>
          <table:table-cell table:style-name="Default"/>
          <table:table-cell table:number-columns-repeated="2" table:style-name="ce257" office:value-type="float" office:value="0" calcext:value-type="float">
            <text:p>0</text:p>
          </table:table-cell>
          <table:table-cell table:number-columns-repeated="4" table:style-name="ce257" office:value-type="float" office:value="1" calcext:value-type="float">
            <text:p>1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formula="of:=[.BY50]+2*[.BY51]+4*[.BY52]+8*[.BY53]+16*[.BY54]+32*[.BY55]+64*[.BY56]+128*[.BY57]" office:value-type="float" office:value="58" calcext:value-type="float">
            <text:p>5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4" office:value-type="float" office:value="0" calcext:value-type="float">
            <text:p>0</text:p>
          </table:table-cell>
          <table:table-cell table:formula="of:=[.H50]+2*[.H51]+4*[.H52]+8*[.H53]+16*[.H54]+32*[.H55]+64*[.H56]+128*[.H57]" office:value-type="float" office:value="0" calcext:value-type="float">
            <text:p>0</text:p>
          </table:table-cell>
          <table:table-cell table:style-name="Default"/>
          <table:table-cell table:number-columns-repeated="8" table:style-name="ce49" office:value-type="float" office:value="0" calcext:value-type="float">
            <text:p>0</text:p>
          </table:table-cell>
          <table:table-cell table:formula="of:=[.R50]+2*[.R51]+4*[.R52]+8*[.R53]+16*[.R54]+32*[.R55]+64*[.R56]+128*[.R57]" office:value-type="float" office:value="0" calcext:value-type="float">
            <text:p>0</text:p>
          </table:table-cell>
          <table:table-cell table:style-name="Default"/>
          <table:table-cell table:number-columns-repeated="8" table:style-name="ce82" office:value-type="float" office:value="0" calcext:value-type="float">
            <text:p>0</text:p>
          </table:table-cell>
          <table:table-cell table:formula="of:=[.AB50]+2*[.AB51]+4*[.AB52]+8*[.AB53]+16*[.AB54]+32*[.AB55]+64*[.AB56]+128*[.AB57]" office:value-type="float" office:value="0" calcext:value-type="float">
            <text:p>0</text:p>
          </table:table-cell>
          <table:table-cell table:style-name="Default"/>
          <table:table-cell table:number-columns-repeated="8" table:style-name="ce115" office:value-type="float" office:value="0" calcext:value-type="float">
            <text:p>0</text:p>
          </table:table-cell>
          <table:table-cell table:formula="of:=[.AL50]+2*[.AL51]+4*[.AL52]+8*[.AL53]+16*[.AL54]+32*[.AL55]+64*[.AL56]+128*[.AL57]" office:value-type="float" office:value="0" calcext:value-type="float">
            <text:p>0</text:p>
          </table:table-cell>
          <table:table-cell table:style-name="Default"/>
          <table:table-cell table:number-columns-repeated="8" table:style-name="ce151" office:value-type="float" office:value="0" calcext:value-type="float">
            <text:p>0</text:p>
          </table:table-cell>
          <table:table-cell table:formula="of:=[.AV50]+2*[.AV51]+4*[.AV52]+8*[.AV53]+16*[.AV54]+32*[.AV55]+64*[.AV56]+128*[.AV57]" office:value-type="float" office:value="0" calcext:value-type="float">
            <text:p>0</text:p>
          </table:table-cell>
          <table:table-cell table:style-name="Default"/>
          <table:table-cell table:number-columns-repeated="8" table:style-name="ce187" office:value-type="float" office:value="0" calcext:value-type="float">
            <text:p>0</text:p>
          </table:table-cell>
          <table:table-cell table:formula="of:=[.BF50]+2*[.BF51]+4*[.BF52]+8*[.BF53]+16*[.BF54]+32*[.BF55]+64*[.BF56]+128*[.BF57]" office:value-type="float" office:value="0" calcext:value-type="float">
            <text:p>0</text:p>
          </table:table-cell>
          <table:table-cell table:style-name="Default"/>
          <table:table-cell table:number-columns-repeated="8" table:style-name="ce222" office:value-type="float" office:value="0" calcext:value-type="float">
            <text:p>0</text:p>
          </table:table-cell>
          <table:table-cell table:formula="of:=[.BP50]+2*[.BP51]+4*[.BP52]+8*[.BP53]+16*[.BP54]+32*[.BP55]+64*[.BP56]+128*[.BP57]" office:value-type="float" office:value="0" calcext:value-type="float">
            <text:p>0</text:p>
          </table:table-cell>
          <table:table-cell table:style-name="Default"/>
          <table:table-cell table:number-columns-repeated="8" table:style-name="ce257" office:value-type="float" office:value="0" calcext:value-type="float">
            <text:p>0</text:p>
          </table:table-cell>
          <table:table-cell table:formula="of:=[.BZ50]+2*[.BZ51]+4*[.BZ52]+8*[.BZ53]+16*[.BZ54]+32*[.BZ55]+64*[.BZ56]+128*[.BZ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5" table:number-columns-repeated="8"/>
          <table:table-cell table:formula="of:=128*MID(DEC2BIN([.A58];2);2;1)+64*MID(DEC2BIN([.B58];2);2;1)+32*MID(DEC2BIN([.C58];2);2;1)+16*MID(DEC2BIN([.D58];2);2;1)+8*MID(DEC2BIN([.E58];2);2;1)+4*MID(DEC2BIN([.F58];2);2;1)+2*MID(DEC2BIN([.G58];2);2;1)+MID(DEC2BIN([.H58];2);2;1)" office:value-type="float" office:value="0" calcext:value-type="float">
            <text:p>0</text:p>
          </table:table-cell>
          <table:table-cell table:formula="of:=128*MID(DEC2BIN([.A58];2);1;1)+64*MID(DEC2BIN([.B58];2);1;1)+32*MID(DEC2BIN([.C58];2);1;1)+16*MID(DEC2BIN([.D58];2);1;1)+8*MID(DEC2BIN([.E58];2);1;1)+4*MID(DEC2BIN([.F58];2);1;1)+2*MID(DEC2BIN([.G58];2);1;1)+MID(DEC2BIN([.H58];2);1;1)" office:value-type="float" office:value="0" calcext:value-type="float">
            <text:p>0</text:p>
          </table:table-cell>
          <table:table-cell table:style-name="ce50" table:number-columns-repeated="8"/>
          <table:table-cell table:formula="of:=128*MID(DEC2BIN([.K58];2);2;1)+64*MID(DEC2BIN([.L58];2);2;1)+32*MID(DEC2BIN([.M58];2);2;1)+16*MID(DEC2BIN([.N58];2);2;1)+8*MID(DEC2BIN([.O58];2);2;1)+4*MID(DEC2BIN([.P58];2);2;1)+2*MID(DEC2BIN([.Q58];2);2;1)+MID(DEC2BIN([.R58];2);2;1)" office:value-type="float" office:value="0" calcext:value-type="float">
            <text:p>0</text:p>
          </table:table-cell>
          <table:table-cell table:formula="of:=128*MID(DEC2BIN([.K58];2);1;1)+64*MID(DEC2BIN([.L58];2);1;1)+32*MID(DEC2BIN([.M58];2);1;1)+16*MID(DEC2BIN([.N58];2);1;1)+8*MID(DEC2BIN([.O58];2);1;1)+4*MID(DEC2BIN([.P58];2);1;1)+2*MID(DEC2BIN([.Q58];2);1;1)+MID(DEC2BIN([.R58];2);1;1)" office:value-type="float" office:value="0" calcext:value-type="float">
            <text:p>0</text:p>
          </table:table-cell>
          <table:table-cell table:style-name="ce83" table:number-columns-repeated="8"/>
          <table:table-cell table:formula="of:=128*MID(DEC2BIN([.U58];2);2;1)+64*MID(DEC2BIN([.V58];2);2;1)+32*MID(DEC2BIN([.W58];2);2;1)+16*MID(DEC2BIN([.X58];2);2;1)+8*MID(DEC2BIN([.Y58];2);2;1)+4*MID(DEC2BIN([.Z58];2);2;1)+2*MID(DEC2BIN([.AA58];2);2;1)+MID(DEC2BIN([.AB58];2);2;1)" office:value-type="float" office:value="0" calcext:value-type="float">
            <text:p>0</text:p>
          </table:table-cell>
          <table:table-cell table:formula="of:=128*MID(DEC2BIN([.U58];2);1;1)+64*MID(DEC2BIN([.V58];2);1;1)+32*MID(DEC2BIN([.W58];2);1;1)+16*MID(DEC2BIN([.X58];2);1;1)+8*MID(DEC2BIN([.Y58];2);1;1)+4*MID(DEC2BIN([.Z58];2);1;1)+2*MID(DEC2BIN([.AA58];2);1;1)+MID(DEC2BIN([.AB58];2);1;1)" office:value-type="float" office:value="0" calcext:value-type="float">
            <text:p>0</text:p>
          </table:table-cell>
          <table:table-cell table:style-name="ce116" table:number-columns-repeated="8"/>
          <table:table-cell table:formula="of:=128*MID(DEC2BIN([.AE58];2);2;1)+64*MID(DEC2BIN([.AF58];2);2;1)+32*MID(DEC2BIN([.AG58];2);2;1)+16*MID(DEC2BIN([.AH58];2);2;1)+8*MID(DEC2BIN([.AI58];2);2;1)+4*MID(DEC2BIN([.AJ58];2);2;1)+2*MID(DEC2BIN([.AK58];2);2;1)+MID(DEC2BIN([.AL58];2);2;1)" office:value-type="float" office:value="0" calcext:value-type="float">
            <text:p>0</text:p>
          </table:table-cell>
          <table:table-cell table:formula="of:=128*MID(DEC2BIN([.AE58];2);1;1)+64*MID(DEC2BIN([.AF58];2);1;1)+32*MID(DEC2BIN([.AG58];2);1;1)+16*MID(DEC2BIN([.AH58];2);1;1)+8*MID(DEC2BIN([.AI58];2);1;1)+4*MID(DEC2BIN([.AJ58];2);1;1)+2*MID(DEC2BIN([.AK58];2);1;1)+MID(DEC2BIN([.AL58];2);1;1)" office:value-type="float" office:value="0" calcext:value-type="float">
            <text:p>0</text:p>
          </table:table-cell>
          <table:table-cell table:style-name="ce152" table:number-columns-repeated="8"/>
          <table:table-cell table:formula="of:=128*MID(DEC2BIN([.AO58];2);2;1)+64*MID(DEC2BIN([.AP58];2);2;1)+32*MID(DEC2BIN([.AQ58];2);2;1)+16*MID(DEC2BIN([.AR58];2);2;1)+8*MID(DEC2BIN([.AS58];2);2;1)+4*MID(DEC2BIN([.AT58];2);2;1)+2*MID(DEC2BIN([.AU58];2);2;1)+MID(DEC2BIN([.AV58];2);2;1)" office:value-type="float" office:value="0" calcext:value-type="float">
            <text:p>0</text:p>
          </table:table-cell>
          <table:table-cell table:formula="of:=128*MID(DEC2BIN([.AO58];2);1;1)+64*MID(DEC2BIN([.AP58];2);1;1)+32*MID(DEC2BIN([.AQ58];2);1;1)+16*MID(DEC2BIN([.AR58];2);1;1)+8*MID(DEC2BIN([.AS58];2);1;1)+4*MID(DEC2BIN([.AT58];2);1;1)+2*MID(DEC2BIN([.AU58];2);1;1)+MID(DEC2BIN([.AV58];2);1;1)" office:value-type="float" office:value="0" calcext:value-type="float">
            <text:p>0</text:p>
          </table:table-cell>
          <table:table-cell table:style-name="ce188" table:number-columns-repeated="8"/>
          <table:table-cell table:formula="of:=128*MID(DEC2BIN([.AY58];2);2;1)+64*MID(DEC2BIN([.AZ58];2);2;1)+32*MID(DEC2BIN([.BA58];2);2;1)+16*MID(DEC2BIN([.BB58];2);2;1)+8*MID(DEC2BIN([.BC58];2);2;1)+4*MID(DEC2BIN([.BD58];2);2;1)+2*MID(DEC2BIN([.BE58];2);2;1)+MID(DEC2BIN([.BF58];2);2;1)" office:value-type="float" office:value="0" calcext:value-type="float">
            <text:p>0</text:p>
          </table:table-cell>
          <table:table-cell table:formula="of:=128*MID(DEC2BIN([.AY58];2);1;1)+64*MID(DEC2BIN([.AZ58];2);1;1)+32*MID(DEC2BIN([.BA58];2);1;1)+16*MID(DEC2BIN([.BB58];2);1;1)+8*MID(DEC2BIN([.BC58];2);1;1)+4*MID(DEC2BIN([.BD58];2);1;1)+2*MID(DEC2BIN([.BE58];2);1;1)+MID(DEC2BIN([.BF58];2);1;1)" office:value-type="float" office:value="0" calcext:value-type="float">
            <text:p>0</text:p>
          </table:table-cell>
          <table:table-cell table:style-name="ce223" table:number-columns-repeated="8"/>
          <table:table-cell table:formula="of:=128*MID(DEC2BIN([.BI58];2);2;1)+64*MID(DEC2BIN([.BJ58];2);2;1)+32*MID(DEC2BIN([.BK58];2);2;1)+16*MID(DEC2BIN([.BL58];2);2;1)+8*MID(DEC2BIN([.BM58];2);2;1)+4*MID(DEC2BIN([.BN58];2);2;1)+2*MID(DEC2BIN([.BO58];2);2;1)+MID(DEC2BIN([.BP58];2);2;1)" office:value-type="float" office:value="0" calcext:value-type="float">
            <text:p>0</text:p>
          </table:table-cell>
          <table:table-cell table:formula="of:=128*MID(DEC2BIN([.BI58];2);1;1)+64*MID(DEC2BIN([.BJ58];2);1;1)+32*MID(DEC2BIN([.BK58];2);1;1)+16*MID(DEC2BIN([.BL58];2);1;1)+8*MID(DEC2BIN([.BM58];2);1;1)+4*MID(DEC2BIN([.BN58];2);1;1)+2*MID(DEC2BIN([.BO58];2);1;1)+MID(DEC2BIN([.BP58];2);1;1)" office:value-type="float" office:value="0" calcext:value-type="float">
            <text:p>0</text:p>
          </table:table-cell>
          <table:table-cell table:style-name="ce258" table:number-columns-repeated="8"/>
          <table:table-cell table:formula="of:=128*MID(DEC2BIN([.BS58];2);2;1)+64*MID(DEC2BIN([.BT58];2);2;1)+32*MID(DEC2BIN([.BU58];2);2;1)+16*MID(DEC2BIN([.BV58];2);2;1)+8*MID(DEC2BIN([.BW58];2);2;1)+4*MID(DEC2BIN([.BX58];2);2;1)+2*MID(DEC2BIN([.BY58];2);2;1)+MID(DEC2BIN([.BZ58];2);2;1)" office:value-type="float" office:value="0" calcext:value-type="float">
            <text:p>0</text:p>
          </table:table-cell>
          <table:table-cell table:formula="of:=128*MID(DEC2BIN([.BS58];2);1;1)+64*MID(DEC2BIN([.BT58];2);1;1)+32*MID(DEC2BIN([.BU58];2);1;1)+16*MID(DEC2BIN([.BV58];2);1;1)+8*MID(DEC2BIN([.BW58];2);1;1)+4*MID(DEC2BIN([.BX58];2);1;1)+2*MID(DEC2BIN([.BY58];2);1;1)+MID(DEC2BIN([.BZ5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49]+8" office:value-type="float" office:value="72" calcext:value-type="float" table:number-columns-spanned="8" table:number-rows-spanned="1">
            <text:p>7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49]+8" office:value-type="float" office:value="73" calcext:value-type="float" table:number-columns-spanned="8" table:number-rows-spanned="1">
            <text:p>7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49]+8" office:value-type="float" office:value="74" calcext:value-type="float" table:number-columns-spanned="8" table:number-rows-spanned="1">
            <text:p>7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49]+8" office:value-type="float" office:value="75" calcext:value-type="float" table:number-columns-spanned="8" table:number-rows-spanned="1">
            <text:p>7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49]+8" office:value-type="float" office:value="76" calcext:value-type="float" table:number-columns-spanned="8" table:number-rows-spanned="1">
            <text:p>7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49]+8" office:value-type="float" office:value="77" calcext:value-type="float" table:number-columns-spanned="8" table:number-rows-spanned="1">
            <text:p>7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49]+8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49]+8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A60]+2*[.A61]+4*[.A62]+8*[.A63]+16*[.A64]+32*[.A65]+64*[.A66]+128*[.A67]" office:value-type="float" office:value="0" calcext:value-type="float">
            <text:p>0</text:p>
          </table:table-cell>
          <table:table-cell table:style-name="Default"/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formula="of:=[.K60]+2*[.K61]+4*[.K62]+8*[.K63]+16*[.K64]+32*[.K65]+64*[.K66]+128*[.K67]" office:value-type="float" office:value="0" calcext:value-type="float">
            <text:p>0</text:p>
          </table:table-cell>
          <table:table-cell table:style-name="Default"/>
          <table:table-cell table:number-columns-repeated="3" table:style-name="ce84" office:value-type="float" office:value="0" calcext:value-type="float">
            <text:p>0</text:p>
          </table:table-cell>
          <table:table-cell table:number-columns-repeated="4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formula="of:=[.U60]+2*[.U61]+4*[.U62]+8*[.U63]+16*[.U64]+32*[.U65]+64*[.U66]+128*[.U67]" office:value-type="float" office:value="0" calcext:value-type="float">
            <text:p>0</text:p>
          </table:table-cell>
          <table:table-cell table:style-name="Default"/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formula="of:=[.AE60]+2*[.AE61]+4*[.AE62]+8*[.AE63]+16*[.AE64]+32*[.AE65]+64*[.AE66]+128*[.AE67]" office:value-type="float" office:value="0" calcext:value-type="float">
            <text:p>0</text:p>
          </table:table-cell>
          <table:table-cell table:style-name="Default"/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formula="of:=[.AO60]+2*[.AO61]+4*[.AO62]+8*[.AO63]+16*[.AO64]+32*[.AO65]+64*[.AO66]+128*[.AO67]" office:value-type="float" office:value="0" calcext:value-type="float">
            <text:p>0</text:p>
          </table:table-cell>
          <table:table-cell table:style-name="Default"/>
          <table:table-cell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number-columns-repeated="3"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formula="of:=[.AY60]+2*[.AY61]+4*[.AY62]+8*[.AY63]+16*[.AY64]+32*[.AY65]+64*[.AY66]+128*[.AY67]" office:value-type="float" office:value="0" calcext:value-type="float">
            <text:p>0</text:p>
          </table:table-cell>
          <table:table-cell table:style-name="Default"/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formula="of:=[.BI60]+2*[.BI61]+4*[.BI62]+8*[.BI63]+16*[.BI64]+32*[.BI65]+64*[.BI66]+128*[.BI67]" office:value-type="float" office:value="0" calcext:value-type="float">
            <text:p>0</text:p>
          </table:table-cell>
          <table:table-cell table:style-name="Default"/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4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formula="of:=[.BS60]+2*[.BS61]+4*[.BS62]+8*[.BS63]+16*[.BS64]+32*[.BS65]+64*[.BS66]+128*[.BS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B60]+2*[.B61]+4*[.B62]+8*[.B63]+16*[.B64]+32*[.B65]+64*[.B66]+128*[.B67]" office:value-type="float" office:value="127" calcext:value-type="float">
            <text:p>127</text:p>
          </table:table-cell>
          <table:table-cell table:style-name="Default"/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formula="of:=[.L60]+2*[.L61]+4*[.L62]+8*[.L63]+16*[.L64]+32*[.L65]+64*[.L66]+128*[.L67]" office:value-type="float" office:value="0" calcext:value-type="float">
            <text:p>0</text:p>
          </table:table-cell>
          <table:table-cell table:style-name="Default"/>
          <table:table-cell table:number-columns-repeated="4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formula="of:=[.V60]+2*[.V61]+4*[.V62]+8*[.V63]+16*[.V64]+32*[.V65]+64*[.V66]+128*[.V67]" office:value-type="float" office:value="32" calcext:value-type="float">
            <text:p>32</text:p>
          </table:table-cell>
          <table:table-cell table:style-name="Default"/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formula="of:=[.AF60]+2*[.AF61]+4*[.AF62]+8*[.AF63]+16*[.AF64]+32*[.AF65]+64*[.AF66]+128*[.AF67]" office:value-type="float" office:value="127" calcext:value-type="float">
            <text:p>127</text:p>
          </table:table-cell>
          <table:table-cell table:style-name="Default"/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formula="of:=[.AP60]+2*[.AP61]+4*[.AP62]+8*[.AP63]+16*[.AP64]+32*[.AP65]+64*[.AP66]+128*[.AP67]" office:value-type="float" office:value="127" calcext:value-type="float">
            <text:p>127</text:p>
          </table:table-cell>
          <table:table-cell table:style-name="Default"/>
          <table:table-cell table:style-name="ce189" office:value-type="float" office:value="0" calcext:value-type="float">
            <text:p>0</text:p>
          </table:table-cell>
          <table:table-cell table:number-columns-repeated="3" table:style-name="ce189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189" office:value-type="float" office:value="1" calcext:value-type="float">
            <text:p>1</text:p>
          </table:table-cell>
          <table:table-cell table:formula="of:=[.AZ60]+2*[.AZ61]+4*[.AZ62]+8*[.AZ63]+16*[.AZ64]+32*[.AZ65]+64*[.AZ66]+128*[.AZ67]" office:value-type="float" office:value="127" calcext:value-type="float">
            <text:p>127</text:p>
          </table:table-cell>
          <table:table-cell table:style-name="Default"/>
          <table:table-cell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formula="of:=[.BJ60]+2*[.BJ61]+4*[.BJ62]+8*[.BJ63]+16*[.BJ64]+32*[.BJ65]+64*[.BJ66]+128*[.BJ67]" office:value-type="float" office:value="127" calcext:value-type="float">
            <text:p>127</text:p>
          </table:table-cell>
          <table:table-cell table:style-name="Default"/>
          <table:table-cell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float" office:value="0" calcext:value-type="float">
            <text:p>0</text:p>
          </table:table-cell>
          <table:table-cell table:formula="of:=[.BT60]+2*[.BT61]+4*[.BT62]+8*[.BT63]+16*[.BT64]+32*[.BT65]+64*[.BT66]+128*[.BT67]" office:value-type="float" office:value="62" calcext:value-type="float">
            <text:p>62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C60]+2*[.C61]+4*[.C62]+8*[.C63]+16*[.C64]+32*[.C65]+64*[.C66]+128*[.C67]" office:value-type="float" office:value="127" calcext:value-type="float">
            <text:p>127</text:p>
          </table:table-cell>
          <table:table-cell table:style-name="Default"/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formula="of:=[.M60]+2*[.M61]+4*[.M62]+8*[.M63]+16*[.M64]+32*[.M65]+64*[.M66]+128*[.M67]" office:value-type="float" office:value="65" calcext:value-type="float">
            <text:p>65</text:p>
          </table:table-cell>
          <table:table-cell table:style-name="Default"/>
          <table:table-cell table:number-columns-repeated="4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formula="of:=[.W60]+2*[.W61]+4*[.W62]+8*[.W63]+16*[.W64]+32*[.W65]+64*[.W66]+128*[.W67]" office:value-type="float" office:value="96" calcext:value-type="float">
            <text:p>96</text:p>
          </table:table-cell>
          <table:table-cell table:style-name="Default"/>
          <table:table-cell table:style-name="ce117" office:value-type="float" office:value="0" calcext:value-type="float">
            <text:p>0</text:p>
          </table:table-cell>
          <table:table-cell table:number-columns-repeated="4" table:style-name="ce117" office:value-type="float" office:value="1" calcext:value-type="float">
            <text:p>1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formula="of:=[.AG60]+2*[.AG61]+4*[.AG62]+8*[.AG63]+16*[.AG64]+32*[.AG65]+64*[.AG66]+128*[.AG67]" office:value-type="float" office:value="127" calcext:value-type="float">
            <text:p>127</text:p>
          </table:table-cell>
          <table:table-cell table:style-name="Default"/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formula="of:=[.AQ60]+2*[.AQ61]+4*[.AQ62]+8*[.AQ63]+16*[.AQ64]+32*[.AQ65]+64*[.AQ66]+128*[.AQ67]" office:value-type="float" office:value="127" calcext:value-type="float">
            <text:p>127</text:p>
          </table:table-cell>
          <table:table-cell table:style-name="Default"/>
          <table:table-cell table:style-name="ce189" office:value-type="float" office:value="0" calcext:value-type="float">
            <text:p>0</text:p>
          </table:table-cell>
          <table:table-cell table:number-columns-repeated="7" table:style-name="ce189" office:value-type="float" office:value="1" calcext:value-type="float">
            <text:p>1</text:p>
          </table:table-cell>
          <table:table-cell table:formula="of:=[.BA60]+2*[.BA61]+4*[.BA62]+8*[.BA63]+16*[.BA64]+32*[.BA65]+64*[.BA66]+128*[.BA67]" office:value-type="float" office:value="127" calcext:value-type="float">
            <text:p>127</text:p>
          </table:table-cell>
          <table:table-cell table:style-name="Default"/>
          <table:table-cell table:style-name="ce224" office:value-type="float" office:value="0" calcext:value-type="float">
            <text:p>0</text:p>
          </table:table-cell>
          <table:table-cell table:number-columns-repeated="6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formula="of:=[.BK60]+2*[.BK61]+4*[.BK62]+8*[.BK63]+16*[.BK64]+32*[.BK65]+64*[.BK66]+128*[.BK67]" office:value-type="float" office:value="127" calcext:value-type="float">
            <text:p>127</text:p>
          </table:table-cell>
          <table:table-cell table:style-name="Default"/>
          <table:table-cell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float" office:value="0" calcext:value-type="float">
            <text:p>0</text:p>
          </table:table-cell>
          <table:table-cell table:formula="of:=[.BU60]+2*[.BU61]+4*[.BU62]+8*[.BU63]+16*[.BU64]+32*[.BU65]+64*[.BU66]+128*[.BU67]" office:value-type="float" office:value="127" calcext:value-type="float">
            <text:p>127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60]+2*[.D61]+4*[.D62]+8*[.D63]+16*[.D64]+32*[.D65]+64*[.D66]+128*[.D67]" office:value-type="float" office:value="8" calcext:value-type="float">
            <text:p>8</text:p>
          </table:table-cell>
          <table:table-cell table:style-name="Default"/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formula="of:=[.N60]+2*[.N61]+4*[.N62]+8*[.N63]+16*[.N64]+32*[.N65]+64*[.N66]+128*[.N67]" office:value-type="float" office:value="127" calcext:value-type="float">
            <text:p>127</text:p>
          </table:table-cell>
          <table:table-cell table:style-name="Default"/>
          <table:table-cell table:number-columns-repeated="4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formula="of:=[.X60]+2*[.X61]+4*[.X62]+8*[.X63]+16*[.X64]+32*[.X65]+64*[.X66]+128*[.X67]" office:value-type="float" office:value="65" calcext:value-type="float">
            <text:p>65</text:p>
          </table:table-cell>
          <table:table-cell table:style-name="Default"/>
          <table:table-cell table:style-name="ce117" office:value-type="float" office:value="0" calcext:value-type="float">
            <text:p>0</text:p>
          </table:table-cell>
          <table:table-cell table:number-columns-repeated="3" table:style-name="ce117" office:value-type="float" office:value="1" calcext:value-type="float">
            <text:p>1</text:p>
          </table:table-cell>
          <table:table-cell table:number-columns-repeated="4" table:style-name="ce117" office:value-type="float" office:value="0" calcext:value-type="float">
            <text:p>0</text:p>
          </table:table-cell>
          <table:table-cell table:formula="of:=[.AH60]+2*[.AH61]+4*[.AH62]+8*[.AH63]+16*[.AH64]+32*[.AH65]+64*[.AH66]+128*[.AH67]" office:value-type="float" office:value="28" calcext:value-type="float">
            <text:p>28</text:p>
          </table:table-cell>
          <table:table-cell table:style-name="Default"/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formula="of:=[.AR60]+2*[.AR61]+4*[.AR62]+8*[.AR63]+16*[.AR64]+32*[.AR65]+64*[.AR66]+128*[.AR67]" office:value-type="float" office:value="64" calcext:value-type="float">
            <text:p>64</text:p>
          </table:table-cell>
          <table:table-cell table:style-name="Default"/>
          <table:table-cell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formula="of:=[.BB60]+2*[.BB61]+4*[.BB62]+8*[.BB63]+16*[.BB64]+32*[.BB65]+64*[.BB66]+128*[.BB67]" office:value-type="float" office:value="6" calcext:value-type="float">
            <text:p>6</text:p>
          </table:table-cell>
          <table:table-cell table:style-name="Default"/>
          <table:table-cell table:style-name="ce224" office:value-type="float" office:value="0" calcext:value-type="float">
            <text:p>0</text:p>
          </table:table-cell>
          <table:table-cell table:number-columns-repeated="6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formula="of:=[.BL60]+2*[.BL61]+4*[.BL62]+8*[.BL63]+16*[.BL64]+32*[.BL65]+64*[.BL66]+128*[.BL67]" office:value-type="float" office:value="14" calcext:value-type="float">
            <text:p>14</text:p>
          </table:table-cell>
          <table:table-cell table:style-name="Default"/>
          <table:table-cell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float" office:value="0" calcext:value-type="float">
            <text:p>0</text:p>
          </table:table-cell>
          <table:table-cell table:formula="of:=[.BV60]+2*[.BV61]+4*[.BV62]+8*[.BV63]+16*[.BV64]+32*[.BV65]+64*[.BV66]+128*[.BV67]" office:value-type="float" office:value="65" calcext:value-type="float">
            <text:p>65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E60]+2*[.E61]+4*[.E62]+8*[.E63]+16*[.E64]+32*[.E65]+64*[.E66]+128*[.E67]" office:value-type="float" office:value="8" calcext:value-type="float">
            <text:p>8</text:p>
          </table:table-cell>
          <table:table-cell table:style-name="Default"/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formula="of:=[.O60]+2*[.O61]+4*[.O62]+8*[.O63]+16*[.O64]+32*[.O65]+64*[.O66]+128*[.O67]" office:value-type="float" office:value="127" calcext:value-type="float">
            <text:p>127</text:p>
          </table:table-cell>
          <table:table-cell table:style-name="Default"/>
          <table:table-cell table:number-columns-repeated="4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formula="of:=[.Y60]+2*[.Y61]+4*[.Y62]+8*[.Y63]+16*[.Y64]+32*[.Y65]+64*[.Y66]+128*[.Y67]" office:value-type="float" office:value="127" calcext:value-type="float">
            <text:p>127</text:p>
          </table:table-cell>
          <table:table-cell table:style-name="Default"/>
          <table:table-cell table:style-name="ce117" office:value-type="float" office:value="0" calcext:value-type="float">
            <text:p>0</text:p>
          </table:table-cell>
          <table:table-cell table:number-columns-repeated="4" table:style-name="ce117" office:value-type="float" office:value="1" calcext:value-type="float">
            <text:p>1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formula="of:=[.AI60]+2*[.AI61]+4*[.AI62]+8*[.AI63]+16*[.AI64]+32*[.AI65]+64*[.AI66]+128*[.AI67]" office:value-type="float" office:value="54" calcext:value-type="float">
            <text:p>54</text:p>
          </table:table-cell>
          <table:table-cell table:style-name="Default"/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formula="of:=[.AS60]+2*[.AS61]+4*[.AS62]+8*[.AS63]+16*[.AS64]+32*[.AS65]+64*[.AS66]+128*[.AS67]" office:value-type="float" office:value="64" calcext:value-type="float">
            <text:p>64</text:p>
          </table:table-cell>
          <table:table-cell table:style-name="Default"/>
          <table:table-cell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number-columns-repeated="3"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formula="of:=[.BC60]+2*[.BC61]+4*[.BC62]+8*[.BC63]+16*[.BC64]+32*[.BC65]+64*[.BC66]+128*[.BC67]" office:value-type="float" office:value="12" calcext:value-type="float">
            <text:p>12</text:p>
          </table:table-cell>
          <table:table-cell table:style-name="Default"/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formula="of:=[.BM60]+2*[.BM61]+4*[.BM62]+8*[.BM63]+16*[.BM64]+32*[.BM65]+64*[.BM66]+128*[.BM67]" office:value-type="float" office:value="28" calcext:value-type="float">
            <text:p>28</text:p>
          </table:table-cell>
          <table:table-cell table:style-name="Default"/>
          <table:table-cell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float" office:value="0" calcext:value-type="float">
            <text:p>0</text:p>
          </table:table-cell>
          <table:table-cell table:formula="of:=[.BW60]+2*[.BW61]+4*[.BW62]+8*[.BW63]+16*[.BW64]+32*[.BW65]+64*[.BW66]+128*[.BW67]" office:value-type="float" office:value="65" calcext:value-type="float">
            <text:p>65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F60]+2*[.F61]+4*[.F62]+8*[.F63]+16*[.F64]+32*[.F65]+64*[.F66]+128*[.F67]" office:value-type="float" office:value="127" calcext:value-type="float">
            <text:p>127</text:p>
          </table:table-cell>
          <table:table-cell table:style-name="Default"/>
          <table:table-cell table:number-columns-repeated="3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formula="of:=[.P60]+2*[.P61]+4*[.P62]+8*[.P63]+16*[.P64]+32*[.P65]+64*[.P66]+128*[.P67]" office:value-type="float" office:value="65" calcext:value-type="float">
            <text:p>65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formula="of:=[.Z60]+2*[.Z61]+4*[.Z62]+8*[.Z63]+16*[.Z64]+32*[.Z65]+64*[.Z66]+128*[.Z67]" office:value-type="float" office:value="63" calcext:value-type="float">
            <text:p>63</text:p>
          </table:table-cell>
          <table:table-cell table:style-name="Default"/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formula="of:=[.AJ60]+2*[.AJ61]+4*[.AJ62]+8*[.AJ63]+16*[.AJ64]+32*[.AJ65]+64*[.AJ66]+128*[.AJ67]" office:value-type="float" office:value="99" calcext:value-type="float">
            <text:p>99</text:p>
          </table:table-cell>
          <table:table-cell table:style-name="Default"/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formula="of:=[.AT60]+2*[.AT61]+4*[.AT62]+8*[.AT63]+16*[.AT64]+32*[.AT65]+64*[.AT66]+128*[.AT67]" office:value-type="float" office:value="64" calcext:value-type="float">
            <text:p>64</text:p>
          </table:table-cell>
          <table:table-cell table:style-name="Default"/>
          <table:table-cell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number-columns-repeated="3"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formula="of:=[.BD60]+2*[.BD61]+4*[.BD62]+8*[.BD63]+16*[.BD64]+32*[.BD65]+64*[.BD66]+128*[.BD67]" office:value-type="float" office:value="6" calcext:value-type="float">
            <text:p>6</text:p>
          </table:table-cell>
          <table:table-cell table:style-name="Default"/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formula="of:=[.BN60]+2*[.BN61]+4*[.BN62]+8*[.BN63]+16*[.BN64]+32*[.BN65]+64*[.BN66]+128*[.BN67]" office:value-type="float" office:value="127" calcext:value-type="float">
            <text:p>127</text:p>
          </table:table-cell>
          <table:table-cell table:style-name="Default"/>
          <table:table-cell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float" office:value="0" calcext:value-type="float">
            <text:p>0</text:p>
          </table:table-cell>
          <table:table-cell table:formula="of:=[.BX60]+2*[.BX61]+4*[.BX62]+8*[.BX63]+16*[.BX64]+32*[.BX65]+64*[.BX66]+128*[.BX67]" office:value-type="float" office:value="127" calcext:value-type="float">
            <text:p>127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G60]+2*[.G61]+4*[.G62]+8*[.G63]+16*[.G64]+32*[.G65]+64*[.G66]+128*[.G67]" office:value-type="float" office:value="127" calcext:value-type="float">
            <text:p>127</text:p>
          </table:table-cell>
          <table:table-cell table:style-name="Default"/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formula="of:=[.Q60]+2*[.Q61]+4*[.Q62]+8*[.Q63]+16*[.Q64]+32*[.Q65]+64*[.Q66]+128*[.Q67]" office:value-type="float" office:value="0" calcext:value-type="float">
            <text:p>0</text:p>
          </table:table-cell>
          <table:table-cell table:style-name="Default"/>
          <table:table-cell table:number-columns-repeated="2"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formula="of:=[.AA60]+2*[.AA61]+4*[.AA62]+8*[.AA63]+16*[.AA64]+32*[.AA65]+64*[.AA66]+128*[.AA67]" office:value-type="float" office:value="1" calcext:value-type="float">
            <text:p>1</text:p>
          </table:table-cell>
          <table:table-cell table:style-name="Default"/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formula="of:=[.AK60]+2*[.AK61]+4*[.AK62]+8*[.AK63]+16*[.AK64]+32*[.AK65]+64*[.AK66]+128*[.AK67]" office:value-type="float" office:value="65" calcext:value-type="float">
            <text:p>65</text:p>
          </table:table-cell>
          <table:table-cell table:style-name="Default"/>
          <table:table-cell table:style-name="ce153" office:value-type="float" office:value="0" calcext:value-type="float">
            <text:p>0</text:p>
          </table:table-cell>
          <table:table-cell table:number-columns-repeated="6" table:style-name="ce153" office:value-type="float" office:value="1" calcext:value-type="float">
            <text:p>1</text:p>
          </table:table-cell>
          <table:table-cell table:style-name="ce153" office:value-type="float" office:value="0" calcext:value-type="float">
            <text:p>0</text:p>
          </table:table-cell>
          <table:table-cell table:formula="of:=[.AU60]+2*[.AU61]+4*[.AU62]+8*[.AU63]+16*[.AU64]+32*[.AU65]+64*[.AU66]+128*[.AU67]" office:value-type="float" office:value="64" calcext:value-type="float">
            <text:p>64</text:p>
          </table:table-cell>
          <table:table-cell table:style-name="Default"/>
          <table:table-cell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number-columns-repeated="3" table:style-name="ce189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formula="of:=[.BE60]+2*[.BE61]+4*[.BE62]+8*[.BE63]+16*[.BE64]+32*[.BE65]+64*[.BE66]+128*[.BE67]" office:value-type="float" office:value="127" calcext:value-type="float">
            <text:p>127</text:p>
          </table:table-cell>
          <table:table-cell table:style-name="Default"/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formula="of:=[.BO60]+2*[.BO61]+4*[.BO62]+8*[.BO63]+16*[.BO64]+32*[.BO65]+64*[.BO66]+128*[.BO67]" office:value-type="float" office:value="127" calcext:value-type="float">
            <text:p>127</text:p>
          </table:table-cell>
          <table:table-cell table:style-name="Default"/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4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formula="of:=[.BY60]+2*[.BY61]+4*[.BY62]+8*[.BY63]+16*[.BY64]+32*[.BY65]+64*[.BY66]+128*[.BY67]" office:value-type="float" office:value="62" calcext:value-type="float">
            <text:p>62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6" office:value-type="float" office:value="0" calcext:value-type="float">
            <text:p>0</text:p>
          </table:table-cell>
          <table:table-cell table:formula="of:=[.H60]+2*[.H61]+4*[.H62]+8*[.H63]+16*[.H64]+32*[.H65]+64*[.H66]+128*[.H67]" office:value-type="float" office:value="0" calcext:value-type="float">
            <text:p>0</text:p>
          </table:table-cell>
          <table:table-cell table:style-name="Default"/>
          <table:table-cell table:number-columns-repeated="8" table:style-name="ce51" office:value-type="float" office:value="0" calcext:value-type="float">
            <text:p>0</text:p>
          </table:table-cell>
          <table:table-cell table:formula="of:=[.R60]+2*[.R61]+4*[.R62]+8*[.R63]+16*[.R64]+32*[.R65]+64*[.R66]+128*[.R67]" office:value-type="float" office:value="0" calcext:value-type="float">
            <text:p>0</text:p>
          </table:table-cell>
          <table:table-cell table:style-name="Default"/>
          <table:table-cell table:number-columns-repeated="8" table:style-name="ce84" office:value-type="float" office:value="0" calcext:value-type="float">
            <text:p>0</text:p>
          </table:table-cell>
          <table:table-cell table:formula="of:=[.AB60]+2*[.AB61]+4*[.AB62]+8*[.AB63]+16*[.AB64]+32*[.AB65]+64*[.AB66]+128*[.AB67]" office:value-type="float" office:value="0" calcext:value-type="float">
            <text:p>0</text:p>
          </table:table-cell>
          <table:table-cell table:style-name="Default"/>
          <table:table-cell table:number-columns-repeated="8" table:style-name="ce117" office:value-type="float" office:value="0" calcext:value-type="float">
            <text:p>0</text:p>
          </table:table-cell>
          <table:table-cell table:formula="of:=[.AL60]+2*[.AL61]+4*[.AL62]+8*[.AL63]+16*[.AL64]+32*[.AL65]+64*[.AL66]+128*[.AL67]" office:value-type="float" office:value="0" calcext:value-type="float">
            <text:p>0</text:p>
          </table:table-cell>
          <table:table-cell table:style-name="Default"/>
          <table:table-cell table:number-columns-repeated="8" table:style-name="ce153" office:value-type="float" office:value="0" calcext:value-type="float">
            <text:p>0</text:p>
          </table:table-cell>
          <table:table-cell table:formula="of:=[.AV60]+2*[.AV61]+4*[.AV62]+8*[.AV63]+16*[.AV64]+32*[.AV65]+64*[.AV66]+128*[.AV67]" office:value-type="float" office:value="0" calcext:value-type="float">
            <text:p>0</text:p>
          </table:table-cell>
          <table:table-cell table:style-name="Default"/>
          <table:table-cell table:number-columns-repeated="8" table:style-name="ce189" office:value-type="float" office:value="0" calcext:value-type="float">
            <text:p>0</text:p>
          </table:table-cell>
          <table:table-cell table:formula="of:=[.BF60]+2*[.BF61]+4*[.BF62]+8*[.BF63]+16*[.BF64]+32*[.BF65]+64*[.BF66]+128*[.BF67]" office:value-type="float" office:value="127" calcext:value-type="float">
            <text:p>127</text:p>
          </table:table-cell>
          <table:table-cell table:style-name="Default"/>
          <table:table-cell table:number-columns-repeated="8" table:style-name="ce224" office:value-type="float" office:value="0" calcext:value-type="float">
            <text:p>0</text:p>
          </table:table-cell>
          <table:table-cell table:formula="of:=[.BP60]+2*[.BP61]+4*[.BP62]+8*[.BP63]+16*[.BP64]+32*[.BP65]+64*[.BP66]+128*[.BP67]" office:value-type="float" office:value="0" calcext:value-type="float">
            <text:p>0</text:p>
          </table:table-cell>
          <table:table-cell table:style-name="Default"/>
          <table:table-cell table:number-columns-repeated="8" table:style-name="ce259" office:value-type="float" office:value="0" calcext:value-type="float">
            <text:p>0</text:p>
          </table:table-cell>
          <table:table-cell table:formula="of:=[.BZ60]+2*[.BZ61]+4*[.BZ62]+8*[.BZ63]+16*[.BZ64]+32*[.BZ65]+64*[.BZ66]+128*[.BZ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68];2);2;1)+64*MID(DEC2BIN([.B68];2);2;1)+32*MID(DEC2BIN([.C68];2);2;1)+16*MID(DEC2BIN([.D68];2);2;1)+8*MID(DEC2BIN([.E68];2);2;1)+4*MID(DEC2BIN([.F68];2);2;1)+2*MID(DEC2BIN([.G68];2);2;1)+MID(DEC2BIN([.H68];2);2;1)" office:value-type="float" office:value="0" calcext:value-type="float">
            <text:p>0</text:p>
          </table:table-cell>
          <table:table-cell table:formula="of:=128*MID(DEC2BIN([.A68];2);1;1)+64*MID(DEC2BIN([.B68];2);1;1)+32*MID(DEC2BIN([.C68];2);1;1)+16*MID(DEC2BIN([.D68];2);1;1)+8*MID(DEC2BIN([.E68];2);1;1)+4*MID(DEC2BIN([.F68];2);1;1)+2*MID(DEC2BIN([.G68];2);1;1)+MID(DEC2BIN([.H68];2);1;1)" office:value-type="float" office:value="0" calcext:value-type="float">
            <text:p>0</text:p>
          </table:table-cell>
          <table:table-cell table:number-columns-repeated="8"/>
          <table:table-cell table:formula="of:=128*MID(DEC2BIN([.K68];2);2;1)+64*MID(DEC2BIN([.L68];2);2;1)+32*MID(DEC2BIN([.M68];2);2;1)+16*MID(DEC2BIN([.N68];2);2;1)+8*MID(DEC2BIN([.O68];2);2;1)+4*MID(DEC2BIN([.P68];2);2;1)+2*MID(DEC2BIN([.Q68];2);2;1)+MID(DEC2BIN([.R68];2);2;1)" office:value-type="float" office:value="0" calcext:value-type="float">
            <text:p>0</text:p>
          </table:table-cell>
          <table:table-cell table:formula="of:=128*MID(DEC2BIN([.K68];2);1;1)+64*MID(DEC2BIN([.L68];2);1;1)+32*MID(DEC2BIN([.M68];2);1;1)+16*MID(DEC2BIN([.N68];2);1;1)+8*MID(DEC2BIN([.O68];2);1;1)+4*MID(DEC2BIN([.P68];2);1;1)+2*MID(DEC2BIN([.Q68];2);1;1)+MID(DEC2BIN([.R68];2);1;1)" office:value-type="float" office:value="0" calcext:value-type="float">
            <text:p>0</text:p>
          </table:table-cell>
          <table:table-cell table:number-columns-repeated="8"/>
          <table:table-cell table:formula="of:=128*MID(DEC2BIN([.U68];2);2;1)+64*MID(DEC2BIN([.V68];2);2;1)+32*MID(DEC2BIN([.W68];2);2;1)+16*MID(DEC2BIN([.X68];2);2;1)+8*MID(DEC2BIN([.Y68];2);2;1)+4*MID(DEC2BIN([.Z68];2);2;1)+2*MID(DEC2BIN([.AA68];2);2;1)+MID(DEC2BIN([.AB68];2);2;1)" office:value-type="float" office:value="0" calcext:value-type="float">
            <text:p>0</text:p>
          </table:table-cell>
          <table:table-cell table:formula="of:=128*MID(DEC2BIN([.U68];2);1;1)+64*MID(DEC2BIN([.V68];2);1;1)+32*MID(DEC2BIN([.W68];2);1;1)+16*MID(DEC2BIN([.X68];2);1;1)+8*MID(DEC2BIN([.Y68];2);1;1)+4*MID(DEC2BIN([.Z68];2);1;1)+2*MID(DEC2BIN([.AA68];2);1;1)+MID(DEC2BIN([.AB68];2);1;1)" office:value-type="float" office:value="0" calcext:value-type="float">
            <text:p>0</text:p>
          </table:table-cell>
          <table:table-cell table:number-columns-repeated="8"/>
          <table:table-cell table:formula="of:=128*MID(DEC2BIN([.AE68];2);2;1)+64*MID(DEC2BIN([.AF68];2);2;1)+32*MID(DEC2BIN([.AG68];2);2;1)+16*MID(DEC2BIN([.AH68];2);2;1)+8*MID(DEC2BIN([.AI68];2);2;1)+4*MID(DEC2BIN([.AJ68];2);2;1)+2*MID(DEC2BIN([.AK68];2);2;1)+MID(DEC2BIN([.AL68];2);2;1)" office:value-type="float" office:value="0" calcext:value-type="float">
            <text:p>0</text:p>
          </table:table-cell>
          <table:table-cell table:formula="of:=128*MID(DEC2BIN([.AE68];2);1;1)+64*MID(DEC2BIN([.AF68];2);1;1)+32*MID(DEC2BIN([.AG68];2);1;1)+16*MID(DEC2BIN([.AH68];2);1;1)+8*MID(DEC2BIN([.AI68];2);1;1)+4*MID(DEC2BIN([.AJ68];2);1;1)+2*MID(DEC2BIN([.AK68];2);1;1)+MID(DEC2BIN([.AL68];2);1;1)" office:value-type="float" office:value="0" calcext:value-type="float">
            <text:p>0</text:p>
          </table:table-cell>
          <table:table-cell table:number-columns-repeated="8"/>
          <table:table-cell table:formula="of:=128*MID(DEC2BIN([.AO68];2);2;1)+64*MID(DEC2BIN([.AP68];2);2;1)+32*MID(DEC2BIN([.AQ68];2);2;1)+16*MID(DEC2BIN([.AR68];2);2;1)+8*MID(DEC2BIN([.AS68];2);2;1)+4*MID(DEC2BIN([.AT68];2);2;1)+2*MID(DEC2BIN([.AU68];2);2;1)+MID(DEC2BIN([.AV68];2);2;1)" office:value-type="float" office:value="0" calcext:value-type="float">
            <text:p>0</text:p>
          </table:table-cell>
          <table:table-cell table:formula="of:=128*MID(DEC2BIN([.AO68];2);1;1)+64*MID(DEC2BIN([.AP68];2);1;1)+32*MID(DEC2BIN([.AQ68];2);1;1)+16*MID(DEC2BIN([.AR68];2);1;1)+8*MID(DEC2BIN([.AS68];2);1;1)+4*MID(DEC2BIN([.AT68];2);1;1)+2*MID(DEC2BIN([.AU68];2);1;1)+MID(DEC2BIN([.AV68];2);1;1)" office:value-type="float" office:value="0" calcext:value-type="float">
            <text:p>0</text:p>
          </table:table-cell>
          <table:table-cell table:number-columns-repeated="8"/>
          <table:table-cell table:formula="of:=128*MID(DEC2BIN([.AY68];2);2;1)+64*MID(DEC2BIN([.AZ68];2);2;1)+32*MID(DEC2BIN([.BA68];2);2;1)+16*MID(DEC2BIN([.BB68];2);2;1)+8*MID(DEC2BIN([.BC68];2);2;1)+4*MID(DEC2BIN([.BD68];2);2;1)+2*MID(DEC2BIN([.BE68];2);2;1)+MID(DEC2BIN([.BF68];2);2;1)" office:value-type="float" office:value="0" calcext:value-type="float">
            <text:p>0</text:p>
          </table:table-cell>
          <table:table-cell table:formula="of:=128*MID(DEC2BIN([.AY68];2);1;1)+64*MID(DEC2BIN([.AZ68];2);1;1)+32*MID(DEC2BIN([.BA68];2);1;1)+16*MID(DEC2BIN([.BB68];2);1;1)+8*MID(DEC2BIN([.BC68];2);1;1)+4*MID(DEC2BIN([.BD68];2);1;1)+2*MID(DEC2BIN([.BE68];2);1;1)+MID(DEC2BIN([.BF68];2);1;1)" office:value-type="float" office:value="0" calcext:value-type="float">
            <text:p>0</text:p>
          </table:table-cell>
          <table:table-cell table:number-columns-repeated="8"/>
          <table:table-cell table:formula="of:=128*MID(DEC2BIN([.BI68];2);2;1)+64*MID(DEC2BIN([.BJ68];2);2;1)+32*MID(DEC2BIN([.BK68];2);2;1)+16*MID(DEC2BIN([.BL68];2);2;1)+8*MID(DEC2BIN([.BM68];2);2;1)+4*MID(DEC2BIN([.BN68];2);2;1)+2*MID(DEC2BIN([.BO68];2);2;1)+MID(DEC2BIN([.BP68];2);2;1)" office:value-type="float" office:value="0" calcext:value-type="float">
            <text:p>0</text:p>
          </table:table-cell>
          <table:table-cell table:formula="of:=128*MID(DEC2BIN([.BI68];2);1;1)+64*MID(DEC2BIN([.BJ68];2);1;1)+32*MID(DEC2BIN([.BK68];2);1;1)+16*MID(DEC2BIN([.BL68];2);1;1)+8*MID(DEC2BIN([.BM68];2);1;1)+4*MID(DEC2BIN([.BN68];2);1;1)+2*MID(DEC2BIN([.BO68];2);1;1)+MID(DEC2BIN([.BP68];2);1;1)" office:value-type="float" office:value="0" calcext:value-type="float">
            <text:p>0</text:p>
          </table:table-cell>
          <table:table-cell table:number-columns-repeated="8"/>
          <table:table-cell table:formula="of:=128*MID(DEC2BIN([.BS68];2);2;1)+64*MID(DEC2BIN([.BT68];2);2;1)+32*MID(DEC2BIN([.BU68];2);2;1)+16*MID(DEC2BIN([.BV68];2);2;1)+8*MID(DEC2BIN([.BW68];2);2;1)+4*MID(DEC2BIN([.BX68];2);2;1)+2*MID(DEC2BIN([.BY68];2);2;1)+MID(DEC2BIN([.BZ68];2);2;1)" office:value-type="float" office:value="0" calcext:value-type="float">
            <text:p>0</text:p>
          </table:table-cell>
          <table:table-cell table:formula="of:=128*MID(DEC2BIN([.BS68];2);1;1)+64*MID(DEC2BIN([.BT68];2);1;1)+32*MID(DEC2BIN([.BU68];2);1;1)+16*MID(DEC2BIN([.BV68];2);1;1)+8*MID(DEC2BIN([.BW68];2);1;1)+4*MID(DEC2BIN([.BX68];2);1;1)+2*MID(DEC2BIN([.BY68];2);1;1)+MID(DEC2BIN([.BZ6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59]+8" office:value-type="float" office:value="80" calcext:value-type="float" table:number-columns-spanned="8" table:number-rows-spanned="1">
            <text:p>8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59]+8" office:value-type="float" office:value="81" calcext:value-type="float" table:number-columns-spanned="8" table:number-rows-spanned="1">
            <text:p>8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59]+8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59]+8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59]+8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59]+8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59]+8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59]+8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A70]+2*[.A71]+4*[.A72]+8*[.A73]+16*[.A74]+32*[.A75]+64*[.A76]+128*[.A77]" office:value-type="float" office:value="0" calcext:value-type="float">
            <text:p>0</text:p>
          </table:table-cell>
          <table:table-cell table:style-name="Default"/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formula="of:=[.K70]+2*[.K71]+4*[.K72]+8*[.K73]+16*[.K74]+32*[.K75]+64*[.K76]+128*[.K77]" office:value-type="float" office:value="0" calcext:value-type="float">
            <text:p>0</text:p>
          </table:table-cell>
          <table:table-cell table:style-name="Default"/>
          <table:table-cell table:style-name="ce85" office:value-type="float" office:value="0" calcext:value-type="float">
            <text:p>0</text:p>
          </table:table-cell>
          <table:table-cell table:number-columns-repeated="5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[.U70]+2*[.U71]+4*[.U72]+8*[.U73]+16*[.U74]+32*[.U75]+64*[.U76]+128*[.U77]" office:value-type="float" office:value="0" calcext:value-type="float">
            <text:p>0</text:p>
          </table:table-cell>
          <table:table-cell table:style-name="Default"/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4"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AE70]+2*[.AE71]+4*[.AE72]+8*[.AE73]+16*[.AE74]+32*[.AE75]+64*[.AE76]+128*[.AE77]" office:value-type="float" office:value="0" calcext:value-type="float">
            <text:p>0</text:p>
          </table:table-cell>
          <table:table-cell table:style-name="Default"/>
          <table:table-cell table:style-name="ce154" office:value-type="float" office:value="0" calcext:value-type="float">
            <text:p>0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formula="of:=[.AO70]+2*[.AO71]+4*[.AO72]+8*[.AO73]+16*[.AO74]+32*[.AO75]+64*[.AO76]+128*[.AO77]" office:value-type="float" office:value="0" calcext:value-type="float">
            <text:p>0</text:p>
          </table:table-cell>
          <table:table-cell table:style-name="Default"/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formula="of:=[.AY70]+2*[.AY71]+4*[.AY72]+8*[.AY73]+16*[.AY74]+32*[.AY75]+64*[.AY76]+128*[.AY77]" office:value-type="float" office:value="0" calcext:value-type="float">
            <text:p>0</text:p>
          </table:table-cell>
          <table:table-cell table:style-name="Default"/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formula="of:=[.BI70]+2*[.BI71]+4*[.BI72]+8*[.BI73]+16*[.BI74]+32*[.BI75]+64*[.BI76]+128*[.BI77]" office:value-type="float" office:value="0" calcext:value-type="float">
            <text:p>0</text:p>
          </table:table-cell>
          <table:table-cell table:style-name="Default"/>
          <table:table-cell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formula="of:=[.BS70]+2*[.BS71]+4*[.BS72]+8*[.BS73]+16*[.BS74]+32*[.BS75]+64*[.BS76]+128*[.BS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B70]+2*[.B71]+4*[.B72]+8*[.B73]+16*[.B74]+32*[.B75]+64*[.B76]+128*[.B77]" office:value-type="float" office:value="127" calcext:value-type="float">
            <text:p>127</text:p>
          </table:table-cell>
          <table:table-cell table:style-name="Default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[.L70]+2*[.L71]+4*[.L72]+8*[.L73]+16*[.L74]+32*[.L75]+64*[.L76]+128*[.L77]" office:value-type="float" office:value="30" calcext:value-type="float">
            <text:p>30</text:p>
          </table:table-cell>
          <table:table-cell table:style-name="Default"/>
          <table:table-cell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formula="of:=[.V70]+2*[.V71]+4*[.V72]+8*[.V73]+16*[.V74]+32*[.V75]+64*[.V76]+128*[.V77]" office:value-type="float" office:value="127" calcext:value-type="float">
            <text:p>127</text:p>
          </table:table-cell>
          <table:table-cell table:style-name="Default"/>
          <table:table-cell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AF70]+2*[.AF71]+4*[.AF72]+8*[.AF73]+16*[.AF74]+32*[.AF75]+64*[.AF76]+128*[.AF77]" office:value-type="float" office:value="38" calcext:value-type="float">
            <text:p>38</text:p>
          </table:table-cell>
          <table:table-cell table:style-name="Default"/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formula="of:=[.AP70]+2*[.AP71]+4*[.AP72]+8*[.AP73]+16*[.AP74]+32*[.AP75]+64*[.AP76]+128*[.AP77]" office:value-type="float" office:value="1" calcext:value-type="float">
            <text:p>1</text:p>
          </table:table-cell>
          <table:table-cell table:style-name="Default"/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formula="of:=[.AZ70]+2*[.AZ71]+4*[.AZ72]+8*[.AZ73]+16*[.AZ74]+32*[.AZ75]+64*[.AZ76]+128*[.AZ77]" office:value-type="float" office:value="63" calcext:value-type="float">
            <text:p>63</text:p>
          </table:table-cell>
          <table:table-cell table:style-name="Default"/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formula="of:=[.BJ70]+2*[.BJ71]+4*[.BJ72]+8*[.BJ73]+16*[.BJ74]+32*[.BJ75]+64*[.BJ76]+128*[.BJ77]" office:value-type="float" office:value="31" calcext:value-type="float">
            <text:p>31</text:p>
          </table:table-cell>
          <table:table-cell table:style-name="Default"/>
          <table:table-cell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formula="of:=[.BT70]+2*[.BT71]+4*[.BT72]+8*[.BT73]+16*[.BT74]+32*[.BT75]+64*[.BT76]+128*[.BT77]" office:value-type="float" office:value="127" calcext:value-type="float">
            <text:p>127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C70]+2*[.C71]+4*[.C72]+8*[.C73]+16*[.C74]+32*[.C75]+64*[.C76]+128*[.C77]" office:value-type="float" office:value="127" calcext:value-type="float">
            <text:p>127</text:p>
          </table:table-cell>
          <table:table-cell table:style-name="Default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[.M70]+2*[.M71]+4*[.M72]+8*[.M73]+16*[.M74]+32*[.M75]+64*[.M76]+128*[.M77]" office:value-type="float" office:value="63" calcext:value-type="float">
            <text:p>63</text:p>
          </table:table-cell>
          <table:table-cell table:style-name="Default"/>
          <table:table-cell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formula="of:=[.W70]+2*[.W71]+4*[.W72]+8*[.W73]+16*[.W74]+32*[.W75]+64*[.W76]+128*[.W77]" office:value-type="float" office:value="127" calcext:value-type="float">
            <text:p>127</text:p>
          </table:table-cell>
          <table:table-cell table:style-name="Default"/>
          <table:table-cell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formula="of:=[.AG70]+2*[.AG71]+4*[.AG72]+8*[.AG73]+16*[.AG74]+32*[.AG75]+64*[.AG76]+128*[.AG77]" office:value-type="float" office:value="111" calcext:value-type="float">
            <text:p>111</text:p>
          </table:table-cell>
          <table:table-cell table:style-name="Default"/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formula="of:=[.AQ70]+2*[.AQ71]+4*[.AQ72]+8*[.AQ73]+16*[.AQ74]+32*[.AQ75]+64*[.AQ76]+128*[.AQ77]" office:value-type="float" office:value="1" calcext:value-type="float">
            <text:p>1</text:p>
          </table:table-cell>
          <table:table-cell table:style-name="Default"/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formula="of:=[.BA70]+2*[.BA71]+4*[.BA72]+8*[.BA73]+16*[.BA74]+32*[.BA75]+64*[.BA76]+128*[.BA77]" office:value-type="float" office:value="127" calcext:value-type="float">
            <text:p>127</text:p>
          </table:table-cell>
          <table:table-cell table:style-name="Default"/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formula="of:=[.BK70]+2*[.BK71]+4*[.BK72]+8*[.BK73]+16*[.BK74]+32*[.BK75]+64*[.BK76]+128*[.BK77]" office:value-type="float" office:value="63" calcext:value-type="float">
            <text:p>63</text:p>
          </table:table-cell>
          <table:table-cell table:style-name="Default"/>
          <table:table-cell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formula="of:=[.BU70]+2*[.BU71]+4*[.BU72]+8*[.BU73]+16*[.BU74]+32*[.BU75]+64*[.BU76]+128*[.BU77]" office:value-type="float" office:value="127" calcext:value-type="float">
            <text:p>127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D70]+2*[.D71]+4*[.D72]+8*[.D73]+16*[.D74]+32*[.D75]+64*[.D76]+128*[.D77]"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[.N70]+2*[.N71]+4*[.N72]+8*[.N73]+16*[.N74]+32*[.N75]+64*[.N76]+128*[.N77]" office:value-type="float" office:value="33" calcext:value-type="float">
            <text:p>33</text:p>
          </table:table-cell>
          <table:table-cell table:style-name="Default"/>
          <table:table-cell table:style-name="ce85" office:value-type="float" office:value="0" calcext:value-type="float">
            <text:p>0</text:p>
          </table:table-cell>
          <table:table-cell table:number-columns-repeated="5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[.X70]+2*[.X71]+4*[.X72]+8*[.X73]+16*[.X74]+32*[.X75]+64*[.X76]+128*[.X77]" office:value-type="float" office:value="25" calcext:value-type="float">
            <text:p>25</text:p>
          </table:table-cell>
          <table:table-cell table:style-name="Default"/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4"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AH70]+2*[.AH71]+4*[.AH72]+8*[.AH73]+16*[.AH74]+32*[.AH75]+64*[.AH76]+128*[.AH77]" office:value-type="float" office:value="73" calcext:value-type="float">
            <text:p>73</text:p>
          </table:table-cell>
          <table:table-cell table:style-name="Default"/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formula="of:=[.AR70]+2*[.AR71]+4*[.AR72]+8*[.AR73]+16*[.AR74]+32*[.AR75]+64*[.AR76]+128*[.AR77]" office:value-type="float" office:value="127" calcext:value-type="float">
            <text:p>127</text:p>
          </table:table-cell>
          <table:table-cell table:style-name="Default"/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formula="of:=[.BB70]+2*[.BB71]+4*[.BB72]+8*[.BB73]+16*[.BB74]+32*[.BB75]+64*[.BB76]+128*[.BB77]" office:value-type="float" office:value="64" calcext:value-type="float">
            <text:p>64</text:p>
          </table:table-cell>
          <table:table-cell table:style-name="Default"/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formula="of:=[.BL70]+2*[.BL71]+4*[.BL72]+8*[.BL73]+16*[.BL74]+32*[.BL75]+64*[.BL76]+128*[.BL77]" office:value-type="float" office:value="96" calcext:value-type="float">
            <text:p>96</text:p>
          </table:table-cell>
          <table:table-cell table:style-name="Default"/>
          <table:table-cell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1" calcext:value-type="float">
            <text:p>1</text:p>
          </table:table-cell>
          <table:table-cell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formula="of:=[.BV70]+2*[.BV71]+4*[.BV72]+8*[.BV73]+16*[.BV74]+32*[.BV75]+64*[.BV76]+128*[.BV77]" office:value-type="float" office:value="48" calcext:value-type="float">
            <text:p>4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formula="of:=[.E70]+2*[.E71]+4*[.E72]+8*[.E73]+16*[.E74]+32*[.E75]+64*[.E76]+128*[.E77]"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[.O70]+2*[.O71]+4*[.O72]+8*[.O73]+16*[.O74]+32*[.O75]+64*[.O76]+128*[.O77]" office:value-type="float" office:value="97" calcext:value-type="float">
            <text:p>97</text:p>
          </table:table-cell>
          <table:table-cell table:style-name="Default"/>
          <table:table-cell table:style-name="ce85" office:value-type="float" office:value="0" calcext:value-type="float">
            <text:p>0</text:p>
          </table:table-cell>
          <table:table-cell table:number-columns-repeated="4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formula="of:=[.Y70]+2*[.Y71]+4*[.Y72]+8*[.Y73]+16*[.Y74]+32*[.Y75]+64*[.Y76]+128*[.Y77]" office:value-type="float" office:value="57" calcext:value-type="float">
            <text:p>57</text:p>
          </table:table-cell>
          <table:table-cell table:style-name="Default"/>
          <table:table-cell table:number-columns-repeated="5"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AI70]+2*[.AI71]+4*[.AI72]+8*[.AI73]+16*[.AI74]+32*[.AI75]+64*[.AI76]+128*[.AI77]" office:value-type="float" office:value="73" calcext:value-type="float">
            <text:p>73</text:p>
          </table:table-cell>
          <table:table-cell table:style-name="Default"/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formula="of:=[.AS70]+2*[.AS71]+4*[.AS72]+8*[.AS73]+16*[.AS74]+32*[.AS75]+64*[.AS76]+128*[.AS77]" office:value-type="float" office:value="127" calcext:value-type="float">
            <text:p>127</text:p>
          </table:table-cell>
          <table:table-cell table:style-name="Default"/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formula="of:=[.BC70]+2*[.BC71]+4*[.BC72]+8*[.BC73]+16*[.BC74]+32*[.BC75]+64*[.BC76]+128*[.BC77]" office:value-type="float" office:value="64" calcext:value-type="float">
            <text:p>64</text:p>
          </table:table-cell>
          <table:table-cell table:style-name="Default"/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formula="of:=[.BM70]+2*[.BM71]+4*[.BM72]+8*[.BM73]+16*[.BM74]+32*[.BM75]+64*[.BM76]+128*[.BM77]" office:value-type="float" office:value="96" calcext:value-type="float">
            <text:p>96</text:p>
          </table:table-cell>
          <table:table-cell table:style-name="Default"/>
          <table:table-cell table:style-name="ce260" office:value-type="float" office:value="0" calcext:value-type="float">
            <text:p>0</text:p>
          </table:table-cell>
          <table:table-cell table:number-columns-repeated="7" table:style-name="ce260" office:value-type="float" office:value="1" calcext:value-type="float">
            <text:p>1</text:p>
          </table:table-cell>
          <table:table-cell table:formula="of:=[.BW70]+2*[.BW71]+4*[.BW72]+8*[.BW73]+16*[.BW74]+32*[.BW75]+64*[.BW76]+128*[.BW77]" office:value-type="float" office:value="24" calcext:value-type="float">
            <text:p>24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formula="of:=[.F70]+2*[.F71]+4*[.F72]+8*[.F73]+16*[.F74]+32*[.F75]+64*[.F76]+128*[.F77]" office:value-type="float" office:value="15" calcext:value-type="float">
            <text:p>15</text:p>
          </table:table-cell>
          <table:table-cell table:style-name="Default"/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formula="of:=[.P70]+2*[.P71]+4*[.P72]+8*[.P73]+16*[.P74]+32*[.P75]+64*[.P76]+128*[.P77]" office:value-type="float" office:value="127" calcext:value-type="float">
            <text:p>127</text:p>
          </table:table-cell>
          <table:table-cell table:style-name="Default"/>
          <table:table-cell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[.Z70]+2*[.Z71]+4*[.Z72]+8*[.Z73]+16*[.Z74]+32*[.Z75]+64*[.Z76]+128*[.Z77]" office:value-type="float" office:value="111" calcext:value-type="float">
            <text:p>111</text:p>
          </table:table-cell>
          <table:table-cell table:style-name="Default"/>
          <table:table-cell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AJ70]+2*[.AJ71]+4*[.AJ72]+8*[.AJ73]+16*[.AJ74]+32*[.AJ75]+64*[.AJ76]+128*[.AJ77]" office:value-type="float" office:value="123" calcext:value-type="float">
            <text:p>123</text:p>
          </table:table-cell>
          <table:table-cell table:style-name="Default"/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formula="of:=[.AT70]+2*[.AT71]+4*[.AT72]+8*[.AT73]+16*[.AT74]+32*[.AT75]+64*[.AT76]+128*[.AT77]" office:value-type="float" office:value="1" calcext:value-type="float">
            <text:p>1</text:p>
          </table:table-cell>
          <table:table-cell table:style-name="Default"/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formula="of:=[.BD70]+2*[.BD71]+4*[.BD72]+8*[.BD73]+16*[.BD74]+32*[.BD75]+64*[.BD76]+128*[.BD77]" office:value-type="float" office:value="127" calcext:value-type="float">
            <text:p>127</text:p>
          </table:table-cell>
          <table:table-cell table:style-name="Default"/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formula="of:=[.BN70]+2*[.BN71]+4*[.BN72]+8*[.BN73]+16*[.BN74]+32*[.BN75]+64*[.BN76]+128*[.BN77]" office:value-type="float" office:value="63" calcext:value-type="float">
            <text:p>63</text:p>
          </table:table-cell>
          <table:table-cell table:style-name="Default"/>
          <table:table-cell table:style-name="ce260" office:value-type="float" office:value="0" calcext:value-type="float">
            <text:p>0</text:p>
          </table:table-cell>
          <table:table-cell table:number-columns-repeated="3" table:style-name="ce260" office:value-type="float" office:value="1" calcext:value-type="float">
            <text:p>1</text:p>
          </table:table-cell>
          <table:table-cell table:style-name="ce260" office:value-type="float" office:value="0" calcext:value-type="float">
            <text:p>0</text:p>
          </table:table-cell>
          <table:table-cell table:number-columns-repeated="3" table:style-name="ce260" office:value-type="float" office:value="1" calcext:value-type="float">
            <text:p>1</text:p>
          </table:table-cell>
          <table:table-cell table:formula="of:=[.BX70]+2*[.BX71]+4*[.BX72]+8*[.BX73]+16*[.BX74]+32*[.BX75]+64*[.BX76]+128*[.BX77]" office:value-type="float" office:value="48" calcext:value-type="float">
            <text:p>4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formula="of:=[.G70]+2*[.G71]+4*[.G72]+8*[.G73]+16*[.G74]+32*[.G75]+64*[.G76]+128*[.G77]" office:value-type="float" office:value="6" calcext:value-type="float">
            <text:p>6</text:p>
          </table:table-cell>
          <table:table-cell table:style-name="Default"/>
          <table:table-cell table:number-columns-repeated="4" table:style-name="ce52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formula="of:=[.Q70]+2*[.Q71]+4*[.Q72]+8*[.Q73]+16*[.Q74]+32*[.Q75]+64*[.Q76]+128*[.Q77]" office:value-type="float" office:value="94" calcext:value-type="float">
            <text:p>94</text:p>
          </table:table-cell>
          <table:table-cell table:style-name="Default"/>
          <table:table-cell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formula="of:=[.AA70]+2*[.AA71]+4*[.AA72]+8*[.AA73]+16*[.AA74]+32*[.AA75]+64*[.AA76]+128*[.AA77]" office:value-type="float" office:value="70" calcext:value-type="float">
            <text:p>70</text:p>
          </table:table-cell>
          <table:table-cell table:style-name="Default"/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4"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AK70]+2*[.AK71]+4*[.AK72]+8*[.AK73]+16*[.AK74]+32*[.AK75]+64*[.AK76]+128*[.AK77]" office:value-type="float" office:value="50" calcext:value-type="float">
            <text:p>50</text:p>
          </table:table-cell>
          <table:table-cell table:style-name="Default"/>
          <table:table-cell table:number-columns-repeated="3"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formula="of:=[.AU70]+2*[.AU71]+4*[.AU72]+8*[.AU73]+16*[.AU74]+32*[.AU75]+64*[.AU76]+128*[.AU77]" office:value-type="float" office:value="1" calcext:value-type="float">
            <text:p>1</text:p>
          </table:table-cell>
          <table:table-cell table:style-name="Default"/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formula="of:=[.BE70]+2*[.BE71]+4*[.BE72]+8*[.BE73]+16*[.BE74]+32*[.BE75]+64*[.BE76]+128*[.BE77]" office:value-type="float" office:value="63" calcext:value-type="float">
            <text:p>63</text:p>
          </table:table-cell>
          <table:table-cell table:style-name="Default"/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formula="of:=[.BO70]+2*[.BO71]+4*[.BO72]+8*[.BO73]+16*[.BO74]+32*[.BO75]+64*[.BO76]+128*[.BO77]" office:value-type="float" office:value="31" calcext:value-type="float">
            <text:p>31</text:p>
          </table:table-cell>
          <table:table-cell table:style-name="Default"/>
          <table:table-cell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formula="of:=[.BY70]+2*[.BY71]+4*[.BY72]+8*[.BY73]+16*[.BY74]+32*[.BY75]+64*[.BY76]+128*[.BY77]" office:value-type="float" office:value="127" calcext:value-type="float">
            <text:p>127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7" office:value-type="float" office:value="0" calcext:value-type="float">
            <text:p>0</text:p>
          </table:table-cell>
          <table:table-cell table:formula="of:=[.H70]+2*[.H71]+4*[.H72]+8*[.H73]+16*[.H74]+32*[.H75]+64*[.H76]+128*[.H77]" office:value-type="float" office:value="0" calcext:value-type="float">
            <text:p>0</text:p>
          </table:table-cell>
          <table:table-cell table:style-name="Default"/>
          <table:table-cell table:number-columns-repeated="8" table:style-name="ce52" office:value-type="float" office:value="0" calcext:value-type="float">
            <text:p>0</text:p>
          </table:table-cell>
          <table:table-cell table:formula="of:=[.R70]+2*[.R71]+4*[.R72]+8*[.R73]+16*[.R74]+32*[.R75]+64*[.R76]+128*[.R77]" office:value-type="float" office:value="0" calcext:value-type="float">
            <text:p>0</text:p>
          </table:table-cell>
          <table:table-cell table:style-name="Default"/>
          <table:table-cell table:number-columns-repeated="8" table:style-name="ce85" office:value-type="float" office:value="0" calcext:value-type="float">
            <text:p>0</text:p>
          </table:table-cell>
          <table:table-cell table:formula="of:=[.AB70]+2*[.AB71]+4*[.AB72]+8*[.AB73]+16*[.AB74]+32*[.AB75]+64*[.AB76]+128*[.AB77]" office:value-type="float" office:value="0" calcext:value-type="float">
            <text:p>0</text:p>
          </table:table-cell>
          <table:table-cell table:style-name="Default"/>
          <table:table-cell table:number-columns-repeated="8" table:style-name="ce118" office:value-type="float" office:value="0" calcext:value-type="float">
            <text:p>0</text:p>
          </table:table-cell>
          <table:table-cell table:formula="of:=[.AL70]+2*[.AL71]+4*[.AL72]+8*[.AL73]+16*[.AL74]+32*[.AL75]+64*[.AL76]+128*[.AL77]" office:value-type="float" office:value="0" calcext:value-type="float">
            <text:p>0</text:p>
          </table:table-cell>
          <table:table-cell table:style-name="Default"/>
          <table:table-cell table:number-columns-repeated="8" table:style-name="ce154" office:value-type="float" office:value="0" calcext:value-type="float">
            <text:p>0</text:p>
          </table:table-cell>
          <table:table-cell table:formula="of:=[.AV70]+2*[.AV71]+4*[.AV72]+8*[.AV73]+16*[.AV74]+32*[.AV75]+64*[.AV76]+128*[.AV77]" office:value-type="float" office:value="0" calcext:value-type="float">
            <text:p>0</text:p>
          </table:table-cell>
          <table:table-cell table:style-name="Default"/>
          <table:table-cell table:number-columns-repeated="8" table:style-name="ce190" office:value-type="float" office:value="0" calcext:value-type="float">
            <text:p>0</text:p>
          </table:table-cell>
          <table:table-cell table:formula="of:=[.BF70]+2*[.BF71]+4*[.BF72]+8*[.BF73]+16*[.BF74]+32*[.BF75]+64*[.BF76]+128*[.BF77]" office:value-type="float" office:value="0" calcext:value-type="float">
            <text:p>0</text:p>
          </table:table-cell>
          <table:table-cell table:style-name="Default"/>
          <table:table-cell table:number-columns-repeated="8" table:style-name="ce225" office:value-type="float" office:value="0" calcext:value-type="float">
            <text:p>0</text:p>
          </table:table-cell>
          <table:table-cell table:formula="of:=[.BP70]+2*[.BP71]+4*[.BP72]+8*[.BP73]+16*[.BP74]+32*[.BP75]+64*[.BP76]+128*[.BP77]" office:value-type="float" office:value="0" calcext:value-type="float">
            <text:p>0</text:p>
          </table:table-cell>
          <table:table-cell table:style-name="Default"/>
          <table:table-cell table:number-columns-repeated="8" table:style-name="ce260" office:value-type="float" office:value="0" calcext:value-type="float">
            <text:p>0</text:p>
          </table:table-cell>
          <table:table-cell table:formula="of:=[.BZ70]+2*[.BZ71]+4*[.BZ72]+8*[.BZ73]+16*[.BZ74]+32*[.BZ75]+64*[.BZ76]+128*[.BZ77]" office:value-type="float" office:value="127" calcext:value-type="float">
            <text:p>127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78];2);2;1)+64*MID(DEC2BIN([.B78];2);2;1)+32*MID(DEC2BIN([.C78];2);2;1)+16*MID(DEC2BIN([.D78];2);2;1)+8*MID(DEC2BIN([.E78];2);2;1)+4*MID(DEC2BIN([.F78];2);2;1)+2*MID(DEC2BIN([.G78];2);2;1)+MID(DEC2BIN([.H78];2);2;1)" office:value-type="float" office:value="0" calcext:value-type="float">
            <text:p>0</text:p>
          </table:table-cell>
          <table:table-cell table:formula="of:=128*MID(DEC2BIN([.A78];2);1;1)+64*MID(DEC2BIN([.B78];2);1;1)+32*MID(DEC2BIN([.C78];2);1;1)+16*MID(DEC2BIN([.D78];2);1;1)+8*MID(DEC2BIN([.E78];2);1;1)+4*MID(DEC2BIN([.F78];2);1;1)+2*MID(DEC2BIN([.G78];2);1;1)+MID(DEC2BIN([.H78];2);1;1)" office:value-type="float" office:value="0" calcext:value-type="float">
            <text:p>0</text:p>
          </table:table-cell>
          <table:table-cell table:number-columns-repeated="8"/>
          <table:table-cell table:formula="of:=128*MID(DEC2BIN([.K78];2);2;1)+64*MID(DEC2BIN([.L78];2);2;1)+32*MID(DEC2BIN([.M78];2);2;1)+16*MID(DEC2BIN([.N78];2);2;1)+8*MID(DEC2BIN([.O78];2);2;1)+4*MID(DEC2BIN([.P78];2);2;1)+2*MID(DEC2BIN([.Q78];2);2;1)+MID(DEC2BIN([.R78];2);2;1)" office:value-type="float" office:value="0" calcext:value-type="float">
            <text:p>0</text:p>
          </table:table-cell>
          <table:table-cell table:formula="of:=128*MID(DEC2BIN([.K78];2);1;1)+64*MID(DEC2BIN([.L78];2);1;1)+32*MID(DEC2BIN([.M78];2);1;1)+16*MID(DEC2BIN([.N78];2);1;1)+8*MID(DEC2BIN([.O78];2);1;1)+4*MID(DEC2BIN([.P78];2);1;1)+2*MID(DEC2BIN([.Q78];2);1;1)+MID(DEC2BIN([.R78];2);1;1)" office:value-type="float" office:value="0" calcext:value-type="float">
            <text:p>0</text:p>
          </table:table-cell>
          <table:table-cell table:number-columns-repeated="8"/>
          <table:table-cell table:formula="of:=128*MID(DEC2BIN([.U78];2);2;1)+64*MID(DEC2BIN([.V78];2);2;1)+32*MID(DEC2BIN([.W78];2);2;1)+16*MID(DEC2BIN([.X78];2);2;1)+8*MID(DEC2BIN([.Y78];2);2;1)+4*MID(DEC2BIN([.Z78];2);2;1)+2*MID(DEC2BIN([.AA78];2);2;1)+MID(DEC2BIN([.AB78];2);2;1)" office:value-type="float" office:value="0" calcext:value-type="float">
            <text:p>0</text:p>
          </table:table-cell>
          <table:table-cell table:formula="of:=128*MID(DEC2BIN([.U78];2);1;1)+64*MID(DEC2BIN([.V78];2);1;1)+32*MID(DEC2BIN([.W78];2);1;1)+16*MID(DEC2BIN([.X78];2);1;1)+8*MID(DEC2BIN([.Y78];2);1;1)+4*MID(DEC2BIN([.Z78];2);1;1)+2*MID(DEC2BIN([.AA78];2);1;1)+MID(DEC2BIN([.AB78];2);1;1)" office:value-type="float" office:value="0" calcext:value-type="float">
            <text:p>0</text:p>
          </table:table-cell>
          <table:table-cell table:number-columns-repeated="8"/>
          <table:table-cell table:formula="of:=128*MID(DEC2BIN([.AE78];2);2;1)+64*MID(DEC2BIN([.AF78];2);2;1)+32*MID(DEC2BIN([.AG78];2);2;1)+16*MID(DEC2BIN([.AH78];2);2;1)+8*MID(DEC2BIN([.AI78];2);2;1)+4*MID(DEC2BIN([.AJ78];2);2;1)+2*MID(DEC2BIN([.AK78];2);2;1)+MID(DEC2BIN([.AL78];2);2;1)" office:value-type="float" office:value="0" calcext:value-type="float">
            <text:p>0</text:p>
          </table:table-cell>
          <table:table-cell table:formula="of:=128*MID(DEC2BIN([.AE78];2);1;1)+64*MID(DEC2BIN([.AF78];2);1;1)+32*MID(DEC2BIN([.AG78];2);1;1)+16*MID(DEC2BIN([.AH78];2);1;1)+8*MID(DEC2BIN([.AI78];2);1;1)+4*MID(DEC2BIN([.AJ78];2);1;1)+2*MID(DEC2BIN([.AK78];2);1;1)+MID(DEC2BIN([.AL78];2);1;1)" office:value-type="float" office:value="0" calcext:value-type="float">
            <text:p>0</text:p>
          </table:table-cell>
          <table:table-cell table:number-columns-repeated="8"/>
          <table:table-cell table:formula="of:=128*MID(DEC2BIN([.AO78];2);2;1)+64*MID(DEC2BIN([.AP78];2);2;1)+32*MID(DEC2BIN([.AQ78];2);2;1)+16*MID(DEC2BIN([.AR78];2);2;1)+8*MID(DEC2BIN([.AS78];2);2;1)+4*MID(DEC2BIN([.AT78];2);2;1)+2*MID(DEC2BIN([.AU78];2);2;1)+MID(DEC2BIN([.AV78];2);2;1)" office:value-type="float" office:value="0" calcext:value-type="float">
            <text:p>0</text:p>
          </table:table-cell>
          <table:table-cell table:formula="of:=128*MID(DEC2BIN([.AO78];2);1;1)+64*MID(DEC2BIN([.AP78];2);1;1)+32*MID(DEC2BIN([.AQ78];2);1;1)+16*MID(DEC2BIN([.AR78];2);1;1)+8*MID(DEC2BIN([.AS78];2);1;1)+4*MID(DEC2BIN([.AT78];2);1;1)+2*MID(DEC2BIN([.AU78];2);1;1)+MID(DEC2BIN([.AV78];2);1;1)" office:value-type="float" office:value="0" calcext:value-type="float">
            <text:p>0</text:p>
          </table:table-cell>
          <table:table-cell table:style-name="ce3" table:number-columns-repeated="8"/>
          <table:table-cell table:formula="of:=128*MID(DEC2BIN([.AY78];2);2;1)+64*MID(DEC2BIN([.AZ78];2);2;1)+32*MID(DEC2BIN([.BA78];2);2;1)+16*MID(DEC2BIN([.BB78];2);2;1)+8*MID(DEC2BIN([.BC78];2);2;1)+4*MID(DEC2BIN([.BD78];2);2;1)+2*MID(DEC2BIN([.BE78];2);2;1)+MID(DEC2BIN([.BF78];2);2;1)" office:value-type="float" office:value="0" calcext:value-type="float">
            <text:p>0</text:p>
          </table:table-cell>
          <table:table-cell table:formula="of:=128*MID(DEC2BIN([.AY78];2);1;1)+64*MID(DEC2BIN([.AZ78];2);1;1)+32*MID(DEC2BIN([.BA78];2);1;1)+16*MID(DEC2BIN([.BB78];2);1;1)+8*MID(DEC2BIN([.BC78];2);1;1)+4*MID(DEC2BIN([.BD78];2);1;1)+2*MID(DEC2BIN([.BE78];2);1;1)+MID(DEC2BIN([.BF78];2);1;1)" office:value-type="float" office:value="0" calcext:value-type="float">
            <text:p>0</text:p>
          </table:table-cell>
          <table:table-cell table:number-columns-repeated="8"/>
          <table:table-cell table:formula="of:=128*MID(DEC2BIN([.BI78];2);2;1)+64*MID(DEC2BIN([.BJ78];2);2;1)+32*MID(DEC2BIN([.BK78];2);2;1)+16*MID(DEC2BIN([.BL78];2);2;1)+8*MID(DEC2BIN([.BM78];2);2;1)+4*MID(DEC2BIN([.BN78];2);2;1)+2*MID(DEC2BIN([.BO78];2);2;1)+MID(DEC2BIN([.BP78];2);2;1)" office:value-type="float" office:value="0" calcext:value-type="float">
            <text:p>0</text:p>
          </table:table-cell>
          <table:table-cell table:formula="of:=128*MID(DEC2BIN([.BI78];2);1;1)+64*MID(DEC2BIN([.BJ78];2);1;1)+32*MID(DEC2BIN([.BK78];2);1;1)+16*MID(DEC2BIN([.BL78];2);1;1)+8*MID(DEC2BIN([.BM78];2);1;1)+4*MID(DEC2BIN([.BN78];2);1;1)+2*MID(DEC2BIN([.BO78];2);1;1)+MID(DEC2BIN([.BP78];2);1;1)" office:value-type="float" office:value="0" calcext:value-type="float">
            <text:p>0</text:p>
          </table:table-cell>
          <table:table-cell table:number-columns-repeated="8"/>
          <table:table-cell table:formula="of:=128*MID(DEC2BIN([.BS78];2);2;1)+64*MID(DEC2BIN([.BT78];2);2;1)+32*MID(DEC2BIN([.BU78];2);2;1)+16*MID(DEC2BIN([.BV78];2);2;1)+8*MID(DEC2BIN([.BW78];2);2;1)+4*MID(DEC2BIN([.BX78];2);2;1)+2*MID(DEC2BIN([.BY78];2);2;1)+MID(DEC2BIN([.BZ78];2);2;1)" office:value-type="float" office:value="0" calcext:value-type="float">
            <text:p>0</text:p>
          </table:table-cell>
          <table:table-cell table:formula="of:=128*MID(DEC2BIN([.BS78];2);1;1)+64*MID(DEC2BIN([.BT78];2);1;1)+32*MID(DEC2BIN([.BU78];2);1;1)+16*MID(DEC2BIN([.BV78];2);1;1)+8*MID(DEC2BIN([.BW78];2);1;1)+4*MID(DEC2BIN([.BX78];2);1;1)+2*MID(DEC2BIN([.BY78];2);1;1)+MID(DEC2BIN([.BZ7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69]+8" office:value-type="float" office:value="88" calcext:value-type="float" table:number-columns-spanned="8" table:number-rows-spanned="1">
            <text:p>8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69]+8" office:value-type="float" office:value="89" calcext:value-type="float" table:number-columns-spanned="8" table:number-rows-spanned="1">
            <text:p>8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69]+8" office:value-type="float" office:value="90" calcext:value-type="float" table:number-columns-spanned="8" table:number-rows-spanned="1">
            <text:p>9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69]+8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69]+8" office:value-type="float" office:value="92" calcext:value-type="float" table:number-columns-spanned="8" table:number-rows-spanned="1">
            <text:p>9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69]+8" office:value-type="float" office:value="93" calcext:value-type="float" table:number-columns-spanned="8" table:number-rows-spanned="1">
            <text:p>9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69]+8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69]+8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[.A80]+2*[.A81]+4*[.A82]+8*[.A83]+16*[.A84]+32*[.A85]+64*[.A86]+128*[.A87]" office:value-type="float" office:value="0" calcext:value-type="float">
            <text:p>0</text:p>
          </table:table-cell>
          <table:table-cell table:style-name="Default"/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formula="of:=[.K80]+2*[.K81]+4*[.K82]+8*[.K83]+16*[.K84]+32*[.K85]+64*[.K86]+128*[.K87]" office:value-type="float" office:value="0" calcext:value-type="float">
            <text:p>0</text:p>
          </table:table-cell>
          <table:table-cell table:style-name="Default"/>
          <table:table-cell table:style-name="ce86" office:value-type="float" office:value="0" calcext:value-type="float">
            <text:p>0</text:p>
          </table:table-cell>
          <table:table-cell table:number-columns-repeated="6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formula="of:=[.U80]+2*[.U81]+4*[.U82]+8*[.U83]+16*[.U84]+32*[.U85]+64*[.U86]+128*[.U87]" office:value-type="float" office:value="0" calcext:value-type="float">
            <text:p>0</text:p>
          </table:table-cell>
          <table:table-cell table:style-name="Default"/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4" table:style-name="ce119" office:value-type="float" office:value="1" calcext:value-type="float">
            <text:p>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formula="of:=[.AE80]+2*[.AE81]+4*[.AE82]+8*[.AE83]+16*[.AE84]+32*[.AE85]+64*[.AE86]+128*[.AE87]" office:value-type="float" office:value="0" calcext:value-type="float">
            <text:p>0</text:p>
          </table:table-cell>
          <table:table-cell table:style-name="Default"/>
          <table:table-cell table:number-columns-repeated="8" table:style-name="ce155" office:value-type="float" office:value="0" calcext:value-type="float">
            <text:p>0</text:p>
          </table:table-cell>
          <table:table-cell table:formula="of:=[.AO80]+2*[.AO81]+4*[.AO82]+8*[.AO83]+16*[.AO84]+32*[.AO85]+64*[.AO86]+128*[.AO87]" office:value-type="float" office:value="0" calcext:value-type="float">
            <text:p>0</text:p>
          </table:table-cell>
          <table:table-cell table:style-name="Default"/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4"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formula="of:=[.AY80]+2*[.AY81]+4*[.AY82]+8*[.AY83]+16*[.AY84]+32*[.AY85]+64*[.AY86]+128*[.AY87]" office:value-type="float" office:value="0" calcext:value-type="float">
            <text:p>0</text:p>
          </table:table-cell>
          <table:table-cell table:style-name="Default"/>
          <table:table-cell table:number-columns-repeated="8" table:style-name="ce226" office:value-type="float" office:value="0" calcext:value-type="float">
            <text:p>0</text:p>
          </table:table-cell>
          <table:table-cell table:formula="of:=[.BI80]+2*[.BI81]+4*[.BI82]+8*[.BI83]+16*[.BI84]+32*[.BI85]+64*[.BI86]+128*[.BI87]" office:value-type="float" office:value="0" calcext:value-type="float">
            <text:p>0</text:p>
          </table:table-cell>
          <table:table-cell table:style-name="Default"/>
          <table:table-cell table:number-columns-repeated="8" table:style-name="ce261" office:value-type="float" office:value="0" calcext:value-type="float">
            <text:p>0</text:p>
          </table:table-cell>
          <table:table-cell table:formula="of:=[.BS80]+2*[.BS81]+4*[.BS82]+8*[.BS83]+16*[.BS84]+32*[.BS85]+64*[.BS86]+128*[.BS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[.B80]+2*[.B81]+4*[.B82]+8*[.B83]+16*[.B84]+32*[.B85]+64*[.B86]+128*[.B87]" office:value-type="float" office:value="99" calcext:value-type="float">
            <text:p>99</text:p>
          </table:table-cell>
          <table:table-cell table:style-name="Default"/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formula="of:=[.L80]+2*[.L81]+4*[.L82]+8*[.L83]+16*[.L84]+32*[.L85]+64*[.L86]+128*[.L87]" office:value-type="float" office:value="7" calcext:value-type="float">
            <text:p>7</text:p>
          </table:table-cell>
          <table:table-cell table:style-name="Default"/>
          <table:table-cell table:number-columns-repeated="5"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formula="of:=[.V80]+2*[.V81]+4*[.V82]+8*[.V83]+16*[.V84]+32*[.V85]+64*[.V86]+128*[.V87]" office:value-type="float" office:value="97" calcext:value-type="float">
            <text:p>97</text:p>
          </table:table-cell>
          <table:table-cell table:style-name="Default"/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formula="of:=[.AF80]+2*[.AF81]+4*[.AF82]+8*[.AF83]+16*[.AF84]+32*[.AF85]+64*[.AF86]+128*[.AF87]" office:value-type="float" office:value="0" calcext:value-type="float">
            <text:p>0</text:p>
          </table:table-cell>
          <table:table-cell table:style-name="Default"/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formula="of:=[.AP80]+2*[.AP81]+4*[.AP82]+8*[.AP83]+16*[.AP84]+32*[.AP85]+64*[.AP86]+128*[.AP87]" office:value-type="float" office:value="2" calcext:value-type="float">
            <text:p>2</text:p>
          </table:table-cell>
          <table:table-cell table:style-name="Default"/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formula="of:=[.AZ80]+2*[.AZ81]+4*[.AZ82]+8*[.AZ83]+16*[.AZ84]+32*[.AZ85]+64*[.AZ86]+128*[.AZ87]" office:value-type="float" office:value="0" calcext:value-type="float">
            <text:p>0</text:p>
          </table:table-cell>
          <table:table-cell table:style-name="Default"/>
          <table:table-cell table:number-columns-repeated="8" table:style-name="ce226" office:value-type="float" office:value="0" calcext:value-type="float">
            <text:p>0</text:p>
          </table:table-cell>
          <table:table-cell table:formula="of:=[.BJ80]+2*[.BJ81]+4*[.BJ82]+8*[.BJ83]+16*[.BJ84]+32*[.BJ85]+64*[.BJ86]+128*[.BJ87]" office:value-type="float" office:value="16" calcext:value-type="float">
            <text:p>16</text:p>
          </table:table-cell>
          <table:table-cell table:style-name="Default"/>
          <table:table-cell table:number-columns-repeated="8" table:style-name="ce261" office:value-type="float" office:value="0" calcext:value-type="float">
            <text:p>0</text:p>
          </table:table-cell>
          <table:table-cell table:formula="of:=[.BT80]+2*[.BT81]+4*[.BT82]+8*[.BT83]+16*[.BT84]+32*[.BT85]+64*[.BT86]+128*[.BT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formula="of:=[.C80]+2*[.C81]+4*[.C82]+8*[.C83]+16*[.C84]+32*[.C85]+64*[.C86]+128*[.C87]" office:value-type="float" office:value="119" calcext:value-type="float">
            <text:p>119</text:p>
          </table:table-cell>
          <table:table-cell table:style-name="Default"/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formula="of:=[.M80]+2*[.M81]+4*[.M82]+8*[.M83]+16*[.M84]+32*[.M85]+64*[.M86]+128*[.M87]" office:value-type="float" office:value="15" calcext:value-type="float">
            <text:p>15</text:p>
          </table:table-cell>
          <table:table-cell table:style-name="Default"/>
          <table:table-cell table:number-columns-repeated="4"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formula="of:=[.W80]+2*[.W81]+4*[.W82]+8*[.W83]+16*[.W84]+32*[.W85]+64*[.W86]+128*[.W87]" office:value-type="float" office:value="113" calcext:value-type="float">
            <text:p>113</text:p>
          </table:table-cell>
          <table:table-cell table:style-name="Default"/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formula="of:=[.AG80]+2*[.AG81]+4*[.AG82]+8*[.AG83]+16*[.AG84]+32*[.AG85]+64*[.AG86]+128*[.AG87]" office:value-type="float" office:value="127" calcext:value-type="float">
            <text:p>127</text:p>
          </table:table-cell>
          <table:table-cell table:style-name="Default"/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4" table:style-name="ce155" office:value-type="float" office:value="0" calcext:value-type="float">
            <text:p>0</text:p>
          </table:table-cell>
          <table:table-cell table:formula="of:=[.AQ80]+2*[.AQ81]+4*[.AQ82]+8*[.AQ83]+16*[.AQ84]+32*[.AQ85]+64*[.AQ86]+128*[.AQ87]" office:value-type="float" office:value="6" calcext:value-type="float">
            <text:p>6</text:p>
          </table:table-cell>
          <table:table-cell table:style-name="Default"/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formula="of:=[.BA80]+2*[.BA81]+4*[.BA82]+8*[.BA83]+16*[.BA84]+32*[.BA85]+64*[.BA86]+128*[.BA87]" office:value-type="float" office:value="65" calcext:value-type="float">
            <text:p>65</text:p>
          </table:table-cell>
          <table:table-cell table:style-name="Default"/>
          <table:table-cell table:number-columns-repeated="3"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number-columns-repeated="3" table:style-name="ce226" office:value-type="float" office:value="0" calcext:value-type="float">
            <text:p>0</text:p>
          </table:table-cell>
          <table:table-cell table:formula="of:=[.BK80]+2*[.BK81]+4*[.BK82]+8*[.BK83]+16*[.BK84]+32*[.BK85]+64*[.BK86]+128*[.BK87]" office:value-type="float" office:value="24" calcext:value-type="float">
            <text:p>24</text:p>
          </table:table-cell>
          <table:table-cell table:style-name="Default"/>
          <table:table-cell table:number-columns-repeated="8" table:style-name="ce261" office:value-type="float" office:value="0" calcext:value-type="float">
            <text:p>0</text:p>
          </table:table-cell>
          <table:table-cell table:formula="of:=[.BU80]+2*[.BU81]+4*[.BU82]+8*[.BU83]+16*[.BU84]+32*[.BU85]+64*[.BU86]+128*[.BU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formula="of:=[.D80]+2*[.D81]+4*[.D82]+8*[.D83]+16*[.D84]+32*[.D85]+64*[.D86]+128*[.D87]" office:value-type="float" office:value="28" calcext:value-type="float">
            <text:p>28</text:p>
          </table:table-cell>
          <table:table-cell table:style-name="Default"/>
          <table:table-cell table:number-columns-repeated="2" table:style-name="ce53" office:value-type="float" office:value="0" calcext:value-type="float">
            <text:p>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formula="of:=[.N80]+2*[.N81]+4*[.N82]+8*[.N83]+16*[.N84]+32*[.N85]+64*[.N86]+128*[.N87]" office:value-type="float" office:value="120" calcext:value-type="float">
            <text:p>120</text:p>
          </table:table-cell>
          <table:table-cell table:style-name="Default"/>
          <table:table-cell table:number-columns-repeated="3"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formula="of:=[.X80]+2*[.X81]+4*[.X82]+8*[.X83]+16*[.X84]+32*[.X85]+64*[.X86]+128*[.X87]" office:value-type="float" office:value="89" calcext:value-type="float">
            <text:p>89</text:p>
          </table:table-cell>
          <table:table-cell table:style-name="Default"/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formula="of:=[.AH80]+2*[.AH81]+4*[.AH82]+8*[.AH83]+16*[.AH84]+32*[.AH85]+64*[.AH86]+128*[.AH87]" office:value-type="float" office:value="127" calcext:value-type="float">
            <text:p>127</text:p>
          </table:table-cell>
          <table:table-cell table:style-name="Default"/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formula="of:=[.AR80]+2*[.AR81]+4*[.AR82]+8*[.AR83]+16*[.AR84]+32*[.AR85]+64*[.AR86]+128*[.AR87]" office:value-type="float" office:value="12" calcext:value-type="float">
            <text:p>12</text:p>
          </table:table-cell>
          <table:table-cell table:style-name="Default"/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formula="of:=[.BB80]+2*[.BB81]+4*[.BB82]+8*[.BB83]+16*[.BB84]+32*[.BB85]+64*[.BB86]+128*[.BB87]" office:value-type="float" office:value="65" calcext:value-type="float">
            <text:p>65</text:p>
          </table:table-cell>
          <table:table-cell table:style-name="Default"/>
          <table:table-cell table:number-columns-repeated="2" table:style-name="ce226" office:value-type="float" office:value="0" calcext:value-type="float">
            <text:p>0</text:p>
          </table:table-cell>
          <table:table-cell table:number-columns-repeated="4" table:style-name="ce226" office:value-type="float" office:value="1" calcext:value-type="float">
            <text:p>1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formula="of:=[.BL80]+2*[.BL81]+4*[.BL82]+8*[.BL83]+16*[.BL84]+32*[.BL85]+64*[.BL86]+128*[.BL87]" office:value-type="float" office:value="12" calcext:value-type="float">
            <text:p>12</text:p>
          </table:table-cell>
          <table:table-cell table:style-name="Default"/>
          <table:table-cell table:number-columns-repeated="8" table:style-name="ce261" office:value-type="float" office:value="0" calcext:value-type="float">
            <text:p>0</text:p>
          </table:table-cell>
          <table:table-cell table:formula="of:=[.BV80]+2*[.BV81]+4*[.BV82]+8*[.BV83]+16*[.BV84]+32*[.BV85]+64*[.BV86]+128*[.BV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formula="of:=[.E80]+2*[.E81]+4*[.E82]+8*[.E83]+16*[.E84]+32*[.E85]+64*[.E86]+128*[.E87]" office:value-type="float" office:value="28" calcext:value-type="float">
            <text:p>28</text:p>
          </table:table-cell>
          <table:table-cell table:style-name="Default"/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formula="of:=[.O80]+2*[.O81]+4*[.O82]+8*[.O83]+16*[.O84]+32*[.O85]+64*[.O86]+128*[.O87]" office:value-type="float" office:value="120" calcext:value-type="float">
            <text:p>120</text:p>
          </table:table-cell>
          <table:table-cell table:style-name="Default"/>
          <table:table-cell table:number-columns-repeated="2"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formula="of:=[.Y80]+2*[.Y81]+4*[.Y82]+8*[.Y83]+16*[.Y84]+32*[.Y85]+64*[.Y86]+128*[.Y87]" office:value-type="float" office:value="77" calcext:value-type="float">
            <text:p>77</text:p>
          </table:table-cell>
          <table:table-cell table:style-name="Default"/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formula="of:=[.AI80]+2*[.AI81]+4*[.AI82]+8*[.AI83]+16*[.AI84]+32*[.AI85]+64*[.AI86]+128*[.AI87]" office:value-type="float" office:value="65" calcext:value-type="float">
            <text:p>65</text:p>
          </table:table-cell>
          <table:table-cell table:style-name="Default"/>
          <table:table-cell table:number-columns-repeated="4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formula="of:=[.AS80]+2*[.AS81]+4*[.AS82]+8*[.AS83]+16*[.AS84]+32*[.AS85]+64*[.AS86]+128*[.AS87]" office:value-type="float" office:value="24" calcext:value-type="float">
            <text:p>24</text:p>
          </table:table-cell>
          <table:table-cell table:style-name="Default"/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formula="of:=[.BC80]+2*[.BC81]+4*[.BC82]+8*[.BC83]+16*[.BC84]+32*[.BC85]+64*[.BC86]+128*[.BC87]" office:value-type="float" office:value="127" calcext:value-type="float">
            <text:p>127</text:p>
          </table:table-cell>
          <table:table-cell table:style-name="Default"/>
          <table:table-cell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formula="of:=[.BM80]+2*[.BM81]+4*[.BM82]+8*[.BM83]+16*[.BM84]+32*[.BM85]+64*[.BM86]+128*[.BM87]" office:value-type="float" office:value="12" calcext:value-type="float">
            <text:p>12</text:p>
          </table:table-cell>
          <table:table-cell table:style-name="Default"/>
          <table:table-cell table:number-columns-repeated="8" table:style-name="ce261" office:value-type="float" office:value="0" calcext:value-type="float">
            <text:p>0</text:p>
          </table:table-cell>
          <table:table-cell table:formula="of:=[.BW80]+2*[.BW81]+4*[.BW82]+8*[.BW83]+16*[.BW84]+32*[.BW85]+64*[.BW86]+128*[.BW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[.F80]+2*[.F81]+4*[.F82]+8*[.F83]+16*[.F84]+32*[.F85]+64*[.F86]+128*[.F87]" office:value-type="float" office:value="119" calcext:value-type="float">
            <text:p>119</text:p>
          </table:table-cell>
          <table:table-cell table:style-name="Default"/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formula="of:=[.P80]+2*[.P81]+4*[.P82]+8*[.P83]+16*[.P84]+32*[.P85]+64*[.P86]+128*[.P87]" office:value-type="float" office:value="15" calcext:value-type="float">
            <text:p>15</text:p>
          </table:table-cell>
          <table:table-cell table:style-name="Default"/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5" table:style-name="ce86" office:value-type="float" office:value="0" calcext:value-type="float">
            <text:p>0</text:p>
          </table:table-cell>
          <table:table-cell table:formula="of:=[.Z80]+2*[.Z81]+4*[.Z82]+8*[.Z83]+16*[.Z84]+32*[.Z85]+64*[.Z86]+128*[.Z87]" office:value-type="float" office:value="71" calcext:value-type="float">
            <text:p>71</text:p>
          </table:table-cell>
          <table:table-cell table:style-name="Default"/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formula="of:=[.AJ80]+2*[.AJ81]+4*[.AJ82]+8*[.AJ83]+16*[.AJ84]+32*[.AJ85]+64*[.AJ86]+128*[.AJ87]" office:value-type="float" office:value="65" calcext:value-type="float">
            <text:p>65</text:p>
          </table:table-cell>
          <table:table-cell table:style-name="Default"/>
          <table:table-cell table:number-columns-repeated="5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formula="of:=[.AT80]+2*[.AT81]+4*[.AT82]+8*[.AT83]+16*[.AT84]+32*[.AT85]+64*[.AT86]+128*[.AT87]" office:value-type="float" office:value="48" calcext:value-type="float">
            <text:p>48</text:p>
          </table:table-cell>
          <table:table-cell table:style-name="Default"/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formula="of:=[.BD80]+2*[.BD81]+4*[.BD82]+8*[.BD83]+16*[.BD84]+32*[.BD85]+64*[.BD86]+128*[.BD87]" office:value-type="float" office:value="127" calcext:value-type="float">
            <text:p>127</text:p>
          </table:table-cell>
          <table:table-cell table:style-name="Default"/>
          <table:table-cell table:number-columns-repeated="8" table:style-name="ce226" office:value-type="float" office:value="0" calcext:value-type="float">
            <text:p>0</text:p>
          </table:table-cell>
          <table:table-cell table:formula="of:=[.BN80]+2*[.BN81]+4*[.BN82]+8*[.BN83]+16*[.BN84]+32*[.BN85]+64*[.BN86]+128*[.BN87]" office:value-type="float" office:value="24" calcext:value-type="float">
            <text:p>24</text:p>
          </table:table-cell>
          <table:table-cell table:style-name="Default"/>
          <table:table-cell table:number-columns-repeated="8" table:style-name="ce261" office:value-type="float" office:value="0" calcext:value-type="float">
            <text:p>0</text:p>
          </table:table-cell>
          <table:table-cell table:formula="of:=[.BX80]+2*[.BX81]+4*[.BX82]+8*[.BX83]+16*[.BX84]+32*[.BX85]+64*[.BX86]+128*[.BX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[.G80]+2*[.G81]+4*[.G82]+8*[.G83]+16*[.G84]+32*[.G85]+64*[.G86]+128*[.G87]" office:value-type="float" office:value="99" calcext:value-type="float">
            <text:p>99</text:p>
          </table:table-cell>
          <table:table-cell table:style-name="Default"/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formula="of:=[.Q80]+2*[.Q81]+4*[.Q82]+8*[.Q83]+16*[.Q84]+32*[.Q85]+64*[.Q86]+128*[.Q87]" office:value-type="float" office:value="7" calcext:value-type="float">
            <text:p>7</text:p>
          </table:table-cell>
          <table:table-cell table:style-name="Default"/>
          <table:table-cell table:style-name="ce86" office:value-type="float" office:value="0" calcext:value-type="float">
            <text:p>0</text:p>
          </table:table-cell>
          <table:table-cell table:number-columns-repeated="6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formula="of:=[.AA80]+2*[.AA81]+4*[.AA82]+8*[.AA83]+16*[.AA84]+32*[.AA85]+64*[.AA86]+128*[.AA87]" office:value-type="float" office:value="67" calcext:value-type="float">
            <text:p>67</text:p>
          </table:table-cell>
          <table:table-cell table:style-name="Default"/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4" table:style-name="ce119" office:value-type="float" office:value="1" calcext:value-type="float">
            <text:p>1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formula="of:=[.AK80]+2*[.AK81]+4*[.AK82]+8*[.AK83]+16*[.AK84]+32*[.AK85]+64*[.AK86]+128*[.AK87]" office:value-type="float" office:value="0" calcext:value-type="float">
            <text:p>0</text:p>
          </table:table-cell>
          <table:table-cell table:style-name="Default"/>
          <table:table-cell table:number-columns-repeated="6"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formula="of:=[.AU80]+2*[.AU81]+4*[.AU82]+8*[.AU83]+16*[.AU84]+32*[.AU85]+64*[.AU86]+128*[.AU87]" office:value-type="float" office:value="96" calcext:value-type="float">
            <text:p>96</text:p>
          </table:table-cell>
          <table:table-cell table:style-name="Default"/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4"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formula="of:=[.BE80]+2*[.BE81]+4*[.BE82]+8*[.BE83]+16*[.BE84]+32*[.BE85]+64*[.BE86]+128*[.BE87]" office:value-type="float" office:value="0" calcext:value-type="float">
            <text:p>0</text:p>
          </table:table-cell>
          <table:table-cell table:style-name="Default"/>
          <table:table-cell table:number-columns-repeated="8" table:style-name="ce226" office:value-type="float" office:value="0" calcext:value-type="float">
            <text:p>0</text:p>
          </table:table-cell>
          <table:table-cell table:formula="of:=[.BO80]+2*[.BO81]+4*[.BO82]+8*[.BO83]+16*[.BO84]+32*[.BO85]+64*[.BO86]+128*[.BO87]" office:value-type="float" office:value="16" calcext:value-type="float">
            <text:p>16</text:p>
          </table:table-cell>
          <table:table-cell table:style-name="Default"/>
          <table:table-cell table:number-columns-repeated="8" table:style-name="ce261" office:value-type="float" office:value="0" calcext:value-type="float">
            <text:p>0</text:p>
          </table:table-cell>
          <table:table-cell table:formula="of:=[.BY80]+2*[.BY81]+4*[.BY82]+8*[.BY83]+16*[.BY84]+32*[.BY85]+64*[.BY86]+128*[.BY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8" office:value-type="float" office:value="0" calcext:value-type="float">
            <text:p>0</text:p>
          </table:table-cell>
          <table:table-cell table:formula="of:=[.H80]+2*[.H81]+4*[.H82]+8*[.H83]+16*[.H84]+32*[.H85]+64*[.H86]+128*[.H87]" office:value-type="float" office:value="0" calcext:value-type="float">
            <text:p>0</text:p>
          </table:table-cell>
          <table:table-cell table:style-name="Default"/>
          <table:table-cell table:number-columns-repeated="8" table:style-name="ce53" office:value-type="float" office:value="0" calcext:value-type="float">
            <text:p>0</text:p>
          </table:table-cell>
          <table:table-cell table:formula="of:=[.R80]+2*[.R81]+4*[.R82]+8*[.R83]+16*[.R84]+32*[.R85]+64*[.R86]+128*[.R87]" office:value-type="float" office:value="0" calcext:value-type="float">
            <text:p>0</text:p>
          </table:table-cell>
          <table:table-cell table:style-name="Default"/>
          <table:table-cell table:number-columns-repeated="8" table:style-name="ce86" office:value-type="float" office:value="0" calcext:value-type="float">
            <text:p>0</text:p>
          </table:table-cell>
          <table:table-cell table:formula="of:=[.AB80]+2*[.AB81]+4*[.AB82]+8*[.AB83]+16*[.AB84]+32*[.AB85]+64*[.AB86]+128*[.AB87]" office:value-type="float" office:value="0" calcext:value-type="float">
            <text:p>0</text:p>
          </table:table-cell>
          <table:table-cell table:style-name="Default"/>
          <table:table-cell table:number-columns-repeated="8" table:style-name="ce119" office:value-type="float" office:value="0" calcext:value-type="float">
            <text:p>0</text:p>
          </table:table-cell>
          <table:table-cell table:formula="of:=[.AL80]+2*[.AL81]+4*[.AL82]+8*[.AL83]+16*[.AL84]+32*[.AL85]+64*[.AL86]+128*[.AL87]" office:value-type="float" office:value="0" calcext:value-type="float">
            <text:p>0</text:p>
          </table:table-cell>
          <table:table-cell table:style-name="Default"/>
          <table:table-cell table:number-columns-repeated="8" table:style-name="ce155" office:value-type="float" office:value="0" calcext:value-type="float">
            <text:p>0</text:p>
          </table:table-cell>
          <table:table-cell table:formula="of:=[.AV80]+2*[.AV81]+4*[.AV82]+8*[.AV83]+16*[.AV84]+32*[.AV85]+64*[.AV86]+128*[.AV87]" office:value-type="float" office:value="64" calcext:value-type="float">
            <text:p>64</text:p>
          </table:table-cell>
          <table:table-cell table:style-name="Default"/>
          <table:table-cell table:number-columns-repeated="8" table:style-name="ce191" office:value-type="float" office:value="0" calcext:value-type="float">
            <text:p>0</text:p>
          </table:table-cell>
          <table:table-cell table:formula="of:=[.BF80]+2*[.BF81]+4*[.BF82]+8*[.BF83]+16*[.BF84]+32*[.BF85]+64*[.BF86]+128*[.BF87]" office:value-type="float" office:value="0" calcext:value-type="float">
            <text:p>0</text:p>
          </table:table-cell>
          <table:table-cell table:style-name="Default"/>
          <table:table-cell table:number-columns-repeated="8" table:style-name="ce226" office:value-type="float" office:value="0" calcext:value-type="float">
            <text:p>0</text:p>
          </table:table-cell>
          <table:table-cell table:formula="of:=[.BP80]+2*[.BP81]+4*[.BP82]+8*[.BP83]+16*[.BP84]+32*[.BP85]+64*[.BP86]+128*[.BP87]" office:value-type="float" office:value="0" calcext:value-type="float">
            <text:p>0</text:p>
          </table:table-cell>
          <table:table-cell table:style-name="Default"/>
          <table:table-cell table:number-columns-repeated="8" table:style-name="ce261" office:value-type="float" office:value="1" calcext:value-type="float">
            <text:p>1</text:p>
          </table:table-cell>
          <table:table-cell table:formula="of:=[.BZ80]+2*[.BZ81]+4*[.BZ82]+8*[.BZ83]+16*[.BZ84]+32*[.BZ85]+64*[.BZ86]+128*[.BZ87]" office:value-type="float" office:value="128" calcext:value-type="float">
            <text:p>12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88];2);2;1)+64*MID(DEC2BIN([.B88];2);2;1)+32*MID(DEC2BIN([.C88];2);2;1)+16*MID(DEC2BIN([.D88];2);2;1)+8*MID(DEC2BIN([.E88];2);2;1)+4*MID(DEC2BIN([.F88];2);2;1)+2*MID(DEC2BIN([.G88];2);2;1)+MID(DEC2BIN([.H88];2);2;1)" office:value-type="float" office:value="0" calcext:value-type="float">
            <text:p>0</text:p>
          </table:table-cell>
          <table:table-cell table:formula="of:=128*MID(DEC2BIN([.A88];2);1;1)+64*MID(DEC2BIN([.B88];2);1;1)+32*MID(DEC2BIN([.C88];2);1;1)+16*MID(DEC2BIN([.D88];2);1;1)+8*MID(DEC2BIN([.E88];2);1;1)+4*MID(DEC2BIN([.F88];2);1;1)+2*MID(DEC2BIN([.G88];2);1;1)+MID(DEC2BIN([.H88];2);1;1)" office:value-type="float" office:value="0" calcext:value-type="float">
            <text:p>0</text:p>
          </table:table-cell>
          <table:table-cell table:number-columns-repeated="8"/>
          <table:table-cell table:formula="of:=128*MID(DEC2BIN([.K88];2);2;1)+64*MID(DEC2BIN([.L88];2);2;1)+32*MID(DEC2BIN([.M88];2);2;1)+16*MID(DEC2BIN([.N88];2);2;1)+8*MID(DEC2BIN([.O88];2);2;1)+4*MID(DEC2BIN([.P88];2);2;1)+2*MID(DEC2BIN([.Q88];2);2;1)+MID(DEC2BIN([.R88];2);2;1)" office:value-type="float" office:value="0" calcext:value-type="float">
            <text:p>0</text:p>
          </table:table-cell>
          <table:table-cell table:formula="of:=128*MID(DEC2BIN([.K88];2);1;1)+64*MID(DEC2BIN([.L88];2);1;1)+32*MID(DEC2BIN([.M88];2);1;1)+16*MID(DEC2BIN([.N88];2);1;1)+8*MID(DEC2BIN([.O88];2);1;1)+4*MID(DEC2BIN([.P88];2);1;1)+2*MID(DEC2BIN([.Q88];2);1;1)+MID(DEC2BIN([.R88];2);1;1)" office:value-type="float" office:value="0" calcext:value-type="float">
            <text:p>0</text:p>
          </table:table-cell>
          <table:table-cell table:number-columns-repeated="8"/>
          <table:table-cell table:formula="of:=128*MID(DEC2BIN([.U88];2);2;1)+64*MID(DEC2BIN([.V88];2);2;1)+32*MID(DEC2BIN([.W88];2);2;1)+16*MID(DEC2BIN([.X88];2);2;1)+8*MID(DEC2BIN([.Y88];2);2;1)+4*MID(DEC2BIN([.Z88];2);2;1)+2*MID(DEC2BIN([.AA88];2);2;1)+MID(DEC2BIN([.AB88];2);2;1)" office:value-type="float" office:value="0" calcext:value-type="float">
            <text:p>0</text:p>
          </table:table-cell>
          <table:table-cell table:formula="of:=128*MID(DEC2BIN([.U88];2);1;1)+64*MID(DEC2BIN([.V88];2);1;1)+32*MID(DEC2BIN([.W88];2);1;1)+16*MID(DEC2BIN([.X88];2);1;1)+8*MID(DEC2BIN([.Y88];2);1;1)+4*MID(DEC2BIN([.Z88];2);1;1)+2*MID(DEC2BIN([.AA88];2);1;1)+MID(DEC2BIN([.AB88];2);1;1)" office:value-type="float" office:value="0" calcext:value-type="float">
            <text:p>0</text:p>
          </table:table-cell>
          <table:table-cell table:number-columns-repeated="8"/>
          <table:table-cell table:formula="of:=128*MID(DEC2BIN([.AE88];2);2;1)+64*MID(DEC2BIN([.AF88];2);2;1)+32*MID(DEC2BIN([.AG88];2);2;1)+16*MID(DEC2BIN([.AH88];2);2;1)+8*MID(DEC2BIN([.AI88];2);2;1)+4*MID(DEC2BIN([.AJ88];2);2;1)+2*MID(DEC2BIN([.AK88];2);2;1)+MID(DEC2BIN([.AL88];2);2;1)" office:value-type="float" office:value="0" calcext:value-type="float">
            <text:p>0</text:p>
          </table:table-cell>
          <table:table-cell table:formula="of:=128*MID(DEC2BIN([.AE88];2);1;1)+64*MID(DEC2BIN([.AF88];2);1;1)+32*MID(DEC2BIN([.AG88];2);1;1)+16*MID(DEC2BIN([.AH88];2);1;1)+8*MID(DEC2BIN([.AI88];2);1;1)+4*MID(DEC2BIN([.AJ88];2);1;1)+2*MID(DEC2BIN([.AK88];2);1;1)+MID(DEC2BIN([.AL88];2);1;1)" office:value-type="float" office:value="0" calcext:value-type="float">
            <text:p>0</text:p>
          </table:table-cell>
          <table:table-cell table:number-columns-repeated="8"/>
          <table:table-cell table:formula="of:=128*MID(DEC2BIN([.AO88];2);2;1)+64*MID(DEC2BIN([.AP88];2);2;1)+32*MID(DEC2BIN([.AQ88];2);2;1)+16*MID(DEC2BIN([.AR88];2);2;1)+8*MID(DEC2BIN([.AS88];2);2;1)+4*MID(DEC2BIN([.AT88];2);2;1)+2*MID(DEC2BIN([.AU88];2);2;1)+MID(DEC2BIN([.AV88];2);2;1)" office:value-type="float" office:value="0" calcext:value-type="float">
            <text:p>0</text:p>
          </table:table-cell>
          <table:table-cell table:formula="of:=128*MID(DEC2BIN([.AO88];2);1;1)+64*MID(DEC2BIN([.AP88];2);1;1)+32*MID(DEC2BIN([.AQ88];2);1;1)+16*MID(DEC2BIN([.AR88];2);1;1)+8*MID(DEC2BIN([.AS88];2);1;1)+4*MID(DEC2BIN([.AT88];2);1;1)+2*MID(DEC2BIN([.AU88];2);1;1)+MID(DEC2BIN([.AV88];2);1;1)" office:value-type="float" office:value="0" calcext:value-type="float">
            <text:p>0</text:p>
          </table:table-cell>
          <table:table-cell table:number-columns-repeated="8"/>
          <table:table-cell table:formula="of:=128*MID(DEC2BIN([.AY88];2);2;1)+64*MID(DEC2BIN([.AZ88];2);2;1)+32*MID(DEC2BIN([.BA88];2);2;1)+16*MID(DEC2BIN([.BB88];2);2;1)+8*MID(DEC2BIN([.BC88];2);2;1)+4*MID(DEC2BIN([.BD88];2);2;1)+2*MID(DEC2BIN([.BE88];2);2;1)+MID(DEC2BIN([.BF88];2);2;1)" office:value-type="float" office:value="0" calcext:value-type="float">
            <text:p>0</text:p>
          </table:table-cell>
          <table:table-cell table:formula="of:=128*MID(DEC2BIN([.AY88];2);1;1)+64*MID(DEC2BIN([.AZ88];2);1;1)+32*MID(DEC2BIN([.BA88];2);1;1)+16*MID(DEC2BIN([.BB88];2);1;1)+8*MID(DEC2BIN([.BC88];2);1;1)+4*MID(DEC2BIN([.BD88];2);1;1)+2*MID(DEC2BIN([.BE88];2);1;1)+MID(DEC2BIN([.BF88];2);1;1)" office:value-type="float" office:value="0" calcext:value-type="float">
            <text:p>0</text:p>
          </table:table-cell>
          <table:table-cell table:number-columns-repeated="8"/>
          <table:table-cell table:formula="of:=128*MID(DEC2BIN([.BI88];2);2;1)+64*MID(DEC2BIN([.BJ88];2);2;1)+32*MID(DEC2BIN([.BK88];2);2;1)+16*MID(DEC2BIN([.BL88];2);2;1)+8*MID(DEC2BIN([.BM88];2);2;1)+4*MID(DEC2BIN([.BN88];2);2;1)+2*MID(DEC2BIN([.BO88];2);2;1)+MID(DEC2BIN([.BP88];2);2;1)" office:value-type="float" office:value="0" calcext:value-type="float">
            <text:p>0</text:p>
          </table:table-cell>
          <table:table-cell table:formula="of:=128*MID(DEC2BIN([.BI88];2);1;1)+64*MID(DEC2BIN([.BJ88];2);1;1)+32*MID(DEC2BIN([.BK88];2);1;1)+16*MID(DEC2BIN([.BL88];2);1;1)+8*MID(DEC2BIN([.BM88];2);1;1)+4*MID(DEC2BIN([.BN88];2);1;1)+2*MID(DEC2BIN([.BO88];2);1;1)+MID(DEC2BIN([.BP88];2);1;1)" office:value-type="float" office:value="0" calcext:value-type="float">
            <text:p>0</text:p>
          </table:table-cell>
          <table:table-cell table:number-columns-repeated="8"/>
          <table:table-cell table:formula="of:=128*MID(DEC2BIN([.BS88];2);2;1)+64*MID(DEC2BIN([.BT88];2);2;1)+32*MID(DEC2BIN([.BU88];2);2;1)+16*MID(DEC2BIN([.BV88];2);2;1)+8*MID(DEC2BIN([.BW88];2);2;1)+4*MID(DEC2BIN([.BX88];2);2;1)+2*MID(DEC2BIN([.BY88];2);2;1)+MID(DEC2BIN([.BZ88];2);2;1)" office:value-type="float" office:value="0" calcext:value-type="float">
            <text:p>0</text:p>
          </table:table-cell>
          <table:table-cell table:formula="of:=128*MID(DEC2BIN([.BS88];2);1;1)+64*MID(DEC2BIN([.BT88];2);1;1)+32*MID(DEC2BIN([.BU88];2);1;1)+16*MID(DEC2BIN([.BV88];2);1;1)+8*MID(DEC2BIN([.BW88];2);1;1)+4*MID(DEC2BIN([.BX88];2);1;1)+2*MID(DEC2BIN([.BY88];2);1;1)+MID(DEC2BIN([.BZ8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79]+8" office:value-type="float" office:value="96" calcext:value-type="float" table:number-columns-spanned="8" table:number-rows-spanned="1">
            <text:p>9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79]+8" office:value-type="float" office:value="97" calcext:value-type="float" table:number-columns-spanned="8" table:number-rows-spanned="1">
            <text:p>9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79]+8" office:value-type="float" office:value="98" calcext:value-type="float" table:number-columns-spanned="8" table:number-rows-spanned="1">
            <text:p>9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79]+8" office:value-type="float" office:value="99" calcext:value-type="float" table:number-columns-spanned="8" table:number-rows-spanned="1">
            <text:p>9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79]+8" office:value-type="float" office:value="100" calcext:value-type="float" table:number-columns-spanned="8" table:number-rows-spanned="1">
            <text:p>10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79]+8" office:value-type="float" office:value="101" calcext:value-type="float" table:number-columns-spanned="8" table:number-rows-spanned="1">
            <text:p>10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79]+8" office:value-type="float" office:value="102" calcext:value-type="float" table:number-columns-spanned="8" table:number-rows-spanned="1">
            <text:p>10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79]+8" office:value-type="float" office:value="103" calcext:value-type="float" table:number-columns-spanned="8" table:number-rows-spanned="1">
            <text:p>103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formula="of:=[.A90]+2*[.A91]+4*[.A92]+8*[.A93]+16*[.A94]+32*[.A95]+64*[.A96]+128*[.A97]" office:value-type="float" office:value="0" calcext:value-type="float">
            <text:p>0</text:p>
          </table:table-cell>
          <table:table-cell table:style-name="Default"/>
          <table:table-cell table:number-columns-repeated="8" table:style-name="ce54" office:value-type="float" office:value="0" calcext:value-type="float">
            <text:p>0</text:p>
          </table:table-cell>
          <table:table-cell table:formula="of:=[.K90]+2*[.K91]+4*[.K92]+8*[.K93]+16*[.K94]+32*[.K95]+64*[.K96]+128*[.K97]" office:value-type="float" office:value="0" calcext:value-type="float">
            <text:p>0</text:p>
          </table:table-cell>
          <table:table-cell table:style-name="Default"/>
          <table:table-cell table:number-columns-repeated="8" table:style-name="ce87" office:value-type="float" office:value="0" calcext:value-type="float">
            <text:p>0</text:p>
          </table:table-cell>
          <table:table-cell table:formula="of:=[.U90]+2*[.U91]+4*[.U92]+8*[.U93]+16*[.U94]+32*[.U95]+64*[.U96]+128*[.U97]" office:value-type="float" office:value="0" calcext:value-type="float">
            <text:p>0</text:p>
          </table:table-cell>
          <table:table-cell table:style-name="Default"/>
          <table:table-cell table:number-columns-repeated="8" table:style-name="ce120" office:value-type="float" office:value="0" calcext:value-type="float">
            <text:p>0</text:p>
          </table:table-cell>
          <table:table-cell table:formula="of:=[.AE90]+2*[.AE91]+4*[.AE92]+8*[.AE93]+16*[.AE94]+32*[.AE95]+64*[.AE96]+128*[.AE97]" office:value-type="float" office:value="0" calcext:value-type="float">
            <text:p>0</text:p>
          </table:table-cell>
          <table:table-cell table:style-name="Default"/>
          <table:table-cell table:number-columns-repeated="8" table:style-name="ce156" office:value-type="float" office:value="0" calcext:value-type="float">
            <text:p>0</text:p>
          </table:table-cell>
          <table:table-cell table:formula="of:=[.AO90]+2*[.AO91]+4*[.AO92]+8*[.AO93]+16*[.AO94]+32*[.AO95]+64*[.AO96]+128*[.AO97]" office:value-type="float" office:value="0" calcext:value-type="float">
            <text:p>0</text:p>
          </table:table-cell>
          <table:table-cell table:style-name="Default"/>
          <table:table-cell table:number-columns-repeated="8" table:style-name="ce192" office:value-type="float" office:value="0" calcext:value-type="float">
            <text:p>0</text:p>
          </table:table-cell>
          <table:table-cell table:formula="of:=[.AY90]+2*[.AY91]+4*[.AY92]+8*[.AY93]+16*[.AY94]+32*[.AY95]+64*[.AY96]+128*[.AY97]" office:value-type="float" office:value="0" calcext:value-type="float">
            <text:p>0</text:p>
          </table:table-cell>
          <table:table-cell table:style-name="Default"/>
          <table:table-cell table:number-columns-repeated="8" table:style-name="ce227" office:value-type="float" office:value="0" calcext:value-type="float">
            <text:p>0</text:p>
          </table:table-cell>
          <table:table-cell table:formula="of:=[.BI90]+2*[.BI91]+4*[.BI92]+8*[.BI93]+16*[.BI94]+32*[.BI95]+64*[.BI96]+128*[.BI97]" office:value-type="float" office:value="0" calcext:value-type="float">
            <text:p>0</text:p>
          </table:table-cell>
          <table:table-cell table:style-name="Default"/>
          <table:table-cell table:number-columns-repeated="8" table:style-name="ce262" office:value-type="float" office:value="0" calcext:value-type="float">
            <text:p>0</text:p>
          </table:table-cell>
          <table:table-cell table:formula="of:=[.BS90]+2*[.BS91]+4*[.BS92]+8*[.BS93]+16*[.BS94]+32*[.BS95]+64*[.BS96]+128*[.BS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formula="of:=[.B90]+2*[.B91]+4*[.B92]+8*[.B93]+16*[.B94]+32*[.B95]+64*[.B96]+128*[.B97]" office:value-type="float" office:value="0" calcext:value-type="float">
            <text:p>0</text:p>
          </table:table-cell>
          <table:table-cell table:style-name="Default"/>
          <table:table-cell table:number-columns-repeated="8" table:style-name="ce54" office:value-type="float" office:value="0" calcext:value-type="float">
            <text:p>0</text:p>
          </table:table-cell>
          <table:table-cell table:formula="of:=[.L90]+2*[.L91]+4*[.L92]+8*[.L93]+16*[.L94]+32*[.L95]+64*[.L96]+128*[.L97]" office:value-type="float" office:value="32" calcext:value-type="float">
            <text:p>32</text:p>
          </table:table-cell>
          <table:table-cell table:style-name="Default"/>
          <table:table-cell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formula="of:=[.V90]+2*[.V91]+4*[.V92]+8*[.V93]+16*[.V94]+32*[.V95]+64*[.V96]+128*[.V97]" office:value-type="float" office:value="126" calcext:value-type="float">
            <text:p>126</text:p>
          </table:table-cell>
          <table:table-cell table:style-name="Default"/>
          <table:table-cell table:number-columns-repeated="8" table:style-name="ce120" office:value-type="float" office:value="0" calcext:value-type="float">
            <text:p>0</text:p>
          </table:table-cell>
          <table:table-cell table:formula="of:=[.AF90]+2*[.AF91]+4*[.AF92]+8*[.AF93]+16*[.AF94]+32*[.AF95]+64*[.AF96]+128*[.AF97]" office:value-type="float" office:value="56" calcext:value-type="float">
            <text:p>56</text:p>
          </table:table-cell>
          <table:table-cell table:style-name="Default"/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formula="of:=[.AP90]+2*[.AP91]+4*[.AP92]+8*[.AP93]+16*[.AP94]+32*[.AP95]+64*[.AP96]+128*[.AP97]" office:value-type="float" office:value="48" calcext:value-type="float">
            <text:p>48</text:p>
          </table:table-cell>
          <table:table-cell table:style-name="Default"/>
          <table:table-cell table:number-columns-repeated="8" table:style-name="ce192" office:value-type="float" office:value="0" calcext:value-type="float">
            <text:p>0</text:p>
          </table:table-cell>
          <table:table-cell table:formula="of:=[.AZ90]+2*[.AZ91]+4*[.AZ92]+8*[.AZ93]+16*[.AZ94]+32*[.AZ95]+64*[.AZ96]+128*[.AZ97]" office:value-type="float" office:value="56" calcext:value-type="float">
            <text:p>56</text:p>
          </table:table-cell>
          <table:table-cell table:style-name="Default"/>
          <table:table-cell table:number-columns-repeated="4" table:style-name="ce227" office:value-type="float" office:value="0" calcext:value-type="float">
            <text:p>0</text:p>
          </table:table-cell>
          <table:table-cell table:number-columns-repeated="3"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formula="of:=[.BJ90]+2*[.BJ91]+4*[.BJ92]+8*[.BJ93]+16*[.BJ94]+32*[.BJ95]+64*[.BJ96]+128*[.BJ97]" office:value-type="float" office:value="0" calcext:value-type="float">
            <text:p>0</text:p>
          </table:table-cell>
          <table:table-cell table:style-name="Default"/>
          <table:table-cell table:number-columns-repeated="8" table:style-name="ce262" office:value-type="float" office:value="0" calcext:value-type="float">
            <text:p>0</text:p>
          </table:table-cell>
          <table:table-cell table:formula="of:=[.BT90]+2*[.BT91]+4*[.BT92]+8*[.BT93]+16*[.BT94]+32*[.BT95]+64*[.BT96]+128*[.BT97]" office:value-type="float" office:value="152" calcext:value-type="float">
            <text:p>152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formula="of:=[.C90]+2*[.C91]+4*[.C92]+8*[.C93]+16*[.C94]+32*[.C95]+64*[.C96]+128*[.C97]" office:value-type="float" office:value="0" calcext:value-type="float">
            <text:p>0</text:p>
          </table:table-cell>
          <table:table-cell table:style-name="Default"/>
          <table:table-cell table:number-columns-repeated="2" table:style-name="ce54" office:value-type="float" office:value="0" calcext:value-type="float">
            <text:p>0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formula="of:=[.M90]+2*[.M91]+4*[.M92]+8*[.M93]+16*[.M94]+32*[.M95]+64*[.M96]+128*[.M97]" office:value-type="float" office:value="116" calcext:value-type="float">
            <text:p>116</text:p>
          </table:table-cell>
          <table:table-cell table:style-name="Default"/>
          <table:table-cell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formula="of:=[.W90]+2*[.W91]+4*[.W92]+8*[.W93]+16*[.W94]+32*[.W95]+64*[.W96]+128*[.W97]" office:value-type="float" office:value="126" calcext:value-type="float">
            <text:p>126</text:p>
          </table:table-cell>
          <table:table-cell table:style-name="Default"/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4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formula="of:=[.AG90]+2*[.AG91]+4*[.AG92]+8*[.AG93]+16*[.AG94]+32*[.AG95]+64*[.AG96]+128*[.AG97]" office:value-type="float" office:value="124" calcext:value-type="float">
            <text:p>124</text:p>
          </table:table-cell>
          <table:table-cell table:style-name="Default"/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formula="of:=[.AQ90]+2*[.AQ91]+4*[.AQ92]+8*[.AQ93]+16*[.AQ94]+32*[.AQ95]+64*[.AQ96]+128*[.AQ97]" office:value-type="float" office:value="120" calcext:value-type="float">
            <text:p>120</text:p>
          </table:table-cell>
          <table:table-cell table:style-name="Default"/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4" table:style-name="ce192" office:value-type="float" office:value="1" calcext:value-type="float">
            <text:p>1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formula="of:=[.BA90]+2*[.BA91]+4*[.BA92]+8*[.BA93]+16*[.BA94]+32*[.BA95]+64*[.BA96]+128*[.BA97]" office:value-type="float" office:value="124" calcext:value-type="float">
            <text:p>124</text:p>
          </table:table-cell>
          <table:table-cell table:style-name="Default"/>
          <table:table-cell table:number-columns-repeated="3" table:style-name="ce227" office:value-type="float" office:value="0" calcext:value-type="float">
            <text:p>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number-columns-repeated="3" table:style-name="ce227" office:value-type="float" office:value="0" calcext:value-type="float">
            <text:p>0</text:p>
          </table:table-cell>
          <table:table-cell table:formula="of:=[.BK90]+2*[.BK91]+4*[.BK92]+8*[.BK93]+16*[.BK94]+32*[.BK95]+64*[.BK96]+128*[.BK97]" office:value-type="float" office:value="8" calcext:value-type="float">
            <text:p>8</text:p>
          </table:table-cell>
          <table:table-cell table:style-name="Default"/>
          <table:table-cell table:number-columns-repeated="2" table:style-name="ce262" office:value-type="float" office:value="0" calcext:value-type="float">
            <text:p>0</text:p>
          </table:table-cell>
          <table:table-cell table:number-columns-repeated="5" table:style-name="ce262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formula="of:=[.BU90]+2*[.BU91]+4*[.BU92]+8*[.BU93]+16*[.BU94]+32*[.BU95]+64*[.BU96]+128*[.BU97]" office:value-type="float" office:value="188" calcext:value-type="float">
            <text:p>18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9" office:value-type="float" office:value="0" calcext:value-type="float">
            <text:p>0</text:p>
          </table:table-cell>
          <table:table-cell table:formula="of:=[.D90]+2*[.D91]+4*[.D92]+8*[.D93]+16*[.D94]+32*[.D95]+64*[.D96]+128*[.D97]" office:value-type="float" office:value="1" calcext:value-type="float">
            <text:p>1</text:p>
          </table:table-cell>
          <table:table-cell table:style-name="Default"/>
          <table:table-cell table:number-columns-repeated="5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formula="of:=[.N90]+2*[.N91]+4*[.N92]+8*[.N93]+16*[.N94]+32*[.N95]+64*[.N96]+128*[.N97]" office:value-type="float" office:value="84" calcext:value-type="float">
            <text:p>84</text:p>
          </table:table-cell>
          <table:table-cell table:style-name="Default"/>
          <table:table-cell table:style-name="ce87" office:value-type="float" office:value="0" calcext:value-type="float">
            <text:p>0</text:p>
          </table:table-cell>
          <table:table-cell table:number-columns-repeated="5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formula="of:=[.X90]+2*[.X91]+4*[.X92]+8*[.X93]+16*[.X94]+32*[.X95]+64*[.X96]+128*[.X97]" office:value-type="float" office:value="72" calcext:value-type="float">
            <text:p>72</text:p>
          </table:table-cell>
          <table:table-cell table:style-name="Default"/>
          <table:table-cell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5" table:style-name="ce120" office:value-type="float" office:value="0" calcext:value-type="float">
            <text:p>0</text:p>
          </table:table-cell>
          <table:table-cell table:formula="of:=[.AH90]+2*[.AH91]+4*[.AH92]+8*[.AH93]+16*[.AH94]+32*[.AH95]+64*[.AH96]+128*[.AH97]" office:value-type="float" office:value="68" calcext:value-type="float">
            <text:p>68</text:p>
          </table:table-cell>
          <table:table-cell table:style-name="Default"/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formula="of:=[.AR90]+2*[.AR91]+4*[.AR92]+8*[.AR93]+16*[.AR94]+32*[.AR95]+64*[.AR96]+128*[.AR97]" office:value-type="float" office:value="72" calcext:value-type="float">
            <text:p>72</text:p>
          </table:table-cell>
          <table:table-cell table:style-name="Default"/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1" calcext:value-type="float">
            <text:p>1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formula="of:=[.BB90]+2*[.BB91]+4*[.BB92]+8*[.BB93]+16*[.BB94]+32*[.BB95]+64*[.BB96]+128*[.BB97]" office:value-type="float" office:value="84" calcext:value-type="float">
            <text:p>84</text:p>
          </table:table-cell>
          <table:table-cell table:style-name="Default"/>
          <table:table-cell table:number-columns-repeated="2" table:style-name="ce227" office:value-type="float" office:value="0" calcext:value-type="float">
            <text:p>0</text:p>
          </table:table-cell>
          <table:table-cell table:number-columns-repeated="5"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formula="of:=[.BL90]+2*[.BL91]+4*[.BL92]+8*[.BL93]+16*[.BL94]+32*[.BL95]+64*[.BL96]+128*[.BL97]" office:value-type="float" office:value="124" calcext:value-type="float">
            <text:p>124</text:p>
          </table:table-cell>
          <table:table-cell table:style-name="Default"/>
          <table:table-cell table:style-name="ce262" office:value-type="float" office:value="0" calcext:value-type="float">
            <text:p>0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number-columns-repeated="2" table:style-name="ce262" office:value-type="float" office:value="0" calcext:value-type="float">
            <text:p>0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formula="of:=[.BV90]+2*[.BV91]+4*[.BV92]+8*[.BV93]+16*[.BV94]+32*[.BV95]+64*[.BV96]+128*[.BV97]" office:value-type="float" office:value="164" calcext:value-type="float">
            <text:p>164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9" office:value-type="float" office:value="0" calcext:value-type="float">
            <text:p>0</text:p>
          </table:table-cell>
          <table:table-cell table:formula="of:=[.E90]+2*[.E91]+4*[.E92]+8*[.E93]+16*[.E94]+32*[.E95]+64*[.E96]+128*[.E97]" office:value-type="float" office:value="3" calcext:value-type="float">
            <text:p>3</text:p>
          </table:table-cell>
          <table:table-cell table:style-name="Default"/>
          <table:table-cell table:number-columns-repeated="2" table:style-name="ce54" office:value-type="float" office:value="0" calcext:value-type="float">
            <text:p>0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formula="of:=[.O90]+2*[.O91]+4*[.O92]+8*[.O93]+16*[.O94]+32*[.O95]+64*[.O96]+128*[.O97]" office:value-type="float" office:value="84" calcext:value-type="float">
            <text:p>84</text:p>
          </table:table-cell>
          <table:table-cell table:style-name="Default"/>
          <table:table-cell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formula="of:=[.Y90]+2*[.Y91]+4*[.Y92]+8*[.Y93]+16*[.Y94]+32*[.Y95]+64*[.Y96]+128*[.Y97]" office:value-type="float" office:value="72" calcext:value-type="float">
            <text:p>72</text:p>
          </table:table-cell>
          <table:table-cell table:style-name="Default"/>
          <table:table-cell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5" table:style-name="ce120" office:value-type="float" office:value="0" calcext:value-type="float">
            <text:p>0</text:p>
          </table:table-cell>
          <table:table-cell table:formula="of:=[.AI90]+2*[.AI91]+4*[.AI92]+8*[.AI93]+16*[.AI94]+32*[.AI95]+64*[.AI96]+128*[.AI97]" office:value-type="float" office:value="68" calcext:value-type="float">
            <text:p>68</text:p>
          </table:table-cell>
          <table:table-cell table:style-name="Default"/>
          <table:table-cell table:style-name="ce156" office:value-type="float" office:value="0" calcext:value-type="float">
            <text:p>0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formula="of:=[.AS90]+2*[.AS91]+4*[.AS92]+8*[.AS93]+16*[.AS94]+32*[.AS95]+64*[.AS96]+128*[.AS97]" office:value-type="float" office:value="72" calcext:value-type="float">
            <text:p>72</text:p>
          </table:table-cell>
          <table:table-cell table:style-name="Default"/>
          <table:table-cell table:style-name="ce192" office:value-type="float" office:value="0" calcext:value-type="float">
            <text:p>0</text:p>
          </table:table-cell>
          <table:table-cell table:number-columns-repeated="6" table:style-name="ce192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formula="of:=[.BC90]+2*[.BC91]+4*[.BC92]+8*[.BC93]+16*[.BC94]+32*[.BC95]+64*[.BC96]+128*[.BC97]" office:value-type="float" office:value="84" calcext:value-type="float">
            <text:p>84</text:p>
          </table:table-cell>
          <table:table-cell table:style-name="Default"/>
          <table:table-cell table:number-columns-repeated="3" table:style-name="ce227" office:value-type="float" office:value="0" calcext:value-type="float">
            <text:p>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number-columns-repeated="3" table:style-name="ce227" office:value-type="float" office:value="0" calcext:value-type="float">
            <text:p>0</text:p>
          </table:table-cell>
          <table:table-cell table:formula="of:=[.BM90]+2*[.BM91]+4*[.BM92]+8*[.BM93]+16*[.BM94]+32*[.BM95]+64*[.BM96]+128*[.BM97]" office:value-type="float" office:value="126" calcext:value-type="float">
            <text:p>126</text:p>
          </table:table-cell>
          <table:table-cell table:style-name="Default"/>
          <table:table-cell table:style-name="ce262" office:value-type="float" office:value="0" calcext:value-type="float">
            <text:p>0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number-columns-repeated="2" table:style-name="ce262" office:value-type="float" office:value="0" calcext:value-type="float">
            <text:p>0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formula="of:=[.BW90]+2*[.BW91]+4*[.BW92]+8*[.BW93]+16*[.BW94]+32*[.BW95]+64*[.BW96]+128*[.BW97]" office:value-type="float" office:value="164" calcext:value-type="float">
            <text:p>164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9" office:value-type="float" office:value="0" calcext:value-type="float">
            <text:p>0</text:p>
          </table:table-cell>
          <table:table-cell table:formula="of:=[.F90]+2*[.F91]+4*[.F92]+8*[.F93]+16*[.F94]+32*[.F95]+64*[.F96]+128*[.F97]" office:value-type="float" office:value="6" calcext:value-type="float">
            <text:p>6</text:p>
          </table:table-cell>
          <table:table-cell table:style-name="Default"/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formula="of:=[.P90]+2*[.P91]+4*[.P92]+8*[.P93]+16*[.P94]+32*[.P95]+64*[.P96]+128*[.P97]" office:value-type="float" office:value="124" calcext:value-type="float">
            <text:p>124</text:p>
          </table:table-cell>
          <table:table-cell table:style-name="Default"/>
          <table:table-cell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formula="of:=[.Z90]+2*[.Z91]+4*[.Z92]+8*[.Z93]+16*[.Z94]+32*[.Z95]+64*[.Z96]+128*[.Z97]" office:value-type="float" office:value="120" calcext:value-type="float">
            <text:p>120</text:p>
          </table:table-cell>
          <table:table-cell table:style-name="Default"/>
          <table:table-cell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5" table:style-name="ce120" office:value-type="float" office:value="0" calcext:value-type="float">
            <text:p>0</text:p>
          </table:table-cell>
          <table:table-cell table:formula="of:=[.AJ90]+2*[.AJ91]+4*[.AJ92]+8*[.AJ93]+16*[.AJ94]+32*[.AJ95]+64*[.AJ96]+128*[.AJ97]" office:value-type="float" office:value="68" calcext:value-type="float">
            <text:p>68</text:p>
          </table:table-cell>
          <table:table-cell table:style-name="Default"/>
          <table:table-cell table:style-name="ce156" office:value-type="float" office:value="0" calcext:value-type="float">
            <text:p>0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formula="of:=[.AT90]+2*[.AT91]+4*[.AT92]+8*[.AT93]+16*[.AT94]+32*[.AT95]+64*[.AT96]+128*[.AT97]" office:value-type="float" office:value="126" calcext:value-type="float">
            <text:p>126</text:p>
          </table:table-cell>
          <table:table-cell table:style-name="Default"/>
          <table:table-cell table:style-name="ce192" office:value-type="float" office:value="0" calcext:value-type="float">
            <text:p>0</text:p>
          </table:table-cell>
          <table:table-cell table:number-columns-repeated="2" table:style-name="ce192" office:value-type="float" office:value="1" calcext:value-type="float">
            <text:p>1</text:p>
          </table:table-cell>
          <table:table-cell table:number-columns-repeated="5" table:style-name="ce192" office:value-type="float" office:value="0" calcext:value-type="float">
            <text:p>0</text:p>
          </table:table-cell>
          <table:table-cell table:formula="of:=[.BD90]+2*[.BD91]+4*[.BD92]+8*[.BD93]+16*[.BD94]+32*[.BD95]+64*[.BD96]+128*[.BD97]" office:value-type="float" office:value="92" calcext:value-type="float">
            <text:p>92</text:p>
          </table:table-cell>
          <table:table-cell table:style-name="Default"/>
          <table:table-cell table:number-columns-repeated="3" table:style-name="ce227" office:value-type="float" office:value="0" calcext:value-type="float">
            <text:p>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number-columns-repeated="3" table:style-name="ce227" office:value-type="float" office:value="0" calcext:value-type="float">
            <text:p>0</text:p>
          </table:table-cell>
          <table:table-cell table:formula="of:=[.BN90]+2*[.BN91]+4*[.BN92]+8*[.BN93]+16*[.BN94]+32*[.BN95]+64*[.BN96]+128*[.BN97]" office:value-type="float" office:value="10" calcext:value-type="float">
            <text:p>10</text:p>
          </table:table-cell>
          <table:table-cell table:style-name="Default"/>
          <table:table-cell table:number-columns-repeated="2" table:style-name="ce262" office:value-type="float" office:value="0" calcext:value-type="float">
            <text:p>0</text:p>
          </table:table-cell>
          <table:table-cell table:number-columns-repeated="5" table:style-name="ce262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formula="of:=[.BX90]+2*[.BX91]+4*[.BX92]+8*[.BX93]+16*[.BX94]+32*[.BX95]+64*[.BX96]+128*[.BX97]" office:value-type="float" office:value="252" calcext:value-type="float">
            <text:p>252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9" office:value-type="float" office:value="0" calcext:value-type="float">
            <text:p>0</text:p>
          </table:table-cell>
          <table:table-cell table:formula="of:=[.G90]+2*[.G91]+4*[.G92]+8*[.G93]+16*[.G94]+32*[.G95]+64*[.G96]+128*[.G97]" office:value-type="float" office:value="4" calcext:value-type="float">
            <text:p>4</text:p>
          </table:table-cell>
          <table:table-cell table:style-name="Default"/>
          <table:table-cell table:number-columns-repeated="2" table:style-name="ce54" office:value-type="float" office:value="0" calcext:value-type="float">
            <text:p>0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formula="of:=[.Q90]+2*[.Q91]+4*[.Q92]+8*[.Q93]+16*[.Q94]+32*[.Q95]+64*[.Q96]+128*[.Q97]" office:value-type="float" office:value="120" calcext:value-type="float">
            <text:p>120</text:p>
          </table:table-cell>
          <table:table-cell table:style-name="Default"/>
          <table:table-cell table:style-name="ce87" office:value-type="float" office:value="0" calcext:value-type="float">
            <text:p>0</text:p>
          </table:table-cell>
          <table:table-cell table:number-columns-repeated="5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formula="of:=[.AA90]+2*[.AA91]+4*[.AA92]+8*[.AA93]+16*[.AA94]+32*[.AA95]+64*[.AA96]+128*[.AA97]" office:value-type="float" office:value="48" calcext:value-type="float">
            <text:p>48</text:p>
          </table:table-cell>
          <table:table-cell table:style-name="Default"/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4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formula="of:=[.AK90]+2*[.AK91]+4*[.AK92]+8*[.AK93]+16*[.AK94]+32*[.AK95]+64*[.AK96]+128*[.AK97]" office:value-type="float" office:value="0" calcext:value-type="float">
            <text:p>0</text:p>
          </table:table-cell>
          <table:table-cell table:style-name="Default"/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formula="of:=[.AU90]+2*[.AU91]+4*[.AU92]+8*[.AU93]+16*[.AU94]+32*[.AU95]+64*[.AU96]+128*[.AU97]" office:value-type="float" office:value="126" calcext:value-type="float">
            <text:p>126</text:p>
          </table:table-cell>
          <table:table-cell table:style-name="Default"/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4" table:style-name="ce192" office:value-type="float" office:value="1" calcext:value-type="float">
            <text:p>1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formula="of:=[.BE90]+2*[.BE91]+4*[.BE92]+8*[.BE93]+16*[.BE94]+32*[.BE95]+64*[.BE96]+128*[.BE97]" office:value-type="float" office:value="24" calcext:value-type="float">
            <text:p>24</text:p>
          </table:table-cell>
          <table:table-cell table:style-name="Default"/>
          <table:table-cell table:number-columns-repeated="3" table:style-name="ce227" office:value-type="float" office:value="0" calcext:value-type="float">
            <text:p>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number-columns-repeated="3" table:style-name="ce227" office:value-type="float" office:value="0" calcext:value-type="float">
            <text:p>0</text:p>
          </table:table-cell>
          <table:table-cell table:formula="of:=[.BO90]+2*[.BO91]+4*[.BO92]+8*[.BO93]+16*[.BO94]+32*[.BO95]+64*[.BO96]+128*[.BO97]" office:value-type="float" office:value="10" calcext:value-type="float">
            <text:p>10</text:p>
          </table:table-cell>
          <table:table-cell table:style-name="Default"/>
          <table:table-cell table:number-columns-repeated="5" table:style-name="ce262" office:value-type="float" office:value="0" calcext:value-type="float">
            <text:p>0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formula="of:=[.BY90]+2*[.BY91]+4*[.BY92]+8*[.BY93]+16*[.BY94]+32*[.BY95]+64*[.BY96]+128*[.BY97]" office:value-type="float" office:value="124" calcext:value-type="float">
            <text:p>124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19" office:value-type="float" office:value="0" calcext:value-type="float">
            <text:p>0</text:p>
          </table:table-cell>
          <table:table-cell table:formula="of:=[.H90]+2*[.H91]+4*[.H92]+8*[.H93]+16*[.H94]+32*[.H95]+64*[.H96]+128*[.H97]" office:value-type="float" office:value="0" calcext:value-type="float">
            <text:p>0</text:p>
          </table:table-cell>
          <table:table-cell table:style-name="Default"/>
          <table:table-cell table:number-columns-repeated="8" table:style-name="ce54" office:value-type="float" office:value="0" calcext:value-type="float">
            <text:p>0</text:p>
          </table:table-cell>
          <table:table-cell table:formula="of:=[.R90]+2*[.R91]+4*[.R92]+8*[.R93]+16*[.R94]+32*[.R95]+64*[.R96]+128*[.R97]" office:value-type="float" office:value="0" calcext:value-type="float">
            <text:p>0</text:p>
          </table:table-cell>
          <table:table-cell table:style-name="Default"/>
          <table:table-cell table:number-columns-repeated="8" table:style-name="ce87" office:value-type="float" office:value="0" calcext:value-type="float">
            <text:p>0</text:p>
          </table:table-cell>
          <table:table-cell table:formula="of:=[.AB90]+2*[.AB91]+4*[.AB92]+8*[.AB93]+16*[.AB94]+32*[.AB95]+64*[.AB96]+128*[.AB97]" office:value-type="float" office:value="0" calcext:value-type="float">
            <text:p>0</text:p>
          </table:table-cell>
          <table:table-cell table:style-name="Default"/>
          <table:table-cell table:number-columns-repeated="8" table:style-name="ce120" office:value-type="float" office:value="0" calcext:value-type="float">
            <text:p>0</text:p>
          </table:table-cell>
          <table:table-cell table:formula="of:=[.AL90]+2*[.AL91]+4*[.AL92]+8*[.AL93]+16*[.AL94]+32*[.AL95]+64*[.AL96]+128*[.AL97]" office:value-type="float" office:value="0" calcext:value-type="float">
            <text:p>0</text:p>
          </table:table-cell>
          <table:table-cell table:style-name="Default"/>
          <table:table-cell table:number-columns-repeated="8" table:style-name="ce156" office:value-type="float" office:value="0" calcext:value-type="float">
            <text:p>0</text:p>
          </table:table-cell>
          <table:table-cell table:formula="of:=[.AV90]+2*[.AV91]+4*[.AV92]+8*[.AV93]+16*[.AV94]+32*[.AV95]+64*[.AV96]+128*[.AV97]" office:value-type="float" office:value="0" calcext:value-type="float">
            <text:p>0</text:p>
          </table:table-cell>
          <table:table-cell table:style-name="Default"/>
          <table:table-cell table:number-columns-repeated="8" table:style-name="ce192" office:value-type="float" office:value="0" calcext:value-type="float">
            <text:p>0</text:p>
          </table:table-cell>
          <table:table-cell table:formula="of:=[.BF90]+2*[.BF91]+4*[.BF92]+8*[.BF93]+16*[.BF94]+32*[.BF95]+64*[.BF96]+128*[.BF97]" office:value-type="float" office:value="0" calcext:value-type="float">
            <text:p>0</text:p>
          </table:table-cell>
          <table:table-cell table:style-name="Default"/>
          <table:table-cell table:number-columns-repeated="8" table:style-name="ce227" office:value-type="float" office:value="0" calcext:value-type="float">
            <text:p>0</text:p>
          </table:table-cell>
          <table:table-cell table:formula="of:=[.BP90]+2*[.BP91]+4*[.BP92]+8*[.BP93]+16*[.BP94]+32*[.BP95]+64*[.BP96]+128*[.BP97]" office:value-type="float" office:value="0" calcext:value-type="float">
            <text:p>0</text:p>
          </table:table-cell>
          <table:table-cell table:style-name="Default"/>
          <table:table-cell table:style-name="ce262" office:value-type="float" office:value="0" calcext:value-type="float">
            <text:p>0</text:p>
          </table:table-cell>
          <table:table-cell table:number-columns-repeated="5" table:style-name="ce262" office:value-type="float" office:value="1" calcext:value-type="float">
            <text:p>1</text:p>
          </table:table-cell>
          <table:table-cell table:number-columns-repeated="2" table:style-name="ce262" office:value-type="float" office:value="0" calcext:value-type="float">
            <text:p>0</text:p>
          </table:table-cell>
          <table:table-cell table:formula="of:=[.BZ90]+2*[.BZ91]+4*[.BZ92]+8*[.BZ93]+16*[.BZ94]+32*[.BZ95]+64*[.BZ96]+128*[.BZ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98];2);2;1)+64*MID(DEC2BIN([.B98];2);2;1)+32*MID(DEC2BIN([.C98];2);2;1)+16*MID(DEC2BIN([.D98];2);2;1)+8*MID(DEC2BIN([.E98];2);2;1)+4*MID(DEC2BIN([.F98];2);2;1)+2*MID(DEC2BIN([.G98];2);2;1)+MID(DEC2BIN([.H98];2);2;1)" office:value-type="float" office:value="0" calcext:value-type="float">
            <text:p>0</text:p>
          </table:table-cell>
          <table:table-cell table:formula="of:=128*MID(DEC2BIN([.A98];2);1;1)+64*MID(DEC2BIN([.B98];2);1;1)+32*MID(DEC2BIN([.C98];2);1;1)+16*MID(DEC2BIN([.D98];2);1;1)+8*MID(DEC2BIN([.E98];2);1;1)+4*MID(DEC2BIN([.F98];2);1;1)+2*MID(DEC2BIN([.G98];2);1;1)+MID(DEC2BIN([.H98];2);1;1)" office:value-type="float" office:value="0" calcext:value-type="float">
            <text:p>0</text:p>
          </table:table-cell>
          <table:table-cell table:number-columns-repeated="8"/>
          <table:table-cell table:formula="of:=128*MID(DEC2BIN([.K98];2);2;1)+64*MID(DEC2BIN([.L98];2);2;1)+32*MID(DEC2BIN([.M98];2);2;1)+16*MID(DEC2BIN([.N98];2);2;1)+8*MID(DEC2BIN([.O98];2);2;1)+4*MID(DEC2BIN([.P98];2);2;1)+2*MID(DEC2BIN([.Q98];2);2;1)+MID(DEC2BIN([.R98];2);2;1)" office:value-type="float" office:value="0" calcext:value-type="float">
            <text:p>0</text:p>
          </table:table-cell>
          <table:table-cell table:formula="of:=128*MID(DEC2BIN([.K98];2);1;1)+64*MID(DEC2BIN([.L98];2);1;1)+32*MID(DEC2BIN([.M98];2);1;1)+16*MID(DEC2BIN([.N98];2);1;1)+8*MID(DEC2BIN([.O98];2);1;1)+4*MID(DEC2BIN([.P98];2);1;1)+2*MID(DEC2BIN([.Q98];2);1;1)+MID(DEC2BIN([.R98];2);1;1)" office:value-type="float" office:value="0" calcext:value-type="float">
            <text:p>0</text:p>
          </table:table-cell>
          <table:table-cell table:number-columns-repeated="8"/>
          <table:table-cell table:formula="of:=128*MID(DEC2BIN([.U98];2);2;1)+64*MID(DEC2BIN([.V98];2);2;1)+32*MID(DEC2BIN([.W98];2);2;1)+16*MID(DEC2BIN([.X98];2);2;1)+8*MID(DEC2BIN([.Y98];2);2;1)+4*MID(DEC2BIN([.Z98];2);2;1)+2*MID(DEC2BIN([.AA98];2);2;1)+MID(DEC2BIN([.AB98];2);2;1)" office:value-type="float" office:value="0" calcext:value-type="float">
            <text:p>0</text:p>
          </table:table-cell>
          <table:table-cell table:formula="of:=128*MID(DEC2BIN([.U98];2);1;1)+64*MID(DEC2BIN([.V98];2);1;1)+32*MID(DEC2BIN([.W98];2);1;1)+16*MID(DEC2BIN([.X98];2);1;1)+8*MID(DEC2BIN([.Y98];2);1;1)+4*MID(DEC2BIN([.Z98];2);1;1)+2*MID(DEC2BIN([.AA98];2);1;1)+MID(DEC2BIN([.AB98];2);1;1)" office:value-type="float" office:value="0" calcext:value-type="float">
            <text:p>0</text:p>
          </table:table-cell>
          <table:table-cell table:number-columns-repeated="8"/>
          <table:table-cell table:formula="of:=128*MID(DEC2BIN([.AE98];2);2;1)+64*MID(DEC2BIN([.AF98];2);2;1)+32*MID(DEC2BIN([.AG98];2);2;1)+16*MID(DEC2BIN([.AH98];2);2;1)+8*MID(DEC2BIN([.AI98];2);2;1)+4*MID(DEC2BIN([.AJ98];2);2;1)+2*MID(DEC2BIN([.AK98];2);2;1)+MID(DEC2BIN([.AL98];2);2;1)" office:value-type="float" office:value="0" calcext:value-type="float">
            <text:p>0</text:p>
          </table:table-cell>
          <table:table-cell table:formula="of:=128*MID(DEC2BIN([.AE98];2);1;1)+64*MID(DEC2BIN([.AF98];2);1;1)+32*MID(DEC2BIN([.AG98];2);1;1)+16*MID(DEC2BIN([.AH98];2);1;1)+8*MID(DEC2BIN([.AI98];2);1;1)+4*MID(DEC2BIN([.AJ98];2);1;1)+2*MID(DEC2BIN([.AK98];2);1;1)+MID(DEC2BIN([.AL98];2);1;1)" office:value-type="float" office:value="0" calcext:value-type="float">
            <text:p>0</text:p>
          </table:table-cell>
          <table:table-cell table:number-columns-repeated="8"/>
          <table:table-cell table:formula="of:=128*MID(DEC2BIN([.AO98];2);2;1)+64*MID(DEC2BIN([.AP98];2);2;1)+32*MID(DEC2BIN([.AQ98];2);2;1)+16*MID(DEC2BIN([.AR98];2);2;1)+8*MID(DEC2BIN([.AS98];2);2;1)+4*MID(DEC2BIN([.AT98];2);2;1)+2*MID(DEC2BIN([.AU98];2);2;1)+MID(DEC2BIN([.AV98];2);2;1)" office:value-type="float" office:value="0" calcext:value-type="float">
            <text:p>0</text:p>
          </table:table-cell>
          <table:table-cell table:formula="of:=128*MID(DEC2BIN([.AO98];2);1;1)+64*MID(DEC2BIN([.AP98];2);1;1)+32*MID(DEC2BIN([.AQ98];2);1;1)+16*MID(DEC2BIN([.AR98];2);1;1)+8*MID(DEC2BIN([.AS98];2);1;1)+4*MID(DEC2BIN([.AT98];2);1;1)+2*MID(DEC2BIN([.AU98];2);1;1)+MID(DEC2BIN([.AV98];2);1;1)" office:value-type="float" office:value="0" calcext:value-type="float">
            <text:p>0</text:p>
          </table:table-cell>
          <table:table-cell table:number-columns-repeated="8"/>
          <table:table-cell table:formula="of:=128*MID(DEC2BIN([.AY98];2);2;1)+64*MID(DEC2BIN([.AZ98];2);2;1)+32*MID(DEC2BIN([.BA98];2);2;1)+16*MID(DEC2BIN([.BB98];2);2;1)+8*MID(DEC2BIN([.BC98];2);2;1)+4*MID(DEC2BIN([.BD98];2);2;1)+2*MID(DEC2BIN([.BE98];2);2;1)+MID(DEC2BIN([.BF98];2);2;1)" office:value-type="float" office:value="0" calcext:value-type="float">
            <text:p>0</text:p>
          </table:table-cell>
          <table:table-cell table:formula="of:=128*MID(DEC2BIN([.AY98];2);1;1)+64*MID(DEC2BIN([.AZ98];2);1;1)+32*MID(DEC2BIN([.BA98];2);1;1)+16*MID(DEC2BIN([.BB98];2);1;1)+8*MID(DEC2BIN([.BC98];2);1;1)+4*MID(DEC2BIN([.BD98];2);1;1)+2*MID(DEC2BIN([.BE98];2);1;1)+MID(DEC2BIN([.BF98];2);1;1)" office:value-type="float" office:value="0" calcext:value-type="float">
            <text:p>0</text:p>
          </table:table-cell>
          <table:table-cell table:number-columns-repeated="8"/>
          <table:table-cell table:formula="of:=128*MID(DEC2BIN([.BI98];2);2;1)+64*MID(DEC2BIN([.BJ98];2);2;1)+32*MID(DEC2BIN([.BK98];2);2;1)+16*MID(DEC2BIN([.BL98];2);2;1)+8*MID(DEC2BIN([.BM98];2);2;1)+4*MID(DEC2BIN([.BN98];2);2;1)+2*MID(DEC2BIN([.BO98];2);2;1)+MID(DEC2BIN([.BP98];2);2;1)" office:value-type="float" office:value="0" calcext:value-type="float">
            <text:p>0</text:p>
          </table:table-cell>
          <table:table-cell table:formula="of:=128*MID(DEC2BIN([.BI98];2);1;1)+64*MID(DEC2BIN([.BJ98];2);1;1)+32*MID(DEC2BIN([.BK98];2);1;1)+16*MID(DEC2BIN([.BL98];2);1;1)+8*MID(DEC2BIN([.BM98];2);1;1)+4*MID(DEC2BIN([.BN98];2);1;1)+2*MID(DEC2BIN([.BO98];2);1;1)+MID(DEC2BIN([.BP98];2);1;1)" office:value-type="float" office:value="0" calcext:value-type="float">
            <text:p>0</text:p>
          </table:table-cell>
          <table:table-cell table:number-columns-repeated="8"/>
          <table:table-cell table:formula="of:=128*MID(DEC2BIN([.BS98];2);2;1)+64*MID(DEC2BIN([.BT98];2);2;1)+32*MID(DEC2BIN([.BU98];2);2;1)+16*MID(DEC2BIN([.BV98];2);2;1)+8*MID(DEC2BIN([.BW98];2);2;1)+4*MID(DEC2BIN([.BX98];2);2;1)+2*MID(DEC2BIN([.BY98];2);2;1)+MID(DEC2BIN([.BZ98];2);2;1)" office:value-type="float" office:value="0" calcext:value-type="float">
            <text:p>0</text:p>
          </table:table-cell>
          <table:table-cell table:formula="of:=128*MID(DEC2BIN([.BS98];2);1;1)+64*MID(DEC2BIN([.BT98];2);1;1)+32*MID(DEC2BIN([.BU98];2);1;1)+16*MID(DEC2BIN([.BV98];2);1;1)+8*MID(DEC2BIN([.BW98];2);1;1)+4*MID(DEC2BIN([.BX98];2);1;1)+2*MID(DEC2BIN([.BY98];2);1;1)+MID(DEC2BIN([.BZ9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89]+8" office:value-type="float" office:value="104" calcext:value-type="float" table:number-columns-spanned="8" table:number-rows-spanned="1">
            <text:p>10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89]+8" office:value-type="float" office:value="105" calcext:value-type="float" table:number-columns-spanned="8" table:number-rows-spanned="1">
            <text:p>10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89]+8" office:value-type="float" office:value="106" calcext:value-type="float" table:number-columns-spanned="8" table:number-rows-spanned="1">
            <text:p>10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89]+8" office:value-type="float" office:value="107" calcext:value-type="float" table:number-columns-spanned="8" table:number-rows-spanned="1">
            <text:p>10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89]+8" office:value-type="float" office:value="108" calcext:value-type="float" table:number-columns-spanned="8" table:number-rows-spanned="1">
            <text:p>10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89]+8" office:value-type="float" office:value="109" calcext:value-type="float" table:number-columns-spanned="8" table:number-rows-spanned="1">
            <text:p>10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89]+8" office:value-type="float" office:value="110" calcext:value-type="float" table:number-columns-spanned="8" table:number-rows-spanned="1">
            <text:p>11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89]+8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0" office:value-type="float" office:value="0" calcext:value-type="float">
            <text:p>0</text:p>
          </table:table-cell>
          <table:table-cell table:formula="of:=[.A100]+2*[.A101]+4*[.A102]+8*[.A103]+16*[.A104]+32*[.A105]+64*[.A106]+128*[.A107]" office:value-type="float" office:value="0" calcext:value-type="float">
            <text:p>0</text:p>
          </table:table-cell>
          <table:table-cell table:style-name="Default"/>
          <table:table-cell table:number-columns-repeated="8" table:style-name="ce55" office:value-type="float" office:value="0" calcext:value-type="float">
            <text:p>0</text:p>
          </table:table-cell>
          <table:table-cell table:formula="of:=[.K100]+2*[.K101]+4*[.K102]+8*[.K103]+16*[.K104]+32*[.K105]+64*[.K106]+128*[.K107]" office:value-type="float" office:value="0" calcext:value-type="float">
            <text:p>0</text:p>
          </table:table-cell>
          <table:table-cell table:style-name="Default"/>
          <table:table-cell table:number-columns-repeated="8" table:style-name="ce88" office:value-type="float" office:value="0" calcext:value-type="float">
            <text:p>0</text:p>
          </table:table-cell>
          <table:table-cell table:formula="of:=[.U100]+2*[.U101]+4*[.U102]+8*[.U103]+16*[.U104]+32*[.U105]+64*[.U106]+128*[.U107]" office:value-type="float" office:value="0" calcext:value-type="float">
            <text:p>0</text:p>
          </table:table-cell>
          <table:table-cell table:style-name="Default"/>
          <table:table-cell table:number-columns-repeated="8" table:style-name="ce121" office:value-type="float" office:value="0" calcext:value-type="float">
            <text:p>0</text:p>
          </table:table-cell>
          <table:table-cell table:formula="of:=[.AE100]+2*[.AE101]+4*[.AE102]+8*[.AE103]+16*[.AE104]+32*[.AE105]+64*[.AE106]+128*[.AE107]" office:value-type="float" office:value="0" calcext:value-type="float">
            <text:p>0</text:p>
          </table:table-cell>
          <table:table-cell table:style-name="Default"/>
          <table:table-cell table:number-columns-repeated="8" table:style-name="ce157" office:value-type="float" office:value="0" calcext:value-type="float">
            <text:p>0</text:p>
          </table:table-cell>
          <table:table-cell table:formula="of:=[.AO100]+2*[.AO101]+4*[.AO102]+8*[.AO103]+16*[.AO104]+32*[.AO105]+64*[.AO106]+128*[.AO107]" office:value-type="float" office:value="0" calcext:value-type="float">
            <text:p>0</text:p>
          </table:table-cell>
          <table:table-cell table:style-name="Default"/>
          <table:table-cell table:number-columns-repeated="8" table:style-name="ce193" office:value-type="float" office:value="0" calcext:value-type="float">
            <text:p>0</text:p>
          </table:table-cell>
          <table:table-cell table:formula="of:=[.AY100]+2*[.AY101]+4*[.AY102]+8*[.AY103]+16*[.AY104]+32*[.AY105]+64*[.AY106]+128*[.AY107]" office:value-type="float" office:value="0" calcext:value-type="float">
            <text:p>0</text:p>
          </table:table-cell>
          <table:table-cell table:style-name="Default"/>
          <table:table-cell table:number-columns-repeated="8" table:style-name="ce228" office:value-type="float" office:value="0" calcext:value-type="float">
            <text:p>0</text:p>
          </table:table-cell>
          <table:table-cell table:formula="of:=[.BI100]+2*[.BI101]+4*[.BI102]+8*[.BI103]+16*[.BI104]+32*[.BI105]+64*[.BI106]+128*[.BI107]" office:value-type="float" office:value="0" calcext:value-type="float">
            <text:p>0</text:p>
          </table:table-cell>
          <table:table-cell table:style-name="Default"/>
          <table:table-cell table:number-columns-repeated="8" table:style-name="ce263" office:value-type="float" office:value="0" calcext:value-type="float">
            <text:p>0</text:p>
          </table:table-cell>
          <table:table-cell table:formula="of:=[.BS100]+2*[.BS101]+4*[.BS102]+8*[.BS103]+16*[.BS104]+32*[.BS105]+64*[.BS106]+128*[.BS1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B100]+2*[.B101]+4*[.B102]+8*[.B103]+16*[.B104]+32*[.B105]+64*[.B106]+128*[.B107]" office:value-type="float" office:value="126" calcext:value-type="float">
            <text:p>126</text:p>
          </table:table-cell>
          <table:table-cell table:style-name="Default"/>
          <table:table-cell table:number-columns-repeated="3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formula="of:=[.L100]+2*[.L101]+4*[.L102]+8*[.L103]+16*[.L104]+32*[.L105]+64*[.L106]+128*[.L107]" office:value-type="float" office:value="0" calcext:value-type="float">
            <text:p>0</text:p>
          </table:table-cell>
          <table:table-cell table:style-name="Default"/>
          <table:table-cell table:number-columns-repeated="5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formula="of:=[.V100]+2*[.V101]+4*[.V102]+8*[.V103]+16*[.V104]+32*[.V105]+64*[.V106]+128*[.V107]" office:value-type="float" office:value="0" calcext:value-type="float">
            <text:p>0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5" table:style-name="ce121" office:value-type="float" office:value="0" calcext:value-type="float">
            <text:p>0</text:p>
          </table:table-cell>
          <table:table-cell table:formula="of:=[.AF100]+2*[.AF101]+4*[.AF102]+8*[.AF103]+16*[.AF104]+32*[.AF105]+64*[.AF106]+128*[.AF107]" office:value-type="float" office:value="126" calcext:value-type="float">
            <text:p>126</text:p>
          </table:table-cell>
          <table:table-cell table:style-name="Default"/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3" table:style-name="ce157" office:value-type="float" office:value="1" calcext:value-type="float">
            <text:p>1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formula="of:=[.AP100]+2*[.AP101]+4*[.AP102]+8*[.AP103]+16*[.AP104]+32*[.AP105]+64*[.AP106]+128*[.AP107]" office:value-type="float" office:value="0" calcext:value-type="float">
            <text:p>0</text:p>
          </table:table-cell>
          <table:table-cell table:style-name="Default"/>
          <table:table-cell table:number-columns-repeated="8" table:style-name="ce193" office:value-type="float" office:value="0" calcext:value-type="float">
            <text:p>0</text:p>
          </table:table-cell>
          <table:table-cell table:formula="of:=[.AZ100]+2*[.AZ101]+4*[.AZ102]+8*[.AZ103]+16*[.AZ104]+32*[.AZ105]+64*[.AZ106]+128*[.AZ107]" office:value-type="float" office:value="124" calcext:value-type="float">
            <text:p>124</text:p>
          </table:table-cell>
          <table:table-cell table:style-name="Default"/>
          <table:table-cell table:number-columns-repeated="8" table:style-name="ce228" office:value-type="float" office:value="0" calcext:value-type="float">
            <text:p>0</text:p>
          </table:table-cell>
          <table:table-cell table:formula="of:=[.BJ100]+2*[.BJ101]+4*[.BJ102]+8*[.BJ103]+16*[.BJ104]+32*[.BJ105]+64*[.BJ106]+128*[.BJ107]" office:value-type="float" office:value="124" calcext:value-type="float">
            <text:p>124</text:p>
          </table:table-cell>
          <table:table-cell table:style-name="Default"/>
          <table:table-cell table:number-columns-repeated="8" table:style-name="ce263" office:value-type="float" office:value="0" calcext:value-type="float">
            <text:p>0</text:p>
          </table:table-cell>
          <table:table-cell table:formula="of:=[.BT100]+2*[.BT101]+4*[.BT102]+8*[.BT103]+16*[.BT104]+32*[.BT105]+64*[.BT106]+128*[.BT107]" office:value-type="float" office:value="56" calcext:value-type="float">
            <text:p>56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C100]+2*[.C101]+4*[.C102]+8*[.C103]+16*[.C104]+32*[.C105]+64*[.C106]+128*[.C107]" office:value-type="float" office:value="126" calcext:value-type="float">
            <text:p>126</text:p>
          </table:table-cell>
          <table:table-cell table:style-name="Default"/>
          <table:table-cell table:number-columns-repeated="8" table:style-name="ce55" office:value-type="float" office:value="0" calcext:value-type="float">
            <text:p>0</text:p>
          </table:table-cell>
          <table:table-cell table:formula="of:=[.M100]+2*[.M101]+4*[.M102]+8*[.M103]+16*[.M104]+32*[.M105]+64*[.M106]+128*[.M107]" office:value-type="float" office:value="72" calcext:value-type="float">
            <text:p>72</text:p>
          </table:table-cell>
          <table:table-cell table:style-name="Default"/>
          <table:table-cell table:number-columns-repeated="8" table:style-name="ce88" office:value-type="float" office:value="0" calcext:value-type="float">
            <text:p>0</text:p>
          </table:table-cell>
          <table:table-cell table:formula="of:=[.W100]+2*[.W101]+4*[.W102]+8*[.W103]+16*[.W104]+32*[.W105]+64*[.W106]+128*[.W107]" office:value-type="float" office:value="128" calcext:value-type="float">
            <text:p>128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5" table:style-name="ce121" office:value-type="float" office:value="0" calcext:value-type="float">
            <text:p>0</text:p>
          </table:table-cell>
          <table:table-cell table:formula="of:=[.AG100]+2*[.AG101]+4*[.AG102]+8*[.AG103]+16*[.AG104]+32*[.AG105]+64*[.AG106]+128*[.AG107]" office:value-type="float" office:value="126" calcext:value-type="float">
            <text:p>126</text:p>
          </table:table-cell>
          <table:table-cell table:style-name="Default"/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formula="of:=[.AQ100]+2*[.AQ101]+4*[.AQ102]+8*[.AQ103]+16*[.AQ104]+32*[.AQ105]+64*[.AQ106]+128*[.AQ107]" office:value-type="float" office:value="66" calcext:value-type="float">
            <text:p>66</text:p>
          </table:table-cell>
          <table:table-cell table:style-name="Default"/>
          <table:table-cell table:style-name="ce193" office:value-type="float" office:value="0" calcext:value-type="float">
            <text:p>0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formula="of:=[.BA100]+2*[.BA101]+4*[.BA102]+8*[.BA103]+16*[.BA104]+32*[.BA105]+64*[.BA106]+128*[.BA107]" office:value-type="float" office:value="124" calcext:value-type="float">
            <text:p>124</text:p>
          </table:table-cell>
          <table:table-cell table:style-name="Default"/>
          <table:table-cell table:style-name="ce228" office:value-type="float" office:value="0" calcext:value-type="float">
            <text:p>0</text:p>
          </table:table-cell>
          <table:table-cell table:number-columns-repeated="5" table:style-name="ce228" office:value-type="float" office:value="1" calcext:value-type="float">
            <text:p>1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formula="of:=[.BK100]+2*[.BK101]+4*[.BK102]+8*[.BK103]+16*[.BK104]+32*[.BK105]+64*[.BK106]+128*[.BK107]" office:value-type="float" office:value="124" calcext:value-type="float">
            <text:p>124</text:p>
          </table:table-cell>
          <table:table-cell table:style-name="Default"/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4"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formula="of:=[.BU100]+2*[.BU101]+4*[.BU102]+8*[.BU103]+16*[.BU104]+32*[.BU105]+64*[.BU106]+128*[.BU107]" office:value-type="float" office:value="124" calcext:value-type="float">
            <text:p>124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formula="of:=[.D100]+2*[.D101]+4*[.D102]+8*[.D103]+16*[.D104]+32*[.D105]+64*[.D106]+128*[.D107]" office:value-type="float" office:value="8" calcext:value-type="float">
            <text:p>8</text:p>
          </table:table-cell>
          <table:table-cell table:style-name="Default"/>
          <table:table-cell table:number-columns-repeated="2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formula="of:=[.N100]+2*[.N101]+4*[.N102]+8*[.N103]+16*[.N104]+32*[.N105]+64*[.N106]+128*[.N107]" office:value-type="float" office:value="122" calcext:value-type="float">
            <text:p>122</text:p>
          </table:table-cell>
          <table:table-cell table:style-name="Default"/>
          <table:table-cell table:number-columns-repeated="5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formula="of:=[.X100]+2*[.X101]+4*[.X102]+8*[.X103]+16*[.X104]+32*[.X105]+64*[.X106]+128*[.X107]" office:value-type="float" office:value="128" calcext:value-type="float">
            <text:p>128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formula="of:=[.AH100]+2*[.AH101]+4*[.AH102]+8*[.AH103]+16*[.AH104]+32*[.AH105]+64*[.AH106]+128*[.AH107]" office:value-type="float" office:value="16" calcext:value-type="float">
            <text:p>16</text:p>
          </table:table-cell>
          <table:table-cell table:style-name="Default"/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formula="of:=[.AR100]+2*[.AR101]+4*[.AR102]+8*[.AR103]+16*[.AR104]+32*[.AR105]+64*[.AR106]+128*[.AR107]" office:value-type="float" office:value="126" calcext:value-type="float">
            <text:p>126</text:p>
          </table:table-cell>
          <table:table-cell table:style-name="Default"/>
          <table:table-cell table:style-name="ce193" office:value-type="float" office:value="0" calcext:value-type="float">
            <text:p>0</text:p>
          </table:table-cell>
          <table:table-cell table:number-columns-repeated="7" table:style-name="ce193" office:value-type="float" office:value="1" calcext:value-type="float">
            <text:p>1</text:p>
          </table:table-cell>
          <table:table-cell table:formula="of:=[.BB100]+2*[.BB101]+4*[.BB102]+8*[.BB103]+16*[.BB104]+32*[.BB105]+64*[.BB106]+128*[.BB107]" office:value-type="float" office:value="24" calcext:value-type="float">
            <text:p>24</text:p>
          </table:table-cell>
          <table:table-cell table:style-name="Default"/>
          <table:table-cell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formula="of:=[.BL100]+2*[.BL101]+4*[.BL102]+8*[.BL103]+16*[.BL104]+32*[.BL105]+64*[.BL106]+128*[.BL107]" office:value-type="float" office:value="4" calcext:value-type="float">
            <text:p>4</text:p>
          </table:table-cell>
          <table:table-cell table:style-name="Default"/>
          <table:table-cell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formula="of:=[.BV100]+2*[.BV101]+4*[.BV102]+8*[.BV103]+16*[.BV104]+32*[.BV105]+64*[.BV106]+128*[.BV107]" office:value-type="float" office:value="68" calcext:value-type="float">
            <text:p>6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E100]+2*[.E101]+4*[.E102]+8*[.E103]+16*[.E104]+32*[.E105]+64*[.E106]+128*[.E107]" office:value-type="float" office:value="8" calcext:value-type="float">
            <text:p>8</text:p>
          </table:table-cell>
          <table:table-cell table:style-name="Default"/>
          <table:table-cell table:number-columns-repeated="3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formula="of:=[.O100]+2*[.O101]+4*[.O102]+8*[.O103]+16*[.O104]+32*[.O105]+64*[.O106]+128*[.O107]" office:value-type="float" office:value="122" calcext:value-type="float">
            <text:p>122</text:p>
          </table:table-cell>
          <table:table-cell table:style-name="Default"/>
          <table:table-cell table:number-columns-repeated="5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formula="of:=[.Y100]+2*[.Y101]+4*[.Y102]+8*[.Y103]+16*[.Y104]+32*[.Y105]+64*[.Y106]+128*[.Y107]" office:value-type="float" office:value="128" calcext:value-type="float">
            <text:p>128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number-columns-repeated="4" table:style-name="ce121" office:value-type="float" office:value="1" calcext:value-type="float">
            <text:p>1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formula="of:=[.AI100]+2*[.AI101]+4*[.AI102]+8*[.AI103]+16*[.AI104]+32*[.AI105]+64*[.AI106]+128*[.AI107]" office:value-type="float" office:value="56" calcext:value-type="float">
            <text:p>56</text:p>
          </table:table-cell>
          <table:table-cell table:style-name="Default"/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formula="of:=[.AS100]+2*[.AS101]+4*[.AS102]+8*[.AS103]+16*[.AS104]+32*[.AS105]+64*[.AS106]+128*[.AS107]" office:value-type="float" office:value="126" calcext:value-type="float">
            <text:p>126</text:p>
          </table:table-cell>
          <table:table-cell table:style-name="Default"/>
          <table:table-cell table:style-name="ce193" office:value-type="float" office:value="0" calcext:value-type="float">
            <text:p>0</text:p>
          </table:table-cell>
          <table:table-cell table:number-columns-repeated="7" table:style-name="ce193" office:value-type="float" office:value="1" calcext:value-type="float">
            <text:p>1</text:p>
          </table:table-cell>
          <table:table-cell table:formula="of:=[.BC100]+2*[.BC101]+4*[.BC102]+8*[.BC103]+16*[.BC104]+32*[.BC105]+64*[.BC106]+128*[.BC107]" office:value-type="float" office:value="56" calcext:value-type="float">
            <text:p>56</text:p>
          </table:table-cell>
          <table:table-cell table:style-name="Default"/>
          <table:table-cell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formula="of:=[.BM100]+2*[.BM101]+4*[.BM102]+8*[.BM103]+16*[.BM104]+32*[.BM105]+64*[.BM106]+128*[.BM107]" office:value-type="float" office:value="4" calcext:value-type="float">
            <text:p>4</text:p>
          </table:table-cell>
          <table:table-cell table:style-name="Default"/>
          <table:table-cell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formula="of:=[.BW100]+2*[.BW101]+4*[.BW102]+8*[.BW103]+16*[.BW104]+32*[.BW105]+64*[.BW106]+128*[.BW107]" office:value-type="float" office:value="68" calcext:value-type="float">
            <text:p>6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F100]+2*[.F101]+4*[.F102]+8*[.F103]+16*[.F104]+32*[.F105]+64*[.F106]+128*[.F107]" office:value-type="float" office:value="120" calcext:value-type="float">
            <text:p>120</text:p>
          </table:table-cell>
          <table:table-cell table:style-name="Default"/>
          <table:table-cell table:number-columns-repeated="3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formula="of:=[.P100]+2*[.P101]+4*[.P102]+8*[.P103]+16*[.P104]+32*[.P105]+64*[.P106]+128*[.P107]" office:value-type="float" office:value="64" calcext:value-type="float">
            <text:p>64</text:p>
          </table:table-cell>
          <table:table-cell table:style-name="Default"/>
          <table:table-cell table:number-columns-repeated="5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formula="of:=[.Z100]+2*[.Z101]+4*[.Z102]+8*[.Z103]+16*[.Z104]+32*[.Z105]+64*[.Z106]+128*[.Z107]" office:value-type="float" office:value="250" calcext:value-type="float">
            <text:p>250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formula="of:=[.AJ100]+2*[.AJ101]+4*[.AJ102]+8*[.AJ103]+16*[.AJ104]+32*[.AJ105]+64*[.AJ106]+128*[.AJ107]" office:value-type="float" office:value="104" calcext:value-type="float">
            <text:p>104</text:p>
          </table:table-cell>
          <table:table-cell table:style-name="Default"/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formula="of:=[.AT100]+2*[.AT101]+4*[.AT102]+8*[.AT103]+16*[.AT104]+32*[.AT105]+64*[.AT106]+128*[.AT107]" office:value-type="float" office:value="64" calcext:value-type="float">
            <text:p>64</text:p>
          </table:table-cell>
          <table:table-cell table:style-name="Default"/>
          <table:table-cell table:style-name="ce193" office:value-type="float" office:value="0" calcext:value-type="float">
            <text:p>0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formula="of:=[.BD100]+2*[.BD101]+4*[.BD102]+8*[.BD103]+16*[.BD104]+32*[.BD105]+64*[.BD106]+128*[.BD107]" office:value-type="float" office:value="28" calcext:value-type="float">
            <text:p>28</text:p>
          </table:table-cell>
          <table:table-cell table:style-name="Default"/>
          <table:table-cell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formula="of:=[.BN100]+2*[.BN101]+4*[.BN102]+8*[.BN103]+16*[.BN104]+32*[.BN105]+64*[.BN106]+128*[.BN107]" office:value-type="float" office:value="124" calcext:value-type="float">
            <text:p>124</text:p>
          </table:table-cell>
          <table:table-cell table:style-name="Default"/>
          <table:table-cell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formula="of:=[.BX100]+2*[.BX101]+4*[.BX102]+8*[.BX103]+16*[.BX104]+32*[.BX105]+64*[.BX106]+128*[.BX107]" office:value-type="float" office:value="124" calcext:value-type="float">
            <text:p>124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G100]+2*[.G101]+4*[.G102]+8*[.G103]+16*[.G104]+32*[.G105]+64*[.G106]+128*[.G107]" office:value-type="float" office:value="112" calcext:value-type="float">
            <text:p>112</text:p>
          </table:table-cell>
          <table:table-cell table:style-name="Default"/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formula="of:=[.Q100]+2*[.Q101]+4*[.Q102]+8*[.Q103]+16*[.Q104]+32*[.Q105]+64*[.Q106]+128*[.Q107]" office:value-type="float" office:value="0" calcext:value-type="float">
            <text:p>0</text:p>
          </table:table-cell>
          <table:table-cell table:style-name="Default"/>
          <table:table-cell table:number-columns-repeated="5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formula="of:=[.AA100]+2*[.AA101]+4*[.AA102]+8*[.AA103]+16*[.AA104]+32*[.AA105]+64*[.AA106]+128*[.AA107]" office:value-type="float" office:value="122" calcext:value-type="float">
            <text:p>122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formula="of:=[.AK100]+2*[.AK101]+4*[.AK102]+8*[.AK103]+16*[.AK104]+32*[.AK105]+64*[.AK106]+128*[.AK107]" office:value-type="float" office:value="64" calcext:value-type="float">
            <text:p>64</text:p>
          </table:table-cell>
          <table:table-cell table:style-name="Default"/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4"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formula="of:=[.AU100]+2*[.AU101]+4*[.AU102]+8*[.AU103]+16*[.AU104]+32*[.AU105]+64*[.AU106]+128*[.AU107]" office:value-type="float" office:value="0" calcext:value-type="float">
            <text:p>0</text:p>
          </table:table-cell>
          <table:table-cell table:style-name="Default"/>
          <table:table-cell table:style-name="ce193" office:value-type="float" office:value="0" calcext:value-type="float">
            <text:p>0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formula="of:=[.BE100]+2*[.BE101]+4*[.BE102]+8*[.BE103]+16*[.BE104]+32*[.BE105]+64*[.BE106]+128*[.BE107]" office:value-type="float" office:value="124" calcext:value-type="float">
            <text:p>124</text:p>
          </table:table-cell>
          <table:table-cell table:style-name="Default"/>
          <table:table-cell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formula="of:=[.BO100]+2*[.BO101]+4*[.BO102]+8*[.BO103]+16*[.BO104]+32*[.BO105]+64*[.BO106]+128*[.BO107]" office:value-type="float" office:value="120" calcext:value-type="float">
            <text:p>120</text:p>
          </table:table-cell>
          <table:table-cell table:style-name="Default"/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4"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formula="of:=[.BY100]+2*[.BY101]+4*[.BY102]+8*[.BY103]+16*[.BY104]+32*[.BY105]+64*[.BY106]+128*[.BY107]" office:value-type="float" office:value="56" calcext:value-type="float">
            <text:p>56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0" office:value-type="float" office:value="0" calcext:value-type="float">
            <text:p>0</text:p>
          </table:table-cell>
          <table:table-cell table:formula="of:=[.H100]+2*[.H101]+4*[.H102]+8*[.H103]+16*[.H104]+32*[.H105]+64*[.H106]+128*[.H107]" office:value-type="float" office:value="0" calcext:value-type="float">
            <text:p>0</text:p>
          </table:table-cell>
          <table:table-cell table:style-name="Default"/>
          <table:table-cell table:number-columns-repeated="8" table:style-name="ce55" office:value-type="float" office:value="0" calcext:value-type="float">
            <text:p>0</text:p>
          </table:table-cell>
          <table:table-cell table:formula="of:=[.R100]+2*[.R101]+4*[.R102]+8*[.R103]+16*[.R104]+32*[.R105]+64*[.R106]+128*[.R107]" office:value-type="float" office:value="0" calcext:value-type="float">
            <text:p>0</text:p>
          </table:table-cell>
          <table:table-cell table:style-name="Default"/>
          <table:table-cell table:number-columns-repeated="2" table:style-name="ce88" office:value-type="float" office:value="0" calcext:value-type="float">
            <text:p>0</text:p>
          </table:table-cell>
          <table:table-cell table:number-columns-repeated="4"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formula="of:=[.AB100]+2*[.AB101]+4*[.AB102]+8*[.AB103]+16*[.AB104]+32*[.AB105]+64*[.AB106]+128*[.AB107]" office:value-type="float" office:value="0" calcext:value-type="float">
            <text:p>0</text:p>
          </table:table-cell>
          <table:table-cell table:style-name="Default"/>
          <table:table-cell table:number-columns-repeated="8" table:style-name="ce121" office:value-type="float" office:value="0" calcext:value-type="float">
            <text:p>0</text:p>
          </table:table-cell>
          <table:table-cell table:formula="of:=[.AL100]+2*[.AL101]+4*[.AL102]+8*[.AL103]+16*[.AL104]+32*[.AL105]+64*[.AL106]+128*[.AL107]" office:value-type="float" office:value="0" calcext:value-type="float">
            <text:p>0</text:p>
          </table:table-cell>
          <table:table-cell table:style-name="Default"/>
          <table:table-cell table:number-columns-repeated="8" table:style-name="ce157" office:value-type="float" office:value="0" calcext:value-type="float">
            <text:p>0</text:p>
          </table:table-cell>
          <table:table-cell table:formula="of:=[.AV100]+2*[.AV101]+4*[.AV102]+8*[.AV103]+16*[.AV104]+32*[.AV105]+64*[.AV106]+128*[.AV107]" office:value-type="float" office:value="0" calcext:value-type="float">
            <text:p>0</text:p>
          </table:table-cell>
          <table:table-cell table:style-name="Default"/>
          <table:table-cell table:number-columns-repeated="8" table:style-name="ce193" office:value-type="float" office:value="0" calcext:value-type="float">
            <text:p>0</text:p>
          </table:table-cell>
          <table:table-cell table:formula="of:=[.BF100]+2*[.BF101]+4*[.BF102]+8*[.BF103]+16*[.BF104]+32*[.BF105]+64*[.BF106]+128*[.BF107]" office:value-type="float" office:value="120" calcext:value-type="float">
            <text:p>120</text:p>
          </table:table-cell>
          <table:table-cell table:style-name="Default"/>
          <table:table-cell table:number-columns-repeated="8" table:style-name="ce228" office:value-type="float" office:value="0" calcext:value-type="float">
            <text:p>0</text:p>
          </table:table-cell>
          <table:table-cell table:formula="of:=[.BP100]+2*[.BP101]+4*[.BP102]+8*[.BP103]+16*[.BP104]+32*[.BP105]+64*[.BP106]+128*[.BP107]" office:value-type="float" office:value="0" calcext:value-type="float">
            <text:p>0</text:p>
          </table:table-cell>
          <table:table-cell table:style-name="Default"/>
          <table:table-cell table:number-columns-repeated="8" table:style-name="ce263" office:value-type="float" office:value="0" calcext:value-type="float">
            <text:p>0</text:p>
          </table:table-cell>
          <table:table-cell table:formula="of:=[.BZ100]+2*[.BZ101]+4*[.BZ102]+8*[.BZ103]+16*[.BZ104]+32*[.BZ105]+64*[.BZ106]+128*[.BZ1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08];2);2;1)+64*MID(DEC2BIN([.B108];2);2;1)+32*MID(DEC2BIN([.C108];2);2;1)+16*MID(DEC2BIN([.D108];2);2;1)+8*MID(DEC2BIN([.E108];2);2;1)+4*MID(DEC2BIN([.F108];2);2;1)+2*MID(DEC2BIN([.G108];2);2;1)+MID(DEC2BIN([.H108];2);2;1)" office:value-type="float" office:value="0" calcext:value-type="float">
            <text:p>0</text:p>
          </table:table-cell>
          <table:table-cell table:formula="of:=128*MID(DEC2BIN([.A108];2);1;1)+64*MID(DEC2BIN([.B108];2);1;1)+32*MID(DEC2BIN([.C108];2);1;1)+16*MID(DEC2BIN([.D108];2);1;1)+8*MID(DEC2BIN([.E108];2);1;1)+4*MID(DEC2BIN([.F108];2);1;1)+2*MID(DEC2BIN([.G108];2);1;1)+MID(DEC2BIN([.H108];2);1;1)" office:value-type="float" office:value="0" calcext:value-type="float">
            <text:p>0</text:p>
          </table:table-cell>
          <table:table-cell table:number-columns-repeated="8"/>
          <table:table-cell table:formula="of:=128*MID(DEC2BIN([.K108];2);2;1)+64*MID(DEC2BIN([.L108];2);2;1)+32*MID(DEC2BIN([.M108];2);2;1)+16*MID(DEC2BIN([.N108];2);2;1)+8*MID(DEC2BIN([.O108];2);2;1)+4*MID(DEC2BIN([.P108];2);2;1)+2*MID(DEC2BIN([.Q108];2);2;1)+MID(DEC2BIN([.R108];2);2;1)" office:value-type="float" office:value="0" calcext:value-type="float">
            <text:p>0</text:p>
          </table:table-cell>
          <table:table-cell table:formula="of:=128*MID(DEC2BIN([.K108];2);1;1)+64*MID(DEC2BIN([.L108];2);1;1)+32*MID(DEC2BIN([.M108];2);1;1)+16*MID(DEC2BIN([.N108];2);1;1)+8*MID(DEC2BIN([.O108];2);1;1)+4*MID(DEC2BIN([.P108];2);1;1)+2*MID(DEC2BIN([.Q108];2);1;1)+MID(DEC2BIN([.R108];2);1;1)" office:value-type="float" office:value="0" calcext:value-type="float">
            <text:p>0</text:p>
          </table:table-cell>
          <table:table-cell table:number-columns-repeated="8"/>
          <table:table-cell table:formula="of:=128*MID(DEC2BIN([.U108];2);2;1)+64*MID(DEC2BIN([.V108];2);2;1)+32*MID(DEC2BIN([.W108];2);2;1)+16*MID(DEC2BIN([.X108];2);2;1)+8*MID(DEC2BIN([.Y108];2);2;1)+4*MID(DEC2BIN([.Z108];2);2;1)+2*MID(DEC2BIN([.AA108];2);2;1)+MID(DEC2BIN([.AB108];2);2;1)" office:value-type="float" office:value="0" calcext:value-type="float">
            <text:p>0</text:p>
          </table:table-cell>
          <table:table-cell table:formula="of:=128*MID(DEC2BIN([.U108];2);1;1)+64*MID(DEC2BIN([.V108];2);1;1)+32*MID(DEC2BIN([.W108];2);1;1)+16*MID(DEC2BIN([.X108];2);1;1)+8*MID(DEC2BIN([.Y108];2);1;1)+4*MID(DEC2BIN([.Z108];2);1;1)+2*MID(DEC2BIN([.AA108];2);1;1)+MID(DEC2BIN([.AB108];2);1;1)" office:value-type="float" office:value="0" calcext:value-type="float">
            <text:p>0</text:p>
          </table:table-cell>
          <table:table-cell table:number-columns-repeated="8"/>
          <table:table-cell table:formula="of:=128*MID(DEC2BIN([.AE108];2);2;1)+64*MID(DEC2BIN([.AF108];2);2;1)+32*MID(DEC2BIN([.AG108];2);2;1)+16*MID(DEC2BIN([.AH108];2);2;1)+8*MID(DEC2BIN([.AI108];2);2;1)+4*MID(DEC2BIN([.AJ108];2);2;1)+2*MID(DEC2BIN([.AK108];2);2;1)+MID(DEC2BIN([.AL108];2);2;1)" office:value-type="float" office:value="0" calcext:value-type="float">
            <text:p>0</text:p>
          </table:table-cell>
          <table:table-cell table:formula="of:=128*MID(DEC2BIN([.AE108];2);1;1)+64*MID(DEC2BIN([.AF108];2);1;1)+32*MID(DEC2BIN([.AG108];2);1;1)+16*MID(DEC2BIN([.AH108];2);1;1)+8*MID(DEC2BIN([.AI108];2);1;1)+4*MID(DEC2BIN([.AJ108];2);1;1)+2*MID(DEC2BIN([.AK108];2);1;1)+MID(DEC2BIN([.AL108];2);1;1)" office:value-type="float" office:value="0" calcext:value-type="float">
            <text:p>0</text:p>
          </table:table-cell>
          <table:table-cell table:number-columns-repeated="8"/>
          <table:table-cell table:formula="of:=128*MID(DEC2BIN([.AO108];2);2;1)+64*MID(DEC2BIN([.AP108];2);2;1)+32*MID(DEC2BIN([.AQ108];2);2;1)+16*MID(DEC2BIN([.AR108];2);2;1)+8*MID(DEC2BIN([.AS108];2);2;1)+4*MID(DEC2BIN([.AT108];2);2;1)+2*MID(DEC2BIN([.AU108];2);2;1)+MID(DEC2BIN([.AV108];2);2;1)" office:value-type="float" office:value="0" calcext:value-type="float">
            <text:p>0</text:p>
          </table:table-cell>
          <table:table-cell table:formula="of:=128*MID(DEC2BIN([.AO108];2);1;1)+64*MID(DEC2BIN([.AP108];2);1;1)+32*MID(DEC2BIN([.AQ108];2);1;1)+16*MID(DEC2BIN([.AR108];2);1;1)+8*MID(DEC2BIN([.AS108];2);1;1)+4*MID(DEC2BIN([.AT108];2);1;1)+2*MID(DEC2BIN([.AU108];2);1;1)+MID(DEC2BIN([.AV108];2);1;1)" office:value-type="float" office:value="0" calcext:value-type="float">
            <text:p>0</text:p>
          </table:table-cell>
          <table:table-cell table:number-columns-repeated="8"/>
          <table:table-cell table:formula="of:=128*MID(DEC2BIN([.AY108];2);2;1)+64*MID(DEC2BIN([.AZ108];2);2;1)+32*MID(DEC2BIN([.BA108];2);2;1)+16*MID(DEC2BIN([.BB108];2);2;1)+8*MID(DEC2BIN([.BC108];2);2;1)+4*MID(DEC2BIN([.BD108];2);2;1)+2*MID(DEC2BIN([.BE108];2);2;1)+MID(DEC2BIN([.BF108];2);2;1)" office:value-type="float" office:value="0" calcext:value-type="float">
            <text:p>0</text:p>
          </table:table-cell>
          <table:table-cell table:formula="of:=128*MID(DEC2BIN([.AY108];2);1;1)+64*MID(DEC2BIN([.AZ108];2);1;1)+32*MID(DEC2BIN([.BA108];2);1;1)+16*MID(DEC2BIN([.BB108];2);1;1)+8*MID(DEC2BIN([.BC108];2);1;1)+4*MID(DEC2BIN([.BD108];2);1;1)+2*MID(DEC2BIN([.BE108];2);1;1)+MID(DEC2BIN([.BF108];2);1;1)" office:value-type="float" office:value="0" calcext:value-type="float">
            <text:p>0</text:p>
          </table:table-cell>
          <table:table-cell table:number-columns-repeated="8"/>
          <table:table-cell table:formula="of:=128*MID(DEC2BIN([.BI108];2);2;1)+64*MID(DEC2BIN([.BJ108];2);2;1)+32*MID(DEC2BIN([.BK108];2);2;1)+16*MID(DEC2BIN([.BL108];2);2;1)+8*MID(DEC2BIN([.BM108];2);2;1)+4*MID(DEC2BIN([.BN108];2);2;1)+2*MID(DEC2BIN([.BO108];2);2;1)+MID(DEC2BIN([.BP108];2);2;1)" office:value-type="float" office:value="0" calcext:value-type="float">
            <text:p>0</text:p>
          </table:table-cell>
          <table:table-cell table:formula="of:=128*MID(DEC2BIN([.BI108];2);1;1)+64*MID(DEC2BIN([.BJ108];2);1;1)+32*MID(DEC2BIN([.BK108];2);1;1)+16*MID(DEC2BIN([.BL108];2);1;1)+8*MID(DEC2BIN([.BM108];2);1;1)+4*MID(DEC2BIN([.BN108];2);1;1)+2*MID(DEC2BIN([.BO108];2);1;1)+MID(DEC2BIN([.BP108];2);1;1)" office:value-type="float" office:value="0" calcext:value-type="float">
            <text:p>0</text:p>
          </table:table-cell>
          <table:table-cell table:number-columns-repeated="8"/>
          <table:table-cell table:formula="of:=128*MID(DEC2BIN([.BS108];2);2;1)+64*MID(DEC2BIN([.BT108];2);2;1)+32*MID(DEC2BIN([.BU108];2);2;1)+16*MID(DEC2BIN([.BV108];2);2;1)+8*MID(DEC2BIN([.BW108];2);2;1)+4*MID(DEC2BIN([.BX108];2);2;1)+2*MID(DEC2BIN([.BY108];2);2;1)+MID(DEC2BIN([.BZ108];2);2;1)" office:value-type="float" office:value="0" calcext:value-type="float">
            <text:p>0</text:p>
          </table:table-cell>
          <table:table-cell table:formula="of:=128*MID(DEC2BIN([.BS108];2);1;1)+64*MID(DEC2BIN([.BT108];2);1;1)+32*MID(DEC2BIN([.BU108];2);1;1)+16*MID(DEC2BIN([.BV108];2);1;1)+8*MID(DEC2BIN([.BW108];2);1;1)+4*MID(DEC2BIN([.BX108];2);1;1)+2*MID(DEC2BIN([.BY108];2);1;1)+MID(DEC2BIN([.BZ10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99]+8" office:value-type="float" office:value="112" calcext:value-type="float" table:number-columns-spanned="8" table:number-rows-spanned="1">
            <text:p>11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99]+8" office:value-type="float" office:value="113" calcext:value-type="float" table:number-columns-spanned="8" table:number-rows-spanned="1">
            <text:p>11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99]+8" office:value-type="float" office:value="114" calcext:value-type="float" table:number-columns-spanned="8" table:number-rows-spanned="1">
            <text:p>11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99]+8" office:value-type="float" office:value="115" calcext:value-type="float" table:number-columns-spanned="8" table:number-rows-spanned="1">
            <text:p>11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99]+8" office:value-type="float" office:value="116" calcext:value-type="float" table:number-columns-spanned="8" table:number-rows-spanned="1">
            <text:p>11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99]+8" office:value-type="float" office:value="117" calcext:value-type="float" table:number-columns-spanned="8" table:number-rows-spanned="1">
            <text:p>11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99]+8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99]+8" office:value-type="float" office:value="119" calcext:value-type="float" table:number-columns-spanned="8" table:number-rows-spanned="1">
            <text:p>119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1" office:value-type="float" office:value="0" calcext:value-type="float">
            <text:p>0</text:p>
          </table:table-cell>
          <table:table-cell table:formula="of:=[.A110]+2*[.A111]+4*[.A112]+8*[.A113]+16*[.A114]+32*[.A115]+64*[.A116]+128*[.A117]" office:value-type="float" office:value="0" calcext:value-type="float">
            <text:p>0</text:p>
          </table:table-cell>
          <table:table-cell table:style-name="Default"/>
          <table:table-cell table:number-columns-repeated="8" table:style-name="ce56" office:value-type="float" office:value="0" calcext:value-type="float">
            <text:p>0</text:p>
          </table:table-cell>
          <table:table-cell table:formula="of:=[.K110]+2*[.K111]+4*[.K112]+8*[.K113]+16*[.K114]+32*[.K115]+64*[.K116]+128*[.K117]" office:value-type="float" office:value="0" calcext:value-type="float">
            <text:p>0</text:p>
          </table:table-cell>
          <table:table-cell table:style-name="Default"/>
          <table:table-cell table:number-columns-repeated="8" table:style-name="ce89" office:value-type="float" office:value="0" calcext:value-type="float">
            <text:p>0</text:p>
          </table:table-cell>
          <table:table-cell table:formula="of:=[.U110]+2*[.U111]+4*[.U112]+8*[.U113]+16*[.U114]+32*[.U115]+64*[.U116]+128*[.U117]" office:value-type="float" office:value="0" calcext:value-type="float">
            <text:p>0</text:p>
          </table:table-cell>
          <table:table-cell table:style-name="Default"/>
          <table:table-cell table:number-columns-repeated="8" table:style-name="ce122" office:value-type="float" office:value="0" calcext:value-type="float">
            <text:p>0</text:p>
          </table:table-cell>
          <table:table-cell table:formula="of:=[.AE110]+2*[.AE111]+4*[.AE112]+8*[.AE113]+16*[.AE114]+32*[.AE115]+64*[.AE116]+128*[.AE117]" office:value-type="float" office:value="0" calcext:value-type="float">
            <text:p>0</text:p>
          </table:table-cell>
          <table:table-cell table:style-name="Default"/>
          <table:table-cell table:number-columns-repeated="8" table:style-name="ce158" office:value-type="float" office:value="0" calcext:value-type="float">
            <text:p>0</text:p>
          </table:table-cell>
          <table:table-cell table:formula="of:=[.AO110]+2*[.AO111]+4*[.AO112]+8*[.AO113]+16*[.AO114]+32*[.AO115]+64*[.AO116]+128*[.AO117]" office:value-type="float" office:value="0" calcext:value-type="float">
            <text:p>0</text:p>
          </table:table-cell>
          <table:table-cell table:style-name="Default"/>
          <table:table-cell table:number-columns-repeated="8" table:style-name="ce194" office:value-type="float" office:value="0" calcext:value-type="float">
            <text:p>0</text:p>
          </table:table-cell>
          <table:table-cell table:formula="of:=[.AY110]+2*[.AY111]+4*[.AY112]+8*[.AY113]+16*[.AY114]+32*[.AY115]+64*[.AY116]+128*[.AY117]" office:value-type="float" office:value="0" calcext:value-type="float">
            <text:p>0</text:p>
          </table:table-cell>
          <table:table-cell table:style-name="Default"/>
          <table:table-cell table:number-columns-repeated="8" table:style-name="ce229" office:value-type="float" office:value="0" calcext:value-type="float">
            <text:p>0</text:p>
          </table:table-cell>
          <table:table-cell table:formula="of:=[.BI110]+2*[.BI111]+4*[.BI112]+8*[.BI113]+16*[.BI114]+32*[.BI115]+64*[.BI116]+128*[.BI117]" office:value-type="float" office:value="0" calcext:value-type="float">
            <text:p>0</text:p>
          </table:table-cell>
          <table:table-cell table:style-name="Default"/>
          <table:table-cell table:number-columns-repeated="8" table:style-name="ce264" office:value-type="float" office:value="0" calcext:value-type="float">
            <text:p>0</text:p>
          </table:table-cell>
          <table:table-cell table:formula="of:=[.BS110]+2*[.BS111]+4*[.BS112]+8*[.BS113]+16*[.BS114]+32*[.BS115]+64*[.BS116]+128*[.BS1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1" office:value-type="float" office:value="0" calcext:value-type="float">
            <text:p>0</text:p>
          </table:table-cell>
          <table:table-cell table:formula="of:=[.B110]+2*[.B111]+4*[.B112]+8*[.B113]+16*[.B114]+32*[.B115]+64*[.B116]+128*[.B117]" office:value-type="float" office:value="252" calcext:value-type="float">
            <text:p>252</text:p>
          </table:table-cell>
          <table:table-cell table:style-name="Default"/>
          <table:table-cell table:number-columns-repeated="8" table:style-name="ce56" office:value-type="float" office:value="0" calcext:value-type="float">
            <text:p>0</text:p>
          </table:table-cell>
          <table:table-cell table:formula="of:=[.L110]+2*[.L111]+4*[.L112]+8*[.L113]+16*[.L114]+32*[.L115]+64*[.L116]+128*[.L117]" office:value-type="float" office:value="24" calcext:value-type="float">
            <text:p>24</text:p>
          </table:table-cell>
          <table:table-cell table:style-name="Default"/>
          <table:table-cell table:number-columns-repeated="8" table:style-name="ce89" office:value-type="float" office:value="0" calcext:value-type="float">
            <text:p>0</text:p>
          </table:table-cell>
          <table:table-cell table:formula="of:=[.V110]+2*[.V111]+4*[.V112]+8*[.V113]+16*[.V114]+32*[.V115]+64*[.V116]+128*[.V117]" office:value-type="float" office:value="124" calcext:value-type="float">
            <text:p>124</text:p>
          </table:table-cell>
          <table:table-cell table:style-name="Default"/>
          <table:table-cell table:number-columns-repeated="8" table:style-name="ce122" office:value-type="float" office:value="0" calcext:value-type="float">
            <text:p>0</text:p>
          </table:table-cell>
          <table:table-cell table:formula="of:=[.AF110]+2*[.AF111]+4*[.AF112]+8*[.AF113]+16*[.AF114]+32*[.AF115]+64*[.AF116]+128*[.AF117]" office:value-type="float" office:value="72" calcext:value-type="float">
            <text:p>72</text:p>
          </table:table-cell>
          <table:table-cell table:style-name="Default"/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formula="of:=[.AP110]+2*[.AP111]+4*[.AP112]+8*[.AP113]+16*[.AP114]+32*[.AP115]+64*[.AP116]+128*[.AP117]" office:value-type="float" office:value="4" calcext:value-type="float">
            <text:p>4</text:p>
          </table:table-cell>
          <table:table-cell table:style-name="Default"/>
          <table:table-cell table:number-columns-repeated="8" table:style-name="ce194" office:value-type="float" office:value="0" calcext:value-type="float">
            <text:p>0</text:p>
          </table:table-cell>
          <table:table-cell table:formula="of:=[.AZ110]+2*[.AZ111]+4*[.AZ112]+8*[.AZ113]+16*[.AZ114]+32*[.AZ115]+64*[.AZ116]+128*[.AZ117]" office:value-type="float" office:value="60" calcext:value-type="float">
            <text:p>60</text:p>
          </table:table-cell>
          <table:table-cell table:style-name="Default"/>
          <table:table-cell table:number-columns-repeated="8" table:style-name="ce229" office:value-type="float" office:value="0" calcext:value-type="float">
            <text:p>0</text:p>
          </table:table-cell>
          <table:table-cell table:formula="of:=[.BJ110]+2*[.BJ111]+4*[.BJ112]+8*[.BJ113]+16*[.BJ114]+32*[.BJ115]+64*[.BJ116]+128*[.BJ117]" office:value-type="float" office:value="28" calcext:value-type="float">
            <text:p>28</text:p>
          </table:table-cell>
          <table:table-cell table:style-name="Default"/>
          <table:table-cell table:number-columns-repeated="8" table:style-name="ce264" office:value-type="float" office:value="0" calcext:value-type="float">
            <text:p>0</text:p>
          </table:table-cell>
          <table:table-cell table:formula="of:=[.BT110]+2*[.BT111]+4*[.BT112]+8*[.BT113]+16*[.BT114]+32*[.BT115]+64*[.BT116]+128*[.BT117]" office:value-type="float" office:value="28" calcext:value-type="float">
            <text:p>2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formula="of:=[.C110]+2*[.C111]+4*[.C112]+8*[.C113]+16*[.C114]+32*[.C115]+64*[.C116]+128*[.C117]" office:value-type="float" office:value="252" calcext:value-type="float">
            <text:p>252</text:p>
          </table:table-cell>
          <table:table-cell table:style-name="Default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formula="of:=[.M110]+2*[.M111]+4*[.M112]+8*[.M113]+16*[.M114]+32*[.M115]+64*[.M116]+128*[.M117]" office:value-type="float" office:value="60" calcext:value-type="float">
            <text:p>60</text:p>
          </table:table-cell>
          <table:table-cell table:style-name="Default"/>
          <table:table-cell table:style-name="ce89" office:value-type="float" office:value="0" calcext:value-type="float">
            <text:p>0</text:p>
          </table:table-cell>
          <table:table-cell table:number-columns-repeated="5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formula="of:=[.W110]+2*[.W111]+4*[.W112]+8*[.W113]+16*[.W114]+32*[.W115]+64*[.W116]+128*[.W117]" office:value-type="float" office:value="124" calcext:value-type="float">
            <text:p>124</text:p>
          </table:table-cell>
          <table:table-cell table:style-name="Default"/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5"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formula="of:=[.AG110]+2*[.AG111]+4*[.AG112]+8*[.AG113]+16*[.AG114]+32*[.AG115]+64*[.AG116]+128*[.AG117]" office:value-type="float" office:value="92" calcext:value-type="float">
            <text:p>92</text:p>
          </table:table-cell>
          <table:table-cell table:style-name="Default"/>
          <table:table-cell table:style-name="ce158" office:value-type="float" office:value="0" calcext:value-type="float">
            <text:p>0</text:p>
          </table:table-cell>
          <table:table-cell table:number-columns-repeated="6" table:style-name="ce158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formula="of:=[.AQ110]+2*[.AQ111]+4*[.AQ112]+8*[.AQ113]+16*[.AQ114]+32*[.AQ115]+64*[.AQ116]+128*[.AQ117]" office:value-type="float" office:value="4" calcext:value-type="float">
            <text:p>4</text:p>
          </table:table-cell>
          <table:table-cell table:style-name="Default"/>
          <table:table-cell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formula="of:=[.BA110]+2*[.BA111]+4*[.BA112]+8*[.BA113]+16*[.BA114]+32*[.BA115]+64*[.BA116]+128*[.BA117]" office:value-type="float" office:value="124" calcext:value-type="float">
            <text:p>124</text:p>
          </table:table-cell>
          <table:table-cell table:style-name="Default"/>
          <table:table-cell table:style-name="ce229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float" office:value="0" calcext:value-type="float">
            <text:p>0</text:p>
          </table:table-cell>
          <table:table-cell table:formula="of:=[.BK110]+2*[.BK111]+4*[.BK112]+8*[.BK113]+16*[.BK114]+32*[.BK115]+64*[.BK116]+128*[.BK117]" office:value-type="float" office:value="60" calcext:value-type="float">
            <text:p>60</text:p>
          </table:table-cell>
          <table:table-cell table:style-name="Default"/>
          <table:table-cell table:style-name="ce264" office:value-type="float" office:value="0" calcext:value-type="float">
            <text:p>0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number-columns-repeated="3" table:style-name="ce264" office:value-type="float" office:value="0" calcext:value-type="float">
            <text:p>0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formula="of:=[.BU110]+2*[.BU111]+4*[.BU112]+8*[.BU113]+16*[.BU114]+32*[.BU115]+64*[.BU116]+128*[.BU117]" office:value-type="float" office:value="124" calcext:value-type="float">
            <text:p>124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formula="of:=[.D110]+2*[.D111]+4*[.D112]+8*[.D113]+16*[.D114]+32*[.D115]+64*[.D116]+128*[.D117]" office:value-type="float" office:value="36" calcext:value-type="float">
            <text:p>36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formula="of:=[.N110]+2*[.N111]+4*[.N112]+8*[.N113]+16*[.N114]+32*[.N115]+64*[.N116]+128*[.N117]" office:value-type="float" office:value="36" calcext:value-type="float">
            <text:p>36</text:p>
          </table:table-cell>
          <table:table-cell table:style-name="Default"/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formula="of:=[.X110]+2*[.X111]+4*[.X112]+8*[.X113]+16*[.X114]+32*[.X115]+64*[.X116]+128*[.X117]" office:value-type="float" office:value="4" calcext:value-type="float">
            <text:p>4</text:p>
          </table:table-cell>
          <table:table-cell table:style-name="Default"/>
          <table:table-cell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5" table:style-name="ce122" office:value-type="float" office:value="0" calcext:value-type="float">
            <text:p>0</text:p>
          </table:table-cell>
          <table:table-cell table:formula="of:=[.AH110]+2*[.AH111]+4*[.AH112]+8*[.AH113]+16*[.AH114]+32*[.AH115]+64*[.AH116]+128*[.AH117]" office:value-type="float" office:value="84" calcext:value-type="float">
            <text:p>84</text:p>
          </table:table-cell>
          <table:table-cell table:style-name="Default"/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formula="of:=[.AR110]+2*[.AR111]+4*[.AR112]+8*[.AR113]+16*[.AR114]+32*[.AR115]+64*[.AR116]+128*[.AR117]" office:value-type="float" office:value="62" calcext:value-type="float">
            <text:p>62</text:p>
          </table:table-cell>
          <table:table-cell table:style-name="Default"/>
          <table:table-cell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formula="of:=[.BB110]+2*[.BB111]+4*[.BB112]+8*[.BB113]+16*[.BB114]+32*[.BB115]+64*[.BB116]+128*[.BB117]" office:value-type="float" office:value="64" calcext:value-type="float">
            <text:p>64</text:p>
          </table:table-cell>
          <table:table-cell table:style-name="Default"/>
          <table:table-cell table:style-name="ce229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float" office:value="0" calcext:value-type="float">
            <text:p>0</text:p>
          </table:table-cell>
          <table:table-cell table:formula="of:=[.BL110]+2*[.BL111]+4*[.BL112]+8*[.BL113]+16*[.BL114]+32*[.BL115]+64*[.BL116]+128*[.BL117]" office:value-type="float" office:value="96" calcext:value-type="float">
            <text:p>96</text:p>
          </table:table-cell>
          <table:table-cell table:style-name="Default"/>
          <table:table-cell table:style-name="ce264" office:value-type="float" office:value="0" calcext:value-type="float">
            <text:p>0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formula="of:=[.BV110]+2*[.BV111]+4*[.BV112]+8*[.BV113]+16*[.BV114]+32*[.BV115]+64*[.BV116]+128*[.BV117]" office:value-type="float" office:value="112" calcext:value-type="float">
            <text:p>112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formula="of:=[.E110]+2*[.E111]+4*[.E112]+8*[.E113]+16*[.E114]+32*[.E115]+64*[.E116]+128*[.E117]" office:value-type="float" office:value="36" calcext:value-type="float">
            <text:p>36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formula="of:=[.O110]+2*[.O111]+4*[.O112]+8*[.O113]+16*[.O114]+32*[.O115]+64*[.O116]+128*[.O117]" office:value-type="float" office:value="36" calcext:value-type="float">
            <text:p>36</text:p>
          </table:table-cell>
          <table:table-cell table:style-name="Default"/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5" table:style-name="ce89" office:value-type="float" office:value="0" calcext:value-type="float">
            <text:p>0</text:p>
          </table:table-cell>
          <table:table-cell table:formula="of:=[.Y110]+2*[.Y111]+4*[.Y112]+8*[.Y113]+16*[.Y114]+32*[.Y115]+64*[.Y116]+128*[.Y117]" office:value-type="float" office:value="4" calcext:value-type="float">
            <text:p>4</text:p>
          </table:table-cell>
          <table:table-cell table:style-name="Default"/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formula="of:=[.AI110]+2*[.AI111]+4*[.AI112]+8*[.AI113]+16*[.AI114]+32*[.AI115]+64*[.AI116]+128*[.AI117]" office:value-type="float" office:value="84" calcext:value-type="float">
            <text:p>84</text:p>
          </table:table-cell>
          <table:table-cell table:style-name="Default"/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formula="of:=[.AS110]+2*[.AS111]+4*[.AS112]+8*[.AS113]+16*[.AS114]+32*[.AS115]+64*[.AS116]+128*[.AS117]" office:value-type="float" office:value="126" calcext:value-type="float">
            <text:p>126</text:p>
          </table:table-cell>
          <table:table-cell table:style-name="Default"/>
          <table:table-cell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formula="of:=[.BC110]+2*[.BC111]+4*[.BC112]+8*[.BC113]+16*[.BC114]+32*[.BC115]+64*[.BC116]+128*[.BC117]" office:value-type="float" office:value="64" calcext:value-type="float">
            <text:p>64</text:p>
          </table:table-cell>
          <table:table-cell table:style-name="Default"/>
          <table:table-cell table:style-name="ce229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float" office:value="0" calcext:value-type="float">
            <text:p>0</text:p>
          </table:table-cell>
          <table:table-cell table:formula="of:=[.BM110]+2*[.BM111]+4*[.BM112]+8*[.BM113]+16*[.BM114]+32*[.BM115]+64*[.BM116]+128*[.BM117]" office:value-type="float" office:value="96" calcext:value-type="float">
            <text:p>96</text:p>
          </table:table-cell>
          <table:table-cell table:style-name="Default"/>
          <table:table-cell table:style-name="ce264" office:value-type="float" office:value="0" calcext:value-type="float">
            <text:p>0</text:p>
          </table:table-cell>
          <table:table-cell table:number-columns-repeated="7" table:style-name="ce264" office:value-type="float" office:value="1" calcext:value-type="float">
            <text:p>1</text:p>
          </table:table-cell>
          <table:table-cell table:formula="of:=[.BW110]+2*[.BW111]+4*[.BW112]+8*[.BW113]+16*[.BW114]+32*[.BW115]+64*[.BW116]+128*[.BW117]" office:value-type="float" office:value="56" calcext:value-type="float">
            <text:p>56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formula="of:=[.F110]+2*[.F111]+4*[.F112]+8*[.F113]+16*[.F114]+32*[.F115]+64*[.F116]+128*[.F117]" office:value-type="float" office:value="60" calcext:value-type="float">
            <text:p>60</text:p>
          </table:table-cell>
          <table:table-cell table:style-name="Default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formula="of:=[.P110]+2*[.P111]+4*[.P112]+8*[.P113]+16*[.P114]+32*[.P115]+64*[.P116]+128*[.P117]" office:value-type="float" office:value="252" calcext:value-type="float">
            <text:p>252</text:p>
          </table:table-cell>
          <table:table-cell table:style-name="Default"/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5" table:style-name="ce89" office:value-type="float" office:value="0" calcext:value-type="float">
            <text:p>0</text:p>
          </table:table-cell>
          <table:table-cell table:formula="of:=[.Z110]+2*[.Z111]+4*[.Z112]+8*[.Z113]+16*[.Z114]+32*[.Z115]+64*[.Z116]+128*[.Z117]" office:value-type="float" office:value="12" calcext:value-type="float">
            <text:p>12</text:p>
          </table:table-cell>
          <table:table-cell table:style-name="Default"/>
          <table:table-cell table:number-columns-repeated="5"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formula="of:=[.AJ110]+2*[.AJ111]+4*[.AJ112]+8*[.AJ113]+16*[.AJ114]+32*[.AJ115]+64*[.AJ116]+128*[.AJ117]" office:value-type="float" office:value="116" calcext:value-type="float">
            <text:p>116</text:p>
          </table:table-cell>
          <table:table-cell table:style-name="Default"/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formula="of:=[.AT110]+2*[.AT111]+4*[.AT112]+8*[.AT113]+16*[.AT114]+32*[.AT115]+64*[.AT116]+128*[.AT117]" office:value-type="float" office:value="68" calcext:value-type="float">
            <text:p>68</text:p>
          </table:table-cell>
          <table:table-cell table:style-name="Default"/>
          <table:table-cell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formula="of:=[.BD110]+2*[.BD111]+4*[.BD112]+8*[.BD113]+16*[.BD114]+32*[.BD115]+64*[.BD116]+128*[.BD117]" office:value-type="float" office:value="124" calcext:value-type="float">
            <text:p>124</text:p>
          </table:table-cell>
          <table:table-cell table:style-name="Default"/>
          <table:table-cell table:number-columns-repeated="2" table:style-name="ce229" office:value-type="float" office:value="0" calcext:value-type="float">
            <text:p>0</text:p>
          </table:table-cell>
          <table:table-cell table:number-columns-repeated="4" table:style-name="ce229" office:value-type="float" office:value="1" calcext:value-type="float">
            <text:p>1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formula="of:=[.BN110]+2*[.BN111]+4*[.BN112]+8*[.BN113]+16*[.BN114]+32*[.BN115]+64*[.BN116]+128*[.BN117]" office:value-type="float" office:value="60" calcext:value-type="float">
            <text:p>60</text:p>
          </table:table-cell>
          <table:table-cell table:style-name="Default"/>
          <table:table-cell table:number-columns-repeated="2" table:style-name="ce264" office:value-type="float" office:value="0" calcext:value-type="float">
            <text:p>0</text:p>
          </table:table-cell>
          <table:table-cell table:number-columns-repeated="5" table:style-name="ce264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table-cell table:formula="of:=[.BX110]+2*[.BX111]+4*[.BX112]+8*[.BX113]+16*[.BX114]+32*[.BX115]+64*[.BX116]+128*[.BX117]" office:value-type="float" office:value="112" calcext:value-type="float">
            <text:p>112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formula="of:=[.G110]+2*[.G111]+4*[.G112]+8*[.G113]+16*[.G114]+32*[.G115]+64*[.G116]+128*[.G117]" office:value-type="float" office:value="24" calcext:value-type="float">
            <text:p>24</text:p>
          </table:table-cell>
          <table:table-cell table:style-name="Default"/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formula="of:=[.Q110]+2*[.Q111]+4*[.Q112]+8*[.Q113]+16*[.Q114]+32*[.Q115]+64*[.Q116]+128*[.Q117]" office:value-type="float" office:value="252" calcext:value-type="float">
            <text:p>252</text:p>
          </table:table-cell>
          <table:table-cell table:style-name="Default"/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5" table:style-name="ce89" office:value-type="float" office:value="0" calcext:value-type="float">
            <text:p>0</text:p>
          </table:table-cell>
          <table:table-cell table:formula="of:=[.AA110]+2*[.AA111]+4*[.AA112]+8*[.AA113]+16*[.AA114]+32*[.AA115]+64*[.AA116]+128*[.AA117]" office:value-type="float" office:value="8" calcext:value-type="float">
            <text:p>8</text:p>
          </table:table-cell>
          <table:table-cell table:style-name="Default"/>
          <table:table-cell table:style-name="ce122" office:value-type="float" office:value="0" calcext:value-type="float">
            <text:p>0</text:p>
          </table:table-cell>
          <table:table-cell table:number-columns-repeated="5"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formula="of:=[.AK110]+2*[.AK111]+4*[.AK112]+8*[.AK113]+16*[.AK114]+32*[.AK115]+64*[.AK116]+128*[.AK117]" office:value-type="float" office:value="36" calcext:value-type="float">
            <text:p>36</text:p>
          </table:table-cell>
          <table:table-cell table:style-name="Default"/>
          <table:table-cell table:number-columns-repeated="4" table:style-name="ce158" office:value-type="float" office:value="0" calcext:value-type="float">
            <text:p>0</text:p>
          </table:table-cell>
          <table:table-cell table:number-columns-repeated="3" table:style-name="ce158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formula="of:=[.AU110]+2*[.AU111]+4*[.AU112]+8*[.AU113]+16*[.AU114]+32*[.AU115]+64*[.AU116]+128*[.AU117]" office:value-type="float" office:value="68" calcext:value-type="float">
            <text:p>68</text:p>
          </table:table-cell>
          <table:table-cell table:style-name="Default"/>
          <table:table-cell table:number-columns-repeated="2" table:style-name="ce194" office:value-type="float" office:value="0" calcext:value-type="float">
            <text:p>0</text:p>
          </table:table-cell>
          <table:table-cell table:number-columns-repeated="5"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formula="of:=[.BE110]+2*[.BE111]+4*[.BE112]+8*[.BE113]+16*[.BE114]+32*[.BE115]+64*[.BE116]+128*[.BE117]" office:value-type="float" office:value="124" calcext:value-type="float">
            <text:p>124</text:p>
          </table:table-cell>
          <table:table-cell table:style-name="Default"/>
          <table:table-cell table:number-columns-repeated="3" table:style-name="ce229" office:value-type="float" office:value="0" calcext:value-type="float">
            <text:p>0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number-columns-repeated="3" table:style-name="ce229" office:value-type="float" office:value="0" calcext:value-type="float">
            <text:p>0</text:p>
          </table:table-cell>
          <table:table-cell table:formula="of:=[.BO110]+2*[.BO111]+4*[.BO112]+8*[.BO113]+16*[.BO114]+32*[.BO115]+64*[.BO116]+128*[.BO117]" office:value-type="float" office:value="28" calcext:value-type="float">
            <text:p>28</text:p>
          </table:table-cell>
          <table:table-cell table:style-name="Default"/>
          <table:table-cell table:number-columns-repeated="2" table:style-name="ce264" office:value-type="float" office:value="0" calcext:value-type="float">
            <text:p>0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table-cell table:formula="of:=[.BY110]+2*[.BY111]+4*[.BY112]+8*[.BY113]+16*[.BY114]+32*[.BY115]+64*[.BY116]+128*[.BY117]" office:value-type="float" office:value="124" calcext:value-type="float">
            <text:p>124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formula="of:=[.H110]+2*[.H111]+4*[.H112]+8*[.H113]+16*[.H114]+32*[.H115]+64*[.H116]+128*[.H117]" office:value-type="float" office:value="0" calcext:value-type="float">
            <text:p>0</text:p>
          </table:table-cell>
          <table:table-cell table:style-name="Default"/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formula="of:=[.R110]+2*[.R111]+4*[.R112]+8*[.R113]+16*[.R114]+32*[.R115]+64*[.R116]+128*[.R117]" office:value-type="float" office:value="0" calcext:value-type="float">
            <text:p>0</text:p>
          </table:table-cell>
          <table:table-cell table:style-name="Default"/>
          <table:table-cell table:number-columns-repeated="8" table:style-name="ce89" office:value-type="float" office:value="0" calcext:value-type="float">
            <text:p>0</text:p>
          </table:table-cell>
          <table:table-cell table:formula="of:=[.AB110]+2*[.AB111]+4*[.AB112]+8*[.AB113]+16*[.AB114]+32*[.AB115]+64*[.AB116]+128*[.AB117]" office:value-type="float" office:value="0" calcext:value-type="float">
            <text:p>0</text:p>
          </table:table-cell>
          <table:table-cell table:style-name="Default"/>
          <table:table-cell table:number-columns-repeated="8" table:style-name="ce122" office:value-type="float" office:value="0" calcext:value-type="float">
            <text:p>0</text:p>
          </table:table-cell>
          <table:table-cell table:formula="of:=[.AL110]+2*[.AL111]+4*[.AL112]+8*[.AL113]+16*[.AL114]+32*[.AL115]+64*[.AL116]+128*[.AL117]" office:value-type="float" office:value="0" calcext:value-type="float">
            <text:p>0</text:p>
          </table:table-cell>
          <table:table-cell table:style-name="Default"/>
          <table:table-cell table:number-columns-repeated="8" table:style-name="ce158" office:value-type="float" office:value="0" calcext:value-type="float">
            <text:p>0</text:p>
          </table:table-cell>
          <table:table-cell table:formula="of:=[.AV110]+2*[.AV111]+4*[.AV112]+8*[.AV113]+16*[.AV114]+32*[.AV115]+64*[.AV116]+128*[.AV117]" office:value-type="float" office:value="0" calcext:value-type="float">
            <text:p>0</text:p>
          </table:table-cell>
          <table:table-cell table:style-name="Default"/>
          <table:table-cell table:number-columns-repeated="8" table:style-name="ce194" office:value-type="float" office:value="0" calcext:value-type="float">
            <text:p>0</text:p>
          </table:table-cell>
          <table:table-cell table:formula="of:=[.BF110]+2*[.BF111]+4*[.BF112]+8*[.BF113]+16*[.BF114]+32*[.BF115]+64*[.BF116]+128*[.BF117]" office:value-type="float" office:value="0" calcext:value-type="float">
            <text:p>0</text:p>
          </table:table-cell>
          <table:table-cell table:style-name="Default"/>
          <table:table-cell table:number-columns-repeated="8" table:style-name="ce229" office:value-type="float" office:value="0" calcext:value-type="float">
            <text:p>0</text:p>
          </table:table-cell>
          <table:table-cell table:formula="of:=[.BP110]+2*[.BP111]+4*[.BP112]+8*[.BP113]+16*[.BP114]+32*[.BP115]+64*[.BP116]+128*[.BP117]" office:value-type="float" office:value="0" calcext:value-type="float">
            <text:p>0</text:p>
          </table:table-cell>
          <table:table-cell table:style-name="Default"/>
          <table:table-cell table:number-columns-repeated="8" table:style-name="ce264" office:value-type="float" office:value="0" calcext:value-type="float">
            <text:p>0</text:p>
          </table:table-cell>
          <table:table-cell table:formula="of:=[.BZ110]+2*[.BZ111]+4*[.BZ112]+8*[.BZ113]+16*[.BZ114]+32*[.BZ115]+64*[.BZ116]+128*[.BZ117]" office:value-type="float" office:value="28" calcext:value-type="float">
            <text:p>2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18];2);2;1)+64*MID(DEC2BIN([.B118];2);2;1)+32*MID(DEC2BIN([.C118];2);2;1)+16*MID(DEC2BIN([.D118];2);2;1)+8*MID(DEC2BIN([.E118];2);2;1)+4*MID(DEC2BIN([.F118];2);2;1)+2*MID(DEC2BIN([.G118];2);2;1)+MID(DEC2BIN([.H118];2);2;1)" office:value-type="float" office:value="0" calcext:value-type="float">
            <text:p>0</text:p>
          </table:table-cell>
          <table:table-cell table:formula="of:=128*MID(DEC2BIN([.A118];2);1;1)+64*MID(DEC2BIN([.B118];2);1;1)+32*MID(DEC2BIN([.C118];2);1;1)+16*MID(DEC2BIN([.D118];2);1;1)+8*MID(DEC2BIN([.E118];2);1;1)+4*MID(DEC2BIN([.F118];2);1;1)+2*MID(DEC2BIN([.G118];2);1;1)+MID(DEC2BIN([.H118];2);1;1)" office:value-type="float" office:value="0" calcext:value-type="float">
            <text:p>0</text:p>
          </table:table-cell>
          <table:table-cell table:number-columns-repeated="8"/>
          <table:table-cell table:formula="of:=128*MID(DEC2BIN([.K118];2);2;1)+64*MID(DEC2BIN([.L118];2);2;1)+32*MID(DEC2BIN([.M118];2);2;1)+16*MID(DEC2BIN([.N118];2);2;1)+8*MID(DEC2BIN([.O118];2);2;1)+4*MID(DEC2BIN([.P118];2);2;1)+2*MID(DEC2BIN([.Q118];2);2;1)+MID(DEC2BIN([.R118];2);2;1)" office:value-type="float" office:value="0" calcext:value-type="float">
            <text:p>0</text:p>
          </table:table-cell>
          <table:table-cell table:formula="of:=128*MID(DEC2BIN([.K118];2);1;1)+64*MID(DEC2BIN([.L118];2);1;1)+32*MID(DEC2BIN([.M118];2);1;1)+16*MID(DEC2BIN([.N118];2);1;1)+8*MID(DEC2BIN([.O118];2);1;1)+4*MID(DEC2BIN([.P118];2);1;1)+2*MID(DEC2BIN([.Q118];2);1;1)+MID(DEC2BIN([.R118];2);1;1)" office:value-type="float" office:value="0" calcext:value-type="float">
            <text:p>0</text:p>
          </table:table-cell>
          <table:table-cell table:number-columns-repeated="8"/>
          <table:table-cell table:formula="of:=128*MID(DEC2BIN([.U118];2);2;1)+64*MID(DEC2BIN([.V118];2);2;1)+32*MID(DEC2BIN([.W118];2);2;1)+16*MID(DEC2BIN([.X118];2);2;1)+8*MID(DEC2BIN([.Y118];2);2;1)+4*MID(DEC2BIN([.Z118];2);2;1)+2*MID(DEC2BIN([.AA118];2);2;1)+MID(DEC2BIN([.AB118];2);2;1)" office:value-type="float" office:value="0" calcext:value-type="float">
            <text:p>0</text:p>
          </table:table-cell>
          <table:table-cell table:formula="of:=128*MID(DEC2BIN([.U118];2);1;1)+64*MID(DEC2BIN([.V118];2);1;1)+32*MID(DEC2BIN([.W118];2);1;1)+16*MID(DEC2BIN([.X118];2);1;1)+8*MID(DEC2BIN([.Y118];2);1;1)+4*MID(DEC2BIN([.Z118];2);1;1)+2*MID(DEC2BIN([.AA118];2);1;1)+MID(DEC2BIN([.AB118];2);1;1)" office:value-type="float" office:value="0" calcext:value-type="float">
            <text:p>0</text:p>
          </table:table-cell>
          <table:table-cell table:number-columns-repeated="8"/>
          <table:table-cell table:formula="of:=128*MID(DEC2BIN([.AE118];2);2;1)+64*MID(DEC2BIN([.AF118];2);2;1)+32*MID(DEC2BIN([.AG118];2);2;1)+16*MID(DEC2BIN([.AH118];2);2;1)+8*MID(DEC2BIN([.AI118];2);2;1)+4*MID(DEC2BIN([.AJ118];2);2;1)+2*MID(DEC2BIN([.AK118];2);2;1)+MID(DEC2BIN([.AL118];2);2;1)" office:value-type="float" office:value="0" calcext:value-type="float">
            <text:p>0</text:p>
          </table:table-cell>
          <table:table-cell table:formula="of:=128*MID(DEC2BIN([.AE118];2);1;1)+64*MID(DEC2BIN([.AF118];2);1;1)+32*MID(DEC2BIN([.AG118];2);1;1)+16*MID(DEC2BIN([.AH118];2);1;1)+8*MID(DEC2BIN([.AI118];2);1;1)+4*MID(DEC2BIN([.AJ118];2);1;1)+2*MID(DEC2BIN([.AK118];2);1;1)+MID(DEC2BIN([.AL118];2);1;1)" office:value-type="float" office:value="0" calcext:value-type="float">
            <text:p>0</text:p>
          </table:table-cell>
          <table:table-cell table:number-columns-repeated="8"/>
          <table:table-cell table:formula="of:=128*MID(DEC2BIN([.AO118];2);2;1)+64*MID(DEC2BIN([.AP118];2);2;1)+32*MID(DEC2BIN([.AQ118];2);2;1)+16*MID(DEC2BIN([.AR118];2);2;1)+8*MID(DEC2BIN([.AS118];2);2;1)+4*MID(DEC2BIN([.AT118];2);2;1)+2*MID(DEC2BIN([.AU118];2);2;1)+MID(DEC2BIN([.AV118];2);2;1)" office:value-type="float" office:value="0" calcext:value-type="float">
            <text:p>0</text:p>
          </table:table-cell>
          <table:table-cell table:formula="of:=128*MID(DEC2BIN([.AO118];2);1;1)+64*MID(DEC2BIN([.AP118];2);1;1)+32*MID(DEC2BIN([.AQ118];2);1;1)+16*MID(DEC2BIN([.AR118];2);1;1)+8*MID(DEC2BIN([.AS118];2);1;1)+4*MID(DEC2BIN([.AT118];2);1;1)+2*MID(DEC2BIN([.AU118];2);1;1)+MID(DEC2BIN([.AV118];2);1;1)" office:value-type="float" office:value="0" calcext:value-type="float">
            <text:p>0</text:p>
          </table:table-cell>
          <table:table-cell table:number-columns-repeated="8"/>
          <table:table-cell table:formula="of:=128*MID(DEC2BIN([.AY118];2);2;1)+64*MID(DEC2BIN([.AZ118];2);2;1)+32*MID(DEC2BIN([.BA118];2);2;1)+16*MID(DEC2BIN([.BB118];2);2;1)+8*MID(DEC2BIN([.BC118];2);2;1)+4*MID(DEC2BIN([.BD118];2);2;1)+2*MID(DEC2BIN([.BE118];2);2;1)+MID(DEC2BIN([.BF118];2);2;1)" office:value-type="float" office:value="0" calcext:value-type="float">
            <text:p>0</text:p>
          </table:table-cell>
          <table:table-cell table:formula="of:=128*MID(DEC2BIN([.AY118];2);1;1)+64*MID(DEC2BIN([.AZ118];2);1;1)+32*MID(DEC2BIN([.BA118];2);1;1)+16*MID(DEC2BIN([.BB118];2);1;1)+8*MID(DEC2BIN([.BC118];2);1;1)+4*MID(DEC2BIN([.BD118];2);1;1)+2*MID(DEC2BIN([.BE118];2);1;1)+MID(DEC2BIN([.BF118];2);1;1)" office:value-type="float" office:value="0" calcext:value-type="float">
            <text:p>0</text:p>
          </table:table-cell>
          <table:table-cell table:number-columns-repeated="8"/>
          <table:table-cell table:formula="of:=128*MID(DEC2BIN([.BI118];2);2;1)+64*MID(DEC2BIN([.BJ118];2);2;1)+32*MID(DEC2BIN([.BK118];2);2;1)+16*MID(DEC2BIN([.BL118];2);2;1)+8*MID(DEC2BIN([.BM118];2);2;1)+4*MID(DEC2BIN([.BN118];2);2;1)+2*MID(DEC2BIN([.BO118];2);2;1)+MID(DEC2BIN([.BP118];2);2;1)" office:value-type="float" office:value="0" calcext:value-type="float">
            <text:p>0</text:p>
          </table:table-cell>
          <table:table-cell table:formula="of:=128*MID(DEC2BIN([.BI118];2);1;1)+64*MID(DEC2BIN([.BJ118];2);1;1)+32*MID(DEC2BIN([.BK118];2);1;1)+16*MID(DEC2BIN([.BL118];2);1;1)+8*MID(DEC2BIN([.BM118];2);1;1)+4*MID(DEC2BIN([.BN118];2);1;1)+2*MID(DEC2BIN([.BO118];2);1;1)+MID(DEC2BIN([.BP118];2);1;1)" office:value-type="float" office:value="0" calcext:value-type="float">
            <text:p>0</text:p>
          </table:table-cell>
          <table:table-cell table:number-columns-repeated="8"/>
          <table:table-cell table:formula="of:=128*MID(DEC2BIN([.BS118];2);2;1)+64*MID(DEC2BIN([.BT118];2);2;1)+32*MID(DEC2BIN([.BU118];2);2;1)+16*MID(DEC2BIN([.BV118];2);2;1)+8*MID(DEC2BIN([.BW118];2);2;1)+4*MID(DEC2BIN([.BX118];2);2;1)+2*MID(DEC2BIN([.BY118];2);2;1)+MID(DEC2BIN([.BZ118];2);2;1)" office:value-type="float" office:value="0" calcext:value-type="float">
            <text:p>0</text:p>
          </table:table-cell>
          <table:table-cell table:formula="of:=128*MID(DEC2BIN([.BS118];2);1;1)+64*MID(DEC2BIN([.BT118];2);1;1)+32*MID(DEC2BIN([.BU118];2);1;1)+16*MID(DEC2BIN([.BV118];2);1;1)+8*MID(DEC2BIN([.BW118];2);1;1)+4*MID(DEC2BIN([.BX118];2);1;1)+2*MID(DEC2BIN([.BY118];2);1;1)+MID(DEC2BIN([.BZ11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09]+8" office:value-type="float" office:value="120" calcext:value-type="float" table:number-columns-spanned="8" table:number-rows-spanned="1">
            <text:p>12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09]+8" office:value-type="float" office:value="121" calcext:value-type="float" table:number-columns-spanned="8" table:number-rows-spanned="1">
            <text:p>12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09]+8" office:value-type="float" office:value="122" calcext:value-type="float" table:number-columns-spanned="8" table:number-rows-spanned="1">
            <text:p>12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09]+8" office:value-type="float" office:value="123" calcext:value-type="float" table:number-columns-spanned="8" table:number-rows-spanned="1">
            <text:p>12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09]+8" office:value-type="float" office:value="124" calcext:value-type="float" table:number-columns-spanned="8" table:number-rows-spanned="1">
            <text:p>12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09]+8" office:value-type="float" office:value="125" calcext:value-type="float" table:number-columns-spanned="8" table:number-rows-spanned="1">
            <text:p>12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09]+8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09]+8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2" office:value-type="float" office:value="0" calcext:value-type="float">
            <text:p>0</text:p>
          </table:table-cell>
          <table:table-cell table:formula="of:=[.A120]+2*[.A121]+4*[.A122]+8*[.A123]+16*[.A124]+32*[.A125]+64*[.A126]+128*[.A127]" office:value-type="float" office:value="0" calcext:value-type="float">
            <text:p>0</text:p>
          </table:table-cell>
          <table:table-cell table:style-name="Default"/>
          <table:table-cell table:number-columns-repeated="8" table:style-name="ce57" office:value-type="float" office:value="0" calcext:value-type="float">
            <text:p>0</text:p>
          </table:table-cell>
          <table:table-cell table:formula="of:=[.K120]+2*[.K121]+4*[.K122]+8*[.K123]+16*[.K124]+32*[.K125]+64*[.K126]+128*[.K127]" office:value-type="float" office:value="0" calcext:value-type="float">
            <text:p>0</text:p>
          </table:table-cell>
          <table:table-cell table:style-name="Default"/>
          <table:table-cell table:number-columns-repeated="8" table:style-name="ce90" office:value-type="float" office:value="0" calcext:value-type="float">
            <text:p>0</text:p>
          </table:table-cell>
          <table:table-cell table:formula="of:=[.U120]+2*[.U121]+4*[.U122]+8*[.U123]+16*[.U124]+32*[.U125]+64*[.U126]+128*[.U127]" office:value-type="float" office:value="0" calcext:value-type="float">
            <text:p>0</text:p>
          </table:table-cell>
          <table:table-cell table:style-name="Default"/>
          <table:table-cell table:number-columns-repeated="4"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formula="of:=[.AE120]+2*[.AE121]+4*[.AE122]+8*[.AE123]+16*[.AE124]+32*[.AE125]+64*[.AE126]+128*[.AE127]" office:value-type="float" office:value="0" calcext:value-type="float">
            <text:p>0</text:p>
          </table:table-cell>
          <table:table-cell table:style-name="Default"/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formula="of:=[.AO120]+2*[.AO121]+4*[.AO122]+8*[.AO123]+16*[.AO124]+32*[.AO125]+64*[.AO126]+128*[.AO127]" office:value-type="float" office:value="0" calcext:value-type="float">
            <text:p>0</text:p>
          </table:table-cell>
          <table:table-cell table:style-name="Default"/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4" table:style-name="ce195" office:value-type="float" office:value="0" calcext:value-type="float">
            <text:p>0</text:p>
          </table:table-cell>
          <table:table-cell table:formula="of:=[.AY120]+2*[.AY121]+4*[.AY122]+8*[.AY123]+16*[.AY124]+32*[.AY125]+64*[.AY126]+128*[.AY127]" office:value-type="float" office:value="0" calcext:value-type="float">
            <text:p>0</text:p>
          </table:table-cell>
          <table:table-cell table:style-name="Default"/>
          <table:table-cell table:number-columns-repeated="8" table:style-name="ce230" office:value-type="float" office:value="0" calcext:value-type="float">
            <text:p>0</text:p>
          </table:table-cell>
          <table:table-cell table:formula="of:=[.BI120]+2*[.BI121]+4*[.BI122]+8*[.BI123]+16*[.BI124]+32*[.BI125]+64*[.BI126]+128*[.BI127]" office:value-type="float" office:value="8" calcext:value-type="float">
            <text:p>8</text:p>
          </table:table-cell>
          <table:table-cell table:style-name="Default"/>
          <table:table-cell table:number-columns-repeated="8" table:style-name="ce265" office:value-type="float" office:value="0" calcext:value-type="float">
            <text:p>0</text:p>
          </table:table-cell>
          <table:table-cell table:formula="of:=[.BS120]+2*[.BS121]+4*[.BS122]+8*[.BS123]+16*[.BS124]+32*[.BS125]+64*[.BS126]+128*[.BS127]" office:value-type="float" office:value="32" calcext:value-type="float">
            <text:p>32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2" office:value-type="float" office:value="0" calcext:value-type="float">
            <text:p>0</text:p>
          </table:table-cell>
          <table:table-cell table:formula="of:=[.B120]+2*[.B121]+4*[.B122]+8*[.B123]+16*[.B124]+32*[.B125]+64*[.B126]+128*[.B127]" office:value-type="float" office:value="68" calcext:value-type="float">
            <text:p>68</text:p>
          </table:table-cell>
          <table:table-cell table:style-name="Default"/>
          <table:table-cell table:number-columns-repeated="8" table:style-name="ce57" office:value-type="float" office:value="0" calcext:value-type="float">
            <text:p>0</text:p>
          </table:table-cell>
          <table:table-cell table:formula="of:=[.L120]+2*[.L121]+4*[.L122]+8*[.L123]+16*[.L124]+32*[.L125]+64*[.L126]+128*[.L127]" office:value-type="float" office:value="156" calcext:value-type="float">
            <text:p>156</text:p>
          </table:table-cell>
          <table:table-cell table:style-name="Default"/>
          <table:table-cell table:number-columns-repeated="8" table:style-name="ce90" office:value-type="float" office:value="0" calcext:value-type="float">
            <text:p>0</text:p>
          </table:table-cell>
          <table:table-cell table:formula="of:=[.V120]+2*[.V121]+4*[.V122]+8*[.V123]+16*[.V124]+32*[.V125]+64*[.V126]+128*[.V127]" office:value-type="float" office:value="68" calcext:value-type="float">
            <text:p>68</text:p>
          </table:table-cell>
          <table:table-cell table:style-name="Default"/>
          <table:table-cell table:number-columns-repeated="3"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formula="of:=[.AF120]+2*[.AF121]+4*[.AF122]+8*[.AF123]+16*[.AF124]+32*[.AF125]+64*[.AF126]+128*[.AF127]" office:value-type="float" office:value="0" calcext:value-type="float">
            <text:p>0</text:p>
          </table:table-cell>
          <table:table-cell table:style-name="Default"/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formula="of:=[.AP120]+2*[.AP121]+4*[.AP122]+8*[.AP123]+16*[.AP124]+32*[.AP125]+64*[.AP126]+128*[.AP127]" office:value-type="float" office:value="0" calcext:value-type="float">
            <text:p>0</text:p>
          </table:table-cell>
          <table:table-cell table:style-name="Default"/>
          <table:table-cell table:number-columns-repeated="3" table:style-name="ce195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formula="of:=[.AZ120]+2*[.AZ121]+4*[.AZ122]+8*[.AZ123]+16*[.AZ124]+32*[.AZ125]+64*[.AZ126]+128*[.AZ127]" office:value-type="float" office:value="0" calcext:value-type="float">
            <text:p>0</text:p>
          </table:table-cell>
          <table:table-cell table:style-name="Default"/>
          <table:table-cell table:number-columns-repeated="8" table:style-name="ce230" office:value-type="float" office:value="0" calcext:value-type="float">
            <text:p>0</text:p>
          </table:table-cell>
          <table:table-cell table:formula="of:=[.BJ120]+2*[.BJ121]+4*[.BJ122]+8*[.BJ123]+16*[.BJ124]+32*[.BJ125]+64*[.BJ126]+128*[.BJ127]" office:value-type="float" office:value="4" calcext:value-type="float">
            <text:p>4</text:p>
          </table:table-cell>
          <table:table-cell table:style-name="Default"/>
          <table:table-cell table:number-columns-repeated="8" table:style-name="ce265" office:value-type="float" office:value="0" calcext:value-type="float">
            <text:p>0</text:p>
          </table:table-cell>
          <table:table-cell table:formula="of:=[.BT120]+2*[.BT121]+4*[.BT122]+8*[.BT123]+16*[.BT124]+32*[.BT125]+64*[.BT126]+128*[.BT127]" office:value-type="float" office:value="48" calcext:value-type="float">
            <text:p>48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[.C120]+2*[.C121]+4*[.C122]+8*[.C123]+16*[.C124]+32*[.C125]+64*[.C126]+128*[.C127]" office:value-type="float" office:value="108" calcext:value-type="float">
            <text:p>108</text:p>
          </table:table-cell>
          <table:table-cell table:style-name="Default"/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formula="of:=[.M120]+2*[.M121]+4*[.M122]+8*[.M123]+16*[.M124]+32*[.M125]+64*[.M126]+128*[.M127]" office:value-type="float" office:value="188" calcext:value-type="float">
            <text:p>188</text:p>
          </table:table-cell>
          <table:table-cell table:style-name="Default"/>
          <table:table-cell table:style-name="ce90" office:value-type="float" office:value="0" calcext:value-type="float">
            <text:p>0</text:p>
          </table:table-cell>
          <table:table-cell table:number-columns-repeated="6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formula="of:=[.W120]+2*[.W121]+4*[.W122]+8*[.W123]+16*[.W124]+32*[.W125]+64*[.W126]+128*[.W127]" office:value-type="float" office:value="100" calcext:value-type="float">
            <text:p>100</text:p>
          </table:table-cell>
          <table:table-cell table:style-name="Default"/>
          <table:table-cell table:number-columns-repeated="3"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formula="of:=[.AG120]+2*[.AG121]+4*[.AG122]+8*[.AG123]+16*[.AG124]+32*[.AG125]+64*[.AG126]+128*[.AG127]" office:value-type="float" office:value="8" calcext:value-type="float">
            <text:p>8</text:p>
          </table:table-cell>
          <table:table-cell table:style-name="Default"/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formula="of:=[.AQ120]+2*[.AQ121]+4*[.AQ122]+8*[.AQ123]+16*[.AQ124]+32*[.AQ125]+64*[.AQ126]+128*[.AQ127]" office:value-type="float" office:value="0" calcext:value-type="float">
            <text:p>0</text:p>
          </table:table-cell>
          <table:table-cell table:style-name="Default"/>
          <table:table-cell table:number-columns-repeated="3" table:style-name="ce195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formula="of:=[.BA120]+2*[.BA121]+4*[.BA122]+8*[.BA123]+16*[.BA124]+32*[.BA125]+64*[.BA126]+128*[.BA127]" office:value-type="float" office:value="65" calcext:value-type="float">
            <text:p>65</text:p>
          </table:table-cell>
          <table:table-cell table:style-name="Default"/>
          <table:table-cell table:style-name="ce230" office:value-type="float" office:value="0" calcext:value-type="float">
            <text:p>0</text:p>
          </table:table-cell>
          <table:table-cell table:number-columns-repeated="2" table:style-name="ce230" office:value-type="float" office:value="1" calcext:value-type="float">
            <text:p>1</text:p>
          </table:table-cell>
          <table:table-cell table:number-columns-repeated="5" table:style-name="ce230" office:value-type="float" office:value="0" calcext:value-type="float">
            <text:p>0</text:p>
          </table:table-cell>
          <table:table-cell table:formula="of:=[.BK120]+2*[.BK121]+4*[.BK122]+8*[.BK123]+16*[.BK124]+32*[.BK125]+64*[.BK126]+128*[.BK127]" office:value-type="float" office:value="4" calcext:value-type="float">
            <text:p>4</text:p>
          </table:table-cell>
          <table:table-cell table:style-name="Default"/>
          <table:table-cell table:number-columns-repeated="3" table:style-name="ce265" office:value-type="float" office:value="0" calcext:value-type="float">
            <text:p>0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number-columns-repeated="3" table:style-name="ce265" office:value-type="float" office:value="0" calcext:value-type="float">
            <text:p>0</text:p>
          </table:table-cell>
          <table:table-cell table:formula="of:=[.BU120]+2*[.BU121]+4*[.BU122]+8*[.BU123]+16*[.BU124]+32*[.BU125]+64*[.BU126]+128*[.BU127]" office:value-type="float" office:value="40" calcext:value-type="float">
            <text:p>4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[.D120]+2*[.D121]+4*[.D122]+8*[.D123]+16*[.D124]+32*[.D125]+64*[.D126]+128*[.D127]" office:value-type="float" office:value="56" calcext:value-type="float">
            <text:p>56</text:p>
          </table:table-cell>
          <table:table-cell table:style-name="Default"/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formula="of:=[.N120]+2*[.N121]+4*[.N122]+8*[.N123]+16*[.N124]+32*[.N125]+64*[.N126]+128*[.N127]" office:value-type="float" office:value="160" calcext:value-type="float">
            <text:p>160</text:p>
          </table:table-cell>
          <table:table-cell table:style-name="Default"/>
          <table:table-cell table:number-columns-repeated="4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formula="of:=[.X120]+2*[.X121]+4*[.X122]+8*[.X123]+16*[.X124]+32*[.X125]+64*[.X126]+128*[.X127]" office:value-type="float" office:value="116" calcext:value-type="float">
            <text:p>116</text:p>
          </table:table-cell>
          <table:table-cell table:style-name="Default"/>
          <table:table-cell table:number-columns-repeated="2"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formula="of:=[.AH120]+2*[.AH121]+4*[.AH122]+8*[.AH123]+16*[.AH124]+32*[.AH125]+64*[.AH126]+128*[.AH127]" office:value-type="float" office:value="62" calcext:value-type="float">
            <text:p>62</text:p>
          </table:table-cell>
          <table:table-cell table:style-name="Default"/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formula="of:=[.AR120]+2*[.AR121]+4*[.AR122]+8*[.AR123]+16*[.AR124]+32*[.AR125]+64*[.AR126]+128*[.AR127]" office:value-type="float" office:value="127" calcext:value-type="float">
            <text:p>127</text:p>
          </table:table-cell>
          <table:table-cell table:style-name="Default"/>
          <table:table-cell table:number-columns-repeated="4" table:style-name="ce195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formula="of:=[.BB120]+2*[.BB121]+4*[.BB122]+8*[.BB123]+16*[.BB124]+32*[.BB125]+64*[.BB126]+128*[.BB127]" office:value-type="float" office:value="119" calcext:value-type="float">
            <text:p>119</text:p>
          </table:table-cell>
          <table:table-cell table:style-name="Default"/>
          <table:table-cell table:style-name="ce230" office:value-type="float" office:value="1" calcext:value-type="float">
            <text:p>1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formula="of:=[.BL120]+2*[.BL121]+4*[.BL122]+8*[.BL123]+16*[.BL124]+32*[.BL125]+64*[.BL126]+128*[.BL127]" office:value-type="float" office:value="8" calcext:value-type="float">
            <text:p>8</text:p>
          </table:table-cell>
          <table:table-cell table:style-name="Default"/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formula="of:=[.BV120]+2*[.BV121]+4*[.BV122]+8*[.BV123]+16*[.BV124]+32*[.BV125]+64*[.BV126]+128*[.BV127]" office:value-type="float" office:value="36" calcext:value-type="float">
            <text:p>36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[.E120]+2*[.E121]+4*[.E122]+8*[.E123]+16*[.E124]+32*[.E125]+64*[.E126]+128*[.E127]" office:value-type="float" office:value="56" calcext:value-type="float">
            <text:p>56</text:p>
          </table:table-cell>
          <table:table-cell table:style-name="Default"/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formula="of:=[.O120]+2*[.O121]+4*[.O122]+8*[.O123]+16*[.O124]+32*[.O125]+64*[.O126]+128*[.O127]" office:value-type="float" office:value="224" calcext:value-type="float">
            <text:p>224</text:p>
          </table:table-cell>
          <table:table-cell table:style-name="Default"/>
          <table:table-cell table:number-columns-repeated="3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formula="of:=[.Y120]+2*[.Y121]+4*[.Y122]+8*[.Y123]+16*[.Y124]+32*[.Y125]+64*[.Y126]+128*[.Y127]" office:value-type="float" office:value="92" calcext:value-type="float">
            <text:p>92</text:p>
          </table:table-cell>
          <table:table-cell table:style-name="Default"/>
          <table:table-cell table:number-columns-repeated="3"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formula="of:=[.AI120]+2*[.AI121]+4*[.AI122]+8*[.AI123]+16*[.AI124]+32*[.AI125]+64*[.AI126]+128*[.AI127]" office:value-type="float" office:value="119" calcext:value-type="float">
            <text:p>119</text:p>
          </table:table-cell>
          <table:table-cell table:style-name="Default"/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formula="of:=[.AS120]+2*[.AS121]+4*[.AS122]+8*[.AS123]+16*[.AS124]+32*[.AS125]+64*[.AS126]+128*[.AS127]" office:value-type="float" office:value="127" calcext:value-type="float">
            <text:p>127</text:p>
          </table:table-cell>
          <table:table-cell table:style-name="Default"/>
          <table:table-cell table:number-columns-repeated="3" table:style-name="ce195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formula="of:=[.BC120]+2*[.BC121]+4*[.BC122]+8*[.BC123]+16*[.BC124]+32*[.BC125]+64*[.BC126]+128*[.BC127]" office:value-type="float" office:value="62" calcext:value-type="float">
            <text:p>62</text:p>
          </table:table-cell>
          <table:table-cell table:style-name="Default"/>
          <table:table-cell table:number-columns-repeated="4" table:style-name="ce230" office:value-type="float" office:value="0" calcext:value-type="float">
            <text:p>0</text:p>
          </table:table-cell>
          <table:table-cell table:number-columns-repeated="2" table:style-name="ce230" office:value-type="float" office:value="1" calcext:value-type="float">
            <text:p>1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formula="of:=[.BM120]+2*[.BM121]+4*[.BM122]+8*[.BM123]+16*[.BM124]+32*[.BM125]+64*[.BM126]+128*[.BM127]" office:value-type="float" office:value="16" calcext:value-type="float">
            <text:p>16</text:p>
          </table:table-cell>
          <table:table-cell table:style-name="Default"/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4"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0" calcext:value-type="float">
            <text:p>0</text:p>
          </table:table-cell>
          <table:table-cell table:formula="of:=[.BW120]+2*[.BW121]+4*[.BW122]+8*[.BW123]+16*[.BW124]+32*[.BW125]+64*[.BW126]+128*[.BW127]" office:value-type="float" office:value="36" calcext:value-type="float">
            <text:p>36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[.F120]+2*[.F121]+4*[.F122]+8*[.F123]+16*[.F124]+32*[.F125]+64*[.F126]+128*[.F127]" office:value-type="float" office:value="108" calcext:value-type="float">
            <text:p>108</text:p>
          </table:table-cell>
          <table:table-cell table:style-name="Default"/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formula="of:=[.P120]+2*[.P121]+4*[.P122]+8*[.P123]+16*[.P124]+32*[.P125]+64*[.P126]+128*[.P127]" office:value-type="float" office:value="124" calcext:value-type="float">
            <text:p>124</text:p>
          </table:table-cell>
          <table:table-cell table:style-name="Default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formula="of:=[.Z120]+2*[.Z121]+4*[.Z122]+8*[.Z123]+16*[.Z124]+32*[.Z125]+64*[.Z126]+128*[.Z127]" office:value-type="float" office:value="76" calcext:value-type="float">
            <text:p>76</text:p>
          </table:table-cell>
          <table:table-cell table:style-name="Default"/>
          <table:table-cell table:number-columns-repeated="3"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formula="of:=[.AJ120]+2*[.AJ121]+4*[.AJ122]+8*[.AJ123]+16*[.AJ124]+32*[.AJ125]+64*[.AJ126]+128*[.AJ127]" office:value-type="float" office:value="65" calcext:value-type="float">
            <text:p>65</text:p>
          </table:table-cell>
          <table:table-cell table:style-name="Default"/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formula="of:=[.AT120]+2*[.AT121]+4*[.AT122]+8*[.AT123]+16*[.AT124]+32*[.AT125]+64*[.AT126]+128*[.AT127]" office:value-type="float" office:value="0" calcext:value-type="float">
            <text:p>0</text:p>
          </table:table-cell>
          <table:table-cell table:style-name="Default"/>
          <table:table-cell table:number-columns-repeated="3" table:style-name="ce195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formula="of:=[.BD120]+2*[.BD121]+4*[.BD122]+8*[.BD123]+16*[.BD124]+32*[.BD125]+64*[.BD126]+128*[.BD127]" office:value-type="float" office:value="8" calcext:value-type="float">
            <text:p>8</text:p>
          </table:table-cell>
          <table:table-cell table:style-name="Default"/>
          <table:table-cell table:number-columns-repeated="8" table:style-name="ce230" office:value-type="float" office:value="0" calcext:value-type="float">
            <text:p>0</text:p>
          </table:table-cell>
          <table:table-cell table:formula="of:=[.BN120]+2*[.BN121]+4*[.BN122]+8*[.BN123]+16*[.BN124]+32*[.BN125]+64*[.BN126]+128*[.BN127]" office:value-type="float" office:value="16" calcext:value-type="float">
            <text:p>16</text:p>
          </table:table-cell>
          <table:table-cell table:style-name="Default"/>
          <table:table-cell table:number-columns-repeated="8" table:style-name="ce265" office:value-type="float" office:value="1" calcext:value-type="float">
            <text:p>1</text:p>
          </table:table-cell>
          <table:table-cell table:formula="of:=[.BX120]+2*[.BX121]+4*[.BX122]+8*[.BX123]+16*[.BX124]+32*[.BX125]+64*[.BX126]+128*[.BX127]" office:value-type="float" office:value="40" calcext:value-type="float">
            <text:p>4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[.G120]+2*[.G121]+4*[.G122]+8*[.G123]+16*[.G124]+32*[.G125]+64*[.G126]+128*[.G127]" office:value-type="float" office:value="68" calcext:value-type="float">
            <text:p>68</text:p>
          </table:table-cell>
          <table:table-cell table:style-name="Default"/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formula="of:=[.Q120]+2*[.Q121]+4*[.Q122]+8*[.Q123]+16*[.Q124]+32*[.Q125]+64*[.Q126]+128*[.Q127]" office:value-type="float" office:value="60" calcext:value-type="float">
            <text:p>60</text:p>
          </table:table-cell>
          <table:table-cell table:style-name="Default"/>
          <table:table-cell table:style-name="ce90" office:value-type="float" office:value="0" calcext:value-type="float">
            <text:p>0</text:p>
          </table:table-cell>
          <table:table-cell table:number-columns-repeated="6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formula="of:=[.AA120]+2*[.AA121]+4*[.AA122]+8*[.AA123]+16*[.AA124]+32*[.AA125]+64*[.AA126]+128*[.AA127]" office:value-type="float" office:value="68" calcext:value-type="float">
            <text:p>68</text:p>
          </table:table-cell>
          <table:table-cell table:style-name="Default"/>
          <table:table-cell table:number-columns-repeated="4" table:style-name="ce123" office:value-type="float" office:value="0" calcext:value-type="float">
            <text:p>0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formula="of:=[.AK120]+2*[.AK121]+4*[.AK122]+8*[.AK123]+16*[.AK124]+32*[.AK125]+64*[.AK126]+128*[.AK127]" office:value-type="float" office:value="0" calcext:value-type="float">
            <text:p>0</text:p>
          </table:table-cell>
          <table:table-cell table:style-name="Default"/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formula="of:=[.AU120]+2*[.AU121]+4*[.AU122]+8*[.AU123]+16*[.AU124]+32*[.AU125]+64*[.AU126]+128*[.AU127]" office:value-type="float" office:value="0" calcext:value-type="float">
            <text:p>0</text:p>
          </table:table-cell>
          <table:table-cell table:style-name="Default"/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4" table:style-name="ce195" office:value-type="float" office:value="0" calcext:value-type="float">
            <text:p>0</text:p>
          </table:table-cell>
          <table:table-cell table:formula="of:=[.BE120]+2*[.BE121]+4*[.BE122]+8*[.BE123]+16*[.BE124]+32*[.BE125]+64*[.BE126]+128*[.BE127]" office:value-type="float" office:value="0" calcext:value-type="float">
            <text:p>0</text:p>
          </table:table-cell>
          <table:table-cell table:style-name="Default"/>
          <table:table-cell table:number-columns-repeated="8" table:style-name="ce230" office:value-type="float" office:value="0" calcext:value-type="float">
            <text:p>0</text:p>
          </table:table-cell>
          <table:table-cell table:formula="of:=[.BO120]+2*[.BO121]+4*[.BO122]+8*[.BO123]+16*[.BO124]+32*[.BO125]+64*[.BO126]+128*[.BO127]" office:value-type="float" office:value="8" calcext:value-type="float">
            <text:p>8</text:p>
          </table:table-cell>
          <table:table-cell table:style-name="Default"/>
          <table:table-cell table:number-columns-repeated="8" table:style-name="ce265" office:value-type="float" office:value="0" calcext:value-type="float">
            <text:p>0</text:p>
          </table:table-cell>
          <table:table-cell table:formula="of:=[.BY120]+2*[.BY121]+4*[.BY122]+8*[.BY123]+16*[.BY124]+32*[.BY125]+64*[.BY126]+128*[.BY127]" office:value-type="float" office:value="48" calcext:value-type="float">
            <text:p>48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2" office:value-type="float" office:value="0" calcext:value-type="float">
            <text:p>0</text:p>
          </table:table-cell>
          <table:table-cell table:formula="of:=[.H120]+2*[.H121]+4*[.H122]+8*[.H123]+16*[.H124]+32*[.H125]+64*[.H126]+128*[.H127]" office:value-type="float" office:value="0" calcext:value-type="float">
            <text:p>0</text:p>
          </table:table-cell>
          <table:table-cell table:style-name="Default"/>
          <table:table-cell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formula="of:=[.R120]+2*[.R121]+4*[.R122]+8*[.R123]+16*[.R124]+32*[.R125]+64*[.R126]+128*[.R127]" office:value-type="float" office:value="0" calcext:value-type="float">
            <text:p>0</text:p>
          </table:table-cell>
          <table:table-cell table:style-name="Default"/>
          <table:table-cell table:number-columns-repeated="8" table:style-name="ce90" office:value-type="float" office:value="0" calcext:value-type="float">
            <text:p>0</text:p>
          </table:table-cell>
          <table:table-cell table:formula="of:=[.AB120]+2*[.AB121]+4*[.AB122]+8*[.AB123]+16*[.AB124]+32*[.AB125]+64*[.AB126]+128*[.AB127]" office:value-type="float" office:value="0" calcext:value-type="float">
            <text:p>0</text:p>
          </table:table-cell>
          <table:table-cell table:style-name="Default"/>
          <table:table-cell table:number-columns-repeated="8" table:style-name="ce123" office:value-type="float" office:value="0" calcext:value-type="float">
            <text:p>0</text:p>
          </table:table-cell>
          <table:table-cell table:formula="of:=[.AL120]+2*[.AL121]+4*[.AL122]+8*[.AL123]+16*[.AL124]+32*[.AL125]+64*[.AL126]+128*[.AL127]" office:value-type="float" office:value="0" calcext:value-type="float">
            <text:p>0</text:p>
          </table:table-cell>
          <table:table-cell table:style-name="Default"/>
          <table:table-cell table:number-columns-repeated="8" table:style-name="ce159" office:value-type="float" office:value="0" calcext:value-type="float">
            <text:p>0</text:p>
          </table:table-cell>
          <table:table-cell table:formula="of:=[.AV120]+2*[.AV121]+4*[.AV122]+8*[.AV123]+16*[.AV124]+32*[.AV125]+64*[.AV126]+128*[.AV127]" office:value-type="float" office:value="0" calcext:value-type="float">
            <text:p>0</text:p>
          </table:table-cell>
          <table:table-cell table:style-name="Default"/>
          <table:table-cell table:number-columns-repeated="8" table:style-name="ce195" office:value-type="float" office:value="0" calcext:value-type="float">
            <text:p>0</text:p>
          </table:table-cell>
          <table:table-cell table:formula="of:=[.BF120]+2*[.BF121]+4*[.BF122]+8*[.BF123]+16*[.BF124]+32*[.BF125]+64*[.BF126]+128*[.BF127]" office:value-type="float" office:value="0" calcext:value-type="float">
            <text:p>0</text:p>
          </table:table-cell>
          <table:table-cell table:style-name="Default"/>
          <table:table-cell table:number-columns-repeated="8" table:style-name="ce230" office:value-type="float" office:value="0" calcext:value-type="float">
            <text:p>0</text:p>
          </table:table-cell>
          <table:table-cell table:formula="of:=[.BP120]+2*[.BP121]+4*[.BP122]+8*[.BP123]+16*[.BP124]+32*[.BP125]+64*[.BP126]+128*[.BP127]" office:value-type="float" office:value="0" calcext:value-type="float">
            <text:p>0</text:p>
          </table:table-cell>
          <table:table-cell table:style-name="Default"/>
          <table:table-cell table:number-columns-repeated="8" table:style-name="ce265" office:value-type="float" office:value="0" calcext:value-type="float">
            <text:p>0</text:p>
          </table:table-cell>
          <table:table-cell table:formula="of:=[.BZ120]+2*[.BZ121]+4*[.BZ122]+8*[.BZ123]+16*[.BZ124]+32*[.BZ125]+64*[.BZ126]+128*[.BZ127]" office:value-type="float" office:value="32" calcext:value-type="float">
            <text:p>32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28];2);2;1)+64*MID(DEC2BIN([.B128];2);2;1)+32*MID(DEC2BIN([.C128];2);2;1)+16*MID(DEC2BIN([.D128];2);2;1)+8*MID(DEC2BIN([.E128];2);2;1)+4*MID(DEC2BIN([.F128];2);2;1)+2*MID(DEC2BIN([.G128];2);2;1)+MID(DEC2BIN([.H128];2);2;1)" office:value-type="float" office:value="0" calcext:value-type="float">
            <text:p>0</text:p>
          </table:table-cell>
          <table:table-cell table:formula="of:=128*MID(DEC2BIN([.A128];2);1;1)+64*MID(DEC2BIN([.B128];2);1;1)+32*MID(DEC2BIN([.C128];2);1;1)+16*MID(DEC2BIN([.D128];2);1;1)+8*MID(DEC2BIN([.E128];2);1;1)+4*MID(DEC2BIN([.F128];2);1;1)+2*MID(DEC2BIN([.G128];2);1;1)+MID(DEC2BIN([.H128];2);1;1)" office:value-type="float" office:value="0" calcext:value-type="float">
            <text:p>0</text:p>
          </table:table-cell>
          <table:table-cell table:number-columns-repeated="8"/>
          <table:table-cell table:formula="of:=128*MID(DEC2BIN([.K128];2);2;1)+64*MID(DEC2BIN([.L128];2);2;1)+32*MID(DEC2BIN([.M128];2);2;1)+16*MID(DEC2BIN([.N128];2);2;1)+8*MID(DEC2BIN([.O128];2);2;1)+4*MID(DEC2BIN([.P128];2);2;1)+2*MID(DEC2BIN([.Q128];2);2;1)+MID(DEC2BIN([.R128];2);2;1)" office:value-type="float" office:value="0" calcext:value-type="float">
            <text:p>0</text:p>
          </table:table-cell>
          <table:table-cell table:formula="of:=128*MID(DEC2BIN([.K128];2);1;1)+64*MID(DEC2BIN([.L128];2);1;1)+32*MID(DEC2BIN([.M128];2);1;1)+16*MID(DEC2BIN([.N128];2);1;1)+8*MID(DEC2BIN([.O128];2);1;1)+4*MID(DEC2BIN([.P128];2);1;1)+2*MID(DEC2BIN([.Q128];2);1;1)+MID(DEC2BIN([.R128];2);1;1)" office:value-type="float" office:value="0" calcext:value-type="float">
            <text:p>0</text:p>
          </table:table-cell>
          <table:table-cell table:number-columns-repeated="8"/>
          <table:table-cell table:formula="of:=128*MID(DEC2BIN([.U128];2);2;1)+64*MID(DEC2BIN([.V128];2);2;1)+32*MID(DEC2BIN([.W128];2);2;1)+16*MID(DEC2BIN([.X128];2);2;1)+8*MID(DEC2BIN([.Y128];2);2;1)+4*MID(DEC2BIN([.Z128];2);2;1)+2*MID(DEC2BIN([.AA128];2);2;1)+MID(DEC2BIN([.AB128];2);2;1)" office:value-type="float" office:value="0" calcext:value-type="float">
            <text:p>0</text:p>
          </table:table-cell>
          <table:table-cell table:formula="of:=128*MID(DEC2BIN([.U128];2);1;1)+64*MID(DEC2BIN([.V128];2);1;1)+32*MID(DEC2BIN([.W128];2);1;1)+16*MID(DEC2BIN([.X128];2);1;1)+8*MID(DEC2BIN([.Y128];2);1;1)+4*MID(DEC2BIN([.Z128];2);1;1)+2*MID(DEC2BIN([.AA128];2);1;1)+MID(DEC2BIN([.AB128];2);1;1)" office:value-type="float" office:value="0" calcext:value-type="float">
            <text:p>0</text:p>
          </table:table-cell>
          <table:table-cell table:number-columns-repeated="8"/>
          <table:table-cell table:formula="of:=128*MID(DEC2BIN([.AE128];2);2;1)+64*MID(DEC2BIN([.AF128];2);2;1)+32*MID(DEC2BIN([.AG128];2);2;1)+16*MID(DEC2BIN([.AH128];2);2;1)+8*MID(DEC2BIN([.AI128];2);2;1)+4*MID(DEC2BIN([.AJ128];2);2;1)+2*MID(DEC2BIN([.AK128];2);2;1)+MID(DEC2BIN([.AL128];2);2;1)" office:value-type="float" office:value="0" calcext:value-type="float">
            <text:p>0</text:p>
          </table:table-cell>
          <table:table-cell table:formula="of:=128*MID(DEC2BIN([.AE128];2);1;1)+64*MID(DEC2BIN([.AF128];2);1;1)+32*MID(DEC2BIN([.AG128];2);1;1)+16*MID(DEC2BIN([.AH128];2);1;1)+8*MID(DEC2BIN([.AI128];2);1;1)+4*MID(DEC2BIN([.AJ128];2);1;1)+2*MID(DEC2BIN([.AK128];2);1;1)+MID(DEC2BIN([.AL128];2);1;1)" office:value-type="float" office:value="0" calcext:value-type="float">
            <text:p>0</text:p>
          </table:table-cell>
          <table:table-cell table:number-columns-repeated="8"/>
          <table:table-cell table:formula="of:=128*MID(DEC2BIN([.AO128];2);2;1)+64*MID(DEC2BIN([.AP128];2);2;1)+32*MID(DEC2BIN([.AQ128];2);2;1)+16*MID(DEC2BIN([.AR128];2);2;1)+8*MID(DEC2BIN([.AS128];2);2;1)+4*MID(DEC2BIN([.AT128];2);2;1)+2*MID(DEC2BIN([.AU128];2);2;1)+MID(DEC2BIN([.AV128];2);2;1)" office:value-type="float" office:value="0" calcext:value-type="float">
            <text:p>0</text:p>
          </table:table-cell>
          <table:table-cell table:formula="of:=128*MID(DEC2BIN([.AO128];2);1;1)+64*MID(DEC2BIN([.AP128];2);1;1)+32*MID(DEC2BIN([.AQ128];2);1;1)+16*MID(DEC2BIN([.AR128];2);1;1)+8*MID(DEC2BIN([.AS128];2);1;1)+4*MID(DEC2BIN([.AT128];2);1;1)+2*MID(DEC2BIN([.AU128];2);1;1)+MID(DEC2BIN([.AV128];2);1;1)" office:value-type="float" office:value="0" calcext:value-type="float">
            <text:p>0</text:p>
          </table:table-cell>
          <table:table-cell table:number-columns-repeated="8"/>
          <table:table-cell table:formula="of:=128*MID(DEC2BIN([.AY128];2);2;1)+64*MID(DEC2BIN([.AZ128];2);2;1)+32*MID(DEC2BIN([.BA128];2);2;1)+16*MID(DEC2BIN([.BB128];2);2;1)+8*MID(DEC2BIN([.BC128];2);2;1)+4*MID(DEC2BIN([.BD128];2);2;1)+2*MID(DEC2BIN([.BE128];2);2;1)+MID(DEC2BIN([.BF128];2);2;1)" office:value-type="float" office:value="0" calcext:value-type="float">
            <text:p>0</text:p>
          </table:table-cell>
          <table:table-cell table:formula="of:=128*MID(DEC2BIN([.AY128];2);1;1)+64*MID(DEC2BIN([.AZ128];2);1;1)+32*MID(DEC2BIN([.BA128];2);1;1)+16*MID(DEC2BIN([.BB128];2);1;1)+8*MID(DEC2BIN([.BC128];2);1;1)+4*MID(DEC2BIN([.BD128];2);1;1)+2*MID(DEC2BIN([.BE128];2);1;1)+MID(DEC2BIN([.BF128];2);1;1)" office:value-type="float" office:value="0" calcext:value-type="float">
            <text:p>0</text:p>
          </table:table-cell>
          <table:table-cell table:number-columns-repeated="8"/>
          <table:table-cell table:formula="of:=128*MID(DEC2BIN([.BI128];2);2;1)+64*MID(DEC2BIN([.BJ128];2);2;1)+32*MID(DEC2BIN([.BK128];2);2;1)+16*MID(DEC2BIN([.BL128];2);2;1)+8*MID(DEC2BIN([.BM128];2);2;1)+4*MID(DEC2BIN([.BN128];2);2;1)+2*MID(DEC2BIN([.BO128];2);2;1)+MID(DEC2BIN([.BP128];2);2;1)" office:value-type="float" office:value="0" calcext:value-type="float">
            <text:p>0</text:p>
          </table:table-cell>
          <table:table-cell table:formula="of:=128*MID(DEC2BIN([.BI128];2);1;1)+64*MID(DEC2BIN([.BJ128];2);1;1)+32*MID(DEC2BIN([.BK128];2);1;1)+16*MID(DEC2BIN([.BL128];2);1;1)+8*MID(DEC2BIN([.BM128];2);1;1)+4*MID(DEC2BIN([.BN128];2);1;1)+2*MID(DEC2BIN([.BO128];2);1;1)+MID(DEC2BIN([.BP128];2);1;1)" office:value-type="float" office:value="0" calcext:value-type="float">
            <text:p>0</text:p>
          </table:table-cell>
          <table:table-cell table:number-columns-repeated="8"/>
          <table:table-cell table:formula="of:=128*MID(DEC2BIN([.BS128];2);2;1)+64*MID(DEC2BIN([.BT128];2);2;1)+32*MID(DEC2BIN([.BU128];2);2;1)+16*MID(DEC2BIN([.BV128];2);2;1)+8*MID(DEC2BIN([.BW128];2);2;1)+4*MID(DEC2BIN([.BX128];2);2;1)+2*MID(DEC2BIN([.BY128];2);2;1)+MID(DEC2BIN([.BZ128];2);2;1)" office:value-type="float" office:value="0" calcext:value-type="float">
            <text:p>0</text:p>
          </table:table-cell>
          <table:table-cell table:formula="of:=128*MID(DEC2BIN([.BS128];2);1;1)+64*MID(DEC2BIN([.BT128];2);1;1)+32*MID(DEC2BIN([.BU128];2);1;1)+16*MID(DEC2BIN([.BV128];2);1;1)+8*MID(DEC2BIN([.BW128];2);1;1)+4*MID(DEC2BIN([.BX128];2);1;1)+2*MID(DEC2BIN([.BY128];2);1;1)+MID(DEC2BIN([.BZ12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19]+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19]+8" office:value-type="float" office:value="129" calcext:value-type="float" table:number-columns-spanned="8" table:number-rows-spanned="1">
            <text:p>12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19]+8" office:value-type="float" office:value="130" calcext:value-type="float" table:number-columns-spanned="8" table:number-rows-spanned="1">
            <text:p>13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19]+8" office:value-type="float" office:value="131" calcext:value-type="float" table:number-columns-spanned="8" table:number-rows-spanned="1">
            <text:p>13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19]+8" office:value-type="float" office:value="132" calcext:value-type="float" table:number-columns-spanned="8" table:number-rows-spanned="1">
            <text:p>13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19]+8" office:value-type="float" office:value="133" calcext:value-type="float" table:number-columns-spanned="8" table:number-rows-spanned="1">
            <text:p>13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19]+8" office:value-type="float" office:value="134" calcext:value-type="float" table:number-columns-spanned="8" table:number-rows-spanned="1">
            <text:p>13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19]+8" office:value-type="float" office:value="135" calcext:value-type="float" table:number-columns-spanned="8" table:number-rows-spanned="1">
            <text:p>135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formula="of:=[.A130]+2*[.A131]+4*[.A132]+8*[.A133]+16*[.A134]+32*[.A135]+64*[.A136]+128*[.A137]" office:value-type="float" office:value="180" calcext:value-type="float">
            <text:p>180</text:p>
          </table:table-cell>
          <table:table-cell table:style-name="Default"/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formula="of:=[.K130]+2*[.K131]+4*[.K132]+8*[.K133]+16*[.K134]+32*[.K135]+64*[.K136]+128*[.K137]" office:value-type="float" office:value="180" calcext:value-type="float">
            <text:p>180</text:p>
          </table:table-cell>
          <table:table-cell table:style-name="Default"/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formula="of:=[.U130]+2*[.U131]+4*[.U132]+8*[.U133]+16*[.U134]+32*[.U135]+64*[.U136]+128*[.U137]" office:value-type="float" office:value="180" calcext:value-type="float">
            <text:p>180</text:p>
          </table:table-cell>
          <table:table-cell table:style-name="Default"/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2" table:style-name="ce124" office:value-type="float" office:value="2" calcext:value-type="float">
            <text:p>2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formula="of:=[.AE130]+2*[.AE131]+4*[.AE132]+8*[.AE133]+16*[.AE134]+32*[.AE135]+64*[.AE136]+128*[.AE137]" office:value-type="float" office:value="248" calcext:value-type="float">
            <text:p>248</text:p>
          </table:table-cell>
          <table:table-cell table:style-name="Default"/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formula="of:=[.AO130]+2*[.AO131]+4*[.AO132]+8*[.AO133]+16*[.AO134]+32*[.AO135]+64*[.AO136]+128*[.AO137]" office:value-type="float" office:value="4" calcext:value-type="float">
            <text:p>4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AY130]+2*[.AY131]+4*[.AY132]+8*[.AY133]+16*[.AY134]+32*[.AY135]+64*[.AY136]+128*[.AY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I130]+2*[.BI131]+4*[.BI132]+8*[.BI133]+16*[.BI134]+32*[.BI135]+64*[.BI136]+128*[.BI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S130]+2*[.BS131]+4*[.BS132]+8*[.BS133]+16*[.BS134]+32*[.BS135]+64*[.BS136]+128*[.BS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table:number-columns-repeated="6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formula="of:=[.B130]+2*[.B131]+4*[.B132]+8*[.B133]+16*[.B134]+32*[.B135]+64*[.B136]+128*[.B137]" office:value-type="float" office:value="362" calcext:value-type="float">
            <text:p>362</text:p>
          </table:table-cell>
          <table:table-cell table:style-name="Default"/>
          <table:table-cell table:style-name="ce58" office:value-type="float" office:value="0" calcext:value-type="float">
            <text:p>0</text:p>
          </table:table-cell>
          <table:table-cell table:number-columns-repeated="6"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formula="of:=[.L130]+2*[.L131]+4*[.L132]+8*[.L133]+16*[.L134]+32*[.L135]+64*[.L136]+128*[.L137]" office:value-type="float" office:value="346" calcext:value-type="float">
            <text:p>346</text:p>
          </table:table-cell>
          <table:table-cell table:style-name="Default"/>
          <table:table-cell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formula="of:=[.V130]+2*[.V131]+4*[.V132]+8*[.V133]+16*[.V134]+32*[.V135]+64*[.V136]+128*[.V137]" office:value-type="float" office:value="378" calcext:value-type="float">
            <text:p>378</text:p>
          </table:table-cell>
          <table:table-cell table:style-name="Default"/>
          <table:table-cell table:style-name="ce124" office:value-type="float" office:value="0" calcext:value-type="float">
            <text:p>0</text:p>
          </table:table-cell>
          <table:table-cell table:number-columns-repeated="6" table:style-name="ce124" office:value-type="float" office:value="2" calcext:value-type="float">
            <text:p>2</text:p>
          </table:table-cell>
          <table:table-cell table:style-name="ce124" office:value-type="float" office:value="0" calcext:value-type="float">
            <text:p>0</text:p>
          </table:table-cell>
          <table:table-cell table:formula="of:=[.AF130]+2*[.AF131]+4*[.AF132]+8*[.AF133]+16*[.AF134]+32*[.AF135]+64*[.AF136]+128*[.AF137]" office:value-type="float" office:value="508" calcext:value-type="float">
            <text:p>508</text:p>
          </table:table-cell>
          <table:table-cell table:style-name="Default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table:number-columns-repeated="3" table:style-name="ce161" office:value-type="float" office:value="0" calcext:value-type="float">
            <text:p>0</text:p>
          </table:table-cell>
          <table:table-cell table:formula="of:=[.AP130]+2*[.AP131]+4*[.AP132]+8*[.AP133]+16*[.AP134]+32*[.AP135]+64*[.AP136]+128*[.AP137]" office:value-type="float" office:value="62" calcext:value-type="float">
            <text:p>62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AZ130]+2*[.AZ131]+4*[.AZ132]+8*[.AZ133]+16*[.AZ134]+32*[.AZ135]+64*[.AZ136]+128*[.AZ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J130]+2*[.BJ131]+4*[.BJ132]+8*[.BJ133]+16*[.BJ134]+32*[.BJ135]+64*[.BJ136]+128*[.BJ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T130]+2*[.BT131]+4*[.BT132]+8*[.BT133]+16*[.BT134]+32*[.BT135]+64*[.BT136]+128*[.BT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formula="of:=[.C130]+2*[.C131]+4*[.C132]+8*[.C133]+16*[.C134]+32*[.C135]+64*[.C136]+128*[.C137]" office:value-type="float" office:value="721" calcext:value-type="float">
            <text:p>721</text:p>
          </table:table-cell>
          <table:table-cell table:style-name="Default"/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formula="of:=[.M130]+2*[.M131]+4*[.M132]+8*[.M133]+16*[.M134]+32*[.M135]+64*[.M136]+128*[.M137]" office:value-type="float" office:value="737" calcext:value-type="float">
            <text:p>737</text:p>
          </table:table-cell>
          <table:table-cell table:style-name="Default"/>
          <table:table-cell table:number-columns-repeated="8" table:style-name="ce91" office:value-type="float" office:value="3" calcext:value-type="float">
            <text:p>3</text:p>
          </table:table-cell>
          <table:table-cell table:formula="of:=[.W130]+2*[.W131]+4*[.W132]+8*[.W133]+16*[.W134]+32*[.W135]+64*[.W136]+128*[.W137]" office:value-type="float" office:value="765" calcext:value-type="float">
            <text:p>765</text:p>
          </table:table-cell>
          <table:table-cell table:style-name="Default"/>
          <table:table-cell table:number-columns-repeated="2"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4" office:value-type="float" office:value="2" calcext:value-type="float">
            <text:p>2</text:p>
          </table:table-cell>
          <table:table-cell table:formula="of:=[.AG130]+2*[.AG131]+4*[.AG132]+8*[.AG133]+16*[.AG134]+32*[.AG135]+64*[.AG136]+128*[.AG137]" office:value-type="float" office:value="228" calcext:value-type="float">
            <text:p>228</text:p>
          </table:table-cell>
          <table:table-cell table:style-name="Default"/>
          <table:table-cell table:number-columns-repeated="4"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formula="of:=[.AQ130]+2*[.AQ131]+4*[.AQ132]+8*[.AQ133]+16*[.AQ134]+32*[.AQ135]+64*[.AQ136]+128*[.AQ137]" office:value-type="float" office:value="5" calcext:value-type="float">
            <text:p>5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BA130]+2*[.BA131]+4*[.BA132]+8*[.BA133]+16*[.BA134]+32*[.BA135]+64*[.BA136]+128*[.BA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K130]+2*[.BK131]+4*[.BK132]+8*[.BK133]+16*[.BK134]+32*[.BK135]+64*[.BK136]+128*[.BK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U130]+2*[.BU131]+4*[.BU132]+8*[.BU133]+16*[.BU134]+32*[.BU135]+64*[.BU136]+128*[.BU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3" office:value-type="float" office:value="3" calcext:value-type="float">
            <text:p>3</text:p>
          </table:table-cell>
          <table:table-cell table:formula="of:=[.D130]+2*[.D131]+4*[.D132]+8*[.D133]+16*[.D134]+32*[.D135]+64*[.D136]+128*[.D137]" office:value-type="float" office:value="733" calcext:value-type="float">
            <text:p>733</text:p>
          </table:table-cell>
          <table:table-cell table:style-name="Default"/>
          <table:table-cell table:number-columns-repeated="8" table:style-name="ce58" office:value-type="float" office:value="3" calcext:value-type="float">
            <text:p>3</text:p>
          </table:table-cell>
          <table:table-cell table:formula="of:=[.N130]+2*[.N131]+4*[.N132]+8*[.N133]+16*[.N134]+32*[.N135]+64*[.N136]+128*[.N137]" office:value-type="float" office:value="749" calcext:value-type="float">
            <text:p>749</text:p>
          </table:table-cell>
          <table:table-cell table:style-name="Default"/>
          <table:table-cell table:number-columns-repeated="5" table:style-name="ce91" office:value-type="float" office:value="3" calcext:value-type="float">
            <text:p>3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formula="of:=[.X130]+2*[.X131]+4*[.X132]+8*[.X133]+16*[.X134]+32*[.X135]+64*[.X136]+128*[.X137]" office:value-type="float" office:value="717" calcext:value-type="float">
            <text:p>717</text:p>
          </table:table-cell>
          <table:table-cell table:style-name="Default"/>
          <table:table-cell table:number-columns-repeated="2" table:style-name="ce124" office:value-type="float" office:value="2" calcext:value-type="float">
            <text:p>2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table:formula="of:=[.AH130]+2*[.AH131]+4*[.AH132]+8*[.AH133]+16*[.AH134]+32*[.AH135]+64*[.AH136]+128*[.AH137]" office:value-type="float" office:value="510" calcext:value-type="float">
            <text:p>510</text:p>
          </table:table-cell>
          <table:table-cell table:style-name="Default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table:number-columns-repeated="3" table:style-name="ce161" office:value-type="float" office:value="1" calcext:value-type="float">
            <text:p>1</text:p>
          </table:table-cell>
          <table:table-cell table:formula="of:=[.AR130]+2*[.AR131]+4*[.AR132]+8*[.AR133]+16*[.AR134]+32*[.AR135]+64*[.AR136]+128*[.AR137]" office:value-type="float" office:value="5" calcext:value-type="float">
            <text:p>5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BB130]+2*[.BB131]+4*[.BB132]+8*[.BB133]+16*[.BB134]+32*[.BB135]+64*[.BB136]+128*[.BB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L130]+2*[.BL131]+4*[.BL132]+8*[.BL133]+16*[.BL134]+32*[.BL135]+64*[.BL136]+128*[.BL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V130]+2*[.BV131]+4*[.BV132]+8*[.BV133]+16*[.BV134]+32*[.BV135]+64*[.BV136]+128*[.BV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4"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formula="of:=[.E130]+2*[.E131]+4*[.E132]+8*[.E133]+16*[.E134]+32*[.E135]+64*[.E136]+128*[.E137]" office:value-type="float" office:value="733" calcext:value-type="float">
            <text:p>733</text:p>
          </table:table-cell>
          <table:table-cell table:style-name="Default"/>
          <table:table-cell table:number-columns-repeated="2" table:style-name="ce58" office:value-type="float" office:value="3" calcext:value-type="float">
            <text:p>3</text:p>
          </table:table-cell>
          <table:table-cell table:number-columns-repeated="4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formula="of:=[.O130]+2*[.O131]+4*[.O132]+8*[.O133]+16*[.O134]+32*[.O135]+64*[.O136]+128*[.O137]" office:value-type="float" office:value="749" calcext:value-type="float">
            <text:p>749</text:p>
          </table:table-cell>
          <table:table-cell table:style-name="Default"/>
          <table:table-cell table:number-columns-repeated="3" table:style-name="ce91" office:value-type="float" office:value="3" calcext:value-type="float">
            <text:p>3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formula="of:=[.Y130]+2*[.Y131]+4*[.Y132]+8*[.Y133]+16*[.Y134]+32*[.Y135]+64*[.Y136]+128*[.Y137]" office:value-type="float" office:value="711" calcext:value-type="float">
            <text:p>711</text:p>
          </table:table-cell>
          <table:table-cell table:style-name="Default"/>
          <table:table-cell table:number-columns-repeated="8" table:style-name="ce124" office:value-type="float" office:value="2" calcext:value-type="float">
            <text:p>2</text:p>
          </table:table-cell>
          <table:table-cell table:formula="of:=[.AI130]+2*[.AI131]+4*[.AI132]+8*[.AI133]+16*[.AI134]+32*[.AI135]+64*[.AI136]+128*[.AI137]" office:value-type="float" office:value="510" calcext:value-type="float">
            <text:p>510</text:p>
          </table:table-cell>
          <table:table-cell table:style-name="Default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formula="of:=[.AS130]+2*[.AS131]+4*[.AS132]+8*[.AS133]+16*[.AS134]+32*[.AS135]+64*[.AS136]+128*[.AS137]" office:value-type="float" office:value="0" calcext:value-type="float">
            <text:p>0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BC130]+2*[.BC131]+4*[.BC132]+8*[.BC133]+16*[.BC134]+32*[.BC135]+64*[.BC136]+128*[.BC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M130]+2*[.BM131]+4*[.BM132]+8*[.BM133]+16*[.BM134]+32*[.BM135]+64*[.BM136]+128*[.BM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W130]+2*[.BW131]+4*[.BW132]+8*[.BW133]+16*[.BW134]+32*[.BW135]+64*[.BW136]+128*[.BW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23" office:value-type="float" office:value="3" calcext:value-type="float">
            <text:p>3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formula="of:=[.F130]+2*[.F131]+4*[.F132]+8*[.F133]+16*[.F134]+32*[.F135]+64*[.F136]+128*[.F137]" office:value-type="float" office:value="721" calcext:value-type="float">
            <text:p>721</text:p>
          </table:table-cell>
          <table:table-cell table:style-name="Default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4"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formula="of:=[.P130]+2*[.P131]+4*[.P132]+8*[.P133]+16*[.P134]+32*[.P135]+64*[.P136]+128*[.P137]" office:value-type="float" office:value="737" calcext:value-type="float">
            <text:p>737</text:p>
          </table:table-cell>
          <table:table-cell table:style-name="Default"/>
          <table:table-cell table:number-columns-repeated="5" table:style-name="ce91" office:value-type="float" office:value="3" calcext:value-type="float">
            <text:p>3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formula="of:=[.Z130]+2*[.Z131]+4*[.Z132]+8*[.Z133]+16*[.Z134]+32*[.Z135]+64*[.Z136]+128*[.Z137]" office:value-type="float" office:value="597" calcext:value-type="float">
            <text:p>597</text:p>
          </table:table-cell>
          <table:table-cell table:style-name="Default"/>
          <table:table-cell table:number-columns-repeated="8" table:style-name="ce124" office:value-type="float" office:value="2" calcext:value-type="float">
            <text:p>2</text:p>
          </table:table-cell>
          <table:table-cell table:formula="of:=[.AJ130]+2*[.AJ131]+4*[.AJ132]+8*[.AJ133]+16*[.AJ134]+32*[.AJ135]+64*[.AJ136]+128*[.AJ137]" office:value-type="float" office:value="228" calcext:value-type="float">
            <text:p>228</text:p>
          </table:table-cell>
          <table:table-cell table:style-name="Default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formula="of:=[.AT130]+2*[.AT131]+4*[.AT132]+8*[.AT133]+16*[.AT134]+32*[.AT135]+64*[.AT136]+128*[.AT137]" office:value-type="float" office:value="8" calcext:value-type="float">
            <text:p>8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BD130]+2*[.BD131]+4*[.BD132]+8*[.BD133]+16*[.BD134]+32*[.BD135]+64*[.BD136]+128*[.BD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N130]+2*[.BN131]+4*[.BN132]+8*[.BN133]+16*[.BN134]+32*[.BN135]+64*[.BN136]+128*[.BN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X130]+2*[.BX131]+4*[.BX132]+8*[.BX133]+16*[.BX134]+32*[.BX135]+64*[.BX136]+128*[.BX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table:number-columns-repeated="6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formula="of:=[.G130]+2*[.G131]+4*[.G132]+8*[.G133]+16*[.G134]+32*[.G135]+64*[.G136]+128*[.G137]" office:value-type="float" office:value="362" calcext:value-type="float">
            <text:p>362</text:p>
          </table:table-cell>
          <table:table-cell table:style-name="Default"/>
          <table:table-cell table:style-name="ce58" office:value-type="float" office:value="0" calcext:value-type="float">
            <text:p>0</text:p>
          </table:table-cell>
          <table:table-cell table:number-columns-repeated="6"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formula="of:=[.Q130]+2*[.Q131]+4*[.Q132]+8*[.Q133]+16*[.Q134]+32*[.Q135]+64*[.Q136]+128*[.Q137]" office:value-type="float" office:value="346" calcext:value-type="float">
            <text:p>346</text:p>
          </table:table-cell>
          <table:table-cell table:style-name="Default"/>
          <table:table-cell table:style-name="ce91" office:value-type="float" office:value="0" calcext:value-type="float">
            <text:p>0</text:p>
          </table:table-cell>
          <table:table-cell table:number-columns-repeated="7" table:style-name="ce91" office:value-type="float" office:value="3" calcext:value-type="float">
            <text:p>3</text:p>
          </table:table-cell>
          <table:table-cell table:formula="of:=[.AA130]+2*[.AA131]+4*[.AA132]+8*[.AA133]+16*[.AA134]+32*[.AA135]+64*[.AA136]+128*[.AA137]" office:value-type="float" office:value="242" calcext:value-type="float">
            <text:p>242</text:p>
          </table:table-cell>
          <table:table-cell table:style-name="Default"/>
          <table:table-cell table:number-columns-repeated="8" table:style-name="ce124" office:value-type="float" office:value="2" calcext:value-type="float">
            <text:p>2</text:p>
          </table:table-cell>
          <table:table-cell table:formula="of:=[.AK130]+2*[.AK131]+4*[.AK132]+8*[.AK133]+16*[.AK134]+32*[.AK135]+64*[.AK136]+128*[.AK137]" office:value-type="float" office:value="508" calcext:value-type="float">
            <text:p>508</text:p>
          </table:table-cell>
          <table:table-cell table:style-name="Default"/>
          <table:table-cell table:number-columns-repeated="6"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formula="of:=[.AU130]+2*[.AU131]+4*[.AU132]+8*[.AU133]+16*[.AU134]+32*[.AU135]+64*[.AU136]+128*[.AU137]" office:value-type="float" office:value="124" calcext:value-type="float">
            <text:p>124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BE130]+2*[.BE131]+4*[.BE132]+8*[.BE133]+16*[.BE134]+32*[.BE135]+64*[.BE136]+128*[.BE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O130]+2*[.BO131]+4*[.BO132]+8*[.BO133]+16*[.BO134]+32*[.BO135]+64*[.BO136]+128*[.BO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Y130]+2*[.BY131]+4*[.BY132]+8*[.BY133]+16*[.BY134]+32*[.BY135]+64*[.BY136]+128*[.BY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formula="of:=[.H130]+2*[.H131]+4*[.H132]+8*[.H133]+16*[.H134]+32*[.H135]+64*[.H136]+128*[.H137]" office:value-type="float" office:value="180" calcext:value-type="float">
            <text:p>180</text:p>
          </table:table-cell>
          <table:table-cell table:style-name="Default"/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formula="of:=[.R130]+2*[.R131]+4*[.R132]+8*[.R133]+16*[.R134]+32*[.R135]+64*[.R136]+128*[.R137]" office:value-type="float" office:value="180" calcext:value-type="float">
            <text:p>180</text:p>
          </table:table-cell>
          <table:table-cell table:style-name="Default"/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formula="of:=[.AB130]+2*[.AB131]+4*[.AB132]+8*[.AB133]+16*[.AB134]+32*[.AB135]+64*[.AB136]+128*[.AB137]" office:value-type="float" office:value="204" calcext:value-type="float">
            <text:p>204</text:p>
          </table:table-cell>
          <table:table-cell table:style-name="Default"/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124" office:value-type="float" office:value="2" calcext:value-type="float">
            <text:p>2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" calcext:value-type="float">
            <text:p>0</text:p>
          </table:table-cell>
          <table:table-cell table:formula="of:=[.AL130]+2*[.AL131]+4*[.AL132]+8*[.AL133]+16*[.AL134]+32*[.AL135]+64*[.AL136]+128*[.AL137]" office:value-type="float" office:value="248" calcext:value-type="float">
            <text:p>248</text:p>
          </table:table-cell>
          <table:table-cell table:style-name="Default"/>
          <table:table-cell table:number-columns-repeated="7"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formula="of:=[.AV130]+2*[.AV131]+4*[.AV132]+8*[.AV133]+16*[.AV134]+32*[.AV135]+64*[.AV136]+128*[.AV137]" office:value-type="float" office:value="136" calcext:value-type="float">
            <text:p>136</text:p>
          </table:table-cell>
          <table:table-cell table:style-name="Default"/>
          <table:table-cell table:number-columns-repeated="8" table:style-name="ce196" office:value-type="float" office:value="0" calcext:value-type="float">
            <text:p>0</text:p>
          </table:table-cell>
          <table:table-cell table:formula="of:=[.BF130]+2*[.BF131]+4*[.BF132]+8*[.BF133]+16*[.BF134]+32*[.BF135]+64*[.BF136]+128*[.BF137]" office:value-type="float" office:value="0" calcext:value-type="float">
            <text:p>0</text:p>
          </table:table-cell>
          <table:table-cell table:style-name="Default"/>
          <table:table-cell table:number-columns-repeated="8" table:style-name="ce231" office:value-type="float" office:value="0" calcext:value-type="float">
            <text:p>0</text:p>
          </table:table-cell>
          <table:table-cell table:formula="of:=[.BP130]+2*[.BP131]+4*[.BP132]+8*[.BP133]+16*[.BP134]+32*[.BP135]+64*[.BP136]+128*[.BP137]" office:value-type="float" office:value="0" calcext:value-type="float">
            <text:p>0</text:p>
          </table:table-cell>
          <table:table-cell table:style-name="Default"/>
          <table:table-cell table:number-columns-repeated="8" table:style-name="ce266" office:value-type="float" office:value="0" calcext:value-type="float">
            <text:p>0</text:p>
          </table:table-cell>
          <table:table-cell table:formula="of:=[.BZ130]+2*[.BZ131]+4*[.BZ132]+8*[.BZ133]+16*[.BZ134]+32*[.BZ135]+64*[.BZ136]+128*[.BZ1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38];2);2;1)+64*MID(DEC2BIN([.B138];2);2;1)+32*MID(DEC2BIN([.C138];2);2;1)+16*MID(DEC2BIN([.D138];2);2;1)+8*MID(DEC2BIN([.E138];2);2;1)+4*MID(DEC2BIN([.F138];2);2;1)+2*MID(DEC2BIN([.G138];2);2;1)+MID(DEC2BIN([.H138];2);2;1)" office:value-type="float" office:value="0" calcext:value-type="float">
            <text:p>0</text:p>
          </table:table-cell>
          <table:table-cell table:formula="of:=128*MID(DEC2BIN([.A138];2);1;1)+64*MID(DEC2BIN([.B138];2);1;1)+32*MID(DEC2BIN([.C138];2);1;1)+16*MID(DEC2BIN([.D138];2);1;1)+8*MID(DEC2BIN([.E138];2);1;1)+4*MID(DEC2BIN([.F138];2);1;1)+2*MID(DEC2BIN([.G138];2);1;1)+MID(DEC2BIN([.H138];2);1;1)" office:value-type="float" office:value="0" calcext:value-type="float">
            <text:p>0</text:p>
          </table:table-cell>
          <table:table-cell table:number-columns-repeated="8"/>
          <table:table-cell table:formula="of:=128*MID(DEC2BIN([.K138];2);2;1)+64*MID(DEC2BIN([.L138];2);2;1)+32*MID(DEC2BIN([.M138];2);2;1)+16*MID(DEC2BIN([.N138];2);2;1)+8*MID(DEC2BIN([.O138];2);2;1)+4*MID(DEC2BIN([.P138];2);2;1)+2*MID(DEC2BIN([.Q138];2);2;1)+MID(DEC2BIN([.R138];2);2;1)" office:value-type="float" office:value="0" calcext:value-type="float">
            <text:p>0</text:p>
          </table:table-cell>
          <table:table-cell table:formula="of:=128*MID(DEC2BIN([.K138];2);1;1)+64*MID(DEC2BIN([.L138];2);1;1)+32*MID(DEC2BIN([.M138];2);1;1)+16*MID(DEC2BIN([.N138];2);1;1)+8*MID(DEC2BIN([.O138];2);1;1)+4*MID(DEC2BIN([.P138];2);1;1)+2*MID(DEC2BIN([.Q138];2);1;1)+MID(DEC2BIN([.R138];2);1;1)" office:value-type="float" office:value="0" calcext:value-type="float">
            <text:p>0</text:p>
          </table:table-cell>
          <table:table-cell table:number-columns-repeated="8"/>
          <table:table-cell table:formula="of:=128*MID(DEC2BIN([.U138];2);2;1)+64*MID(DEC2BIN([.V138];2);2;1)+32*MID(DEC2BIN([.W138];2);2;1)+16*MID(DEC2BIN([.X138];2);2;1)+8*MID(DEC2BIN([.Y138];2);2;1)+4*MID(DEC2BIN([.Z138];2);2;1)+2*MID(DEC2BIN([.AA138];2);2;1)+MID(DEC2BIN([.AB138];2);2;1)" office:value-type="float" office:value="0" calcext:value-type="float">
            <text:p>0</text:p>
          </table:table-cell>
          <table:table-cell table:formula="of:=128*MID(DEC2BIN([.U138];2);1;1)+64*MID(DEC2BIN([.V138];2);1;1)+32*MID(DEC2BIN([.W138];2);1;1)+16*MID(DEC2BIN([.X138];2);1;1)+8*MID(DEC2BIN([.Y138];2);1;1)+4*MID(DEC2BIN([.Z138];2);1;1)+2*MID(DEC2BIN([.AA138];2);1;1)+MID(DEC2BIN([.AB138];2);1;1)" office:value-type="float" office:value="0" calcext:value-type="float">
            <text:p>0</text:p>
          </table:table-cell>
          <table:table-cell table:number-columns-repeated="8"/>
          <table:table-cell table:formula="of:=128*MID(DEC2BIN([.AE138];2);2;1)+64*MID(DEC2BIN([.AF138];2);2;1)+32*MID(DEC2BIN([.AG138];2);2;1)+16*MID(DEC2BIN([.AH138];2);2;1)+8*MID(DEC2BIN([.AI138];2);2;1)+4*MID(DEC2BIN([.AJ138];2);2;1)+2*MID(DEC2BIN([.AK138];2);2;1)+MID(DEC2BIN([.AL138];2);2;1)" office:value-type="float" office:value="0" calcext:value-type="float">
            <text:p>0</text:p>
          </table:table-cell>
          <table:table-cell table:formula="of:=128*MID(DEC2BIN([.AE138];2);1;1)+64*MID(DEC2BIN([.AF138];2);1;1)+32*MID(DEC2BIN([.AG138];2);1;1)+16*MID(DEC2BIN([.AH138];2);1;1)+8*MID(DEC2BIN([.AI138];2);1;1)+4*MID(DEC2BIN([.AJ138];2);1;1)+2*MID(DEC2BIN([.AK138];2);1;1)+MID(DEC2BIN([.AL138];2);1;1)" office:value-type="float" office:value="0" calcext:value-type="float">
            <text:p>0</text:p>
          </table:table-cell>
          <table:table-cell table:number-columns-repeated="8"/>
          <table:table-cell table:formula="of:=128*MID(DEC2BIN([.AO138];2);2;1)+64*MID(DEC2BIN([.AP138];2);2;1)+32*MID(DEC2BIN([.AQ138];2);2;1)+16*MID(DEC2BIN([.AR138];2);2;1)+8*MID(DEC2BIN([.AS138];2);2;1)+4*MID(DEC2BIN([.AT138];2);2;1)+2*MID(DEC2BIN([.AU138];2);2;1)+MID(DEC2BIN([.AV138];2);2;1)" office:value-type="float" office:value="0" calcext:value-type="float">
            <text:p>0</text:p>
          </table:table-cell>
          <table:table-cell table:formula="of:=128*MID(DEC2BIN([.AO138];2);1;1)+64*MID(DEC2BIN([.AP138];2);1;1)+32*MID(DEC2BIN([.AQ138];2);1;1)+16*MID(DEC2BIN([.AR138];2);1;1)+8*MID(DEC2BIN([.AS138];2);1;1)+4*MID(DEC2BIN([.AT138];2);1;1)+2*MID(DEC2BIN([.AU138];2);1;1)+MID(DEC2BIN([.AV138];2);1;1)" office:value-type="float" office:value="0" calcext:value-type="float">
            <text:p>0</text:p>
          </table:table-cell>
          <table:table-cell table:number-columns-repeated="8"/>
          <table:table-cell table:formula="of:=128*MID(DEC2BIN([.AY138];2);2;1)+64*MID(DEC2BIN([.AZ138];2);2;1)+32*MID(DEC2BIN([.BA138];2);2;1)+16*MID(DEC2BIN([.BB138];2);2;1)+8*MID(DEC2BIN([.BC138];2);2;1)+4*MID(DEC2BIN([.BD138];2);2;1)+2*MID(DEC2BIN([.BE138];2);2;1)+MID(DEC2BIN([.BF138];2);2;1)" office:value-type="float" office:value="0" calcext:value-type="float">
            <text:p>0</text:p>
          </table:table-cell>
          <table:table-cell table:formula="of:=128*MID(DEC2BIN([.AY138];2);1;1)+64*MID(DEC2BIN([.AZ138];2);1;1)+32*MID(DEC2BIN([.BA138];2);1;1)+16*MID(DEC2BIN([.BB138];2);1;1)+8*MID(DEC2BIN([.BC138];2);1;1)+4*MID(DEC2BIN([.BD138];2);1;1)+2*MID(DEC2BIN([.BE138];2);1;1)+MID(DEC2BIN([.BF138];2);1;1)" office:value-type="float" office:value="0" calcext:value-type="float">
            <text:p>0</text:p>
          </table:table-cell>
          <table:table-cell table:number-columns-repeated="8"/>
          <table:table-cell table:formula="of:=128*MID(DEC2BIN([.BI138];2);2;1)+64*MID(DEC2BIN([.BJ138];2);2;1)+32*MID(DEC2BIN([.BK138];2);2;1)+16*MID(DEC2BIN([.BL138];2);2;1)+8*MID(DEC2BIN([.BM138];2);2;1)+4*MID(DEC2BIN([.BN138];2);2;1)+2*MID(DEC2BIN([.BO138];2);2;1)+MID(DEC2BIN([.BP138];2);2;1)" office:value-type="float" office:value="0" calcext:value-type="float">
            <text:p>0</text:p>
          </table:table-cell>
          <table:table-cell table:formula="of:=128*MID(DEC2BIN([.BI138];2);1;1)+64*MID(DEC2BIN([.BJ138];2);1;1)+32*MID(DEC2BIN([.BK138];2);1;1)+16*MID(DEC2BIN([.BL138];2);1;1)+8*MID(DEC2BIN([.BM138];2);1;1)+4*MID(DEC2BIN([.BN138];2);1;1)+2*MID(DEC2BIN([.BO138];2);1;1)+MID(DEC2BIN([.BP138];2);1;1)" office:value-type="float" office:value="0" calcext:value-type="float">
            <text:p>0</text:p>
          </table:table-cell>
          <table:table-cell table:number-columns-repeated="8"/>
          <table:table-cell table:formula="of:=128*MID(DEC2BIN([.BS138];2);2;1)+64*MID(DEC2BIN([.BT138];2);2;1)+32*MID(DEC2BIN([.BU138];2);2;1)+16*MID(DEC2BIN([.BV138];2);2;1)+8*MID(DEC2BIN([.BW138];2);2;1)+4*MID(DEC2BIN([.BX138];2);2;1)+2*MID(DEC2BIN([.BY138];2);2;1)+MID(DEC2BIN([.BZ138];2);2;1)" office:value-type="float" office:value="0" calcext:value-type="float">
            <text:p>0</text:p>
          </table:table-cell>
          <table:table-cell table:formula="of:=128*MID(DEC2BIN([.BS138];2);1;1)+64*MID(DEC2BIN([.BT138];2);1;1)+32*MID(DEC2BIN([.BU138];2);1;1)+16*MID(DEC2BIN([.BV138];2);1;1)+8*MID(DEC2BIN([.BW138];2);1;1)+4*MID(DEC2BIN([.BX138];2);1;1)+2*MID(DEC2BIN([.BY138];2);1;1)+MID(DEC2BIN([.BZ13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29]+8" office:value-type="float" office:value="136" calcext:value-type="float" table:number-columns-spanned="8" table:number-rows-spanned="1">
            <text:p>13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29]+8" office:value-type="float" office:value="137" calcext:value-type="float" table:number-columns-spanned="8" table:number-rows-spanned="1">
            <text:p>13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29]+8" office:value-type="float" office:value="138" calcext:value-type="float" table:number-columns-spanned="8" table:number-rows-spanned="1">
            <text:p>13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29]+8" office:value-type="float" office:value="139" calcext:value-type="float" table:number-columns-spanned="8" table:number-rows-spanned="1">
            <text:p>13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29]+8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29]+8" office:value-type="float" office:value="141" calcext:value-type="float" table:number-columns-spanned="8" table:number-rows-spanned="1">
            <text:p>14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29]+8" office:value-type="float" office:value="142" calcext:value-type="float" table:number-columns-spanned="8" table:number-rows-spanned="1">
            <text:p>14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29]+8" office:value-type="float" office:value="143" calcext:value-type="float" table:number-columns-spanned="8" table:number-rows-spanned="1">
            <text:p>143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A140]+2*[.A141]+4*[.A142]+8*[.A143]+16*[.A144]+32*[.A145]+64*[.A146]+128*[.A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K140]+2*[.K141]+4*[.K142]+8*[.K143]+16*[.K144]+32*[.K145]+64*[.K146]+128*[.K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U140]+2*[.U141]+4*[.U142]+8*[.U143]+16*[.U144]+32*[.U145]+64*[.U146]+128*[.U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E140]+2*[.AE141]+4*[.AE142]+8*[.AE143]+16*[.AE144]+32*[.AE145]+64*[.AE146]+128*[.AE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O140]+2*[.AO141]+4*[.AO142]+8*[.AO143]+16*[.AO144]+32*[.AO145]+64*[.AO146]+128*[.AO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AY140]+2*[.AY141]+4*[.AY142]+8*[.AY143]+16*[.AY144]+32*[.AY145]+64*[.AY146]+128*[.AY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I140]+2*[.BI141]+4*[.BI142]+8*[.BI143]+16*[.BI144]+32*[.BI145]+64*[.BI146]+128*[.BI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S140]+2*[.BS141]+4*[.BS142]+8*[.BS143]+16*[.BS144]+32*[.BS145]+64*[.BS146]+128*[.BS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B140]+2*[.B141]+4*[.B142]+8*[.B143]+16*[.B144]+32*[.B145]+64*[.B146]+128*[.B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L140]+2*[.L141]+4*[.L142]+8*[.L143]+16*[.L144]+32*[.L145]+64*[.L146]+128*[.L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V140]+2*[.V141]+4*[.V142]+8*[.V143]+16*[.V144]+32*[.V145]+64*[.V146]+128*[.V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F140]+2*[.AF141]+4*[.AF142]+8*[.AF143]+16*[.AF144]+32*[.AF145]+64*[.AF146]+128*[.AF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P140]+2*[.AP141]+4*[.AP142]+8*[.AP143]+16*[.AP144]+32*[.AP145]+64*[.AP146]+128*[.AP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AZ140]+2*[.AZ141]+4*[.AZ142]+8*[.AZ143]+16*[.AZ144]+32*[.AZ145]+64*[.AZ146]+128*[.AZ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J140]+2*[.BJ141]+4*[.BJ142]+8*[.BJ143]+16*[.BJ144]+32*[.BJ145]+64*[.BJ146]+128*[.BJ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T140]+2*[.BT141]+4*[.BT142]+8*[.BT143]+16*[.BT144]+32*[.BT145]+64*[.BT146]+128*[.BT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C140]+2*[.C141]+4*[.C142]+8*[.C143]+16*[.C144]+32*[.C145]+64*[.C146]+128*[.C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M140]+2*[.M141]+4*[.M142]+8*[.M143]+16*[.M144]+32*[.M145]+64*[.M146]+128*[.M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W140]+2*[.W141]+4*[.W142]+8*[.W143]+16*[.W144]+32*[.W145]+64*[.W146]+128*[.W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G140]+2*[.AG141]+4*[.AG142]+8*[.AG143]+16*[.AG144]+32*[.AG145]+64*[.AG146]+128*[.AG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Q140]+2*[.AQ141]+4*[.AQ142]+8*[.AQ143]+16*[.AQ144]+32*[.AQ145]+64*[.AQ146]+128*[.AQ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BA140]+2*[.BA141]+4*[.BA142]+8*[.BA143]+16*[.BA144]+32*[.BA145]+64*[.BA146]+128*[.BA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K140]+2*[.BK141]+4*[.BK142]+8*[.BK143]+16*[.BK144]+32*[.BK145]+64*[.BK146]+128*[.BK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U140]+2*[.BU141]+4*[.BU142]+8*[.BU143]+16*[.BU144]+32*[.BU145]+64*[.BU146]+128*[.BU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D140]+2*[.D141]+4*[.D142]+8*[.D143]+16*[.D144]+32*[.D145]+64*[.D146]+128*[.D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N140]+2*[.N141]+4*[.N142]+8*[.N143]+16*[.N144]+32*[.N145]+64*[.N146]+128*[.N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X140]+2*[.X141]+4*[.X142]+8*[.X143]+16*[.X144]+32*[.X145]+64*[.X146]+128*[.X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H140]+2*[.AH141]+4*[.AH142]+8*[.AH143]+16*[.AH144]+32*[.AH145]+64*[.AH146]+128*[.AH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R140]+2*[.AR141]+4*[.AR142]+8*[.AR143]+16*[.AR144]+32*[.AR145]+64*[.AR146]+128*[.AR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BB140]+2*[.BB141]+4*[.BB142]+8*[.BB143]+16*[.BB144]+32*[.BB145]+64*[.BB146]+128*[.BB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L140]+2*[.BL141]+4*[.BL142]+8*[.BL143]+16*[.BL144]+32*[.BL145]+64*[.BL146]+128*[.BL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V140]+2*[.BV141]+4*[.BV142]+8*[.BV143]+16*[.BV144]+32*[.BV145]+64*[.BV146]+128*[.BV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E140]+2*[.E141]+4*[.E142]+8*[.E143]+16*[.E144]+32*[.E145]+64*[.E146]+128*[.E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O140]+2*[.O141]+4*[.O142]+8*[.O143]+16*[.O144]+32*[.O145]+64*[.O146]+128*[.O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Y140]+2*[.Y141]+4*[.Y142]+8*[.Y143]+16*[.Y144]+32*[.Y145]+64*[.Y146]+128*[.Y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I140]+2*[.AI141]+4*[.AI142]+8*[.AI143]+16*[.AI144]+32*[.AI145]+64*[.AI146]+128*[.AI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S140]+2*[.AS141]+4*[.AS142]+8*[.AS143]+16*[.AS144]+32*[.AS145]+64*[.AS146]+128*[.AS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BC140]+2*[.BC141]+4*[.BC142]+8*[.BC143]+16*[.BC144]+32*[.BC145]+64*[.BC146]+128*[.BC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M140]+2*[.BM141]+4*[.BM142]+8*[.BM143]+16*[.BM144]+32*[.BM145]+64*[.BM146]+128*[.BM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W140]+2*[.BW141]+4*[.BW142]+8*[.BW143]+16*[.BW144]+32*[.BW145]+64*[.BW146]+128*[.BW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F140]+2*[.F141]+4*[.F142]+8*[.F143]+16*[.F144]+32*[.F145]+64*[.F146]+128*[.F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P140]+2*[.P141]+4*[.P142]+8*[.P143]+16*[.P144]+32*[.P145]+64*[.P146]+128*[.P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Z140]+2*[.Z141]+4*[.Z142]+8*[.Z143]+16*[.Z144]+32*[.Z145]+64*[.Z146]+128*[.Z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J140]+2*[.AJ141]+4*[.AJ142]+8*[.AJ143]+16*[.AJ144]+32*[.AJ145]+64*[.AJ146]+128*[.AJ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T140]+2*[.AT141]+4*[.AT142]+8*[.AT143]+16*[.AT144]+32*[.AT145]+64*[.AT146]+128*[.AT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BD140]+2*[.BD141]+4*[.BD142]+8*[.BD143]+16*[.BD144]+32*[.BD145]+64*[.BD146]+128*[.BD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N140]+2*[.BN141]+4*[.BN142]+8*[.BN143]+16*[.BN144]+32*[.BN145]+64*[.BN146]+128*[.BN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X140]+2*[.BX141]+4*[.BX142]+8*[.BX143]+16*[.BX144]+32*[.BX145]+64*[.BX146]+128*[.BX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G140]+2*[.G141]+4*[.G142]+8*[.G143]+16*[.G144]+32*[.G145]+64*[.G146]+128*[.G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Q140]+2*[.Q141]+4*[.Q142]+8*[.Q143]+16*[.Q144]+32*[.Q145]+64*[.Q146]+128*[.Q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AA140]+2*[.AA141]+4*[.AA142]+8*[.AA143]+16*[.AA144]+32*[.AA145]+64*[.AA146]+128*[.AA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K140]+2*[.AK141]+4*[.AK142]+8*[.AK143]+16*[.AK144]+32*[.AK145]+64*[.AK146]+128*[.AK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U140]+2*[.AU141]+4*[.AU142]+8*[.AU143]+16*[.AU144]+32*[.AU145]+64*[.AU146]+128*[.AU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BE140]+2*[.BE141]+4*[.BE142]+8*[.BE143]+16*[.BE144]+32*[.BE145]+64*[.BE146]+128*[.BE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O140]+2*[.BO141]+4*[.BO142]+8*[.BO143]+16*[.BO144]+32*[.BO145]+64*[.BO146]+128*[.BO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Y140]+2*[.BY141]+4*[.BY142]+8*[.BY143]+16*[.BY144]+32*[.BY145]+64*[.BY146]+128*[.BY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4" office:value-type="float" office:value="0" calcext:value-type="float">
            <text:p>0</text:p>
          </table:table-cell>
          <table:table-cell table:formula="of:=[.H140]+2*[.H141]+4*[.H142]+8*[.H143]+16*[.H144]+32*[.H145]+64*[.H146]+128*[.H147]" office:value-type="float" office:value="0" calcext:value-type="float">
            <text:p>0</text:p>
          </table:table-cell>
          <table:table-cell table:style-name="Default"/>
          <table:table-cell table:number-columns-repeated="8" table:style-name="ce59" office:value-type="float" office:value="0" calcext:value-type="float">
            <text:p>0</text:p>
          </table:table-cell>
          <table:table-cell table:formula="of:=[.R140]+2*[.R141]+4*[.R142]+8*[.R143]+16*[.R144]+32*[.R145]+64*[.R146]+128*[.R147]" office:value-type="float" office:value="0" calcext:value-type="float">
            <text:p>0</text:p>
          </table:table-cell>
          <table:table-cell table:style-name="Default"/>
          <table:table-cell table:number-columns-repeated="8" table:style-name="ce92" office:value-type="float" office:value="0" calcext:value-type="float">
            <text:p>0</text:p>
          </table:table-cell>
          <table:table-cell table:formula="of:=[.AB140]+2*[.AB141]+4*[.AB142]+8*[.AB143]+16*[.AB144]+32*[.AB145]+64*[.AB146]+128*[.AB147]" office:value-type="float" office:value="0" calcext:value-type="float">
            <text:p>0</text:p>
          </table:table-cell>
          <table:table-cell table:style-name="Default"/>
          <table:table-cell table:number-columns-repeated="8" table:style-name="ce125" office:value-type="float" office:value="0" calcext:value-type="float">
            <text:p>0</text:p>
          </table:table-cell>
          <table:table-cell table:formula="of:=[.AL140]+2*[.AL141]+4*[.AL142]+8*[.AL143]+16*[.AL144]+32*[.AL145]+64*[.AL146]+128*[.AL147]" office:value-type="float" office:value="0" calcext:value-type="float">
            <text:p>0</text:p>
          </table:table-cell>
          <table:table-cell table:style-name="Default"/>
          <table:table-cell table:number-columns-repeated="8" table:style-name="ce162" office:value-type="float" office:value="0" calcext:value-type="float">
            <text:p>0</text:p>
          </table:table-cell>
          <table:table-cell table:formula="of:=[.AV140]+2*[.AV141]+4*[.AV142]+8*[.AV143]+16*[.AV144]+32*[.AV145]+64*[.AV146]+128*[.AV147]" office:value-type="float" office:value="0" calcext:value-type="float">
            <text:p>0</text:p>
          </table:table-cell>
          <table:table-cell table:style-name="Default"/>
          <table:table-cell table:number-columns-repeated="8" table:style-name="ce197" office:value-type="float" office:value="0" calcext:value-type="float">
            <text:p>0</text:p>
          </table:table-cell>
          <table:table-cell table:formula="of:=[.BF140]+2*[.BF141]+4*[.BF142]+8*[.BF143]+16*[.BF144]+32*[.BF145]+64*[.BF146]+128*[.BF147]" office:value-type="float" office:value="0" calcext:value-type="float">
            <text:p>0</text:p>
          </table:table-cell>
          <table:table-cell table:style-name="Default"/>
          <table:table-cell table:number-columns-repeated="8" table:style-name="ce232" office:value-type="float" office:value="0" calcext:value-type="float">
            <text:p>0</text:p>
          </table:table-cell>
          <table:table-cell table:formula="of:=[.BP140]+2*[.BP141]+4*[.BP142]+8*[.BP143]+16*[.BP144]+32*[.BP145]+64*[.BP146]+128*[.BP147]" office:value-type="float" office:value="0" calcext:value-type="float">
            <text:p>0</text:p>
          </table:table-cell>
          <table:table-cell table:style-name="Default"/>
          <table:table-cell table:number-columns-repeated="8" table:style-name="ce267" office:value-type="float" office:value="0" calcext:value-type="float">
            <text:p>0</text:p>
          </table:table-cell>
          <table:table-cell table:formula="of:=[.BZ140]+2*[.BZ141]+4*[.BZ142]+8*[.BZ143]+16*[.BZ144]+32*[.BZ145]+64*[.BZ146]+128*[.BZ1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48];2);2;1)+64*MID(DEC2BIN([.B148];2);2;1)+32*MID(DEC2BIN([.C148];2);2;1)+16*MID(DEC2BIN([.D148];2);2;1)+8*MID(DEC2BIN([.E148];2);2;1)+4*MID(DEC2BIN([.F148];2);2;1)+2*MID(DEC2BIN([.G148];2);2;1)+MID(DEC2BIN([.H148];2);2;1)" office:value-type="float" office:value="0" calcext:value-type="float">
            <text:p>0</text:p>
          </table:table-cell>
          <table:table-cell table:formula="of:=128*MID(DEC2BIN([.A148];2);1;1)+64*MID(DEC2BIN([.B148];2);1;1)+32*MID(DEC2BIN([.C148];2);1;1)+16*MID(DEC2BIN([.D148];2);1;1)+8*MID(DEC2BIN([.E148];2);1;1)+4*MID(DEC2BIN([.F148];2);1;1)+2*MID(DEC2BIN([.G148];2);1;1)+MID(DEC2BIN([.H148];2);1;1)" office:value-type="float" office:value="0" calcext:value-type="float">
            <text:p>0</text:p>
          </table:table-cell>
          <table:table-cell table:number-columns-repeated="8"/>
          <table:table-cell table:formula="of:=128*MID(DEC2BIN([.K148];2);2;1)+64*MID(DEC2BIN([.L148];2);2;1)+32*MID(DEC2BIN([.M148];2);2;1)+16*MID(DEC2BIN([.N148];2);2;1)+8*MID(DEC2BIN([.O148];2);2;1)+4*MID(DEC2BIN([.P148];2);2;1)+2*MID(DEC2BIN([.Q148];2);2;1)+MID(DEC2BIN([.R148];2);2;1)" office:value-type="float" office:value="0" calcext:value-type="float">
            <text:p>0</text:p>
          </table:table-cell>
          <table:table-cell table:formula="of:=128*MID(DEC2BIN([.K148];2);1;1)+64*MID(DEC2BIN([.L148];2);1;1)+32*MID(DEC2BIN([.M148];2);1;1)+16*MID(DEC2BIN([.N148];2);1;1)+8*MID(DEC2BIN([.O148];2);1;1)+4*MID(DEC2BIN([.P148];2);1;1)+2*MID(DEC2BIN([.Q148];2);1;1)+MID(DEC2BIN([.R148];2);1;1)" office:value-type="float" office:value="0" calcext:value-type="float">
            <text:p>0</text:p>
          </table:table-cell>
          <table:table-cell table:number-columns-repeated="8"/>
          <table:table-cell table:formula="of:=128*MID(DEC2BIN([.U148];2);2;1)+64*MID(DEC2BIN([.V148];2);2;1)+32*MID(DEC2BIN([.W148];2);2;1)+16*MID(DEC2BIN([.X148];2);2;1)+8*MID(DEC2BIN([.Y148];2);2;1)+4*MID(DEC2BIN([.Z148];2);2;1)+2*MID(DEC2BIN([.AA148];2);2;1)+MID(DEC2BIN([.AB148];2);2;1)" office:value-type="float" office:value="0" calcext:value-type="float">
            <text:p>0</text:p>
          </table:table-cell>
          <table:table-cell table:formula="of:=128*MID(DEC2BIN([.U148];2);1;1)+64*MID(DEC2BIN([.V148];2);1;1)+32*MID(DEC2BIN([.W148];2);1;1)+16*MID(DEC2BIN([.X148];2);1;1)+8*MID(DEC2BIN([.Y148];2);1;1)+4*MID(DEC2BIN([.Z148];2);1;1)+2*MID(DEC2BIN([.AA148];2);1;1)+MID(DEC2BIN([.AB148];2);1;1)" office:value-type="float" office:value="0" calcext:value-type="float">
            <text:p>0</text:p>
          </table:table-cell>
          <table:table-cell table:number-columns-repeated="8"/>
          <table:table-cell table:formula="of:=128*MID(DEC2BIN([.AE148];2);2;1)+64*MID(DEC2BIN([.AF148];2);2;1)+32*MID(DEC2BIN([.AG148];2);2;1)+16*MID(DEC2BIN([.AH148];2);2;1)+8*MID(DEC2BIN([.AI148];2);2;1)+4*MID(DEC2BIN([.AJ148];2);2;1)+2*MID(DEC2BIN([.AK148];2);2;1)+MID(DEC2BIN([.AL148];2);2;1)" office:value-type="float" office:value="0" calcext:value-type="float">
            <text:p>0</text:p>
          </table:table-cell>
          <table:table-cell table:formula="of:=128*MID(DEC2BIN([.AE148];2);1;1)+64*MID(DEC2BIN([.AF148];2);1;1)+32*MID(DEC2BIN([.AG148];2);1;1)+16*MID(DEC2BIN([.AH148];2);1;1)+8*MID(DEC2BIN([.AI148];2);1;1)+4*MID(DEC2BIN([.AJ148];2);1;1)+2*MID(DEC2BIN([.AK148];2);1;1)+MID(DEC2BIN([.AL148];2);1;1)" office:value-type="float" office:value="0" calcext:value-type="float">
            <text:p>0</text:p>
          </table:table-cell>
          <table:table-cell table:number-columns-repeated="8"/>
          <table:table-cell table:formula="of:=128*MID(DEC2BIN([.AO148];2);2;1)+64*MID(DEC2BIN([.AP148];2);2;1)+32*MID(DEC2BIN([.AQ148];2);2;1)+16*MID(DEC2BIN([.AR148];2);2;1)+8*MID(DEC2BIN([.AS148];2);2;1)+4*MID(DEC2BIN([.AT148];2);2;1)+2*MID(DEC2BIN([.AU148];2);2;1)+MID(DEC2BIN([.AV148];2);2;1)" office:value-type="float" office:value="0" calcext:value-type="float">
            <text:p>0</text:p>
          </table:table-cell>
          <table:table-cell table:formula="of:=128*MID(DEC2BIN([.AO148];2);1;1)+64*MID(DEC2BIN([.AP148];2);1;1)+32*MID(DEC2BIN([.AQ148];2);1;1)+16*MID(DEC2BIN([.AR148];2);1;1)+8*MID(DEC2BIN([.AS148];2);1;1)+4*MID(DEC2BIN([.AT148];2);1;1)+2*MID(DEC2BIN([.AU148];2);1;1)+MID(DEC2BIN([.AV148];2);1;1)" office:value-type="float" office:value="0" calcext:value-type="float">
            <text:p>0</text:p>
          </table:table-cell>
          <table:table-cell table:number-columns-repeated="8"/>
          <table:table-cell table:formula="of:=128*MID(DEC2BIN([.AY148];2);2;1)+64*MID(DEC2BIN([.AZ148];2);2;1)+32*MID(DEC2BIN([.BA148];2);2;1)+16*MID(DEC2BIN([.BB148];2);2;1)+8*MID(DEC2BIN([.BC148];2);2;1)+4*MID(DEC2BIN([.BD148];2);2;1)+2*MID(DEC2BIN([.BE148];2);2;1)+MID(DEC2BIN([.BF148];2);2;1)" office:value-type="float" office:value="0" calcext:value-type="float">
            <text:p>0</text:p>
          </table:table-cell>
          <table:table-cell table:formula="of:=128*MID(DEC2BIN([.AY148];2);1;1)+64*MID(DEC2BIN([.AZ148];2);1;1)+32*MID(DEC2BIN([.BA148];2);1;1)+16*MID(DEC2BIN([.BB148];2);1;1)+8*MID(DEC2BIN([.BC148];2);1;1)+4*MID(DEC2BIN([.BD148];2);1;1)+2*MID(DEC2BIN([.BE148];2);1;1)+MID(DEC2BIN([.BF148];2);1;1)" office:value-type="float" office:value="0" calcext:value-type="float">
            <text:p>0</text:p>
          </table:table-cell>
          <table:table-cell table:number-columns-repeated="8"/>
          <table:table-cell table:formula="of:=128*MID(DEC2BIN([.BI148];2);2;1)+64*MID(DEC2BIN([.BJ148];2);2;1)+32*MID(DEC2BIN([.BK148];2);2;1)+16*MID(DEC2BIN([.BL148];2);2;1)+8*MID(DEC2BIN([.BM148];2);2;1)+4*MID(DEC2BIN([.BN148];2);2;1)+2*MID(DEC2BIN([.BO148];2);2;1)+MID(DEC2BIN([.BP148];2);2;1)" office:value-type="float" office:value="0" calcext:value-type="float">
            <text:p>0</text:p>
          </table:table-cell>
          <table:table-cell table:formula="of:=128*MID(DEC2BIN([.BI148];2);1;1)+64*MID(DEC2BIN([.BJ148];2);1;1)+32*MID(DEC2BIN([.BK148];2);1;1)+16*MID(DEC2BIN([.BL148];2);1;1)+8*MID(DEC2BIN([.BM148];2);1;1)+4*MID(DEC2BIN([.BN148];2);1;1)+2*MID(DEC2BIN([.BO148];2);1;1)+MID(DEC2BIN([.BP148];2);1;1)" office:value-type="float" office:value="0" calcext:value-type="float">
            <text:p>0</text:p>
          </table:table-cell>
          <table:table-cell table:number-columns-repeated="8"/>
          <table:table-cell table:formula="of:=128*MID(DEC2BIN([.BS148];2);2;1)+64*MID(DEC2BIN([.BT148];2);2;1)+32*MID(DEC2BIN([.BU148];2);2;1)+16*MID(DEC2BIN([.BV148];2);2;1)+8*MID(DEC2BIN([.BW148];2);2;1)+4*MID(DEC2BIN([.BX148];2);2;1)+2*MID(DEC2BIN([.BY148];2);2;1)+MID(DEC2BIN([.BZ148];2);2;1)" office:value-type="float" office:value="0" calcext:value-type="float">
            <text:p>0</text:p>
          </table:table-cell>
          <table:table-cell table:formula="of:=128*MID(DEC2BIN([.BS148];2);1;1)+64*MID(DEC2BIN([.BT148];2);1;1)+32*MID(DEC2BIN([.BU148];2);1;1)+16*MID(DEC2BIN([.BV148];2);1;1)+8*MID(DEC2BIN([.BW148];2);1;1)+4*MID(DEC2BIN([.BX148];2);1;1)+2*MID(DEC2BIN([.BY148];2);1;1)+MID(DEC2BIN([.BZ14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39]+8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39]+8" office:value-type="float" office:value="145" calcext:value-type="float" table:number-columns-spanned="8" table:number-rows-spanned="1">
            <text:p>14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39]+8" office:value-type="float" office:value="146" calcext:value-type="float" table:number-columns-spanned="8" table:number-rows-spanned="1">
            <text:p>14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39]+8" office:value-type="float" office:value="147" calcext:value-type="float" table:number-columns-spanned="8" table:number-rows-spanned="1">
            <text:p>14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39]+8" office:value-type="float" office:value="148" calcext:value-type="float" table:number-columns-spanned="8" table:number-rows-spanned="1">
            <text:p>14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39]+8" office:value-type="float" office:value="149" calcext:value-type="float" table:number-columns-spanned="8" table:number-rows-spanned="1">
            <text:p>14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39]+8" office:value-type="float" office:value="150" calcext:value-type="float" table:number-columns-spanned="8" table:number-rows-spanned="1">
            <text:p>15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39]+8" office:value-type="float" office:value="151" calcext:value-type="float" table:number-columns-spanned="8" table:number-rows-spanned="1">
            <text:p>151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A150]+2*[.A151]+4*[.A152]+8*[.A153]+16*[.A154]+32*[.A155]+64*[.A156]+128*[.A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K150]+2*[.K151]+4*[.K152]+8*[.K153]+16*[.K154]+32*[.K155]+64*[.K156]+128*[.K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U150]+2*[.U151]+4*[.U152]+8*[.U153]+16*[.U154]+32*[.U155]+64*[.U156]+128*[.U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E150]+2*[.AE151]+4*[.AE152]+8*[.AE153]+16*[.AE154]+32*[.AE155]+64*[.AE156]+128*[.AE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O150]+2*[.AO151]+4*[.AO152]+8*[.AO153]+16*[.AO154]+32*[.AO155]+64*[.AO156]+128*[.AO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AY150]+2*[.AY151]+4*[.AY152]+8*[.AY153]+16*[.AY154]+32*[.AY155]+64*[.AY156]+128*[.AY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I150]+2*[.BI151]+4*[.BI152]+8*[.BI153]+16*[.BI154]+32*[.BI155]+64*[.BI156]+128*[.BI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S150]+2*[.BS151]+4*[.BS152]+8*[.BS153]+16*[.BS154]+32*[.BS155]+64*[.BS156]+128*[.BS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B150]+2*[.B151]+4*[.B152]+8*[.B153]+16*[.B154]+32*[.B155]+64*[.B156]+128*[.B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L150]+2*[.L151]+4*[.L152]+8*[.L153]+16*[.L154]+32*[.L155]+64*[.L156]+128*[.L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V150]+2*[.V151]+4*[.V152]+8*[.V153]+16*[.V154]+32*[.V155]+64*[.V156]+128*[.V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F150]+2*[.AF151]+4*[.AF152]+8*[.AF153]+16*[.AF154]+32*[.AF155]+64*[.AF156]+128*[.AF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P150]+2*[.AP151]+4*[.AP152]+8*[.AP153]+16*[.AP154]+32*[.AP155]+64*[.AP156]+128*[.AP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AZ150]+2*[.AZ151]+4*[.AZ152]+8*[.AZ153]+16*[.AZ154]+32*[.AZ155]+64*[.AZ156]+128*[.AZ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J150]+2*[.BJ151]+4*[.BJ152]+8*[.BJ153]+16*[.BJ154]+32*[.BJ155]+64*[.BJ156]+128*[.BJ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T150]+2*[.BT151]+4*[.BT152]+8*[.BT153]+16*[.BT154]+32*[.BT155]+64*[.BT156]+128*[.BT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C150]+2*[.C151]+4*[.C152]+8*[.C153]+16*[.C154]+32*[.C155]+64*[.C156]+128*[.C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M150]+2*[.M151]+4*[.M152]+8*[.M153]+16*[.M154]+32*[.M155]+64*[.M156]+128*[.M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W150]+2*[.W151]+4*[.W152]+8*[.W153]+16*[.W154]+32*[.W155]+64*[.W156]+128*[.W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G150]+2*[.AG151]+4*[.AG152]+8*[.AG153]+16*[.AG154]+32*[.AG155]+64*[.AG156]+128*[.AG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Q150]+2*[.AQ151]+4*[.AQ152]+8*[.AQ153]+16*[.AQ154]+32*[.AQ155]+64*[.AQ156]+128*[.AQ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BA150]+2*[.BA151]+4*[.BA152]+8*[.BA153]+16*[.BA154]+32*[.BA155]+64*[.BA156]+128*[.BA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K150]+2*[.BK151]+4*[.BK152]+8*[.BK153]+16*[.BK154]+32*[.BK155]+64*[.BK156]+128*[.BK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U150]+2*[.BU151]+4*[.BU152]+8*[.BU153]+16*[.BU154]+32*[.BU155]+64*[.BU156]+128*[.BU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D150]+2*[.D151]+4*[.D152]+8*[.D153]+16*[.D154]+32*[.D155]+64*[.D156]+128*[.D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N150]+2*[.N151]+4*[.N152]+8*[.N153]+16*[.N154]+32*[.N155]+64*[.N156]+128*[.N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X150]+2*[.X151]+4*[.X152]+8*[.X153]+16*[.X154]+32*[.X155]+64*[.X156]+128*[.X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H150]+2*[.AH151]+4*[.AH152]+8*[.AH153]+16*[.AH154]+32*[.AH155]+64*[.AH156]+128*[.AH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R150]+2*[.AR151]+4*[.AR152]+8*[.AR153]+16*[.AR154]+32*[.AR155]+64*[.AR156]+128*[.AR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BB150]+2*[.BB151]+4*[.BB152]+8*[.BB153]+16*[.BB154]+32*[.BB155]+64*[.BB156]+128*[.BB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L150]+2*[.BL151]+4*[.BL152]+8*[.BL153]+16*[.BL154]+32*[.BL155]+64*[.BL156]+128*[.BL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V150]+2*[.BV151]+4*[.BV152]+8*[.BV153]+16*[.BV154]+32*[.BV155]+64*[.BV156]+128*[.BV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E150]+2*[.E151]+4*[.E152]+8*[.E153]+16*[.E154]+32*[.E155]+64*[.E156]+128*[.E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O150]+2*[.O151]+4*[.O152]+8*[.O153]+16*[.O154]+32*[.O155]+64*[.O156]+128*[.O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Y150]+2*[.Y151]+4*[.Y152]+8*[.Y153]+16*[.Y154]+32*[.Y155]+64*[.Y156]+128*[.Y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I150]+2*[.AI151]+4*[.AI152]+8*[.AI153]+16*[.AI154]+32*[.AI155]+64*[.AI156]+128*[.AI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S150]+2*[.AS151]+4*[.AS152]+8*[.AS153]+16*[.AS154]+32*[.AS155]+64*[.AS156]+128*[.AS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BC150]+2*[.BC151]+4*[.BC152]+8*[.BC153]+16*[.BC154]+32*[.BC155]+64*[.BC156]+128*[.BC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M150]+2*[.BM151]+4*[.BM152]+8*[.BM153]+16*[.BM154]+32*[.BM155]+64*[.BM156]+128*[.BM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W150]+2*[.BW151]+4*[.BW152]+8*[.BW153]+16*[.BW154]+32*[.BW155]+64*[.BW156]+128*[.BW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F150]+2*[.F151]+4*[.F152]+8*[.F153]+16*[.F154]+32*[.F155]+64*[.F156]+128*[.F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P150]+2*[.P151]+4*[.P152]+8*[.P153]+16*[.P154]+32*[.P155]+64*[.P156]+128*[.P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Z150]+2*[.Z151]+4*[.Z152]+8*[.Z153]+16*[.Z154]+32*[.Z155]+64*[.Z156]+128*[.Z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J150]+2*[.AJ151]+4*[.AJ152]+8*[.AJ153]+16*[.AJ154]+32*[.AJ155]+64*[.AJ156]+128*[.AJ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T150]+2*[.AT151]+4*[.AT152]+8*[.AT153]+16*[.AT154]+32*[.AT155]+64*[.AT156]+128*[.AT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BD150]+2*[.BD151]+4*[.BD152]+8*[.BD153]+16*[.BD154]+32*[.BD155]+64*[.BD156]+128*[.BD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N150]+2*[.BN151]+4*[.BN152]+8*[.BN153]+16*[.BN154]+32*[.BN155]+64*[.BN156]+128*[.BN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X150]+2*[.BX151]+4*[.BX152]+8*[.BX153]+16*[.BX154]+32*[.BX155]+64*[.BX156]+128*[.BX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G150]+2*[.G151]+4*[.G152]+8*[.G153]+16*[.G154]+32*[.G155]+64*[.G156]+128*[.G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Q150]+2*[.Q151]+4*[.Q152]+8*[.Q153]+16*[.Q154]+32*[.Q155]+64*[.Q156]+128*[.Q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AA150]+2*[.AA151]+4*[.AA152]+8*[.AA153]+16*[.AA154]+32*[.AA155]+64*[.AA156]+128*[.AA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K150]+2*[.AK151]+4*[.AK152]+8*[.AK153]+16*[.AK154]+32*[.AK155]+64*[.AK156]+128*[.AK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U150]+2*[.AU151]+4*[.AU152]+8*[.AU153]+16*[.AU154]+32*[.AU155]+64*[.AU156]+128*[.AU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BE150]+2*[.BE151]+4*[.BE152]+8*[.BE153]+16*[.BE154]+32*[.BE155]+64*[.BE156]+128*[.BE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O150]+2*[.BO151]+4*[.BO152]+8*[.BO153]+16*[.BO154]+32*[.BO155]+64*[.BO156]+128*[.BO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Y150]+2*[.BY151]+4*[.BY152]+8*[.BY153]+16*[.BY154]+32*[.BY155]+64*[.BY156]+128*[.BY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5" office:value-type="float" office:value="0" calcext:value-type="float">
            <text:p>0</text:p>
          </table:table-cell>
          <table:table-cell table:formula="of:=[.H150]+2*[.H151]+4*[.H152]+8*[.H153]+16*[.H154]+32*[.H155]+64*[.H156]+128*[.H157]" office:value-type="float" office:value="0" calcext:value-type="float">
            <text:p>0</text:p>
          </table:table-cell>
          <table:table-cell table:style-name="Default"/>
          <table:table-cell table:number-columns-repeated="8" table:style-name="ce60" office:value-type="float" office:value="0" calcext:value-type="float">
            <text:p>0</text:p>
          </table:table-cell>
          <table:table-cell table:formula="of:=[.R150]+2*[.R151]+4*[.R152]+8*[.R153]+16*[.R154]+32*[.R155]+64*[.R156]+128*[.R157]" office:value-type="float" office:value="0" calcext:value-type="float">
            <text:p>0</text:p>
          </table:table-cell>
          <table:table-cell table:style-name="Default"/>
          <table:table-cell table:number-columns-repeated="8" table:style-name="ce93" office:value-type="float" office:value="0" calcext:value-type="float">
            <text:p>0</text:p>
          </table:table-cell>
          <table:table-cell table:formula="of:=[.AB150]+2*[.AB151]+4*[.AB152]+8*[.AB153]+16*[.AB154]+32*[.AB155]+64*[.AB156]+128*[.AB157]" office:value-type="float" office:value="0" calcext:value-type="float">
            <text:p>0</text:p>
          </table:table-cell>
          <table:table-cell table:style-name="Default"/>
          <table:table-cell table:number-columns-repeated="8" table:style-name="ce126" office:value-type="float" office:value="0" calcext:value-type="float">
            <text:p>0</text:p>
          </table:table-cell>
          <table:table-cell table:formula="of:=[.AL150]+2*[.AL151]+4*[.AL152]+8*[.AL153]+16*[.AL154]+32*[.AL155]+64*[.AL156]+128*[.AL157]" office:value-type="float" office:value="0" calcext:value-type="float">
            <text:p>0</text:p>
          </table:table-cell>
          <table:table-cell table:style-name="Default"/>
          <table:table-cell table:number-columns-repeated="8" table:style-name="ce163" office:value-type="float" office:value="0" calcext:value-type="float">
            <text:p>0</text:p>
          </table:table-cell>
          <table:table-cell table:formula="of:=[.AV150]+2*[.AV151]+4*[.AV152]+8*[.AV153]+16*[.AV154]+32*[.AV155]+64*[.AV156]+128*[.AV157]" office:value-type="float" office:value="0" calcext:value-type="float">
            <text:p>0</text:p>
          </table:table-cell>
          <table:table-cell table:style-name="Default"/>
          <table:table-cell table:number-columns-repeated="8" table:style-name="ce198" office:value-type="float" office:value="0" calcext:value-type="float">
            <text:p>0</text:p>
          </table:table-cell>
          <table:table-cell table:formula="of:=[.BF150]+2*[.BF151]+4*[.BF152]+8*[.BF153]+16*[.BF154]+32*[.BF155]+64*[.BF156]+128*[.BF157]" office:value-type="float" office:value="0" calcext:value-type="float">
            <text:p>0</text:p>
          </table:table-cell>
          <table:table-cell table:style-name="Default"/>
          <table:table-cell table:number-columns-repeated="8" table:style-name="ce233" office:value-type="float" office:value="0" calcext:value-type="float">
            <text:p>0</text:p>
          </table:table-cell>
          <table:table-cell table:formula="of:=[.BP150]+2*[.BP151]+4*[.BP152]+8*[.BP153]+16*[.BP154]+32*[.BP155]+64*[.BP156]+128*[.BP157]" office:value-type="float" office:value="0" calcext:value-type="float">
            <text:p>0</text:p>
          </table:table-cell>
          <table:table-cell table:style-name="Default"/>
          <table:table-cell table:number-columns-repeated="8" table:style-name="ce268" office:value-type="float" office:value="0" calcext:value-type="float">
            <text:p>0</text:p>
          </table:table-cell>
          <table:table-cell table:formula="of:=[.BZ150]+2*[.BZ151]+4*[.BZ152]+8*[.BZ153]+16*[.BZ154]+32*[.BZ155]+64*[.BZ156]+128*[.BZ1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58];2);2;1)+64*MID(DEC2BIN([.B158];2);2;1)+32*MID(DEC2BIN([.C158];2);2;1)+16*MID(DEC2BIN([.D158];2);2;1)+8*MID(DEC2BIN([.E158];2);2;1)+4*MID(DEC2BIN([.F158];2);2;1)+2*MID(DEC2BIN([.G158];2);2;1)+MID(DEC2BIN([.H158];2);2;1)" office:value-type="float" office:value="0" calcext:value-type="float">
            <text:p>0</text:p>
          </table:table-cell>
          <table:table-cell table:formula="of:=128*MID(DEC2BIN([.A158];2);1;1)+64*MID(DEC2BIN([.B158];2);1;1)+32*MID(DEC2BIN([.C158];2);1;1)+16*MID(DEC2BIN([.D158];2);1;1)+8*MID(DEC2BIN([.E158];2);1;1)+4*MID(DEC2BIN([.F158];2);1;1)+2*MID(DEC2BIN([.G158];2);1;1)+MID(DEC2BIN([.H158];2);1;1)" office:value-type="float" office:value="0" calcext:value-type="float">
            <text:p>0</text:p>
          </table:table-cell>
          <table:table-cell table:number-columns-repeated="8"/>
          <table:table-cell table:formula="of:=128*MID(DEC2BIN([.K158];2);2;1)+64*MID(DEC2BIN([.L158];2);2;1)+32*MID(DEC2BIN([.M158];2);2;1)+16*MID(DEC2BIN([.N158];2);2;1)+8*MID(DEC2BIN([.O158];2);2;1)+4*MID(DEC2BIN([.P158];2);2;1)+2*MID(DEC2BIN([.Q158];2);2;1)+MID(DEC2BIN([.R158];2);2;1)" office:value-type="float" office:value="0" calcext:value-type="float">
            <text:p>0</text:p>
          </table:table-cell>
          <table:table-cell table:formula="of:=128*MID(DEC2BIN([.K158];2);1;1)+64*MID(DEC2BIN([.L158];2);1;1)+32*MID(DEC2BIN([.M158];2);1;1)+16*MID(DEC2BIN([.N158];2);1;1)+8*MID(DEC2BIN([.O158];2);1;1)+4*MID(DEC2BIN([.P158];2);1;1)+2*MID(DEC2BIN([.Q158];2);1;1)+MID(DEC2BIN([.R158];2);1;1)" office:value-type="float" office:value="0" calcext:value-type="float">
            <text:p>0</text:p>
          </table:table-cell>
          <table:table-cell table:number-columns-repeated="8"/>
          <table:table-cell table:formula="of:=128*MID(DEC2BIN([.U158];2);2;1)+64*MID(DEC2BIN([.V158];2);2;1)+32*MID(DEC2BIN([.W158];2);2;1)+16*MID(DEC2BIN([.X158];2);2;1)+8*MID(DEC2BIN([.Y158];2);2;1)+4*MID(DEC2BIN([.Z158];2);2;1)+2*MID(DEC2BIN([.AA158];2);2;1)+MID(DEC2BIN([.AB158];2);2;1)" office:value-type="float" office:value="0" calcext:value-type="float">
            <text:p>0</text:p>
          </table:table-cell>
          <table:table-cell table:formula="of:=128*MID(DEC2BIN([.U158];2);1;1)+64*MID(DEC2BIN([.V158];2);1;1)+32*MID(DEC2BIN([.W158];2);1;1)+16*MID(DEC2BIN([.X158];2);1;1)+8*MID(DEC2BIN([.Y158];2);1;1)+4*MID(DEC2BIN([.Z158];2);1;1)+2*MID(DEC2BIN([.AA158];2);1;1)+MID(DEC2BIN([.AB158];2);1;1)" office:value-type="float" office:value="0" calcext:value-type="float">
            <text:p>0</text:p>
          </table:table-cell>
          <table:table-cell table:number-columns-repeated="8"/>
          <table:table-cell table:formula="of:=128*MID(DEC2BIN([.AE158];2);2;1)+64*MID(DEC2BIN([.AF158];2);2;1)+32*MID(DEC2BIN([.AG158];2);2;1)+16*MID(DEC2BIN([.AH158];2);2;1)+8*MID(DEC2BIN([.AI158];2);2;1)+4*MID(DEC2BIN([.AJ158];2);2;1)+2*MID(DEC2BIN([.AK158];2);2;1)+MID(DEC2BIN([.AL158];2);2;1)" office:value-type="float" office:value="0" calcext:value-type="float">
            <text:p>0</text:p>
          </table:table-cell>
          <table:table-cell table:formula="of:=128*MID(DEC2BIN([.AE158];2);1;1)+64*MID(DEC2BIN([.AF158];2);1;1)+32*MID(DEC2BIN([.AG158];2);1;1)+16*MID(DEC2BIN([.AH158];2);1;1)+8*MID(DEC2BIN([.AI158];2);1;1)+4*MID(DEC2BIN([.AJ158];2);1;1)+2*MID(DEC2BIN([.AK158];2);1;1)+MID(DEC2BIN([.AL158];2);1;1)" office:value-type="float" office:value="0" calcext:value-type="float">
            <text:p>0</text:p>
          </table:table-cell>
          <table:table-cell table:number-columns-repeated="8"/>
          <table:table-cell table:formula="of:=128*MID(DEC2BIN([.AO158];2);2;1)+64*MID(DEC2BIN([.AP158];2);2;1)+32*MID(DEC2BIN([.AQ158];2);2;1)+16*MID(DEC2BIN([.AR158];2);2;1)+8*MID(DEC2BIN([.AS158];2);2;1)+4*MID(DEC2BIN([.AT158];2);2;1)+2*MID(DEC2BIN([.AU158];2);2;1)+MID(DEC2BIN([.AV158];2);2;1)" office:value-type="float" office:value="0" calcext:value-type="float">
            <text:p>0</text:p>
          </table:table-cell>
          <table:table-cell table:formula="of:=128*MID(DEC2BIN([.AO158];2);1;1)+64*MID(DEC2BIN([.AP158];2);1;1)+32*MID(DEC2BIN([.AQ158];2);1;1)+16*MID(DEC2BIN([.AR158];2);1;1)+8*MID(DEC2BIN([.AS158];2);1;1)+4*MID(DEC2BIN([.AT158];2);1;1)+2*MID(DEC2BIN([.AU158];2);1;1)+MID(DEC2BIN([.AV158];2);1;1)" office:value-type="float" office:value="0" calcext:value-type="float">
            <text:p>0</text:p>
          </table:table-cell>
          <table:table-cell table:number-columns-repeated="8"/>
          <table:table-cell table:formula="of:=128*MID(DEC2BIN([.AY158];2);2;1)+64*MID(DEC2BIN([.AZ158];2);2;1)+32*MID(DEC2BIN([.BA158];2);2;1)+16*MID(DEC2BIN([.BB158];2);2;1)+8*MID(DEC2BIN([.BC158];2);2;1)+4*MID(DEC2BIN([.BD158];2);2;1)+2*MID(DEC2BIN([.BE158];2);2;1)+MID(DEC2BIN([.BF158];2);2;1)" office:value-type="float" office:value="0" calcext:value-type="float">
            <text:p>0</text:p>
          </table:table-cell>
          <table:table-cell table:formula="of:=128*MID(DEC2BIN([.AY158];2);1;1)+64*MID(DEC2BIN([.AZ158];2);1;1)+32*MID(DEC2BIN([.BA158];2);1;1)+16*MID(DEC2BIN([.BB158];2);1;1)+8*MID(DEC2BIN([.BC158];2);1;1)+4*MID(DEC2BIN([.BD158];2);1;1)+2*MID(DEC2BIN([.BE158];2);1;1)+MID(DEC2BIN([.BF158];2);1;1)" office:value-type="float" office:value="0" calcext:value-type="float">
            <text:p>0</text:p>
          </table:table-cell>
          <table:table-cell table:number-columns-repeated="8"/>
          <table:table-cell table:formula="of:=128*MID(DEC2BIN([.BI158];2);2;1)+64*MID(DEC2BIN([.BJ158];2);2;1)+32*MID(DEC2BIN([.BK158];2);2;1)+16*MID(DEC2BIN([.BL158];2);2;1)+8*MID(DEC2BIN([.BM158];2);2;1)+4*MID(DEC2BIN([.BN158];2);2;1)+2*MID(DEC2BIN([.BO158];2);2;1)+MID(DEC2BIN([.BP158];2);2;1)" office:value-type="float" office:value="0" calcext:value-type="float">
            <text:p>0</text:p>
          </table:table-cell>
          <table:table-cell table:formula="of:=128*MID(DEC2BIN([.BI158];2);1;1)+64*MID(DEC2BIN([.BJ158];2);1;1)+32*MID(DEC2BIN([.BK158];2);1;1)+16*MID(DEC2BIN([.BL158];2);1;1)+8*MID(DEC2BIN([.BM158];2);1;1)+4*MID(DEC2BIN([.BN158];2);1;1)+2*MID(DEC2BIN([.BO158];2);1;1)+MID(DEC2BIN([.BP158];2);1;1)" office:value-type="float" office:value="0" calcext:value-type="float">
            <text:p>0</text:p>
          </table:table-cell>
          <table:table-cell table:number-columns-repeated="8"/>
          <table:table-cell table:formula="of:=128*MID(DEC2BIN([.BS158];2);2;1)+64*MID(DEC2BIN([.BT158];2);2;1)+32*MID(DEC2BIN([.BU158];2);2;1)+16*MID(DEC2BIN([.BV158];2);2;1)+8*MID(DEC2BIN([.BW158];2);2;1)+4*MID(DEC2BIN([.BX158];2);2;1)+2*MID(DEC2BIN([.BY158];2);2;1)+MID(DEC2BIN([.BZ158];2);2;1)" office:value-type="float" office:value="0" calcext:value-type="float">
            <text:p>0</text:p>
          </table:table-cell>
          <table:table-cell table:formula="of:=128*MID(DEC2BIN([.BS158];2);1;1)+64*MID(DEC2BIN([.BT158];2);1;1)+32*MID(DEC2BIN([.BU158];2);1;1)+16*MID(DEC2BIN([.BV158];2);1;1)+8*MID(DEC2BIN([.BW158];2);1;1)+4*MID(DEC2BIN([.BX158];2);1;1)+2*MID(DEC2BIN([.BY158];2);1;1)+MID(DEC2BIN([.BZ15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49]+8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49]+8" office:value-type="float" office:value="153" calcext:value-type="float" table:number-columns-spanned="8" table:number-rows-spanned="1">
            <text:p>15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49]+8" office:value-type="float" office:value="154" calcext:value-type="float" table:number-columns-spanned="8" table:number-rows-spanned="1">
            <text:p>15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49]+8" office:value-type="float" office:value="155" calcext:value-type="float" table:number-columns-spanned="8" table:number-rows-spanned="1">
            <text:p>15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49]+8" office:value-type="float" office:value="156" calcext:value-type="float" table:number-columns-spanned="8" table:number-rows-spanned="1">
            <text:p>15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49]+8" office:value-type="float" office:value="157" calcext:value-type="float" table:number-columns-spanned="8" table:number-rows-spanned="1">
            <text:p>15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49]+8" office:value-type="float" office:value="158" calcext:value-type="float" table:number-columns-spanned="8" table:number-rows-spanned="1">
            <text:p>15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49]+8" office:value-type="float" office:value="159" calcext:value-type="float" table:number-columns-spanned="8" table:number-rows-spanned="1">
            <text:p>159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A160]+2*[.A161]+4*[.A162]+8*[.A163]+16*[.A164]+32*[.A165]+64*[.A166]+128*[.A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K160]+2*[.K161]+4*[.K162]+8*[.K163]+16*[.K164]+32*[.K165]+64*[.K166]+128*[.K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U160]+2*[.U161]+4*[.U162]+8*[.U163]+16*[.U164]+32*[.U165]+64*[.U166]+128*[.U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E160]+2*[.AE161]+4*[.AE162]+8*[.AE163]+16*[.AE164]+32*[.AE165]+64*[.AE166]+128*[.AE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O160]+2*[.AO161]+4*[.AO162]+8*[.AO163]+16*[.AO164]+32*[.AO165]+64*[.AO166]+128*[.AO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AY160]+2*[.AY161]+4*[.AY162]+8*[.AY163]+16*[.AY164]+32*[.AY165]+64*[.AY166]+128*[.AY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I160]+2*[.BI161]+4*[.BI162]+8*[.BI163]+16*[.BI164]+32*[.BI165]+64*[.BI166]+128*[.BI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S160]+2*[.BS161]+4*[.BS162]+8*[.BS163]+16*[.BS164]+32*[.BS165]+64*[.BS166]+128*[.BS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B160]+2*[.B161]+4*[.B162]+8*[.B163]+16*[.B164]+32*[.B165]+64*[.B166]+128*[.B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L160]+2*[.L161]+4*[.L162]+8*[.L163]+16*[.L164]+32*[.L165]+64*[.L166]+128*[.L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V160]+2*[.V161]+4*[.V162]+8*[.V163]+16*[.V164]+32*[.V165]+64*[.V166]+128*[.V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F160]+2*[.AF161]+4*[.AF162]+8*[.AF163]+16*[.AF164]+32*[.AF165]+64*[.AF166]+128*[.AF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P160]+2*[.AP161]+4*[.AP162]+8*[.AP163]+16*[.AP164]+32*[.AP165]+64*[.AP166]+128*[.AP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AZ160]+2*[.AZ161]+4*[.AZ162]+8*[.AZ163]+16*[.AZ164]+32*[.AZ165]+64*[.AZ166]+128*[.AZ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J160]+2*[.BJ161]+4*[.BJ162]+8*[.BJ163]+16*[.BJ164]+32*[.BJ165]+64*[.BJ166]+128*[.BJ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T160]+2*[.BT161]+4*[.BT162]+8*[.BT163]+16*[.BT164]+32*[.BT165]+64*[.BT166]+128*[.BT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C160]+2*[.C161]+4*[.C162]+8*[.C163]+16*[.C164]+32*[.C165]+64*[.C166]+128*[.C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M160]+2*[.M161]+4*[.M162]+8*[.M163]+16*[.M164]+32*[.M165]+64*[.M166]+128*[.M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W160]+2*[.W161]+4*[.W162]+8*[.W163]+16*[.W164]+32*[.W165]+64*[.W166]+128*[.W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G160]+2*[.AG161]+4*[.AG162]+8*[.AG163]+16*[.AG164]+32*[.AG165]+64*[.AG166]+128*[.AG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Q160]+2*[.AQ161]+4*[.AQ162]+8*[.AQ163]+16*[.AQ164]+32*[.AQ165]+64*[.AQ166]+128*[.AQ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BA160]+2*[.BA161]+4*[.BA162]+8*[.BA163]+16*[.BA164]+32*[.BA165]+64*[.BA166]+128*[.BA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K160]+2*[.BK161]+4*[.BK162]+8*[.BK163]+16*[.BK164]+32*[.BK165]+64*[.BK166]+128*[.BK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U160]+2*[.BU161]+4*[.BU162]+8*[.BU163]+16*[.BU164]+32*[.BU165]+64*[.BU166]+128*[.BU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D160]+2*[.D161]+4*[.D162]+8*[.D163]+16*[.D164]+32*[.D165]+64*[.D166]+128*[.D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N160]+2*[.N161]+4*[.N162]+8*[.N163]+16*[.N164]+32*[.N165]+64*[.N166]+128*[.N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X160]+2*[.X161]+4*[.X162]+8*[.X163]+16*[.X164]+32*[.X165]+64*[.X166]+128*[.X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H160]+2*[.AH161]+4*[.AH162]+8*[.AH163]+16*[.AH164]+32*[.AH165]+64*[.AH166]+128*[.AH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R160]+2*[.AR161]+4*[.AR162]+8*[.AR163]+16*[.AR164]+32*[.AR165]+64*[.AR166]+128*[.AR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BB160]+2*[.BB161]+4*[.BB162]+8*[.BB163]+16*[.BB164]+32*[.BB165]+64*[.BB166]+128*[.BB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L160]+2*[.BL161]+4*[.BL162]+8*[.BL163]+16*[.BL164]+32*[.BL165]+64*[.BL166]+128*[.BL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V160]+2*[.BV161]+4*[.BV162]+8*[.BV163]+16*[.BV164]+32*[.BV165]+64*[.BV166]+128*[.BV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E160]+2*[.E161]+4*[.E162]+8*[.E163]+16*[.E164]+32*[.E165]+64*[.E166]+128*[.E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O160]+2*[.O161]+4*[.O162]+8*[.O163]+16*[.O164]+32*[.O165]+64*[.O166]+128*[.O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Y160]+2*[.Y161]+4*[.Y162]+8*[.Y163]+16*[.Y164]+32*[.Y165]+64*[.Y166]+128*[.Y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I160]+2*[.AI161]+4*[.AI162]+8*[.AI163]+16*[.AI164]+32*[.AI165]+64*[.AI166]+128*[.AI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S160]+2*[.AS161]+4*[.AS162]+8*[.AS163]+16*[.AS164]+32*[.AS165]+64*[.AS166]+128*[.AS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BC160]+2*[.BC161]+4*[.BC162]+8*[.BC163]+16*[.BC164]+32*[.BC165]+64*[.BC166]+128*[.BC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M160]+2*[.BM161]+4*[.BM162]+8*[.BM163]+16*[.BM164]+32*[.BM165]+64*[.BM166]+128*[.BM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W160]+2*[.BW161]+4*[.BW162]+8*[.BW163]+16*[.BW164]+32*[.BW165]+64*[.BW166]+128*[.BW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F160]+2*[.F161]+4*[.F162]+8*[.F163]+16*[.F164]+32*[.F165]+64*[.F166]+128*[.F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P160]+2*[.P161]+4*[.P162]+8*[.P163]+16*[.P164]+32*[.P165]+64*[.P166]+128*[.P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Z160]+2*[.Z161]+4*[.Z162]+8*[.Z163]+16*[.Z164]+32*[.Z165]+64*[.Z166]+128*[.Z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J160]+2*[.AJ161]+4*[.AJ162]+8*[.AJ163]+16*[.AJ164]+32*[.AJ165]+64*[.AJ166]+128*[.AJ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T160]+2*[.AT161]+4*[.AT162]+8*[.AT163]+16*[.AT164]+32*[.AT165]+64*[.AT166]+128*[.AT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BD160]+2*[.BD161]+4*[.BD162]+8*[.BD163]+16*[.BD164]+32*[.BD165]+64*[.BD166]+128*[.BD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N160]+2*[.BN161]+4*[.BN162]+8*[.BN163]+16*[.BN164]+32*[.BN165]+64*[.BN166]+128*[.BN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X160]+2*[.BX161]+4*[.BX162]+8*[.BX163]+16*[.BX164]+32*[.BX165]+64*[.BX166]+128*[.BX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G160]+2*[.G161]+4*[.G162]+8*[.G163]+16*[.G164]+32*[.G165]+64*[.G166]+128*[.G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Q160]+2*[.Q161]+4*[.Q162]+8*[.Q163]+16*[.Q164]+32*[.Q165]+64*[.Q166]+128*[.Q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AA160]+2*[.AA161]+4*[.AA162]+8*[.AA163]+16*[.AA164]+32*[.AA165]+64*[.AA166]+128*[.AA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K160]+2*[.AK161]+4*[.AK162]+8*[.AK163]+16*[.AK164]+32*[.AK165]+64*[.AK166]+128*[.AK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U160]+2*[.AU161]+4*[.AU162]+8*[.AU163]+16*[.AU164]+32*[.AU165]+64*[.AU166]+128*[.AU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BE160]+2*[.BE161]+4*[.BE162]+8*[.BE163]+16*[.BE164]+32*[.BE165]+64*[.BE166]+128*[.BE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O160]+2*[.BO161]+4*[.BO162]+8*[.BO163]+16*[.BO164]+32*[.BO165]+64*[.BO166]+128*[.BO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Y160]+2*[.BY161]+4*[.BY162]+8*[.BY163]+16*[.BY164]+32*[.BY165]+64*[.BY166]+128*[.BY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6" office:value-type="float" office:value="0" calcext:value-type="float">
            <text:p>0</text:p>
          </table:table-cell>
          <table:table-cell table:formula="of:=[.H160]+2*[.H161]+4*[.H162]+8*[.H163]+16*[.H164]+32*[.H165]+64*[.H166]+128*[.H167]" office:value-type="float" office:value="0" calcext:value-type="float">
            <text:p>0</text:p>
          </table:table-cell>
          <table:table-cell table:style-name="Default"/>
          <table:table-cell table:number-columns-repeated="8" table:style-name="ce61" office:value-type="float" office:value="0" calcext:value-type="float">
            <text:p>0</text:p>
          </table:table-cell>
          <table:table-cell table:formula="of:=[.R160]+2*[.R161]+4*[.R162]+8*[.R163]+16*[.R164]+32*[.R165]+64*[.R166]+128*[.R167]" office:value-type="float" office:value="0" calcext:value-type="float">
            <text:p>0</text:p>
          </table:table-cell>
          <table:table-cell table:style-name="Default"/>
          <table:table-cell table:number-columns-repeated="8" table:style-name="ce94" office:value-type="float" office:value="0" calcext:value-type="float">
            <text:p>0</text:p>
          </table:table-cell>
          <table:table-cell table:formula="of:=[.AB160]+2*[.AB161]+4*[.AB162]+8*[.AB163]+16*[.AB164]+32*[.AB165]+64*[.AB166]+128*[.AB167]" office:value-type="float" office:value="0" calcext:value-type="float">
            <text:p>0</text:p>
          </table:table-cell>
          <table:table-cell table:style-name="Default"/>
          <table:table-cell table:number-columns-repeated="8" table:style-name="ce127" office:value-type="float" office:value="0" calcext:value-type="float">
            <text:p>0</text:p>
          </table:table-cell>
          <table:table-cell table:formula="of:=[.AL160]+2*[.AL161]+4*[.AL162]+8*[.AL163]+16*[.AL164]+32*[.AL165]+64*[.AL166]+128*[.AL167]" office:value-type="float" office:value="0" calcext:value-type="float">
            <text:p>0</text:p>
          </table:table-cell>
          <table:table-cell table:style-name="Default"/>
          <table:table-cell table:number-columns-repeated="8" table:style-name="ce164" office:value-type="float" office:value="0" calcext:value-type="float">
            <text:p>0</text:p>
          </table:table-cell>
          <table:table-cell table:formula="of:=[.AV160]+2*[.AV161]+4*[.AV162]+8*[.AV163]+16*[.AV164]+32*[.AV165]+64*[.AV166]+128*[.AV167]" office:value-type="float" office:value="0" calcext:value-type="float">
            <text:p>0</text:p>
          </table:table-cell>
          <table:table-cell table:style-name="Default"/>
          <table:table-cell table:number-columns-repeated="8" table:style-name="ce199" office:value-type="float" office:value="0" calcext:value-type="float">
            <text:p>0</text:p>
          </table:table-cell>
          <table:table-cell table:formula="of:=[.BF160]+2*[.BF161]+4*[.BF162]+8*[.BF163]+16*[.BF164]+32*[.BF165]+64*[.BF166]+128*[.BF167]" office:value-type="float" office:value="0" calcext:value-type="float">
            <text:p>0</text:p>
          </table:table-cell>
          <table:table-cell table:style-name="Default"/>
          <table:table-cell table:number-columns-repeated="8" table:style-name="ce234" office:value-type="float" office:value="0" calcext:value-type="float">
            <text:p>0</text:p>
          </table:table-cell>
          <table:table-cell table:formula="of:=[.BP160]+2*[.BP161]+4*[.BP162]+8*[.BP163]+16*[.BP164]+32*[.BP165]+64*[.BP166]+128*[.BP167]" office:value-type="float" office:value="0" calcext:value-type="float">
            <text:p>0</text:p>
          </table:table-cell>
          <table:table-cell table:style-name="Default"/>
          <table:table-cell table:number-columns-repeated="8" table:style-name="ce269" office:value-type="float" office:value="0" calcext:value-type="float">
            <text:p>0</text:p>
          </table:table-cell>
          <table:table-cell table:formula="of:=[.BZ160]+2*[.BZ161]+4*[.BZ162]+8*[.BZ163]+16*[.BZ164]+32*[.BZ165]+64*[.BZ166]+128*[.BZ1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68];2);2;1)+64*MID(DEC2BIN([.B168];2);2;1)+32*MID(DEC2BIN([.C168];2);2;1)+16*MID(DEC2BIN([.D168];2);2;1)+8*MID(DEC2BIN([.E168];2);2;1)+4*MID(DEC2BIN([.F168];2);2;1)+2*MID(DEC2BIN([.G168];2);2;1)+MID(DEC2BIN([.H168];2);2;1)" office:value-type="float" office:value="0" calcext:value-type="float">
            <text:p>0</text:p>
          </table:table-cell>
          <table:table-cell table:formula="of:=128*MID(DEC2BIN([.A168];2);1;1)+64*MID(DEC2BIN([.B168];2);1;1)+32*MID(DEC2BIN([.C168];2);1;1)+16*MID(DEC2BIN([.D168];2);1;1)+8*MID(DEC2BIN([.E168];2);1;1)+4*MID(DEC2BIN([.F168];2);1;1)+2*MID(DEC2BIN([.G168];2);1;1)+MID(DEC2BIN([.H168];2);1;1)" office:value-type="float" office:value="0" calcext:value-type="float">
            <text:p>0</text:p>
          </table:table-cell>
          <table:table-cell table:number-columns-repeated="8"/>
          <table:table-cell table:formula="of:=128*MID(DEC2BIN([.K168];2);2;1)+64*MID(DEC2BIN([.L168];2);2;1)+32*MID(DEC2BIN([.M168];2);2;1)+16*MID(DEC2BIN([.N168];2);2;1)+8*MID(DEC2BIN([.O168];2);2;1)+4*MID(DEC2BIN([.P168];2);2;1)+2*MID(DEC2BIN([.Q168];2);2;1)+MID(DEC2BIN([.R168];2);2;1)" office:value-type="float" office:value="0" calcext:value-type="float">
            <text:p>0</text:p>
          </table:table-cell>
          <table:table-cell table:formula="of:=128*MID(DEC2BIN([.K168];2);1;1)+64*MID(DEC2BIN([.L168];2);1;1)+32*MID(DEC2BIN([.M168];2);1;1)+16*MID(DEC2BIN([.N168];2);1;1)+8*MID(DEC2BIN([.O168];2);1;1)+4*MID(DEC2BIN([.P168];2);1;1)+2*MID(DEC2BIN([.Q168];2);1;1)+MID(DEC2BIN([.R168];2);1;1)" office:value-type="float" office:value="0" calcext:value-type="float">
            <text:p>0</text:p>
          </table:table-cell>
          <table:table-cell table:number-columns-repeated="8"/>
          <table:table-cell table:formula="of:=128*MID(DEC2BIN([.U168];2);2;1)+64*MID(DEC2BIN([.V168];2);2;1)+32*MID(DEC2BIN([.W168];2);2;1)+16*MID(DEC2BIN([.X168];2);2;1)+8*MID(DEC2BIN([.Y168];2);2;1)+4*MID(DEC2BIN([.Z168];2);2;1)+2*MID(DEC2BIN([.AA168];2);2;1)+MID(DEC2BIN([.AB168];2);2;1)" office:value-type="float" office:value="0" calcext:value-type="float">
            <text:p>0</text:p>
          </table:table-cell>
          <table:table-cell table:formula="of:=128*MID(DEC2BIN([.U168];2);1;1)+64*MID(DEC2BIN([.V168];2);1;1)+32*MID(DEC2BIN([.W168];2);1;1)+16*MID(DEC2BIN([.X168];2);1;1)+8*MID(DEC2BIN([.Y168];2);1;1)+4*MID(DEC2BIN([.Z168];2);1;1)+2*MID(DEC2BIN([.AA168];2);1;1)+MID(DEC2BIN([.AB168];2);1;1)" office:value-type="float" office:value="0" calcext:value-type="float">
            <text:p>0</text:p>
          </table:table-cell>
          <table:table-cell table:number-columns-repeated="8"/>
          <table:table-cell table:formula="of:=128*MID(DEC2BIN([.AE168];2);2;1)+64*MID(DEC2BIN([.AF168];2);2;1)+32*MID(DEC2BIN([.AG168];2);2;1)+16*MID(DEC2BIN([.AH168];2);2;1)+8*MID(DEC2BIN([.AI168];2);2;1)+4*MID(DEC2BIN([.AJ168];2);2;1)+2*MID(DEC2BIN([.AK168];2);2;1)+MID(DEC2BIN([.AL168];2);2;1)" office:value-type="float" office:value="0" calcext:value-type="float">
            <text:p>0</text:p>
          </table:table-cell>
          <table:table-cell table:formula="of:=128*MID(DEC2BIN([.AE168];2);1;1)+64*MID(DEC2BIN([.AF168];2);1;1)+32*MID(DEC2BIN([.AG168];2);1;1)+16*MID(DEC2BIN([.AH168];2);1;1)+8*MID(DEC2BIN([.AI168];2);1;1)+4*MID(DEC2BIN([.AJ168];2);1;1)+2*MID(DEC2BIN([.AK168];2);1;1)+MID(DEC2BIN([.AL168];2);1;1)" office:value-type="float" office:value="0" calcext:value-type="float">
            <text:p>0</text:p>
          </table:table-cell>
          <table:table-cell table:number-columns-repeated="8"/>
          <table:table-cell table:formula="of:=128*MID(DEC2BIN([.AO168];2);2;1)+64*MID(DEC2BIN([.AP168];2);2;1)+32*MID(DEC2BIN([.AQ168];2);2;1)+16*MID(DEC2BIN([.AR168];2);2;1)+8*MID(DEC2BIN([.AS168];2);2;1)+4*MID(DEC2BIN([.AT168];2);2;1)+2*MID(DEC2BIN([.AU168];2);2;1)+MID(DEC2BIN([.AV168];2);2;1)" office:value-type="float" office:value="0" calcext:value-type="float">
            <text:p>0</text:p>
          </table:table-cell>
          <table:table-cell table:formula="of:=128*MID(DEC2BIN([.AO168];2);1;1)+64*MID(DEC2BIN([.AP168];2);1;1)+32*MID(DEC2BIN([.AQ168];2);1;1)+16*MID(DEC2BIN([.AR168];2);1;1)+8*MID(DEC2BIN([.AS168];2);1;1)+4*MID(DEC2BIN([.AT168];2);1;1)+2*MID(DEC2BIN([.AU168];2);1;1)+MID(DEC2BIN([.AV168];2);1;1)" office:value-type="float" office:value="0" calcext:value-type="float">
            <text:p>0</text:p>
          </table:table-cell>
          <table:table-cell table:number-columns-repeated="8"/>
          <table:table-cell table:formula="of:=128*MID(DEC2BIN([.AY168];2);2;1)+64*MID(DEC2BIN([.AZ168];2);2;1)+32*MID(DEC2BIN([.BA168];2);2;1)+16*MID(DEC2BIN([.BB168];2);2;1)+8*MID(DEC2BIN([.BC168];2);2;1)+4*MID(DEC2BIN([.BD168];2);2;1)+2*MID(DEC2BIN([.BE168];2);2;1)+MID(DEC2BIN([.BF168];2);2;1)" office:value-type="float" office:value="0" calcext:value-type="float">
            <text:p>0</text:p>
          </table:table-cell>
          <table:table-cell table:formula="of:=128*MID(DEC2BIN([.AY168];2);1;1)+64*MID(DEC2BIN([.AZ168];2);1;1)+32*MID(DEC2BIN([.BA168];2);1;1)+16*MID(DEC2BIN([.BB168];2);1;1)+8*MID(DEC2BIN([.BC168];2);1;1)+4*MID(DEC2BIN([.BD168];2);1;1)+2*MID(DEC2BIN([.BE168];2);1;1)+MID(DEC2BIN([.BF168];2);1;1)" office:value-type="float" office:value="0" calcext:value-type="float">
            <text:p>0</text:p>
          </table:table-cell>
          <table:table-cell table:number-columns-repeated="8"/>
          <table:table-cell table:formula="of:=128*MID(DEC2BIN([.BI168];2);2;1)+64*MID(DEC2BIN([.BJ168];2);2;1)+32*MID(DEC2BIN([.BK168];2);2;1)+16*MID(DEC2BIN([.BL168];2);2;1)+8*MID(DEC2BIN([.BM168];2);2;1)+4*MID(DEC2BIN([.BN168];2);2;1)+2*MID(DEC2BIN([.BO168];2);2;1)+MID(DEC2BIN([.BP168];2);2;1)" office:value-type="float" office:value="0" calcext:value-type="float">
            <text:p>0</text:p>
          </table:table-cell>
          <table:table-cell table:formula="of:=128*MID(DEC2BIN([.BI168];2);1;1)+64*MID(DEC2BIN([.BJ168];2);1;1)+32*MID(DEC2BIN([.BK168];2);1;1)+16*MID(DEC2BIN([.BL168];2);1;1)+8*MID(DEC2BIN([.BM168];2);1;1)+4*MID(DEC2BIN([.BN168];2);1;1)+2*MID(DEC2BIN([.BO168];2);1;1)+MID(DEC2BIN([.BP168];2);1;1)" office:value-type="float" office:value="0" calcext:value-type="float">
            <text:p>0</text:p>
          </table:table-cell>
          <table:table-cell table:number-columns-repeated="8"/>
          <table:table-cell table:formula="of:=128*MID(DEC2BIN([.BS168];2);2;1)+64*MID(DEC2BIN([.BT168];2);2;1)+32*MID(DEC2BIN([.BU168];2);2;1)+16*MID(DEC2BIN([.BV168];2);2;1)+8*MID(DEC2BIN([.BW168];2);2;1)+4*MID(DEC2BIN([.BX168];2);2;1)+2*MID(DEC2BIN([.BY168];2);2;1)+MID(DEC2BIN([.BZ168];2);2;1)" office:value-type="float" office:value="0" calcext:value-type="float">
            <text:p>0</text:p>
          </table:table-cell>
          <table:table-cell table:formula="of:=128*MID(DEC2BIN([.BS168];2);1;1)+64*MID(DEC2BIN([.BT168];2);1;1)+32*MID(DEC2BIN([.BU168];2);1;1)+16*MID(DEC2BIN([.BV168];2);1;1)+8*MID(DEC2BIN([.BW168];2);1;1)+4*MID(DEC2BIN([.BX168];2);1;1)+2*MID(DEC2BIN([.BY168];2);1;1)+MID(DEC2BIN([.BZ16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59]+8" office:value-type="float" office:value="160" calcext:value-type="float" table:number-columns-spanned="8" table:number-rows-spanned="1">
            <text:p>16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59]+8" office:value-type="float" office:value="161" calcext:value-type="float" table:number-columns-spanned="8" table:number-rows-spanned="1">
            <text:p>16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59]+8" office:value-type="float" office:value="162" calcext:value-type="float" table:number-columns-spanned="8" table:number-rows-spanned="1">
            <text:p>16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59]+8" office:value-type="float" office:value="163" calcext:value-type="float" table:number-columns-spanned="8" table:number-rows-spanned="1">
            <text:p>16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59]+8" office:value-type="float" office:value="164" calcext:value-type="float" table:number-columns-spanned="8" table:number-rows-spanned="1">
            <text:p>16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59]+8" office:value-type="float" office:value="165" calcext:value-type="float" table:number-columns-spanned="8" table:number-rows-spanned="1">
            <text:p>16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59]+8" office:value-type="float" office:value="166" calcext:value-type="float" table:number-columns-spanned="8" table:number-rows-spanned="1">
            <text:p>16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59]+8" office:value-type="float" office:value="167" calcext:value-type="float" table:number-columns-spanned="8" table:number-rows-spanned="1">
            <text:p>167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A170]+2*[.A171]+4*[.A172]+8*[.A173]+16*[.A174]+32*[.A175]+64*[.A176]+128*[.A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K170]+2*[.K171]+4*[.K172]+8*[.K173]+16*[.K174]+32*[.K175]+64*[.K176]+128*[.K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U170]+2*[.U171]+4*[.U172]+8*[.U173]+16*[.U174]+32*[.U175]+64*[.U176]+128*[.U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E170]+2*[.AE171]+4*[.AE172]+8*[.AE173]+16*[.AE174]+32*[.AE175]+64*[.AE176]+128*[.AE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O170]+2*[.AO171]+4*[.AO172]+8*[.AO173]+16*[.AO174]+32*[.AO175]+64*[.AO176]+128*[.AO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AY170]+2*[.AY171]+4*[.AY172]+8*[.AY173]+16*[.AY174]+32*[.AY175]+64*[.AY176]+128*[.AY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I170]+2*[.BI171]+4*[.BI172]+8*[.BI173]+16*[.BI174]+32*[.BI175]+64*[.BI176]+128*[.BI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S170]+2*[.BS171]+4*[.BS172]+8*[.BS173]+16*[.BS174]+32*[.BS175]+64*[.BS176]+128*[.BS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B170]+2*[.B171]+4*[.B172]+8*[.B173]+16*[.B174]+32*[.B175]+64*[.B176]+128*[.B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L170]+2*[.L171]+4*[.L172]+8*[.L173]+16*[.L174]+32*[.L175]+64*[.L176]+128*[.L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V170]+2*[.V171]+4*[.V172]+8*[.V173]+16*[.V174]+32*[.V175]+64*[.V176]+128*[.V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F170]+2*[.AF171]+4*[.AF172]+8*[.AF173]+16*[.AF174]+32*[.AF175]+64*[.AF176]+128*[.AF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P170]+2*[.AP171]+4*[.AP172]+8*[.AP173]+16*[.AP174]+32*[.AP175]+64*[.AP176]+128*[.AP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AZ170]+2*[.AZ171]+4*[.AZ172]+8*[.AZ173]+16*[.AZ174]+32*[.AZ175]+64*[.AZ176]+128*[.AZ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J170]+2*[.BJ171]+4*[.BJ172]+8*[.BJ173]+16*[.BJ174]+32*[.BJ175]+64*[.BJ176]+128*[.BJ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T170]+2*[.BT171]+4*[.BT172]+8*[.BT173]+16*[.BT174]+32*[.BT175]+64*[.BT176]+128*[.BT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C170]+2*[.C171]+4*[.C172]+8*[.C173]+16*[.C174]+32*[.C175]+64*[.C176]+128*[.C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M170]+2*[.M171]+4*[.M172]+8*[.M173]+16*[.M174]+32*[.M175]+64*[.M176]+128*[.M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W170]+2*[.W171]+4*[.W172]+8*[.W173]+16*[.W174]+32*[.W175]+64*[.W176]+128*[.W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G170]+2*[.AG171]+4*[.AG172]+8*[.AG173]+16*[.AG174]+32*[.AG175]+64*[.AG176]+128*[.AG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Q170]+2*[.AQ171]+4*[.AQ172]+8*[.AQ173]+16*[.AQ174]+32*[.AQ175]+64*[.AQ176]+128*[.AQ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BA170]+2*[.BA171]+4*[.BA172]+8*[.BA173]+16*[.BA174]+32*[.BA175]+64*[.BA176]+128*[.BA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K170]+2*[.BK171]+4*[.BK172]+8*[.BK173]+16*[.BK174]+32*[.BK175]+64*[.BK176]+128*[.BK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U170]+2*[.BU171]+4*[.BU172]+8*[.BU173]+16*[.BU174]+32*[.BU175]+64*[.BU176]+128*[.BU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D170]+2*[.D171]+4*[.D172]+8*[.D173]+16*[.D174]+32*[.D175]+64*[.D176]+128*[.D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N170]+2*[.N171]+4*[.N172]+8*[.N173]+16*[.N174]+32*[.N175]+64*[.N176]+128*[.N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X170]+2*[.X171]+4*[.X172]+8*[.X173]+16*[.X174]+32*[.X175]+64*[.X176]+128*[.X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H170]+2*[.AH171]+4*[.AH172]+8*[.AH173]+16*[.AH174]+32*[.AH175]+64*[.AH176]+128*[.AH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R170]+2*[.AR171]+4*[.AR172]+8*[.AR173]+16*[.AR174]+32*[.AR175]+64*[.AR176]+128*[.AR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BB170]+2*[.BB171]+4*[.BB172]+8*[.BB173]+16*[.BB174]+32*[.BB175]+64*[.BB176]+128*[.BB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L170]+2*[.BL171]+4*[.BL172]+8*[.BL173]+16*[.BL174]+32*[.BL175]+64*[.BL176]+128*[.BL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V170]+2*[.BV171]+4*[.BV172]+8*[.BV173]+16*[.BV174]+32*[.BV175]+64*[.BV176]+128*[.BV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E170]+2*[.E171]+4*[.E172]+8*[.E173]+16*[.E174]+32*[.E175]+64*[.E176]+128*[.E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O170]+2*[.O171]+4*[.O172]+8*[.O173]+16*[.O174]+32*[.O175]+64*[.O176]+128*[.O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Y170]+2*[.Y171]+4*[.Y172]+8*[.Y173]+16*[.Y174]+32*[.Y175]+64*[.Y176]+128*[.Y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I170]+2*[.AI171]+4*[.AI172]+8*[.AI173]+16*[.AI174]+32*[.AI175]+64*[.AI176]+128*[.AI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S170]+2*[.AS171]+4*[.AS172]+8*[.AS173]+16*[.AS174]+32*[.AS175]+64*[.AS176]+128*[.AS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BC170]+2*[.BC171]+4*[.BC172]+8*[.BC173]+16*[.BC174]+32*[.BC175]+64*[.BC176]+128*[.BC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M170]+2*[.BM171]+4*[.BM172]+8*[.BM173]+16*[.BM174]+32*[.BM175]+64*[.BM176]+128*[.BM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W170]+2*[.BW171]+4*[.BW172]+8*[.BW173]+16*[.BW174]+32*[.BW175]+64*[.BW176]+128*[.BW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F170]+2*[.F171]+4*[.F172]+8*[.F173]+16*[.F174]+32*[.F175]+64*[.F176]+128*[.F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P170]+2*[.P171]+4*[.P172]+8*[.P173]+16*[.P174]+32*[.P175]+64*[.P176]+128*[.P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Z170]+2*[.Z171]+4*[.Z172]+8*[.Z173]+16*[.Z174]+32*[.Z175]+64*[.Z176]+128*[.Z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J170]+2*[.AJ171]+4*[.AJ172]+8*[.AJ173]+16*[.AJ174]+32*[.AJ175]+64*[.AJ176]+128*[.AJ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T170]+2*[.AT171]+4*[.AT172]+8*[.AT173]+16*[.AT174]+32*[.AT175]+64*[.AT176]+128*[.AT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BD170]+2*[.BD171]+4*[.BD172]+8*[.BD173]+16*[.BD174]+32*[.BD175]+64*[.BD176]+128*[.BD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N170]+2*[.BN171]+4*[.BN172]+8*[.BN173]+16*[.BN174]+32*[.BN175]+64*[.BN176]+128*[.BN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X170]+2*[.BX171]+4*[.BX172]+8*[.BX173]+16*[.BX174]+32*[.BX175]+64*[.BX176]+128*[.BX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G170]+2*[.G171]+4*[.G172]+8*[.G173]+16*[.G174]+32*[.G175]+64*[.G176]+128*[.G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Q170]+2*[.Q171]+4*[.Q172]+8*[.Q173]+16*[.Q174]+32*[.Q175]+64*[.Q176]+128*[.Q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AA170]+2*[.AA171]+4*[.AA172]+8*[.AA173]+16*[.AA174]+32*[.AA175]+64*[.AA176]+128*[.AA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K170]+2*[.AK171]+4*[.AK172]+8*[.AK173]+16*[.AK174]+32*[.AK175]+64*[.AK176]+128*[.AK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U170]+2*[.AU171]+4*[.AU172]+8*[.AU173]+16*[.AU174]+32*[.AU175]+64*[.AU176]+128*[.AU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BE170]+2*[.BE171]+4*[.BE172]+8*[.BE173]+16*[.BE174]+32*[.BE175]+64*[.BE176]+128*[.BE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O170]+2*[.BO171]+4*[.BO172]+8*[.BO173]+16*[.BO174]+32*[.BO175]+64*[.BO176]+128*[.BO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Y170]+2*[.BY171]+4*[.BY172]+8*[.BY173]+16*[.BY174]+32*[.BY175]+64*[.BY176]+128*[.BY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7" office:value-type="float" office:value="0" calcext:value-type="float">
            <text:p>0</text:p>
          </table:table-cell>
          <table:table-cell table:formula="of:=[.H170]+2*[.H171]+4*[.H172]+8*[.H173]+16*[.H174]+32*[.H175]+64*[.H176]+128*[.H177]" office:value-type="float" office:value="0" calcext:value-type="float">
            <text:p>0</text:p>
          </table:table-cell>
          <table:table-cell table:style-name="Default"/>
          <table:table-cell table:number-columns-repeated="8" table:style-name="ce62" office:value-type="float" office:value="0" calcext:value-type="float">
            <text:p>0</text:p>
          </table:table-cell>
          <table:table-cell table:formula="of:=[.R170]+2*[.R171]+4*[.R172]+8*[.R173]+16*[.R174]+32*[.R175]+64*[.R176]+128*[.R177]" office:value-type="float" office:value="0" calcext:value-type="float">
            <text:p>0</text:p>
          </table:table-cell>
          <table:table-cell table:style-name="Default"/>
          <table:table-cell table:number-columns-repeated="8" table:style-name="ce95" office:value-type="float" office:value="0" calcext:value-type="float">
            <text:p>0</text:p>
          </table:table-cell>
          <table:table-cell table:formula="of:=[.AB170]+2*[.AB171]+4*[.AB172]+8*[.AB173]+16*[.AB174]+32*[.AB175]+64*[.AB176]+128*[.AB177]" office:value-type="float" office:value="0" calcext:value-type="float">
            <text:p>0</text:p>
          </table:table-cell>
          <table:table-cell table:style-name="Default"/>
          <table:table-cell table:number-columns-repeated="8" table:style-name="ce128" office:value-type="float" office:value="0" calcext:value-type="float">
            <text:p>0</text:p>
          </table:table-cell>
          <table:table-cell table:formula="of:=[.AL170]+2*[.AL171]+4*[.AL172]+8*[.AL173]+16*[.AL174]+32*[.AL175]+64*[.AL176]+128*[.AL177]" office:value-type="float" office:value="0" calcext:value-type="float">
            <text:p>0</text:p>
          </table:table-cell>
          <table:table-cell table:style-name="Default"/>
          <table:table-cell table:number-columns-repeated="8" table:style-name="ce165" office:value-type="float" office:value="0" calcext:value-type="float">
            <text:p>0</text:p>
          </table:table-cell>
          <table:table-cell table:formula="of:=[.AV170]+2*[.AV171]+4*[.AV172]+8*[.AV173]+16*[.AV174]+32*[.AV175]+64*[.AV176]+128*[.AV177]" office:value-type="float" office:value="0" calcext:value-type="float">
            <text:p>0</text:p>
          </table:table-cell>
          <table:table-cell table:style-name="Default"/>
          <table:table-cell table:number-columns-repeated="8" table:style-name="ce200" office:value-type="float" office:value="0" calcext:value-type="float">
            <text:p>0</text:p>
          </table:table-cell>
          <table:table-cell table:formula="of:=[.BF170]+2*[.BF171]+4*[.BF172]+8*[.BF173]+16*[.BF174]+32*[.BF175]+64*[.BF176]+128*[.BF177]" office:value-type="float" office:value="0" calcext:value-type="float">
            <text:p>0</text:p>
          </table:table-cell>
          <table:table-cell table:style-name="Default"/>
          <table:table-cell table:number-columns-repeated="8" table:style-name="ce235" office:value-type="float" office:value="0" calcext:value-type="float">
            <text:p>0</text:p>
          </table:table-cell>
          <table:table-cell table:formula="of:=[.BP170]+2*[.BP171]+4*[.BP172]+8*[.BP173]+16*[.BP174]+32*[.BP175]+64*[.BP176]+128*[.BP177]" office:value-type="float" office:value="0" calcext:value-type="float">
            <text:p>0</text:p>
          </table:table-cell>
          <table:table-cell table:style-name="Default"/>
          <table:table-cell table:number-columns-repeated="8" table:style-name="ce270" office:value-type="float" office:value="0" calcext:value-type="float">
            <text:p>0</text:p>
          </table:table-cell>
          <table:table-cell table:formula="of:=[.BZ170]+2*[.BZ171]+4*[.BZ172]+8*[.BZ173]+16*[.BZ174]+32*[.BZ175]+64*[.BZ176]+128*[.BZ1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78];2);2;1)+64*MID(DEC2BIN([.B178];2);2;1)+32*MID(DEC2BIN([.C178];2);2;1)+16*MID(DEC2BIN([.D178];2);2;1)+8*MID(DEC2BIN([.E178];2);2;1)+4*MID(DEC2BIN([.F178];2);2;1)+2*MID(DEC2BIN([.G178];2);2;1)+MID(DEC2BIN([.H178];2);2;1)" office:value-type="float" office:value="0" calcext:value-type="float">
            <text:p>0</text:p>
          </table:table-cell>
          <table:table-cell table:formula="of:=128*MID(DEC2BIN([.A178];2);1;1)+64*MID(DEC2BIN([.B178];2);1;1)+32*MID(DEC2BIN([.C178];2);1;1)+16*MID(DEC2BIN([.D178];2);1;1)+8*MID(DEC2BIN([.E178];2);1;1)+4*MID(DEC2BIN([.F178];2);1;1)+2*MID(DEC2BIN([.G178];2);1;1)+MID(DEC2BIN([.H178];2);1;1)" office:value-type="float" office:value="0" calcext:value-type="float">
            <text:p>0</text:p>
          </table:table-cell>
          <table:table-cell table:number-columns-repeated="8"/>
          <table:table-cell table:formula="of:=128*MID(DEC2BIN([.K178];2);2;1)+64*MID(DEC2BIN([.L178];2);2;1)+32*MID(DEC2BIN([.M178];2);2;1)+16*MID(DEC2BIN([.N178];2);2;1)+8*MID(DEC2BIN([.O178];2);2;1)+4*MID(DEC2BIN([.P178];2);2;1)+2*MID(DEC2BIN([.Q178];2);2;1)+MID(DEC2BIN([.R178];2);2;1)" office:value-type="float" office:value="0" calcext:value-type="float">
            <text:p>0</text:p>
          </table:table-cell>
          <table:table-cell table:formula="of:=128*MID(DEC2BIN([.K178];2);1;1)+64*MID(DEC2BIN([.L178];2);1;1)+32*MID(DEC2BIN([.M178];2);1;1)+16*MID(DEC2BIN([.N178];2);1;1)+8*MID(DEC2BIN([.O178];2);1;1)+4*MID(DEC2BIN([.P178];2);1;1)+2*MID(DEC2BIN([.Q178];2);1;1)+MID(DEC2BIN([.R178];2);1;1)" office:value-type="float" office:value="0" calcext:value-type="float">
            <text:p>0</text:p>
          </table:table-cell>
          <table:table-cell table:number-columns-repeated="8"/>
          <table:table-cell table:formula="of:=128*MID(DEC2BIN([.U178];2);2;1)+64*MID(DEC2BIN([.V178];2);2;1)+32*MID(DEC2BIN([.W178];2);2;1)+16*MID(DEC2BIN([.X178];2);2;1)+8*MID(DEC2BIN([.Y178];2);2;1)+4*MID(DEC2BIN([.Z178];2);2;1)+2*MID(DEC2BIN([.AA178];2);2;1)+MID(DEC2BIN([.AB178];2);2;1)" office:value-type="float" office:value="0" calcext:value-type="float">
            <text:p>0</text:p>
          </table:table-cell>
          <table:table-cell table:formula="of:=128*MID(DEC2BIN([.U178];2);1;1)+64*MID(DEC2BIN([.V178];2);1;1)+32*MID(DEC2BIN([.W178];2);1;1)+16*MID(DEC2BIN([.X178];2);1;1)+8*MID(DEC2BIN([.Y178];2);1;1)+4*MID(DEC2BIN([.Z178];2);1;1)+2*MID(DEC2BIN([.AA178];2);1;1)+MID(DEC2BIN([.AB178];2);1;1)" office:value-type="float" office:value="0" calcext:value-type="float">
            <text:p>0</text:p>
          </table:table-cell>
          <table:table-cell table:number-columns-repeated="8"/>
          <table:table-cell table:formula="of:=128*MID(DEC2BIN([.AE178];2);2;1)+64*MID(DEC2BIN([.AF178];2);2;1)+32*MID(DEC2BIN([.AG178];2);2;1)+16*MID(DEC2BIN([.AH178];2);2;1)+8*MID(DEC2BIN([.AI178];2);2;1)+4*MID(DEC2BIN([.AJ178];2);2;1)+2*MID(DEC2BIN([.AK178];2);2;1)+MID(DEC2BIN([.AL178];2);2;1)" office:value-type="float" office:value="0" calcext:value-type="float">
            <text:p>0</text:p>
          </table:table-cell>
          <table:table-cell table:formula="of:=128*MID(DEC2BIN([.AE178];2);1;1)+64*MID(DEC2BIN([.AF178];2);1;1)+32*MID(DEC2BIN([.AG178];2);1;1)+16*MID(DEC2BIN([.AH178];2);1;1)+8*MID(DEC2BIN([.AI178];2);1;1)+4*MID(DEC2BIN([.AJ178];2);1;1)+2*MID(DEC2BIN([.AK178];2);1;1)+MID(DEC2BIN([.AL178];2);1;1)" office:value-type="float" office:value="0" calcext:value-type="float">
            <text:p>0</text:p>
          </table:table-cell>
          <table:table-cell table:number-columns-repeated="8"/>
          <table:table-cell table:formula="of:=128*MID(DEC2BIN([.AO178];2);2;1)+64*MID(DEC2BIN([.AP178];2);2;1)+32*MID(DEC2BIN([.AQ178];2);2;1)+16*MID(DEC2BIN([.AR178];2);2;1)+8*MID(DEC2BIN([.AS178];2);2;1)+4*MID(DEC2BIN([.AT178];2);2;1)+2*MID(DEC2BIN([.AU178];2);2;1)+MID(DEC2BIN([.AV178];2);2;1)" office:value-type="float" office:value="0" calcext:value-type="float">
            <text:p>0</text:p>
          </table:table-cell>
          <table:table-cell table:formula="of:=128*MID(DEC2BIN([.AO178];2);1;1)+64*MID(DEC2BIN([.AP178];2);1;1)+32*MID(DEC2BIN([.AQ178];2);1;1)+16*MID(DEC2BIN([.AR178];2);1;1)+8*MID(DEC2BIN([.AS178];2);1;1)+4*MID(DEC2BIN([.AT178];2);1;1)+2*MID(DEC2BIN([.AU178];2);1;1)+MID(DEC2BIN([.AV178];2);1;1)" office:value-type="float" office:value="0" calcext:value-type="float">
            <text:p>0</text:p>
          </table:table-cell>
          <table:table-cell table:number-columns-repeated="8"/>
          <table:table-cell table:formula="of:=128*MID(DEC2BIN([.AY178];2);2;1)+64*MID(DEC2BIN([.AZ178];2);2;1)+32*MID(DEC2BIN([.BA178];2);2;1)+16*MID(DEC2BIN([.BB178];2);2;1)+8*MID(DEC2BIN([.BC178];2);2;1)+4*MID(DEC2BIN([.BD178];2);2;1)+2*MID(DEC2BIN([.BE178];2);2;1)+MID(DEC2BIN([.BF178];2);2;1)" office:value-type="float" office:value="0" calcext:value-type="float">
            <text:p>0</text:p>
          </table:table-cell>
          <table:table-cell table:formula="of:=128*MID(DEC2BIN([.AY178];2);1;1)+64*MID(DEC2BIN([.AZ178];2);1;1)+32*MID(DEC2BIN([.BA178];2);1;1)+16*MID(DEC2BIN([.BB178];2);1;1)+8*MID(DEC2BIN([.BC178];2);1;1)+4*MID(DEC2BIN([.BD178];2);1;1)+2*MID(DEC2BIN([.BE178];2);1;1)+MID(DEC2BIN([.BF178];2);1;1)" office:value-type="float" office:value="0" calcext:value-type="float">
            <text:p>0</text:p>
          </table:table-cell>
          <table:table-cell table:number-columns-repeated="8"/>
          <table:table-cell table:formula="of:=128*MID(DEC2BIN([.BI178];2);2;1)+64*MID(DEC2BIN([.BJ178];2);2;1)+32*MID(DEC2BIN([.BK178];2);2;1)+16*MID(DEC2BIN([.BL178];2);2;1)+8*MID(DEC2BIN([.BM178];2);2;1)+4*MID(DEC2BIN([.BN178];2);2;1)+2*MID(DEC2BIN([.BO178];2);2;1)+MID(DEC2BIN([.BP178];2);2;1)" office:value-type="float" office:value="0" calcext:value-type="float">
            <text:p>0</text:p>
          </table:table-cell>
          <table:table-cell table:formula="of:=128*MID(DEC2BIN([.BI178];2);1;1)+64*MID(DEC2BIN([.BJ178];2);1;1)+32*MID(DEC2BIN([.BK178];2);1;1)+16*MID(DEC2BIN([.BL178];2);1;1)+8*MID(DEC2BIN([.BM178];2);1;1)+4*MID(DEC2BIN([.BN178];2);1;1)+2*MID(DEC2BIN([.BO178];2);1;1)+MID(DEC2BIN([.BP178];2);1;1)" office:value-type="float" office:value="0" calcext:value-type="float">
            <text:p>0</text:p>
          </table:table-cell>
          <table:table-cell table:number-columns-repeated="8"/>
          <table:table-cell table:formula="of:=128*MID(DEC2BIN([.BS178];2);2;1)+64*MID(DEC2BIN([.BT178];2);2;1)+32*MID(DEC2BIN([.BU178];2);2;1)+16*MID(DEC2BIN([.BV178];2);2;1)+8*MID(DEC2BIN([.BW178];2);2;1)+4*MID(DEC2BIN([.BX178];2);2;1)+2*MID(DEC2BIN([.BY178];2);2;1)+MID(DEC2BIN([.BZ178];2);2;1)" office:value-type="float" office:value="0" calcext:value-type="float">
            <text:p>0</text:p>
          </table:table-cell>
          <table:table-cell table:formula="of:=128*MID(DEC2BIN([.BS178];2);1;1)+64*MID(DEC2BIN([.BT178];2);1;1)+32*MID(DEC2BIN([.BU178];2);1;1)+16*MID(DEC2BIN([.BV178];2);1;1)+8*MID(DEC2BIN([.BW178];2);1;1)+4*MID(DEC2BIN([.BX178];2);1;1)+2*MID(DEC2BIN([.BY178];2);1;1)+MID(DEC2BIN([.BZ17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69]+8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69]+8" office:value-type="float" office:value="169" calcext:value-type="float" table:number-columns-spanned="8" table:number-rows-spanned="1">
            <text:p>16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69]+8" office:value-type="float" office:value="170" calcext:value-type="float" table:number-columns-spanned="8" table:number-rows-spanned="1">
            <text:p>17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69]+8" office:value-type="float" office:value="171" calcext:value-type="float" table:number-columns-spanned="8" table:number-rows-spanned="1">
            <text:p>17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69]+8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69]+8" office:value-type="float" office:value="173" calcext:value-type="float" table:number-columns-spanned="8" table:number-rows-spanned="1">
            <text:p>17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69]+8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69]+8" office:value-type="float" office:value="175" calcext:value-type="float" table:number-columns-spanned="8" table:number-rows-spanned="1">
            <text:p>175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A180]+2*[.A181]+4*[.A182]+8*[.A183]+16*[.A184]+32*[.A185]+64*[.A186]+128*[.A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K180]+2*[.K181]+4*[.K182]+8*[.K183]+16*[.K184]+32*[.K185]+64*[.K186]+128*[.K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U180]+2*[.U181]+4*[.U182]+8*[.U183]+16*[.U184]+32*[.U185]+64*[.U186]+128*[.U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E180]+2*[.AE181]+4*[.AE182]+8*[.AE183]+16*[.AE184]+32*[.AE185]+64*[.AE186]+128*[.AE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O180]+2*[.AO181]+4*[.AO182]+8*[.AO183]+16*[.AO184]+32*[.AO185]+64*[.AO186]+128*[.AO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AY180]+2*[.AY181]+4*[.AY182]+8*[.AY183]+16*[.AY184]+32*[.AY185]+64*[.AY186]+128*[.AY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I180]+2*[.BI181]+4*[.BI182]+8*[.BI183]+16*[.BI184]+32*[.BI185]+64*[.BI186]+128*[.BI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S180]+2*[.BS181]+4*[.BS182]+8*[.BS183]+16*[.BS184]+32*[.BS185]+64*[.BS186]+128*[.BS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B180]+2*[.B181]+4*[.B182]+8*[.B183]+16*[.B184]+32*[.B185]+64*[.B186]+128*[.B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L180]+2*[.L181]+4*[.L182]+8*[.L183]+16*[.L184]+32*[.L185]+64*[.L186]+128*[.L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V180]+2*[.V181]+4*[.V182]+8*[.V183]+16*[.V184]+32*[.V185]+64*[.V186]+128*[.V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F180]+2*[.AF181]+4*[.AF182]+8*[.AF183]+16*[.AF184]+32*[.AF185]+64*[.AF186]+128*[.AF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P180]+2*[.AP181]+4*[.AP182]+8*[.AP183]+16*[.AP184]+32*[.AP185]+64*[.AP186]+128*[.AP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AZ180]+2*[.AZ181]+4*[.AZ182]+8*[.AZ183]+16*[.AZ184]+32*[.AZ185]+64*[.AZ186]+128*[.AZ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J180]+2*[.BJ181]+4*[.BJ182]+8*[.BJ183]+16*[.BJ184]+32*[.BJ185]+64*[.BJ186]+128*[.BJ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T180]+2*[.BT181]+4*[.BT182]+8*[.BT183]+16*[.BT184]+32*[.BT185]+64*[.BT186]+128*[.BT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C180]+2*[.C181]+4*[.C182]+8*[.C183]+16*[.C184]+32*[.C185]+64*[.C186]+128*[.C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M180]+2*[.M181]+4*[.M182]+8*[.M183]+16*[.M184]+32*[.M185]+64*[.M186]+128*[.M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W180]+2*[.W181]+4*[.W182]+8*[.W183]+16*[.W184]+32*[.W185]+64*[.W186]+128*[.W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G180]+2*[.AG181]+4*[.AG182]+8*[.AG183]+16*[.AG184]+32*[.AG185]+64*[.AG186]+128*[.AG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Q180]+2*[.AQ181]+4*[.AQ182]+8*[.AQ183]+16*[.AQ184]+32*[.AQ185]+64*[.AQ186]+128*[.AQ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BA180]+2*[.BA181]+4*[.BA182]+8*[.BA183]+16*[.BA184]+32*[.BA185]+64*[.BA186]+128*[.BA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K180]+2*[.BK181]+4*[.BK182]+8*[.BK183]+16*[.BK184]+32*[.BK185]+64*[.BK186]+128*[.BK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U180]+2*[.BU181]+4*[.BU182]+8*[.BU183]+16*[.BU184]+32*[.BU185]+64*[.BU186]+128*[.BU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D180]+2*[.D181]+4*[.D182]+8*[.D183]+16*[.D184]+32*[.D185]+64*[.D186]+128*[.D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N180]+2*[.N181]+4*[.N182]+8*[.N183]+16*[.N184]+32*[.N185]+64*[.N186]+128*[.N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X180]+2*[.X181]+4*[.X182]+8*[.X183]+16*[.X184]+32*[.X185]+64*[.X186]+128*[.X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H180]+2*[.AH181]+4*[.AH182]+8*[.AH183]+16*[.AH184]+32*[.AH185]+64*[.AH186]+128*[.AH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R180]+2*[.AR181]+4*[.AR182]+8*[.AR183]+16*[.AR184]+32*[.AR185]+64*[.AR186]+128*[.AR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BB180]+2*[.BB181]+4*[.BB182]+8*[.BB183]+16*[.BB184]+32*[.BB185]+64*[.BB186]+128*[.BB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L180]+2*[.BL181]+4*[.BL182]+8*[.BL183]+16*[.BL184]+32*[.BL185]+64*[.BL186]+128*[.BL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V180]+2*[.BV181]+4*[.BV182]+8*[.BV183]+16*[.BV184]+32*[.BV185]+64*[.BV186]+128*[.BV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E180]+2*[.E181]+4*[.E182]+8*[.E183]+16*[.E184]+32*[.E185]+64*[.E186]+128*[.E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O180]+2*[.O181]+4*[.O182]+8*[.O183]+16*[.O184]+32*[.O185]+64*[.O186]+128*[.O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Y180]+2*[.Y181]+4*[.Y182]+8*[.Y183]+16*[.Y184]+32*[.Y185]+64*[.Y186]+128*[.Y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I180]+2*[.AI181]+4*[.AI182]+8*[.AI183]+16*[.AI184]+32*[.AI185]+64*[.AI186]+128*[.AI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S180]+2*[.AS181]+4*[.AS182]+8*[.AS183]+16*[.AS184]+32*[.AS185]+64*[.AS186]+128*[.AS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BC180]+2*[.BC181]+4*[.BC182]+8*[.BC183]+16*[.BC184]+32*[.BC185]+64*[.BC186]+128*[.BC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M180]+2*[.BM181]+4*[.BM182]+8*[.BM183]+16*[.BM184]+32*[.BM185]+64*[.BM186]+128*[.BM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W180]+2*[.BW181]+4*[.BW182]+8*[.BW183]+16*[.BW184]+32*[.BW185]+64*[.BW186]+128*[.BW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F180]+2*[.F181]+4*[.F182]+8*[.F183]+16*[.F184]+32*[.F185]+64*[.F186]+128*[.F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P180]+2*[.P181]+4*[.P182]+8*[.P183]+16*[.P184]+32*[.P185]+64*[.P186]+128*[.P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Z180]+2*[.Z181]+4*[.Z182]+8*[.Z183]+16*[.Z184]+32*[.Z185]+64*[.Z186]+128*[.Z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J180]+2*[.AJ181]+4*[.AJ182]+8*[.AJ183]+16*[.AJ184]+32*[.AJ185]+64*[.AJ186]+128*[.AJ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T180]+2*[.AT181]+4*[.AT182]+8*[.AT183]+16*[.AT184]+32*[.AT185]+64*[.AT186]+128*[.AT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BD180]+2*[.BD181]+4*[.BD182]+8*[.BD183]+16*[.BD184]+32*[.BD185]+64*[.BD186]+128*[.BD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N180]+2*[.BN181]+4*[.BN182]+8*[.BN183]+16*[.BN184]+32*[.BN185]+64*[.BN186]+128*[.BN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X180]+2*[.BX181]+4*[.BX182]+8*[.BX183]+16*[.BX184]+32*[.BX185]+64*[.BX186]+128*[.BX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G180]+2*[.G181]+4*[.G182]+8*[.G183]+16*[.G184]+32*[.G185]+64*[.G186]+128*[.G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Q180]+2*[.Q181]+4*[.Q182]+8*[.Q183]+16*[.Q184]+32*[.Q185]+64*[.Q186]+128*[.Q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AA180]+2*[.AA181]+4*[.AA182]+8*[.AA183]+16*[.AA184]+32*[.AA185]+64*[.AA186]+128*[.AA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K180]+2*[.AK181]+4*[.AK182]+8*[.AK183]+16*[.AK184]+32*[.AK185]+64*[.AK186]+128*[.AK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U180]+2*[.AU181]+4*[.AU182]+8*[.AU183]+16*[.AU184]+32*[.AU185]+64*[.AU186]+128*[.AU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BE180]+2*[.BE181]+4*[.BE182]+8*[.BE183]+16*[.BE184]+32*[.BE185]+64*[.BE186]+128*[.BE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O180]+2*[.BO181]+4*[.BO182]+8*[.BO183]+16*[.BO184]+32*[.BO185]+64*[.BO186]+128*[.BO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Y180]+2*[.BY181]+4*[.BY182]+8*[.BY183]+16*[.BY184]+32*[.BY185]+64*[.BY186]+128*[.BY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8" office:value-type="float" office:value="0" calcext:value-type="float">
            <text:p>0</text:p>
          </table:table-cell>
          <table:table-cell table:formula="of:=[.H180]+2*[.H181]+4*[.H182]+8*[.H183]+16*[.H184]+32*[.H185]+64*[.H186]+128*[.H187]" office:value-type="float" office:value="0" calcext:value-type="float">
            <text:p>0</text:p>
          </table:table-cell>
          <table:table-cell table:style-name="Default"/>
          <table:table-cell table:number-columns-repeated="8" table:style-name="ce63" office:value-type="float" office:value="0" calcext:value-type="float">
            <text:p>0</text:p>
          </table:table-cell>
          <table:table-cell table:formula="of:=[.R180]+2*[.R181]+4*[.R182]+8*[.R183]+16*[.R184]+32*[.R185]+64*[.R186]+128*[.R187]" office:value-type="float" office:value="0" calcext:value-type="float">
            <text:p>0</text:p>
          </table:table-cell>
          <table:table-cell table:style-name="Default"/>
          <table:table-cell table:number-columns-repeated="8" table:style-name="ce96" office:value-type="float" office:value="0" calcext:value-type="float">
            <text:p>0</text:p>
          </table:table-cell>
          <table:table-cell table:formula="of:=[.AB180]+2*[.AB181]+4*[.AB182]+8*[.AB183]+16*[.AB184]+32*[.AB185]+64*[.AB186]+128*[.AB187]" office:value-type="float" office:value="0" calcext:value-type="float">
            <text:p>0</text:p>
          </table:table-cell>
          <table:table-cell table:style-name="Default"/>
          <table:table-cell table:number-columns-repeated="8" table:style-name="ce129" office:value-type="float" office:value="0" calcext:value-type="float">
            <text:p>0</text:p>
          </table:table-cell>
          <table:table-cell table:formula="of:=[.AL180]+2*[.AL181]+4*[.AL182]+8*[.AL183]+16*[.AL184]+32*[.AL185]+64*[.AL186]+128*[.AL187]" office:value-type="float" office:value="0" calcext:value-type="float">
            <text:p>0</text:p>
          </table:table-cell>
          <table:table-cell table:style-name="Default"/>
          <table:table-cell table:number-columns-repeated="8" table:style-name="ce166" office:value-type="float" office:value="0" calcext:value-type="float">
            <text:p>0</text:p>
          </table:table-cell>
          <table:table-cell table:formula="of:=[.AV180]+2*[.AV181]+4*[.AV182]+8*[.AV183]+16*[.AV184]+32*[.AV185]+64*[.AV186]+128*[.AV187]" office:value-type="float" office:value="0" calcext:value-type="float">
            <text:p>0</text:p>
          </table:table-cell>
          <table:table-cell table:style-name="Default"/>
          <table:table-cell table:number-columns-repeated="8" table:style-name="ce201" office:value-type="float" office:value="0" calcext:value-type="float">
            <text:p>0</text:p>
          </table:table-cell>
          <table:table-cell table:formula="of:=[.BF180]+2*[.BF181]+4*[.BF182]+8*[.BF183]+16*[.BF184]+32*[.BF185]+64*[.BF186]+128*[.BF187]" office:value-type="float" office:value="0" calcext:value-type="float">
            <text:p>0</text:p>
          </table:table-cell>
          <table:table-cell table:style-name="Default"/>
          <table:table-cell table:number-columns-repeated="8" table:style-name="ce236" office:value-type="float" office:value="0" calcext:value-type="float">
            <text:p>0</text:p>
          </table:table-cell>
          <table:table-cell table:formula="of:=[.BP180]+2*[.BP181]+4*[.BP182]+8*[.BP183]+16*[.BP184]+32*[.BP185]+64*[.BP186]+128*[.BP187]" office:value-type="float" office:value="0" calcext:value-type="float">
            <text:p>0</text:p>
          </table:table-cell>
          <table:table-cell table:style-name="Default"/>
          <table:table-cell table:number-columns-repeated="8" table:style-name="ce271" office:value-type="float" office:value="0" calcext:value-type="float">
            <text:p>0</text:p>
          </table:table-cell>
          <table:table-cell table:formula="of:=[.BZ180]+2*[.BZ181]+4*[.BZ182]+8*[.BZ183]+16*[.BZ184]+32*[.BZ185]+64*[.BZ186]+128*[.BZ18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88];2);2;1)+64*MID(DEC2BIN([.B188];2);2;1)+32*MID(DEC2BIN([.C188];2);2;1)+16*MID(DEC2BIN([.D188];2);2;1)+8*MID(DEC2BIN([.E188];2);2;1)+4*MID(DEC2BIN([.F188];2);2;1)+2*MID(DEC2BIN([.G188];2);2;1)+MID(DEC2BIN([.H188];2);2;1)" office:value-type="float" office:value="0" calcext:value-type="float">
            <text:p>0</text:p>
          </table:table-cell>
          <table:table-cell table:formula="of:=128*MID(DEC2BIN([.A188];2);1;1)+64*MID(DEC2BIN([.B188];2);1;1)+32*MID(DEC2BIN([.C188];2);1;1)+16*MID(DEC2BIN([.D188];2);1;1)+8*MID(DEC2BIN([.E188];2);1;1)+4*MID(DEC2BIN([.F188];2);1;1)+2*MID(DEC2BIN([.G188];2);1;1)+MID(DEC2BIN([.H188];2);1;1)" office:value-type="float" office:value="0" calcext:value-type="float">
            <text:p>0</text:p>
          </table:table-cell>
          <table:table-cell table:number-columns-repeated="8"/>
          <table:table-cell table:formula="of:=128*MID(DEC2BIN([.K188];2);2;1)+64*MID(DEC2BIN([.L188];2);2;1)+32*MID(DEC2BIN([.M188];2);2;1)+16*MID(DEC2BIN([.N188];2);2;1)+8*MID(DEC2BIN([.O188];2);2;1)+4*MID(DEC2BIN([.P188];2);2;1)+2*MID(DEC2BIN([.Q188];2);2;1)+MID(DEC2BIN([.R188];2);2;1)" office:value-type="float" office:value="0" calcext:value-type="float">
            <text:p>0</text:p>
          </table:table-cell>
          <table:table-cell table:formula="of:=128*MID(DEC2BIN([.K188];2);1;1)+64*MID(DEC2BIN([.L188];2);1;1)+32*MID(DEC2BIN([.M188];2);1;1)+16*MID(DEC2BIN([.N188];2);1;1)+8*MID(DEC2BIN([.O188];2);1;1)+4*MID(DEC2BIN([.P188];2);1;1)+2*MID(DEC2BIN([.Q188];2);1;1)+MID(DEC2BIN([.R188];2);1;1)" office:value-type="float" office:value="0" calcext:value-type="float">
            <text:p>0</text:p>
          </table:table-cell>
          <table:table-cell table:number-columns-repeated="8"/>
          <table:table-cell table:formula="of:=128*MID(DEC2BIN([.U188];2);2;1)+64*MID(DEC2BIN([.V188];2);2;1)+32*MID(DEC2BIN([.W188];2);2;1)+16*MID(DEC2BIN([.X188];2);2;1)+8*MID(DEC2BIN([.Y188];2);2;1)+4*MID(DEC2BIN([.Z188];2);2;1)+2*MID(DEC2BIN([.AA188];2);2;1)+MID(DEC2BIN([.AB188];2);2;1)" office:value-type="float" office:value="0" calcext:value-type="float">
            <text:p>0</text:p>
          </table:table-cell>
          <table:table-cell table:formula="of:=128*MID(DEC2BIN([.U188];2);1;1)+64*MID(DEC2BIN([.V188];2);1;1)+32*MID(DEC2BIN([.W188];2);1;1)+16*MID(DEC2BIN([.X188];2);1;1)+8*MID(DEC2BIN([.Y188];2);1;1)+4*MID(DEC2BIN([.Z188];2);1;1)+2*MID(DEC2BIN([.AA188];2);1;1)+MID(DEC2BIN([.AB188];2);1;1)" office:value-type="float" office:value="0" calcext:value-type="float">
            <text:p>0</text:p>
          </table:table-cell>
          <table:table-cell table:number-columns-repeated="8"/>
          <table:table-cell table:formula="of:=128*MID(DEC2BIN([.AE188];2);2;1)+64*MID(DEC2BIN([.AF188];2);2;1)+32*MID(DEC2BIN([.AG188];2);2;1)+16*MID(DEC2BIN([.AH188];2);2;1)+8*MID(DEC2BIN([.AI188];2);2;1)+4*MID(DEC2BIN([.AJ188];2);2;1)+2*MID(DEC2BIN([.AK188];2);2;1)+MID(DEC2BIN([.AL188];2);2;1)" office:value-type="float" office:value="0" calcext:value-type="float">
            <text:p>0</text:p>
          </table:table-cell>
          <table:table-cell table:formula="of:=128*MID(DEC2BIN([.AE188];2);1;1)+64*MID(DEC2BIN([.AF188];2);1;1)+32*MID(DEC2BIN([.AG188];2);1;1)+16*MID(DEC2BIN([.AH188];2);1;1)+8*MID(DEC2BIN([.AI188];2);1;1)+4*MID(DEC2BIN([.AJ188];2);1;1)+2*MID(DEC2BIN([.AK188];2);1;1)+MID(DEC2BIN([.AL188];2);1;1)" office:value-type="float" office:value="0" calcext:value-type="float">
            <text:p>0</text:p>
          </table:table-cell>
          <table:table-cell table:number-columns-repeated="8"/>
          <table:table-cell table:formula="of:=128*MID(DEC2BIN([.AO188];2);2;1)+64*MID(DEC2BIN([.AP188];2);2;1)+32*MID(DEC2BIN([.AQ188];2);2;1)+16*MID(DEC2BIN([.AR188];2);2;1)+8*MID(DEC2BIN([.AS188];2);2;1)+4*MID(DEC2BIN([.AT188];2);2;1)+2*MID(DEC2BIN([.AU188];2);2;1)+MID(DEC2BIN([.AV188];2);2;1)" office:value-type="float" office:value="0" calcext:value-type="float">
            <text:p>0</text:p>
          </table:table-cell>
          <table:table-cell table:formula="of:=128*MID(DEC2BIN([.AO188];2);1;1)+64*MID(DEC2BIN([.AP188];2);1;1)+32*MID(DEC2BIN([.AQ188];2);1;1)+16*MID(DEC2BIN([.AR188];2);1;1)+8*MID(DEC2BIN([.AS188];2);1;1)+4*MID(DEC2BIN([.AT188];2);1;1)+2*MID(DEC2BIN([.AU188];2);1;1)+MID(DEC2BIN([.AV188];2);1;1)" office:value-type="float" office:value="0" calcext:value-type="float">
            <text:p>0</text:p>
          </table:table-cell>
          <table:table-cell table:number-columns-repeated="8"/>
          <table:table-cell table:formula="of:=128*MID(DEC2BIN([.AY188];2);2;1)+64*MID(DEC2BIN([.AZ188];2);2;1)+32*MID(DEC2BIN([.BA188];2);2;1)+16*MID(DEC2BIN([.BB188];2);2;1)+8*MID(DEC2BIN([.BC188];2);2;1)+4*MID(DEC2BIN([.BD188];2);2;1)+2*MID(DEC2BIN([.BE188];2);2;1)+MID(DEC2BIN([.BF188];2);2;1)" office:value-type="float" office:value="0" calcext:value-type="float">
            <text:p>0</text:p>
          </table:table-cell>
          <table:table-cell table:formula="of:=128*MID(DEC2BIN([.AY188];2);1;1)+64*MID(DEC2BIN([.AZ188];2);1;1)+32*MID(DEC2BIN([.BA188];2);1;1)+16*MID(DEC2BIN([.BB188];2);1;1)+8*MID(DEC2BIN([.BC188];2);1;1)+4*MID(DEC2BIN([.BD188];2);1;1)+2*MID(DEC2BIN([.BE188];2);1;1)+MID(DEC2BIN([.BF188];2);1;1)" office:value-type="float" office:value="0" calcext:value-type="float">
            <text:p>0</text:p>
          </table:table-cell>
          <table:table-cell table:number-columns-repeated="8"/>
          <table:table-cell table:formula="of:=128*MID(DEC2BIN([.BI188];2);2;1)+64*MID(DEC2BIN([.BJ188];2);2;1)+32*MID(DEC2BIN([.BK188];2);2;1)+16*MID(DEC2BIN([.BL188];2);2;1)+8*MID(DEC2BIN([.BM188];2);2;1)+4*MID(DEC2BIN([.BN188];2);2;1)+2*MID(DEC2BIN([.BO188];2);2;1)+MID(DEC2BIN([.BP188];2);2;1)" office:value-type="float" office:value="0" calcext:value-type="float">
            <text:p>0</text:p>
          </table:table-cell>
          <table:table-cell table:formula="of:=128*MID(DEC2BIN([.BI188];2);1;1)+64*MID(DEC2BIN([.BJ188];2);1;1)+32*MID(DEC2BIN([.BK188];2);1;1)+16*MID(DEC2BIN([.BL188];2);1;1)+8*MID(DEC2BIN([.BM188];2);1;1)+4*MID(DEC2BIN([.BN188];2);1;1)+2*MID(DEC2BIN([.BO188];2);1;1)+MID(DEC2BIN([.BP188];2);1;1)" office:value-type="float" office:value="0" calcext:value-type="float">
            <text:p>0</text:p>
          </table:table-cell>
          <table:table-cell table:number-columns-repeated="8"/>
          <table:table-cell table:formula="of:=128*MID(DEC2BIN([.BS188];2);2;1)+64*MID(DEC2BIN([.BT188];2);2;1)+32*MID(DEC2BIN([.BU188];2);2;1)+16*MID(DEC2BIN([.BV188];2);2;1)+8*MID(DEC2BIN([.BW188];2);2;1)+4*MID(DEC2BIN([.BX188];2);2;1)+2*MID(DEC2BIN([.BY188];2);2;1)+MID(DEC2BIN([.BZ188];2);2;1)" office:value-type="float" office:value="0" calcext:value-type="float">
            <text:p>0</text:p>
          </table:table-cell>
          <table:table-cell table:formula="of:=128*MID(DEC2BIN([.BS188];2);1;1)+64*MID(DEC2BIN([.BT188];2);1;1)+32*MID(DEC2BIN([.BU188];2);1;1)+16*MID(DEC2BIN([.BV188];2);1;1)+8*MID(DEC2BIN([.BW188];2);1;1)+4*MID(DEC2BIN([.BX188];2);1;1)+2*MID(DEC2BIN([.BY188];2);1;1)+MID(DEC2BIN([.BZ18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79]+8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79]+8" office:value-type="float" office:value="177" calcext:value-type="float" table:number-columns-spanned="8" table:number-rows-spanned="1">
            <text:p>17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79]+8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79]+8" office:value-type="float" office:value="179" calcext:value-type="float" table:number-columns-spanned="8" table:number-rows-spanned="1">
            <text:p>17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79]+8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79]+8" office:value-type="float" office:value="181" calcext:value-type="float" table:number-columns-spanned="8" table:number-rows-spanned="1">
            <text:p>18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79]+8" office:value-type="float" office:value="182" calcext:value-type="float" table:number-columns-spanned="8" table:number-rows-spanned="1">
            <text:p>18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79]+8" office:value-type="float" office:value="183" calcext:value-type="float" table:number-columns-spanned="8" table:number-rows-spanned="1">
            <text:p>183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A190]+2*[.A191]+4*[.A192]+8*[.A193]+16*[.A194]+32*[.A195]+64*[.A196]+128*[.A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K190]+2*[.K191]+4*[.K192]+8*[.K193]+16*[.K194]+32*[.K195]+64*[.K196]+128*[.K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U190]+2*[.U191]+4*[.U192]+8*[.U193]+16*[.U194]+32*[.U195]+64*[.U196]+128*[.U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E190]+2*[.AE191]+4*[.AE192]+8*[.AE193]+16*[.AE194]+32*[.AE195]+64*[.AE196]+128*[.AE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O190]+2*[.AO191]+4*[.AO192]+8*[.AO193]+16*[.AO194]+32*[.AO195]+64*[.AO196]+128*[.AO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AY190]+2*[.AY191]+4*[.AY192]+8*[.AY193]+16*[.AY194]+32*[.AY195]+64*[.AY196]+128*[.AY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I190]+2*[.BI191]+4*[.BI192]+8*[.BI193]+16*[.BI194]+32*[.BI195]+64*[.BI196]+128*[.BI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S190]+2*[.BS191]+4*[.BS192]+8*[.BS193]+16*[.BS194]+32*[.BS195]+64*[.BS196]+128*[.BS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B190]+2*[.B191]+4*[.B192]+8*[.B193]+16*[.B194]+32*[.B195]+64*[.B196]+128*[.B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L190]+2*[.L191]+4*[.L192]+8*[.L193]+16*[.L194]+32*[.L195]+64*[.L196]+128*[.L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V190]+2*[.V191]+4*[.V192]+8*[.V193]+16*[.V194]+32*[.V195]+64*[.V196]+128*[.V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F190]+2*[.AF191]+4*[.AF192]+8*[.AF193]+16*[.AF194]+32*[.AF195]+64*[.AF196]+128*[.AF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P190]+2*[.AP191]+4*[.AP192]+8*[.AP193]+16*[.AP194]+32*[.AP195]+64*[.AP196]+128*[.AP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AZ190]+2*[.AZ191]+4*[.AZ192]+8*[.AZ193]+16*[.AZ194]+32*[.AZ195]+64*[.AZ196]+128*[.AZ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J190]+2*[.BJ191]+4*[.BJ192]+8*[.BJ193]+16*[.BJ194]+32*[.BJ195]+64*[.BJ196]+128*[.BJ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T190]+2*[.BT191]+4*[.BT192]+8*[.BT193]+16*[.BT194]+32*[.BT195]+64*[.BT196]+128*[.BT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C190]+2*[.C191]+4*[.C192]+8*[.C193]+16*[.C194]+32*[.C195]+64*[.C196]+128*[.C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M190]+2*[.M191]+4*[.M192]+8*[.M193]+16*[.M194]+32*[.M195]+64*[.M196]+128*[.M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W190]+2*[.W191]+4*[.W192]+8*[.W193]+16*[.W194]+32*[.W195]+64*[.W196]+128*[.W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G190]+2*[.AG191]+4*[.AG192]+8*[.AG193]+16*[.AG194]+32*[.AG195]+64*[.AG196]+128*[.AG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Q190]+2*[.AQ191]+4*[.AQ192]+8*[.AQ193]+16*[.AQ194]+32*[.AQ195]+64*[.AQ196]+128*[.AQ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BA190]+2*[.BA191]+4*[.BA192]+8*[.BA193]+16*[.BA194]+32*[.BA195]+64*[.BA196]+128*[.BA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K190]+2*[.BK191]+4*[.BK192]+8*[.BK193]+16*[.BK194]+32*[.BK195]+64*[.BK196]+128*[.BK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U190]+2*[.BU191]+4*[.BU192]+8*[.BU193]+16*[.BU194]+32*[.BU195]+64*[.BU196]+128*[.BU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D190]+2*[.D191]+4*[.D192]+8*[.D193]+16*[.D194]+32*[.D195]+64*[.D196]+128*[.D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N190]+2*[.N191]+4*[.N192]+8*[.N193]+16*[.N194]+32*[.N195]+64*[.N196]+128*[.N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X190]+2*[.X191]+4*[.X192]+8*[.X193]+16*[.X194]+32*[.X195]+64*[.X196]+128*[.X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H190]+2*[.AH191]+4*[.AH192]+8*[.AH193]+16*[.AH194]+32*[.AH195]+64*[.AH196]+128*[.AH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R190]+2*[.AR191]+4*[.AR192]+8*[.AR193]+16*[.AR194]+32*[.AR195]+64*[.AR196]+128*[.AR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BB190]+2*[.BB191]+4*[.BB192]+8*[.BB193]+16*[.BB194]+32*[.BB195]+64*[.BB196]+128*[.BB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L190]+2*[.BL191]+4*[.BL192]+8*[.BL193]+16*[.BL194]+32*[.BL195]+64*[.BL196]+128*[.BL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V190]+2*[.BV191]+4*[.BV192]+8*[.BV193]+16*[.BV194]+32*[.BV195]+64*[.BV196]+128*[.BV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E190]+2*[.E191]+4*[.E192]+8*[.E193]+16*[.E194]+32*[.E195]+64*[.E196]+128*[.E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O190]+2*[.O191]+4*[.O192]+8*[.O193]+16*[.O194]+32*[.O195]+64*[.O196]+128*[.O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Y190]+2*[.Y191]+4*[.Y192]+8*[.Y193]+16*[.Y194]+32*[.Y195]+64*[.Y196]+128*[.Y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I190]+2*[.AI191]+4*[.AI192]+8*[.AI193]+16*[.AI194]+32*[.AI195]+64*[.AI196]+128*[.AI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S190]+2*[.AS191]+4*[.AS192]+8*[.AS193]+16*[.AS194]+32*[.AS195]+64*[.AS196]+128*[.AS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BC190]+2*[.BC191]+4*[.BC192]+8*[.BC193]+16*[.BC194]+32*[.BC195]+64*[.BC196]+128*[.BC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M190]+2*[.BM191]+4*[.BM192]+8*[.BM193]+16*[.BM194]+32*[.BM195]+64*[.BM196]+128*[.BM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W190]+2*[.BW191]+4*[.BW192]+8*[.BW193]+16*[.BW194]+32*[.BW195]+64*[.BW196]+128*[.BW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F190]+2*[.F191]+4*[.F192]+8*[.F193]+16*[.F194]+32*[.F195]+64*[.F196]+128*[.F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P190]+2*[.P191]+4*[.P192]+8*[.P193]+16*[.P194]+32*[.P195]+64*[.P196]+128*[.P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Z190]+2*[.Z191]+4*[.Z192]+8*[.Z193]+16*[.Z194]+32*[.Z195]+64*[.Z196]+128*[.Z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J190]+2*[.AJ191]+4*[.AJ192]+8*[.AJ193]+16*[.AJ194]+32*[.AJ195]+64*[.AJ196]+128*[.AJ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T190]+2*[.AT191]+4*[.AT192]+8*[.AT193]+16*[.AT194]+32*[.AT195]+64*[.AT196]+128*[.AT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BD190]+2*[.BD191]+4*[.BD192]+8*[.BD193]+16*[.BD194]+32*[.BD195]+64*[.BD196]+128*[.BD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N190]+2*[.BN191]+4*[.BN192]+8*[.BN193]+16*[.BN194]+32*[.BN195]+64*[.BN196]+128*[.BN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X190]+2*[.BX191]+4*[.BX192]+8*[.BX193]+16*[.BX194]+32*[.BX195]+64*[.BX196]+128*[.BX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G190]+2*[.G191]+4*[.G192]+8*[.G193]+16*[.G194]+32*[.G195]+64*[.G196]+128*[.G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Q190]+2*[.Q191]+4*[.Q192]+8*[.Q193]+16*[.Q194]+32*[.Q195]+64*[.Q196]+128*[.Q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AA190]+2*[.AA191]+4*[.AA192]+8*[.AA193]+16*[.AA194]+32*[.AA195]+64*[.AA196]+128*[.AA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K190]+2*[.AK191]+4*[.AK192]+8*[.AK193]+16*[.AK194]+32*[.AK195]+64*[.AK196]+128*[.AK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U190]+2*[.AU191]+4*[.AU192]+8*[.AU193]+16*[.AU194]+32*[.AU195]+64*[.AU196]+128*[.AU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BE190]+2*[.BE191]+4*[.BE192]+8*[.BE193]+16*[.BE194]+32*[.BE195]+64*[.BE196]+128*[.BE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O190]+2*[.BO191]+4*[.BO192]+8*[.BO193]+16*[.BO194]+32*[.BO195]+64*[.BO196]+128*[.BO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Y190]+2*[.BY191]+4*[.BY192]+8*[.BY193]+16*[.BY194]+32*[.BY195]+64*[.BY196]+128*[.BY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29" office:value-type="float" office:value="0" calcext:value-type="float">
            <text:p>0</text:p>
          </table:table-cell>
          <table:table-cell table:formula="of:=[.H190]+2*[.H191]+4*[.H192]+8*[.H193]+16*[.H194]+32*[.H195]+64*[.H196]+128*[.H197]" office:value-type="float" office:value="0" calcext:value-type="float">
            <text:p>0</text:p>
          </table:table-cell>
          <table:table-cell table:style-name="Default"/>
          <table:table-cell table:number-columns-repeated="8" table:style-name="ce64" office:value-type="float" office:value="0" calcext:value-type="float">
            <text:p>0</text:p>
          </table:table-cell>
          <table:table-cell table:formula="of:=[.R190]+2*[.R191]+4*[.R192]+8*[.R193]+16*[.R194]+32*[.R195]+64*[.R196]+128*[.R197]" office:value-type="float" office:value="0" calcext:value-type="float">
            <text:p>0</text:p>
          </table:table-cell>
          <table:table-cell table:style-name="Default"/>
          <table:table-cell table:number-columns-repeated="8" table:style-name="ce97" office:value-type="float" office:value="0" calcext:value-type="float">
            <text:p>0</text:p>
          </table:table-cell>
          <table:table-cell table:formula="of:=[.AB190]+2*[.AB191]+4*[.AB192]+8*[.AB193]+16*[.AB194]+32*[.AB195]+64*[.AB196]+128*[.AB197]" office:value-type="float" office:value="0" calcext:value-type="float">
            <text:p>0</text:p>
          </table:table-cell>
          <table:table-cell table:style-name="Default"/>
          <table:table-cell table:number-columns-repeated="8" table:style-name="ce130" office:value-type="float" office:value="0" calcext:value-type="float">
            <text:p>0</text:p>
          </table:table-cell>
          <table:table-cell table:formula="of:=[.AL190]+2*[.AL191]+4*[.AL192]+8*[.AL193]+16*[.AL194]+32*[.AL195]+64*[.AL196]+128*[.AL197]" office:value-type="float" office:value="0" calcext:value-type="float">
            <text:p>0</text:p>
          </table:table-cell>
          <table:table-cell table:style-name="Default"/>
          <table:table-cell table:number-columns-repeated="8" table:style-name="ce167" office:value-type="float" office:value="0" calcext:value-type="float">
            <text:p>0</text:p>
          </table:table-cell>
          <table:table-cell table:formula="of:=[.AV190]+2*[.AV191]+4*[.AV192]+8*[.AV193]+16*[.AV194]+32*[.AV195]+64*[.AV196]+128*[.AV197]" office:value-type="float" office:value="0" calcext:value-type="float">
            <text:p>0</text:p>
          </table:table-cell>
          <table:table-cell table:style-name="Default"/>
          <table:table-cell table:number-columns-repeated="8" table:style-name="ce202" office:value-type="float" office:value="0" calcext:value-type="float">
            <text:p>0</text:p>
          </table:table-cell>
          <table:table-cell table:formula="of:=[.BF190]+2*[.BF191]+4*[.BF192]+8*[.BF193]+16*[.BF194]+32*[.BF195]+64*[.BF196]+128*[.BF197]" office:value-type="float" office:value="0" calcext:value-type="float">
            <text:p>0</text:p>
          </table:table-cell>
          <table:table-cell table:style-name="Default"/>
          <table:table-cell table:number-columns-repeated="8" table:style-name="ce237" office:value-type="float" office:value="0" calcext:value-type="float">
            <text:p>0</text:p>
          </table:table-cell>
          <table:table-cell table:formula="of:=[.BP190]+2*[.BP191]+4*[.BP192]+8*[.BP193]+16*[.BP194]+32*[.BP195]+64*[.BP196]+128*[.BP197]" office:value-type="float" office:value="0" calcext:value-type="float">
            <text:p>0</text:p>
          </table:table-cell>
          <table:table-cell table:style-name="Default"/>
          <table:table-cell table:number-columns-repeated="8" table:style-name="ce272" office:value-type="float" office:value="0" calcext:value-type="float">
            <text:p>0</text:p>
          </table:table-cell>
          <table:table-cell table:formula="of:=[.BZ190]+2*[.BZ191]+4*[.BZ192]+8*[.BZ193]+16*[.BZ194]+32*[.BZ195]+64*[.BZ196]+128*[.BZ19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198];2);2;1)+64*MID(DEC2BIN([.B198];2);2;1)+32*MID(DEC2BIN([.C198];2);2;1)+16*MID(DEC2BIN([.D198];2);2;1)+8*MID(DEC2BIN([.E198];2);2;1)+4*MID(DEC2BIN([.F198];2);2;1)+2*MID(DEC2BIN([.G198];2);2;1)+MID(DEC2BIN([.H198];2);2;1)" office:value-type="float" office:value="0" calcext:value-type="float">
            <text:p>0</text:p>
          </table:table-cell>
          <table:table-cell table:formula="of:=128*MID(DEC2BIN([.A198];2);1;1)+64*MID(DEC2BIN([.B198];2);1;1)+32*MID(DEC2BIN([.C198];2);1;1)+16*MID(DEC2BIN([.D198];2);1;1)+8*MID(DEC2BIN([.E198];2);1;1)+4*MID(DEC2BIN([.F198];2);1;1)+2*MID(DEC2BIN([.G198];2);1;1)+MID(DEC2BIN([.H198];2);1;1)" office:value-type="float" office:value="0" calcext:value-type="float">
            <text:p>0</text:p>
          </table:table-cell>
          <table:table-cell table:number-columns-repeated="8"/>
          <table:table-cell table:formula="of:=128*MID(DEC2BIN([.K198];2);2;1)+64*MID(DEC2BIN([.L198];2);2;1)+32*MID(DEC2BIN([.M198];2);2;1)+16*MID(DEC2BIN([.N198];2);2;1)+8*MID(DEC2BIN([.O198];2);2;1)+4*MID(DEC2BIN([.P198];2);2;1)+2*MID(DEC2BIN([.Q198];2);2;1)+MID(DEC2BIN([.R198];2);2;1)" office:value-type="float" office:value="0" calcext:value-type="float">
            <text:p>0</text:p>
          </table:table-cell>
          <table:table-cell table:formula="of:=128*MID(DEC2BIN([.K198];2);1;1)+64*MID(DEC2BIN([.L198];2);1;1)+32*MID(DEC2BIN([.M198];2);1;1)+16*MID(DEC2BIN([.N198];2);1;1)+8*MID(DEC2BIN([.O198];2);1;1)+4*MID(DEC2BIN([.P198];2);1;1)+2*MID(DEC2BIN([.Q198];2);1;1)+MID(DEC2BIN([.R198];2);1;1)" office:value-type="float" office:value="0" calcext:value-type="float">
            <text:p>0</text:p>
          </table:table-cell>
          <table:table-cell table:number-columns-repeated="8"/>
          <table:table-cell table:formula="of:=128*MID(DEC2BIN([.U198];2);2;1)+64*MID(DEC2BIN([.V198];2);2;1)+32*MID(DEC2BIN([.W198];2);2;1)+16*MID(DEC2BIN([.X198];2);2;1)+8*MID(DEC2BIN([.Y198];2);2;1)+4*MID(DEC2BIN([.Z198];2);2;1)+2*MID(DEC2BIN([.AA198];2);2;1)+MID(DEC2BIN([.AB198];2);2;1)" office:value-type="float" office:value="0" calcext:value-type="float">
            <text:p>0</text:p>
          </table:table-cell>
          <table:table-cell table:formula="of:=128*MID(DEC2BIN([.U198];2);1;1)+64*MID(DEC2BIN([.V198];2);1;1)+32*MID(DEC2BIN([.W198];2);1;1)+16*MID(DEC2BIN([.X198];2);1;1)+8*MID(DEC2BIN([.Y198];2);1;1)+4*MID(DEC2BIN([.Z198];2);1;1)+2*MID(DEC2BIN([.AA198];2);1;1)+MID(DEC2BIN([.AB198];2);1;1)" office:value-type="float" office:value="0" calcext:value-type="float">
            <text:p>0</text:p>
          </table:table-cell>
          <table:table-cell table:number-columns-repeated="8"/>
          <table:table-cell table:formula="of:=128*MID(DEC2BIN([.AE198];2);2;1)+64*MID(DEC2BIN([.AF198];2);2;1)+32*MID(DEC2BIN([.AG198];2);2;1)+16*MID(DEC2BIN([.AH198];2);2;1)+8*MID(DEC2BIN([.AI198];2);2;1)+4*MID(DEC2BIN([.AJ198];2);2;1)+2*MID(DEC2BIN([.AK198];2);2;1)+MID(DEC2BIN([.AL198];2);2;1)" office:value-type="float" office:value="0" calcext:value-type="float">
            <text:p>0</text:p>
          </table:table-cell>
          <table:table-cell table:formula="of:=128*MID(DEC2BIN([.AE198];2);1;1)+64*MID(DEC2BIN([.AF198];2);1;1)+32*MID(DEC2BIN([.AG198];2);1;1)+16*MID(DEC2BIN([.AH198];2);1;1)+8*MID(DEC2BIN([.AI198];2);1;1)+4*MID(DEC2BIN([.AJ198];2);1;1)+2*MID(DEC2BIN([.AK198];2);1;1)+MID(DEC2BIN([.AL198];2);1;1)" office:value-type="float" office:value="0" calcext:value-type="float">
            <text:p>0</text:p>
          </table:table-cell>
          <table:table-cell table:number-columns-repeated="8"/>
          <table:table-cell table:formula="of:=128*MID(DEC2BIN([.AO198];2);2;1)+64*MID(DEC2BIN([.AP198];2);2;1)+32*MID(DEC2BIN([.AQ198];2);2;1)+16*MID(DEC2BIN([.AR198];2);2;1)+8*MID(DEC2BIN([.AS198];2);2;1)+4*MID(DEC2BIN([.AT198];2);2;1)+2*MID(DEC2BIN([.AU198];2);2;1)+MID(DEC2BIN([.AV198];2);2;1)" office:value-type="float" office:value="0" calcext:value-type="float">
            <text:p>0</text:p>
          </table:table-cell>
          <table:table-cell table:formula="of:=128*MID(DEC2BIN([.AO198];2);1;1)+64*MID(DEC2BIN([.AP198];2);1;1)+32*MID(DEC2BIN([.AQ198];2);1;1)+16*MID(DEC2BIN([.AR198];2);1;1)+8*MID(DEC2BIN([.AS198];2);1;1)+4*MID(DEC2BIN([.AT198];2);1;1)+2*MID(DEC2BIN([.AU198];2);1;1)+MID(DEC2BIN([.AV198];2);1;1)" office:value-type="float" office:value="0" calcext:value-type="float">
            <text:p>0</text:p>
          </table:table-cell>
          <table:table-cell table:number-columns-repeated="8"/>
          <table:table-cell table:formula="of:=128*MID(DEC2BIN([.AY198];2);2;1)+64*MID(DEC2BIN([.AZ198];2);2;1)+32*MID(DEC2BIN([.BA198];2);2;1)+16*MID(DEC2BIN([.BB198];2);2;1)+8*MID(DEC2BIN([.BC198];2);2;1)+4*MID(DEC2BIN([.BD198];2);2;1)+2*MID(DEC2BIN([.BE198];2);2;1)+MID(DEC2BIN([.BF198];2);2;1)" office:value-type="float" office:value="0" calcext:value-type="float">
            <text:p>0</text:p>
          </table:table-cell>
          <table:table-cell table:formula="of:=128*MID(DEC2BIN([.AY198];2);1;1)+64*MID(DEC2BIN([.AZ198];2);1;1)+32*MID(DEC2BIN([.BA198];2);1;1)+16*MID(DEC2BIN([.BB198];2);1;1)+8*MID(DEC2BIN([.BC198];2);1;1)+4*MID(DEC2BIN([.BD198];2);1;1)+2*MID(DEC2BIN([.BE198];2);1;1)+MID(DEC2BIN([.BF198];2);1;1)" office:value-type="float" office:value="0" calcext:value-type="float">
            <text:p>0</text:p>
          </table:table-cell>
          <table:table-cell table:number-columns-repeated="8"/>
          <table:table-cell table:formula="of:=128*MID(DEC2BIN([.BI198];2);2;1)+64*MID(DEC2BIN([.BJ198];2);2;1)+32*MID(DEC2BIN([.BK198];2);2;1)+16*MID(DEC2BIN([.BL198];2);2;1)+8*MID(DEC2BIN([.BM198];2);2;1)+4*MID(DEC2BIN([.BN198];2);2;1)+2*MID(DEC2BIN([.BO198];2);2;1)+MID(DEC2BIN([.BP198];2);2;1)" office:value-type="float" office:value="0" calcext:value-type="float">
            <text:p>0</text:p>
          </table:table-cell>
          <table:table-cell table:formula="of:=128*MID(DEC2BIN([.BI198];2);1;1)+64*MID(DEC2BIN([.BJ198];2);1;1)+32*MID(DEC2BIN([.BK198];2);1;1)+16*MID(DEC2BIN([.BL198];2);1;1)+8*MID(DEC2BIN([.BM198];2);1;1)+4*MID(DEC2BIN([.BN198];2);1;1)+2*MID(DEC2BIN([.BO198];2);1;1)+MID(DEC2BIN([.BP198];2);1;1)" office:value-type="float" office:value="0" calcext:value-type="float">
            <text:p>0</text:p>
          </table:table-cell>
          <table:table-cell table:number-columns-repeated="8"/>
          <table:table-cell table:formula="of:=128*MID(DEC2BIN([.BS198];2);2;1)+64*MID(DEC2BIN([.BT198];2);2;1)+32*MID(DEC2BIN([.BU198];2);2;1)+16*MID(DEC2BIN([.BV198];2);2;1)+8*MID(DEC2BIN([.BW198];2);2;1)+4*MID(DEC2BIN([.BX198];2);2;1)+2*MID(DEC2BIN([.BY198];2);2;1)+MID(DEC2BIN([.BZ198];2);2;1)" office:value-type="float" office:value="0" calcext:value-type="float">
            <text:p>0</text:p>
          </table:table-cell>
          <table:table-cell table:formula="of:=128*MID(DEC2BIN([.BS198];2);1;1)+64*MID(DEC2BIN([.BT198];2);1;1)+32*MID(DEC2BIN([.BU198];2);1;1)+16*MID(DEC2BIN([.BV198];2);1;1)+8*MID(DEC2BIN([.BW198];2);1;1)+4*MID(DEC2BIN([.BX198];2);1;1)+2*MID(DEC2BIN([.BY198];2);1;1)+MID(DEC2BIN([.BZ19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89]+8" office:value-type="float" office:value="184" calcext:value-type="float" table:number-columns-spanned="8" table:number-rows-spanned="1">
            <text:p>18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89]+8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89]+8" office:value-type="float" office:value="186" calcext:value-type="float" table:number-columns-spanned="8" table:number-rows-spanned="1">
            <text:p>18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89]+8" office:value-type="float" office:value="187" calcext:value-type="float" table:number-columns-spanned="8" table:number-rows-spanned="1">
            <text:p>18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89]+8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89]+8" office:value-type="float" office:value="189" calcext:value-type="float" table:number-columns-spanned="8" table:number-rows-spanned="1">
            <text:p>18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89]+8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89]+8" office:value-type="float" office:value="191" calcext:value-type="float" table:number-columns-spanned="8" table:number-rows-spanned="1">
            <text:p>191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A200]+2*[.A201]+4*[.A202]+8*[.A203]+16*[.A204]+32*[.A205]+64*[.A206]+128*[.A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K200]+2*[.K201]+4*[.K202]+8*[.K203]+16*[.K204]+32*[.K205]+64*[.K206]+128*[.K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U200]+2*[.U201]+4*[.U202]+8*[.U203]+16*[.U204]+32*[.U205]+64*[.U206]+128*[.U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E200]+2*[.AE201]+4*[.AE202]+8*[.AE203]+16*[.AE204]+32*[.AE205]+64*[.AE206]+128*[.AE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O200]+2*[.AO201]+4*[.AO202]+8*[.AO203]+16*[.AO204]+32*[.AO205]+64*[.AO206]+128*[.AO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AY200]+2*[.AY201]+4*[.AY202]+8*[.AY203]+16*[.AY204]+32*[.AY205]+64*[.AY206]+128*[.AY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I200]+2*[.BI201]+4*[.BI202]+8*[.BI203]+16*[.BI204]+32*[.BI205]+64*[.BI206]+128*[.BI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S200]+2*[.BS201]+4*[.BS202]+8*[.BS203]+16*[.BS204]+32*[.BS205]+64*[.BS206]+128*[.BS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B200]+2*[.B201]+4*[.B202]+8*[.B203]+16*[.B204]+32*[.B205]+64*[.B206]+128*[.B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L200]+2*[.L201]+4*[.L202]+8*[.L203]+16*[.L204]+32*[.L205]+64*[.L206]+128*[.L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V200]+2*[.V201]+4*[.V202]+8*[.V203]+16*[.V204]+32*[.V205]+64*[.V206]+128*[.V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F200]+2*[.AF201]+4*[.AF202]+8*[.AF203]+16*[.AF204]+32*[.AF205]+64*[.AF206]+128*[.AF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P200]+2*[.AP201]+4*[.AP202]+8*[.AP203]+16*[.AP204]+32*[.AP205]+64*[.AP206]+128*[.AP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AZ200]+2*[.AZ201]+4*[.AZ202]+8*[.AZ203]+16*[.AZ204]+32*[.AZ205]+64*[.AZ206]+128*[.AZ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J200]+2*[.BJ201]+4*[.BJ202]+8*[.BJ203]+16*[.BJ204]+32*[.BJ205]+64*[.BJ206]+128*[.BJ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T200]+2*[.BT201]+4*[.BT202]+8*[.BT203]+16*[.BT204]+32*[.BT205]+64*[.BT206]+128*[.BT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C200]+2*[.C201]+4*[.C202]+8*[.C203]+16*[.C204]+32*[.C205]+64*[.C206]+128*[.C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M200]+2*[.M201]+4*[.M202]+8*[.M203]+16*[.M204]+32*[.M205]+64*[.M206]+128*[.M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W200]+2*[.W201]+4*[.W202]+8*[.W203]+16*[.W204]+32*[.W205]+64*[.W206]+128*[.W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G200]+2*[.AG201]+4*[.AG202]+8*[.AG203]+16*[.AG204]+32*[.AG205]+64*[.AG206]+128*[.AG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Q200]+2*[.AQ201]+4*[.AQ202]+8*[.AQ203]+16*[.AQ204]+32*[.AQ205]+64*[.AQ206]+128*[.AQ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BA200]+2*[.BA201]+4*[.BA202]+8*[.BA203]+16*[.BA204]+32*[.BA205]+64*[.BA206]+128*[.BA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K200]+2*[.BK201]+4*[.BK202]+8*[.BK203]+16*[.BK204]+32*[.BK205]+64*[.BK206]+128*[.BK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U200]+2*[.BU201]+4*[.BU202]+8*[.BU203]+16*[.BU204]+32*[.BU205]+64*[.BU206]+128*[.BU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D200]+2*[.D201]+4*[.D202]+8*[.D203]+16*[.D204]+32*[.D205]+64*[.D206]+128*[.D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N200]+2*[.N201]+4*[.N202]+8*[.N203]+16*[.N204]+32*[.N205]+64*[.N206]+128*[.N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X200]+2*[.X201]+4*[.X202]+8*[.X203]+16*[.X204]+32*[.X205]+64*[.X206]+128*[.X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H200]+2*[.AH201]+4*[.AH202]+8*[.AH203]+16*[.AH204]+32*[.AH205]+64*[.AH206]+128*[.AH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R200]+2*[.AR201]+4*[.AR202]+8*[.AR203]+16*[.AR204]+32*[.AR205]+64*[.AR206]+128*[.AR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BB200]+2*[.BB201]+4*[.BB202]+8*[.BB203]+16*[.BB204]+32*[.BB205]+64*[.BB206]+128*[.BB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L200]+2*[.BL201]+4*[.BL202]+8*[.BL203]+16*[.BL204]+32*[.BL205]+64*[.BL206]+128*[.BL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V200]+2*[.BV201]+4*[.BV202]+8*[.BV203]+16*[.BV204]+32*[.BV205]+64*[.BV206]+128*[.BV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E200]+2*[.E201]+4*[.E202]+8*[.E203]+16*[.E204]+32*[.E205]+64*[.E206]+128*[.E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O200]+2*[.O201]+4*[.O202]+8*[.O203]+16*[.O204]+32*[.O205]+64*[.O206]+128*[.O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Y200]+2*[.Y201]+4*[.Y202]+8*[.Y203]+16*[.Y204]+32*[.Y205]+64*[.Y206]+128*[.Y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I200]+2*[.AI201]+4*[.AI202]+8*[.AI203]+16*[.AI204]+32*[.AI205]+64*[.AI206]+128*[.AI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S200]+2*[.AS201]+4*[.AS202]+8*[.AS203]+16*[.AS204]+32*[.AS205]+64*[.AS206]+128*[.AS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BC200]+2*[.BC201]+4*[.BC202]+8*[.BC203]+16*[.BC204]+32*[.BC205]+64*[.BC206]+128*[.BC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M200]+2*[.BM201]+4*[.BM202]+8*[.BM203]+16*[.BM204]+32*[.BM205]+64*[.BM206]+128*[.BM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W200]+2*[.BW201]+4*[.BW202]+8*[.BW203]+16*[.BW204]+32*[.BW205]+64*[.BW206]+128*[.BW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F200]+2*[.F201]+4*[.F202]+8*[.F203]+16*[.F204]+32*[.F205]+64*[.F206]+128*[.F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P200]+2*[.P201]+4*[.P202]+8*[.P203]+16*[.P204]+32*[.P205]+64*[.P206]+128*[.P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Z200]+2*[.Z201]+4*[.Z202]+8*[.Z203]+16*[.Z204]+32*[.Z205]+64*[.Z206]+128*[.Z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J200]+2*[.AJ201]+4*[.AJ202]+8*[.AJ203]+16*[.AJ204]+32*[.AJ205]+64*[.AJ206]+128*[.AJ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T200]+2*[.AT201]+4*[.AT202]+8*[.AT203]+16*[.AT204]+32*[.AT205]+64*[.AT206]+128*[.AT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BD200]+2*[.BD201]+4*[.BD202]+8*[.BD203]+16*[.BD204]+32*[.BD205]+64*[.BD206]+128*[.BD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N200]+2*[.BN201]+4*[.BN202]+8*[.BN203]+16*[.BN204]+32*[.BN205]+64*[.BN206]+128*[.BN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X200]+2*[.BX201]+4*[.BX202]+8*[.BX203]+16*[.BX204]+32*[.BX205]+64*[.BX206]+128*[.BX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G200]+2*[.G201]+4*[.G202]+8*[.G203]+16*[.G204]+32*[.G205]+64*[.G206]+128*[.G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Q200]+2*[.Q201]+4*[.Q202]+8*[.Q203]+16*[.Q204]+32*[.Q205]+64*[.Q206]+128*[.Q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AA200]+2*[.AA201]+4*[.AA202]+8*[.AA203]+16*[.AA204]+32*[.AA205]+64*[.AA206]+128*[.AA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K200]+2*[.AK201]+4*[.AK202]+8*[.AK203]+16*[.AK204]+32*[.AK205]+64*[.AK206]+128*[.AK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U200]+2*[.AU201]+4*[.AU202]+8*[.AU203]+16*[.AU204]+32*[.AU205]+64*[.AU206]+128*[.AU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BE200]+2*[.BE201]+4*[.BE202]+8*[.BE203]+16*[.BE204]+32*[.BE205]+64*[.BE206]+128*[.BE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O200]+2*[.BO201]+4*[.BO202]+8*[.BO203]+16*[.BO204]+32*[.BO205]+64*[.BO206]+128*[.BO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Y200]+2*[.BY201]+4*[.BY202]+8*[.BY203]+16*[.BY204]+32*[.BY205]+64*[.BY206]+128*[.BY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0" office:value-type="float" office:value="0" calcext:value-type="float">
            <text:p>0</text:p>
          </table:table-cell>
          <table:table-cell table:formula="of:=[.H200]+2*[.H201]+4*[.H202]+8*[.H203]+16*[.H204]+32*[.H205]+64*[.H206]+128*[.H207]" office:value-type="float" office:value="0" calcext:value-type="float">
            <text:p>0</text:p>
          </table:table-cell>
          <table:table-cell table:style-name="Default"/>
          <table:table-cell table:number-columns-repeated="8" table:style-name="ce65" office:value-type="float" office:value="0" calcext:value-type="float">
            <text:p>0</text:p>
          </table:table-cell>
          <table:table-cell table:formula="of:=[.R200]+2*[.R201]+4*[.R202]+8*[.R203]+16*[.R204]+32*[.R205]+64*[.R206]+128*[.R207]" office:value-type="float" office:value="0" calcext:value-type="float">
            <text:p>0</text:p>
          </table:table-cell>
          <table:table-cell table:style-name="Default"/>
          <table:table-cell table:number-columns-repeated="8" table:style-name="ce98" office:value-type="float" office:value="0" calcext:value-type="float">
            <text:p>0</text:p>
          </table:table-cell>
          <table:table-cell table:formula="of:=[.AB200]+2*[.AB201]+4*[.AB202]+8*[.AB203]+16*[.AB204]+32*[.AB205]+64*[.AB206]+128*[.AB207]" office:value-type="float" office:value="0" calcext:value-type="float">
            <text:p>0</text:p>
          </table:table-cell>
          <table:table-cell table:style-name="Default"/>
          <table:table-cell table:number-columns-repeated="8" table:style-name="ce131" office:value-type="float" office:value="0" calcext:value-type="float">
            <text:p>0</text:p>
          </table:table-cell>
          <table:table-cell table:formula="of:=[.AL200]+2*[.AL201]+4*[.AL202]+8*[.AL203]+16*[.AL204]+32*[.AL205]+64*[.AL206]+128*[.AL207]" office:value-type="float" office:value="0" calcext:value-type="float">
            <text:p>0</text:p>
          </table:table-cell>
          <table:table-cell table:style-name="Default"/>
          <table:table-cell table:number-columns-repeated="8" table:style-name="ce168" office:value-type="float" office:value="0" calcext:value-type="float">
            <text:p>0</text:p>
          </table:table-cell>
          <table:table-cell table:formula="of:=[.AV200]+2*[.AV201]+4*[.AV202]+8*[.AV203]+16*[.AV204]+32*[.AV205]+64*[.AV206]+128*[.AV207]" office:value-type="float" office:value="0" calcext:value-type="float">
            <text:p>0</text:p>
          </table:table-cell>
          <table:table-cell table:style-name="Default"/>
          <table:table-cell table:number-columns-repeated="8" table:style-name="ce203" office:value-type="float" office:value="0" calcext:value-type="float">
            <text:p>0</text:p>
          </table:table-cell>
          <table:table-cell table:formula="of:=[.BF200]+2*[.BF201]+4*[.BF202]+8*[.BF203]+16*[.BF204]+32*[.BF205]+64*[.BF206]+128*[.BF207]" office:value-type="float" office:value="0" calcext:value-type="float">
            <text:p>0</text:p>
          </table:table-cell>
          <table:table-cell table:style-name="Default"/>
          <table:table-cell table:number-columns-repeated="8" table:style-name="ce238" office:value-type="float" office:value="0" calcext:value-type="float">
            <text:p>0</text:p>
          </table:table-cell>
          <table:table-cell table:formula="of:=[.BP200]+2*[.BP201]+4*[.BP202]+8*[.BP203]+16*[.BP204]+32*[.BP205]+64*[.BP206]+128*[.BP207]" office:value-type="float" office:value="0" calcext:value-type="float">
            <text:p>0</text:p>
          </table:table-cell>
          <table:table-cell table:style-name="Default"/>
          <table:table-cell table:number-columns-repeated="8" table:style-name="ce273" office:value-type="float" office:value="0" calcext:value-type="float">
            <text:p>0</text:p>
          </table:table-cell>
          <table:table-cell table:formula="of:=[.BZ200]+2*[.BZ201]+4*[.BZ202]+8*[.BZ203]+16*[.BZ204]+32*[.BZ205]+64*[.BZ206]+128*[.BZ20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08];2);2;1)+64*MID(DEC2BIN([.B208];2);2;1)+32*MID(DEC2BIN([.C208];2);2;1)+16*MID(DEC2BIN([.D208];2);2;1)+8*MID(DEC2BIN([.E208];2);2;1)+4*MID(DEC2BIN([.F208];2);2;1)+2*MID(DEC2BIN([.G208];2);2;1)+MID(DEC2BIN([.H208];2);2;1)" office:value-type="float" office:value="0" calcext:value-type="float">
            <text:p>0</text:p>
          </table:table-cell>
          <table:table-cell table:formula="of:=128*MID(DEC2BIN([.A208];2);1;1)+64*MID(DEC2BIN([.B208];2);1;1)+32*MID(DEC2BIN([.C208];2);1;1)+16*MID(DEC2BIN([.D208];2);1;1)+8*MID(DEC2BIN([.E208];2);1;1)+4*MID(DEC2BIN([.F208];2);1;1)+2*MID(DEC2BIN([.G208];2);1;1)+MID(DEC2BIN([.H208];2);1;1)" office:value-type="float" office:value="0" calcext:value-type="float">
            <text:p>0</text:p>
          </table:table-cell>
          <table:table-cell table:number-columns-repeated="8"/>
          <table:table-cell table:formula="of:=128*MID(DEC2BIN([.K208];2);2;1)+64*MID(DEC2BIN([.L208];2);2;1)+32*MID(DEC2BIN([.M208];2);2;1)+16*MID(DEC2BIN([.N208];2);2;1)+8*MID(DEC2BIN([.O208];2);2;1)+4*MID(DEC2BIN([.P208];2);2;1)+2*MID(DEC2BIN([.Q208];2);2;1)+MID(DEC2BIN([.R208];2);2;1)" office:value-type="float" office:value="0" calcext:value-type="float">
            <text:p>0</text:p>
          </table:table-cell>
          <table:table-cell table:formula="of:=128*MID(DEC2BIN([.K208];2);1;1)+64*MID(DEC2BIN([.L208];2);1;1)+32*MID(DEC2BIN([.M208];2);1;1)+16*MID(DEC2BIN([.N208];2);1;1)+8*MID(DEC2BIN([.O208];2);1;1)+4*MID(DEC2BIN([.P208];2);1;1)+2*MID(DEC2BIN([.Q208];2);1;1)+MID(DEC2BIN([.R208];2);1;1)" office:value-type="float" office:value="0" calcext:value-type="float">
            <text:p>0</text:p>
          </table:table-cell>
          <table:table-cell table:number-columns-repeated="8"/>
          <table:table-cell table:formula="of:=128*MID(DEC2BIN([.U208];2);2;1)+64*MID(DEC2BIN([.V208];2);2;1)+32*MID(DEC2BIN([.W208];2);2;1)+16*MID(DEC2BIN([.X208];2);2;1)+8*MID(DEC2BIN([.Y208];2);2;1)+4*MID(DEC2BIN([.Z208];2);2;1)+2*MID(DEC2BIN([.AA208];2);2;1)+MID(DEC2BIN([.AB208];2);2;1)" office:value-type="float" office:value="0" calcext:value-type="float">
            <text:p>0</text:p>
          </table:table-cell>
          <table:table-cell table:formula="of:=128*MID(DEC2BIN([.U208];2);1;1)+64*MID(DEC2BIN([.V208];2);1;1)+32*MID(DEC2BIN([.W208];2);1;1)+16*MID(DEC2BIN([.X208];2);1;1)+8*MID(DEC2BIN([.Y208];2);1;1)+4*MID(DEC2BIN([.Z208];2);1;1)+2*MID(DEC2BIN([.AA208];2);1;1)+MID(DEC2BIN([.AB208];2);1;1)" office:value-type="float" office:value="0" calcext:value-type="float">
            <text:p>0</text:p>
          </table:table-cell>
          <table:table-cell table:number-columns-repeated="8"/>
          <table:table-cell table:formula="of:=128*MID(DEC2BIN([.AE208];2);2;1)+64*MID(DEC2BIN([.AF208];2);2;1)+32*MID(DEC2BIN([.AG208];2);2;1)+16*MID(DEC2BIN([.AH208];2);2;1)+8*MID(DEC2BIN([.AI208];2);2;1)+4*MID(DEC2BIN([.AJ208];2);2;1)+2*MID(DEC2BIN([.AK208];2);2;1)+MID(DEC2BIN([.AL208];2);2;1)" office:value-type="float" office:value="0" calcext:value-type="float">
            <text:p>0</text:p>
          </table:table-cell>
          <table:table-cell table:formula="of:=128*MID(DEC2BIN([.AE208];2);1;1)+64*MID(DEC2BIN([.AF208];2);1;1)+32*MID(DEC2BIN([.AG208];2);1;1)+16*MID(DEC2BIN([.AH208];2);1;1)+8*MID(DEC2BIN([.AI208];2);1;1)+4*MID(DEC2BIN([.AJ208];2);1;1)+2*MID(DEC2BIN([.AK208];2);1;1)+MID(DEC2BIN([.AL208];2);1;1)" office:value-type="float" office:value="0" calcext:value-type="float">
            <text:p>0</text:p>
          </table:table-cell>
          <table:table-cell table:number-columns-repeated="8"/>
          <table:table-cell table:formula="of:=128*MID(DEC2BIN([.AO208];2);2;1)+64*MID(DEC2BIN([.AP208];2);2;1)+32*MID(DEC2BIN([.AQ208];2);2;1)+16*MID(DEC2BIN([.AR208];2);2;1)+8*MID(DEC2BIN([.AS208];2);2;1)+4*MID(DEC2BIN([.AT208];2);2;1)+2*MID(DEC2BIN([.AU208];2);2;1)+MID(DEC2BIN([.AV208];2);2;1)" office:value-type="float" office:value="0" calcext:value-type="float">
            <text:p>0</text:p>
          </table:table-cell>
          <table:table-cell table:formula="of:=128*MID(DEC2BIN([.AO208];2);1;1)+64*MID(DEC2BIN([.AP208];2);1;1)+32*MID(DEC2BIN([.AQ208];2);1;1)+16*MID(DEC2BIN([.AR208];2);1;1)+8*MID(DEC2BIN([.AS208];2);1;1)+4*MID(DEC2BIN([.AT208];2);1;1)+2*MID(DEC2BIN([.AU208];2);1;1)+MID(DEC2BIN([.AV208];2);1;1)" office:value-type="float" office:value="0" calcext:value-type="float">
            <text:p>0</text:p>
          </table:table-cell>
          <table:table-cell table:number-columns-repeated="8"/>
          <table:table-cell table:formula="of:=128*MID(DEC2BIN([.AY208];2);2;1)+64*MID(DEC2BIN([.AZ208];2);2;1)+32*MID(DEC2BIN([.BA208];2);2;1)+16*MID(DEC2BIN([.BB208];2);2;1)+8*MID(DEC2BIN([.BC208];2);2;1)+4*MID(DEC2BIN([.BD208];2);2;1)+2*MID(DEC2BIN([.BE208];2);2;1)+MID(DEC2BIN([.BF208];2);2;1)" office:value-type="float" office:value="0" calcext:value-type="float">
            <text:p>0</text:p>
          </table:table-cell>
          <table:table-cell table:formula="of:=128*MID(DEC2BIN([.AY208];2);1;1)+64*MID(DEC2BIN([.AZ208];2);1;1)+32*MID(DEC2BIN([.BA208];2);1;1)+16*MID(DEC2BIN([.BB208];2);1;1)+8*MID(DEC2BIN([.BC208];2);1;1)+4*MID(DEC2BIN([.BD208];2);1;1)+2*MID(DEC2BIN([.BE208];2);1;1)+MID(DEC2BIN([.BF208];2);1;1)" office:value-type="float" office:value="0" calcext:value-type="float">
            <text:p>0</text:p>
          </table:table-cell>
          <table:table-cell table:number-columns-repeated="8"/>
          <table:table-cell table:formula="of:=128*MID(DEC2BIN([.BI208];2);2;1)+64*MID(DEC2BIN([.BJ208];2);2;1)+32*MID(DEC2BIN([.BK208];2);2;1)+16*MID(DEC2BIN([.BL208];2);2;1)+8*MID(DEC2BIN([.BM208];2);2;1)+4*MID(DEC2BIN([.BN208];2);2;1)+2*MID(DEC2BIN([.BO208];2);2;1)+MID(DEC2BIN([.BP208];2);2;1)" office:value-type="float" office:value="0" calcext:value-type="float">
            <text:p>0</text:p>
          </table:table-cell>
          <table:table-cell table:formula="of:=128*MID(DEC2BIN([.BI208];2);1;1)+64*MID(DEC2BIN([.BJ208];2);1;1)+32*MID(DEC2BIN([.BK208];2);1;1)+16*MID(DEC2BIN([.BL208];2);1;1)+8*MID(DEC2BIN([.BM208];2);1;1)+4*MID(DEC2BIN([.BN208];2);1;1)+2*MID(DEC2BIN([.BO208];2);1;1)+MID(DEC2BIN([.BP208];2);1;1)" office:value-type="float" office:value="0" calcext:value-type="float">
            <text:p>0</text:p>
          </table:table-cell>
          <table:table-cell table:number-columns-repeated="8"/>
          <table:table-cell table:formula="of:=128*MID(DEC2BIN([.BS208];2);2;1)+64*MID(DEC2BIN([.BT208];2);2;1)+32*MID(DEC2BIN([.BU208];2);2;1)+16*MID(DEC2BIN([.BV208];2);2;1)+8*MID(DEC2BIN([.BW208];2);2;1)+4*MID(DEC2BIN([.BX208];2);2;1)+2*MID(DEC2BIN([.BY208];2);2;1)+MID(DEC2BIN([.BZ208];2);2;1)" office:value-type="float" office:value="0" calcext:value-type="float">
            <text:p>0</text:p>
          </table:table-cell>
          <table:table-cell table:formula="of:=128*MID(DEC2BIN([.BS208];2);1;1)+64*MID(DEC2BIN([.BT208];2);1;1)+32*MID(DEC2BIN([.BU208];2);1;1)+16*MID(DEC2BIN([.BV208];2);1;1)+8*MID(DEC2BIN([.BW208];2);1;1)+4*MID(DEC2BIN([.BX208];2);1;1)+2*MID(DEC2BIN([.BY208];2);1;1)+MID(DEC2BIN([.BZ20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199]+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199]+8" office:value-type="float" office:value="193" calcext:value-type="float" table:number-columns-spanned="8" table:number-rows-spanned="1">
            <text:p>19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199]+8" office:value-type="float" office:value="194" calcext:value-type="float" table:number-columns-spanned="8" table:number-rows-spanned="1">
            <text:p>19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199]+8" office:value-type="float" office:value="195" calcext:value-type="float" table:number-columns-spanned="8" table:number-rows-spanned="1">
            <text:p>19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199]+8" office:value-type="float" office:value="196" calcext:value-type="float" table:number-columns-spanned="8" table:number-rows-spanned="1">
            <text:p>19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199]+8" office:value-type="float" office:value="197" calcext:value-type="float" table:number-columns-spanned="8" table:number-rows-spanned="1">
            <text:p>19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199]+8" office:value-type="float" office:value="198" calcext:value-type="float" table:number-columns-spanned="8" table:number-rows-spanned="1">
            <text:p>19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199]+8" office:value-type="float" office:value="199" calcext:value-type="float" table:number-columns-spanned="8" table:number-rows-spanned="1">
            <text:p>199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A210]+2*[.A211]+4*[.A212]+8*[.A213]+16*[.A214]+32*[.A215]+64*[.A216]+128*[.A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K210]+2*[.K211]+4*[.K212]+8*[.K213]+16*[.K214]+32*[.K215]+64*[.K216]+128*[.K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U210]+2*[.U211]+4*[.U212]+8*[.U213]+16*[.U214]+32*[.U215]+64*[.U216]+128*[.U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E210]+2*[.AE211]+4*[.AE212]+8*[.AE213]+16*[.AE214]+32*[.AE215]+64*[.AE216]+128*[.AE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O210]+2*[.AO211]+4*[.AO212]+8*[.AO213]+16*[.AO214]+32*[.AO215]+64*[.AO216]+128*[.AO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AY210]+2*[.AY211]+4*[.AY212]+8*[.AY213]+16*[.AY214]+32*[.AY215]+64*[.AY216]+128*[.AY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I210]+2*[.BI211]+4*[.BI212]+8*[.BI213]+16*[.BI214]+32*[.BI215]+64*[.BI216]+128*[.BI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S210]+2*[.BS211]+4*[.BS212]+8*[.BS213]+16*[.BS214]+32*[.BS215]+64*[.BS216]+128*[.BS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B210]+2*[.B211]+4*[.B212]+8*[.B213]+16*[.B214]+32*[.B215]+64*[.B216]+128*[.B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L210]+2*[.L211]+4*[.L212]+8*[.L213]+16*[.L214]+32*[.L215]+64*[.L216]+128*[.L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V210]+2*[.V211]+4*[.V212]+8*[.V213]+16*[.V214]+32*[.V215]+64*[.V216]+128*[.V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F210]+2*[.AF211]+4*[.AF212]+8*[.AF213]+16*[.AF214]+32*[.AF215]+64*[.AF216]+128*[.AF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P210]+2*[.AP211]+4*[.AP212]+8*[.AP213]+16*[.AP214]+32*[.AP215]+64*[.AP216]+128*[.AP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AZ210]+2*[.AZ211]+4*[.AZ212]+8*[.AZ213]+16*[.AZ214]+32*[.AZ215]+64*[.AZ216]+128*[.AZ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J210]+2*[.BJ211]+4*[.BJ212]+8*[.BJ213]+16*[.BJ214]+32*[.BJ215]+64*[.BJ216]+128*[.BJ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T210]+2*[.BT211]+4*[.BT212]+8*[.BT213]+16*[.BT214]+32*[.BT215]+64*[.BT216]+128*[.BT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C210]+2*[.C211]+4*[.C212]+8*[.C213]+16*[.C214]+32*[.C215]+64*[.C216]+128*[.C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M210]+2*[.M211]+4*[.M212]+8*[.M213]+16*[.M214]+32*[.M215]+64*[.M216]+128*[.M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W210]+2*[.W211]+4*[.W212]+8*[.W213]+16*[.W214]+32*[.W215]+64*[.W216]+128*[.W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G210]+2*[.AG211]+4*[.AG212]+8*[.AG213]+16*[.AG214]+32*[.AG215]+64*[.AG216]+128*[.AG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Q210]+2*[.AQ211]+4*[.AQ212]+8*[.AQ213]+16*[.AQ214]+32*[.AQ215]+64*[.AQ216]+128*[.AQ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BA210]+2*[.BA211]+4*[.BA212]+8*[.BA213]+16*[.BA214]+32*[.BA215]+64*[.BA216]+128*[.BA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K210]+2*[.BK211]+4*[.BK212]+8*[.BK213]+16*[.BK214]+32*[.BK215]+64*[.BK216]+128*[.BK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U210]+2*[.BU211]+4*[.BU212]+8*[.BU213]+16*[.BU214]+32*[.BU215]+64*[.BU216]+128*[.BU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D210]+2*[.D211]+4*[.D212]+8*[.D213]+16*[.D214]+32*[.D215]+64*[.D216]+128*[.D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N210]+2*[.N211]+4*[.N212]+8*[.N213]+16*[.N214]+32*[.N215]+64*[.N216]+128*[.N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X210]+2*[.X211]+4*[.X212]+8*[.X213]+16*[.X214]+32*[.X215]+64*[.X216]+128*[.X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H210]+2*[.AH211]+4*[.AH212]+8*[.AH213]+16*[.AH214]+32*[.AH215]+64*[.AH216]+128*[.AH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R210]+2*[.AR211]+4*[.AR212]+8*[.AR213]+16*[.AR214]+32*[.AR215]+64*[.AR216]+128*[.AR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BB210]+2*[.BB211]+4*[.BB212]+8*[.BB213]+16*[.BB214]+32*[.BB215]+64*[.BB216]+128*[.BB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L210]+2*[.BL211]+4*[.BL212]+8*[.BL213]+16*[.BL214]+32*[.BL215]+64*[.BL216]+128*[.BL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V210]+2*[.BV211]+4*[.BV212]+8*[.BV213]+16*[.BV214]+32*[.BV215]+64*[.BV216]+128*[.BV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E210]+2*[.E211]+4*[.E212]+8*[.E213]+16*[.E214]+32*[.E215]+64*[.E216]+128*[.E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O210]+2*[.O211]+4*[.O212]+8*[.O213]+16*[.O214]+32*[.O215]+64*[.O216]+128*[.O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Y210]+2*[.Y211]+4*[.Y212]+8*[.Y213]+16*[.Y214]+32*[.Y215]+64*[.Y216]+128*[.Y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I210]+2*[.AI211]+4*[.AI212]+8*[.AI213]+16*[.AI214]+32*[.AI215]+64*[.AI216]+128*[.AI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S210]+2*[.AS211]+4*[.AS212]+8*[.AS213]+16*[.AS214]+32*[.AS215]+64*[.AS216]+128*[.AS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BC210]+2*[.BC211]+4*[.BC212]+8*[.BC213]+16*[.BC214]+32*[.BC215]+64*[.BC216]+128*[.BC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M210]+2*[.BM211]+4*[.BM212]+8*[.BM213]+16*[.BM214]+32*[.BM215]+64*[.BM216]+128*[.BM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W210]+2*[.BW211]+4*[.BW212]+8*[.BW213]+16*[.BW214]+32*[.BW215]+64*[.BW216]+128*[.BW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F210]+2*[.F211]+4*[.F212]+8*[.F213]+16*[.F214]+32*[.F215]+64*[.F216]+128*[.F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P210]+2*[.P211]+4*[.P212]+8*[.P213]+16*[.P214]+32*[.P215]+64*[.P216]+128*[.P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Z210]+2*[.Z211]+4*[.Z212]+8*[.Z213]+16*[.Z214]+32*[.Z215]+64*[.Z216]+128*[.Z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J210]+2*[.AJ211]+4*[.AJ212]+8*[.AJ213]+16*[.AJ214]+32*[.AJ215]+64*[.AJ216]+128*[.AJ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T210]+2*[.AT211]+4*[.AT212]+8*[.AT213]+16*[.AT214]+32*[.AT215]+64*[.AT216]+128*[.AT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BD210]+2*[.BD211]+4*[.BD212]+8*[.BD213]+16*[.BD214]+32*[.BD215]+64*[.BD216]+128*[.BD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N210]+2*[.BN211]+4*[.BN212]+8*[.BN213]+16*[.BN214]+32*[.BN215]+64*[.BN216]+128*[.BN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X210]+2*[.BX211]+4*[.BX212]+8*[.BX213]+16*[.BX214]+32*[.BX215]+64*[.BX216]+128*[.BX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G210]+2*[.G211]+4*[.G212]+8*[.G213]+16*[.G214]+32*[.G215]+64*[.G216]+128*[.G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Q210]+2*[.Q211]+4*[.Q212]+8*[.Q213]+16*[.Q214]+32*[.Q215]+64*[.Q216]+128*[.Q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AA210]+2*[.AA211]+4*[.AA212]+8*[.AA213]+16*[.AA214]+32*[.AA215]+64*[.AA216]+128*[.AA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K210]+2*[.AK211]+4*[.AK212]+8*[.AK213]+16*[.AK214]+32*[.AK215]+64*[.AK216]+128*[.AK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U210]+2*[.AU211]+4*[.AU212]+8*[.AU213]+16*[.AU214]+32*[.AU215]+64*[.AU216]+128*[.AU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BE210]+2*[.BE211]+4*[.BE212]+8*[.BE213]+16*[.BE214]+32*[.BE215]+64*[.BE216]+128*[.BE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O210]+2*[.BO211]+4*[.BO212]+8*[.BO213]+16*[.BO214]+32*[.BO215]+64*[.BO216]+128*[.BO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Y210]+2*[.BY211]+4*[.BY212]+8*[.BY213]+16*[.BY214]+32*[.BY215]+64*[.BY216]+128*[.BY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1" office:value-type="float" office:value="0" calcext:value-type="float">
            <text:p>0</text:p>
          </table:table-cell>
          <table:table-cell table:formula="of:=[.H210]+2*[.H211]+4*[.H212]+8*[.H213]+16*[.H214]+32*[.H215]+64*[.H216]+128*[.H217]" office:value-type="float" office:value="0" calcext:value-type="float">
            <text:p>0</text:p>
          </table:table-cell>
          <table:table-cell table:style-name="Default"/>
          <table:table-cell table:number-columns-repeated="8" table:style-name="ce66" office:value-type="float" office:value="0" calcext:value-type="float">
            <text:p>0</text:p>
          </table:table-cell>
          <table:table-cell table:formula="of:=[.R210]+2*[.R211]+4*[.R212]+8*[.R213]+16*[.R214]+32*[.R215]+64*[.R216]+128*[.R217]" office:value-type="float" office:value="0" calcext:value-type="float">
            <text:p>0</text:p>
          </table:table-cell>
          <table:table-cell table:style-name="Default"/>
          <table:table-cell table:number-columns-repeated="8" table:style-name="ce99" office:value-type="float" office:value="0" calcext:value-type="float">
            <text:p>0</text:p>
          </table:table-cell>
          <table:table-cell table:formula="of:=[.AB210]+2*[.AB211]+4*[.AB212]+8*[.AB213]+16*[.AB214]+32*[.AB215]+64*[.AB216]+128*[.AB217]" office:value-type="float" office:value="0" calcext:value-type="float">
            <text:p>0</text:p>
          </table:table-cell>
          <table:table-cell table:style-name="Default"/>
          <table:table-cell table:number-columns-repeated="8" table:style-name="ce132" office:value-type="float" office:value="0" calcext:value-type="float">
            <text:p>0</text:p>
          </table:table-cell>
          <table:table-cell table:formula="of:=[.AL210]+2*[.AL211]+4*[.AL212]+8*[.AL213]+16*[.AL214]+32*[.AL215]+64*[.AL216]+128*[.AL217]" office:value-type="float" office:value="0" calcext:value-type="float">
            <text:p>0</text:p>
          </table:table-cell>
          <table:table-cell table:style-name="Default"/>
          <table:table-cell table:number-columns-repeated="8" table:style-name="ce169" office:value-type="float" office:value="0" calcext:value-type="float">
            <text:p>0</text:p>
          </table:table-cell>
          <table:table-cell table:formula="of:=[.AV210]+2*[.AV211]+4*[.AV212]+8*[.AV213]+16*[.AV214]+32*[.AV215]+64*[.AV216]+128*[.AV217]" office:value-type="float" office:value="0" calcext:value-type="float">
            <text:p>0</text:p>
          </table:table-cell>
          <table:table-cell table:style-name="Default"/>
          <table:table-cell table:number-columns-repeated="8" table:style-name="ce204" office:value-type="float" office:value="0" calcext:value-type="float">
            <text:p>0</text:p>
          </table:table-cell>
          <table:table-cell table:formula="of:=[.BF210]+2*[.BF211]+4*[.BF212]+8*[.BF213]+16*[.BF214]+32*[.BF215]+64*[.BF216]+128*[.BF217]" office:value-type="float" office:value="0" calcext:value-type="float">
            <text:p>0</text:p>
          </table:table-cell>
          <table:table-cell table:style-name="Default"/>
          <table:table-cell table:number-columns-repeated="8" table:style-name="ce239" office:value-type="float" office:value="0" calcext:value-type="float">
            <text:p>0</text:p>
          </table:table-cell>
          <table:table-cell table:formula="of:=[.BP210]+2*[.BP211]+4*[.BP212]+8*[.BP213]+16*[.BP214]+32*[.BP215]+64*[.BP216]+128*[.BP217]" office:value-type="float" office:value="0" calcext:value-type="float">
            <text:p>0</text:p>
          </table:table-cell>
          <table:table-cell table:style-name="Default"/>
          <table:table-cell table:number-columns-repeated="8" table:style-name="ce274" office:value-type="float" office:value="0" calcext:value-type="float">
            <text:p>0</text:p>
          </table:table-cell>
          <table:table-cell table:formula="of:=[.BZ210]+2*[.BZ211]+4*[.BZ212]+8*[.BZ213]+16*[.BZ214]+32*[.BZ215]+64*[.BZ216]+128*[.BZ21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18];2);2;1)+64*MID(DEC2BIN([.B218];2);2;1)+32*MID(DEC2BIN([.C218];2);2;1)+16*MID(DEC2BIN([.D218];2);2;1)+8*MID(DEC2BIN([.E218];2);2;1)+4*MID(DEC2BIN([.F218];2);2;1)+2*MID(DEC2BIN([.G218];2);2;1)+MID(DEC2BIN([.H218];2);2;1)" office:value-type="float" office:value="0" calcext:value-type="float">
            <text:p>0</text:p>
          </table:table-cell>
          <table:table-cell table:formula="of:=128*MID(DEC2BIN([.A218];2);1;1)+64*MID(DEC2BIN([.B218];2);1;1)+32*MID(DEC2BIN([.C218];2);1;1)+16*MID(DEC2BIN([.D218];2);1;1)+8*MID(DEC2BIN([.E218];2);1;1)+4*MID(DEC2BIN([.F218];2);1;1)+2*MID(DEC2BIN([.G218];2);1;1)+MID(DEC2BIN([.H218];2);1;1)" office:value-type="float" office:value="0" calcext:value-type="float">
            <text:p>0</text:p>
          </table:table-cell>
          <table:table-cell table:number-columns-repeated="8"/>
          <table:table-cell table:formula="of:=128*MID(DEC2BIN([.K218];2);2;1)+64*MID(DEC2BIN([.L218];2);2;1)+32*MID(DEC2BIN([.M218];2);2;1)+16*MID(DEC2BIN([.N218];2);2;1)+8*MID(DEC2BIN([.O218];2);2;1)+4*MID(DEC2BIN([.P218];2);2;1)+2*MID(DEC2BIN([.Q218];2);2;1)+MID(DEC2BIN([.R218];2);2;1)" office:value-type="float" office:value="0" calcext:value-type="float">
            <text:p>0</text:p>
          </table:table-cell>
          <table:table-cell table:formula="of:=128*MID(DEC2BIN([.K218];2);1;1)+64*MID(DEC2BIN([.L218];2);1;1)+32*MID(DEC2BIN([.M218];2);1;1)+16*MID(DEC2BIN([.N218];2);1;1)+8*MID(DEC2BIN([.O218];2);1;1)+4*MID(DEC2BIN([.P218];2);1;1)+2*MID(DEC2BIN([.Q218];2);1;1)+MID(DEC2BIN([.R218];2);1;1)" office:value-type="float" office:value="0" calcext:value-type="float">
            <text:p>0</text:p>
          </table:table-cell>
          <table:table-cell table:number-columns-repeated="8"/>
          <table:table-cell table:formula="of:=128*MID(DEC2BIN([.U218];2);2;1)+64*MID(DEC2BIN([.V218];2);2;1)+32*MID(DEC2BIN([.W218];2);2;1)+16*MID(DEC2BIN([.X218];2);2;1)+8*MID(DEC2BIN([.Y218];2);2;1)+4*MID(DEC2BIN([.Z218];2);2;1)+2*MID(DEC2BIN([.AA218];2);2;1)+MID(DEC2BIN([.AB218];2);2;1)" office:value-type="float" office:value="0" calcext:value-type="float">
            <text:p>0</text:p>
          </table:table-cell>
          <table:table-cell table:formula="of:=128*MID(DEC2BIN([.U218];2);1;1)+64*MID(DEC2BIN([.V218];2);1;1)+32*MID(DEC2BIN([.W218];2);1;1)+16*MID(DEC2BIN([.X218];2);1;1)+8*MID(DEC2BIN([.Y218];2);1;1)+4*MID(DEC2BIN([.Z218];2);1;1)+2*MID(DEC2BIN([.AA218];2);1;1)+MID(DEC2BIN([.AB218];2);1;1)" office:value-type="float" office:value="0" calcext:value-type="float">
            <text:p>0</text:p>
          </table:table-cell>
          <table:table-cell table:number-columns-repeated="8"/>
          <table:table-cell table:formula="of:=128*MID(DEC2BIN([.AE218];2);2;1)+64*MID(DEC2BIN([.AF218];2);2;1)+32*MID(DEC2BIN([.AG218];2);2;1)+16*MID(DEC2BIN([.AH218];2);2;1)+8*MID(DEC2BIN([.AI218];2);2;1)+4*MID(DEC2BIN([.AJ218];2);2;1)+2*MID(DEC2BIN([.AK218];2);2;1)+MID(DEC2BIN([.AL218];2);2;1)" office:value-type="float" office:value="0" calcext:value-type="float">
            <text:p>0</text:p>
          </table:table-cell>
          <table:table-cell table:formula="of:=128*MID(DEC2BIN([.AE218];2);1;1)+64*MID(DEC2BIN([.AF218];2);1;1)+32*MID(DEC2BIN([.AG218];2);1;1)+16*MID(DEC2BIN([.AH218];2);1;1)+8*MID(DEC2BIN([.AI218];2);1;1)+4*MID(DEC2BIN([.AJ218];2);1;1)+2*MID(DEC2BIN([.AK218];2);1;1)+MID(DEC2BIN([.AL218];2);1;1)" office:value-type="float" office:value="0" calcext:value-type="float">
            <text:p>0</text:p>
          </table:table-cell>
          <table:table-cell table:number-columns-repeated="8"/>
          <table:table-cell table:formula="of:=128*MID(DEC2BIN([.AO218];2);2;1)+64*MID(DEC2BIN([.AP218];2);2;1)+32*MID(DEC2BIN([.AQ218];2);2;1)+16*MID(DEC2BIN([.AR218];2);2;1)+8*MID(DEC2BIN([.AS218];2);2;1)+4*MID(DEC2BIN([.AT218];2);2;1)+2*MID(DEC2BIN([.AU218];2);2;1)+MID(DEC2BIN([.AV218];2);2;1)" office:value-type="float" office:value="0" calcext:value-type="float">
            <text:p>0</text:p>
          </table:table-cell>
          <table:table-cell table:formula="of:=128*MID(DEC2BIN([.AO218];2);1;1)+64*MID(DEC2BIN([.AP218];2);1;1)+32*MID(DEC2BIN([.AQ218];2);1;1)+16*MID(DEC2BIN([.AR218];2);1;1)+8*MID(DEC2BIN([.AS218];2);1;1)+4*MID(DEC2BIN([.AT218];2);1;1)+2*MID(DEC2BIN([.AU218];2);1;1)+MID(DEC2BIN([.AV218];2);1;1)" office:value-type="float" office:value="0" calcext:value-type="float">
            <text:p>0</text:p>
          </table:table-cell>
          <table:table-cell table:number-columns-repeated="8"/>
          <table:table-cell table:formula="of:=128*MID(DEC2BIN([.AY218];2);2;1)+64*MID(DEC2BIN([.AZ218];2);2;1)+32*MID(DEC2BIN([.BA218];2);2;1)+16*MID(DEC2BIN([.BB218];2);2;1)+8*MID(DEC2BIN([.BC218];2);2;1)+4*MID(DEC2BIN([.BD218];2);2;1)+2*MID(DEC2BIN([.BE218];2);2;1)+MID(DEC2BIN([.BF218];2);2;1)" office:value-type="float" office:value="0" calcext:value-type="float">
            <text:p>0</text:p>
          </table:table-cell>
          <table:table-cell table:formula="of:=128*MID(DEC2BIN([.AY218];2);1;1)+64*MID(DEC2BIN([.AZ218];2);1;1)+32*MID(DEC2BIN([.BA218];2);1;1)+16*MID(DEC2BIN([.BB218];2);1;1)+8*MID(DEC2BIN([.BC218];2);1;1)+4*MID(DEC2BIN([.BD218];2);1;1)+2*MID(DEC2BIN([.BE218];2);1;1)+MID(DEC2BIN([.BF218];2);1;1)" office:value-type="float" office:value="0" calcext:value-type="float">
            <text:p>0</text:p>
          </table:table-cell>
          <table:table-cell table:number-columns-repeated="8"/>
          <table:table-cell table:formula="of:=128*MID(DEC2BIN([.BI218];2);2;1)+64*MID(DEC2BIN([.BJ218];2);2;1)+32*MID(DEC2BIN([.BK218];2);2;1)+16*MID(DEC2BIN([.BL218];2);2;1)+8*MID(DEC2BIN([.BM218];2);2;1)+4*MID(DEC2BIN([.BN218];2);2;1)+2*MID(DEC2BIN([.BO218];2);2;1)+MID(DEC2BIN([.BP218];2);2;1)" office:value-type="float" office:value="0" calcext:value-type="float">
            <text:p>0</text:p>
          </table:table-cell>
          <table:table-cell table:formula="of:=128*MID(DEC2BIN([.BI218];2);1;1)+64*MID(DEC2BIN([.BJ218];2);1;1)+32*MID(DEC2BIN([.BK218];2);1;1)+16*MID(DEC2BIN([.BL218];2);1;1)+8*MID(DEC2BIN([.BM218];2);1;1)+4*MID(DEC2BIN([.BN218];2);1;1)+2*MID(DEC2BIN([.BO218];2);1;1)+MID(DEC2BIN([.BP218];2);1;1)" office:value-type="float" office:value="0" calcext:value-type="float">
            <text:p>0</text:p>
          </table:table-cell>
          <table:table-cell table:number-columns-repeated="8"/>
          <table:table-cell table:formula="of:=128*MID(DEC2BIN([.BS218];2);2;1)+64*MID(DEC2BIN([.BT218];2);2;1)+32*MID(DEC2BIN([.BU218];2);2;1)+16*MID(DEC2BIN([.BV218];2);2;1)+8*MID(DEC2BIN([.BW218];2);2;1)+4*MID(DEC2BIN([.BX218];2);2;1)+2*MID(DEC2BIN([.BY218];2);2;1)+MID(DEC2BIN([.BZ218];2);2;1)" office:value-type="float" office:value="0" calcext:value-type="float">
            <text:p>0</text:p>
          </table:table-cell>
          <table:table-cell table:formula="of:=128*MID(DEC2BIN([.BS218];2);1;1)+64*MID(DEC2BIN([.BT218];2);1;1)+32*MID(DEC2BIN([.BU218];2);1;1)+16*MID(DEC2BIN([.BV218];2);1;1)+8*MID(DEC2BIN([.BW218];2);1;1)+4*MID(DEC2BIN([.BX218];2);1;1)+2*MID(DEC2BIN([.BY218];2);1;1)+MID(DEC2BIN([.BZ21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09]+8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209]+8" office:value-type="float" office:value="201" calcext:value-type="float" table:number-columns-spanned="8" table:number-rows-spanned="1">
            <text:p>20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209]+8" office:value-type="float" office:value="202" calcext:value-type="float" table:number-columns-spanned="8" table:number-rows-spanned="1">
            <text:p>20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209]+8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209]+8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209]+8" office:value-type="float" office:value="205" calcext:value-type="float" table:number-columns-spanned="8" table:number-rows-spanned="1">
            <text:p>20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209]+8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209]+8" office:value-type="float" office:value="207" calcext:value-type="float" table:number-columns-spanned="8" table:number-rows-spanned="1">
            <text:p>207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A220]+2*[.A221]+4*[.A222]+8*[.A223]+16*[.A224]+32*[.A225]+64*[.A226]+128*[.A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K220]+2*[.K221]+4*[.K222]+8*[.K223]+16*[.K224]+32*[.K225]+64*[.K226]+128*[.K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U220]+2*[.U221]+4*[.U222]+8*[.U223]+16*[.U224]+32*[.U225]+64*[.U226]+128*[.U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E220]+2*[.AE221]+4*[.AE222]+8*[.AE223]+16*[.AE224]+32*[.AE225]+64*[.AE226]+128*[.AE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O220]+2*[.AO221]+4*[.AO222]+8*[.AO223]+16*[.AO224]+32*[.AO225]+64*[.AO226]+128*[.AO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AY220]+2*[.AY221]+4*[.AY222]+8*[.AY223]+16*[.AY224]+32*[.AY225]+64*[.AY226]+128*[.AY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I220]+2*[.BI221]+4*[.BI222]+8*[.BI223]+16*[.BI224]+32*[.BI225]+64*[.BI226]+128*[.BI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S220]+2*[.BS221]+4*[.BS222]+8*[.BS223]+16*[.BS224]+32*[.BS225]+64*[.BS226]+128*[.BS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B220]+2*[.B221]+4*[.B222]+8*[.B223]+16*[.B224]+32*[.B225]+64*[.B226]+128*[.B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L220]+2*[.L221]+4*[.L222]+8*[.L223]+16*[.L224]+32*[.L225]+64*[.L226]+128*[.L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V220]+2*[.V221]+4*[.V222]+8*[.V223]+16*[.V224]+32*[.V225]+64*[.V226]+128*[.V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F220]+2*[.AF221]+4*[.AF222]+8*[.AF223]+16*[.AF224]+32*[.AF225]+64*[.AF226]+128*[.AF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P220]+2*[.AP221]+4*[.AP222]+8*[.AP223]+16*[.AP224]+32*[.AP225]+64*[.AP226]+128*[.AP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AZ220]+2*[.AZ221]+4*[.AZ222]+8*[.AZ223]+16*[.AZ224]+32*[.AZ225]+64*[.AZ226]+128*[.AZ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J220]+2*[.BJ221]+4*[.BJ222]+8*[.BJ223]+16*[.BJ224]+32*[.BJ225]+64*[.BJ226]+128*[.BJ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T220]+2*[.BT221]+4*[.BT222]+8*[.BT223]+16*[.BT224]+32*[.BT225]+64*[.BT226]+128*[.BT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C220]+2*[.C221]+4*[.C222]+8*[.C223]+16*[.C224]+32*[.C225]+64*[.C226]+128*[.C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M220]+2*[.M221]+4*[.M222]+8*[.M223]+16*[.M224]+32*[.M225]+64*[.M226]+128*[.M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W220]+2*[.W221]+4*[.W222]+8*[.W223]+16*[.W224]+32*[.W225]+64*[.W226]+128*[.W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G220]+2*[.AG221]+4*[.AG222]+8*[.AG223]+16*[.AG224]+32*[.AG225]+64*[.AG226]+128*[.AG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Q220]+2*[.AQ221]+4*[.AQ222]+8*[.AQ223]+16*[.AQ224]+32*[.AQ225]+64*[.AQ226]+128*[.AQ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BA220]+2*[.BA221]+4*[.BA222]+8*[.BA223]+16*[.BA224]+32*[.BA225]+64*[.BA226]+128*[.BA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K220]+2*[.BK221]+4*[.BK222]+8*[.BK223]+16*[.BK224]+32*[.BK225]+64*[.BK226]+128*[.BK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U220]+2*[.BU221]+4*[.BU222]+8*[.BU223]+16*[.BU224]+32*[.BU225]+64*[.BU226]+128*[.BU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D220]+2*[.D221]+4*[.D222]+8*[.D223]+16*[.D224]+32*[.D225]+64*[.D226]+128*[.D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N220]+2*[.N221]+4*[.N222]+8*[.N223]+16*[.N224]+32*[.N225]+64*[.N226]+128*[.N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X220]+2*[.X221]+4*[.X222]+8*[.X223]+16*[.X224]+32*[.X225]+64*[.X226]+128*[.X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H220]+2*[.AH221]+4*[.AH222]+8*[.AH223]+16*[.AH224]+32*[.AH225]+64*[.AH226]+128*[.AH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R220]+2*[.AR221]+4*[.AR222]+8*[.AR223]+16*[.AR224]+32*[.AR225]+64*[.AR226]+128*[.AR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BB220]+2*[.BB221]+4*[.BB222]+8*[.BB223]+16*[.BB224]+32*[.BB225]+64*[.BB226]+128*[.BB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L220]+2*[.BL221]+4*[.BL222]+8*[.BL223]+16*[.BL224]+32*[.BL225]+64*[.BL226]+128*[.BL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V220]+2*[.BV221]+4*[.BV222]+8*[.BV223]+16*[.BV224]+32*[.BV225]+64*[.BV226]+128*[.BV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E220]+2*[.E221]+4*[.E222]+8*[.E223]+16*[.E224]+32*[.E225]+64*[.E226]+128*[.E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O220]+2*[.O221]+4*[.O222]+8*[.O223]+16*[.O224]+32*[.O225]+64*[.O226]+128*[.O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Y220]+2*[.Y221]+4*[.Y222]+8*[.Y223]+16*[.Y224]+32*[.Y225]+64*[.Y226]+128*[.Y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I220]+2*[.AI221]+4*[.AI222]+8*[.AI223]+16*[.AI224]+32*[.AI225]+64*[.AI226]+128*[.AI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S220]+2*[.AS221]+4*[.AS222]+8*[.AS223]+16*[.AS224]+32*[.AS225]+64*[.AS226]+128*[.AS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BC220]+2*[.BC221]+4*[.BC222]+8*[.BC223]+16*[.BC224]+32*[.BC225]+64*[.BC226]+128*[.BC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M220]+2*[.BM221]+4*[.BM222]+8*[.BM223]+16*[.BM224]+32*[.BM225]+64*[.BM226]+128*[.BM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W220]+2*[.BW221]+4*[.BW222]+8*[.BW223]+16*[.BW224]+32*[.BW225]+64*[.BW226]+128*[.BW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F220]+2*[.F221]+4*[.F222]+8*[.F223]+16*[.F224]+32*[.F225]+64*[.F226]+128*[.F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P220]+2*[.P221]+4*[.P222]+8*[.P223]+16*[.P224]+32*[.P225]+64*[.P226]+128*[.P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Z220]+2*[.Z221]+4*[.Z222]+8*[.Z223]+16*[.Z224]+32*[.Z225]+64*[.Z226]+128*[.Z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J220]+2*[.AJ221]+4*[.AJ222]+8*[.AJ223]+16*[.AJ224]+32*[.AJ225]+64*[.AJ226]+128*[.AJ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T220]+2*[.AT221]+4*[.AT222]+8*[.AT223]+16*[.AT224]+32*[.AT225]+64*[.AT226]+128*[.AT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BD220]+2*[.BD221]+4*[.BD222]+8*[.BD223]+16*[.BD224]+32*[.BD225]+64*[.BD226]+128*[.BD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N220]+2*[.BN221]+4*[.BN222]+8*[.BN223]+16*[.BN224]+32*[.BN225]+64*[.BN226]+128*[.BN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X220]+2*[.BX221]+4*[.BX222]+8*[.BX223]+16*[.BX224]+32*[.BX225]+64*[.BX226]+128*[.BX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G220]+2*[.G221]+4*[.G222]+8*[.G223]+16*[.G224]+32*[.G225]+64*[.G226]+128*[.G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Q220]+2*[.Q221]+4*[.Q222]+8*[.Q223]+16*[.Q224]+32*[.Q225]+64*[.Q226]+128*[.Q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AA220]+2*[.AA221]+4*[.AA222]+8*[.AA223]+16*[.AA224]+32*[.AA225]+64*[.AA226]+128*[.AA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K220]+2*[.AK221]+4*[.AK222]+8*[.AK223]+16*[.AK224]+32*[.AK225]+64*[.AK226]+128*[.AK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U220]+2*[.AU221]+4*[.AU222]+8*[.AU223]+16*[.AU224]+32*[.AU225]+64*[.AU226]+128*[.AU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BE220]+2*[.BE221]+4*[.BE222]+8*[.BE223]+16*[.BE224]+32*[.BE225]+64*[.BE226]+128*[.BE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O220]+2*[.BO221]+4*[.BO222]+8*[.BO223]+16*[.BO224]+32*[.BO225]+64*[.BO226]+128*[.BO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Y220]+2*[.BY221]+4*[.BY222]+8*[.BY223]+16*[.BY224]+32*[.BY225]+64*[.BY226]+128*[.BY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2" office:value-type="float" office:value="0" calcext:value-type="float">
            <text:p>0</text:p>
          </table:table-cell>
          <table:table-cell table:formula="of:=[.H220]+2*[.H221]+4*[.H222]+8*[.H223]+16*[.H224]+32*[.H225]+64*[.H226]+128*[.H227]" office:value-type="float" office:value="0" calcext:value-type="float">
            <text:p>0</text:p>
          </table:table-cell>
          <table:table-cell table:style-name="Default"/>
          <table:table-cell table:number-columns-repeated="8" table:style-name="ce67" office:value-type="float" office:value="0" calcext:value-type="float">
            <text:p>0</text:p>
          </table:table-cell>
          <table:table-cell table:formula="of:=[.R220]+2*[.R221]+4*[.R222]+8*[.R223]+16*[.R224]+32*[.R225]+64*[.R226]+128*[.R227]" office:value-type="float" office:value="0" calcext:value-type="float">
            <text:p>0</text:p>
          </table:table-cell>
          <table:table-cell table:style-name="Default"/>
          <table:table-cell table:number-columns-repeated="8" table:style-name="ce100" office:value-type="float" office:value="0" calcext:value-type="float">
            <text:p>0</text:p>
          </table:table-cell>
          <table:table-cell table:formula="of:=[.AB220]+2*[.AB221]+4*[.AB222]+8*[.AB223]+16*[.AB224]+32*[.AB225]+64*[.AB226]+128*[.AB227]" office:value-type="float" office:value="0" calcext:value-type="float">
            <text:p>0</text:p>
          </table:table-cell>
          <table:table-cell table:style-name="Default"/>
          <table:table-cell table:number-columns-repeated="8" table:style-name="ce133" office:value-type="float" office:value="0" calcext:value-type="float">
            <text:p>0</text:p>
          </table:table-cell>
          <table:table-cell table:formula="of:=[.AL220]+2*[.AL221]+4*[.AL222]+8*[.AL223]+16*[.AL224]+32*[.AL225]+64*[.AL226]+128*[.AL227]" office:value-type="float" office:value="0" calcext:value-type="float">
            <text:p>0</text:p>
          </table:table-cell>
          <table:table-cell table:style-name="Default"/>
          <table:table-cell table:number-columns-repeated="8" table:style-name="ce170" office:value-type="float" office:value="0" calcext:value-type="float">
            <text:p>0</text:p>
          </table:table-cell>
          <table:table-cell table:formula="of:=[.AV220]+2*[.AV221]+4*[.AV222]+8*[.AV223]+16*[.AV224]+32*[.AV225]+64*[.AV226]+128*[.AV227]" office:value-type="float" office:value="0" calcext:value-type="float">
            <text:p>0</text:p>
          </table:table-cell>
          <table:table-cell table:style-name="Default"/>
          <table:table-cell table:number-columns-repeated="8" table:style-name="ce205" office:value-type="float" office:value="0" calcext:value-type="float">
            <text:p>0</text:p>
          </table:table-cell>
          <table:table-cell table:formula="of:=[.BF220]+2*[.BF221]+4*[.BF222]+8*[.BF223]+16*[.BF224]+32*[.BF225]+64*[.BF226]+128*[.BF227]" office:value-type="float" office:value="0" calcext:value-type="float">
            <text:p>0</text:p>
          </table:table-cell>
          <table:table-cell table:style-name="Default"/>
          <table:table-cell table:number-columns-repeated="8" table:style-name="ce240" office:value-type="float" office:value="0" calcext:value-type="float">
            <text:p>0</text:p>
          </table:table-cell>
          <table:table-cell table:formula="of:=[.BP220]+2*[.BP221]+4*[.BP222]+8*[.BP223]+16*[.BP224]+32*[.BP225]+64*[.BP226]+128*[.BP227]" office:value-type="float" office:value="0" calcext:value-type="float">
            <text:p>0</text:p>
          </table:table-cell>
          <table:table-cell table:style-name="Default"/>
          <table:table-cell table:number-columns-repeated="8" table:style-name="ce275" office:value-type="float" office:value="0" calcext:value-type="float">
            <text:p>0</text:p>
          </table:table-cell>
          <table:table-cell table:formula="of:=[.BZ220]+2*[.BZ221]+4*[.BZ222]+8*[.BZ223]+16*[.BZ224]+32*[.BZ225]+64*[.BZ226]+128*[.BZ22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28];2);2;1)+64*MID(DEC2BIN([.B228];2);2;1)+32*MID(DEC2BIN([.C228];2);2;1)+16*MID(DEC2BIN([.D228];2);2;1)+8*MID(DEC2BIN([.E228];2);2;1)+4*MID(DEC2BIN([.F228];2);2;1)+2*MID(DEC2BIN([.G228];2);2;1)+MID(DEC2BIN([.H228];2);2;1)" office:value-type="float" office:value="0" calcext:value-type="float">
            <text:p>0</text:p>
          </table:table-cell>
          <table:table-cell table:formula="of:=128*MID(DEC2BIN([.A228];2);1;1)+64*MID(DEC2BIN([.B228];2);1;1)+32*MID(DEC2BIN([.C228];2);1;1)+16*MID(DEC2BIN([.D228];2);1;1)+8*MID(DEC2BIN([.E228];2);1;1)+4*MID(DEC2BIN([.F228];2);1;1)+2*MID(DEC2BIN([.G228];2);1;1)+MID(DEC2BIN([.H228];2);1;1)" office:value-type="float" office:value="0" calcext:value-type="float">
            <text:p>0</text:p>
          </table:table-cell>
          <table:table-cell table:number-columns-repeated="8"/>
          <table:table-cell table:formula="of:=128*MID(DEC2BIN([.K228];2);2;1)+64*MID(DEC2BIN([.L228];2);2;1)+32*MID(DEC2BIN([.M228];2);2;1)+16*MID(DEC2BIN([.N228];2);2;1)+8*MID(DEC2BIN([.O228];2);2;1)+4*MID(DEC2BIN([.P228];2);2;1)+2*MID(DEC2BIN([.Q228];2);2;1)+MID(DEC2BIN([.R228];2);2;1)" office:value-type="float" office:value="0" calcext:value-type="float">
            <text:p>0</text:p>
          </table:table-cell>
          <table:table-cell table:formula="of:=128*MID(DEC2BIN([.K228];2);1;1)+64*MID(DEC2BIN([.L228];2);1;1)+32*MID(DEC2BIN([.M228];2);1;1)+16*MID(DEC2BIN([.N228];2);1;1)+8*MID(DEC2BIN([.O228];2);1;1)+4*MID(DEC2BIN([.P228];2);1;1)+2*MID(DEC2BIN([.Q228];2);1;1)+MID(DEC2BIN([.R228];2);1;1)" office:value-type="float" office:value="0" calcext:value-type="float">
            <text:p>0</text:p>
          </table:table-cell>
          <table:table-cell table:number-columns-repeated="8"/>
          <table:table-cell table:formula="of:=128*MID(DEC2BIN([.U228];2);2;1)+64*MID(DEC2BIN([.V228];2);2;1)+32*MID(DEC2BIN([.W228];2);2;1)+16*MID(DEC2BIN([.X228];2);2;1)+8*MID(DEC2BIN([.Y228];2);2;1)+4*MID(DEC2BIN([.Z228];2);2;1)+2*MID(DEC2BIN([.AA228];2);2;1)+MID(DEC2BIN([.AB228];2);2;1)" office:value-type="float" office:value="0" calcext:value-type="float">
            <text:p>0</text:p>
          </table:table-cell>
          <table:table-cell table:formula="of:=128*MID(DEC2BIN([.U228];2);1;1)+64*MID(DEC2BIN([.V228];2);1;1)+32*MID(DEC2BIN([.W228];2);1;1)+16*MID(DEC2BIN([.X228];2);1;1)+8*MID(DEC2BIN([.Y228];2);1;1)+4*MID(DEC2BIN([.Z228];2);1;1)+2*MID(DEC2BIN([.AA228];2);1;1)+MID(DEC2BIN([.AB228];2);1;1)" office:value-type="float" office:value="0" calcext:value-type="float">
            <text:p>0</text:p>
          </table:table-cell>
          <table:table-cell table:number-columns-repeated="8"/>
          <table:table-cell table:formula="of:=128*MID(DEC2BIN([.AE228];2);2;1)+64*MID(DEC2BIN([.AF228];2);2;1)+32*MID(DEC2BIN([.AG228];2);2;1)+16*MID(DEC2BIN([.AH228];2);2;1)+8*MID(DEC2BIN([.AI228];2);2;1)+4*MID(DEC2BIN([.AJ228];2);2;1)+2*MID(DEC2BIN([.AK228];2);2;1)+MID(DEC2BIN([.AL228];2);2;1)" office:value-type="float" office:value="0" calcext:value-type="float">
            <text:p>0</text:p>
          </table:table-cell>
          <table:table-cell table:formula="of:=128*MID(DEC2BIN([.AE228];2);1;1)+64*MID(DEC2BIN([.AF228];2);1;1)+32*MID(DEC2BIN([.AG228];2);1;1)+16*MID(DEC2BIN([.AH228];2);1;1)+8*MID(DEC2BIN([.AI228];2);1;1)+4*MID(DEC2BIN([.AJ228];2);1;1)+2*MID(DEC2BIN([.AK228];2);1;1)+MID(DEC2BIN([.AL228];2);1;1)" office:value-type="float" office:value="0" calcext:value-type="float">
            <text:p>0</text:p>
          </table:table-cell>
          <table:table-cell table:number-columns-repeated="8"/>
          <table:table-cell table:formula="of:=128*MID(DEC2BIN([.AO228];2);2;1)+64*MID(DEC2BIN([.AP228];2);2;1)+32*MID(DEC2BIN([.AQ228];2);2;1)+16*MID(DEC2BIN([.AR228];2);2;1)+8*MID(DEC2BIN([.AS228];2);2;1)+4*MID(DEC2BIN([.AT228];2);2;1)+2*MID(DEC2BIN([.AU228];2);2;1)+MID(DEC2BIN([.AV228];2);2;1)" office:value-type="float" office:value="0" calcext:value-type="float">
            <text:p>0</text:p>
          </table:table-cell>
          <table:table-cell table:formula="of:=128*MID(DEC2BIN([.AO228];2);1;1)+64*MID(DEC2BIN([.AP228];2);1;1)+32*MID(DEC2BIN([.AQ228];2);1;1)+16*MID(DEC2BIN([.AR228];2);1;1)+8*MID(DEC2BIN([.AS228];2);1;1)+4*MID(DEC2BIN([.AT228];2);1;1)+2*MID(DEC2BIN([.AU228];2);1;1)+MID(DEC2BIN([.AV228];2);1;1)" office:value-type="float" office:value="0" calcext:value-type="float">
            <text:p>0</text:p>
          </table:table-cell>
          <table:table-cell table:number-columns-repeated="8"/>
          <table:table-cell table:formula="of:=128*MID(DEC2BIN([.AY228];2);2;1)+64*MID(DEC2BIN([.AZ228];2);2;1)+32*MID(DEC2BIN([.BA228];2);2;1)+16*MID(DEC2BIN([.BB228];2);2;1)+8*MID(DEC2BIN([.BC228];2);2;1)+4*MID(DEC2BIN([.BD228];2);2;1)+2*MID(DEC2BIN([.BE228];2);2;1)+MID(DEC2BIN([.BF228];2);2;1)" office:value-type="float" office:value="0" calcext:value-type="float">
            <text:p>0</text:p>
          </table:table-cell>
          <table:table-cell table:formula="of:=128*MID(DEC2BIN([.AY228];2);1;1)+64*MID(DEC2BIN([.AZ228];2);1;1)+32*MID(DEC2BIN([.BA228];2);1;1)+16*MID(DEC2BIN([.BB228];2);1;1)+8*MID(DEC2BIN([.BC228];2);1;1)+4*MID(DEC2BIN([.BD228];2);1;1)+2*MID(DEC2BIN([.BE228];2);1;1)+MID(DEC2BIN([.BF228];2);1;1)" office:value-type="float" office:value="0" calcext:value-type="float">
            <text:p>0</text:p>
          </table:table-cell>
          <table:table-cell table:number-columns-repeated="8"/>
          <table:table-cell table:formula="of:=128*MID(DEC2BIN([.BI228];2);2;1)+64*MID(DEC2BIN([.BJ228];2);2;1)+32*MID(DEC2BIN([.BK228];2);2;1)+16*MID(DEC2BIN([.BL228];2);2;1)+8*MID(DEC2BIN([.BM228];2);2;1)+4*MID(DEC2BIN([.BN228];2);2;1)+2*MID(DEC2BIN([.BO228];2);2;1)+MID(DEC2BIN([.BP228];2);2;1)" office:value-type="float" office:value="0" calcext:value-type="float">
            <text:p>0</text:p>
          </table:table-cell>
          <table:table-cell table:formula="of:=128*MID(DEC2BIN([.BI228];2);1;1)+64*MID(DEC2BIN([.BJ228];2);1;1)+32*MID(DEC2BIN([.BK228];2);1;1)+16*MID(DEC2BIN([.BL228];2);1;1)+8*MID(DEC2BIN([.BM228];2);1;1)+4*MID(DEC2BIN([.BN228];2);1;1)+2*MID(DEC2BIN([.BO228];2);1;1)+MID(DEC2BIN([.BP228];2);1;1)" office:value-type="float" office:value="0" calcext:value-type="float">
            <text:p>0</text:p>
          </table:table-cell>
          <table:table-cell table:number-columns-repeated="8"/>
          <table:table-cell table:formula="of:=128*MID(DEC2BIN([.BS228];2);2;1)+64*MID(DEC2BIN([.BT228];2);2;1)+32*MID(DEC2BIN([.BU228];2);2;1)+16*MID(DEC2BIN([.BV228];2);2;1)+8*MID(DEC2BIN([.BW228];2);2;1)+4*MID(DEC2BIN([.BX228];2);2;1)+2*MID(DEC2BIN([.BY228];2);2;1)+MID(DEC2BIN([.BZ228];2);2;1)" office:value-type="float" office:value="0" calcext:value-type="float">
            <text:p>0</text:p>
          </table:table-cell>
          <table:table-cell table:formula="of:=128*MID(DEC2BIN([.BS228];2);1;1)+64*MID(DEC2BIN([.BT228];2);1;1)+32*MID(DEC2BIN([.BU228];2);1;1)+16*MID(DEC2BIN([.BV228];2);1;1)+8*MID(DEC2BIN([.BW228];2);1;1)+4*MID(DEC2BIN([.BX228];2);1;1)+2*MID(DEC2BIN([.BY228];2);1;1)+MID(DEC2BIN([.BZ22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19]+8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219]+8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219]+8" office:value-type="float" office:value="210" calcext:value-type="float" table:number-columns-spanned="8" table:number-rows-spanned="1">
            <text:p>21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219]+8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219]+8" office:value-type="float" office:value="212" calcext:value-type="float" table:number-columns-spanned="8" table:number-rows-spanned="1">
            <text:p>21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219]+8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219]+8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219]+8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A230]+2*[.A231]+4*[.A232]+8*[.A233]+16*[.A234]+32*[.A235]+64*[.A236]+128*[.A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K230]+2*[.K231]+4*[.K232]+8*[.K233]+16*[.K234]+32*[.K235]+64*[.K236]+128*[.K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U230]+2*[.U231]+4*[.U232]+8*[.U233]+16*[.U234]+32*[.U235]+64*[.U236]+128*[.U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E230]+2*[.AE231]+4*[.AE232]+8*[.AE233]+16*[.AE234]+32*[.AE235]+64*[.AE236]+128*[.AE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O230]+2*[.AO231]+4*[.AO232]+8*[.AO233]+16*[.AO234]+32*[.AO235]+64*[.AO236]+128*[.AO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AY230]+2*[.AY231]+4*[.AY232]+8*[.AY233]+16*[.AY234]+32*[.AY235]+64*[.AY236]+128*[.AY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I230]+2*[.BI231]+4*[.BI232]+8*[.BI233]+16*[.BI234]+32*[.BI235]+64*[.BI236]+128*[.BI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S230]+2*[.BS231]+4*[.BS232]+8*[.BS233]+16*[.BS234]+32*[.BS235]+64*[.BS236]+128*[.BS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B230]+2*[.B231]+4*[.B232]+8*[.B233]+16*[.B234]+32*[.B235]+64*[.B236]+128*[.B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L230]+2*[.L231]+4*[.L232]+8*[.L233]+16*[.L234]+32*[.L235]+64*[.L236]+128*[.L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V230]+2*[.V231]+4*[.V232]+8*[.V233]+16*[.V234]+32*[.V235]+64*[.V236]+128*[.V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F230]+2*[.AF231]+4*[.AF232]+8*[.AF233]+16*[.AF234]+32*[.AF235]+64*[.AF236]+128*[.AF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P230]+2*[.AP231]+4*[.AP232]+8*[.AP233]+16*[.AP234]+32*[.AP235]+64*[.AP236]+128*[.AP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AZ230]+2*[.AZ231]+4*[.AZ232]+8*[.AZ233]+16*[.AZ234]+32*[.AZ235]+64*[.AZ236]+128*[.AZ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J230]+2*[.BJ231]+4*[.BJ232]+8*[.BJ233]+16*[.BJ234]+32*[.BJ235]+64*[.BJ236]+128*[.BJ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T230]+2*[.BT231]+4*[.BT232]+8*[.BT233]+16*[.BT234]+32*[.BT235]+64*[.BT236]+128*[.BT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C230]+2*[.C231]+4*[.C232]+8*[.C233]+16*[.C234]+32*[.C235]+64*[.C236]+128*[.C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M230]+2*[.M231]+4*[.M232]+8*[.M233]+16*[.M234]+32*[.M235]+64*[.M236]+128*[.M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W230]+2*[.W231]+4*[.W232]+8*[.W233]+16*[.W234]+32*[.W235]+64*[.W236]+128*[.W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G230]+2*[.AG231]+4*[.AG232]+8*[.AG233]+16*[.AG234]+32*[.AG235]+64*[.AG236]+128*[.AG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Q230]+2*[.AQ231]+4*[.AQ232]+8*[.AQ233]+16*[.AQ234]+32*[.AQ235]+64*[.AQ236]+128*[.AQ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BA230]+2*[.BA231]+4*[.BA232]+8*[.BA233]+16*[.BA234]+32*[.BA235]+64*[.BA236]+128*[.BA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K230]+2*[.BK231]+4*[.BK232]+8*[.BK233]+16*[.BK234]+32*[.BK235]+64*[.BK236]+128*[.BK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U230]+2*[.BU231]+4*[.BU232]+8*[.BU233]+16*[.BU234]+32*[.BU235]+64*[.BU236]+128*[.BU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D230]+2*[.D231]+4*[.D232]+8*[.D233]+16*[.D234]+32*[.D235]+64*[.D236]+128*[.D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N230]+2*[.N231]+4*[.N232]+8*[.N233]+16*[.N234]+32*[.N235]+64*[.N236]+128*[.N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X230]+2*[.X231]+4*[.X232]+8*[.X233]+16*[.X234]+32*[.X235]+64*[.X236]+128*[.X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H230]+2*[.AH231]+4*[.AH232]+8*[.AH233]+16*[.AH234]+32*[.AH235]+64*[.AH236]+128*[.AH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R230]+2*[.AR231]+4*[.AR232]+8*[.AR233]+16*[.AR234]+32*[.AR235]+64*[.AR236]+128*[.AR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BB230]+2*[.BB231]+4*[.BB232]+8*[.BB233]+16*[.BB234]+32*[.BB235]+64*[.BB236]+128*[.BB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L230]+2*[.BL231]+4*[.BL232]+8*[.BL233]+16*[.BL234]+32*[.BL235]+64*[.BL236]+128*[.BL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V230]+2*[.BV231]+4*[.BV232]+8*[.BV233]+16*[.BV234]+32*[.BV235]+64*[.BV236]+128*[.BV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E230]+2*[.E231]+4*[.E232]+8*[.E233]+16*[.E234]+32*[.E235]+64*[.E236]+128*[.E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O230]+2*[.O231]+4*[.O232]+8*[.O233]+16*[.O234]+32*[.O235]+64*[.O236]+128*[.O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Y230]+2*[.Y231]+4*[.Y232]+8*[.Y233]+16*[.Y234]+32*[.Y235]+64*[.Y236]+128*[.Y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I230]+2*[.AI231]+4*[.AI232]+8*[.AI233]+16*[.AI234]+32*[.AI235]+64*[.AI236]+128*[.AI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S230]+2*[.AS231]+4*[.AS232]+8*[.AS233]+16*[.AS234]+32*[.AS235]+64*[.AS236]+128*[.AS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BC230]+2*[.BC231]+4*[.BC232]+8*[.BC233]+16*[.BC234]+32*[.BC235]+64*[.BC236]+128*[.BC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M230]+2*[.BM231]+4*[.BM232]+8*[.BM233]+16*[.BM234]+32*[.BM235]+64*[.BM236]+128*[.BM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W230]+2*[.BW231]+4*[.BW232]+8*[.BW233]+16*[.BW234]+32*[.BW235]+64*[.BW236]+128*[.BW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F230]+2*[.F231]+4*[.F232]+8*[.F233]+16*[.F234]+32*[.F235]+64*[.F236]+128*[.F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P230]+2*[.P231]+4*[.P232]+8*[.P233]+16*[.P234]+32*[.P235]+64*[.P236]+128*[.P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Z230]+2*[.Z231]+4*[.Z232]+8*[.Z233]+16*[.Z234]+32*[.Z235]+64*[.Z236]+128*[.Z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J230]+2*[.AJ231]+4*[.AJ232]+8*[.AJ233]+16*[.AJ234]+32*[.AJ235]+64*[.AJ236]+128*[.AJ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T230]+2*[.AT231]+4*[.AT232]+8*[.AT233]+16*[.AT234]+32*[.AT235]+64*[.AT236]+128*[.AT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BD230]+2*[.BD231]+4*[.BD232]+8*[.BD233]+16*[.BD234]+32*[.BD235]+64*[.BD236]+128*[.BD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N230]+2*[.BN231]+4*[.BN232]+8*[.BN233]+16*[.BN234]+32*[.BN235]+64*[.BN236]+128*[.BN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X230]+2*[.BX231]+4*[.BX232]+8*[.BX233]+16*[.BX234]+32*[.BX235]+64*[.BX236]+128*[.BX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G230]+2*[.G231]+4*[.G232]+8*[.G233]+16*[.G234]+32*[.G235]+64*[.G236]+128*[.G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Q230]+2*[.Q231]+4*[.Q232]+8*[.Q233]+16*[.Q234]+32*[.Q235]+64*[.Q236]+128*[.Q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AA230]+2*[.AA231]+4*[.AA232]+8*[.AA233]+16*[.AA234]+32*[.AA235]+64*[.AA236]+128*[.AA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K230]+2*[.AK231]+4*[.AK232]+8*[.AK233]+16*[.AK234]+32*[.AK235]+64*[.AK236]+128*[.AK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U230]+2*[.AU231]+4*[.AU232]+8*[.AU233]+16*[.AU234]+32*[.AU235]+64*[.AU236]+128*[.AU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BE230]+2*[.BE231]+4*[.BE232]+8*[.BE233]+16*[.BE234]+32*[.BE235]+64*[.BE236]+128*[.BE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O230]+2*[.BO231]+4*[.BO232]+8*[.BO233]+16*[.BO234]+32*[.BO235]+64*[.BO236]+128*[.BO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Y230]+2*[.BY231]+4*[.BY232]+8*[.BY233]+16*[.BY234]+32*[.BY235]+64*[.BY236]+128*[.BY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3" office:value-type="float" office:value="0" calcext:value-type="float">
            <text:p>0</text:p>
          </table:table-cell>
          <table:table-cell table:formula="of:=[.H230]+2*[.H231]+4*[.H232]+8*[.H233]+16*[.H234]+32*[.H235]+64*[.H236]+128*[.H237]" office:value-type="float" office:value="0" calcext:value-type="float">
            <text:p>0</text:p>
          </table:table-cell>
          <table:table-cell table:style-name="Default"/>
          <table:table-cell table:number-columns-repeated="8" table:style-name="ce68" office:value-type="float" office:value="0" calcext:value-type="float">
            <text:p>0</text:p>
          </table:table-cell>
          <table:table-cell table:formula="of:=[.R230]+2*[.R231]+4*[.R232]+8*[.R233]+16*[.R234]+32*[.R235]+64*[.R236]+128*[.R237]" office:value-type="float" office:value="0" calcext:value-type="float">
            <text:p>0</text:p>
          </table:table-cell>
          <table:table-cell table:style-name="Default"/>
          <table:table-cell table:number-columns-repeated="8" table:style-name="ce101" office:value-type="float" office:value="0" calcext:value-type="float">
            <text:p>0</text:p>
          </table:table-cell>
          <table:table-cell table:formula="of:=[.AB230]+2*[.AB231]+4*[.AB232]+8*[.AB233]+16*[.AB234]+32*[.AB235]+64*[.AB236]+128*[.AB237]" office:value-type="float" office:value="0" calcext:value-type="float">
            <text:p>0</text:p>
          </table:table-cell>
          <table:table-cell table:style-name="Default"/>
          <table:table-cell table:number-columns-repeated="8" table:style-name="ce134" office:value-type="float" office:value="0" calcext:value-type="float">
            <text:p>0</text:p>
          </table:table-cell>
          <table:table-cell table:formula="of:=[.AL230]+2*[.AL231]+4*[.AL232]+8*[.AL233]+16*[.AL234]+32*[.AL235]+64*[.AL236]+128*[.AL237]" office:value-type="float" office:value="0" calcext:value-type="float">
            <text:p>0</text:p>
          </table:table-cell>
          <table:table-cell table:style-name="Default"/>
          <table:table-cell table:number-columns-repeated="8" table:style-name="ce171" office:value-type="float" office:value="0" calcext:value-type="float">
            <text:p>0</text:p>
          </table:table-cell>
          <table:table-cell table:formula="of:=[.AV230]+2*[.AV231]+4*[.AV232]+8*[.AV233]+16*[.AV234]+32*[.AV235]+64*[.AV236]+128*[.AV237]" office:value-type="float" office:value="0" calcext:value-type="float">
            <text:p>0</text:p>
          </table:table-cell>
          <table:table-cell table:style-name="Default"/>
          <table:table-cell table:number-columns-repeated="8" table:style-name="ce206" office:value-type="float" office:value="0" calcext:value-type="float">
            <text:p>0</text:p>
          </table:table-cell>
          <table:table-cell table:formula="of:=[.BF230]+2*[.BF231]+4*[.BF232]+8*[.BF233]+16*[.BF234]+32*[.BF235]+64*[.BF236]+128*[.BF237]" office:value-type="float" office:value="0" calcext:value-type="float">
            <text:p>0</text:p>
          </table:table-cell>
          <table:table-cell table:style-name="Default"/>
          <table:table-cell table:number-columns-repeated="8" table:style-name="ce241" office:value-type="float" office:value="0" calcext:value-type="float">
            <text:p>0</text:p>
          </table:table-cell>
          <table:table-cell table:formula="of:=[.BP230]+2*[.BP231]+4*[.BP232]+8*[.BP233]+16*[.BP234]+32*[.BP235]+64*[.BP236]+128*[.BP237]" office:value-type="float" office:value="0" calcext:value-type="float">
            <text:p>0</text:p>
          </table:table-cell>
          <table:table-cell table:style-name="Default"/>
          <table:table-cell table:number-columns-repeated="8" table:style-name="ce276" office:value-type="float" office:value="0" calcext:value-type="float">
            <text:p>0</text:p>
          </table:table-cell>
          <table:table-cell table:formula="of:=[.BZ230]+2*[.BZ231]+4*[.BZ232]+8*[.BZ233]+16*[.BZ234]+32*[.BZ235]+64*[.BZ236]+128*[.BZ23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38];2);2;1)+64*MID(DEC2BIN([.B238];2);2;1)+32*MID(DEC2BIN([.C238];2);2;1)+16*MID(DEC2BIN([.D238];2);2;1)+8*MID(DEC2BIN([.E238];2);2;1)+4*MID(DEC2BIN([.F238];2);2;1)+2*MID(DEC2BIN([.G238];2);2;1)+MID(DEC2BIN([.H238];2);2;1)" office:value-type="float" office:value="0" calcext:value-type="float">
            <text:p>0</text:p>
          </table:table-cell>
          <table:table-cell table:formula="of:=128*MID(DEC2BIN([.A238];2);1;1)+64*MID(DEC2BIN([.B238];2);1;1)+32*MID(DEC2BIN([.C238];2);1;1)+16*MID(DEC2BIN([.D238];2);1;1)+8*MID(DEC2BIN([.E238];2);1;1)+4*MID(DEC2BIN([.F238];2);1;1)+2*MID(DEC2BIN([.G238];2);1;1)+MID(DEC2BIN([.H238];2);1;1)" office:value-type="float" office:value="0" calcext:value-type="float">
            <text:p>0</text:p>
          </table:table-cell>
          <table:table-cell table:number-columns-repeated="8"/>
          <table:table-cell table:formula="of:=128*MID(DEC2BIN([.K238];2);2;1)+64*MID(DEC2BIN([.L238];2);2;1)+32*MID(DEC2BIN([.M238];2);2;1)+16*MID(DEC2BIN([.N238];2);2;1)+8*MID(DEC2BIN([.O238];2);2;1)+4*MID(DEC2BIN([.P238];2);2;1)+2*MID(DEC2BIN([.Q238];2);2;1)+MID(DEC2BIN([.R238];2);2;1)" office:value-type="float" office:value="0" calcext:value-type="float">
            <text:p>0</text:p>
          </table:table-cell>
          <table:table-cell table:formula="of:=128*MID(DEC2BIN([.K238];2);1;1)+64*MID(DEC2BIN([.L238];2);1;1)+32*MID(DEC2BIN([.M238];2);1;1)+16*MID(DEC2BIN([.N238];2);1;1)+8*MID(DEC2BIN([.O238];2);1;1)+4*MID(DEC2BIN([.P238];2);1;1)+2*MID(DEC2BIN([.Q238];2);1;1)+MID(DEC2BIN([.R238];2);1;1)" office:value-type="float" office:value="0" calcext:value-type="float">
            <text:p>0</text:p>
          </table:table-cell>
          <table:table-cell table:number-columns-repeated="8"/>
          <table:table-cell table:formula="of:=128*MID(DEC2BIN([.U238];2);2;1)+64*MID(DEC2BIN([.V238];2);2;1)+32*MID(DEC2BIN([.W238];2);2;1)+16*MID(DEC2BIN([.X238];2);2;1)+8*MID(DEC2BIN([.Y238];2);2;1)+4*MID(DEC2BIN([.Z238];2);2;1)+2*MID(DEC2BIN([.AA238];2);2;1)+MID(DEC2BIN([.AB238];2);2;1)" office:value-type="float" office:value="0" calcext:value-type="float">
            <text:p>0</text:p>
          </table:table-cell>
          <table:table-cell table:formula="of:=128*MID(DEC2BIN([.U238];2);1;1)+64*MID(DEC2BIN([.V238];2);1;1)+32*MID(DEC2BIN([.W238];2);1;1)+16*MID(DEC2BIN([.X238];2);1;1)+8*MID(DEC2BIN([.Y238];2);1;1)+4*MID(DEC2BIN([.Z238];2);1;1)+2*MID(DEC2BIN([.AA238];2);1;1)+MID(DEC2BIN([.AB238];2);1;1)" office:value-type="float" office:value="0" calcext:value-type="float">
            <text:p>0</text:p>
          </table:table-cell>
          <table:table-cell table:number-columns-repeated="8"/>
          <table:table-cell table:formula="of:=128*MID(DEC2BIN([.AE238];2);2;1)+64*MID(DEC2BIN([.AF238];2);2;1)+32*MID(DEC2BIN([.AG238];2);2;1)+16*MID(DEC2BIN([.AH238];2);2;1)+8*MID(DEC2BIN([.AI238];2);2;1)+4*MID(DEC2BIN([.AJ238];2);2;1)+2*MID(DEC2BIN([.AK238];2);2;1)+MID(DEC2BIN([.AL238];2);2;1)" office:value-type="float" office:value="0" calcext:value-type="float">
            <text:p>0</text:p>
          </table:table-cell>
          <table:table-cell table:formula="of:=128*MID(DEC2BIN([.AE238];2);1;1)+64*MID(DEC2BIN([.AF238];2);1;1)+32*MID(DEC2BIN([.AG238];2);1;1)+16*MID(DEC2BIN([.AH238];2);1;1)+8*MID(DEC2BIN([.AI238];2);1;1)+4*MID(DEC2BIN([.AJ238];2);1;1)+2*MID(DEC2BIN([.AK238];2);1;1)+MID(DEC2BIN([.AL238];2);1;1)" office:value-type="float" office:value="0" calcext:value-type="float">
            <text:p>0</text:p>
          </table:table-cell>
          <table:table-cell table:number-columns-repeated="8"/>
          <table:table-cell table:formula="of:=128*MID(DEC2BIN([.AO238];2);2;1)+64*MID(DEC2BIN([.AP238];2);2;1)+32*MID(DEC2BIN([.AQ238];2);2;1)+16*MID(DEC2BIN([.AR238];2);2;1)+8*MID(DEC2BIN([.AS238];2);2;1)+4*MID(DEC2BIN([.AT238];2);2;1)+2*MID(DEC2BIN([.AU238];2);2;1)+MID(DEC2BIN([.AV238];2);2;1)" office:value-type="float" office:value="0" calcext:value-type="float">
            <text:p>0</text:p>
          </table:table-cell>
          <table:table-cell table:formula="of:=128*MID(DEC2BIN([.AO238];2);1;1)+64*MID(DEC2BIN([.AP238];2);1;1)+32*MID(DEC2BIN([.AQ238];2);1;1)+16*MID(DEC2BIN([.AR238];2);1;1)+8*MID(DEC2BIN([.AS238];2);1;1)+4*MID(DEC2BIN([.AT238];2);1;1)+2*MID(DEC2BIN([.AU238];2);1;1)+MID(DEC2BIN([.AV238];2);1;1)" office:value-type="float" office:value="0" calcext:value-type="float">
            <text:p>0</text:p>
          </table:table-cell>
          <table:table-cell table:number-columns-repeated="8"/>
          <table:table-cell table:formula="of:=128*MID(DEC2BIN([.AY238];2);2;1)+64*MID(DEC2BIN([.AZ238];2);2;1)+32*MID(DEC2BIN([.BA238];2);2;1)+16*MID(DEC2BIN([.BB238];2);2;1)+8*MID(DEC2BIN([.BC238];2);2;1)+4*MID(DEC2BIN([.BD238];2);2;1)+2*MID(DEC2BIN([.BE238];2);2;1)+MID(DEC2BIN([.BF238];2);2;1)" office:value-type="float" office:value="0" calcext:value-type="float">
            <text:p>0</text:p>
          </table:table-cell>
          <table:table-cell table:formula="of:=128*MID(DEC2BIN([.AY238];2);1;1)+64*MID(DEC2BIN([.AZ238];2);1;1)+32*MID(DEC2BIN([.BA238];2);1;1)+16*MID(DEC2BIN([.BB238];2);1;1)+8*MID(DEC2BIN([.BC238];2);1;1)+4*MID(DEC2BIN([.BD238];2);1;1)+2*MID(DEC2BIN([.BE238];2);1;1)+MID(DEC2BIN([.BF238];2);1;1)" office:value-type="float" office:value="0" calcext:value-type="float">
            <text:p>0</text:p>
          </table:table-cell>
          <table:table-cell table:number-columns-repeated="8"/>
          <table:table-cell table:formula="of:=128*MID(DEC2BIN([.BI238];2);2;1)+64*MID(DEC2BIN([.BJ238];2);2;1)+32*MID(DEC2BIN([.BK238];2);2;1)+16*MID(DEC2BIN([.BL238];2);2;1)+8*MID(DEC2BIN([.BM238];2);2;1)+4*MID(DEC2BIN([.BN238];2);2;1)+2*MID(DEC2BIN([.BO238];2);2;1)+MID(DEC2BIN([.BP238];2);2;1)" office:value-type="float" office:value="0" calcext:value-type="float">
            <text:p>0</text:p>
          </table:table-cell>
          <table:table-cell table:formula="of:=128*MID(DEC2BIN([.BI238];2);1;1)+64*MID(DEC2BIN([.BJ238];2);1;1)+32*MID(DEC2BIN([.BK238];2);1;1)+16*MID(DEC2BIN([.BL238];2);1;1)+8*MID(DEC2BIN([.BM238];2);1;1)+4*MID(DEC2BIN([.BN238];2);1;1)+2*MID(DEC2BIN([.BO238];2);1;1)+MID(DEC2BIN([.BP238];2);1;1)" office:value-type="float" office:value="0" calcext:value-type="float">
            <text:p>0</text:p>
          </table:table-cell>
          <table:table-cell table:number-columns-repeated="8"/>
          <table:table-cell table:formula="of:=128*MID(DEC2BIN([.BS238];2);2;1)+64*MID(DEC2BIN([.BT238];2);2;1)+32*MID(DEC2BIN([.BU238];2);2;1)+16*MID(DEC2BIN([.BV238];2);2;1)+8*MID(DEC2BIN([.BW238];2);2;1)+4*MID(DEC2BIN([.BX238];2);2;1)+2*MID(DEC2BIN([.BY238];2);2;1)+MID(DEC2BIN([.BZ238];2);2;1)" office:value-type="float" office:value="0" calcext:value-type="float">
            <text:p>0</text:p>
          </table:table-cell>
          <table:table-cell table:formula="of:=128*MID(DEC2BIN([.BS238];2);1;1)+64*MID(DEC2BIN([.BT238];2);1;1)+32*MID(DEC2BIN([.BU238];2);1;1)+16*MID(DEC2BIN([.BV238];2);1;1)+8*MID(DEC2BIN([.BW238];2);1;1)+4*MID(DEC2BIN([.BX238];2);1;1)+2*MID(DEC2BIN([.BY238];2);1;1)+MID(DEC2BIN([.BZ23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29]+8" office:value-type="float" office:value="216" calcext:value-type="float" table:number-columns-spanned="8" table:number-rows-spanned="1">
            <text:p>21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229]+8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229]+8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229]+8" office:value-type="float" office:value="219" calcext:value-type="float" table:number-columns-spanned="8" table:number-rows-spanned="1">
            <text:p>21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229]+8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229]+8" office:value-type="float" office:value="221" calcext:value-type="float" table:number-columns-spanned="8" table:number-rows-spanned="1">
            <text:p>22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229]+8" office:value-type="float" office:value="222" calcext:value-type="float" table:number-columns-spanned="8" table:number-rows-spanned="1">
            <text:p>22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229]+8" office:value-type="float" office:value="223" calcext:value-type="float" table:number-columns-spanned="8" table:number-rows-spanned="1">
            <text:p>223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A240]+2*[.A241]+4*[.A242]+8*[.A243]+16*[.A244]+32*[.A245]+64*[.A246]+128*[.A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K240]+2*[.K241]+4*[.K242]+8*[.K243]+16*[.K244]+32*[.K245]+64*[.K246]+128*[.K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U240]+2*[.U241]+4*[.U242]+8*[.U243]+16*[.U244]+32*[.U245]+64*[.U246]+128*[.U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E240]+2*[.AE241]+4*[.AE242]+8*[.AE243]+16*[.AE244]+32*[.AE245]+64*[.AE246]+128*[.AE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O240]+2*[.AO241]+4*[.AO242]+8*[.AO243]+16*[.AO244]+32*[.AO245]+64*[.AO246]+128*[.AO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AY240]+2*[.AY241]+4*[.AY242]+8*[.AY243]+16*[.AY244]+32*[.AY245]+64*[.AY246]+128*[.AY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I240]+2*[.BI241]+4*[.BI242]+8*[.BI243]+16*[.BI244]+32*[.BI245]+64*[.BI246]+128*[.BI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S240]+2*[.BS241]+4*[.BS242]+8*[.BS243]+16*[.BS244]+32*[.BS245]+64*[.BS246]+128*[.BS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B240]+2*[.B241]+4*[.B242]+8*[.B243]+16*[.B244]+32*[.B245]+64*[.B246]+128*[.B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L240]+2*[.L241]+4*[.L242]+8*[.L243]+16*[.L244]+32*[.L245]+64*[.L246]+128*[.L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V240]+2*[.V241]+4*[.V242]+8*[.V243]+16*[.V244]+32*[.V245]+64*[.V246]+128*[.V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F240]+2*[.AF241]+4*[.AF242]+8*[.AF243]+16*[.AF244]+32*[.AF245]+64*[.AF246]+128*[.AF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P240]+2*[.AP241]+4*[.AP242]+8*[.AP243]+16*[.AP244]+32*[.AP245]+64*[.AP246]+128*[.AP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AZ240]+2*[.AZ241]+4*[.AZ242]+8*[.AZ243]+16*[.AZ244]+32*[.AZ245]+64*[.AZ246]+128*[.AZ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J240]+2*[.BJ241]+4*[.BJ242]+8*[.BJ243]+16*[.BJ244]+32*[.BJ245]+64*[.BJ246]+128*[.BJ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T240]+2*[.BT241]+4*[.BT242]+8*[.BT243]+16*[.BT244]+32*[.BT245]+64*[.BT246]+128*[.BT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C240]+2*[.C241]+4*[.C242]+8*[.C243]+16*[.C244]+32*[.C245]+64*[.C246]+128*[.C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M240]+2*[.M241]+4*[.M242]+8*[.M243]+16*[.M244]+32*[.M245]+64*[.M246]+128*[.M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W240]+2*[.W241]+4*[.W242]+8*[.W243]+16*[.W244]+32*[.W245]+64*[.W246]+128*[.W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G240]+2*[.AG241]+4*[.AG242]+8*[.AG243]+16*[.AG244]+32*[.AG245]+64*[.AG246]+128*[.AG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Q240]+2*[.AQ241]+4*[.AQ242]+8*[.AQ243]+16*[.AQ244]+32*[.AQ245]+64*[.AQ246]+128*[.AQ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BA240]+2*[.BA241]+4*[.BA242]+8*[.BA243]+16*[.BA244]+32*[.BA245]+64*[.BA246]+128*[.BA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K240]+2*[.BK241]+4*[.BK242]+8*[.BK243]+16*[.BK244]+32*[.BK245]+64*[.BK246]+128*[.BK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U240]+2*[.BU241]+4*[.BU242]+8*[.BU243]+16*[.BU244]+32*[.BU245]+64*[.BU246]+128*[.BU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D240]+2*[.D241]+4*[.D242]+8*[.D243]+16*[.D244]+32*[.D245]+64*[.D246]+128*[.D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N240]+2*[.N241]+4*[.N242]+8*[.N243]+16*[.N244]+32*[.N245]+64*[.N246]+128*[.N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X240]+2*[.X241]+4*[.X242]+8*[.X243]+16*[.X244]+32*[.X245]+64*[.X246]+128*[.X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H240]+2*[.AH241]+4*[.AH242]+8*[.AH243]+16*[.AH244]+32*[.AH245]+64*[.AH246]+128*[.AH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R240]+2*[.AR241]+4*[.AR242]+8*[.AR243]+16*[.AR244]+32*[.AR245]+64*[.AR246]+128*[.AR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BB240]+2*[.BB241]+4*[.BB242]+8*[.BB243]+16*[.BB244]+32*[.BB245]+64*[.BB246]+128*[.BB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L240]+2*[.BL241]+4*[.BL242]+8*[.BL243]+16*[.BL244]+32*[.BL245]+64*[.BL246]+128*[.BL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V240]+2*[.BV241]+4*[.BV242]+8*[.BV243]+16*[.BV244]+32*[.BV245]+64*[.BV246]+128*[.BV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E240]+2*[.E241]+4*[.E242]+8*[.E243]+16*[.E244]+32*[.E245]+64*[.E246]+128*[.E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O240]+2*[.O241]+4*[.O242]+8*[.O243]+16*[.O244]+32*[.O245]+64*[.O246]+128*[.O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Y240]+2*[.Y241]+4*[.Y242]+8*[.Y243]+16*[.Y244]+32*[.Y245]+64*[.Y246]+128*[.Y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I240]+2*[.AI241]+4*[.AI242]+8*[.AI243]+16*[.AI244]+32*[.AI245]+64*[.AI246]+128*[.AI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S240]+2*[.AS241]+4*[.AS242]+8*[.AS243]+16*[.AS244]+32*[.AS245]+64*[.AS246]+128*[.AS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BC240]+2*[.BC241]+4*[.BC242]+8*[.BC243]+16*[.BC244]+32*[.BC245]+64*[.BC246]+128*[.BC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M240]+2*[.BM241]+4*[.BM242]+8*[.BM243]+16*[.BM244]+32*[.BM245]+64*[.BM246]+128*[.BM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W240]+2*[.BW241]+4*[.BW242]+8*[.BW243]+16*[.BW244]+32*[.BW245]+64*[.BW246]+128*[.BW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F240]+2*[.F241]+4*[.F242]+8*[.F243]+16*[.F244]+32*[.F245]+64*[.F246]+128*[.F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P240]+2*[.P241]+4*[.P242]+8*[.P243]+16*[.P244]+32*[.P245]+64*[.P246]+128*[.P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Z240]+2*[.Z241]+4*[.Z242]+8*[.Z243]+16*[.Z244]+32*[.Z245]+64*[.Z246]+128*[.Z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J240]+2*[.AJ241]+4*[.AJ242]+8*[.AJ243]+16*[.AJ244]+32*[.AJ245]+64*[.AJ246]+128*[.AJ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T240]+2*[.AT241]+4*[.AT242]+8*[.AT243]+16*[.AT244]+32*[.AT245]+64*[.AT246]+128*[.AT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BD240]+2*[.BD241]+4*[.BD242]+8*[.BD243]+16*[.BD244]+32*[.BD245]+64*[.BD246]+128*[.BD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N240]+2*[.BN241]+4*[.BN242]+8*[.BN243]+16*[.BN244]+32*[.BN245]+64*[.BN246]+128*[.BN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X240]+2*[.BX241]+4*[.BX242]+8*[.BX243]+16*[.BX244]+32*[.BX245]+64*[.BX246]+128*[.BX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G240]+2*[.G241]+4*[.G242]+8*[.G243]+16*[.G244]+32*[.G245]+64*[.G246]+128*[.G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Q240]+2*[.Q241]+4*[.Q242]+8*[.Q243]+16*[.Q244]+32*[.Q245]+64*[.Q246]+128*[.Q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AA240]+2*[.AA241]+4*[.AA242]+8*[.AA243]+16*[.AA244]+32*[.AA245]+64*[.AA246]+128*[.AA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K240]+2*[.AK241]+4*[.AK242]+8*[.AK243]+16*[.AK244]+32*[.AK245]+64*[.AK246]+128*[.AK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U240]+2*[.AU241]+4*[.AU242]+8*[.AU243]+16*[.AU244]+32*[.AU245]+64*[.AU246]+128*[.AU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BE240]+2*[.BE241]+4*[.BE242]+8*[.BE243]+16*[.BE244]+32*[.BE245]+64*[.BE246]+128*[.BE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O240]+2*[.BO241]+4*[.BO242]+8*[.BO243]+16*[.BO244]+32*[.BO245]+64*[.BO246]+128*[.BO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Y240]+2*[.BY241]+4*[.BY242]+8*[.BY243]+16*[.BY244]+32*[.BY245]+64*[.BY246]+128*[.BY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4" office:value-type="float" office:value="0" calcext:value-type="float">
            <text:p>0</text:p>
          </table:table-cell>
          <table:table-cell table:formula="of:=[.H240]+2*[.H241]+4*[.H242]+8*[.H243]+16*[.H244]+32*[.H245]+64*[.H246]+128*[.H247]" office:value-type="float" office:value="0" calcext:value-type="float">
            <text:p>0</text:p>
          </table:table-cell>
          <table:table-cell table:style-name="Default"/>
          <table:table-cell table:number-columns-repeated="8" table:style-name="ce69" office:value-type="float" office:value="0" calcext:value-type="float">
            <text:p>0</text:p>
          </table:table-cell>
          <table:table-cell table:formula="of:=[.R240]+2*[.R241]+4*[.R242]+8*[.R243]+16*[.R244]+32*[.R245]+64*[.R246]+128*[.R247]" office:value-type="float" office:value="0" calcext:value-type="float">
            <text:p>0</text:p>
          </table:table-cell>
          <table:table-cell table:style-name="Default"/>
          <table:table-cell table:number-columns-repeated="8" table:style-name="ce102" office:value-type="float" office:value="0" calcext:value-type="float">
            <text:p>0</text:p>
          </table:table-cell>
          <table:table-cell table:formula="of:=[.AB240]+2*[.AB241]+4*[.AB242]+8*[.AB243]+16*[.AB244]+32*[.AB245]+64*[.AB246]+128*[.AB247]" office:value-type="float" office:value="0" calcext:value-type="float">
            <text:p>0</text:p>
          </table:table-cell>
          <table:table-cell table:style-name="Default"/>
          <table:table-cell table:number-columns-repeated="8" table:style-name="ce135" office:value-type="float" office:value="0" calcext:value-type="float">
            <text:p>0</text:p>
          </table:table-cell>
          <table:table-cell table:formula="of:=[.AL240]+2*[.AL241]+4*[.AL242]+8*[.AL243]+16*[.AL244]+32*[.AL245]+64*[.AL246]+128*[.AL247]" office:value-type="float" office:value="0" calcext:value-type="float">
            <text:p>0</text:p>
          </table:table-cell>
          <table:table-cell table:style-name="Default"/>
          <table:table-cell table:number-columns-repeated="8" table:style-name="ce172" office:value-type="float" office:value="0" calcext:value-type="float">
            <text:p>0</text:p>
          </table:table-cell>
          <table:table-cell table:formula="of:=[.AV240]+2*[.AV241]+4*[.AV242]+8*[.AV243]+16*[.AV244]+32*[.AV245]+64*[.AV246]+128*[.AV247]" office:value-type="float" office:value="0" calcext:value-type="float">
            <text:p>0</text:p>
          </table:table-cell>
          <table:table-cell table:style-name="Default"/>
          <table:table-cell table:number-columns-repeated="8" table:style-name="ce207" office:value-type="float" office:value="0" calcext:value-type="float">
            <text:p>0</text:p>
          </table:table-cell>
          <table:table-cell table:formula="of:=[.BF240]+2*[.BF241]+4*[.BF242]+8*[.BF243]+16*[.BF244]+32*[.BF245]+64*[.BF246]+128*[.BF247]" office:value-type="float" office:value="0" calcext:value-type="float">
            <text:p>0</text:p>
          </table:table-cell>
          <table:table-cell table:style-name="Default"/>
          <table:table-cell table:number-columns-repeated="8" table:style-name="ce242" office:value-type="float" office:value="0" calcext:value-type="float">
            <text:p>0</text:p>
          </table:table-cell>
          <table:table-cell table:formula="of:=[.BP240]+2*[.BP241]+4*[.BP242]+8*[.BP243]+16*[.BP244]+32*[.BP245]+64*[.BP246]+128*[.BP247]" office:value-type="float" office:value="0" calcext:value-type="float">
            <text:p>0</text:p>
          </table:table-cell>
          <table:table-cell table:style-name="Default"/>
          <table:table-cell table:number-columns-repeated="8" table:style-name="ce277" office:value-type="float" office:value="0" calcext:value-type="float">
            <text:p>0</text:p>
          </table:table-cell>
          <table:table-cell table:formula="of:=[.BZ240]+2*[.BZ241]+4*[.BZ242]+8*[.BZ243]+16*[.BZ244]+32*[.BZ245]+64*[.BZ246]+128*[.BZ24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48];2);2;1)+64*MID(DEC2BIN([.B248];2);2;1)+32*MID(DEC2BIN([.C248];2);2;1)+16*MID(DEC2BIN([.D248];2);2;1)+8*MID(DEC2BIN([.E248];2);2;1)+4*MID(DEC2BIN([.F248];2);2;1)+2*MID(DEC2BIN([.G248];2);2;1)+MID(DEC2BIN([.H248];2);2;1)" office:value-type="float" office:value="0" calcext:value-type="float">
            <text:p>0</text:p>
          </table:table-cell>
          <table:table-cell table:formula="of:=128*MID(DEC2BIN([.A248];2);1;1)+64*MID(DEC2BIN([.B248];2);1;1)+32*MID(DEC2BIN([.C248];2);1;1)+16*MID(DEC2BIN([.D248];2);1;1)+8*MID(DEC2BIN([.E248];2);1;1)+4*MID(DEC2BIN([.F248];2);1;1)+2*MID(DEC2BIN([.G248];2);1;1)+MID(DEC2BIN([.H248];2);1;1)" office:value-type="float" office:value="0" calcext:value-type="float">
            <text:p>0</text:p>
          </table:table-cell>
          <table:table-cell table:number-columns-repeated="8"/>
          <table:table-cell table:formula="of:=128*MID(DEC2BIN([.K248];2);2;1)+64*MID(DEC2BIN([.L248];2);2;1)+32*MID(DEC2BIN([.M248];2);2;1)+16*MID(DEC2BIN([.N248];2);2;1)+8*MID(DEC2BIN([.O248];2);2;1)+4*MID(DEC2BIN([.P248];2);2;1)+2*MID(DEC2BIN([.Q248];2);2;1)+MID(DEC2BIN([.R248];2);2;1)" office:value-type="float" office:value="0" calcext:value-type="float">
            <text:p>0</text:p>
          </table:table-cell>
          <table:table-cell table:formula="of:=128*MID(DEC2BIN([.K248];2);1;1)+64*MID(DEC2BIN([.L248];2);1;1)+32*MID(DEC2BIN([.M248];2);1;1)+16*MID(DEC2BIN([.N248];2);1;1)+8*MID(DEC2BIN([.O248];2);1;1)+4*MID(DEC2BIN([.P248];2);1;1)+2*MID(DEC2BIN([.Q248];2);1;1)+MID(DEC2BIN([.R248];2);1;1)" office:value-type="float" office:value="0" calcext:value-type="float">
            <text:p>0</text:p>
          </table:table-cell>
          <table:table-cell table:number-columns-repeated="8"/>
          <table:table-cell table:formula="of:=128*MID(DEC2BIN([.U248];2);2;1)+64*MID(DEC2BIN([.V248];2);2;1)+32*MID(DEC2BIN([.W248];2);2;1)+16*MID(DEC2BIN([.X248];2);2;1)+8*MID(DEC2BIN([.Y248];2);2;1)+4*MID(DEC2BIN([.Z248];2);2;1)+2*MID(DEC2BIN([.AA248];2);2;1)+MID(DEC2BIN([.AB248];2);2;1)" office:value-type="float" office:value="0" calcext:value-type="float">
            <text:p>0</text:p>
          </table:table-cell>
          <table:table-cell table:formula="of:=128*MID(DEC2BIN([.U248];2);1;1)+64*MID(DEC2BIN([.V248];2);1;1)+32*MID(DEC2BIN([.W248];2);1;1)+16*MID(DEC2BIN([.X248];2);1;1)+8*MID(DEC2BIN([.Y248];2);1;1)+4*MID(DEC2BIN([.Z248];2);1;1)+2*MID(DEC2BIN([.AA248];2);1;1)+MID(DEC2BIN([.AB248];2);1;1)" office:value-type="float" office:value="0" calcext:value-type="float">
            <text:p>0</text:p>
          </table:table-cell>
          <table:table-cell table:number-columns-repeated="8"/>
          <table:table-cell table:formula="of:=128*MID(DEC2BIN([.AE248];2);2;1)+64*MID(DEC2BIN([.AF248];2);2;1)+32*MID(DEC2BIN([.AG248];2);2;1)+16*MID(DEC2BIN([.AH248];2);2;1)+8*MID(DEC2BIN([.AI248];2);2;1)+4*MID(DEC2BIN([.AJ248];2);2;1)+2*MID(DEC2BIN([.AK248];2);2;1)+MID(DEC2BIN([.AL248];2);2;1)" office:value-type="float" office:value="0" calcext:value-type="float">
            <text:p>0</text:p>
          </table:table-cell>
          <table:table-cell table:formula="of:=128*MID(DEC2BIN([.AE248];2);1;1)+64*MID(DEC2BIN([.AF248];2);1;1)+32*MID(DEC2BIN([.AG248];2);1;1)+16*MID(DEC2BIN([.AH248];2);1;1)+8*MID(DEC2BIN([.AI248];2);1;1)+4*MID(DEC2BIN([.AJ248];2);1;1)+2*MID(DEC2BIN([.AK248];2);1;1)+MID(DEC2BIN([.AL248];2);1;1)" office:value-type="float" office:value="0" calcext:value-type="float">
            <text:p>0</text:p>
          </table:table-cell>
          <table:table-cell table:number-columns-repeated="8"/>
          <table:table-cell table:formula="of:=128*MID(DEC2BIN([.AO248];2);2;1)+64*MID(DEC2BIN([.AP248];2);2;1)+32*MID(DEC2BIN([.AQ248];2);2;1)+16*MID(DEC2BIN([.AR248];2);2;1)+8*MID(DEC2BIN([.AS248];2);2;1)+4*MID(DEC2BIN([.AT248];2);2;1)+2*MID(DEC2BIN([.AU248];2);2;1)+MID(DEC2BIN([.AV248];2);2;1)" office:value-type="float" office:value="0" calcext:value-type="float">
            <text:p>0</text:p>
          </table:table-cell>
          <table:table-cell table:formula="of:=128*MID(DEC2BIN([.AO248];2);1;1)+64*MID(DEC2BIN([.AP248];2);1;1)+32*MID(DEC2BIN([.AQ248];2);1;1)+16*MID(DEC2BIN([.AR248];2);1;1)+8*MID(DEC2BIN([.AS248];2);1;1)+4*MID(DEC2BIN([.AT248];2);1;1)+2*MID(DEC2BIN([.AU248];2);1;1)+MID(DEC2BIN([.AV248];2);1;1)" office:value-type="float" office:value="0" calcext:value-type="float">
            <text:p>0</text:p>
          </table:table-cell>
          <table:table-cell table:number-columns-repeated="8"/>
          <table:table-cell table:formula="of:=128*MID(DEC2BIN([.AY248];2);2;1)+64*MID(DEC2BIN([.AZ248];2);2;1)+32*MID(DEC2BIN([.BA248];2);2;1)+16*MID(DEC2BIN([.BB248];2);2;1)+8*MID(DEC2BIN([.BC248];2);2;1)+4*MID(DEC2BIN([.BD248];2);2;1)+2*MID(DEC2BIN([.BE248];2);2;1)+MID(DEC2BIN([.BF248];2);2;1)" office:value-type="float" office:value="0" calcext:value-type="float">
            <text:p>0</text:p>
          </table:table-cell>
          <table:table-cell table:formula="of:=128*MID(DEC2BIN([.AY248];2);1;1)+64*MID(DEC2BIN([.AZ248];2);1;1)+32*MID(DEC2BIN([.BA248];2);1;1)+16*MID(DEC2BIN([.BB248];2);1;1)+8*MID(DEC2BIN([.BC248];2);1;1)+4*MID(DEC2BIN([.BD248];2);1;1)+2*MID(DEC2BIN([.BE248];2);1;1)+MID(DEC2BIN([.BF248];2);1;1)" office:value-type="float" office:value="0" calcext:value-type="float">
            <text:p>0</text:p>
          </table:table-cell>
          <table:table-cell table:number-columns-repeated="8"/>
          <table:table-cell table:formula="of:=128*MID(DEC2BIN([.BI248];2);2;1)+64*MID(DEC2BIN([.BJ248];2);2;1)+32*MID(DEC2BIN([.BK248];2);2;1)+16*MID(DEC2BIN([.BL248];2);2;1)+8*MID(DEC2BIN([.BM248];2);2;1)+4*MID(DEC2BIN([.BN248];2);2;1)+2*MID(DEC2BIN([.BO248];2);2;1)+MID(DEC2BIN([.BP248];2);2;1)" office:value-type="float" office:value="0" calcext:value-type="float">
            <text:p>0</text:p>
          </table:table-cell>
          <table:table-cell table:formula="of:=128*MID(DEC2BIN([.BI248];2);1;1)+64*MID(DEC2BIN([.BJ248];2);1;1)+32*MID(DEC2BIN([.BK248];2);1;1)+16*MID(DEC2BIN([.BL248];2);1;1)+8*MID(DEC2BIN([.BM248];2);1;1)+4*MID(DEC2BIN([.BN248];2);1;1)+2*MID(DEC2BIN([.BO248];2);1;1)+MID(DEC2BIN([.BP248];2);1;1)" office:value-type="float" office:value="0" calcext:value-type="float">
            <text:p>0</text:p>
          </table:table-cell>
          <table:table-cell table:number-columns-repeated="8"/>
          <table:table-cell table:formula="of:=128*MID(DEC2BIN([.BS248];2);2;1)+64*MID(DEC2BIN([.BT248];2);2;1)+32*MID(DEC2BIN([.BU248];2);2;1)+16*MID(DEC2BIN([.BV248];2);2;1)+8*MID(DEC2BIN([.BW248];2);2;1)+4*MID(DEC2BIN([.BX248];2);2;1)+2*MID(DEC2BIN([.BY248];2);2;1)+MID(DEC2BIN([.BZ248];2);2;1)" office:value-type="float" office:value="0" calcext:value-type="float">
            <text:p>0</text:p>
          </table:table-cell>
          <table:table-cell table:formula="of:=128*MID(DEC2BIN([.BS248];2);1;1)+64*MID(DEC2BIN([.BT248];2);1;1)+32*MID(DEC2BIN([.BU248];2);1;1)+16*MID(DEC2BIN([.BV248];2);1;1)+8*MID(DEC2BIN([.BW248];2);1;1)+4*MID(DEC2BIN([.BX248];2);1;1)+2*MID(DEC2BIN([.BY248];2);1;1)+MID(DEC2BIN([.BZ24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39]+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239]+8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239]+8" office:value-type="float" office:value="226" calcext:value-type="float" table:number-columns-spanned="8" table:number-rows-spanned="1">
            <text:p>22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239]+8" office:value-type="float" office:value="227" calcext:value-type="float" table:number-columns-spanned="8" table:number-rows-spanned="1">
            <text:p>22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239]+8" office:value-type="float" office:value="228" calcext:value-type="float" table:number-columns-spanned="8" table:number-rows-spanned="1">
            <text:p>22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239]+8" office:value-type="float" office:value="229" calcext:value-type="float" table:number-columns-spanned="8" table:number-rows-spanned="1">
            <text:p>229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239]+8" office:value-type="float" office:value="230" calcext:value-type="float" table:number-columns-spanned="8" table:number-rows-spanned="1">
            <text:p>23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239]+8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A250]+2*[.A251]+4*[.A252]+8*[.A253]+16*[.A254]+32*[.A255]+64*[.A256]+128*[.A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K250]+2*[.K251]+4*[.K252]+8*[.K253]+16*[.K254]+32*[.K255]+64*[.K256]+128*[.K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U250]+2*[.U251]+4*[.U252]+8*[.U253]+16*[.U254]+32*[.U255]+64*[.U256]+128*[.U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E250]+2*[.AE251]+4*[.AE252]+8*[.AE253]+16*[.AE254]+32*[.AE255]+64*[.AE256]+128*[.AE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O250]+2*[.AO251]+4*[.AO252]+8*[.AO253]+16*[.AO254]+32*[.AO255]+64*[.AO256]+128*[.AO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AY250]+2*[.AY251]+4*[.AY252]+8*[.AY253]+16*[.AY254]+32*[.AY255]+64*[.AY256]+128*[.AY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I250]+2*[.BI251]+4*[.BI252]+8*[.BI253]+16*[.BI254]+32*[.BI255]+64*[.BI256]+128*[.BI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S250]+2*[.BS251]+4*[.BS252]+8*[.BS253]+16*[.BS254]+32*[.BS255]+64*[.BS256]+128*[.BS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B250]+2*[.B251]+4*[.B252]+8*[.B253]+16*[.B254]+32*[.B255]+64*[.B256]+128*[.B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L250]+2*[.L251]+4*[.L252]+8*[.L253]+16*[.L254]+32*[.L255]+64*[.L256]+128*[.L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V250]+2*[.V251]+4*[.V252]+8*[.V253]+16*[.V254]+32*[.V255]+64*[.V256]+128*[.V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F250]+2*[.AF251]+4*[.AF252]+8*[.AF253]+16*[.AF254]+32*[.AF255]+64*[.AF256]+128*[.AF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P250]+2*[.AP251]+4*[.AP252]+8*[.AP253]+16*[.AP254]+32*[.AP255]+64*[.AP256]+128*[.AP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AZ250]+2*[.AZ251]+4*[.AZ252]+8*[.AZ253]+16*[.AZ254]+32*[.AZ255]+64*[.AZ256]+128*[.AZ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J250]+2*[.BJ251]+4*[.BJ252]+8*[.BJ253]+16*[.BJ254]+32*[.BJ255]+64*[.BJ256]+128*[.BJ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T250]+2*[.BT251]+4*[.BT252]+8*[.BT253]+16*[.BT254]+32*[.BT255]+64*[.BT256]+128*[.BT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C250]+2*[.C251]+4*[.C252]+8*[.C253]+16*[.C254]+32*[.C255]+64*[.C256]+128*[.C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M250]+2*[.M251]+4*[.M252]+8*[.M253]+16*[.M254]+32*[.M255]+64*[.M256]+128*[.M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W250]+2*[.W251]+4*[.W252]+8*[.W253]+16*[.W254]+32*[.W255]+64*[.W256]+128*[.W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G250]+2*[.AG251]+4*[.AG252]+8*[.AG253]+16*[.AG254]+32*[.AG255]+64*[.AG256]+128*[.AG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Q250]+2*[.AQ251]+4*[.AQ252]+8*[.AQ253]+16*[.AQ254]+32*[.AQ255]+64*[.AQ256]+128*[.AQ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BA250]+2*[.BA251]+4*[.BA252]+8*[.BA253]+16*[.BA254]+32*[.BA255]+64*[.BA256]+128*[.BA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K250]+2*[.BK251]+4*[.BK252]+8*[.BK253]+16*[.BK254]+32*[.BK255]+64*[.BK256]+128*[.BK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U250]+2*[.BU251]+4*[.BU252]+8*[.BU253]+16*[.BU254]+32*[.BU255]+64*[.BU256]+128*[.BU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D250]+2*[.D251]+4*[.D252]+8*[.D253]+16*[.D254]+32*[.D255]+64*[.D256]+128*[.D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N250]+2*[.N251]+4*[.N252]+8*[.N253]+16*[.N254]+32*[.N255]+64*[.N256]+128*[.N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X250]+2*[.X251]+4*[.X252]+8*[.X253]+16*[.X254]+32*[.X255]+64*[.X256]+128*[.X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H250]+2*[.AH251]+4*[.AH252]+8*[.AH253]+16*[.AH254]+32*[.AH255]+64*[.AH256]+128*[.AH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R250]+2*[.AR251]+4*[.AR252]+8*[.AR253]+16*[.AR254]+32*[.AR255]+64*[.AR256]+128*[.AR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BB250]+2*[.BB251]+4*[.BB252]+8*[.BB253]+16*[.BB254]+32*[.BB255]+64*[.BB256]+128*[.BB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L250]+2*[.BL251]+4*[.BL252]+8*[.BL253]+16*[.BL254]+32*[.BL255]+64*[.BL256]+128*[.BL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V250]+2*[.BV251]+4*[.BV252]+8*[.BV253]+16*[.BV254]+32*[.BV255]+64*[.BV256]+128*[.BV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E250]+2*[.E251]+4*[.E252]+8*[.E253]+16*[.E254]+32*[.E255]+64*[.E256]+128*[.E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O250]+2*[.O251]+4*[.O252]+8*[.O253]+16*[.O254]+32*[.O255]+64*[.O256]+128*[.O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Y250]+2*[.Y251]+4*[.Y252]+8*[.Y253]+16*[.Y254]+32*[.Y255]+64*[.Y256]+128*[.Y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I250]+2*[.AI251]+4*[.AI252]+8*[.AI253]+16*[.AI254]+32*[.AI255]+64*[.AI256]+128*[.AI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S250]+2*[.AS251]+4*[.AS252]+8*[.AS253]+16*[.AS254]+32*[.AS255]+64*[.AS256]+128*[.AS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BC250]+2*[.BC251]+4*[.BC252]+8*[.BC253]+16*[.BC254]+32*[.BC255]+64*[.BC256]+128*[.BC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M250]+2*[.BM251]+4*[.BM252]+8*[.BM253]+16*[.BM254]+32*[.BM255]+64*[.BM256]+128*[.BM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W250]+2*[.BW251]+4*[.BW252]+8*[.BW253]+16*[.BW254]+32*[.BW255]+64*[.BW256]+128*[.BW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F250]+2*[.F251]+4*[.F252]+8*[.F253]+16*[.F254]+32*[.F255]+64*[.F256]+128*[.F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P250]+2*[.P251]+4*[.P252]+8*[.P253]+16*[.P254]+32*[.P255]+64*[.P256]+128*[.P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Z250]+2*[.Z251]+4*[.Z252]+8*[.Z253]+16*[.Z254]+32*[.Z255]+64*[.Z256]+128*[.Z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J250]+2*[.AJ251]+4*[.AJ252]+8*[.AJ253]+16*[.AJ254]+32*[.AJ255]+64*[.AJ256]+128*[.AJ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T250]+2*[.AT251]+4*[.AT252]+8*[.AT253]+16*[.AT254]+32*[.AT255]+64*[.AT256]+128*[.AT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BD250]+2*[.BD251]+4*[.BD252]+8*[.BD253]+16*[.BD254]+32*[.BD255]+64*[.BD256]+128*[.BD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N250]+2*[.BN251]+4*[.BN252]+8*[.BN253]+16*[.BN254]+32*[.BN255]+64*[.BN256]+128*[.BN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X250]+2*[.BX251]+4*[.BX252]+8*[.BX253]+16*[.BX254]+32*[.BX255]+64*[.BX256]+128*[.BX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G250]+2*[.G251]+4*[.G252]+8*[.G253]+16*[.G254]+32*[.G255]+64*[.G256]+128*[.G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Q250]+2*[.Q251]+4*[.Q252]+8*[.Q253]+16*[.Q254]+32*[.Q255]+64*[.Q256]+128*[.Q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AA250]+2*[.AA251]+4*[.AA252]+8*[.AA253]+16*[.AA254]+32*[.AA255]+64*[.AA256]+128*[.AA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K250]+2*[.AK251]+4*[.AK252]+8*[.AK253]+16*[.AK254]+32*[.AK255]+64*[.AK256]+128*[.AK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U250]+2*[.AU251]+4*[.AU252]+8*[.AU253]+16*[.AU254]+32*[.AU255]+64*[.AU256]+128*[.AU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BE250]+2*[.BE251]+4*[.BE252]+8*[.BE253]+16*[.BE254]+32*[.BE255]+64*[.BE256]+128*[.BE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O250]+2*[.BO251]+4*[.BO252]+8*[.BO253]+16*[.BO254]+32*[.BO255]+64*[.BO256]+128*[.BO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Y250]+2*[.BY251]+4*[.BY252]+8*[.BY253]+16*[.BY254]+32*[.BY255]+64*[.BY256]+128*[.BY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5" office:value-type="float" office:value="0" calcext:value-type="float">
            <text:p>0</text:p>
          </table:table-cell>
          <table:table-cell table:formula="of:=[.H250]+2*[.H251]+4*[.H252]+8*[.H253]+16*[.H254]+32*[.H255]+64*[.H256]+128*[.H257]" office:value-type="float" office:value="0" calcext:value-type="float">
            <text:p>0</text:p>
          </table:table-cell>
          <table:table-cell table:style-name="Default"/>
          <table:table-cell table:number-columns-repeated="8" table:style-name="ce70" office:value-type="float" office:value="0" calcext:value-type="float">
            <text:p>0</text:p>
          </table:table-cell>
          <table:table-cell table:formula="of:=[.R250]+2*[.R251]+4*[.R252]+8*[.R253]+16*[.R254]+32*[.R255]+64*[.R256]+128*[.R257]" office:value-type="float" office:value="0" calcext:value-type="float">
            <text:p>0</text:p>
          </table:table-cell>
          <table:table-cell table:style-name="Default"/>
          <table:table-cell table:number-columns-repeated="8" table:style-name="ce103" office:value-type="float" office:value="0" calcext:value-type="float">
            <text:p>0</text:p>
          </table:table-cell>
          <table:table-cell table:formula="of:=[.AB250]+2*[.AB251]+4*[.AB252]+8*[.AB253]+16*[.AB254]+32*[.AB255]+64*[.AB256]+128*[.AB257]" office:value-type="float" office:value="0" calcext:value-type="float">
            <text:p>0</text:p>
          </table:table-cell>
          <table:table-cell table:style-name="Default"/>
          <table:table-cell table:number-columns-repeated="8" table:style-name="ce136" office:value-type="float" office:value="0" calcext:value-type="float">
            <text:p>0</text:p>
          </table:table-cell>
          <table:table-cell table:formula="of:=[.AL250]+2*[.AL251]+4*[.AL252]+8*[.AL253]+16*[.AL254]+32*[.AL255]+64*[.AL256]+128*[.AL257]" office:value-type="float" office:value="0" calcext:value-type="float">
            <text:p>0</text:p>
          </table:table-cell>
          <table:table-cell table:style-name="Default"/>
          <table:table-cell table:number-columns-repeated="8" table:style-name="ce173" office:value-type="float" office:value="0" calcext:value-type="float">
            <text:p>0</text:p>
          </table:table-cell>
          <table:table-cell table:formula="of:=[.AV250]+2*[.AV251]+4*[.AV252]+8*[.AV253]+16*[.AV254]+32*[.AV255]+64*[.AV256]+128*[.AV257]" office:value-type="float" office:value="0" calcext:value-type="float">
            <text:p>0</text:p>
          </table:table-cell>
          <table:table-cell table:style-name="Default"/>
          <table:table-cell table:number-columns-repeated="8" table:style-name="ce208" office:value-type="float" office:value="0" calcext:value-type="float">
            <text:p>0</text:p>
          </table:table-cell>
          <table:table-cell table:formula="of:=[.BF250]+2*[.BF251]+4*[.BF252]+8*[.BF253]+16*[.BF254]+32*[.BF255]+64*[.BF256]+128*[.BF257]" office:value-type="float" office:value="0" calcext:value-type="float">
            <text:p>0</text:p>
          </table:table-cell>
          <table:table-cell table:style-name="Default"/>
          <table:table-cell table:number-columns-repeated="8" table:style-name="ce243" office:value-type="float" office:value="0" calcext:value-type="float">
            <text:p>0</text:p>
          </table:table-cell>
          <table:table-cell table:formula="of:=[.BP250]+2*[.BP251]+4*[.BP252]+8*[.BP253]+16*[.BP254]+32*[.BP255]+64*[.BP256]+128*[.BP257]" office:value-type="float" office:value="0" calcext:value-type="float">
            <text:p>0</text:p>
          </table:table-cell>
          <table:table-cell table:style-name="Default"/>
          <table:table-cell table:number-columns-repeated="8" table:style-name="ce278" office:value-type="float" office:value="0" calcext:value-type="float">
            <text:p>0</text:p>
          </table:table-cell>
          <table:table-cell table:formula="of:=[.BZ250]+2*[.BZ251]+4*[.BZ252]+8*[.BZ253]+16*[.BZ254]+32*[.BZ255]+64*[.BZ256]+128*[.BZ25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58];2);2;1)+64*MID(DEC2BIN([.B258];2);2;1)+32*MID(DEC2BIN([.C258];2);2;1)+16*MID(DEC2BIN([.D258];2);2;1)+8*MID(DEC2BIN([.E258];2);2;1)+4*MID(DEC2BIN([.F258];2);2;1)+2*MID(DEC2BIN([.G258];2);2;1)+MID(DEC2BIN([.H258];2);2;1)" office:value-type="float" office:value="0" calcext:value-type="float">
            <text:p>0</text:p>
          </table:table-cell>
          <table:table-cell table:formula="of:=128*MID(DEC2BIN([.A258];2);1;1)+64*MID(DEC2BIN([.B258];2);1;1)+32*MID(DEC2BIN([.C258];2);1;1)+16*MID(DEC2BIN([.D258];2);1;1)+8*MID(DEC2BIN([.E258];2);1;1)+4*MID(DEC2BIN([.F258];2);1;1)+2*MID(DEC2BIN([.G258];2);1;1)+MID(DEC2BIN([.H258];2);1;1)" office:value-type="float" office:value="0" calcext:value-type="float">
            <text:p>0</text:p>
          </table:table-cell>
          <table:table-cell table:number-columns-repeated="8"/>
          <table:table-cell table:formula="of:=128*MID(DEC2BIN([.K258];2);2;1)+64*MID(DEC2BIN([.L258];2);2;1)+32*MID(DEC2BIN([.M258];2);2;1)+16*MID(DEC2BIN([.N258];2);2;1)+8*MID(DEC2BIN([.O258];2);2;1)+4*MID(DEC2BIN([.P258];2);2;1)+2*MID(DEC2BIN([.Q258];2);2;1)+MID(DEC2BIN([.R258];2);2;1)" office:value-type="float" office:value="0" calcext:value-type="float">
            <text:p>0</text:p>
          </table:table-cell>
          <table:table-cell table:formula="of:=128*MID(DEC2BIN([.K258];2);1;1)+64*MID(DEC2BIN([.L258];2);1;1)+32*MID(DEC2BIN([.M258];2);1;1)+16*MID(DEC2BIN([.N258];2);1;1)+8*MID(DEC2BIN([.O258];2);1;1)+4*MID(DEC2BIN([.P258];2);1;1)+2*MID(DEC2BIN([.Q258];2);1;1)+MID(DEC2BIN([.R258];2);1;1)" office:value-type="float" office:value="0" calcext:value-type="float">
            <text:p>0</text:p>
          </table:table-cell>
          <table:table-cell table:number-columns-repeated="8"/>
          <table:table-cell table:formula="of:=128*MID(DEC2BIN([.U258];2);2;1)+64*MID(DEC2BIN([.V258];2);2;1)+32*MID(DEC2BIN([.W258];2);2;1)+16*MID(DEC2BIN([.X258];2);2;1)+8*MID(DEC2BIN([.Y258];2);2;1)+4*MID(DEC2BIN([.Z258];2);2;1)+2*MID(DEC2BIN([.AA258];2);2;1)+MID(DEC2BIN([.AB258];2);2;1)" office:value-type="float" office:value="0" calcext:value-type="float">
            <text:p>0</text:p>
          </table:table-cell>
          <table:table-cell table:formula="of:=128*MID(DEC2BIN([.U258];2);1;1)+64*MID(DEC2BIN([.V258];2);1;1)+32*MID(DEC2BIN([.W258];2);1;1)+16*MID(DEC2BIN([.X258];2);1;1)+8*MID(DEC2BIN([.Y258];2);1;1)+4*MID(DEC2BIN([.Z258];2);1;1)+2*MID(DEC2BIN([.AA258];2);1;1)+MID(DEC2BIN([.AB258];2);1;1)" office:value-type="float" office:value="0" calcext:value-type="float">
            <text:p>0</text:p>
          </table:table-cell>
          <table:table-cell table:number-columns-repeated="8"/>
          <table:table-cell table:formula="of:=128*MID(DEC2BIN([.AE258];2);2;1)+64*MID(DEC2BIN([.AF258];2);2;1)+32*MID(DEC2BIN([.AG258];2);2;1)+16*MID(DEC2BIN([.AH258];2);2;1)+8*MID(DEC2BIN([.AI258];2);2;1)+4*MID(DEC2BIN([.AJ258];2);2;1)+2*MID(DEC2BIN([.AK258];2);2;1)+MID(DEC2BIN([.AL258];2);2;1)" office:value-type="float" office:value="0" calcext:value-type="float">
            <text:p>0</text:p>
          </table:table-cell>
          <table:table-cell table:formula="of:=128*MID(DEC2BIN([.AE258];2);1;1)+64*MID(DEC2BIN([.AF258];2);1;1)+32*MID(DEC2BIN([.AG258];2);1;1)+16*MID(DEC2BIN([.AH258];2);1;1)+8*MID(DEC2BIN([.AI258];2);1;1)+4*MID(DEC2BIN([.AJ258];2);1;1)+2*MID(DEC2BIN([.AK258];2);1;1)+MID(DEC2BIN([.AL258];2);1;1)" office:value-type="float" office:value="0" calcext:value-type="float">
            <text:p>0</text:p>
          </table:table-cell>
          <table:table-cell table:number-columns-repeated="8"/>
          <table:table-cell table:formula="of:=128*MID(DEC2BIN([.AO258];2);2;1)+64*MID(DEC2BIN([.AP258];2);2;1)+32*MID(DEC2BIN([.AQ258];2);2;1)+16*MID(DEC2BIN([.AR258];2);2;1)+8*MID(DEC2BIN([.AS258];2);2;1)+4*MID(DEC2BIN([.AT258];2);2;1)+2*MID(DEC2BIN([.AU258];2);2;1)+MID(DEC2BIN([.AV258];2);2;1)" office:value-type="float" office:value="0" calcext:value-type="float">
            <text:p>0</text:p>
          </table:table-cell>
          <table:table-cell table:formula="of:=128*MID(DEC2BIN([.AO258];2);1;1)+64*MID(DEC2BIN([.AP258];2);1;1)+32*MID(DEC2BIN([.AQ258];2);1;1)+16*MID(DEC2BIN([.AR258];2);1;1)+8*MID(DEC2BIN([.AS258];2);1;1)+4*MID(DEC2BIN([.AT258];2);1;1)+2*MID(DEC2BIN([.AU258];2);1;1)+MID(DEC2BIN([.AV258];2);1;1)" office:value-type="float" office:value="0" calcext:value-type="float">
            <text:p>0</text:p>
          </table:table-cell>
          <table:table-cell table:number-columns-repeated="8"/>
          <table:table-cell table:formula="of:=128*MID(DEC2BIN([.AY258];2);2;1)+64*MID(DEC2BIN([.AZ258];2);2;1)+32*MID(DEC2BIN([.BA258];2);2;1)+16*MID(DEC2BIN([.BB258];2);2;1)+8*MID(DEC2BIN([.BC258];2);2;1)+4*MID(DEC2BIN([.BD258];2);2;1)+2*MID(DEC2BIN([.BE258];2);2;1)+MID(DEC2BIN([.BF258];2);2;1)" office:value-type="float" office:value="0" calcext:value-type="float">
            <text:p>0</text:p>
          </table:table-cell>
          <table:table-cell table:formula="of:=128*MID(DEC2BIN([.AY258];2);1;1)+64*MID(DEC2BIN([.AZ258];2);1;1)+32*MID(DEC2BIN([.BA258];2);1;1)+16*MID(DEC2BIN([.BB258];2);1;1)+8*MID(DEC2BIN([.BC258];2);1;1)+4*MID(DEC2BIN([.BD258];2);1;1)+2*MID(DEC2BIN([.BE258];2);1;1)+MID(DEC2BIN([.BF258];2);1;1)" office:value-type="float" office:value="0" calcext:value-type="float">
            <text:p>0</text:p>
          </table:table-cell>
          <table:table-cell table:number-columns-repeated="8"/>
          <table:table-cell table:formula="of:=128*MID(DEC2BIN([.BI258];2);2;1)+64*MID(DEC2BIN([.BJ258];2);2;1)+32*MID(DEC2BIN([.BK258];2);2;1)+16*MID(DEC2BIN([.BL258];2);2;1)+8*MID(DEC2BIN([.BM258];2);2;1)+4*MID(DEC2BIN([.BN258];2);2;1)+2*MID(DEC2BIN([.BO258];2);2;1)+MID(DEC2BIN([.BP258];2);2;1)" office:value-type="float" office:value="0" calcext:value-type="float">
            <text:p>0</text:p>
          </table:table-cell>
          <table:table-cell table:formula="of:=128*MID(DEC2BIN([.BI258];2);1;1)+64*MID(DEC2BIN([.BJ258];2);1;1)+32*MID(DEC2BIN([.BK258];2);1;1)+16*MID(DEC2BIN([.BL258];2);1;1)+8*MID(DEC2BIN([.BM258];2);1;1)+4*MID(DEC2BIN([.BN258];2);1;1)+2*MID(DEC2BIN([.BO258];2);1;1)+MID(DEC2BIN([.BP258];2);1;1)" office:value-type="float" office:value="0" calcext:value-type="float">
            <text:p>0</text:p>
          </table:table-cell>
          <table:table-cell table:number-columns-repeated="8"/>
          <table:table-cell table:formula="of:=128*MID(DEC2BIN([.BS258];2);2;1)+64*MID(DEC2BIN([.BT258];2);2;1)+32*MID(DEC2BIN([.BU258];2);2;1)+16*MID(DEC2BIN([.BV258];2);2;1)+8*MID(DEC2BIN([.BW258];2);2;1)+4*MID(DEC2BIN([.BX258];2);2;1)+2*MID(DEC2BIN([.BY258];2);2;1)+MID(DEC2BIN([.BZ258];2);2;1)" office:value-type="float" office:value="0" calcext:value-type="float">
            <text:p>0</text:p>
          </table:table-cell>
          <table:table-cell table:formula="of:=128*MID(DEC2BIN([.BS258];2);1;1)+64*MID(DEC2BIN([.BT258];2);1;1)+32*MID(DEC2BIN([.BU258];2);1;1)+16*MID(DEC2BIN([.BV258];2);1;1)+8*MID(DEC2BIN([.BW258];2);1;1)+4*MID(DEC2BIN([.BX258];2);1;1)+2*MID(DEC2BIN([.BY258];2);1;1)+MID(DEC2BIN([.BZ25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49]+8" office:value-type="float" office:value="232" calcext:value-type="float" table:number-columns-spanned="8" table:number-rows-spanned="1">
            <text:p>23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249]+8" office:value-type="float" office:value="233" calcext:value-type="float" table:number-columns-spanned="8" table:number-rows-spanned="1">
            <text:p>23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249]+8" office:value-type="float" office:value="234" calcext:value-type="float" table:number-columns-spanned="8" table:number-rows-spanned="1">
            <text:p>23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249]+8" office:value-type="float" office:value="235" calcext:value-type="float" table:number-columns-spanned="8" table:number-rows-spanned="1">
            <text:p>23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249]+8" office:value-type="float" office:value="236" calcext:value-type="float" table:number-columns-spanned="8" table:number-rows-spanned="1">
            <text:p>23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249]+8" office:value-type="float" office:value="237" calcext:value-type="float" table:number-columns-spanned="8" table:number-rows-spanned="1">
            <text:p>237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249]+8" office:value-type="float" office:value="238" calcext:value-type="float" table:number-columns-spanned="8" table:number-rows-spanned="1">
            <text:p>238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249]+8" office:value-type="float" office:value="239" calcext:value-type="float" table:number-columns-spanned="8" table:number-rows-spanned="1">
            <text:p>239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A260]+2*[.A261]+4*[.A262]+8*[.A263]+16*[.A264]+32*[.A265]+64*[.A266]+128*[.A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K260]+2*[.K261]+4*[.K262]+8*[.K263]+16*[.K264]+32*[.K265]+64*[.K266]+128*[.K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U260]+2*[.U261]+4*[.U262]+8*[.U263]+16*[.U264]+32*[.U265]+64*[.U266]+128*[.U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E260]+2*[.AE261]+4*[.AE262]+8*[.AE263]+16*[.AE264]+32*[.AE265]+64*[.AE266]+128*[.AE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O260]+2*[.AO261]+4*[.AO262]+8*[.AO263]+16*[.AO264]+32*[.AO265]+64*[.AO266]+128*[.AO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AY260]+2*[.AY261]+4*[.AY262]+8*[.AY263]+16*[.AY264]+32*[.AY265]+64*[.AY266]+128*[.AY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I260]+2*[.BI261]+4*[.BI262]+8*[.BI263]+16*[.BI264]+32*[.BI265]+64*[.BI266]+128*[.BI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S260]+2*[.BS261]+4*[.BS262]+8*[.BS263]+16*[.BS264]+32*[.BS265]+64*[.BS266]+128*[.BS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B260]+2*[.B261]+4*[.B262]+8*[.B263]+16*[.B264]+32*[.B265]+64*[.B266]+128*[.B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L260]+2*[.L261]+4*[.L262]+8*[.L263]+16*[.L264]+32*[.L265]+64*[.L266]+128*[.L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V260]+2*[.V261]+4*[.V262]+8*[.V263]+16*[.V264]+32*[.V265]+64*[.V266]+128*[.V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F260]+2*[.AF261]+4*[.AF262]+8*[.AF263]+16*[.AF264]+32*[.AF265]+64*[.AF266]+128*[.AF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P260]+2*[.AP261]+4*[.AP262]+8*[.AP263]+16*[.AP264]+32*[.AP265]+64*[.AP266]+128*[.AP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AZ260]+2*[.AZ261]+4*[.AZ262]+8*[.AZ263]+16*[.AZ264]+32*[.AZ265]+64*[.AZ266]+128*[.AZ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J260]+2*[.BJ261]+4*[.BJ262]+8*[.BJ263]+16*[.BJ264]+32*[.BJ265]+64*[.BJ266]+128*[.BJ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T260]+2*[.BT261]+4*[.BT262]+8*[.BT263]+16*[.BT264]+32*[.BT265]+64*[.BT266]+128*[.BT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C260]+2*[.C261]+4*[.C262]+8*[.C263]+16*[.C264]+32*[.C265]+64*[.C266]+128*[.C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M260]+2*[.M261]+4*[.M262]+8*[.M263]+16*[.M264]+32*[.M265]+64*[.M266]+128*[.M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W260]+2*[.W261]+4*[.W262]+8*[.W263]+16*[.W264]+32*[.W265]+64*[.W266]+128*[.W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G260]+2*[.AG261]+4*[.AG262]+8*[.AG263]+16*[.AG264]+32*[.AG265]+64*[.AG266]+128*[.AG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Q260]+2*[.AQ261]+4*[.AQ262]+8*[.AQ263]+16*[.AQ264]+32*[.AQ265]+64*[.AQ266]+128*[.AQ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BA260]+2*[.BA261]+4*[.BA262]+8*[.BA263]+16*[.BA264]+32*[.BA265]+64*[.BA266]+128*[.BA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K260]+2*[.BK261]+4*[.BK262]+8*[.BK263]+16*[.BK264]+32*[.BK265]+64*[.BK266]+128*[.BK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U260]+2*[.BU261]+4*[.BU262]+8*[.BU263]+16*[.BU264]+32*[.BU265]+64*[.BU266]+128*[.BU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D260]+2*[.D261]+4*[.D262]+8*[.D263]+16*[.D264]+32*[.D265]+64*[.D266]+128*[.D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N260]+2*[.N261]+4*[.N262]+8*[.N263]+16*[.N264]+32*[.N265]+64*[.N266]+128*[.N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X260]+2*[.X261]+4*[.X262]+8*[.X263]+16*[.X264]+32*[.X265]+64*[.X266]+128*[.X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H260]+2*[.AH261]+4*[.AH262]+8*[.AH263]+16*[.AH264]+32*[.AH265]+64*[.AH266]+128*[.AH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R260]+2*[.AR261]+4*[.AR262]+8*[.AR263]+16*[.AR264]+32*[.AR265]+64*[.AR266]+128*[.AR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BB260]+2*[.BB261]+4*[.BB262]+8*[.BB263]+16*[.BB264]+32*[.BB265]+64*[.BB266]+128*[.BB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L260]+2*[.BL261]+4*[.BL262]+8*[.BL263]+16*[.BL264]+32*[.BL265]+64*[.BL266]+128*[.BL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V260]+2*[.BV261]+4*[.BV262]+8*[.BV263]+16*[.BV264]+32*[.BV265]+64*[.BV266]+128*[.BV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E260]+2*[.E261]+4*[.E262]+8*[.E263]+16*[.E264]+32*[.E265]+64*[.E266]+128*[.E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O260]+2*[.O261]+4*[.O262]+8*[.O263]+16*[.O264]+32*[.O265]+64*[.O266]+128*[.O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Y260]+2*[.Y261]+4*[.Y262]+8*[.Y263]+16*[.Y264]+32*[.Y265]+64*[.Y266]+128*[.Y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I260]+2*[.AI261]+4*[.AI262]+8*[.AI263]+16*[.AI264]+32*[.AI265]+64*[.AI266]+128*[.AI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S260]+2*[.AS261]+4*[.AS262]+8*[.AS263]+16*[.AS264]+32*[.AS265]+64*[.AS266]+128*[.AS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BC260]+2*[.BC261]+4*[.BC262]+8*[.BC263]+16*[.BC264]+32*[.BC265]+64*[.BC266]+128*[.BC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M260]+2*[.BM261]+4*[.BM262]+8*[.BM263]+16*[.BM264]+32*[.BM265]+64*[.BM266]+128*[.BM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W260]+2*[.BW261]+4*[.BW262]+8*[.BW263]+16*[.BW264]+32*[.BW265]+64*[.BW266]+128*[.BW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F260]+2*[.F261]+4*[.F262]+8*[.F263]+16*[.F264]+32*[.F265]+64*[.F266]+128*[.F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P260]+2*[.P261]+4*[.P262]+8*[.P263]+16*[.P264]+32*[.P265]+64*[.P266]+128*[.P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Z260]+2*[.Z261]+4*[.Z262]+8*[.Z263]+16*[.Z264]+32*[.Z265]+64*[.Z266]+128*[.Z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J260]+2*[.AJ261]+4*[.AJ262]+8*[.AJ263]+16*[.AJ264]+32*[.AJ265]+64*[.AJ266]+128*[.AJ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T260]+2*[.AT261]+4*[.AT262]+8*[.AT263]+16*[.AT264]+32*[.AT265]+64*[.AT266]+128*[.AT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BD260]+2*[.BD261]+4*[.BD262]+8*[.BD263]+16*[.BD264]+32*[.BD265]+64*[.BD266]+128*[.BD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N260]+2*[.BN261]+4*[.BN262]+8*[.BN263]+16*[.BN264]+32*[.BN265]+64*[.BN266]+128*[.BN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X260]+2*[.BX261]+4*[.BX262]+8*[.BX263]+16*[.BX264]+32*[.BX265]+64*[.BX266]+128*[.BX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G260]+2*[.G261]+4*[.G262]+8*[.G263]+16*[.G264]+32*[.G265]+64*[.G266]+128*[.G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Q260]+2*[.Q261]+4*[.Q262]+8*[.Q263]+16*[.Q264]+32*[.Q265]+64*[.Q266]+128*[.Q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AA260]+2*[.AA261]+4*[.AA262]+8*[.AA263]+16*[.AA264]+32*[.AA265]+64*[.AA266]+128*[.AA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K260]+2*[.AK261]+4*[.AK262]+8*[.AK263]+16*[.AK264]+32*[.AK265]+64*[.AK266]+128*[.AK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U260]+2*[.AU261]+4*[.AU262]+8*[.AU263]+16*[.AU264]+32*[.AU265]+64*[.AU266]+128*[.AU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BE260]+2*[.BE261]+4*[.BE262]+8*[.BE263]+16*[.BE264]+32*[.BE265]+64*[.BE266]+128*[.BE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O260]+2*[.BO261]+4*[.BO262]+8*[.BO263]+16*[.BO264]+32*[.BO265]+64*[.BO266]+128*[.BO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Y260]+2*[.BY261]+4*[.BY262]+8*[.BY263]+16*[.BY264]+32*[.BY265]+64*[.BY266]+128*[.BY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6" office:value-type="float" office:value="0" calcext:value-type="float">
            <text:p>0</text:p>
          </table:table-cell>
          <table:table-cell table:formula="of:=[.H260]+2*[.H261]+4*[.H262]+8*[.H263]+16*[.H264]+32*[.H265]+64*[.H266]+128*[.H267]" office:value-type="float" office:value="0" calcext:value-type="float">
            <text:p>0</text:p>
          </table:table-cell>
          <table:table-cell table:style-name="Default"/>
          <table:table-cell table:number-columns-repeated="8" table:style-name="ce71" office:value-type="float" office:value="0" calcext:value-type="float">
            <text:p>0</text:p>
          </table:table-cell>
          <table:table-cell table:formula="of:=[.R260]+2*[.R261]+4*[.R262]+8*[.R263]+16*[.R264]+32*[.R265]+64*[.R266]+128*[.R267]" office:value-type="float" office:value="0" calcext:value-type="float">
            <text:p>0</text:p>
          </table:table-cell>
          <table:table-cell table:style-name="Default"/>
          <table:table-cell table:number-columns-repeated="8" table:style-name="ce104" office:value-type="float" office:value="0" calcext:value-type="float">
            <text:p>0</text:p>
          </table:table-cell>
          <table:table-cell table:formula="of:=[.AB260]+2*[.AB261]+4*[.AB262]+8*[.AB263]+16*[.AB264]+32*[.AB265]+64*[.AB266]+128*[.AB267]" office:value-type="float" office:value="0" calcext:value-type="float">
            <text:p>0</text:p>
          </table:table-cell>
          <table:table-cell table:style-name="Default"/>
          <table:table-cell table:number-columns-repeated="8" table:style-name="ce137" office:value-type="float" office:value="0" calcext:value-type="float">
            <text:p>0</text:p>
          </table:table-cell>
          <table:table-cell table:formula="of:=[.AL260]+2*[.AL261]+4*[.AL262]+8*[.AL263]+16*[.AL264]+32*[.AL265]+64*[.AL266]+128*[.AL267]" office:value-type="float" office:value="0" calcext:value-type="float">
            <text:p>0</text:p>
          </table:table-cell>
          <table:table-cell table:style-name="Default"/>
          <table:table-cell table:number-columns-repeated="8" table:style-name="ce174" office:value-type="float" office:value="0" calcext:value-type="float">
            <text:p>0</text:p>
          </table:table-cell>
          <table:table-cell table:formula="of:=[.AV260]+2*[.AV261]+4*[.AV262]+8*[.AV263]+16*[.AV264]+32*[.AV265]+64*[.AV266]+128*[.AV267]" office:value-type="float" office:value="0" calcext:value-type="float">
            <text:p>0</text:p>
          </table:table-cell>
          <table:table-cell table:style-name="Default"/>
          <table:table-cell table:number-columns-repeated="8" table:style-name="ce209" office:value-type="float" office:value="0" calcext:value-type="float">
            <text:p>0</text:p>
          </table:table-cell>
          <table:table-cell table:formula="of:=[.BF260]+2*[.BF261]+4*[.BF262]+8*[.BF263]+16*[.BF264]+32*[.BF265]+64*[.BF266]+128*[.BF267]" office:value-type="float" office:value="0" calcext:value-type="float">
            <text:p>0</text:p>
          </table:table-cell>
          <table:table-cell table:style-name="Default"/>
          <table:table-cell table:number-columns-repeated="8" table:style-name="ce244" office:value-type="float" office:value="0" calcext:value-type="float">
            <text:p>0</text:p>
          </table:table-cell>
          <table:table-cell table:formula="of:=[.BP260]+2*[.BP261]+4*[.BP262]+8*[.BP263]+16*[.BP264]+32*[.BP265]+64*[.BP266]+128*[.BP267]" office:value-type="float" office:value="0" calcext:value-type="float">
            <text:p>0</text:p>
          </table:table-cell>
          <table:table-cell table:style-name="Default"/>
          <table:table-cell table:number-columns-repeated="8" table:style-name="ce279" office:value-type="float" office:value="0" calcext:value-type="float">
            <text:p>0</text:p>
          </table:table-cell>
          <table:table-cell table:formula="of:=[.BZ260]+2*[.BZ261]+4*[.BZ262]+8*[.BZ263]+16*[.BZ264]+32*[.BZ265]+64*[.BZ266]+128*[.BZ26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68];2);2;1)+64*MID(DEC2BIN([.B268];2);2;1)+32*MID(DEC2BIN([.C268];2);2;1)+16*MID(DEC2BIN([.D268];2);2;1)+8*MID(DEC2BIN([.E268];2);2;1)+4*MID(DEC2BIN([.F268];2);2;1)+2*MID(DEC2BIN([.G268];2);2;1)+MID(DEC2BIN([.H268];2);2;1)" office:value-type="float" office:value="0" calcext:value-type="float">
            <text:p>0</text:p>
          </table:table-cell>
          <table:table-cell table:formula="of:=128*MID(DEC2BIN([.A268];2);1;1)+64*MID(DEC2BIN([.B268];2);1;1)+32*MID(DEC2BIN([.C268];2);1;1)+16*MID(DEC2BIN([.D268];2);1;1)+8*MID(DEC2BIN([.E268];2);1;1)+4*MID(DEC2BIN([.F268];2);1;1)+2*MID(DEC2BIN([.G268];2);1;1)+MID(DEC2BIN([.H268];2);1;1)" office:value-type="float" office:value="0" calcext:value-type="float">
            <text:p>0</text:p>
          </table:table-cell>
          <table:table-cell table:number-columns-repeated="8"/>
          <table:table-cell table:formula="of:=128*MID(DEC2BIN([.K268];2);2;1)+64*MID(DEC2BIN([.L268];2);2;1)+32*MID(DEC2BIN([.M268];2);2;1)+16*MID(DEC2BIN([.N268];2);2;1)+8*MID(DEC2BIN([.O268];2);2;1)+4*MID(DEC2BIN([.P268];2);2;1)+2*MID(DEC2BIN([.Q268];2);2;1)+MID(DEC2BIN([.R268];2);2;1)" office:value-type="float" office:value="0" calcext:value-type="float">
            <text:p>0</text:p>
          </table:table-cell>
          <table:table-cell table:formula="of:=128*MID(DEC2BIN([.K268];2);1;1)+64*MID(DEC2BIN([.L268];2);1;1)+32*MID(DEC2BIN([.M268];2);1;1)+16*MID(DEC2BIN([.N268];2);1;1)+8*MID(DEC2BIN([.O268];2);1;1)+4*MID(DEC2BIN([.P268];2);1;1)+2*MID(DEC2BIN([.Q268];2);1;1)+MID(DEC2BIN([.R268];2);1;1)" office:value-type="float" office:value="0" calcext:value-type="float">
            <text:p>0</text:p>
          </table:table-cell>
          <table:table-cell table:number-columns-repeated="8"/>
          <table:table-cell table:formula="of:=128*MID(DEC2BIN([.U268];2);2;1)+64*MID(DEC2BIN([.V268];2);2;1)+32*MID(DEC2BIN([.W268];2);2;1)+16*MID(DEC2BIN([.X268];2);2;1)+8*MID(DEC2BIN([.Y268];2);2;1)+4*MID(DEC2BIN([.Z268];2);2;1)+2*MID(DEC2BIN([.AA268];2);2;1)+MID(DEC2BIN([.AB268];2);2;1)" office:value-type="float" office:value="0" calcext:value-type="float">
            <text:p>0</text:p>
          </table:table-cell>
          <table:table-cell table:formula="of:=128*MID(DEC2BIN([.U268];2);1;1)+64*MID(DEC2BIN([.V268];2);1;1)+32*MID(DEC2BIN([.W268];2);1;1)+16*MID(DEC2BIN([.X268];2);1;1)+8*MID(DEC2BIN([.Y268];2);1;1)+4*MID(DEC2BIN([.Z268];2);1;1)+2*MID(DEC2BIN([.AA268];2);1;1)+MID(DEC2BIN([.AB268];2);1;1)" office:value-type="float" office:value="0" calcext:value-type="float">
            <text:p>0</text:p>
          </table:table-cell>
          <table:table-cell table:number-columns-repeated="8"/>
          <table:table-cell table:formula="of:=128*MID(DEC2BIN([.AE268];2);2;1)+64*MID(DEC2BIN([.AF268];2);2;1)+32*MID(DEC2BIN([.AG268];2);2;1)+16*MID(DEC2BIN([.AH268];2);2;1)+8*MID(DEC2BIN([.AI268];2);2;1)+4*MID(DEC2BIN([.AJ268];2);2;1)+2*MID(DEC2BIN([.AK268];2);2;1)+MID(DEC2BIN([.AL268];2);2;1)" office:value-type="float" office:value="0" calcext:value-type="float">
            <text:p>0</text:p>
          </table:table-cell>
          <table:table-cell table:formula="of:=128*MID(DEC2BIN([.AE268];2);1;1)+64*MID(DEC2BIN([.AF268];2);1;1)+32*MID(DEC2BIN([.AG268];2);1;1)+16*MID(DEC2BIN([.AH268];2);1;1)+8*MID(DEC2BIN([.AI268];2);1;1)+4*MID(DEC2BIN([.AJ268];2);1;1)+2*MID(DEC2BIN([.AK268];2);1;1)+MID(DEC2BIN([.AL268];2);1;1)" office:value-type="float" office:value="0" calcext:value-type="float">
            <text:p>0</text:p>
          </table:table-cell>
          <table:table-cell table:number-columns-repeated="8"/>
          <table:table-cell table:formula="of:=128*MID(DEC2BIN([.AO268];2);2;1)+64*MID(DEC2BIN([.AP268];2);2;1)+32*MID(DEC2BIN([.AQ268];2);2;1)+16*MID(DEC2BIN([.AR268];2);2;1)+8*MID(DEC2BIN([.AS268];2);2;1)+4*MID(DEC2BIN([.AT268];2);2;1)+2*MID(DEC2BIN([.AU268];2);2;1)+MID(DEC2BIN([.AV268];2);2;1)" office:value-type="float" office:value="0" calcext:value-type="float">
            <text:p>0</text:p>
          </table:table-cell>
          <table:table-cell table:formula="of:=128*MID(DEC2BIN([.AO268];2);1;1)+64*MID(DEC2BIN([.AP268];2);1;1)+32*MID(DEC2BIN([.AQ268];2);1;1)+16*MID(DEC2BIN([.AR268];2);1;1)+8*MID(DEC2BIN([.AS268];2);1;1)+4*MID(DEC2BIN([.AT268];2);1;1)+2*MID(DEC2BIN([.AU268];2);1;1)+MID(DEC2BIN([.AV268];2);1;1)" office:value-type="float" office:value="0" calcext:value-type="float">
            <text:p>0</text:p>
          </table:table-cell>
          <table:table-cell table:number-columns-repeated="8"/>
          <table:table-cell table:formula="of:=128*MID(DEC2BIN([.AY268];2);2;1)+64*MID(DEC2BIN([.AZ268];2);2;1)+32*MID(DEC2BIN([.BA268];2);2;1)+16*MID(DEC2BIN([.BB268];2);2;1)+8*MID(DEC2BIN([.BC268];2);2;1)+4*MID(DEC2BIN([.BD268];2);2;1)+2*MID(DEC2BIN([.BE268];2);2;1)+MID(DEC2BIN([.BF268];2);2;1)" office:value-type="float" office:value="0" calcext:value-type="float">
            <text:p>0</text:p>
          </table:table-cell>
          <table:table-cell table:formula="of:=128*MID(DEC2BIN([.AY268];2);1;1)+64*MID(DEC2BIN([.AZ268];2);1;1)+32*MID(DEC2BIN([.BA268];2);1;1)+16*MID(DEC2BIN([.BB268];2);1;1)+8*MID(DEC2BIN([.BC268];2);1;1)+4*MID(DEC2BIN([.BD268];2);1;1)+2*MID(DEC2BIN([.BE268];2);1;1)+MID(DEC2BIN([.BF268];2);1;1)" office:value-type="float" office:value="0" calcext:value-type="float">
            <text:p>0</text:p>
          </table:table-cell>
          <table:table-cell table:number-columns-repeated="8"/>
          <table:table-cell table:formula="of:=128*MID(DEC2BIN([.BI268];2);2;1)+64*MID(DEC2BIN([.BJ268];2);2;1)+32*MID(DEC2BIN([.BK268];2);2;1)+16*MID(DEC2BIN([.BL268];2);2;1)+8*MID(DEC2BIN([.BM268];2);2;1)+4*MID(DEC2BIN([.BN268];2);2;1)+2*MID(DEC2BIN([.BO268];2);2;1)+MID(DEC2BIN([.BP268];2);2;1)" office:value-type="float" office:value="0" calcext:value-type="float">
            <text:p>0</text:p>
          </table:table-cell>
          <table:table-cell table:formula="of:=128*MID(DEC2BIN([.BI268];2);1;1)+64*MID(DEC2BIN([.BJ268];2);1;1)+32*MID(DEC2BIN([.BK268];2);1;1)+16*MID(DEC2BIN([.BL268];2);1;1)+8*MID(DEC2BIN([.BM268];2);1;1)+4*MID(DEC2BIN([.BN268];2);1;1)+2*MID(DEC2BIN([.BO268];2);1;1)+MID(DEC2BIN([.BP268];2);1;1)" office:value-type="float" office:value="0" calcext:value-type="float">
            <text:p>0</text:p>
          </table:table-cell>
          <table:table-cell table:number-columns-repeated="8"/>
          <table:table-cell table:formula="of:=128*MID(DEC2BIN([.BS268];2);2;1)+64*MID(DEC2BIN([.BT268];2);2;1)+32*MID(DEC2BIN([.BU268];2);2;1)+16*MID(DEC2BIN([.BV268];2);2;1)+8*MID(DEC2BIN([.BW268];2);2;1)+4*MID(DEC2BIN([.BX268];2);2;1)+2*MID(DEC2BIN([.BY268];2);2;1)+MID(DEC2BIN([.BZ268];2);2;1)" office:value-type="float" office:value="0" calcext:value-type="float">
            <text:p>0</text:p>
          </table:table-cell>
          <table:table-cell table:formula="of:=128*MID(DEC2BIN([.BS268];2);1;1)+64*MID(DEC2BIN([.BT268];2);1;1)+32*MID(DEC2BIN([.BU268];2);1;1)+16*MID(DEC2BIN([.BV268];2);1;1)+8*MID(DEC2BIN([.BW268];2);1;1)+4*MID(DEC2BIN([.BX268];2);1;1)+2*MID(DEC2BIN([.BY268];2);1;1)+MID(DEC2BIN([.BZ26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59]+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K259]+8" office:value-type="float" office:value="241" calcext:value-type="float" table:number-columns-spanned="8" table:number-rows-spanned="1">
            <text:p>241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U259]+8" office:value-type="float" office:value="242" calcext:value-type="float" table:number-columns-spanned="8" table:number-rows-spanned="1">
            <text:p>242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E259]+8" office:value-type="float" office:value="243" calcext:value-type="float" table:number-columns-spanned="8" table:number-rows-spanned="1">
            <text:p>243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O259]+8" office:value-type="float" office:value="244" calcext:value-type="float" table:number-columns-spanned="8" table:number-rows-spanned="1">
            <text:p>244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AY259]+8" office:value-type="float" office:value="245" calcext:value-type="float" table:number-columns-spanned="8" table:number-rows-spanned="1">
            <text:p>245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I259]+8" office:value-type="float" office:value="246" calcext:value-type="float" table:number-columns-spanned="8" table:number-rows-spanned="1">
            <text:p>246</text:p>
          </table:table-cell>
          <table:covered-table-cell table:number-columns-repeated="7" table:style-name="ce4"/>
          <table:table-cell table:style-name="Default" table:number-columns-repeated="2"/>
          <table:table-cell table:style-name="ce4" table:formula="of:=[.BS259]+8" office:value-type="float" office:value="247" calcext:value-type="float" table:number-columns-spanned="8" table:number-rows-spanned="1">
            <text:p>247</text:p>
          </table:table-cell>
          <table:covered-table-cell table:number-columns-repeated="7" table:style-name="ce4"/>
          <table:table-cell table:style-name="Default" table:number-columns-repeated="2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A270]+2*[.A271]+4*[.A272]+8*[.A273]+16*[.A274]+32*[.A275]+64*[.A276]+128*[.A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K270]+2*[.K271]+4*[.K272]+8*[.K273]+16*[.K274]+32*[.K275]+64*[.K276]+128*[.K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U270]+2*[.U271]+4*[.U272]+8*[.U273]+16*[.U274]+32*[.U275]+64*[.U276]+128*[.U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E270]+2*[.AE271]+4*[.AE272]+8*[.AE273]+16*[.AE274]+32*[.AE275]+64*[.AE276]+128*[.AE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O270]+2*[.AO271]+4*[.AO272]+8*[.AO273]+16*[.AO274]+32*[.AO275]+64*[.AO276]+128*[.AO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AY270]+2*[.AY271]+4*[.AY272]+8*[.AY273]+16*[.AY274]+32*[.AY275]+64*[.AY276]+128*[.AY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I270]+2*[.BI271]+4*[.BI272]+8*[.BI273]+16*[.BI274]+32*[.BI275]+64*[.BI276]+128*[.BI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S270]+2*[.BS271]+4*[.BS272]+8*[.BS273]+16*[.BS274]+32*[.BS275]+64*[.BS276]+128*[.BS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B270]+2*[.B271]+4*[.B272]+8*[.B273]+16*[.B274]+32*[.B275]+64*[.B276]+128*[.B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L270]+2*[.L271]+4*[.L272]+8*[.L273]+16*[.L274]+32*[.L275]+64*[.L276]+128*[.L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V270]+2*[.V271]+4*[.V272]+8*[.V273]+16*[.V274]+32*[.V275]+64*[.V276]+128*[.V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F270]+2*[.AF271]+4*[.AF272]+8*[.AF273]+16*[.AF274]+32*[.AF275]+64*[.AF276]+128*[.AF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P270]+2*[.AP271]+4*[.AP272]+8*[.AP273]+16*[.AP274]+32*[.AP275]+64*[.AP276]+128*[.AP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AZ270]+2*[.AZ271]+4*[.AZ272]+8*[.AZ273]+16*[.AZ274]+32*[.AZ275]+64*[.AZ276]+128*[.AZ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J270]+2*[.BJ271]+4*[.BJ272]+8*[.BJ273]+16*[.BJ274]+32*[.BJ275]+64*[.BJ276]+128*[.BJ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T270]+2*[.BT271]+4*[.BT272]+8*[.BT273]+16*[.BT274]+32*[.BT275]+64*[.BT276]+128*[.BT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C270]+2*[.C271]+4*[.C272]+8*[.C273]+16*[.C274]+32*[.C275]+64*[.C276]+128*[.C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M270]+2*[.M271]+4*[.M272]+8*[.M273]+16*[.M274]+32*[.M275]+64*[.M276]+128*[.M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W270]+2*[.W271]+4*[.W272]+8*[.W273]+16*[.W274]+32*[.W275]+64*[.W276]+128*[.W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G270]+2*[.AG271]+4*[.AG272]+8*[.AG273]+16*[.AG274]+32*[.AG275]+64*[.AG276]+128*[.AG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Q270]+2*[.AQ271]+4*[.AQ272]+8*[.AQ273]+16*[.AQ274]+32*[.AQ275]+64*[.AQ276]+128*[.AQ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BA270]+2*[.BA271]+4*[.BA272]+8*[.BA273]+16*[.BA274]+32*[.BA275]+64*[.BA276]+128*[.BA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K270]+2*[.BK271]+4*[.BK272]+8*[.BK273]+16*[.BK274]+32*[.BK275]+64*[.BK276]+128*[.BK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U270]+2*[.BU271]+4*[.BU272]+8*[.BU273]+16*[.BU274]+32*[.BU275]+64*[.BU276]+128*[.BU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D270]+2*[.D271]+4*[.D272]+8*[.D273]+16*[.D274]+32*[.D275]+64*[.D276]+128*[.D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N270]+2*[.N271]+4*[.N272]+8*[.N273]+16*[.N274]+32*[.N275]+64*[.N276]+128*[.N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X270]+2*[.X271]+4*[.X272]+8*[.X273]+16*[.X274]+32*[.X275]+64*[.X276]+128*[.X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H270]+2*[.AH271]+4*[.AH272]+8*[.AH273]+16*[.AH274]+32*[.AH275]+64*[.AH276]+128*[.AH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R270]+2*[.AR271]+4*[.AR272]+8*[.AR273]+16*[.AR274]+32*[.AR275]+64*[.AR276]+128*[.AR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BB270]+2*[.BB271]+4*[.BB272]+8*[.BB273]+16*[.BB274]+32*[.BB275]+64*[.BB276]+128*[.BB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L270]+2*[.BL271]+4*[.BL272]+8*[.BL273]+16*[.BL274]+32*[.BL275]+64*[.BL276]+128*[.BL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V270]+2*[.BV271]+4*[.BV272]+8*[.BV273]+16*[.BV274]+32*[.BV275]+64*[.BV276]+128*[.BV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E270]+2*[.E271]+4*[.E272]+8*[.E273]+16*[.E274]+32*[.E275]+64*[.E276]+128*[.E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O270]+2*[.O271]+4*[.O272]+8*[.O273]+16*[.O274]+32*[.O275]+64*[.O276]+128*[.O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Y270]+2*[.Y271]+4*[.Y272]+8*[.Y273]+16*[.Y274]+32*[.Y275]+64*[.Y276]+128*[.Y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I270]+2*[.AI271]+4*[.AI272]+8*[.AI273]+16*[.AI274]+32*[.AI275]+64*[.AI276]+128*[.AI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S270]+2*[.AS271]+4*[.AS272]+8*[.AS273]+16*[.AS274]+32*[.AS275]+64*[.AS276]+128*[.AS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BC270]+2*[.BC271]+4*[.BC272]+8*[.BC273]+16*[.BC274]+32*[.BC275]+64*[.BC276]+128*[.BC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M270]+2*[.BM271]+4*[.BM272]+8*[.BM273]+16*[.BM274]+32*[.BM275]+64*[.BM276]+128*[.BM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W270]+2*[.BW271]+4*[.BW272]+8*[.BW273]+16*[.BW274]+32*[.BW275]+64*[.BW276]+128*[.BW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F270]+2*[.F271]+4*[.F272]+8*[.F273]+16*[.F274]+32*[.F275]+64*[.F276]+128*[.F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P270]+2*[.P271]+4*[.P272]+8*[.P273]+16*[.P274]+32*[.P275]+64*[.P276]+128*[.P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Z270]+2*[.Z271]+4*[.Z272]+8*[.Z273]+16*[.Z274]+32*[.Z275]+64*[.Z276]+128*[.Z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J270]+2*[.AJ271]+4*[.AJ272]+8*[.AJ273]+16*[.AJ274]+32*[.AJ275]+64*[.AJ276]+128*[.AJ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T270]+2*[.AT271]+4*[.AT272]+8*[.AT273]+16*[.AT274]+32*[.AT275]+64*[.AT276]+128*[.AT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BD270]+2*[.BD271]+4*[.BD272]+8*[.BD273]+16*[.BD274]+32*[.BD275]+64*[.BD276]+128*[.BD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N270]+2*[.BN271]+4*[.BN272]+8*[.BN273]+16*[.BN274]+32*[.BN275]+64*[.BN276]+128*[.BN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X270]+2*[.BX271]+4*[.BX272]+8*[.BX273]+16*[.BX274]+32*[.BX275]+64*[.BX276]+128*[.BX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G270]+2*[.G271]+4*[.G272]+8*[.G273]+16*[.G274]+32*[.G275]+64*[.G276]+128*[.G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Q270]+2*[.Q271]+4*[.Q272]+8*[.Q273]+16*[.Q274]+32*[.Q275]+64*[.Q276]+128*[.Q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AA270]+2*[.AA271]+4*[.AA272]+8*[.AA273]+16*[.AA274]+32*[.AA275]+64*[.AA276]+128*[.AA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K270]+2*[.AK271]+4*[.AK272]+8*[.AK273]+16*[.AK274]+32*[.AK275]+64*[.AK276]+128*[.AK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U270]+2*[.AU271]+4*[.AU272]+8*[.AU273]+16*[.AU274]+32*[.AU275]+64*[.AU276]+128*[.AU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BE270]+2*[.BE271]+4*[.BE272]+8*[.BE273]+16*[.BE274]+32*[.BE275]+64*[.BE276]+128*[.BE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O270]+2*[.BO271]+4*[.BO272]+8*[.BO273]+16*[.BO274]+32*[.BO275]+64*[.BO276]+128*[.BO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Y270]+2*[.BY271]+4*[.BY272]+8*[.BY273]+16*[.BY274]+32*[.BY275]+64*[.BY276]+128*[.BY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number-columns-repeated="8" table:style-name="ce37" office:value-type="float" office:value="0" calcext:value-type="float">
            <text:p>0</text:p>
          </table:table-cell>
          <table:table-cell table:formula="of:=[.H270]+2*[.H271]+4*[.H272]+8*[.H273]+16*[.H274]+32*[.H275]+64*[.H276]+128*[.H277]" office:value-type="float" office:value="0" calcext:value-type="float">
            <text:p>0</text:p>
          </table:table-cell>
          <table:table-cell table:style-name="Default"/>
          <table:table-cell table:number-columns-repeated="8" table:style-name="ce72" office:value-type="float" office:value="0" calcext:value-type="float">
            <text:p>0</text:p>
          </table:table-cell>
          <table:table-cell table:formula="of:=[.R270]+2*[.R271]+4*[.R272]+8*[.R273]+16*[.R274]+32*[.R275]+64*[.R276]+128*[.R277]" office:value-type="float" office:value="0" calcext:value-type="float">
            <text:p>0</text:p>
          </table:table-cell>
          <table:table-cell table:style-name="Default"/>
          <table:table-cell table:number-columns-repeated="8" table:style-name="ce105" office:value-type="float" office:value="0" calcext:value-type="float">
            <text:p>0</text:p>
          </table:table-cell>
          <table:table-cell table:formula="of:=[.AB270]+2*[.AB271]+4*[.AB272]+8*[.AB273]+16*[.AB274]+32*[.AB275]+64*[.AB276]+128*[.AB277]" office:value-type="float" office:value="0" calcext:value-type="float">
            <text:p>0</text:p>
          </table:table-cell>
          <table:table-cell table:style-name="Default"/>
          <table:table-cell table:number-columns-repeated="8" table:style-name="ce138" office:value-type="float" office:value="0" calcext:value-type="float">
            <text:p>0</text:p>
          </table:table-cell>
          <table:table-cell table:formula="of:=[.AL270]+2*[.AL271]+4*[.AL272]+8*[.AL273]+16*[.AL274]+32*[.AL275]+64*[.AL276]+128*[.AL277]" office:value-type="float" office:value="0" calcext:value-type="float">
            <text:p>0</text:p>
          </table:table-cell>
          <table:table-cell table:style-name="Default"/>
          <table:table-cell table:number-columns-repeated="8" table:style-name="ce175" office:value-type="float" office:value="0" calcext:value-type="float">
            <text:p>0</text:p>
          </table:table-cell>
          <table:table-cell table:formula="of:=[.AV270]+2*[.AV271]+4*[.AV272]+8*[.AV273]+16*[.AV274]+32*[.AV275]+64*[.AV276]+128*[.AV277]" office:value-type="float" office:value="0" calcext:value-type="float">
            <text:p>0</text:p>
          </table:table-cell>
          <table:table-cell table:style-name="Default"/>
          <table:table-cell table:number-columns-repeated="8" table:style-name="ce210" office:value-type="float" office:value="0" calcext:value-type="float">
            <text:p>0</text:p>
          </table:table-cell>
          <table:table-cell table:formula="of:=[.BF270]+2*[.BF271]+4*[.BF272]+8*[.BF273]+16*[.BF274]+32*[.BF275]+64*[.BF276]+128*[.BF277]" office:value-type="float" office:value="0" calcext:value-type="float">
            <text:p>0</text:p>
          </table:table-cell>
          <table:table-cell table:style-name="Default"/>
          <table:table-cell table:number-columns-repeated="8" table:style-name="ce245" office:value-type="float" office:value="0" calcext:value-type="float">
            <text:p>0</text:p>
          </table:table-cell>
          <table:table-cell table:formula="of:=[.BP270]+2*[.BP271]+4*[.BP272]+8*[.BP273]+16*[.BP274]+32*[.BP275]+64*[.BP276]+128*[.BP277]" office:value-type="float" office:value="0" calcext:value-type="float">
            <text:p>0</text:p>
          </table:table-cell>
          <table:table-cell table:style-name="Default"/>
          <table:table-cell table:number-columns-repeated="8" table:style-name="ce280" office:value-type="float" office:value="0" calcext:value-type="float">
            <text:p>0</text:p>
          </table:table-cell>
          <table:table-cell table:formula="of:=[.BZ270]+2*[.BZ271]+4*[.BZ272]+8*[.BZ273]+16*[.BZ274]+32*[.BZ275]+64*[.BZ276]+128*[.BZ277]" office:value-type="float" office:value="0" calcext:value-type="float">
            <text:p>0</text:p>
          </table:table-cell>
          <table:table-cell table:style-name="Default"/>
          <table:table-cell table:number-columns-repeated="944"/>
        </table:table-row>
        <table:table-row table:style-name="ro2">
          <table:table-cell table:style-name="Default" table:number-columns-repeated="8"/>
          <table:table-cell table:formula="of:=128*MID(DEC2BIN([.A278];2);2;1)+64*MID(DEC2BIN([.B278];2);2;1)+32*MID(DEC2BIN([.C278];2);2;1)+16*MID(DEC2BIN([.D278];2);2;1)+8*MID(DEC2BIN([.E278];2);2;1)+4*MID(DEC2BIN([.F278];2);2;1)+2*MID(DEC2BIN([.G278];2);2;1)+MID(DEC2BIN([.H278];2);2;1)" office:value-type="float" office:value="0" calcext:value-type="float">
            <text:p>0</text:p>
          </table:table-cell>
          <table:table-cell table:formula="of:=128*MID(DEC2BIN([.A278];2);1;1)+64*MID(DEC2BIN([.B278];2);1;1)+32*MID(DEC2BIN([.C278];2);1;1)+16*MID(DEC2BIN([.D278];2);1;1)+8*MID(DEC2BIN([.E278];2);1;1)+4*MID(DEC2BIN([.F278];2);1;1)+2*MID(DEC2BIN([.G278];2);1;1)+MID(DEC2BIN([.H278];2);1;1)" office:value-type="float" office:value="0" calcext:value-type="float">
            <text:p>0</text:p>
          </table:table-cell>
          <table:table-cell table:number-columns-repeated="8"/>
          <table:table-cell table:formula="of:=128*MID(DEC2BIN([.K278];2);2;1)+64*MID(DEC2BIN([.L278];2);2;1)+32*MID(DEC2BIN([.M278];2);2;1)+16*MID(DEC2BIN([.N278];2);2;1)+8*MID(DEC2BIN([.O278];2);2;1)+4*MID(DEC2BIN([.P278];2);2;1)+2*MID(DEC2BIN([.Q278];2);2;1)+MID(DEC2BIN([.R278];2);2;1)" office:value-type="float" office:value="0" calcext:value-type="float">
            <text:p>0</text:p>
          </table:table-cell>
          <table:table-cell table:formula="of:=128*MID(DEC2BIN([.K278];2);1;1)+64*MID(DEC2BIN([.L278];2);1;1)+32*MID(DEC2BIN([.M278];2);1;1)+16*MID(DEC2BIN([.N278];2);1;1)+8*MID(DEC2BIN([.O278];2);1;1)+4*MID(DEC2BIN([.P278];2);1;1)+2*MID(DEC2BIN([.Q278];2);1;1)+MID(DEC2BIN([.R278];2);1;1)" office:value-type="float" office:value="0" calcext:value-type="float">
            <text:p>0</text:p>
          </table:table-cell>
          <table:table-cell table:number-columns-repeated="8"/>
          <table:table-cell table:formula="of:=128*MID(DEC2BIN([.U278];2);2;1)+64*MID(DEC2BIN([.V278];2);2;1)+32*MID(DEC2BIN([.W278];2);2;1)+16*MID(DEC2BIN([.X278];2);2;1)+8*MID(DEC2BIN([.Y278];2);2;1)+4*MID(DEC2BIN([.Z278];2);2;1)+2*MID(DEC2BIN([.AA278];2);2;1)+MID(DEC2BIN([.AB278];2);2;1)" office:value-type="float" office:value="0" calcext:value-type="float">
            <text:p>0</text:p>
          </table:table-cell>
          <table:table-cell table:formula="of:=128*MID(DEC2BIN([.U278];2);1;1)+64*MID(DEC2BIN([.V278];2);1;1)+32*MID(DEC2BIN([.W278];2);1;1)+16*MID(DEC2BIN([.X278];2);1;1)+8*MID(DEC2BIN([.Y278];2);1;1)+4*MID(DEC2BIN([.Z278];2);1;1)+2*MID(DEC2BIN([.AA278];2);1;1)+MID(DEC2BIN([.AB278];2);1;1)" office:value-type="float" office:value="0" calcext:value-type="float">
            <text:p>0</text:p>
          </table:table-cell>
          <table:table-cell table:number-columns-repeated="8"/>
          <table:table-cell table:formula="of:=128*MID(DEC2BIN([.AE278];2);2;1)+64*MID(DEC2BIN([.AF278];2);2;1)+32*MID(DEC2BIN([.AG278];2);2;1)+16*MID(DEC2BIN([.AH278];2);2;1)+8*MID(DEC2BIN([.AI278];2);2;1)+4*MID(DEC2BIN([.AJ278];2);2;1)+2*MID(DEC2BIN([.AK278];2);2;1)+MID(DEC2BIN([.AL278];2);2;1)" office:value-type="float" office:value="0" calcext:value-type="float">
            <text:p>0</text:p>
          </table:table-cell>
          <table:table-cell table:formula="of:=128*MID(DEC2BIN([.AE278];2);1;1)+64*MID(DEC2BIN([.AF278];2);1;1)+32*MID(DEC2BIN([.AG278];2);1;1)+16*MID(DEC2BIN([.AH278];2);1;1)+8*MID(DEC2BIN([.AI278];2);1;1)+4*MID(DEC2BIN([.AJ278];2);1;1)+2*MID(DEC2BIN([.AK278];2);1;1)+MID(DEC2BIN([.AL278];2);1;1)" office:value-type="float" office:value="0" calcext:value-type="float">
            <text:p>0</text:p>
          </table:table-cell>
          <table:table-cell table:number-columns-repeated="8"/>
          <table:table-cell table:formula="of:=128*MID(DEC2BIN([.AO278];2);2;1)+64*MID(DEC2BIN([.AP278];2);2;1)+32*MID(DEC2BIN([.AQ278];2);2;1)+16*MID(DEC2BIN([.AR278];2);2;1)+8*MID(DEC2BIN([.AS278];2);2;1)+4*MID(DEC2BIN([.AT278];2);2;1)+2*MID(DEC2BIN([.AU278];2);2;1)+MID(DEC2BIN([.AV278];2);2;1)" office:value-type="float" office:value="0" calcext:value-type="float">
            <text:p>0</text:p>
          </table:table-cell>
          <table:table-cell table:formula="of:=128*MID(DEC2BIN([.AO278];2);1;1)+64*MID(DEC2BIN([.AP278];2);1;1)+32*MID(DEC2BIN([.AQ278];2);1;1)+16*MID(DEC2BIN([.AR278];2);1;1)+8*MID(DEC2BIN([.AS278];2);1;1)+4*MID(DEC2BIN([.AT278];2);1;1)+2*MID(DEC2BIN([.AU278];2);1;1)+MID(DEC2BIN([.AV278];2);1;1)" office:value-type="float" office:value="0" calcext:value-type="float">
            <text:p>0</text:p>
          </table:table-cell>
          <table:table-cell table:number-columns-repeated="8"/>
          <table:table-cell table:formula="of:=128*MID(DEC2BIN([.AY278];2);2;1)+64*MID(DEC2BIN([.AZ278];2);2;1)+32*MID(DEC2BIN([.BA278];2);2;1)+16*MID(DEC2BIN([.BB278];2);2;1)+8*MID(DEC2BIN([.BC278];2);2;1)+4*MID(DEC2BIN([.BD278];2);2;1)+2*MID(DEC2BIN([.BE278];2);2;1)+MID(DEC2BIN([.BF278];2);2;1)" office:value-type="float" office:value="0" calcext:value-type="float">
            <text:p>0</text:p>
          </table:table-cell>
          <table:table-cell table:formula="of:=128*MID(DEC2BIN([.AY278];2);1;1)+64*MID(DEC2BIN([.AZ278];2);1;1)+32*MID(DEC2BIN([.BA278];2);1;1)+16*MID(DEC2BIN([.BB278];2);1;1)+8*MID(DEC2BIN([.BC278];2);1;1)+4*MID(DEC2BIN([.BD278];2);1;1)+2*MID(DEC2BIN([.BE278];2);1;1)+MID(DEC2BIN([.BF278];2);1;1)" office:value-type="float" office:value="0" calcext:value-type="float">
            <text:p>0</text:p>
          </table:table-cell>
          <table:table-cell table:number-columns-repeated="8"/>
          <table:table-cell table:formula="of:=128*MID(DEC2BIN([.BI278];2);2;1)+64*MID(DEC2BIN([.BJ278];2);2;1)+32*MID(DEC2BIN([.BK278];2);2;1)+16*MID(DEC2BIN([.BL278];2);2;1)+8*MID(DEC2BIN([.BM278];2);2;1)+4*MID(DEC2BIN([.BN278];2);2;1)+2*MID(DEC2BIN([.BO278];2);2;1)+MID(DEC2BIN([.BP278];2);2;1)" office:value-type="float" office:value="0" calcext:value-type="float">
            <text:p>0</text:p>
          </table:table-cell>
          <table:table-cell table:formula="of:=128*MID(DEC2BIN([.BI278];2);1;1)+64*MID(DEC2BIN([.BJ278];2);1;1)+32*MID(DEC2BIN([.BK278];2);1;1)+16*MID(DEC2BIN([.BL278];2);1;1)+8*MID(DEC2BIN([.BM278];2);1;1)+4*MID(DEC2BIN([.BN278];2);1;1)+2*MID(DEC2BIN([.BO278];2);1;1)+MID(DEC2BIN([.BP278];2);1;1)" office:value-type="float" office:value="0" calcext:value-type="float">
            <text:p>0</text:p>
          </table:table-cell>
          <table:table-cell table:number-columns-repeated="8"/>
          <table:table-cell table:formula="of:=128*MID(DEC2BIN([.BS278];2);2;1)+64*MID(DEC2BIN([.BT278];2);2;1)+32*MID(DEC2BIN([.BU278];2);2;1)+16*MID(DEC2BIN([.BV278];2);2;1)+8*MID(DEC2BIN([.BW278];2);2;1)+4*MID(DEC2BIN([.BX278];2);2;1)+2*MID(DEC2BIN([.BY278];2);2;1)+MID(DEC2BIN([.BZ278];2);2;1)" office:value-type="float" office:value="0" calcext:value-type="float">
            <text:p>0</text:p>
          </table:table-cell>
          <table:table-cell table:formula="of:=128*MID(DEC2BIN([.BS278];2);1;1)+64*MID(DEC2BIN([.BT278];2);1;1)+32*MID(DEC2BIN([.BU278];2);1;1)+16*MID(DEC2BIN([.BV278];2);1;1)+8*MID(DEC2BIN([.BW278];2);1;1)+4*MID(DEC2BIN([.BX278];2);1;1)+2*MID(DEC2BIN([.BY278];2);1;1)+MID(DEC2BIN([.BZ278];2);1;1)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style-name="ce4" table:formula="of:=[.A269]+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"/>
          <table:table-cell table:style-name="Default"/>
          <table:table-cell/>
          <table:table-cell table:style-name="ce4" table:formula="of:=[.K269]+8" office:value-type="float" office:value="249" calcext:value-type="float" table:number-columns-spanned="8" table:number-rows-spanned="1">
            <text:p>249</text:p>
          </table:table-cell>
          <table:covered-table-cell table:number-columns-repeated="7" table:style-name="ce4"/>
          <table:table-cell table:style-name="Default"/>
          <table:table-cell/>
          <table:table-cell table:style-name="ce4" table:formula="of:=[.U269]+8" office:value-type="float" office:value="250" calcext:value-type="float" table:number-columns-spanned="8" table:number-rows-spanned="1">
            <text:p>250</text:p>
          </table:table-cell>
          <table:covered-table-cell table:number-columns-repeated="7" table:style-name="ce4"/>
          <table:table-cell table:style-name="Default"/>
          <table:table-cell/>
          <table:table-cell table:style-name="ce4" table:formula="of:=[.AE269]+8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"/>
          <table:table-cell table:style-name="Default"/>
          <table:table-cell/>
          <table:table-cell table:style-name="ce4" table:formula="of:=[.AO269]+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"/>
          <table:table-cell table:style-name="Default"/>
          <table:table-cell/>
          <table:table-cell table:style-name="ce4" table:formula="of:=[.AY269]+8" office:value-type="float" office:value="253" calcext:value-type="float" table:number-columns-spanned="8" table:number-rows-spanned="1">
            <text:p>253</text:p>
          </table:table-cell>
          <table:covered-table-cell table:number-columns-repeated="7" table:style-name="ce4"/>
          <table:table-cell table:style-name="Default"/>
          <table:table-cell/>
          <table:table-cell table:style-name="ce4" table:formula="of:=[.BI269]+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"/>
          <table:table-cell table:style-name="Default"/>
          <table:table-cell/>
          <table:table-cell table:style-name="ce4" table:formula="of:=[.BS269]+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"/>
          <table:table-cell table:style-name="Default"/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A280]+2*[.A281]+4*[.A282]+8*[.A283]+16*[.A284]+32*[.A285]+64*[.A286]+128*[.A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K280]+2*[.K281]+4*[.K282]+8*[.K283]+16*[.K284]+32*[.K285]+64*[.K286]+128*[.K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U280]+2*[.U281]+4*[.U282]+8*[.U283]+16*[.U284]+32*[.U285]+64*[.U286]+128*[.U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E280]+2*[.AE281]+4*[.AE282]+8*[.AE283]+16*[.AE284]+32*[.AE285]+64*[.AE286]+128*[.AE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O280]+2*[.AO281]+4*[.AO282]+8*[.AO283]+16*[.AO284]+32*[.AO285]+64*[.AO286]+128*[.AO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AY280]+2*[.AY281]+4*[.AY282]+8*[.AY283]+16*[.AY284]+32*[.AY285]+64*[.AY286]+128*[.AY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I280]+2*[.BI281]+4*[.BI282]+8*[.BI283]+16*[.BI284]+32*[.BI285]+64*[.BI286]+128*[.BI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S280]+2*[.BS281]+4*[.BS282]+8*[.BS283]+16*[.BS284]+32*[.BS285]+64*[.BS286]+128*[.BS28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B280]+2*[.B281]+4*[.B282]+8*[.B283]+16*[.B284]+32*[.B285]+64*[.B286]+128*[.B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L280]+2*[.L281]+4*[.L282]+8*[.L283]+16*[.L284]+32*[.L285]+64*[.L286]+128*[.L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V280]+2*[.V281]+4*[.V282]+8*[.V283]+16*[.V284]+32*[.V285]+64*[.V286]+128*[.V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F280]+2*[.AF281]+4*[.AF282]+8*[.AF283]+16*[.AF284]+32*[.AF285]+64*[.AF286]+128*[.AF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P280]+2*[.AP281]+4*[.AP282]+8*[.AP283]+16*[.AP284]+32*[.AP285]+64*[.AP286]+128*[.AP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AZ280]+2*[.AZ281]+4*[.AZ282]+8*[.AZ283]+16*[.AZ284]+32*[.AZ285]+64*[.AZ286]+128*[.AZ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J280]+2*[.BJ281]+4*[.BJ282]+8*[.BJ283]+16*[.BJ284]+32*[.BJ285]+64*[.BJ286]+128*[.BJ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T280]+2*[.BT281]+4*[.BT282]+8*[.BT283]+16*[.BT284]+32*[.BT285]+64*[.BT286]+128*[.BT28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C280]+2*[.C281]+4*[.C282]+8*[.C283]+16*[.C284]+32*[.C285]+64*[.C286]+128*[.C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M280]+2*[.M281]+4*[.M282]+8*[.M283]+16*[.M284]+32*[.M285]+64*[.M286]+128*[.M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W280]+2*[.W281]+4*[.W282]+8*[.W283]+16*[.W284]+32*[.W285]+64*[.W286]+128*[.W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G280]+2*[.AG281]+4*[.AG282]+8*[.AG283]+16*[.AG284]+32*[.AG285]+64*[.AG286]+128*[.AG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Q280]+2*[.AQ281]+4*[.AQ282]+8*[.AQ283]+16*[.AQ284]+32*[.AQ285]+64*[.AQ286]+128*[.AQ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BA280]+2*[.BA281]+4*[.BA282]+8*[.BA283]+16*[.BA284]+32*[.BA285]+64*[.BA286]+128*[.BA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K280]+2*[.BK281]+4*[.BK282]+8*[.BK283]+16*[.BK284]+32*[.BK285]+64*[.BK286]+128*[.BK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U280]+2*[.BU281]+4*[.BU282]+8*[.BU283]+16*[.BU284]+32*[.BU285]+64*[.BU286]+128*[.BU28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D280]+2*[.D281]+4*[.D282]+8*[.D283]+16*[.D284]+32*[.D285]+64*[.D286]+128*[.D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N280]+2*[.N281]+4*[.N282]+8*[.N283]+16*[.N284]+32*[.N285]+64*[.N286]+128*[.N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X280]+2*[.X281]+4*[.X282]+8*[.X283]+16*[.X284]+32*[.X285]+64*[.X286]+128*[.X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H280]+2*[.AH281]+4*[.AH282]+8*[.AH283]+16*[.AH284]+32*[.AH285]+64*[.AH286]+128*[.AH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R280]+2*[.AR281]+4*[.AR282]+8*[.AR283]+16*[.AR284]+32*[.AR285]+64*[.AR286]+128*[.AR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BB280]+2*[.BB281]+4*[.BB282]+8*[.BB283]+16*[.BB284]+32*[.BB285]+64*[.BB286]+128*[.BB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L280]+2*[.BL281]+4*[.BL282]+8*[.BL283]+16*[.BL284]+32*[.BL285]+64*[.BL286]+128*[.BL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V280]+2*[.BV281]+4*[.BV282]+8*[.BV283]+16*[.BV284]+32*[.BV285]+64*[.BV286]+128*[.BV28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E280]+2*[.E281]+4*[.E282]+8*[.E283]+16*[.E284]+32*[.E285]+64*[.E286]+128*[.E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O280]+2*[.O281]+4*[.O282]+8*[.O283]+16*[.O284]+32*[.O285]+64*[.O286]+128*[.O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Y280]+2*[.Y281]+4*[.Y282]+8*[.Y283]+16*[.Y284]+32*[.Y285]+64*[.Y286]+128*[.Y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I280]+2*[.AI281]+4*[.AI282]+8*[.AI283]+16*[.AI284]+32*[.AI285]+64*[.AI286]+128*[.AI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S280]+2*[.AS281]+4*[.AS282]+8*[.AS283]+16*[.AS284]+32*[.AS285]+64*[.AS286]+128*[.AS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BC280]+2*[.BC281]+4*[.BC282]+8*[.BC283]+16*[.BC284]+32*[.BC285]+64*[.BC286]+128*[.BC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M280]+2*[.BM281]+4*[.BM282]+8*[.BM283]+16*[.BM284]+32*[.BM285]+64*[.BM286]+128*[.BM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W280]+2*[.BW281]+4*[.BW282]+8*[.BW283]+16*[.BW284]+32*[.BW285]+64*[.BW286]+128*[.BW28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F280]+2*[.F281]+4*[.F282]+8*[.F283]+16*[.F284]+32*[.F285]+64*[.F286]+128*[.F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P280]+2*[.P281]+4*[.P282]+8*[.P283]+16*[.P284]+32*[.P285]+64*[.P286]+128*[.P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Z280]+2*[.Z281]+4*[.Z282]+8*[.Z283]+16*[.Z284]+32*[.Z285]+64*[.Z286]+128*[.Z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J280]+2*[.AJ281]+4*[.AJ282]+8*[.AJ283]+16*[.AJ284]+32*[.AJ285]+64*[.AJ286]+128*[.AJ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T280]+2*[.AT281]+4*[.AT282]+8*[.AT283]+16*[.AT284]+32*[.AT285]+64*[.AT286]+128*[.AT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BD280]+2*[.BD281]+4*[.BD282]+8*[.BD283]+16*[.BD284]+32*[.BD285]+64*[.BD286]+128*[.BD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N280]+2*[.BN281]+4*[.BN282]+8*[.BN283]+16*[.BN284]+32*[.BN285]+64*[.BN286]+128*[.BN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X280]+2*[.BX281]+4*[.BX282]+8*[.BX283]+16*[.BX284]+32*[.BX285]+64*[.BX286]+128*[.BX28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G280]+2*[.G281]+4*[.G282]+8*[.G283]+16*[.G284]+32*[.G285]+64*[.G286]+128*[.G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Q280]+2*[.Q281]+4*[.Q282]+8*[.Q283]+16*[.Q284]+32*[.Q285]+64*[.Q286]+128*[.Q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AA280]+2*[.AA281]+4*[.AA282]+8*[.AA283]+16*[.AA284]+32*[.AA285]+64*[.AA286]+128*[.AA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K280]+2*[.AK281]+4*[.AK282]+8*[.AK283]+16*[.AK284]+32*[.AK285]+64*[.AK286]+128*[.AK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U280]+2*[.AU281]+4*[.AU282]+8*[.AU283]+16*[.AU284]+32*[.AU285]+64*[.AU286]+128*[.AU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BE280]+2*[.BE281]+4*[.BE282]+8*[.BE283]+16*[.BE284]+32*[.BE285]+64*[.BE286]+128*[.BE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O280]+2*[.BO281]+4*[.BO282]+8*[.BO283]+16*[.BO284]+32*[.BO285]+64*[.BO286]+128*[.BO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Y280]+2*[.BY281]+4*[.BY282]+8*[.BY283]+16*[.BY284]+32*[.BY285]+64*[.BY286]+128*[.BY28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number-columns-repeated="8" table:style-name="ce38" office:value-type="float" office:value="0" calcext:value-type="float">
            <text:p>0</text:p>
          </table:table-cell>
          <table:table-cell table:formula="of:=[.H280]+2*[.H281]+4*[.H282]+8*[.H283]+16*[.H284]+32*[.H285]+64*[.H286]+128*[.H287]" office:value-type="float" office:value="0" calcext:value-type="float">
            <text:p>0</text:p>
          </table:table-cell>
          <table:table-cell/>
          <table:table-cell table:number-columns-repeated="8" table:style-name="ce73" office:value-type="float" office:value="0" calcext:value-type="float">
            <text:p>0</text:p>
          </table:table-cell>
          <table:table-cell table:formula="of:=[.R280]+2*[.R281]+4*[.R282]+8*[.R283]+16*[.R284]+32*[.R285]+64*[.R286]+128*[.R287]" office:value-type="float" office:value="0" calcext:value-type="float">
            <text:p>0</text:p>
          </table:table-cell>
          <table:table-cell/>
          <table:table-cell table:number-columns-repeated="8" table:style-name="ce106" office:value-type="float" office:value="0" calcext:value-type="float">
            <text:p>0</text:p>
          </table:table-cell>
          <table:table-cell table:formula="of:=[.AB280]+2*[.AB281]+4*[.AB282]+8*[.AB283]+16*[.AB284]+32*[.AB285]+64*[.AB286]+128*[.AB287]" office:value-type="float" office:value="0" calcext:value-type="float">
            <text:p>0</text:p>
          </table:table-cell>
          <table:table-cell/>
          <table:table-cell table:number-columns-repeated="8" table:style-name="ce139" office:value-type="float" office:value="0" calcext:value-type="float">
            <text:p>0</text:p>
          </table:table-cell>
          <table:table-cell table:formula="of:=[.AL280]+2*[.AL281]+4*[.AL282]+8*[.AL283]+16*[.AL284]+32*[.AL285]+64*[.AL286]+128*[.AL287]" office:value-type="float" office:value="0" calcext:value-type="float">
            <text:p>0</text:p>
          </table:table-cell>
          <table:table-cell/>
          <table:table-cell table:number-columns-repeated="8" table:style-name="ce176" office:value-type="float" office:value="0" calcext:value-type="float">
            <text:p>0</text:p>
          </table:table-cell>
          <table:table-cell table:formula="of:=[.AV280]+2*[.AV281]+4*[.AV282]+8*[.AV283]+16*[.AV284]+32*[.AV285]+64*[.AV286]+128*[.AV287]" office:value-type="float" office:value="0" calcext:value-type="float">
            <text:p>0</text:p>
          </table:table-cell>
          <table:table-cell/>
          <table:table-cell table:number-columns-repeated="8" table:style-name="ce211" office:value-type="float" office:value="0" calcext:value-type="float">
            <text:p>0</text:p>
          </table:table-cell>
          <table:table-cell table:formula="of:=[.BF280]+2*[.BF281]+4*[.BF282]+8*[.BF283]+16*[.BF284]+32*[.BF285]+64*[.BF286]+128*[.BF287]" office:value-type="float" office:value="0" calcext:value-type="float">
            <text:p>0</text:p>
          </table:table-cell>
          <table:table-cell/>
          <table:table-cell table:number-columns-repeated="8" table:style-name="ce246" office:value-type="float" office:value="0" calcext:value-type="float">
            <text:p>0</text:p>
          </table:table-cell>
          <table:table-cell table:formula="of:=[.BP280]+2*[.BP281]+4*[.BP282]+8*[.BP283]+16*[.BP284]+32*[.BP285]+64*[.BP286]+128*[.BP287]" office:value-type="float" office:value="0" calcext:value-type="float">
            <text:p>0</text:p>
          </table:table-cell>
          <table:table-cell/>
          <table:table-cell table:number-columns-repeated="8" table:style-name="ce281" office:value-type="float" office:value="0" calcext:value-type="float">
            <text:p>0</text:p>
          </table:table-cell>
          <table:table-cell table:formula="of:=[.BZ280]+2*[.BZ281]+4*[.BZ282]+8*[.BZ283]+16*[.BZ284]+32*[.BZ285]+64*[.BZ286]+128*[.BZ287]" office:value-type="float" office:value="0" calcext:value-type="float">
            <text:p>0</text:p>
          </table:table-cell>
          <table:table-cell table:number-columns-repeated="945"/>
        </table:table-row>
        <table:table-row table:style-name="ro2" table:number-rows-repeated="10482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sign.BS120:Design.BZ127">
            <calcext:condition calcext:apply-style-name="ConditionalStyle_951" calcext:value="=1" calcext:base-cell-address="Design.BS120"/>
            <calcext:condition calcext:apply-style-name="ConditionalStyle_950" calcext:value="=3" calcext:base-cell-address="Design.BS120"/>
            <calcext:condition calcext:apply-style-name="ConditionalStyle_949" calcext:value="=2" calcext:base-cell-address="Design.BS120"/>
          </calcext:conditional-format>
          <calcext:conditional-format calcext:target-range-address="Design.A16:Design.H18 Design.F10:Design.H15">
            <calcext:condition calcext:apply-style-name="ConditionalStyle_948" calcext:value="=1" calcext:base-cell-address="Design.A16"/>
            <calcext:condition calcext:apply-style-name="ConditionalStyle_947" calcext:value="=3" calcext:base-cell-address="Design.A16"/>
            <calcext:condition calcext:apply-style-name="ConditionalStyle_946" calcext:value="=2" calcext:base-cell-address="Design.A16"/>
          </calcext:conditional-format>
          <calcext:conditional-format calcext:target-range-address="Design.K10:Design.R18">
            <calcext:condition calcext:apply-style-name="ConditionalStyle_945" calcext:value="=1" calcext:base-cell-address="Design.K10"/>
            <calcext:condition calcext:apply-style-name="ConditionalStyle_944" calcext:value="=3" calcext:base-cell-address="Design.K10"/>
            <calcext:condition calcext:apply-style-name="ConditionalStyle_943" calcext:value="=2" calcext:base-cell-address="Design.K10"/>
          </calcext:conditional-format>
          <calcext:conditional-format calcext:target-range-address="Design.AE18:Design.AL18">
            <calcext:condition calcext:apply-style-name="ConditionalStyle_942" calcext:value="=1" calcext:base-cell-address="Design.AE18"/>
            <calcext:condition calcext:apply-style-name="ConditionalStyle_941" calcext:value="=3" calcext:base-cell-address="Design.AE18"/>
            <calcext:condition calcext:apply-style-name="ConditionalStyle_940" calcext:value="=2" calcext:base-cell-address="Design.AE18"/>
          </calcext:conditional-format>
          <calcext:conditional-format calcext:target-range-address="Design.AO18:Design.AV18">
            <calcext:condition calcext:apply-style-name="ConditionalStyle_939" calcext:value="=1" calcext:base-cell-address="Design.AO18"/>
            <calcext:condition calcext:apply-style-name="ConditionalStyle_938" calcext:value="=3" calcext:base-cell-address="Design.AO18"/>
            <calcext:condition calcext:apply-style-name="ConditionalStyle_937" calcext:value="=2" calcext:base-cell-address="Design.AO18"/>
          </calcext:conditional-format>
          <calcext:conditional-format calcext:target-range-address="Design.AY18:Design.BF18">
            <calcext:condition calcext:apply-style-name="ConditionalStyle_936" calcext:value="=1" calcext:base-cell-address="Design.AY18"/>
            <calcext:condition calcext:apply-style-name="ConditionalStyle_935" calcext:value="=3" calcext:base-cell-address="Design.AY18"/>
            <calcext:condition calcext:apply-style-name="ConditionalStyle_934" calcext:value="=2" calcext:base-cell-address="Design.AY18"/>
          </calcext:conditional-format>
          <calcext:conditional-format calcext:target-range-address="Design.BI18:Design.BP18">
            <calcext:condition calcext:apply-style-name="ConditionalStyle_933" calcext:value="=1" calcext:base-cell-address="Design.BI18"/>
            <calcext:condition calcext:apply-style-name="ConditionalStyle_932" calcext:value="=3" calcext:base-cell-address="Design.BI18"/>
            <calcext:condition calcext:apply-style-name="ConditionalStyle_931" calcext:value="=2" calcext:base-cell-address="Design.BI18"/>
          </calcext:conditional-format>
          <calcext:conditional-format calcext:target-range-address="Design.BS18:Design.BZ18 Design.CC10:Design.CD17">
            <calcext:condition calcext:apply-style-name="ConditionalStyle_930" calcext:value="=1" calcext:base-cell-address="Design.BS18"/>
            <calcext:condition calcext:apply-style-name="ConditionalStyle_929" calcext:value="=3" calcext:base-cell-address="Design.BS18"/>
            <calcext:condition calcext:apply-style-name="ConditionalStyle_928" calcext:value="=2" calcext:base-cell-address="Design.BS18"/>
          </calcext:conditional-format>
          <calcext:conditional-format calcext:target-range-address="Design.A28:Design.H28">
            <calcext:condition calcext:apply-style-name="ConditionalStyle_927" calcext:value="=1" calcext:base-cell-address="Design.A28"/>
            <calcext:condition calcext:apply-style-name="ConditionalStyle_926" calcext:value="=3" calcext:base-cell-address="Design.A28"/>
            <calcext:condition calcext:apply-style-name="ConditionalStyle_925" calcext:value="=2" calcext:base-cell-address="Design.A28"/>
          </calcext:conditional-format>
          <calcext:conditional-format calcext:target-range-address="Design.K28:Design.R28">
            <calcext:condition calcext:apply-style-name="ConditionalStyle_924" calcext:value="=1" calcext:base-cell-address="Design.K28"/>
            <calcext:condition calcext:apply-style-name="ConditionalStyle_923" calcext:value="=3" calcext:base-cell-address="Design.K28"/>
            <calcext:condition calcext:apply-style-name="ConditionalStyle_922" calcext:value="=2" calcext:base-cell-address="Design.K28"/>
          </calcext:conditional-format>
          <calcext:conditional-format calcext:target-range-address="Design.U28:Design.AB28">
            <calcext:condition calcext:apply-style-name="ConditionalStyle_921" calcext:value="=1" calcext:base-cell-address="Design.U28"/>
            <calcext:condition calcext:apply-style-name="ConditionalStyle_920" calcext:value="=3" calcext:base-cell-address="Design.U28"/>
            <calcext:condition calcext:apply-style-name="ConditionalStyle_919" calcext:value="=2" calcext:base-cell-address="Design.U28"/>
          </calcext:conditional-format>
          <calcext:conditional-format calcext:target-range-address="Design.AE28:Design.AL28">
            <calcext:condition calcext:apply-style-name="ConditionalStyle_918" calcext:value="=1" calcext:base-cell-address="Design.AE28"/>
            <calcext:condition calcext:apply-style-name="ConditionalStyle_917" calcext:value="=3" calcext:base-cell-address="Design.AE28"/>
            <calcext:condition calcext:apply-style-name="ConditionalStyle_916" calcext:value="=2" calcext:base-cell-address="Design.AE28"/>
          </calcext:conditional-format>
          <calcext:conditional-format calcext:target-range-address="Design.AO28:Design.AV28">
            <calcext:condition calcext:apply-style-name="ConditionalStyle_915" calcext:value="=1" calcext:base-cell-address="Design.AO28"/>
            <calcext:condition calcext:apply-style-name="ConditionalStyle_914" calcext:value="=3" calcext:base-cell-address="Design.AO28"/>
            <calcext:condition calcext:apply-style-name="ConditionalStyle_913" calcext:value="=2" calcext:base-cell-address="Design.AO28"/>
          </calcext:conditional-format>
          <calcext:conditional-format calcext:target-range-address="Design.AY28:Design.BF28">
            <calcext:condition calcext:apply-style-name="ConditionalStyle_912" calcext:value="=1" calcext:base-cell-address="Design.AY28"/>
            <calcext:condition calcext:apply-style-name="ConditionalStyle_911" calcext:value="=3" calcext:base-cell-address="Design.AY28"/>
            <calcext:condition calcext:apply-style-name="ConditionalStyle_910" calcext:value="=2" calcext:base-cell-address="Design.AY28"/>
          </calcext:conditional-format>
          <calcext:conditional-format calcext:target-range-address="Design.BI28:Design.BP28">
            <calcext:condition calcext:apply-style-name="ConditionalStyle_909" calcext:value="=1" calcext:base-cell-address="Design.BI28"/>
            <calcext:condition calcext:apply-style-name="ConditionalStyle_908" calcext:value="=3" calcext:base-cell-address="Design.BI28"/>
            <calcext:condition calcext:apply-style-name="ConditionalStyle_907" calcext:value="=2" calcext:base-cell-address="Design.BI28"/>
          </calcext:conditional-format>
          <calcext:conditional-format calcext:target-range-address="Design.BS28:Design.BZ28">
            <calcext:condition calcext:apply-style-name="ConditionalStyle_906" calcext:value="=1" calcext:base-cell-address="Design.BS28"/>
            <calcext:condition calcext:apply-style-name="ConditionalStyle_905" calcext:value="=3" calcext:base-cell-address="Design.BS28"/>
            <calcext:condition calcext:apply-style-name="ConditionalStyle_904" calcext:value="=2" calcext:base-cell-address="Design.BS28"/>
          </calcext:conditional-format>
          <calcext:conditional-format calcext:target-range-address="Design.A38:Design.H38">
            <calcext:condition calcext:apply-style-name="ConditionalStyle_903" calcext:value="=1" calcext:base-cell-address="Design.A38"/>
            <calcext:condition calcext:apply-style-name="ConditionalStyle_902" calcext:value="=3" calcext:base-cell-address="Design.A38"/>
            <calcext:condition calcext:apply-style-name="ConditionalStyle_901" calcext:value="=2" calcext:base-cell-address="Design.A38"/>
          </calcext:conditional-format>
          <calcext:conditional-format calcext:target-range-address="Design.K38:Design.R38">
            <calcext:condition calcext:apply-style-name="ConditionalStyle_900" calcext:value="=1" calcext:base-cell-address="Design.K38"/>
            <calcext:condition calcext:apply-style-name="ConditionalStyle_899" calcext:value="=3" calcext:base-cell-address="Design.K38"/>
            <calcext:condition calcext:apply-style-name="ConditionalStyle_898" calcext:value="=2" calcext:base-cell-address="Design.K38"/>
          </calcext:conditional-format>
          <calcext:conditional-format calcext:target-range-address="Design.U38:Design.AB38">
            <calcext:condition calcext:apply-style-name="ConditionalStyle_897" calcext:value="=1" calcext:base-cell-address="Design.U38"/>
            <calcext:condition calcext:apply-style-name="ConditionalStyle_896" calcext:value="=3" calcext:base-cell-address="Design.U38"/>
            <calcext:condition calcext:apply-style-name="ConditionalStyle_895" calcext:value="=2" calcext:base-cell-address="Design.U38"/>
          </calcext:conditional-format>
          <calcext:conditional-format calcext:target-range-address="Design.AE38:Design.AL38">
            <calcext:condition calcext:apply-style-name="ConditionalStyle_894" calcext:value="=1" calcext:base-cell-address="Design.AE38"/>
            <calcext:condition calcext:apply-style-name="ConditionalStyle_893" calcext:value="=3" calcext:base-cell-address="Design.AE38"/>
            <calcext:condition calcext:apply-style-name="ConditionalStyle_892" calcext:value="=2" calcext:base-cell-address="Design.AE38"/>
          </calcext:conditional-format>
          <calcext:conditional-format calcext:target-range-address="Design.AO38:Design.AV38">
            <calcext:condition calcext:apply-style-name="ConditionalStyle_891" calcext:value="=1" calcext:base-cell-address="Design.AO38"/>
            <calcext:condition calcext:apply-style-name="ConditionalStyle_890" calcext:value="=3" calcext:base-cell-address="Design.AO38"/>
            <calcext:condition calcext:apply-style-name="ConditionalStyle_889" calcext:value="=2" calcext:base-cell-address="Design.AO38"/>
          </calcext:conditional-format>
          <calcext:conditional-format calcext:target-range-address="Design.AY38:Design.BF38">
            <calcext:condition calcext:apply-style-name="ConditionalStyle_888" calcext:value="=1" calcext:base-cell-address="Design.AY38"/>
            <calcext:condition calcext:apply-style-name="ConditionalStyle_887" calcext:value="=3" calcext:base-cell-address="Design.AY38"/>
            <calcext:condition calcext:apply-style-name="ConditionalStyle_886" calcext:value="=2" calcext:base-cell-address="Design.AY38"/>
          </calcext:conditional-format>
          <calcext:conditional-format calcext:target-range-address="Design.BI38:Design.BP38">
            <calcext:condition calcext:apply-style-name="ConditionalStyle_885" calcext:value="=1" calcext:base-cell-address="Design.BI38"/>
            <calcext:condition calcext:apply-style-name="ConditionalStyle_884" calcext:value="=3" calcext:base-cell-address="Design.BI38"/>
            <calcext:condition calcext:apply-style-name="ConditionalStyle_883" calcext:value="=2" calcext:base-cell-address="Design.BI38"/>
          </calcext:conditional-format>
          <calcext:conditional-format calcext:target-range-address="Design.BS38:Design.BZ38">
            <calcext:condition calcext:apply-style-name="ConditionalStyle_882" calcext:value="=1" calcext:base-cell-address="Design.BS38"/>
            <calcext:condition calcext:apply-style-name="ConditionalStyle_881" calcext:value="=3" calcext:base-cell-address="Design.BS38"/>
            <calcext:condition calcext:apply-style-name="ConditionalStyle_880" calcext:value="=2" calcext:base-cell-address="Design.BS38"/>
          </calcext:conditional-format>
          <calcext:conditional-format calcext:target-range-address="Design.A40:Design.H48">
            <calcext:condition calcext:apply-style-name="ConditionalStyle_879" calcext:value="=1" calcext:base-cell-address="Design.A40"/>
            <calcext:condition calcext:apply-style-name="ConditionalStyle_878" calcext:value="=3" calcext:base-cell-address="Design.A40"/>
            <calcext:condition calcext:apply-style-name="ConditionalStyle_877" calcext:value="=2" calcext:base-cell-address="Design.A40"/>
          </calcext:conditional-format>
          <calcext:conditional-format calcext:target-range-address="Design.K40:Design.R48">
            <calcext:condition calcext:apply-style-name="ConditionalStyle_876" calcext:value="=1" calcext:base-cell-address="Design.K40"/>
            <calcext:condition calcext:apply-style-name="ConditionalStyle_875" calcext:value="=3" calcext:base-cell-address="Design.K40"/>
            <calcext:condition calcext:apply-style-name="ConditionalStyle_874" calcext:value="=2" calcext:base-cell-address="Design.K40"/>
          </calcext:conditional-format>
          <calcext:conditional-format calcext:target-range-address="Design.U40:Design.AB48">
            <calcext:condition calcext:apply-style-name="ConditionalStyle_873" calcext:value="=1" calcext:base-cell-address="Design.U40"/>
            <calcext:condition calcext:apply-style-name="ConditionalStyle_872" calcext:value="=3" calcext:base-cell-address="Design.U40"/>
            <calcext:condition calcext:apply-style-name="ConditionalStyle_871" calcext:value="=2" calcext:base-cell-address="Design.U40"/>
          </calcext:conditional-format>
          <calcext:conditional-format calcext:target-range-address="Design.AE40:Design.AL48">
            <calcext:condition calcext:apply-style-name="ConditionalStyle_870" calcext:value="=1" calcext:base-cell-address="Design.AE40"/>
            <calcext:condition calcext:apply-style-name="ConditionalStyle_869" calcext:value="=3" calcext:base-cell-address="Design.AE40"/>
            <calcext:condition calcext:apply-style-name="ConditionalStyle_868" calcext:value="=2" calcext:base-cell-address="Design.AE40"/>
          </calcext:conditional-format>
          <calcext:conditional-format calcext:target-range-address="Design.AO40:Design.AV48">
            <calcext:condition calcext:apply-style-name="ConditionalStyle_867" calcext:value="=1" calcext:base-cell-address="Design.AO40"/>
            <calcext:condition calcext:apply-style-name="ConditionalStyle_866" calcext:value="=3" calcext:base-cell-address="Design.AO40"/>
            <calcext:condition calcext:apply-style-name="ConditionalStyle_865" calcext:value="=2" calcext:base-cell-address="Design.AO40"/>
          </calcext:conditional-format>
          <calcext:conditional-format calcext:target-range-address="Design.AY40:Design.BF48">
            <calcext:condition calcext:apply-style-name="ConditionalStyle_864" calcext:value="=1" calcext:base-cell-address="Design.AY40"/>
            <calcext:condition calcext:apply-style-name="ConditionalStyle_863" calcext:value="=3" calcext:base-cell-address="Design.AY40"/>
            <calcext:condition calcext:apply-style-name="ConditionalStyle_862" calcext:value="=2" calcext:base-cell-address="Design.AY40"/>
          </calcext:conditional-format>
          <calcext:conditional-format calcext:target-range-address="Design.BI40:Design.BP48">
            <calcext:condition calcext:apply-style-name="ConditionalStyle_861" calcext:value="=1" calcext:base-cell-address="Design.BI40"/>
            <calcext:condition calcext:apply-style-name="ConditionalStyle_860" calcext:value="=3" calcext:base-cell-address="Design.BI40"/>
            <calcext:condition calcext:apply-style-name="ConditionalStyle_859" calcext:value="=2" calcext:base-cell-address="Design.BI40"/>
          </calcext:conditional-format>
          <calcext:conditional-format calcext:target-range-address="Design.BS48:Design.BZ48">
            <calcext:condition calcext:apply-style-name="ConditionalStyle_858" calcext:value="=1" calcext:base-cell-address="Design.BS48"/>
            <calcext:condition calcext:apply-style-name="ConditionalStyle_857" calcext:value="=3" calcext:base-cell-address="Design.BS48"/>
            <calcext:condition calcext:apply-style-name="ConditionalStyle_856" calcext:value="=2" calcext:base-cell-address="Design.BS48"/>
          </calcext:conditional-format>
          <calcext:conditional-format calcext:target-range-address="Design.A58:Design.H58">
            <calcext:condition calcext:apply-style-name="ConditionalStyle_855" calcext:value="=1" calcext:base-cell-address="Design.A58"/>
            <calcext:condition calcext:apply-style-name="ConditionalStyle_854" calcext:value="=3" calcext:base-cell-address="Design.A58"/>
            <calcext:condition calcext:apply-style-name="ConditionalStyle_853" calcext:value="=2" calcext:base-cell-address="Design.A58"/>
          </calcext:conditional-format>
          <calcext:conditional-format calcext:target-range-address="Design.K58:Design.R58">
            <calcext:condition calcext:apply-style-name="ConditionalStyle_852" calcext:value="=1" calcext:base-cell-address="Design.K58"/>
            <calcext:condition calcext:apply-style-name="ConditionalStyle_851" calcext:value="=3" calcext:base-cell-address="Design.K58"/>
            <calcext:condition calcext:apply-style-name="ConditionalStyle_850" calcext:value="=2" calcext:base-cell-address="Design.K58"/>
          </calcext:conditional-format>
          <calcext:conditional-format calcext:target-range-address="Design.U58:Design.AB58">
            <calcext:condition calcext:apply-style-name="ConditionalStyle_849" calcext:value="=1" calcext:base-cell-address="Design.U58"/>
            <calcext:condition calcext:apply-style-name="ConditionalStyle_848" calcext:value="=3" calcext:base-cell-address="Design.U58"/>
            <calcext:condition calcext:apply-style-name="ConditionalStyle_847" calcext:value="=2" calcext:base-cell-address="Design.U58"/>
          </calcext:conditional-format>
          <calcext:conditional-format calcext:target-range-address="Design.AE58:Design.AL58">
            <calcext:condition calcext:apply-style-name="ConditionalStyle_846" calcext:value="=1" calcext:base-cell-address="Design.AE58"/>
            <calcext:condition calcext:apply-style-name="ConditionalStyle_845" calcext:value="=3" calcext:base-cell-address="Design.AE58"/>
            <calcext:condition calcext:apply-style-name="ConditionalStyle_844" calcext:value="=2" calcext:base-cell-address="Design.AE58"/>
          </calcext:conditional-format>
          <calcext:conditional-format calcext:target-range-address="Design.AO58:Design.AV58">
            <calcext:condition calcext:apply-style-name="ConditionalStyle_843" calcext:value="=1" calcext:base-cell-address="Design.AO58"/>
            <calcext:condition calcext:apply-style-name="ConditionalStyle_842" calcext:value="=3" calcext:base-cell-address="Design.AO58"/>
            <calcext:condition calcext:apply-style-name="ConditionalStyle_841" calcext:value="=2" calcext:base-cell-address="Design.AO58"/>
          </calcext:conditional-format>
          <calcext:conditional-format calcext:target-range-address="Design.AY58:Design.BF58">
            <calcext:condition calcext:apply-style-name="ConditionalStyle_840" calcext:value="=1" calcext:base-cell-address="Design.AY58"/>
            <calcext:condition calcext:apply-style-name="ConditionalStyle_839" calcext:value="=3" calcext:base-cell-address="Design.AY58"/>
            <calcext:condition calcext:apply-style-name="ConditionalStyle_838" calcext:value="=2" calcext:base-cell-address="Design.AY58"/>
          </calcext:conditional-format>
          <calcext:conditional-format calcext:target-range-address="Design.BI58:Design.BP58">
            <calcext:condition calcext:apply-style-name="ConditionalStyle_837" calcext:value="=1" calcext:base-cell-address="Design.BI58"/>
            <calcext:condition calcext:apply-style-name="ConditionalStyle_836" calcext:value="=3" calcext:base-cell-address="Design.BI58"/>
            <calcext:condition calcext:apply-style-name="ConditionalStyle_835" calcext:value="=2" calcext:base-cell-address="Design.BI58"/>
          </calcext:conditional-format>
          <calcext:conditional-format calcext:target-range-address="Design.BS58:Design.BZ58">
            <calcext:condition calcext:apply-style-name="ConditionalStyle_834" calcext:value="=1" calcext:base-cell-address="Design.BS58"/>
            <calcext:condition calcext:apply-style-name="ConditionalStyle_833" calcext:value="=3" calcext:base-cell-address="Design.BS58"/>
            <calcext:condition calcext:apply-style-name="ConditionalStyle_832" calcext:value="=2" calcext:base-cell-address="Design.BS58"/>
          </calcext:conditional-format>
          <calcext:conditional-format calcext:target-range-address="Design.A60:Design.H67">
            <calcext:condition calcext:apply-style-name="ConditionalStyle_831" calcext:value="=1" calcext:base-cell-address="Design.A60"/>
            <calcext:condition calcext:apply-style-name="ConditionalStyle_830" calcext:value="=3" calcext:base-cell-address="Design.A60"/>
            <calcext:condition calcext:apply-style-name="ConditionalStyle_829" calcext:value="=2" calcext:base-cell-address="Design.A60"/>
          </calcext:conditional-format>
          <calcext:conditional-format calcext:target-range-address="Design.K60:Design.R67">
            <calcext:condition calcext:apply-style-name="ConditionalStyle_828" calcext:value="=1" calcext:base-cell-address="Design.K60"/>
            <calcext:condition calcext:apply-style-name="ConditionalStyle_827" calcext:value="=3" calcext:base-cell-address="Design.K60"/>
            <calcext:condition calcext:apply-style-name="ConditionalStyle_826" calcext:value="=2" calcext:base-cell-address="Design.K60"/>
          </calcext:conditional-format>
          <calcext:conditional-format calcext:target-range-address="Design.U60:Design.AB67">
            <calcext:condition calcext:apply-style-name="ConditionalStyle_825" calcext:value="=1" calcext:base-cell-address="Design.U60"/>
            <calcext:condition calcext:apply-style-name="ConditionalStyle_824" calcext:value="=3" calcext:base-cell-address="Design.U60"/>
            <calcext:condition calcext:apply-style-name="ConditionalStyle_823" calcext:value="=2" calcext:base-cell-address="Design.U60"/>
          </calcext:conditional-format>
          <calcext:conditional-format calcext:target-range-address="Design.AE60:Design.AL67">
            <calcext:condition calcext:apply-style-name="ConditionalStyle_822" calcext:value="=1" calcext:base-cell-address="Design.AE60"/>
            <calcext:condition calcext:apply-style-name="ConditionalStyle_821" calcext:value="=3" calcext:base-cell-address="Design.AE60"/>
            <calcext:condition calcext:apply-style-name="ConditionalStyle_820" calcext:value="=2" calcext:base-cell-address="Design.AE60"/>
          </calcext:conditional-format>
          <calcext:conditional-format calcext:target-range-address="Design.AO60:Design.AV67">
            <calcext:condition calcext:apply-style-name="ConditionalStyle_819" calcext:value="=1" calcext:base-cell-address="Design.AO60"/>
            <calcext:condition calcext:apply-style-name="ConditionalStyle_818" calcext:value="=3" calcext:base-cell-address="Design.AO60"/>
            <calcext:condition calcext:apply-style-name="ConditionalStyle_817" calcext:value="=2" calcext:base-cell-address="Design.AO60"/>
          </calcext:conditional-format>
          <calcext:conditional-format calcext:target-range-address="Design.AY60:Design.BF67">
            <calcext:condition calcext:apply-style-name="ConditionalStyle_816" calcext:value="=1" calcext:base-cell-address="Design.AY60"/>
            <calcext:condition calcext:apply-style-name="ConditionalStyle_815" calcext:value="=3" calcext:base-cell-address="Design.AY60"/>
            <calcext:condition calcext:apply-style-name="ConditionalStyle_814" calcext:value="=2" calcext:base-cell-address="Design.AY60"/>
          </calcext:conditional-format>
          <calcext:conditional-format calcext:target-range-address="Design.BI60:Design.BP67">
            <calcext:condition calcext:apply-style-name="ConditionalStyle_813" calcext:value="=1" calcext:base-cell-address="Design.BI60"/>
            <calcext:condition calcext:apply-style-name="ConditionalStyle_812" calcext:value="=3" calcext:base-cell-address="Design.BI60"/>
            <calcext:condition calcext:apply-style-name="ConditionalStyle_811" calcext:value="=2" calcext:base-cell-address="Design.BI60"/>
          </calcext:conditional-format>
          <calcext:conditional-format calcext:target-range-address="Design.A70:Design.H77">
            <calcext:condition calcext:apply-style-name="ConditionalStyle_810" calcext:value="=1" calcext:base-cell-address="Design.A70"/>
            <calcext:condition calcext:apply-style-name="ConditionalStyle_809" calcext:value="=3" calcext:base-cell-address="Design.A70"/>
            <calcext:condition calcext:apply-style-name="ConditionalStyle_808" calcext:value="=2" calcext:base-cell-address="Design.A70"/>
          </calcext:conditional-format>
          <calcext:conditional-format calcext:target-range-address="Design.K70:Design.R77">
            <calcext:condition calcext:apply-style-name="ConditionalStyle_807" calcext:value="=1" calcext:base-cell-address="Design.K70"/>
            <calcext:condition calcext:apply-style-name="ConditionalStyle_806" calcext:value="=3" calcext:base-cell-address="Design.K70"/>
            <calcext:condition calcext:apply-style-name="ConditionalStyle_805" calcext:value="=2" calcext:base-cell-address="Design.K70"/>
          </calcext:conditional-format>
          <calcext:conditional-format calcext:target-range-address="Design.U70:Design.AB77">
            <calcext:condition calcext:apply-style-name="ConditionalStyle_804" calcext:value="=1" calcext:base-cell-address="Design.U70"/>
            <calcext:condition calcext:apply-style-name="ConditionalStyle_803" calcext:value="=3" calcext:base-cell-address="Design.U70"/>
            <calcext:condition calcext:apply-style-name="ConditionalStyle_802" calcext:value="=2" calcext:base-cell-address="Design.U70"/>
          </calcext:conditional-format>
          <calcext:conditional-format calcext:target-range-address="Design.AE70:Design.AL77">
            <calcext:condition calcext:apply-style-name="ConditionalStyle_801" calcext:value="=1" calcext:base-cell-address="Design.AE70"/>
            <calcext:condition calcext:apply-style-name="ConditionalStyle_800" calcext:value="=3" calcext:base-cell-address="Design.AE70"/>
            <calcext:condition calcext:apply-style-name="ConditionalStyle_799" calcext:value="=2" calcext:base-cell-address="Design.AE70"/>
          </calcext:conditional-format>
          <calcext:conditional-format calcext:target-range-address="Design.AO70:Design.AV77">
            <calcext:condition calcext:apply-style-name="ConditionalStyle_798" calcext:value="=1" calcext:base-cell-address="Design.AO70"/>
            <calcext:condition calcext:apply-style-name="ConditionalStyle_797" calcext:value="=3" calcext:base-cell-address="Design.AO70"/>
            <calcext:condition calcext:apply-style-name="ConditionalStyle_796" calcext:value="=2" calcext:base-cell-address="Design.AO70"/>
          </calcext:conditional-format>
          <calcext:conditional-format calcext:target-range-address="Design.AY70:Design.BF77">
            <calcext:condition calcext:apply-style-name="ConditionalStyle_795" calcext:value="=1" calcext:base-cell-address="Design.AY70"/>
            <calcext:condition calcext:apply-style-name="ConditionalStyle_794" calcext:value="=3" calcext:base-cell-address="Design.AY70"/>
            <calcext:condition calcext:apply-style-name="ConditionalStyle_793" calcext:value="=2" calcext:base-cell-address="Design.AY70"/>
          </calcext:conditional-format>
          <calcext:conditional-format calcext:target-range-address="Design.BI70:Design.BP77">
            <calcext:condition calcext:apply-style-name="ConditionalStyle_792" calcext:value="=1" calcext:base-cell-address="Design.BI70"/>
            <calcext:condition calcext:apply-style-name="ConditionalStyle_791" calcext:value="=3" calcext:base-cell-address="Design.BI70"/>
            <calcext:condition calcext:apply-style-name="ConditionalStyle_790" calcext:value="=2" calcext:base-cell-address="Design.BI70"/>
          </calcext:conditional-format>
          <calcext:conditional-format calcext:target-range-address="Design.A80:Design.H87">
            <calcext:condition calcext:apply-style-name="ConditionalStyle_789" calcext:value="=1" calcext:base-cell-address="Design.A80"/>
            <calcext:condition calcext:apply-style-name="ConditionalStyle_788" calcext:value="=3" calcext:base-cell-address="Design.A80"/>
            <calcext:condition calcext:apply-style-name="ConditionalStyle_787" calcext:value="=2" calcext:base-cell-address="Design.A80"/>
          </calcext:conditional-format>
          <calcext:conditional-format calcext:target-range-address="Design.K80:Design.R87">
            <calcext:condition calcext:apply-style-name="ConditionalStyle_786" calcext:value="=1" calcext:base-cell-address="Design.K80"/>
            <calcext:condition calcext:apply-style-name="ConditionalStyle_785" calcext:value="=3" calcext:base-cell-address="Design.K80"/>
            <calcext:condition calcext:apply-style-name="ConditionalStyle_784" calcext:value="=2" calcext:base-cell-address="Design.K80"/>
          </calcext:conditional-format>
          <calcext:conditional-format calcext:target-range-address="Design.U80:Design.AB87">
            <calcext:condition calcext:apply-style-name="ConditionalStyle_783" calcext:value="=1" calcext:base-cell-address="Design.U80"/>
            <calcext:condition calcext:apply-style-name="ConditionalStyle_782" calcext:value="=3" calcext:base-cell-address="Design.U80"/>
            <calcext:condition calcext:apply-style-name="ConditionalStyle_781" calcext:value="=2" calcext:base-cell-address="Design.U80"/>
          </calcext:conditional-format>
          <calcext:conditional-format calcext:target-range-address="Design.AE80:Design.AL87">
            <calcext:condition calcext:apply-style-name="ConditionalStyle_780" calcext:value="=1" calcext:base-cell-address="Design.AE80"/>
            <calcext:condition calcext:apply-style-name="ConditionalStyle_779" calcext:value="=3" calcext:base-cell-address="Design.AE80"/>
            <calcext:condition calcext:apply-style-name="ConditionalStyle_778" calcext:value="=2" calcext:base-cell-address="Design.AE80"/>
          </calcext:conditional-format>
          <calcext:conditional-format calcext:target-range-address="Design.AO80:Design.AV87">
            <calcext:condition calcext:apply-style-name="ConditionalStyle_777" calcext:value="=1" calcext:base-cell-address="Design.AO80"/>
            <calcext:condition calcext:apply-style-name="ConditionalStyle_776" calcext:value="=3" calcext:base-cell-address="Design.AO80"/>
            <calcext:condition calcext:apply-style-name="ConditionalStyle_775" calcext:value="=2" calcext:base-cell-address="Design.AO80"/>
          </calcext:conditional-format>
          <calcext:conditional-format calcext:target-range-address="Design.AY80:Design.BF87">
            <calcext:condition calcext:apply-style-name="ConditionalStyle_774" calcext:value="=1" calcext:base-cell-address="Design.AY80"/>
            <calcext:condition calcext:apply-style-name="ConditionalStyle_773" calcext:value="=3" calcext:base-cell-address="Design.AY80"/>
            <calcext:condition calcext:apply-style-name="ConditionalStyle_772" calcext:value="=2" calcext:base-cell-address="Design.AY80"/>
          </calcext:conditional-format>
          <calcext:conditional-format calcext:target-range-address="Design.BI80:Design.BP87">
            <calcext:condition calcext:apply-style-name="ConditionalStyle_771" calcext:value="=1" calcext:base-cell-address="Design.BI80"/>
            <calcext:condition calcext:apply-style-name="ConditionalStyle_770" calcext:value="=3" calcext:base-cell-address="Design.BI80"/>
            <calcext:condition calcext:apply-style-name="ConditionalStyle_769" calcext:value="=2" calcext:base-cell-address="Design.BI80"/>
          </calcext:conditional-format>
          <calcext:conditional-format calcext:target-range-address="Design.BS80:Design.BZ87">
            <calcext:condition calcext:apply-style-name="ConditionalStyle_768" calcext:value="=1" calcext:base-cell-address="Design.BS80"/>
            <calcext:condition calcext:apply-style-name="ConditionalStyle_767" calcext:value="=3" calcext:base-cell-address="Design.BS80"/>
            <calcext:condition calcext:apply-style-name="ConditionalStyle_766" calcext:value="=2" calcext:base-cell-address="Design.BS80"/>
          </calcext:conditional-format>
          <calcext:conditional-format calcext:target-range-address="Design.A90:Design.H97">
            <calcext:condition calcext:apply-style-name="ConditionalStyle_765" calcext:value="=1" calcext:base-cell-address="Design.A90"/>
            <calcext:condition calcext:apply-style-name="ConditionalStyle_764" calcext:value="=3" calcext:base-cell-address="Design.A90"/>
            <calcext:condition calcext:apply-style-name="ConditionalStyle_763" calcext:value="=2" calcext:base-cell-address="Design.A90"/>
          </calcext:conditional-format>
          <calcext:conditional-format calcext:target-range-address="Design.K90:Design.R97">
            <calcext:condition calcext:apply-style-name="ConditionalStyle_762" calcext:value="=1" calcext:base-cell-address="Design.K90"/>
            <calcext:condition calcext:apply-style-name="ConditionalStyle_761" calcext:value="=3" calcext:base-cell-address="Design.K90"/>
            <calcext:condition calcext:apply-style-name="ConditionalStyle_760" calcext:value="=2" calcext:base-cell-address="Design.K90"/>
          </calcext:conditional-format>
          <calcext:conditional-format calcext:target-range-address="Design.U90:Design.AB97">
            <calcext:condition calcext:apply-style-name="ConditionalStyle_759" calcext:value="=1" calcext:base-cell-address="Design.U90"/>
            <calcext:condition calcext:apply-style-name="ConditionalStyle_758" calcext:value="=3" calcext:base-cell-address="Design.U90"/>
            <calcext:condition calcext:apply-style-name="ConditionalStyle_757" calcext:value="=2" calcext:base-cell-address="Design.U90"/>
          </calcext:conditional-format>
          <calcext:conditional-format calcext:target-range-address="Design.AE90:Design.AL97">
            <calcext:condition calcext:apply-style-name="ConditionalStyle_756" calcext:value="=1" calcext:base-cell-address="Design.AE90"/>
            <calcext:condition calcext:apply-style-name="ConditionalStyle_755" calcext:value="=3" calcext:base-cell-address="Design.AE90"/>
            <calcext:condition calcext:apply-style-name="ConditionalStyle_754" calcext:value="=2" calcext:base-cell-address="Design.AE90"/>
          </calcext:conditional-format>
          <calcext:conditional-format calcext:target-range-address="Design.AO90:Design.AV97">
            <calcext:condition calcext:apply-style-name="ConditionalStyle_753" calcext:value="=1" calcext:base-cell-address="Design.AO90"/>
            <calcext:condition calcext:apply-style-name="ConditionalStyle_752" calcext:value="=3" calcext:base-cell-address="Design.AO90"/>
            <calcext:condition calcext:apply-style-name="ConditionalStyle_751" calcext:value="=2" calcext:base-cell-address="Design.AO90"/>
          </calcext:conditional-format>
          <calcext:conditional-format calcext:target-range-address="Design.AY90:Design.BF97">
            <calcext:condition calcext:apply-style-name="ConditionalStyle_750" calcext:value="=1" calcext:base-cell-address="Design.AY90"/>
            <calcext:condition calcext:apply-style-name="ConditionalStyle_749" calcext:value="=3" calcext:base-cell-address="Design.AY90"/>
            <calcext:condition calcext:apply-style-name="ConditionalStyle_748" calcext:value="=2" calcext:base-cell-address="Design.AY90"/>
          </calcext:conditional-format>
          <calcext:conditional-format calcext:target-range-address="Design.BI90:Design.BP97">
            <calcext:condition calcext:apply-style-name="ConditionalStyle_747" calcext:value="=1" calcext:base-cell-address="Design.BI90"/>
            <calcext:condition calcext:apply-style-name="ConditionalStyle_746" calcext:value="=3" calcext:base-cell-address="Design.BI90"/>
            <calcext:condition calcext:apply-style-name="ConditionalStyle_745" calcext:value="=2" calcext:base-cell-address="Design.BI90"/>
          </calcext:conditional-format>
          <calcext:conditional-format calcext:target-range-address="Design.A100:Design.H107">
            <calcext:condition calcext:apply-style-name="ConditionalStyle_744" calcext:value="=1" calcext:base-cell-address="Design.A100"/>
            <calcext:condition calcext:apply-style-name="ConditionalStyle_743" calcext:value="=3" calcext:base-cell-address="Design.A100"/>
            <calcext:condition calcext:apply-style-name="ConditionalStyle_742" calcext:value="=2" calcext:base-cell-address="Design.A100"/>
          </calcext:conditional-format>
          <calcext:conditional-format calcext:target-range-address="Design.K100:Design.R107">
            <calcext:condition calcext:apply-style-name="ConditionalStyle_741" calcext:value="=1" calcext:base-cell-address="Design.K100"/>
            <calcext:condition calcext:apply-style-name="ConditionalStyle_740" calcext:value="=3" calcext:base-cell-address="Design.K100"/>
            <calcext:condition calcext:apply-style-name="ConditionalStyle_739" calcext:value="=2" calcext:base-cell-address="Design.K100"/>
          </calcext:conditional-format>
          <calcext:conditional-format calcext:target-range-address="Design.U100:Design.AB107">
            <calcext:condition calcext:apply-style-name="ConditionalStyle_738" calcext:value="=1" calcext:base-cell-address="Design.U100"/>
            <calcext:condition calcext:apply-style-name="ConditionalStyle_737" calcext:value="=3" calcext:base-cell-address="Design.U100"/>
            <calcext:condition calcext:apply-style-name="ConditionalStyle_736" calcext:value="=2" calcext:base-cell-address="Design.U100"/>
          </calcext:conditional-format>
          <calcext:conditional-format calcext:target-range-address="Design.AE100:Design.AL107">
            <calcext:condition calcext:apply-style-name="ConditionalStyle_735" calcext:value="=1" calcext:base-cell-address="Design.AE100"/>
            <calcext:condition calcext:apply-style-name="ConditionalStyle_734" calcext:value="=3" calcext:base-cell-address="Design.AE100"/>
            <calcext:condition calcext:apply-style-name="ConditionalStyle_733" calcext:value="=2" calcext:base-cell-address="Design.AE100"/>
          </calcext:conditional-format>
          <calcext:conditional-format calcext:target-range-address="Design.AO100:Design.AV107">
            <calcext:condition calcext:apply-style-name="ConditionalStyle_732" calcext:value="=1" calcext:base-cell-address="Design.AO100"/>
            <calcext:condition calcext:apply-style-name="ConditionalStyle_731" calcext:value="=3" calcext:base-cell-address="Design.AO100"/>
            <calcext:condition calcext:apply-style-name="ConditionalStyle_730" calcext:value="=2" calcext:base-cell-address="Design.AO100"/>
          </calcext:conditional-format>
          <calcext:conditional-format calcext:target-range-address="Design.AY100:Design.BF107">
            <calcext:condition calcext:apply-style-name="ConditionalStyle_729" calcext:value="=1" calcext:base-cell-address="Design.AY100"/>
            <calcext:condition calcext:apply-style-name="ConditionalStyle_728" calcext:value="=3" calcext:base-cell-address="Design.AY100"/>
            <calcext:condition calcext:apply-style-name="ConditionalStyle_727" calcext:value="=2" calcext:base-cell-address="Design.AY100"/>
          </calcext:conditional-format>
          <calcext:conditional-format calcext:target-range-address="Design.BI100:Design.BP107">
            <calcext:condition calcext:apply-style-name="ConditionalStyle_726" calcext:value="=1" calcext:base-cell-address="Design.BI100"/>
            <calcext:condition calcext:apply-style-name="ConditionalStyle_725" calcext:value="=3" calcext:base-cell-address="Design.BI100"/>
            <calcext:condition calcext:apply-style-name="ConditionalStyle_724" calcext:value="=2" calcext:base-cell-address="Design.BI100"/>
          </calcext:conditional-format>
          <calcext:conditional-format calcext:target-range-address="Design.A110:Design.H117">
            <calcext:condition calcext:apply-style-name="ConditionalStyle_723" calcext:value="=1" calcext:base-cell-address="Design.A110"/>
            <calcext:condition calcext:apply-style-name="ConditionalStyle_722" calcext:value="=3" calcext:base-cell-address="Design.A110"/>
            <calcext:condition calcext:apply-style-name="ConditionalStyle_721" calcext:value="=2" calcext:base-cell-address="Design.A110"/>
          </calcext:conditional-format>
          <calcext:conditional-format calcext:target-range-address="Design.K110:Design.R117">
            <calcext:condition calcext:apply-style-name="ConditionalStyle_720" calcext:value="=1" calcext:base-cell-address="Design.K110"/>
            <calcext:condition calcext:apply-style-name="ConditionalStyle_719" calcext:value="=3" calcext:base-cell-address="Design.K110"/>
            <calcext:condition calcext:apply-style-name="ConditionalStyle_718" calcext:value="=2" calcext:base-cell-address="Design.K110"/>
          </calcext:conditional-format>
          <calcext:conditional-format calcext:target-range-address="Design.U110:Design.AB117">
            <calcext:condition calcext:apply-style-name="ConditionalStyle_717" calcext:value="=1" calcext:base-cell-address="Design.U110"/>
            <calcext:condition calcext:apply-style-name="ConditionalStyle_716" calcext:value="=3" calcext:base-cell-address="Design.U110"/>
            <calcext:condition calcext:apply-style-name="ConditionalStyle_715" calcext:value="=2" calcext:base-cell-address="Design.U110"/>
          </calcext:conditional-format>
          <calcext:conditional-format calcext:target-range-address="Design.AE110:Design.AL117">
            <calcext:condition calcext:apply-style-name="ConditionalStyle_714" calcext:value="=1" calcext:base-cell-address="Design.AE110"/>
            <calcext:condition calcext:apply-style-name="ConditionalStyle_713" calcext:value="=3" calcext:base-cell-address="Design.AE110"/>
            <calcext:condition calcext:apply-style-name="ConditionalStyle_712" calcext:value="=2" calcext:base-cell-address="Design.AE110"/>
          </calcext:conditional-format>
          <calcext:conditional-format calcext:target-range-address="Design.AO110:Design.AV117">
            <calcext:condition calcext:apply-style-name="ConditionalStyle_711" calcext:value="=1" calcext:base-cell-address="Design.AO110"/>
            <calcext:condition calcext:apply-style-name="ConditionalStyle_710" calcext:value="=3" calcext:base-cell-address="Design.AO110"/>
            <calcext:condition calcext:apply-style-name="ConditionalStyle_709" calcext:value="=2" calcext:base-cell-address="Design.AO110"/>
          </calcext:conditional-format>
          <calcext:conditional-format calcext:target-range-address="Design.AY110:Design.BF117">
            <calcext:condition calcext:apply-style-name="ConditionalStyle_708" calcext:value="=1" calcext:base-cell-address="Design.AY110"/>
            <calcext:condition calcext:apply-style-name="ConditionalStyle_707" calcext:value="=3" calcext:base-cell-address="Design.AY110"/>
            <calcext:condition calcext:apply-style-name="ConditionalStyle_706" calcext:value="=2" calcext:base-cell-address="Design.AY110"/>
          </calcext:conditional-format>
          <calcext:conditional-format calcext:target-range-address="Design.BI110:Design.BP117">
            <calcext:condition calcext:apply-style-name="ConditionalStyle_705" calcext:value="=1" calcext:base-cell-address="Design.BI110"/>
            <calcext:condition calcext:apply-style-name="ConditionalStyle_704" calcext:value="=3" calcext:base-cell-address="Design.BI110"/>
            <calcext:condition calcext:apply-style-name="ConditionalStyle_703" calcext:value="=2" calcext:base-cell-address="Design.BI110"/>
          </calcext:conditional-format>
          <calcext:conditional-format calcext:target-range-address="Design.A120:Design.H127">
            <calcext:condition calcext:apply-style-name="ConditionalStyle_702" calcext:value="=1" calcext:base-cell-address="Design.A120"/>
            <calcext:condition calcext:apply-style-name="ConditionalStyle_701" calcext:value="=3" calcext:base-cell-address="Design.A120"/>
            <calcext:condition calcext:apply-style-name="ConditionalStyle_700" calcext:value="=2" calcext:base-cell-address="Design.A120"/>
          </calcext:conditional-format>
          <calcext:conditional-format calcext:target-range-address="Design.K120:Design.R127">
            <calcext:condition calcext:apply-style-name="ConditionalStyle_699" calcext:value="=1" calcext:base-cell-address="Design.K120"/>
            <calcext:condition calcext:apply-style-name="ConditionalStyle_698" calcext:value="=3" calcext:base-cell-address="Design.K120"/>
            <calcext:condition calcext:apply-style-name="ConditionalStyle_697" calcext:value="=2" calcext:base-cell-address="Design.K120"/>
          </calcext:conditional-format>
          <calcext:conditional-format calcext:target-range-address="Design.U120:Design.AB127">
            <calcext:condition calcext:apply-style-name="ConditionalStyle_696" calcext:value="=1" calcext:base-cell-address="Design.U120"/>
            <calcext:condition calcext:apply-style-name="ConditionalStyle_695" calcext:value="=3" calcext:base-cell-address="Design.U120"/>
            <calcext:condition calcext:apply-style-name="ConditionalStyle_694" calcext:value="=2" calcext:base-cell-address="Design.U120"/>
          </calcext:conditional-format>
          <calcext:conditional-format calcext:target-range-address="Design.AE120:Design.AL127">
            <calcext:condition calcext:apply-style-name="ConditionalStyle_693" calcext:value="=1" calcext:base-cell-address="Design.AE120"/>
            <calcext:condition calcext:apply-style-name="ConditionalStyle_692" calcext:value="=3" calcext:base-cell-address="Design.AE120"/>
            <calcext:condition calcext:apply-style-name="ConditionalStyle_691" calcext:value="=2" calcext:base-cell-address="Design.AE120"/>
          </calcext:conditional-format>
          <calcext:conditional-format calcext:target-range-address="Design.AO120:Design.AV127">
            <calcext:condition calcext:apply-style-name="ConditionalStyle_690" calcext:value="=1" calcext:base-cell-address="Design.AO120"/>
            <calcext:condition calcext:apply-style-name="ConditionalStyle_689" calcext:value="=3" calcext:base-cell-address="Design.AO120"/>
            <calcext:condition calcext:apply-style-name="ConditionalStyle_688" calcext:value="=2" calcext:base-cell-address="Design.AO120"/>
          </calcext:conditional-format>
          <calcext:conditional-format calcext:target-range-address="Design.AY120:Design.BF127">
            <calcext:condition calcext:apply-style-name="ConditionalStyle_687" calcext:value="=1" calcext:base-cell-address="Design.AY120"/>
            <calcext:condition calcext:apply-style-name="ConditionalStyle_686" calcext:value="=3" calcext:base-cell-address="Design.AY120"/>
            <calcext:condition calcext:apply-style-name="ConditionalStyle_685" calcext:value="=2" calcext:base-cell-address="Design.AY120"/>
          </calcext:conditional-format>
          <calcext:conditional-format calcext:target-range-address="Design.U10:Design.AB18">
            <calcext:condition calcext:apply-style-name="ConditionalStyle_684" calcext:value="=1" calcext:base-cell-address="Design.U10"/>
            <calcext:condition calcext:apply-style-name="ConditionalStyle_683" calcext:value="=3" calcext:base-cell-address="Design.U10"/>
            <calcext:condition calcext:apply-style-name="ConditionalStyle_682" calcext:value="=2" calcext:base-cell-address="Design.U10"/>
          </calcext:conditional-format>
          <calcext:conditional-format calcext:target-range-address="Design.AO4:Design.AO6">
            <calcext:condition calcext:apply-style-name="ConditionalStyle_681" calcext:value="=1" calcext:base-cell-address="Design.AO4"/>
            <calcext:condition calcext:apply-style-name="ConditionalStyle_680" calcext:value="=3" calcext:base-cell-address="Design.AO4"/>
            <calcext:condition calcext:apply-style-name="ConditionalStyle_679" calcext:value="=2" calcext:base-cell-address="Design.AO4"/>
          </calcext:conditional-format>
          <calcext:conditional-format calcext:target-range-address="Design.AO7:Design.AO7">
            <calcext:condition calcext:apply-style-name="ConditionalStyle_678" calcext:value="=1" calcext:base-cell-address="Design.AO7"/>
            <calcext:condition calcext:apply-style-name="ConditionalStyle_677" calcext:value="=3" calcext:base-cell-address="Design.AO7"/>
            <calcext:condition calcext:apply-style-name="ConditionalStyle_676" calcext:value="=2" calcext:base-cell-address="Design.AO7"/>
          </calcext:conditional-format>
          <calcext:conditional-format calcext:target-range-address="Design.A130:Design.H137">
            <calcext:condition calcext:apply-style-name="ConditionalStyle_675" calcext:value="=1" calcext:base-cell-address="Design.A130"/>
            <calcext:condition calcext:apply-style-name="ConditionalStyle_674" calcext:value="=3" calcext:base-cell-address="Design.A130"/>
            <calcext:condition calcext:apply-style-name="ConditionalStyle_673" calcext:value="=2" calcext:base-cell-address="Design.A130"/>
          </calcext:conditional-format>
          <calcext:conditional-format calcext:target-range-address="Design.AY130:Design.BF137">
            <calcext:condition calcext:apply-style-name="ConditionalStyle_672" calcext:value="=1" calcext:base-cell-address="Design.AY130"/>
            <calcext:condition calcext:apply-style-name="ConditionalStyle_671" calcext:value="=3" calcext:base-cell-address="Design.AY130"/>
            <calcext:condition calcext:apply-style-name="ConditionalStyle_670" calcext:value="=2" calcext:base-cell-address="Design.AY130"/>
          </calcext:conditional-format>
          <calcext:conditional-format calcext:target-range-address="Design.BI130:Design.BP137">
            <calcext:condition calcext:apply-style-name="ConditionalStyle_669" calcext:value="=1" calcext:base-cell-address="Design.BI130"/>
            <calcext:condition calcext:apply-style-name="ConditionalStyle_668" calcext:value="=3" calcext:base-cell-address="Design.BI130"/>
            <calcext:condition calcext:apply-style-name="ConditionalStyle_667" calcext:value="=2" calcext:base-cell-address="Design.BI130"/>
          </calcext:conditional-format>
          <calcext:conditional-format calcext:target-range-address="Design.BS130:Design.BZ137">
            <calcext:condition calcext:apply-style-name="ConditionalStyle_666" calcext:value="=1" calcext:base-cell-address="Design.BS130"/>
            <calcext:condition calcext:apply-style-name="ConditionalStyle_665" calcext:value="=3" calcext:base-cell-address="Design.BS130"/>
            <calcext:condition calcext:apply-style-name="ConditionalStyle_664" calcext:value="=2" calcext:base-cell-address="Design.BS130"/>
          </calcext:conditional-format>
          <calcext:conditional-format calcext:target-range-address="Design.A140:Design.H147">
            <calcext:condition calcext:apply-style-name="ConditionalStyle_663" calcext:value="=1" calcext:base-cell-address="Design.A140"/>
            <calcext:condition calcext:apply-style-name="ConditionalStyle_662" calcext:value="=3" calcext:base-cell-address="Design.A140"/>
            <calcext:condition calcext:apply-style-name="ConditionalStyle_661" calcext:value="=2" calcext:base-cell-address="Design.A140"/>
          </calcext:conditional-format>
          <calcext:conditional-format calcext:target-range-address="Design.K140:Design.R147">
            <calcext:condition calcext:apply-style-name="ConditionalStyle_660" calcext:value="=1" calcext:base-cell-address="Design.K140"/>
            <calcext:condition calcext:apply-style-name="ConditionalStyle_659" calcext:value="=3" calcext:base-cell-address="Design.K140"/>
            <calcext:condition calcext:apply-style-name="ConditionalStyle_658" calcext:value="=2" calcext:base-cell-address="Design.K140"/>
          </calcext:conditional-format>
          <calcext:conditional-format calcext:target-range-address="Design.U140:Design.AB147">
            <calcext:condition calcext:apply-style-name="ConditionalStyle_657" calcext:value="=1" calcext:base-cell-address="Design.U140"/>
            <calcext:condition calcext:apply-style-name="ConditionalStyle_656" calcext:value="=3" calcext:base-cell-address="Design.U140"/>
            <calcext:condition calcext:apply-style-name="ConditionalStyle_655" calcext:value="=2" calcext:base-cell-address="Design.U140"/>
          </calcext:conditional-format>
          <calcext:conditional-format calcext:target-range-address="Design.AE140:Design.AL147">
            <calcext:condition calcext:apply-style-name="ConditionalStyle_654" calcext:value="=1" calcext:base-cell-address="Design.AE140"/>
            <calcext:condition calcext:apply-style-name="ConditionalStyle_653" calcext:value="=3" calcext:base-cell-address="Design.AE140"/>
            <calcext:condition calcext:apply-style-name="ConditionalStyle_652" calcext:value="=2" calcext:base-cell-address="Design.AE140"/>
          </calcext:conditional-format>
          <calcext:conditional-format calcext:target-range-address="Design.AO140:Design.AV147">
            <calcext:condition calcext:apply-style-name="ConditionalStyle_651" calcext:value="=1" calcext:base-cell-address="Design.AO140"/>
            <calcext:condition calcext:apply-style-name="ConditionalStyle_650" calcext:value="=3" calcext:base-cell-address="Design.AO140"/>
            <calcext:condition calcext:apply-style-name="ConditionalStyle_649" calcext:value="=2" calcext:base-cell-address="Design.AO140"/>
          </calcext:conditional-format>
          <calcext:conditional-format calcext:target-range-address="Design.AY140:Design.BF147">
            <calcext:condition calcext:apply-style-name="ConditionalStyle_648" calcext:value="=1" calcext:base-cell-address="Design.AY140"/>
            <calcext:condition calcext:apply-style-name="ConditionalStyle_647" calcext:value="=3" calcext:base-cell-address="Design.AY140"/>
            <calcext:condition calcext:apply-style-name="ConditionalStyle_646" calcext:value="=2" calcext:base-cell-address="Design.AY140"/>
          </calcext:conditional-format>
          <calcext:conditional-format calcext:target-range-address="Design.BI140:Design.BP147">
            <calcext:condition calcext:apply-style-name="ConditionalStyle_645" calcext:value="=1" calcext:base-cell-address="Design.BI140"/>
            <calcext:condition calcext:apply-style-name="ConditionalStyle_644" calcext:value="=3" calcext:base-cell-address="Design.BI140"/>
            <calcext:condition calcext:apply-style-name="ConditionalStyle_643" calcext:value="=2" calcext:base-cell-address="Design.BI140"/>
          </calcext:conditional-format>
          <calcext:conditional-format calcext:target-range-address="Design.BS140:Design.BZ147">
            <calcext:condition calcext:apply-style-name="ConditionalStyle_642" calcext:value="=1" calcext:base-cell-address="Design.BS140"/>
            <calcext:condition calcext:apply-style-name="ConditionalStyle_641" calcext:value="=3" calcext:base-cell-address="Design.BS140"/>
            <calcext:condition calcext:apply-style-name="ConditionalStyle_640" calcext:value="=2" calcext:base-cell-address="Design.BS140"/>
          </calcext:conditional-format>
          <calcext:conditional-format calcext:target-range-address="Design.A150:Design.H157">
            <calcext:condition calcext:apply-style-name="ConditionalStyle_639" calcext:value="=1" calcext:base-cell-address="Design.A150"/>
            <calcext:condition calcext:apply-style-name="ConditionalStyle_638" calcext:value="=3" calcext:base-cell-address="Design.A150"/>
            <calcext:condition calcext:apply-style-name="ConditionalStyle_637" calcext:value="=2" calcext:base-cell-address="Design.A150"/>
          </calcext:conditional-format>
          <calcext:conditional-format calcext:target-range-address="Design.K150:Design.R157">
            <calcext:condition calcext:apply-style-name="ConditionalStyle_636" calcext:value="=1" calcext:base-cell-address="Design.K150"/>
            <calcext:condition calcext:apply-style-name="ConditionalStyle_635" calcext:value="=3" calcext:base-cell-address="Design.K150"/>
            <calcext:condition calcext:apply-style-name="ConditionalStyle_634" calcext:value="=2" calcext:base-cell-address="Design.K150"/>
          </calcext:conditional-format>
          <calcext:conditional-format calcext:target-range-address="Design.U150:Design.AB157">
            <calcext:condition calcext:apply-style-name="ConditionalStyle_633" calcext:value="=1" calcext:base-cell-address="Design.U150"/>
            <calcext:condition calcext:apply-style-name="ConditionalStyle_632" calcext:value="=3" calcext:base-cell-address="Design.U150"/>
            <calcext:condition calcext:apply-style-name="ConditionalStyle_631" calcext:value="=2" calcext:base-cell-address="Design.U150"/>
          </calcext:conditional-format>
          <calcext:conditional-format calcext:target-range-address="Design.AE150:Design.AL157">
            <calcext:condition calcext:apply-style-name="ConditionalStyle_630" calcext:value="=1" calcext:base-cell-address="Design.AE150"/>
            <calcext:condition calcext:apply-style-name="ConditionalStyle_629" calcext:value="=3" calcext:base-cell-address="Design.AE150"/>
            <calcext:condition calcext:apply-style-name="ConditionalStyle_628" calcext:value="=2" calcext:base-cell-address="Design.AE150"/>
          </calcext:conditional-format>
          <calcext:conditional-format calcext:target-range-address="Design.AO150:Design.AV157">
            <calcext:condition calcext:apply-style-name="ConditionalStyle_627" calcext:value="=1" calcext:base-cell-address="Design.AO150"/>
            <calcext:condition calcext:apply-style-name="ConditionalStyle_626" calcext:value="=3" calcext:base-cell-address="Design.AO150"/>
            <calcext:condition calcext:apply-style-name="ConditionalStyle_625" calcext:value="=2" calcext:base-cell-address="Design.AO150"/>
          </calcext:conditional-format>
          <calcext:conditional-format calcext:target-range-address="Design.AY150:Design.BF157">
            <calcext:condition calcext:apply-style-name="ConditionalStyle_624" calcext:value="=1" calcext:base-cell-address="Design.AY150"/>
            <calcext:condition calcext:apply-style-name="ConditionalStyle_623" calcext:value="=3" calcext:base-cell-address="Design.AY150"/>
            <calcext:condition calcext:apply-style-name="ConditionalStyle_622" calcext:value="=2" calcext:base-cell-address="Design.AY150"/>
          </calcext:conditional-format>
          <calcext:conditional-format calcext:target-range-address="Design.BI150:Design.BP157">
            <calcext:condition calcext:apply-style-name="ConditionalStyle_621" calcext:value="=1" calcext:base-cell-address="Design.BI150"/>
            <calcext:condition calcext:apply-style-name="ConditionalStyle_620" calcext:value="=3" calcext:base-cell-address="Design.BI150"/>
            <calcext:condition calcext:apply-style-name="ConditionalStyle_619" calcext:value="=2" calcext:base-cell-address="Design.BI150"/>
          </calcext:conditional-format>
          <calcext:conditional-format calcext:target-range-address="Design.BS150:Design.BZ157">
            <calcext:condition calcext:apply-style-name="ConditionalStyle_618" calcext:value="=1" calcext:base-cell-address="Design.BS150"/>
            <calcext:condition calcext:apply-style-name="ConditionalStyle_617" calcext:value="=3" calcext:base-cell-address="Design.BS150"/>
            <calcext:condition calcext:apply-style-name="ConditionalStyle_616" calcext:value="=2" calcext:base-cell-address="Design.BS150"/>
          </calcext:conditional-format>
          <calcext:conditional-format calcext:target-range-address="Design.A160:Design.H167">
            <calcext:condition calcext:apply-style-name="ConditionalStyle_615" calcext:value="=1" calcext:base-cell-address="Design.A160"/>
            <calcext:condition calcext:apply-style-name="ConditionalStyle_614" calcext:value="=3" calcext:base-cell-address="Design.A160"/>
            <calcext:condition calcext:apply-style-name="ConditionalStyle_613" calcext:value="=2" calcext:base-cell-address="Design.A160"/>
          </calcext:conditional-format>
          <calcext:conditional-format calcext:target-range-address="Design.K160:Design.R167">
            <calcext:condition calcext:apply-style-name="ConditionalStyle_612" calcext:value="=1" calcext:base-cell-address="Design.K160"/>
            <calcext:condition calcext:apply-style-name="ConditionalStyle_611" calcext:value="=3" calcext:base-cell-address="Design.K160"/>
            <calcext:condition calcext:apply-style-name="ConditionalStyle_610" calcext:value="=2" calcext:base-cell-address="Design.K160"/>
          </calcext:conditional-format>
          <calcext:conditional-format calcext:target-range-address="Design.U160:Design.AB167">
            <calcext:condition calcext:apply-style-name="ConditionalStyle_609" calcext:value="=1" calcext:base-cell-address="Design.U160"/>
            <calcext:condition calcext:apply-style-name="ConditionalStyle_608" calcext:value="=3" calcext:base-cell-address="Design.U160"/>
            <calcext:condition calcext:apply-style-name="ConditionalStyle_607" calcext:value="=2" calcext:base-cell-address="Design.U160"/>
          </calcext:conditional-format>
          <calcext:conditional-format calcext:target-range-address="Design.AE160:Design.AL167">
            <calcext:condition calcext:apply-style-name="ConditionalStyle_606" calcext:value="=1" calcext:base-cell-address="Design.AE160"/>
            <calcext:condition calcext:apply-style-name="ConditionalStyle_605" calcext:value="=3" calcext:base-cell-address="Design.AE160"/>
            <calcext:condition calcext:apply-style-name="ConditionalStyle_604" calcext:value="=2" calcext:base-cell-address="Design.AE160"/>
          </calcext:conditional-format>
          <calcext:conditional-format calcext:target-range-address="Design.AO160:Design.AV167">
            <calcext:condition calcext:apply-style-name="ConditionalStyle_603" calcext:value="=1" calcext:base-cell-address="Design.AO160"/>
            <calcext:condition calcext:apply-style-name="ConditionalStyle_602" calcext:value="=3" calcext:base-cell-address="Design.AO160"/>
            <calcext:condition calcext:apply-style-name="ConditionalStyle_601" calcext:value="=2" calcext:base-cell-address="Design.AO160"/>
          </calcext:conditional-format>
          <calcext:conditional-format calcext:target-range-address="Design.AY160:Design.BF167">
            <calcext:condition calcext:apply-style-name="ConditionalStyle_600" calcext:value="=1" calcext:base-cell-address="Design.AY160"/>
            <calcext:condition calcext:apply-style-name="ConditionalStyle_599" calcext:value="=3" calcext:base-cell-address="Design.AY160"/>
            <calcext:condition calcext:apply-style-name="ConditionalStyle_598" calcext:value="=2" calcext:base-cell-address="Design.AY160"/>
          </calcext:conditional-format>
          <calcext:conditional-format calcext:target-range-address="Design.BI160:Design.BP167">
            <calcext:condition calcext:apply-style-name="ConditionalStyle_597" calcext:value="=1" calcext:base-cell-address="Design.BI160"/>
            <calcext:condition calcext:apply-style-name="ConditionalStyle_596" calcext:value="=3" calcext:base-cell-address="Design.BI160"/>
            <calcext:condition calcext:apply-style-name="ConditionalStyle_595" calcext:value="=2" calcext:base-cell-address="Design.BI160"/>
          </calcext:conditional-format>
          <calcext:conditional-format calcext:target-range-address="Design.BS160:Design.BZ167">
            <calcext:condition calcext:apply-style-name="ConditionalStyle_594" calcext:value="=1" calcext:base-cell-address="Design.BS160"/>
            <calcext:condition calcext:apply-style-name="ConditionalStyle_593" calcext:value="=3" calcext:base-cell-address="Design.BS160"/>
            <calcext:condition calcext:apply-style-name="ConditionalStyle_592" calcext:value="=2" calcext:base-cell-address="Design.BS160"/>
          </calcext:conditional-format>
          <calcext:conditional-format calcext:target-range-address="Design.A170:Design.H177">
            <calcext:condition calcext:apply-style-name="ConditionalStyle_591" calcext:value="=1" calcext:base-cell-address="Design.A170"/>
            <calcext:condition calcext:apply-style-name="ConditionalStyle_590" calcext:value="=3" calcext:base-cell-address="Design.A170"/>
            <calcext:condition calcext:apply-style-name="ConditionalStyle_589" calcext:value="=2" calcext:base-cell-address="Design.A170"/>
          </calcext:conditional-format>
          <calcext:conditional-format calcext:target-range-address="Design.K170:Design.R177">
            <calcext:condition calcext:apply-style-name="ConditionalStyle_588" calcext:value="=1" calcext:base-cell-address="Design.K170"/>
            <calcext:condition calcext:apply-style-name="ConditionalStyle_587" calcext:value="=3" calcext:base-cell-address="Design.K170"/>
            <calcext:condition calcext:apply-style-name="ConditionalStyle_586" calcext:value="=2" calcext:base-cell-address="Design.K170"/>
          </calcext:conditional-format>
          <calcext:conditional-format calcext:target-range-address="Design.U170:Design.AB177">
            <calcext:condition calcext:apply-style-name="ConditionalStyle_585" calcext:value="=1" calcext:base-cell-address="Design.U170"/>
            <calcext:condition calcext:apply-style-name="ConditionalStyle_584" calcext:value="=3" calcext:base-cell-address="Design.U170"/>
            <calcext:condition calcext:apply-style-name="ConditionalStyle_583" calcext:value="=2" calcext:base-cell-address="Design.U170"/>
          </calcext:conditional-format>
          <calcext:conditional-format calcext:target-range-address="Design.AE170:Design.AL177">
            <calcext:condition calcext:apply-style-name="ConditionalStyle_582" calcext:value="=1" calcext:base-cell-address="Design.AE170"/>
            <calcext:condition calcext:apply-style-name="ConditionalStyle_581" calcext:value="=3" calcext:base-cell-address="Design.AE170"/>
            <calcext:condition calcext:apply-style-name="ConditionalStyle_580" calcext:value="=2" calcext:base-cell-address="Design.AE170"/>
          </calcext:conditional-format>
          <calcext:conditional-format calcext:target-range-address="Design.AO170:Design.AV177">
            <calcext:condition calcext:apply-style-name="ConditionalStyle_579" calcext:value="=1" calcext:base-cell-address="Design.AO170"/>
            <calcext:condition calcext:apply-style-name="ConditionalStyle_578" calcext:value="=3" calcext:base-cell-address="Design.AO170"/>
            <calcext:condition calcext:apply-style-name="ConditionalStyle_577" calcext:value="=2" calcext:base-cell-address="Design.AO170"/>
          </calcext:conditional-format>
          <calcext:conditional-format calcext:target-range-address="Design.AY170:Design.BF177">
            <calcext:condition calcext:apply-style-name="ConditionalStyle_576" calcext:value="=1" calcext:base-cell-address="Design.AY170"/>
            <calcext:condition calcext:apply-style-name="ConditionalStyle_575" calcext:value="=3" calcext:base-cell-address="Design.AY170"/>
            <calcext:condition calcext:apply-style-name="ConditionalStyle_574" calcext:value="=2" calcext:base-cell-address="Design.AY170"/>
          </calcext:conditional-format>
          <calcext:conditional-format calcext:target-range-address="Design.BI170:Design.BP177">
            <calcext:condition calcext:apply-style-name="ConditionalStyle_573" calcext:value="=1" calcext:base-cell-address="Design.BI170"/>
            <calcext:condition calcext:apply-style-name="ConditionalStyle_572" calcext:value="=3" calcext:base-cell-address="Design.BI170"/>
            <calcext:condition calcext:apply-style-name="ConditionalStyle_571" calcext:value="=2" calcext:base-cell-address="Design.BI170"/>
          </calcext:conditional-format>
          <calcext:conditional-format calcext:target-range-address="Design.BS170:Design.BZ177">
            <calcext:condition calcext:apply-style-name="ConditionalStyle_570" calcext:value="=1" calcext:base-cell-address="Design.BS170"/>
            <calcext:condition calcext:apply-style-name="ConditionalStyle_569" calcext:value="=3" calcext:base-cell-address="Design.BS170"/>
            <calcext:condition calcext:apply-style-name="ConditionalStyle_568" calcext:value="=2" calcext:base-cell-address="Design.BS170"/>
          </calcext:conditional-format>
          <calcext:conditional-format calcext:target-range-address="Design.A180:Design.H187">
            <calcext:condition calcext:apply-style-name="ConditionalStyle_567" calcext:value="=1" calcext:base-cell-address="Design.A180"/>
            <calcext:condition calcext:apply-style-name="ConditionalStyle_566" calcext:value="=3" calcext:base-cell-address="Design.A180"/>
            <calcext:condition calcext:apply-style-name="ConditionalStyle_565" calcext:value="=2" calcext:base-cell-address="Design.A180"/>
          </calcext:conditional-format>
          <calcext:conditional-format calcext:target-range-address="Design.K180:Design.R187">
            <calcext:condition calcext:apply-style-name="ConditionalStyle_564" calcext:value="=1" calcext:base-cell-address="Design.K180"/>
            <calcext:condition calcext:apply-style-name="ConditionalStyle_563" calcext:value="=3" calcext:base-cell-address="Design.K180"/>
            <calcext:condition calcext:apply-style-name="ConditionalStyle_562" calcext:value="=2" calcext:base-cell-address="Design.K180"/>
          </calcext:conditional-format>
          <calcext:conditional-format calcext:target-range-address="Design.U180:Design.AB187">
            <calcext:condition calcext:apply-style-name="ConditionalStyle_561" calcext:value="=1" calcext:base-cell-address="Design.U180"/>
            <calcext:condition calcext:apply-style-name="ConditionalStyle_560" calcext:value="=3" calcext:base-cell-address="Design.U180"/>
            <calcext:condition calcext:apply-style-name="ConditionalStyle_559" calcext:value="=2" calcext:base-cell-address="Design.U180"/>
          </calcext:conditional-format>
          <calcext:conditional-format calcext:target-range-address="Design.AE180:Design.AL187">
            <calcext:condition calcext:apply-style-name="ConditionalStyle_558" calcext:value="=1" calcext:base-cell-address="Design.AE180"/>
            <calcext:condition calcext:apply-style-name="ConditionalStyle_557" calcext:value="=3" calcext:base-cell-address="Design.AE180"/>
            <calcext:condition calcext:apply-style-name="ConditionalStyle_556" calcext:value="=2" calcext:base-cell-address="Design.AE180"/>
          </calcext:conditional-format>
          <calcext:conditional-format calcext:target-range-address="Design.AO180:Design.AV187">
            <calcext:condition calcext:apply-style-name="ConditionalStyle_555" calcext:value="=1" calcext:base-cell-address="Design.AO180"/>
            <calcext:condition calcext:apply-style-name="ConditionalStyle_554" calcext:value="=3" calcext:base-cell-address="Design.AO180"/>
            <calcext:condition calcext:apply-style-name="ConditionalStyle_553" calcext:value="=2" calcext:base-cell-address="Design.AO180"/>
          </calcext:conditional-format>
          <calcext:conditional-format calcext:target-range-address="Design.AY180:Design.BF187">
            <calcext:condition calcext:apply-style-name="ConditionalStyle_552" calcext:value="=1" calcext:base-cell-address="Design.AY180"/>
            <calcext:condition calcext:apply-style-name="ConditionalStyle_551" calcext:value="=3" calcext:base-cell-address="Design.AY180"/>
            <calcext:condition calcext:apply-style-name="ConditionalStyle_550" calcext:value="=2" calcext:base-cell-address="Design.AY180"/>
          </calcext:conditional-format>
          <calcext:conditional-format calcext:target-range-address="Design.BI180:Design.BP187">
            <calcext:condition calcext:apply-style-name="ConditionalStyle_549" calcext:value="=1" calcext:base-cell-address="Design.BI180"/>
            <calcext:condition calcext:apply-style-name="ConditionalStyle_548" calcext:value="=3" calcext:base-cell-address="Design.BI180"/>
            <calcext:condition calcext:apply-style-name="ConditionalStyle_547" calcext:value="=2" calcext:base-cell-address="Design.BI180"/>
          </calcext:conditional-format>
          <calcext:conditional-format calcext:target-range-address="Design.BS180:Design.BZ187">
            <calcext:condition calcext:apply-style-name="ConditionalStyle_546" calcext:value="=1" calcext:base-cell-address="Design.BS180"/>
            <calcext:condition calcext:apply-style-name="ConditionalStyle_545" calcext:value="=3" calcext:base-cell-address="Design.BS180"/>
            <calcext:condition calcext:apply-style-name="ConditionalStyle_544" calcext:value="=2" calcext:base-cell-address="Design.BS180"/>
          </calcext:conditional-format>
          <calcext:conditional-format calcext:target-range-address="Design.A190:Design.H197">
            <calcext:condition calcext:apply-style-name="ConditionalStyle_543" calcext:value="=1" calcext:base-cell-address="Design.A190"/>
            <calcext:condition calcext:apply-style-name="ConditionalStyle_542" calcext:value="=3" calcext:base-cell-address="Design.A190"/>
            <calcext:condition calcext:apply-style-name="ConditionalStyle_541" calcext:value="=2" calcext:base-cell-address="Design.A190"/>
          </calcext:conditional-format>
          <calcext:conditional-format calcext:target-range-address="Design.K190:Design.R197">
            <calcext:condition calcext:apply-style-name="ConditionalStyle_540" calcext:value="=1" calcext:base-cell-address="Design.K190"/>
            <calcext:condition calcext:apply-style-name="ConditionalStyle_539" calcext:value="=3" calcext:base-cell-address="Design.K190"/>
            <calcext:condition calcext:apply-style-name="ConditionalStyle_538" calcext:value="=2" calcext:base-cell-address="Design.K190"/>
          </calcext:conditional-format>
          <calcext:conditional-format calcext:target-range-address="Design.U190:Design.AB197">
            <calcext:condition calcext:apply-style-name="ConditionalStyle_537" calcext:value="=1" calcext:base-cell-address="Design.U190"/>
            <calcext:condition calcext:apply-style-name="ConditionalStyle_536" calcext:value="=3" calcext:base-cell-address="Design.U190"/>
            <calcext:condition calcext:apply-style-name="ConditionalStyle_535" calcext:value="=2" calcext:base-cell-address="Design.U190"/>
          </calcext:conditional-format>
          <calcext:conditional-format calcext:target-range-address="Design.AE190:Design.AL197">
            <calcext:condition calcext:apply-style-name="ConditionalStyle_534" calcext:value="=1" calcext:base-cell-address="Design.AE190"/>
            <calcext:condition calcext:apply-style-name="ConditionalStyle_533" calcext:value="=3" calcext:base-cell-address="Design.AE190"/>
            <calcext:condition calcext:apply-style-name="ConditionalStyle_532" calcext:value="=2" calcext:base-cell-address="Design.AE190"/>
          </calcext:conditional-format>
          <calcext:conditional-format calcext:target-range-address="Design.AO190:Design.AV197">
            <calcext:condition calcext:apply-style-name="ConditionalStyle_531" calcext:value="=1" calcext:base-cell-address="Design.AO190"/>
            <calcext:condition calcext:apply-style-name="ConditionalStyle_530" calcext:value="=3" calcext:base-cell-address="Design.AO190"/>
            <calcext:condition calcext:apply-style-name="ConditionalStyle_529" calcext:value="=2" calcext:base-cell-address="Design.AO190"/>
          </calcext:conditional-format>
          <calcext:conditional-format calcext:target-range-address="Design.AY190:Design.BF197">
            <calcext:condition calcext:apply-style-name="ConditionalStyle_528" calcext:value="=1" calcext:base-cell-address="Design.AY190"/>
            <calcext:condition calcext:apply-style-name="ConditionalStyle_527" calcext:value="=3" calcext:base-cell-address="Design.AY190"/>
            <calcext:condition calcext:apply-style-name="ConditionalStyle_526" calcext:value="=2" calcext:base-cell-address="Design.AY190"/>
          </calcext:conditional-format>
          <calcext:conditional-format calcext:target-range-address="Design.BI190:Design.BP197">
            <calcext:condition calcext:apply-style-name="ConditionalStyle_525" calcext:value="=1" calcext:base-cell-address="Design.BI190"/>
            <calcext:condition calcext:apply-style-name="ConditionalStyle_524" calcext:value="=3" calcext:base-cell-address="Design.BI190"/>
            <calcext:condition calcext:apply-style-name="ConditionalStyle_523" calcext:value="=2" calcext:base-cell-address="Design.BI190"/>
          </calcext:conditional-format>
          <calcext:conditional-format calcext:target-range-address="Design.BS190:Design.BZ197">
            <calcext:condition calcext:apply-style-name="ConditionalStyle_522" calcext:value="=1" calcext:base-cell-address="Design.BS190"/>
            <calcext:condition calcext:apply-style-name="ConditionalStyle_521" calcext:value="=3" calcext:base-cell-address="Design.BS190"/>
            <calcext:condition calcext:apply-style-name="ConditionalStyle_520" calcext:value="=2" calcext:base-cell-address="Design.BS190"/>
          </calcext:conditional-format>
          <calcext:conditional-format calcext:target-range-address="Design.A200:Design.H207">
            <calcext:condition calcext:apply-style-name="ConditionalStyle_519" calcext:value="=1" calcext:base-cell-address="Design.A200"/>
            <calcext:condition calcext:apply-style-name="ConditionalStyle_518" calcext:value="=3" calcext:base-cell-address="Design.A200"/>
            <calcext:condition calcext:apply-style-name="ConditionalStyle_517" calcext:value="=2" calcext:base-cell-address="Design.A200"/>
          </calcext:conditional-format>
          <calcext:conditional-format calcext:target-range-address="Design.K200:Design.R207">
            <calcext:condition calcext:apply-style-name="ConditionalStyle_516" calcext:value="=1" calcext:base-cell-address="Design.K200"/>
            <calcext:condition calcext:apply-style-name="ConditionalStyle_515" calcext:value="=3" calcext:base-cell-address="Design.K200"/>
            <calcext:condition calcext:apply-style-name="ConditionalStyle_514" calcext:value="=2" calcext:base-cell-address="Design.K200"/>
          </calcext:conditional-format>
          <calcext:conditional-format calcext:target-range-address="Design.U200:Design.AB207">
            <calcext:condition calcext:apply-style-name="ConditionalStyle_513" calcext:value="=1" calcext:base-cell-address="Design.U200"/>
            <calcext:condition calcext:apply-style-name="ConditionalStyle_512" calcext:value="=3" calcext:base-cell-address="Design.U200"/>
            <calcext:condition calcext:apply-style-name="ConditionalStyle_511" calcext:value="=2" calcext:base-cell-address="Design.U200"/>
          </calcext:conditional-format>
          <calcext:conditional-format calcext:target-range-address="Design.AE200:Design.AL207">
            <calcext:condition calcext:apply-style-name="ConditionalStyle_510" calcext:value="=1" calcext:base-cell-address="Design.AE200"/>
            <calcext:condition calcext:apply-style-name="ConditionalStyle_509" calcext:value="=3" calcext:base-cell-address="Design.AE200"/>
            <calcext:condition calcext:apply-style-name="ConditionalStyle_508" calcext:value="=2" calcext:base-cell-address="Design.AE200"/>
          </calcext:conditional-format>
          <calcext:conditional-format calcext:target-range-address="Design.AO200:Design.AV207">
            <calcext:condition calcext:apply-style-name="ConditionalStyle_507" calcext:value="=1" calcext:base-cell-address="Design.AO200"/>
            <calcext:condition calcext:apply-style-name="ConditionalStyle_506" calcext:value="=3" calcext:base-cell-address="Design.AO200"/>
            <calcext:condition calcext:apply-style-name="ConditionalStyle_505" calcext:value="=2" calcext:base-cell-address="Design.AO200"/>
          </calcext:conditional-format>
          <calcext:conditional-format calcext:target-range-address="Design.AY200:Design.BF207">
            <calcext:condition calcext:apply-style-name="ConditionalStyle_504" calcext:value="=1" calcext:base-cell-address="Design.AY200"/>
            <calcext:condition calcext:apply-style-name="ConditionalStyle_503" calcext:value="=3" calcext:base-cell-address="Design.AY200"/>
            <calcext:condition calcext:apply-style-name="ConditionalStyle_502" calcext:value="=2" calcext:base-cell-address="Design.AY200"/>
          </calcext:conditional-format>
          <calcext:conditional-format calcext:target-range-address="Design.BI200:Design.BP207">
            <calcext:condition calcext:apply-style-name="ConditionalStyle_501" calcext:value="=1" calcext:base-cell-address="Design.BI200"/>
            <calcext:condition calcext:apply-style-name="ConditionalStyle_500" calcext:value="=3" calcext:base-cell-address="Design.BI200"/>
            <calcext:condition calcext:apply-style-name="ConditionalStyle_499" calcext:value="=2" calcext:base-cell-address="Design.BI200"/>
          </calcext:conditional-format>
          <calcext:conditional-format calcext:target-range-address="Design.BS200:Design.BZ207">
            <calcext:condition calcext:apply-style-name="ConditionalStyle_498" calcext:value="=1" calcext:base-cell-address="Design.BS200"/>
            <calcext:condition calcext:apply-style-name="ConditionalStyle_497" calcext:value="=3" calcext:base-cell-address="Design.BS200"/>
            <calcext:condition calcext:apply-style-name="ConditionalStyle_496" calcext:value="=2" calcext:base-cell-address="Design.BS200"/>
          </calcext:conditional-format>
          <calcext:conditional-format calcext:target-range-address="Design.A210:Design.H217">
            <calcext:condition calcext:apply-style-name="ConditionalStyle_495" calcext:value="=1" calcext:base-cell-address="Design.A210"/>
            <calcext:condition calcext:apply-style-name="ConditionalStyle_494" calcext:value="=3" calcext:base-cell-address="Design.A210"/>
            <calcext:condition calcext:apply-style-name="ConditionalStyle_493" calcext:value="=2" calcext:base-cell-address="Design.A210"/>
          </calcext:conditional-format>
          <calcext:conditional-format calcext:target-range-address="Design.K210:Design.R217">
            <calcext:condition calcext:apply-style-name="ConditionalStyle_492" calcext:value="=1" calcext:base-cell-address="Design.K210"/>
            <calcext:condition calcext:apply-style-name="ConditionalStyle_491" calcext:value="=3" calcext:base-cell-address="Design.K210"/>
            <calcext:condition calcext:apply-style-name="ConditionalStyle_490" calcext:value="=2" calcext:base-cell-address="Design.K210"/>
          </calcext:conditional-format>
          <calcext:conditional-format calcext:target-range-address="Design.U210:Design.AB217">
            <calcext:condition calcext:apply-style-name="ConditionalStyle_489" calcext:value="=1" calcext:base-cell-address="Design.U210"/>
            <calcext:condition calcext:apply-style-name="ConditionalStyle_488" calcext:value="=3" calcext:base-cell-address="Design.U210"/>
            <calcext:condition calcext:apply-style-name="ConditionalStyle_487" calcext:value="=2" calcext:base-cell-address="Design.U210"/>
          </calcext:conditional-format>
          <calcext:conditional-format calcext:target-range-address="Design.AE210:Design.AL217">
            <calcext:condition calcext:apply-style-name="ConditionalStyle_486" calcext:value="=1" calcext:base-cell-address="Design.AE210"/>
            <calcext:condition calcext:apply-style-name="ConditionalStyle_485" calcext:value="=3" calcext:base-cell-address="Design.AE210"/>
            <calcext:condition calcext:apply-style-name="ConditionalStyle_484" calcext:value="=2" calcext:base-cell-address="Design.AE210"/>
          </calcext:conditional-format>
          <calcext:conditional-format calcext:target-range-address="Design.AO210:Design.AV217">
            <calcext:condition calcext:apply-style-name="ConditionalStyle_483" calcext:value="=1" calcext:base-cell-address="Design.AO210"/>
            <calcext:condition calcext:apply-style-name="ConditionalStyle_482" calcext:value="=3" calcext:base-cell-address="Design.AO210"/>
            <calcext:condition calcext:apply-style-name="ConditionalStyle_481" calcext:value="=2" calcext:base-cell-address="Design.AO210"/>
          </calcext:conditional-format>
          <calcext:conditional-format calcext:target-range-address="Design.AY210:Design.BF217">
            <calcext:condition calcext:apply-style-name="ConditionalStyle_480" calcext:value="=1" calcext:base-cell-address="Design.AY210"/>
            <calcext:condition calcext:apply-style-name="ConditionalStyle_479" calcext:value="=3" calcext:base-cell-address="Design.AY210"/>
            <calcext:condition calcext:apply-style-name="ConditionalStyle_478" calcext:value="=2" calcext:base-cell-address="Design.AY210"/>
          </calcext:conditional-format>
          <calcext:conditional-format calcext:target-range-address="Design.BI210:Design.BP217">
            <calcext:condition calcext:apply-style-name="ConditionalStyle_477" calcext:value="=1" calcext:base-cell-address="Design.BI210"/>
            <calcext:condition calcext:apply-style-name="ConditionalStyle_476" calcext:value="=3" calcext:base-cell-address="Design.BI210"/>
            <calcext:condition calcext:apply-style-name="ConditionalStyle_475" calcext:value="=2" calcext:base-cell-address="Design.BI210"/>
          </calcext:conditional-format>
          <calcext:conditional-format calcext:target-range-address="Design.BS210:Design.BZ217">
            <calcext:condition calcext:apply-style-name="ConditionalStyle_474" calcext:value="=1" calcext:base-cell-address="Design.BS210"/>
            <calcext:condition calcext:apply-style-name="ConditionalStyle_473" calcext:value="=3" calcext:base-cell-address="Design.BS210"/>
            <calcext:condition calcext:apply-style-name="ConditionalStyle_472" calcext:value="=2" calcext:base-cell-address="Design.BS210"/>
          </calcext:conditional-format>
          <calcext:conditional-format calcext:target-range-address="Design.A220:Design.H227">
            <calcext:condition calcext:apply-style-name="ConditionalStyle_471" calcext:value="=1" calcext:base-cell-address="Design.A220"/>
            <calcext:condition calcext:apply-style-name="ConditionalStyle_470" calcext:value="=3" calcext:base-cell-address="Design.A220"/>
            <calcext:condition calcext:apply-style-name="ConditionalStyle_469" calcext:value="=2" calcext:base-cell-address="Design.A220"/>
          </calcext:conditional-format>
          <calcext:conditional-format calcext:target-range-address="Design.K220:Design.R227">
            <calcext:condition calcext:apply-style-name="ConditionalStyle_468" calcext:value="=1" calcext:base-cell-address="Design.K220"/>
            <calcext:condition calcext:apply-style-name="ConditionalStyle_467" calcext:value="=3" calcext:base-cell-address="Design.K220"/>
            <calcext:condition calcext:apply-style-name="ConditionalStyle_466" calcext:value="=2" calcext:base-cell-address="Design.K220"/>
          </calcext:conditional-format>
          <calcext:conditional-format calcext:target-range-address="Design.U220:Design.AB227">
            <calcext:condition calcext:apply-style-name="ConditionalStyle_465" calcext:value="=1" calcext:base-cell-address="Design.U220"/>
            <calcext:condition calcext:apply-style-name="ConditionalStyle_464" calcext:value="=3" calcext:base-cell-address="Design.U220"/>
            <calcext:condition calcext:apply-style-name="ConditionalStyle_463" calcext:value="=2" calcext:base-cell-address="Design.U220"/>
          </calcext:conditional-format>
          <calcext:conditional-format calcext:target-range-address="Design.AE220:Design.AL227">
            <calcext:condition calcext:apply-style-name="ConditionalStyle_462" calcext:value="=1" calcext:base-cell-address="Design.AE220"/>
            <calcext:condition calcext:apply-style-name="ConditionalStyle_461" calcext:value="=3" calcext:base-cell-address="Design.AE220"/>
            <calcext:condition calcext:apply-style-name="ConditionalStyle_460" calcext:value="=2" calcext:base-cell-address="Design.AE220"/>
          </calcext:conditional-format>
          <calcext:conditional-format calcext:target-range-address="Design.AO220:Design.AV227">
            <calcext:condition calcext:apply-style-name="ConditionalStyle_459" calcext:value="=1" calcext:base-cell-address="Design.AO220"/>
            <calcext:condition calcext:apply-style-name="ConditionalStyle_458" calcext:value="=3" calcext:base-cell-address="Design.AO220"/>
            <calcext:condition calcext:apply-style-name="ConditionalStyle_457" calcext:value="=2" calcext:base-cell-address="Design.AO220"/>
          </calcext:conditional-format>
          <calcext:conditional-format calcext:target-range-address="Design.AY220:Design.BF227">
            <calcext:condition calcext:apply-style-name="ConditionalStyle_456" calcext:value="=1" calcext:base-cell-address="Design.AY220"/>
            <calcext:condition calcext:apply-style-name="ConditionalStyle_455" calcext:value="=3" calcext:base-cell-address="Design.AY220"/>
            <calcext:condition calcext:apply-style-name="ConditionalStyle_454" calcext:value="=2" calcext:base-cell-address="Design.AY220"/>
          </calcext:conditional-format>
          <calcext:conditional-format calcext:target-range-address="Design.BI220:Design.BP227">
            <calcext:condition calcext:apply-style-name="ConditionalStyle_453" calcext:value="=1" calcext:base-cell-address="Design.BI220"/>
            <calcext:condition calcext:apply-style-name="ConditionalStyle_452" calcext:value="=3" calcext:base-cell-address="Design.BI220"/>
            <calcext:condition calcext:apply-style-name="ConditionalStyle_451" calcext:value="=2" calcext:base-cell-address="Design.BI220"/>
          </calcext:conditional-format>
          <calcext:conditional-format calcext:target-range-address="Design.BS220:Design.BZ227">
            <calcext:condition calcext:apply-style-name="ConditionalStyle_450" calcext:value="=1" calcext:base-cell-address="Design.BS220"/>
            <calcext:condition calcext:apply-style-name="ConditionalStyle_449" calcext:value="=3" calcext:base-cell-address="Design.BS220"/>
            <calcext:condition calcext:apply-style-name="ConditionalStyle_448" calcext:value="=2" calcext:base-cell-address="Design.BS220"/>
          </calcext:conditional-format>
          <calcext:conditional-format calcext:target-range-address="Design.A230:Design.H237">
            <calcext:condition calcext:apply-style-name="ConditionalStyle_447" calcext:value="=1" calcext:base-cell-address="Design.A230"/>
            <calcext:condition calcext:apply-style-name="ConditionalStyle_446" calcext:value="=3" calcext:base-cell-address="Design.A230"/>
            <calcext:condition calcext:apply-style-name="ConditionalStyle_445" calcext:value="=2" calcext:base-cell-address="Design.A230"/>
          </calcext:conditional-format>
          <calcext:conditional-format calcext:target-range-address="Design.K230:Design.R237">
            <calcext:condition calcext:apply-style-name="ConditionalStyle_444" calcext:value="=1" calcext:base-cell-address="Design.K230"/>
            <calcext:condition calcext:apply-style-name="ConditionalStyle_443" calcext:value="=3" calcext:base-cell-address="Design.K230"/>
            <calcext:condition calcext:apply-style-name="ConditionalStyle_442" calcext:value="=2" calcext:base-cell-address="Design.K230"/>
          </calcext:conditional-format>
          <calcext:conditional-format calcext:target-range-address="Design.U230:Design.AB237">
            <calcext:condition calcext:apply-style-name="ConditionalStyle_441" calcext:value="=1" calcext:base-cell-address="Design.U230"/>
            <calcext:condition calcext:apply-style-name="ConditionalStyle_440" calcext:value="=3" calcext:base-cell-address="Design.U230"/>
            <calcext:condition calcext:apply-style-name="ConditionalStyle_439" calcext:value="=2" calcext:base-cell-address="Design.U230"/>
          </calcext:conditional-format>
          <calcext:conditional-format calcext:target-range-address="Design.AE230:Design.AL237">
            <calcext:condition calcext:apply-style-name="ConditionalStyle_438" calcext:value="=1" calcext:base-cell-address="Design.AE230"/>
            <calcext:condition calcext:apply-style-name="ConditionalStyle_437" calcext:value="=3" calcext:base-cell-address="Design.AE230"/>
            <calcext:condition calcext:apply-style-name="ConditionalStyle_436" calcext:value="=2" calcext:base-cell-address="Design.AE230"/>
          </calcext:conditional-format>
          <calcext:conditional-format calcext:target-range-address="Design.AO230:Design.AV237">
            <calcext:condition calcext:apply-style-name="ConditionalStyle_435" calcext:value="=1" calcext:base-cell-address="Design.AO230"/>
            <calcext:condition calcext:apply-style-name="ConditionalStyle_434" calcext:value="=3" calcext:base-cell-address="Design.AO230"/>
            <calcext:condition calcext:apply-style-name="ConditionalStyle_433" calcext:value="=2" calcext:base-cell-address="Design.AO230"/>
          </calcext:conditional-format>
          <calcext:conditional-format calcext:target-range-address="Design.AY230:Design.BF237">
            <calcext:condition calcext:apply-style-name="ConditionalStyle_432" calcext:value="=1" calcext:base-cell-address="Design.AY230"/>
            <calcext:condition calcext:apply-style-name="ConditionalStyle_431" calcext:value="=3" calcext:base-cell-address="Design.AY230"/>
            <calcext:condition calcext:apply-style-name="ConditionalStyle_430" calcext:value="=2" calcext:base-cell-address="Design.AY230"/>
          </calcext:conditional-format>
          <calcext:conditional-format calcext:target-range-address="Design.BI230:Design.BP237">
            <calcext:condition calcext:apply-style-name="ConditionalStyle_429" calcext:value="=1" calcext:base-cell-address="Design.BI230"/>
            <calcext:condition calcext:apply-style-name="ConditionalStyle_428" calcext:value="=3" calcext:base-cell-address="Design.BI230"/>
            <calcext:condition calcext:apply-style-name="ConditionalStyle_427" calcext:value="=2" calcext:base-cell-address="Design.BI230"/>
          </calcext:conditional-format>
          <calcext:conditional-format calcext:target-range-address="Design.BS230:Design.BZ237">
            <calcext:condition calcext:apply-style-name="ConditionalStyle_426" calcext:value="=1" calcext:base-cell-address="Design.BS230"/>
            <calcext:condition calcext:apply-style-name="ConditionalStyle_425" calcext:value="=3" calcext:base-cell-address="Design.BS230"/>
            <calcext:condition calcext:apply-style-name="ConditionalStyle_424" calcext:value="=2" calcext:base-cell-address="Design.BS230"/>
          </calcext:conditional-format>
          <calcext:conditional-format calcext:target-range-address="Design.A240:Design.H247">
            <calcext:condition calcext:apply-style-name="ConditionalStyle_423" calcext:value="=1" calcext:base-cell-address="Design.A240"/>
            <calcext:condition calcext:apply-style-name="ConditionalStyle_422" calcext:value="=3" calcext:base-cell-address="Design.A240"/>
            <calcext:condition calcext:apply-style-name="ConditionalStyle_421" calcext:value="=2" calcext:base-cell-address="Design.A240"/>
          </calcext:conditional-format>
          <calcext:conditional-format calcext:target-range-address="Design.K240:Design.R247">
            <calcext:condition calcext:apply-style-name="ConditionalStyle_420" calcext:value="=1" calcext:base-cell-address="Design.K240"/>
            <calcext:condition calcext:apply-style-name="ConditionalStyle_419" calcext:value="=3" calcext:base-cell-address="Design.K240"/>
            <calcext:condition calcext:apply-style-name="ConditionalStyle_418" calcext:value="=2" calcext:base-cell-address="Design.K240"/>
          </calcext:conditional-format>
          <calcext:conditional-format calcext:target-range-address="Design.U240:Design.AB247">
            <calcext:condition calcext:apply-style-name="ConditionalStyle_417" calcext:value="=1" calcext:base-cell-address="Design.U240"/>
            <calcext:condition calcext:apply-style-name="ConditionalStyle_416" calcext:value="=3" calcext:base-cell-address="Design.U240"/>
            <calcext:condition calcext:apply-style-name="ConditionalStyle_415" calcext:value="=2" calcext:base-cell-address="Design.U240"/>
          </calcext:conditional-format>
          <calcext:conditional-format calcext:target-range-address="Design.AE240:Design.AL247">
            <calcext:condition calcext:apply-style-name="ConditionalStyle_414" calcext:value="=1" calcext:base-cell-address="Design.AE240"/>
            <calcext:condition calcext:apply-style-name="ConditionalStyle_413" calcext:value="=3" calcext:base-cell-address="Design.AE240"/>
            <calcext:condition calcext:apply-style-name="ConditionalStyle_412" calcext:value="=2" calcext:base-cell-address="Design.AE240"/>
          </calcext:conditional-format>
          <calcext:conditional-format calcext:target-range-address="Design.AO240:Design.AV247">
            <calcext:condition calcext:apply-style-name="ConditionalStyle_411" calcext:value="=1" calcext:base-cell-address="Design.AO240"/>
            <calcext:condition calcext:apply-style-name="ConditionalStyle_410" calcext:value="=3" calcext:base-cell-address="Design.AO240"/>
            <calcext:condition calcext:apply-style-name="ConditionalStyle_409" calcext:value="=2" calcext:base-cell-address="Design.AO240"/>
          </calcext:conditional-format>
          <calcext:conditional-format calcext:target-range-address="Design.AY240:Design.BF247">
            <calcext:condition calcext:apply-style-name="ConditionalStyle_408" calcext:value="=1" calcext:base-cell-address="Design.AY240"/>
            <calcext:condition calcext:apply-style-name="ConditionalStyle_407" calcext:value="=3" calcext:base-cell-address="Design.AY240"/>
            <calcext:condition calcext:apply-style-name="ConditionalStyle_406" calcext:value="=2" calcext:base-cell-address="Design.AY240"/>
          </calcext:conditional-format>
          <calcext:conditional-format calcext:target-range-address="Design.BI240:Design.BP247">
            <calcext:condition calcext:apply-style-name="ConditionalStyle_405" calcext:value="=1" calcext:base-cell-address="Design.BI240"/>
            <calcext:condition calcext:apply-style-name="ConditionalStyle_404" calcext:value="=3" calcext:base-cell-address="Design.BI240"/>
            <calcext:condition calcext:apply-style-name="ConditionalStyle_403" calcext:value="=2" calcext:base-cell-address="Design.BI240"/>
          </calcext:conditional-format>
          <calcext:conditional-format calcext:target-range-address="Design.BS240:Design.BZ247">
            <calcext:condition calcext:apply-style-name="ConditionalStyle_402" calcext:value="=1" calcext:base-cell-address="Design.BS240"/>
            <calcext:condition calcext:apply-style-name="ConditionalStyle_401" calcext:value="=3" calcext:base-cell-address="Design.BS240"/>
            <calcext:condition calcext:apply-style-name="ConditionalStyle_400" calcext:value="=2" calcext:base-cell-address="Design.BS240"/>
          </calcext:conditional-format>
          <calcext:conditional-format calcext:target-range-address="Design.A250:Design.H257">
            <calcext:condition calcext:apply-style-name="ConditionalStyle_399" calcext:value="=1" calcext:base-cell-address="Design.A250"/>
            <calcext:condition calcext:apply-style-name="ConditionalStyle_398" calcext:value="=3" calcext:base-cell-address="Design.A250"/>
            <calcext:condition calcext:apply-style-name="ConditionalStyle_397" calcext:value="=2" calcext:base-cell-address="Design.A250"/>
          </calcext:conditional-format>
          <calcext:conditional-format calcext:target-range-address="Design.K250:Design.R257">
            <calcext:condition calcext:apply-style-name="ConditionalStyle_396" calcext:value="=1" calcext:base-cell-address="Design.K250"/>
            <calcext:condition calcext:apply-style-name="ConditionalStyle_395" calcext:value="=3" calcext:base-cell-address="Design.K250"/>
            <calcext:condition calcext:apply-style-name="ConditionalStyle_394" calcext:value="=2" calcext:base-cell-address="Design.K250"/>
          </calcext:conditional-format>
          <calcext:conditional-format calcext:target-range-address="Design.U250:Design.AB257">
            <calcext:condition calcext:apply-style-name="ConditionalStyle_393" calcext:value="=1" calcext:base-cell-address="Design.U250"/>
            <calcext:condition calcext:apply-style-name="ConditionalStyle_392" calcext:value="=3" calcext:base-cell-address="Design.U250"/>
            <calcext:condition calcext:apply-style-name="ConditionalStyle_391" calcext:value="=2" calcext:base-cell-address="Design.U250"/>
          </calcext:conditional-format>
          <calcext:conditional-format calcext:target-range-address="Design.AE250:Design.AL257">
            <calcext:condition calcext:apply-style-name="ConditionalStyle_390" calcext:value="=1" calcext:base-cell-address="Design.AE250"/>
            <calcext:condition calcext:apply-style-name="ConditionalStyle_389" calcext:value="=3" calcext:base-cell-address="Design.AE250"/>
            <calcext:condition calcext:apply-style-name="ConditionalStyle_388" calcext:value="=2" calcext:base-cell-address="Design.AE250"/>
          </calcext:conditional-format>
          <calcext:conditional-format calcext:target-range-address="Design.AO250:Design.AV257">
            <calcext:condition calcext:apply-style-name="ConditionalStyle_387" calcext:value="=1" calcext:base-cell-address="Design.AO250"/>
            <calcext:condition calcext:apply-style-name="ConditionalStyle_386" calcext:value="=3" calcext:base-cell-address="Design.AO250"/>
            <calcext:condition calcext:apply-style-name="ConditionalStyle_385" calcext:value="=2" calcext:base-cell-address="Design.AO250"/>
          </calcext:conditional-format>
          <calcext:conditional-format calcext:target-range-address="Design.AY250:Design.BF257">
            <calcext:condition calcext:apply-style-name="ConditionalStyle_384" calcext:value="=1" calcext:base-cell-address="Design.AY250"/>
            <calcext:condition calcext:apply-style-name="ConditionalStyle_383" calcext:value="=3" calcext:base-cell-address="Design.AY250"/>
            <calcext:condition calcext:apply-style-name="ConditionalStyle_382" calcext:value="=2" calcext:base-cell-address="Design.AY250"/>
          </calcext:conditional-format>
          <calcext:conditional-format calcext:target-range-address="Design.BI250:Design.BP257">
            <calcext:condition calcext:apply-style-name="ConditionalStyle_381" calcext:value="=1" calcext:base-cell-address="Design.BI250"/>
            <calcext:condition calcext:apply-style-name="ConditionalStyle_380" calcext:value="=3" calcext:base-cell-address="Design.BI250"/>
            <calcext:condition calcext:apply-style-name="ConditionalStyle_379" calcext:value="=2" calcext:base-cell-address="Design.BI250"/>
          </calcext:conditional-format>
          <calcext:conditional-format calcext:target-range-address="Design.BS250:Design.BZ257">
            <calcext:condition calcext:apply-style-name="ConditionalStyle_378" calcext:value="=1" calcext:base-cell-address="Design.BS250"/>
            <calcext:condition calcext:apply-style-name="ConditionalStyle_377" calcext:value="=3" calcext:base-cell-address="Design.BS250"/>
            <calcext:condition calcext:apply-style-name="ConditionalStyle_376" calcext:value="=2" calcext:base-cell-address="Design.BS250"/>
          </calcext:conditional-format>
          <calcext:conditional-format calcext:target-range-address="Design.A260:Design.H267">
            <calcext:condition calcext:apply-style-name="ConditionalStyle_375" calcext:value="=1" calcext:base-cell-address="Design.A260"/>
            <calcext:condition calcext:apply-style-name="ConditionalStyle_374" calcext:value="=3" calcext:base-cell-address="Design.A260"/>
            <calcext:condition calcext:apply-style-name="ConditionalStyle_373" calcext:value="=2" calcext:base-cell-address="Design.A260"/>
          </calcext:conditional-format>
          <calcext:conditional-format calcext:target-range-address="Design.K260:Design.R267">
            <calcext:condition calcext:apply-style-name="ConditionalStyle_372" calcext:value="=1" calcext:base-cell-address="Design.K260"/>
            <calcext:condition calcext:apply-style-name="ConditionalStyle_371" calcext:value="=3" calcext:base-cell-address="Design.K260"/>
            <calcext:condition calcext:apply-style-name="ConditionalStyle_370" calcext:value="=2" calcext:base-cell-address="Design.K260"/>
          </calcext:conditional-format>
          <calcext:conditional-format calcext:target-range-address="Design.U260:Design.AB267">
            <calcext:condition calcext:apply-style-name="ConditionalStyle_369" calcext:value="=1" calcext:base-cell-address="Design.U260"/>
            <calcext:condition calcext:apply-style-name="ConditionalStyle_368" calcext:value="=3" calcext:base-cell-address="Design.U260"/>
            <calcext:condition calcext:apply-style-name="ConditionalStyle_367" calcext:value="=2" calcext:base-cell-address="Design.U260"/>
          </calcext:conditional-format>
          <calcext:conditional-format calcext:target-range-address="Design.AE260:Design.AL267">
            <calcext:condition calcext:apply-style-name="ConditionalStyle_366" calcext:value="=1" calcext:base-cell-address="Design.AE260"/>
            <calcext:condition calcext:apply-style-name="ConditionalStyle_365" calcext:value="=3" calcext:base-cell-address="Design.AE260"/>
            <calcext:condition calcext:apply-style-name="ConditionalStyle_364" calcext:value="=2" calcext:base-cell-address="Design.AE260"/>
          </calcext:conditional-format>
          <calcext:conditional-format calcext:target-range-address="Design.AO260:Design.AV267">
            <calcext:condition calcext:apply-style-name="ConditionalStyle_363" calcext:value="=1" calcext:base-cell-address="Design.AO260"/>
            <calcext:condition calcext:apply-style-name="ConditionalStyle_362" calcext:value="=3" calcext:base-cell-address="Design.AO260"/>
            <calcext:condition calcext:apply-style-name="ConditionalStyle_361" calcext:value="=2" calcext:base-cell-address="Design.AO260"/>
          </calcext:conditional-format>
          <calcext:conditional-format calcext:target-range-address="Design.AY260:Design.BF267">
            <calcext:condition calcext:apply-style-name="ConditionalStyle_360" calcext:value="=1" calcext:base-cell-address="Design.AY260"/>
            <calcext:condition calcext:apply-style-name="ConditionalStyle_359" calcext:value="=3" calcext:base-cell-address="Design.AY260"/>
            <calcext:condition calcext:apply-style-name="ConditionalStyle_358" calcext:value="=2" calcext:base-cell-address="Design.AY260"/>
          </calcext:conditional-format>
          <calcext:conditional-format calcext:target-range-address="Design.BI260:Design.BP267">
            <calcext:condition calcext:apply-style-name="ConditionalStyle_357" calcext:value="=1" calcext:base-cell-address="Design.BI260"/>
            <calcext:condition calcext:apply-style-name="ConditionalStyle_356" calcext:value="=3" calcext:base-cell-address="Design.BI260"/>
            <calcext:condition calcext:apply-style-name="ConditionalStyle_355" calcext:value="=2" calcext:base-cell-address="Design.BI260"/>
          </calcext:conditional-format>
          <calcext:conditional-format calcext:target-range-address="Design.BS260:Design.BZ267">
            <calcext:condition calcext:apply-style-name="ConditionalStyle_354" calcext:value="=1" calcext:base-cell-address="Design.BS260"/>
            <calcext:condition calcext:apply-style-name="ConditionalStyle_353" calcext:value="=3" calcext:base-cell-address="Design.BS260"/>
            <calcext:condition calcext:apply-style-name="ConditionalStyle_352" calcext:value="=2" calcext:base-cell-address="Design.BS260"/>
          </calcext:conditional-format>
          <calcext:conditional-format calcext:target-range-address="Design.A270:Design.H277">
            <calcext:condition calcext:apply-style-name="ConditionalStyle_351" calcext:value="=1" calcext:base-cell-address="Design.A270"/>
            <calcext:condition calcext:apply-style-name="ConditionalStyle_350" calcext:value="=3" calcext:base-cell-address="Design.A270"/>
            <calcext:condition calcext:apply-style-name="ConditionalStyle_349" calcext:value="=2" calcext:base-cell-address="Design.A270"/>
          </calcext:conditional-format>
          <calcext:conditional-format calcext:target-range-address="Design.K270:Design.R277">
            <calcext:condition calcext:apply-style-name="ConditionalStyle_348" calcext:value="=1" calcext:base-cell-address="Design.K270"/>
            <calcext:condition calcext:apply-style-name="ConditionalStyle_347" calcext:value="=3" calcext:base-cell-address="Design.K270"/>
            <calcext:condition calcext:apply-style-name="ConditionalStyle_346" calcext:value="=2" calcext:base-cell-address="Design.K270"/>
          </calcext:conditional-format>
          <calcext:conditional-format calcext:target-range-address="Design.U270:Design.AB277">
            <calcext:condition calcext:apply-style-name="ConditionalStyle_345" calcext:value="=1" calcext:base-cell-address="Design.U270"/>
            <calcext:condition calcext:apply-style-name="ConditionalStyle_344" calcext:value="=3" calcext:base-cell-address="Design.U270"/>
            <calcext:condition calcext:apply-style-name="ConditionalStyle_343" calcext:value="=2" calcext:base-cell-address="Design.U270"/>
          </calcext:conditional-format>
          <calcext:conditional-format calcext:target-range-address="Design.AE270:Design.AL277">
            <calcext:condition calcext:apply-style-name="ConditionalStyle_342" calcext:value="=1" calcext:base-cell-address="Design.AE270"/>
            <calcext:condition calcext:apply-style-name="ConditionalStyle_341" calcext:value="=3" calcext:base-cell-address="Design.AE270"/>
            <calcext:condition calcext:apply-style-name="ConditionalStyle_340" calcext:value="=2" calcext:base-cell-address="Design.AE270"/>
          </calcext:conditional-format>
          <calcext:conditional-format calcext:target-range-address="Design.AO270:Design.AV277">
            <calcext:condition calcext:apply-style-name="ConditionalStyle_339" calcext:value="=1" calcext:base-cell-address="Design.AO270"/>
            <calcext:condition calcext:apply-style-name="ConditionalStyle_338" calcext:value="=3" calcext:base-cell-address="Design.AO270"/>
            <calcext:condition calcext:apply-style-name="ConditionalStyle_337" calcext:value="=2" calcext:base-cell-address="Design.AO270"/>
          </calcext:conditional-format>
          <calcext:conditional-format calcext:target-range-address="Design.AY270:Design.BF277">
            <calcext:condition calcext:apply-style-name="ConditionalStyle_336" calcext:value="=1" calcext:base-cell-address="Design.AY270"/>
            <calcext:condition calcext:apply-style-name="ConditionalStyle_335" calcext:value="=3" calcext:base-cell-address="Design.AY270"/>
            <calcext:condition calcext:apply-style-name="ConditionalStyle_334" calcext:value="=2" calcext:base-cell-address="Design.AY270"/>
          </calcext:conditional-format>
          <calcext:conditional-format calcext:target-range-address="Design.BI270:Design.BP277">
            <calcext:condition calcext:apply-style-name="ConditionalStyle_333" calcext:value="=1" calcext:base-cell-address="Design.BI270"/>
            <calcext:condition calcext:apply-style-name="ConditionalStyle_332" calcext:value="=3" calcext:base-cell-address="Design.BI270"/>
            <calcext:condition calcext:apply-style-name="ConditionalStyle_331" calcext:value="=2" calcext:base-cell-address="Design.BI270"/>
          </calcext:conditional-format>
          <calcext:conditional-format calcext:target-range-address="Design.BS270:Design.BZ277">
            <calcext:condition calcext:apply-style-name="ConditionalStyle_330" calcext:value="=1" calcext:base-cell-address="Design.BS270"/>
            <calcext:condition calcext:apply-style-name="ConditionalStyle_329" calcext:value="=3" calcext:base-cell-address="Design.BS270"/>
            <calcext:condition calcext:apply-style-name="ConditionalStyle_328" calcext:value="=2" calcext:base-cell-address="Design.BS270"/>
          </calcext:conditional-format>
          <calcext:conditional-format calcext:target-range-address="Design.A280:Design.H287">
            <calcext:condition calcext:apply-style-name="ConditionalStyle_327" calcext:value="=1" calcext:base-cell-address="Design.A280"/>
            <calcext:condition calcext:apply-style-name="ConditionalStyle_326" calcext:value="=3" calcext:base-cell-address="Design.A280"/>
            <calcext:condition calcext:apply-style-name="ConditionalStyle_325" calcext:value="=2" calcext:base-cell-address="Design.A280"/>
          </calcext:conditional-format>
          <calcext:conditional-format calcext:target-range-address="Design.K280:Design.R287">
            <calcext:condition calcext:apply-style-name="ConditionalStyle_324" calcext:value="=1" calcext:base-cell-address="Design.K280"/>
            <calcext:condition calcext:apply-style-name="ConditionalStyle_323" calcext:value="=3" calcext:base-cell-address="Design.K280"/>
            <calcext:condition calcext:apply-style-name="ConditionalStyle_322" calcext:value="=2" calcext:base-cell-address="Design.K280"/>
          </calcext:conditional-format>
          <calcext:conditional-format calcext:target-range-address="Design.U280:Design.AB287">
            <calcext:condition calcext:apply-style-name="ConditionalStyle_321" calcext:value="=1" calcext:base-cell-address="Design.U280"/>
            <calcext:condition calcext:apply-style-name="ConditionalStyle_320" calcext:value="=3" calcext:base-cell-address="Design.U280"/>
            <calcext:condition calcext:apply-style-name="ConditionalStyle_319" calcext:value="=2" calcext:base-cell-address="Design.U280"/>
          </calcext:conditional-format>
          <calcext:conditional-format calcext:target-range-address="Design.AE280:Design.AL287">
            <calcext:condition calcext:apply-style-name="ConditionalStyle_318" calcext:value="=1" calcext:base-cell-address="Design.AE280"/>
            <calcext:condition calcext:apply-style-name="ConditionalStyle_317" calcext:value="=3" calcext:base-cell-address="Design.AE280"/>
            <calcext:condition calcext:apply-style-name="ConditionalStyle_316" calcext:value="=2" calcext:base-cell-address="Design.AE280"/>
          </calcext:conditional-format>
          <calcext:conditional-format calcext:target-range-address="Design.AO280:Design.AV287">
            <calcext:condition calcext:apply-style-name="ConditionalStyle_315" calcext:value="=1" calcext:base-cell-address="Design.AO280"/>
            <calcext:condition calcext:apply-style-name="ConditionalStyle_314" calcext:value="=3" calcext:base-cell-address="Design.AO280"/>
            <calcext:condition calcext:apply-style-name="ConditionalStyle_313" calcext:value="=2" calcext:base-cell-address="Design.AO280"/>
          </calcext:conditional-format>
          <calcext:conditional-format calcext:target-range-address="Design.AY280:Design.BF287">
            <calcext:condition calcext:apply-style-name="ConditionalStyle_312" calcext:value="=1" calcext:base-cell-address="Design.AY280"/>
            <calcext:condition calcext:apply-style-name="ConditionalStyle_311" calcext:value="=3" calcext:base-cell-address="Design.AY280"/>
            <calcext:condition calcext:apply-style-name="ConditionalStyle_310" calcext:value="=2" calcext:base-cell-address="Design.AY280"/>
          </calcext:conditional-format>
          <calcext:conditional-format calcext:target-range-address="Design.BI280:Design.BP287">
            <calcext:condition calcext:apply-style-name="ConditionalStyle_309" calcext:value="=1" calcext:base-cell-address="Design.BI280"/>
            <calcext:condition calcext:apply-style-name="ConditionalStyle_308" calcext:value="=3" calcext:base-cell-address="Design.BI280"/>
            <calcext:condition calcext:apply-style-name="ConditionalStyle_307" calcext:value="=2" calcext:base-cell-address="Design.BI280"/>
          </calcext:conditional-format>
          <calcext:conditional-format calcext:target-range-address="Design.BS280:Design.BZ287">
            <calcext:condition calcext:apply-style-name="ConditionalStyle_306" calcext:value="=1" calcext:base-cell-address="Design.BS280"/>
            <calcext:condition calcext:apply-style-name="ConditionalStyle_305" calcext:value="=3" calcext:base-cell-address="Design.BS280"/>
            <calcext:condition calcext:apply-style-name="ConditionalStyle_304" calcext:value="=2" calcext:base-cell-address="Design.BS280"/>
          </calcext:conditional-format>
          <calcext:conditional-format calcext:target-range-address="Design.K130:Design.R137">
            <calcext:condition calcext:apply-style-name="ConditionalStyle_303" calcext:value="=1" calcext:base-cell-address="Design.K130"/>
            <calcext:condition calcext:apply-style-name="ConditionalStyle_302" calcext:value="=3" calcext:base-cell-address="Design.K130"/>
            <calcext:condition calcext:apply-style-name="ConditionalStyle_301" calcext:value="=2" calcext:base-cell-address="Design.K130"/>
          </calcext:conditional-format>
          <calcext:conditional-format calcext:target-range-address="Design.AE130:Design.AL137">
            <calcext:condition calcext:apply-style-name="ConditionalStyle_300" calcext:value="=1" calcext:base-cell-address="Design.AE130"/>
            <calcext:condition calcext:apply-style-name="ConditionalStyle_299" calcext:value="=3" calcext:base-cell-address="Design.AE130"/>
            <calcext:condition calcext:apply-style-name="ConditionalStyle_298" calcext:value="=2" calcext:base-cell-address="Design.AE130"/>
          </calcext:conditional-format>
          <calcext:conditional-format calcext:target-range-address="Design.U130:Design.AB137">
            <calcext:condition calcext:apply-style-name="ConditionalStyle_297" calcext:value="=1" calcext:base-cell-address="Design.U130"/>
            <calcext:condition calcext:apply-style-name="ConditionalStyle_296" calcext:value="=3" calcext:base-cell-address="Design.U130"/>
            <calcext:condition calcext:apply-style-name="ConditionalStyle_295" calcext:value="=2" calcext:base-cell-address="Design.U130"/>
          </calcext:conditional-format>
          <calcext:conditional-format calcext:target-range-address="Design.AE10:Design.AL17">
            <calcext:condition calcext:apply-style-name="ConditionalStyle_294" calcext:value="=1" calcext:base-cell-address="Design.AE10"/>
            <calcext:condition calcext:apply-style-name="ConditionalStyle_293" calcext:value="=3" calcext:base-cell-address="Design.AE10"/>
            <calcext:condition calcext:apply-style-name="ConditionalStyle_292" calcext:value="=2" calcext:base-cell-address="Design.AE10"/>
          </calcext:conditional-format>
          <calcext:conditional-format calcext:target-range-address="Design.AO10:Design.AV17">
            <calcext:condition calcext:apply-style-name="ConditionalStyle_291" calcext:value="=1" calcext:base-cell-address="Design.AO10"/>
            <calcext:condition calcext:apply-style-name="ConditionalStyle_290" calcext:value="=3" calcext:base-cell-address="Design.AO10"/>
            <calcext:condition calcext:apply-style-name="ConditionalStyle_289" calcext:value="=2" calcext:base-cell-address="Design.AO10"/>
          </calcext:conditional-format>
          <calcext:conditional-format calcext:target-range-address="Design.AY10:Design.BF17">
            <calcext:condition calcext:apply-style-name="ConditionalStyle_288" calcext:value="=1" calcext:base-cell-address="Design.AY10"/>
            <calcext:condition calcext:apply-style-name="ConditionalStyle_287" calcext:value="=3" calcext:base-cell-address="Design.AY10"/>
            <calcext:condition calcext:apply-style-name="ConditionalStyle_286" calcext:value="=2" calcext:base-cell-address="Design.AY10"/>
          </calcext:conditional-format>
          <calcext:conditional-format calcext:target-range-address="Design.BI10:Design.BP17">
            <calcext:condition calcext:apply-style-name="ConditionalStyle_285" calcext:value="=1" calcext:base-cell-address="Design.BI10"/>
            <calcext:condition calcext:apply-style-name="ConditionalStyle_284" calcext:value="=3" calcext:base-cell-address="Design.BI10"/>
            <calcext:condition calcext:apply-style-name="ConditionalStyle_283" calcext:value="=2" calcext:base-cell-address="Design.BI10"/>
          </calcext:conditional-format>
          <calcext:conditional-format calcext:target-range-address="Design.BS10:Design.BZ17">
            <calcext:condition calcext:apply-style-name="ConditionalStyle_282" calcext:value="=1" calcext:base-cell-address="Design.BS10"/>
            <calcext:condition calcext:apply-style-name="ConditionalStyle_281" calcext:value="=3" calcext:base-cell-address="Design.BS10"/>
            <calcext:condition calcext:apply-style-name="ConditionalStyle_280" calcext:value="=2" calcext:base-cell-address="Design.BS10"/>
          </calcext:conditional-format>
          <calcext:conditional-format calcext:target-range-address="Design.A20:Design.H27">
            <calcext:condition calcext:apply-style-name="ConditionalStyle_279" calcext:value="=1" calcext:base-cell-address="Design.A20"/>
            <calcext:condition calcext:apply-style-name="ConditionalStyle_278" calcext:value="=3" calcext:base-cell-address="Design.A20"/>
            <calcext:condition calcext:apply-style-name="ConditionalStyle_277" calcext:value="=2" calcext:base-cell-address="Design.A20"/>
          </calcext:conditional-format>
          <calcext:conditional-format calcext:target-range-address="Design.K20:Design.R27">
            <calcext:condition calcext:apply-style-name="ConditionalStyle_276" calcext:value="=1" calcext:base-cell-address="Design.K20"/>
            <calcext:condition calcext:apply-style-name="ConditionalStyle_275" calcext:value="=3" calcext:base-cell-address="Design.K20"/>
            <calcext:condition calcext:apply-style-name="ConditionalStyle_274" calcext:value="=2" calcext:base-cell-address="Design.K20"/>
          </calcext:conditional-format>
          <calcext:conditional-format calcext:target-range-address="Design.U20:Design.AB27">
            <calcext:condition calcext:apply-style-name="ConditionalStyle_273" calcext:value="=1" calcext:base-cell-address="Design.U20"/>
            <calcext:condition calcext:apply-style-name="ConditionalStyle_272" calcext:value="=3" calcext:base-cell-address="Design.U20"/>
            <calcext:condition calcext:apply-style-name="ConditionalStyle_271" calcext:value="=2" calcext:base-cell-address="Design.U20"/>
          </calcext:conditional-format>
          <calcext:conditional-format calcext:target-range-address="Design.AE20:Design.AL27">
            <calcext:condition calcext:apply-style-name="ConditionalStyle_270" calcext:value="=1" calcext:base-cell-address="Design.AE20"/>
            <calcext:condition calcext:apply-style-name="ConditionalStyle_269" calcext:value="=3" calcext:base-cell-address="Design.AE20"/>
            <calcext:condition calcext:apply-style-name="ConditionalStyle_268" calcext:value="=2" calcext:base-cell-address="Design.AE20"/>
          </calcext:conditional-format>
          <calcext:conditional-format calcext:target-range-address="Design.AO20:Design.AV27">
            <calcext:condition calcext:apply-style-name="ConditionalStyle_267" calcext:value="=1" calcext:base-cell-address="Design.AO20"/>
            <calcext:condition calcext:apply-style-name="ConditionalStyle_266" calcext:value="=3" calcext:base-cell-address="Design.AO20"/>
            <calcext:condition calcext:apply-style-name="ConditionalStyle_265" calcext:value="=2" calcext:base-cell-address="Design.AO20"/>
          </calcext:conditional-format>
          <calcext:conditional-format calcext:target-range-address="Design.AY20:Design.BF27">
            <calcext:condition calcext:apply-style-name="ConditionalStyle_264" calcext:value="=1" calcext:base-cell-address="Design.AY20"/>
            <calcext:condition calcext:apply-style-name="ConditionalStyle_263" calcext:value="=3" calcext:base-cell-address="Design.AY20"/>
            <calcext:condition calcext:apply-style-name="ConditionalStyle_262" calcext:value="=2" calcext:base-cell-address="Design.AY20"/>
          </calcext:conditional-format>
          <calcext:conditional-format calcext:target-range-address="Design.BI20:Design.BP27">
            <calcext:condition calcext:apply-style-name="ConditionalStyle_261" calcext:value="=1" calcext:base-cell-address="Design.BI20"/>
            <calcext:condition calcext:apply-style-name="ConditionalStyle_260" calcext:value="=3" calcext:base-cell-address="Design.BI20"/>
            <calcext:condition calcext:apply-style-name="ConditionalStyle_259" calcext:value="=2" calcext:base-cell-address="Design.BI20"/>
          </calcext:conditional-format>
          <calcext:conditional-format calcext:target-range-address="Design.BS20:Design.BZ27">
            <calcext:condition calcext:apply-style-name="ConditionalStyle_258" calcext:value="=1" calcext:base-cell-address="Design.BS20"/>
            <calcext:condition calcext:apply-style-name="ConditionalStyle_257" calcext:value="=3" calcext:base-cell-address="Design.BS20"/>
            <calcext:condition calcext:apply-style-name="ConditionalStyle_256" calcext:value="=2" calcext:base-cell-address="Design.BS20"/>
          </calcext:conditional-format>
          <calcext:conditional-format calcext:target-range-address="Design.A30:Design.H37">
            <calcext:condition calcext:apply-style-name="ConditionalStyle_255" calcext:value="=1" calcext:base-cell-address="Design.A30"/>
            <calcext:condition calcext:apply-style-name="ConditionalStyle_254" calcext:value="=3" calcext:base-cell-address="Design.A30"/>
            <calcext:condition calcext:apply-style-name="ConditionalStyle_253" calcext:value="=2" calcext:base-cell-address="Design.A30"/>
          </calcext:conditional-format>
          <calcext:conditional-format calcext:target-range-address="Design.K30:Design.R37">
            <calcext:condition calcext:apply-style-name="ConditionalStyle_252" calcext:value="=1" calcext:base-cell-address="Design.K30"/>
            <calcext:condition calcext:apply-style-name="ConditionalStyle_251" calcext:value="=3" calcext:base-cell-address="Design.K30"/>
            <calcext:condition calcext:apply-style-name="ConditionalStyle_250" calcext:value="=2" calcext:base-cell-address="Design.K30"/>
          </calcext:conditional-format>
          <calcext:conditional-format calcext:target-range-address="Design.U30:Design.AB37">
            <calcext:condition calcext:apply-style-name="ConditionalStyle_249" calcext:value="=1" calcext:base-cell-address="Design.U30"/>
            <calcext:condition calcext:apply-style-name="ConditionalStyle_248" calcext:value="=3" calcext:base-cell-address="Design.U30"/>
            <calcext:condition calcext:apply-style-name="ConditionalStyle_247" calcext:value="=2" calcext:base-cell-address="Design.U30"/>
          </calcext:conditional-format>
          <calcext:conditional-format calcext:target-range-address="Design.AE30:Design.AL37">
            <calcext:condition calcext:apply-style-name="ConditionalStyle_246" calcext:value="=1" calcext:base-cell-address="Design.AE30"/>
            <calcext:condition calcext:apply-style-name="ConditionalStyle_245" calcext:value="=3" calcext:base-cell-address="Design.AE30"/>
            <calcext:condition calcext:apply-style-name="ConditionalStyle_244" calcext:value="=2" calcext:base-cell-address="Design.AE30"/>
          </calcext:conditional-format>
          <calcext:conditional-format calcext:target-range-address="Design.AO30:Design.AV37">
            <calcext:condition calcext:apply-style-name="ConditionalStyle_243" calcext:value="=1" calcext:base-cell-address="Design.AO30"/>
            <calcext:condition calcext:apply-style-name="ConditionalStyle_242" calcext:value="=3" calcext:base-cell-address="Design.AO30"/>
            <calcext:condition calcext:apply-style-name="ConditionalStyle_241" calcext:value="=2" calcext:base-cell-address="Design.AO30"/>
          </calcext:conditional-format>
          <calcext:conditional-format calcext:target-range-address="Design.AY30:Design.BF37">
            <calcext:condition calcext:apply-style-name="ConditionalStyle_240" calcext:value="=1" calcext:base-cell-address="Design.AY30"/>
            <calcext:condition calcext:apply-style-name="ConditionalStyle_239" calcext:value="=3" calcext:base-cell-address="Design.AY30"/>
            <calcext:condition calcext:apply-style-name="ConditionalStyle_238" calcext:value="=2" calcext:base-cell-address="Design.AY30"/>
          </calcext:conditional-format>
          <calcext:conditional-format calcext:target-range-address="Design.BI30:Design.BP37">
            <calcext:condition calcext:apply-style-name="ConditionalStyle_237" calcext:value="=1" calcext:base-cell-address="Design.BI30"/>
            <calcext:condition calcext:apply-style-name="ConditionalStyle_236" calcext:value="=3" calcext:base-cell-address="Design.BI30"/>
            <calcext:condition calcext:apply-style-name="ConditionalStyle_235" calcext:value="=2" calcext:base-cell-address="Design.BI30"/>
          </calcext:conditional-format>
          <calcext:conditional-format calcext:target-range-address="Design.BS30:Design.BZ37">
            <calcext:condition calcext:apply-style-name="ConditionalStyle_234" calcext:value="=1" calcext:base-cell-address="Design.BS30"/>
            <calcext:condition calcext:apply-style-name="ConditionalStyle_233" calcext:value="=3" calcext:base-cell-address="Design.BS30"/>
            <calcext:condition calcext:apply-style-name="ConditionalStyle_232" calcext:value="=2" calcext:base-cell-address="Design.BS30"/>
          </calcext:conditional-format>
          <calcext:conditional-format calcext:target-range-address="Design.A40:Design.H47">
            <calcext:condition calcext:apply-style-name="ConditionalStyle_231" calcext:value="=1" calcext:base-cell-address="Design.A40"/>
            <calcext:condition calcext:apply-style-name="ConditionalStyle_230" calcext:value="=3" calcext:base-cell-address="Design.A40"/>
            <calcext:condition calcext:apply-style-name="ConditionalStyle_229" calcext:value="=2" calcext:base-cell-address="Design.A40"/>
          </calcext:conditional-format>
          <calcext:conditional-format calcext:target-range-address="Design.K40:Design.R47">
            <calcext:condition calcext:apply-style-name="ConditionalStyle_228" calcext:value="=1" calcext:base-cell-address="Design.K40"/>
            <calcext:condition calcext:apply-style-name="ConditionalStyle_227" calcext:value="=3" calcext:base-cell-address="Design.K40"/>
            <calcext:condition calcext:apply-style-name="ConditionalStyle_226" calcext:value="=2" calcext:base-cell-address="Design.K40"/>
          </calcext:conditional-format>
          <calcext:conditional-format calcext:target-range-address="Design.U40:Design.AB47">
            <calcext:condition calcext:apply-style-name="ConditionalStyle_225" calcext:value="=1" calcext:base-cell-address="Design.U40"/>
            <calcext:condition calcext:apply-style-name="ConditionalStyle_224" calcext:value="=3" calcext:base-cell-address="Design.U40"/>
            <calcext:condition calcext:apply-style-name="ConditionalStyle_223" calcext:value="=2" calcext:base-cell-address="Design.U40"/>
          </calcext:conditional-format>
          <calcext:conditional-format calcext:target-range-address="Design.AE40:Design.AL47">
            <calcext:condition calcext:apply-style-name="ConditionalStyle_222" calcext:value="=1" calcext:base-cell-address="Design.AE40"/>
            <calcext:condition calcext:apply-style-name="ConditionalStyle_221" calcext:value="=3" calcext:base-cell-address="Design.AE40"/>
            <calcext:condition calcext:apply-style-name="ConditionalStyle_220" calcext:value="=2" calcext:base-cell-address="Design.AE40"/>
          </calcext:conditional-format>
          <calcext:conditional-format calcext:target-range-address="Design.AO40:Design.AV47">
            <calcext:condition calcext:apply-style-name="ConditionalStyle_219" calcext:value="=1" calcext:base-cell-address="Design.AO40"/>
            <calcext:condition calcext:apply-style-name="ConditionalStyle_218" calcext:value="=3" calcext:base-cell-address="Design.AO40"/>
            <calcext:condition calcext:apply-style-name="ConditionalStyle_217" calcext:value="=2" calcext:base-cell-address="Design.AO40"/>
          </calcext:conditional-format>
          <calcext:conditional-format calcext:target-range-address="Design.AY40:Design.BF47">
            <calcext:condition calcext:apply-style-name="ConditionalStyle_216" calcext:value="=1" calcext:base-cell-address="Design.AY40"/>
            <calcext:condition calcext:apply-style-name="ConditionalStyle_215" calcext:value="=3" calcext:base-cell-address="Design.AY40"/>
            <calcext:condition calcext:apply-style-name="ConditionalStyle_214" calcext:value="=2" calcext:base-cell-address="Design.AY40"/>
          </calcext:conditional-format>
          <calcext:conditional-format calcext:target-range-address="Design.BI40:Design.BP47">
            <calcext:condition calcext:apply-style-name="ConditionalStyle_213" calcext:value="=1" calcext:base-cell-address="Design.BI40"/>
            <calcext:condition calcext:apply-style-name="ConditionalStyle_212" calcext:value="=3" calcext:base-cell-address="Design.BI40"/>
            <calcext:condition calcext:apply-style-name="ConditionalStyle_211" calcext:value="=2" calcext:base-cell-address="Design.BI40"/>
          </calcext:conditional-format>
          <calcext:conditional-format calcext:target-range-address="Design.BS40:Design.BZ47">
            <calcext:condition calcext:apply-style-name="ConditionalStyle_210" calcext:value="=1" calcext:base-cell-address="Design.BS40"/>
            <calcext:condition calcext:apply-style-name="ConditionalStyle_209" calcext:value="=3" calcext:base-cell-address="Design.BS40"/>
            <calcext:condition calcext:apply-style-name="ConditionalStyle_208" calcext:value="=2" calcext:base-cell-address="Design.BS40"/>
          </calcext:conditional-format>
          <calcext:conditional-format calcext:target-range-address="Design.A50:Design.H57">
            <calcext:condition calcext:apply-style-name="ConditionalStyle_207" calcext:value="=1" calcext:base-cell-address="Design.A50"/>
            <calcext:condition calcext:apply-style-name="ConditionalStyle_206" calcext:value="=3" calcext:base-cell-address="Design.A50"/>
            <calcext:condition calcext:apply-style-name="ConditionalStyle_205" calcext:value="=2" calcext:base-cell-address="Design.A50"/>
          </calcext:conditional-format>
          <calcext:conditional-format calcext:target-range-address="Design.K50:Design.R57">
            <calcext:condition calcext:apply-style-name="ConditionalStyle_204" calcext:value="=1" calcext:base-cell-address="Design.K50"/>
            <calcext:condition calcext:apply-style-name="ConditionalStyle_203" calcext:value="=3" calcext:base-cell-address="Design.K50"/>
            <calcext:condition calcext:apply-style-name="ConditionalStyle_202" calcext:value="=2" calcext:base-cell-address="Design.K50"/>
          </calcext:conditional-format>
          <calcext:conditional-format calcext:target-range-address="Design.U50:Design.AB57">
            <calcext:condition calcext:apply-style-name="ConditionalStyle_201" calcext:value="=1" calcext:base-cell-address="Design.U50"/>
            <calcext:condition calcext:apply-style-name="ConditionalStyle_200" calcext:value="=3" calcext:base-cell-address="Design.U50"/>
            <calcext:condition calcext:apply-style-name="ConditionalStyle_199" calcext:value="=2" calcext:base-cell-address="Design.U50"/>
          </calcext:conditional-format>
          <calcext:conditional-format calcext:target-range-address="Design.AE50:Design.AL57">
            <calcext:condition calcext:apply-style-name="ConditionalStyle_198" calcext:value="=1" calcext:base-cell-address="Design.AE50"/>
            <calcext:condition calcext:apply-style-name="ConditionalStyle_197" calcext:value="=3" calcext:base-cell-address="Design.AE50"/>
            <calcext:condition calcext:apply-style-name="ConditionalStyle_196" calcext:value="=2" calcext:base-cell-address="Design.AE50"/>
          </calcext:conditional-format>
          <calcext:conditional-format calcext:target-range-address="Design.AO50:Design.AV57">
            <calcext:condition calcext:apply-style-name="ConditionalStyle_195" calcext:value="=1" calcext:base-cell-address="Design.AO50"/>
            <calcext:condition calcext:apply-style-name="ConditionalStyle_194" calcext:value="=3" calcext:base-cell-address="Design.AO50"/>
            <calcext:condition calcext:apply-style-name="ConditionalStyle_193" calcext:value="=2" calcext:base-cell-address="Design.AO50"/>
          </calcext:conditional-format>
          <calcext:conditional-format calcext:target-range-address="Design.AY50:Design.BF57">
            <calcext:condition calcext:apply-style-name="ConditionalStyle_192" calcext:value="=1" calcext:base-cell-address="Design.AY50"/>
            <calcext:condition calcext:apply-style-name="ConditionalStyle_191" calcext:value="=3" calcext:base-cell-address="Design.AY50"/>
            <calcext:condition calcext:apply-style-name="ConditionalStyle_190" calcext:value="=2" calcext:base-cell-address="Design.AY50"/>
          </calcext:conditional-format>
          <calcext:conditional-format calcext:target-range-address="Design.BI50:Design.BP57">
            <calcext:condition calcext:apply-style-name="ConditionalStyle_189" calcext:value="=1" calcext:base-cell-address="Design.BI50"/>
            <calcext:condition calcext:apply-style-name="ConditionalStyle_188" calcext:value="=3" calcext:base-cell-address="Design.BI50"/>
            <calcext:condition calcext:apply-style-name="ConditionalStyle_187" calcext:value="=2" calcext:base-cell-address="Design.BI50"/>
          </calcext:conditional-format>
          <calcext:conditional-format calcext:target-range-address="Design.BS50:Design.BZ57">
            <calcext:condition calcext:apply-style-name="ConditionalStyle_186" calcext:value="=1" calcext:base-cell-address="Design.BS50"/>
            <calcext:condition calcext:apply-style-name="ConditionalStyle_185" calcext:value="=3" calcext:base-cell-address="Design.BS50"/>
            <calcext:condition calcext:apply-style-name="ConditionalStyle_184" calcext:value="=2" calcext:base-cell-address="Design.BS50"/>
          </calcext:conditional-format>
          <calcext:conditional-format calcext:target-range-address="Design.A60:Design.H67">
            <calcext:condition calcext:apply-style-name="ConditionalStyle_183" calcext:value="=1" calcext:base-cell-address="Design.A60"/>
            <calcext:condition calcext:apply-style-name="ConditionalStyle_182" calcext:value="=3" calcext:base-cell-address="Design.A60"/>
            <calcext:condition calcext:apply-style-name="ConditionalStyle_181" calcext:value="=2" calcext:base-cell-address="Design.A60"/>
          </calcext:conditional-format>
          <calcext:conditional-format calcext:target-range-address="Design.K60:Design.R67">
            <calcext:condition calcext:apply-style-name="ConditionalStyle_180" calcext:value="=1" calcext:base-cell-address="Design.K60"/>
            <calcext:condition calcext:apply-style-name="ConditionalStyle_179" calcext:value="=3" calcext:base-cell-address="Design.K60"/>
            <calcext:condition calcext:apply-style-name="ConditionalStyle_178" calcext:value="=2" calcext:base-cell-address="Design.K60"/>
          </calcext:conditional-format>
          <calcext:conditional-format calcext:target-range-address="Design.U60:Design.AB67">
            <calcext:condition calcext:apply-style-name="ConditionalStyle_177" calcext:value="=1" calcext:base-cell-address="Design.U60"/>
            <calcext:condition calcext:apply-style-name="ConditionalStyle_176" calcext:value="=3" calcext:base-cell-address="Design.U60"/>
            <calcext:condition calcext:apply-style-name="ConditionalStyle_175" calcext:value="=2" calcext:base-cell-address="Design.U60"/>
          </calcext:conditional-format>
          <calcext:conditional-format calcext:target-range-address="Design.AE60:Design.AL67">
            <calcext:condition calcext:apply-style-name="ConditionalStyle_174" calcext:value="=1" calcext:base-cell-address="Design.AE60"/>
            <calcext:condition calcext:apply-style-name="ConditionalStyle_173" calcext:value="=3" calcext:base-cell-address="Design.AE60"/>
            <calcext:condition calcext:apply-style-name="ConditionalStyle_172" calcext:value="=2" calcext:base-cell-address="Design.AE60"/>
          </calcext:conditional-format>
          <calcext:conditional-format calcext:target-range-address="Design.AO60:Design.AV67">
            <calcext:condition calcext:apply-style-name="ConditionalStyle_171" calcext:value="=1" calcext:base-cell-address="Design.AO60"/>
            <calcext:condition calcext:apply-style-name="ConditionalStyle_170" calcext:value="=3" calcext:base-cell-address="Design.AO60"/>
            <calcext:condition calcext:apply-style-name="ConditionalStyle_169" calcext:value="=2" calcext:base-cell-address="Design.AO60"/>
          </calcext:conditional-format>
          <calcext:conditional-format calcext:target-range-address="Design.AY60:Design.BF67">
            <calcext:condition calcext:apply-style-name="ConditionalStyle_168" calcext:value="=1" calcext:base-cell-address="Design.AY60"/>
            <calcext:condition calcext:apply-style-name="ConditionalStyle_167" calcext:value="=3" calcext:base-cell-address="Design.AY60"/>
            <calcext:condition calcext:apply-style-name="ConditionalStyle_166" calcext:value="=2" calcext:base-cell-address="Design.AY60"/>
          </calcext:conditional-format>
          <calcext:conditional-format calcext:target-range-address="Design.BI60:Design.BP67">
            <calcext:condition calcext:apply-style-name="ConditionalStyle_165" calcext:value="=1" calcext:base-cell-address="Design.BI60"/>
            <calcext:condition calcext:apply-style-name="ConditionalStyle_164" calcext:value="=3" calcext:base-cell-address="Design.BI60"/>
            <calcext:condition calcext:apply-style-name="ConditionalStyle_163" calcext:value="=2" calcext:base-cell-address="Design.BI60"/>
          </calcext:conditional-format>
          <calcext:conditional-format calcext:target-range-address="Design.BS60:Design.BZ67">
            <calcext:condition calcext:apply-style-name="ConditionalStyle_162" calcext:value="=1" calcext:base-cell-address="Design.BS60"/>
            <calcext:condition calcext:apply-style-name="ConditionalStyle_161" calcext:value="=3" calcext:base-cell-address="Design.BS60"/>
            <calcext:condition calcext:apply-style-name="ConditionalStyle_160" calcext:value="=2" calcext:base-cell-address="Design.BS60"/>
          </calcext:conditional-format>
          <calcext:conditional-format calcext:target-range-address="Design.A70:Design.H77">
            <calcext:condition calcext:apply-style-name="ConditionalStyle_159" calcext:value="=1" calcext:base-cell-address="Design.A70"/>
            <calcext:condition calcext:apply-style-name="ConditionalStyle_158" calcext:value="=3" calcext:base-cell-address="Design.A70"/>
            <calcext:condition calcext:apply-style-name="ConditionalStyle_157" calcext:value="=2" calcext:base-cell-address="Design.A70"/>
          </calcext:conditional-format>
          <calcext:conditional-format calcext:target-range-address="Design.K70:Design.R77">
            <calcext:condition calcext:apply-style-name="ConditionalStyle_156" calcext:value="=1" calcext:base-cell-address="Design.K70"/>
            <calcext:condition calcext:apply-style-name="ConditionalStyle_155" calcext:value="=3" calcext:base-cell-address="Design.K70"/>
            <calcext:condition calcext:apply-style-name="ConditionalStyle_154" calcext:value="=2" calcext:base-cell-address="Design.K70"/>
          </calcext:conditional-format>
          <calcext:conditional-format calcext:target-range-address="Design.U70:Design.AB77">
            <calcext:condition calcext:apply-style-name="ConditionalStyle_153" calcext:value="=1" calcext:base-cell-address="Design.U70"/>
            <calcext:condition calcext:apply-style-name="ConditionalStyle_152" calcext:value="=3" calcext:base-cell-address="Design.U70"/>
            <calcext:condition calcext:apply-style-name="ConditionalStyle_151" calcext:value="=2" calcext:base-cell-address="Design.U70"/>
          </calcext:conditional-format>
          <calcext:conditional-format calcext:target-range-address="Design.AE70:Design.AL77">
            <calcext:condition calcext:apply-style-name="ConditionalStyle_150" calcext:value="=1" calcext:base-cell-address="Design.AE70"/>
            <calcext:condition calcext:apply-style-name="ConditionalStyle_149" calcext:value="=3" calcext:base-cell-address="Design.AE70"/>
            <calcext:condition calcext:apply-style-name="ConditionalStyle_148" calcext:value="=2" calcext:base-cell-address="Design.AE70"/>
          </calcext:conditional-format>
          <calcext:conditional-format calcext:target-range-address="Design.AO70:Design.AV77">
            <calcext:condition calcext:apply-style-name="ConditionalStyle_147" calcext:value="=1" calcext:base-cell-address="Design.AO70"/>
            <calcext:condition calcext:apply-style-name="ConditionalStyle_146" calcext:value="=3" calcext:base-cell-address="Design.AO70"/>
            <calcext:condition calcext:apply-style-name="ConditionalStyle_145" calcext:value="=2" calcext:base-cell-address="Design.AO70"/>
          </calcext:conditional-format>
          <calcext:conditional-format calcext:target-range-address="Design.AY70:Design.BF77">
            <calcext:condition calcext:apply-style-name="ConditionalStyle_144" calcext:value="=1" calcext:base-cell-address="Design.AY70"/>
            <calcext:condition calcext:apply-style-name="ConditionalStyle_143" calcext:value="=3" calcext:base-cell-address="Design.AY70"/>
            <calcext:condition calcext:apply-style-name="ConditionalStyle_142" calcext:value="=2" calcext:base-cell-address="Design.AY70"/>
          </calcext:conditional-format>
          <calcext:conditional-format calcext:target-range-address="Design.BI70:Design.BP77">
            <calcext:condition calcext:apply-style-name="ConditionalStyle_141" calcext:value="=1" calcext:base-cell-address="Design.BI70"/>
            <calcext:condition calcext:apply-style-name="ConditionalStyle_140" calcext:value="=3" calcext:base-cell-address="Design.BI70"/>
            <calcext:condition calcext:apply-style-name="ConditionalStyle_139" calcext:value="=2" calcext:base-cell-address="Design.BI70"/>
          </calcext:conditional-format>
          <calcext:conditional-format calcext:target-range-address="Design.BS70:Design.BZ77">
            <calcext:condition calcext:apply-style-name="ConditionalStyle_138" calcext:value="=1" calcext:base-cell-address="Design.BS70"/>
            <calcext:condition calcext:apply-style-name="ConditionalStyle_137" calcext:value="=3" calcext:base-cell-address="Design.BS70"/>
            <calcext:condition calcext:apply-style-name="ConditionalStyle_136" calcext:value="=2" calcext:base-cell-address="Design.BS70"/>
          </calcext:conditional-format>
          <calcext:conditional-format calcext:target-range-address="Design.A80:Design.H87">
            <calcext:condition calcext:apply-style-name="ConditionalStyle_135" calcext:value="=1" calcext:base-cell-address="Design.A80"/>
            <calcext:condition calcext:apply-style-name="ConditionalStyle_134" calcext:value="=3" calcext:base-cell-address="Design.A80"/>
            <calcext:condition calcext:apply-style-name="ConditionalStyle_133" calcext:value="=2" calcext:base-cell-address="Design.A80"/>
          </calcext:conditional-format>
          <calcext:conditional-format calcext:target-range-address="Design.K80:Design.R87">
            <calcext:condition calcext:apply-style-name="ConditionalStyle_132" calcext:value="=1" calcext:base-cell-address="Design.K80"/>
            <calcext:condition calcext:apply-style-name="ConditionalStyle_131" calcext:value="=3" calcext:base-cell-address="Design.K80"/>
            <calcext:condition calcext:apply-style-name="ConditionalStyle_130" calcext:value="=2" calcext:base-cell-address="Design.K80"/>
          </calcext:conditional-format>
          <calcext:conditional-format calcext:target-range-address="Design.U80:Design.AB87">
            <calcext:condition calcext:apply-style-name="ConditionalStyle_129" calcext:value="=1" calcext:base-cell-address="Design.U80"/>
            <calcext:condition calcext:apply-style-name="ConditionalStyle_128" calcext:value="=3" calcext:base-cell-address="Design.U80"/>
            <calcext:condition calcext:apply-style-name="ConditionalStyle_127" calcext:value="=2" calcext:base-cell-address="Design.U80"/>
          </calcext:conditional-format>
          <calcext:conditional-format calcext:target-range-address="Design.AE80:Design.AL87">
            <calcext:condition calcext:apply-style-name="ConditionalStyle_126" calcext:value="=1" calcext:base-cell-address="Design.AE80"/>
            <calcext:condition calcext:apply-style-name="ConditionalStyle_125" calcext:value="=3" calcext:base-cell-address="Design.AE80"/>
            <calcext:condition calcext:apply-style-name="ConditionalStyle_124" calcext:value="=2" calcext:base-cell-address="Design.AE80"/>
          </calcext:conditional-format>
          <calcext:conditional-format calcext:target-range-address="Design.AO80:Design.AV87">
            <calcext:condition calcext:apply-style-name="ConditionalStyle_123" calcext:value="=1" calcext:base-cell-address="Design.AO80"/>
            <calcext:condition calcext:apply-style-name="ConditionalStyle_122" calcext:value="=3" calcext:base-cell-address="Design.AO80"/>
            <calcext:condition calcext:apply-style-name="ConditionalStyle_121" calcext:value="=2" calcext:base-cell-address="Design.AO80"/>
          </calcext:conditional-format>
          <calcext:conditional-format calcext:target-range-address="Design.AY80:Design.BF87">
            <calcext:condition calcext:apply-style-name="ConditionalStyle_120" calcext:value="=1" calcext:base-cell-address="Design.AY80"/>
            <calcext:condition calcext:apply-style-name="ConditionalStyle_119" calcext:value="=3" calcext:base-cell-address="Design.AY80"/>
            <calcext:condition calcext:apply-style-name="ConditionalStyle_118" calcext:value="=2" calcext:base-cell-address="Design.AY80"/>
          </calcext:conditional-format>
          <calcext:conditional-format calcext:target-range-address="Design.BI80:Design.BP87">
            <calcext:condition calcext:apply-style-name="ConditionalStyle_117" calcext:value="=1" calcext:base-cell-address="Design.BI80"/>
            <calcext:condition calcext:apply-style-name="ConditionalStyle_116" calcext:value="=3" calcext:base-cell-address="Design.BI80"/>
            <calcext:condition calcext:apply-style-name="ConditionalStyle_115" calcext:value="=2" calcext:base-cell-address="Design.BI80"/>
          </calcext:conditional-format>
          <calcext:conditional-format calcext:target-range-address="Design.A90:Design.H97">
            <calcext:condition calcext:apply-style-name="ConditionalStyle_114" calcext:value="=1" calcext:base-cell-address="Design.A90"/>
            <calcext:condition calcext:apply-style-name="ConditionalStyle_113" calcext:value="=3" calcext:base-cell-address="Design.A90"/>
            <calcext:condition calcext:apply-style-name="ConditionalStyle_112" calcext:value="=2" calcext:base-cell-address="Design.A90"/>
          </calcext:conditional-format>
          <calcext:conditional-format calcext:target-range-address="Design.K90:Design.R97">
            <calcext:condition calcext:apply-style-name="ConditionalStyle_111" calcext:value="=1" calcext:base-cell-address="Design.K90"/>
            <calcext:condition calcext:apply-style-name="ConditionalStyle_110" calcext:value="=3" calcext:base-cell-address="Design.K90"/>
            <calcext:condition calcext:apply-style-name="ConditionalStyle_109" calcext:value="=2" calcext:base-cell-address="Design.K90"/>
          </calcext:conditional-format>
          <calcext:conditional-format calcext:target-range-address="Design.U90:Design.AB97">
            <calcext:condition calcext:apply-style-name="ConditionalStyle_108" calcext:value="=1" calcext:base-cell-address="Design.U90"/>
            <calcext:condition calcext:apply-style-name="ConditionalStyle_107" calcext:value="=3" calcext:base-cell-address="Design.U90"/>
            <calcext:condition calcext:apply-style-name="ConditionalStyle_106" calcext:value="=2" calcext:base-cell-address="Design.U90"/>
          </calcext:conditional-format>
          <calcext:conditional-format calcext:target-range-address="Design.AE90:Design.AL97">
            <calcext:condition calcext:apply-style-name="ConditionalStyle_105" calcext:value="=1" calcext:base-cell-address="Design.AE90"/>
            <calcext:condition calcext:apply-style-name="ConditionalStyle_104" calcext:value="=3" calcext:base-cell-address="Design.AE90"/>
            <calcext:condition calcext:apply-style-name="ConditionalStyle_103" calcext:value="=2" calcext:base-cell-address="Design.AE90"/>
          </calcext:conditional-format>
          <calcext:conditional-format calcext:target-range-address="Design.AO90:Design.AV97">
            <calcext:condition calcext:apply-style-name="ConditionalStyle_102" calcext:value="=1" calcext:base-cell-address="Design.AO90"/>
            <calcext:condition calcext:apply-style-name="ConditionalStyle_101" calcext:value="=3" calcext:base-cell-address="Design.AO90"/>
            <calcext:condition calcext:apply-style-name="ConditionalStyle_100" calcext:value="=2" calcext:base-cell-address="Design.AO90"/>
          </calcext:conditional-format>
          <calcext:conditional-format calcext:target-range-address="Design.AY90:Design.BF97">
            <calcext:condition calcext:apply-style-name="ConditionalStyle_99" calcext:value="=1" calcext:base-cell-address="Design.AY90"/>
            <calcext:condition calcext:apply-style-name="ConditionalStyle_98" calcext:value="=3" calcext:base-cell-address="Design.AY90"/>
            <calcext:condition calcext:apply-style-name="ConditionalStyle_97" calcext:value="=2" calcext:base-cell-address="Design.AY90"/>
          </calcext:conditional-format>
          <calcext:conditional-format calcext:target-range-address="Design.BI90:Design.BP97">
            <calcext:condition calcext:apply-style-name="ConditionalStyle_96" calcext:value="=1" calcext:base-cell-address="Design.BI90"/>
            <calcext:condition calcext:apply-style-name="ConditionalStyle_95" calcext:value="=3" calcext:base-cell-address="Design.BI90"/>
            <calcext:condition calcext:apply-style-name="ConditionalStyle_94" calcext:value="=2" calcext:base-cell-address="Design.BI90"/>
          </calcext:conditional-format>
          <calcext:conditional-format calcext:target-range-address="Design.BS90:Design.BZ97">
            <calcext:condition calcext:apply-style-name="ConditionalStyle_93" calcext:value="=1" calcext:base-cell-address="Design.BS90"/>
            <calcext:condition calcext:apply-style-name="ConditionalStyle_92" calcext:value="=3" calcext:base-cell-address="Design.BS90"/>
            <calcext:condition calcext:apply-style-name="ConditionalStyle_91" calcext:value="=2" calcext:base-cell-address="Design.BS90"/>
          </calcext:conditional-format>
          <calcext:conditional-format calcext:target-range-address="Design.A100:Design.H107">
            <calcext:condition calcext:apply-style-name="ConditionalStyle_90" calcext:value="=1" calcext:base-cell-address="Design.A100"/>
            <calcext:condition calcext:apply-style-name="ConditionalStyle_89" calcext:value="=3" calcext:base-cell-address="Design.A100"/>
            <calcext:condition calcext:apply-style-name="ConditionalStyle_88" calcext:value="=2" calcext:base-cell-address="Design.A100"/>
          </calcext:conditional-format>
          <calcext:conditional-format calcext:target-range-address="Design.K100:Design.R107">
            <calcext:condition calcext:apply-style-name="ConditionalStyle_87" calcext:value="=1" calcext:base-cell-address="Design.K100"/>
            <calcext:condition calcext:apply-style-name="ConditionalStyle_86" calcext:value="=3" calcext:base-cell-address="Design.K100"/>
            <calcext:condition calcext:apply-style-name="ConditionalStyle_85" calcext:value="=2" calcext:base-cell-address="Design.K100"/>
          </calcext:conditional-format>
          <calcext:conditional-format calcext:target-range-address="Design.U100:Design.AB107">
            <calcext:condition calcext:apply-style-name="ConditionalStyle_84" calcext:value="=1" calcext:base-cell-address="Design.U100"/>
            <calcext:condition calcext:apply-style-name="ConditionalStyle_83" calcext:value="=3" calcext:base-cell-address="Design.U100"/>
            <calcext:condition calcext:apply-style-name="ConditionalStyle_82" calcext:value="=2" calcext:base-cell-address="Design.U100"/>
          </calcext:conditional-format>
          <calcext:conditional-format calcext:target-range-address="Design.AE100:Design.AL107">
            <calcext:condition calcext:apply-style-name="ConditionalStyle_81" calcext:value="=1" calcext:base-cell-address="Design.AE100"/>
            <calcext:condition calcext:apply-style-name="ConditionalStyle_80" calcext:value="=3" calcext:base-cell-address="Design.AE100"/>
            <calcext:condition calcext:apply-style-name="ConditionalStyle_79" calcext:value="=2" calcext:base-cell-address="Design.AE100"/>
          </calcext:conditional-format>
          <calcext:conditional-format calcext:target-range-address="Design.AO100:Design.AV107">
            <calcext:condition calcext:apply-style-name="ConditionalStyle_78" calcext:value="=1" calcext:base-cell-address="Design.AO100"/>
            <calcext:condition calcext:apply-style-name="ConditionalStyle_77" calcext:value="=3" calcext:base-cell-address="Design.AO100"/>
            <calcext:condition calcext:apply-style-name="ConditionalStyle_76" calcext:value="=2" calcext:base-cell-address="Design.AO100"/>
          </calcext:conditional-format>
          <calcext:conditional-format calcext:target-range-address="Design.AY100:Design.BF107">
            <calcext:condition calcext:apply-style-name="ConditionalStyle_75" calcext:value="=1" calcext:base-cell-address="Design.AY100"/>
            <calcext:condition calcext:apply-style-name="ConditionalStyle_74" calcext:value="=3" calcext:base-cell-address="Design.AY100"/>
            <calcext:condition calcext:apply-style-name="ConditionalStyle_73" calcext:value="=2" calcext:base-cell-address="Design.AY100"/>
          </calcext:conditional-format>
          <calcext:conditional-format calcext:target-range-address="Design.BI100:Design.BP107">
            <calcext:condition calcext:apply-style-name="ConditionalStyle_72" calcext:value="=1" calcext:base-cell-address="Design.BI100"/>
            <calcext:condition calcext:apply-style-name="ConditionalStyle_71" calcext:value="=3" calcext:base-cell-address="Design.BI100"/>
            <calcext:condition calcext:apply-style-name="ConditionalStyle_70" calcext:value="=2" calcext:base-cell-address="Design.BI100"/>
          </calcext:conditional-format>
          <calcext:conditional-format calcext:target-range-address="Design.BS100:Design.BZ107">
            <calcext:condition calcext:apply-style-name="ConditionalStyle_69" calcext:value="=1" calcext:base-cell-address="Design.BS100"/>
            <calcext:condition calcext:apply-style-name="ConditionalStyle_68" calcext:value="=3" calcext:base-cell-address="Design.BS100"/>
            <calcext:condition calcext:apply-style-name="ConditionalStyle_67" calcext:value="=2" calcext:base-cell-address="Design.BS100"/>
          </calcext:conditional-format>
          <calcext:conditional-format calcext:target-range-address="Design.A110:Design.H117">
            <calcext:condition calcext:apply-style-name="ConditionalStyle_66" calcext:value="=1" calcext:base-cell-address="Design.A110"/>
            <calcext:condition calcext:apply-style-name="ConditionalStyle_65" calcext:value="=3" calcext:base-cell-address="Design.A110"/>
            <calcext:condition calcext:apply-style-name="ConditionalStyle_64" calcext:value="=2" calcext:base-cell-address="Design.A110"/>
          </calcext:conditional-format>
          <calcext:conditional-format calcext:target-range-address="Design.K110:Design.R117">
            <calcext:condition calcext:apply-style-name="ConditionalStyle_63" calcext:value="=1" calcext:base-cell-address="Design.K110"/>
            <calcext:condition calcext:apply-style-name="ConditionalStyle_62" calcext:value="=3" calcext:base-cell-address="Design.K110"/>
            <calcext:condition calcext:apply-style-name="ConditionalStyle_61" calcext:value="=2" calcext:base-cell-address="Design.K110"/>
          </calcext:conditional-format>
          <calcext:conditional-format calcext:target-range-address="Design.U110:Design.AB117">
            <calcext:condition calcext:apply-style-name="ConditionalStyle_60" calcext:value="=1" calcext:base-cell-address="Design.U110"/>
            <calcext:condition calcext:apply-style-name="ConditionalStyle_59" calcext:value="=3" calcext:base-cell-address="Design.U110"/>
            <calcext:condition calcext:apply-style-name="ConditionalStyle_58" calcext:value="=2" calcext:base-cell-address="Design.U110"/>
          </calcext:conditional-format>
          <calcext:conditional-format calcext:target-range-address="Design.AE110:Design.AL117">
            <calcext:condition calcext:apply-style-name="ConditionalStyle_57" calcext:value="=1" calcext:base-cell-address="Design.AE110"/>
            <calcext:condition calcext:apply-style-name="ConditionalStyle_56" calcext:value="=3" calcext:base-cell-address="Design.AE110"/>
            <calcext:condition calcext:apply-style-name="ConditionalStyle_55" calcext:value="=2" calcext:base-cell-address="Design.AE110"/>
          </calcext:conditional-format>
          <calcext:conditional-format calcext:target-range-address="Design.AO110:Design.AV117">
            <calcext:condition calcext:apply-style-name="ConditionalStyle_54" calcext:value="=1" calcext:base-cell-address="Design.AO110"/>
            <calcext:condition calcext:apply-style-name="ConditionalStyle_53" calcext:value="=3" calcext:base-cell-address="Design.AO110"/>
            <calcext:condition calcext:apply-style-name="ConditionalStyle_52" calcext:value="=2" calcext:base-cell-address="Design.AO110"/>
          </calcext:conditional-format>
          <calcext:conditional-format calcext:target-range-address="Design.AY110:Design.BF117">
            <calcext:condition calcext:apply-style-name="ConditionalStyle_51" calcext:value="=1" calcext:base-cell-address="Design.AY110"/>
            <calcext:condition calcext:apply-style-name="ConditionalStyle_50" calcext:value="=3" calcext:base-cell-address="Design.AY110"/>
            <calcext:condition calcext:apply-style-name="ConditionalStyle_49" calcext:value="=2" calcext:base-cell-address="Design.AY110"/>
          </calcext:conditional-format>
          <calcext:conditional-format calcext:target-range-address="Design.BI110:Design.BP117">
            <calcext:condition calcext:apply-style-name="ConditionalStyle_48" calcext:value="=1" calcext:base-cell-address="Design.BI110"/>
            <calcext:condition calcext:apply-style-name="ConditionalStyle_47" calcext:value="=3" calcext:base-cell-address="Design.BI110"/>
            <calcext:condition calcext:apply-style-name="ConditionalStyle_46" calcext:value="=2" calcext:base-cell-address="Design.BI110"/>
          </calcext:conditional-format>
          <calcext:conditional-format calcext:target-range-address="Design.BS110:Design.BZ117">
            <calcext:condition calcext:apply-style-name="ConditionalStyle_45" calcext:value="=1" calcext:base-cell-address="Design.BS110"/>
            <calcext:condition calcext:apply-style-name="ConditionalStyle_44" calcext:value="=3" calcext:base-cell-address="Design.BS110"/>
            <calcext:condition calcext:apply-style-name="ConditionalStyle_43" calcext:value="=2" calcext:base-cell-address="Design.BS110"/>
          </calcext:conditional-format>
          <calcext:conditional-format calcext:target-range-address="Design.A120:Design.H127">
            <calcext:condition calcext:apply-style-name="ConditionalStyle_42" calcext:value="=1" calcext:base-cell-address="Design.A120"/>
            <calcext:condition calcext:apply-style-name="ConditionalStyle_41" calcext:value="=3" calcext:base-cell-address="Design.A120"/>
            <calcext:condition calcext:apply-style-name="ConditionalStyle_40" calcext:value="=2" calcext:base-cell-address="Design.A120"/>
          </calcext:conditional-format>
          <calcext:conditional-format calcext:target-range-address="Design.K120:Design.R127">
            <calcext:condition calcext:apply-style-name="ConditionalStyle_39" calcext:value="=1" calcext:base-cell-address="Design.K120"/>
            <calcext:condition calcext:apply-style-name="ConditionalStyle_38" calcext:value="=3" calcext:base-cell-address="Design.K120"/>
            <calcext:condition calcext:apply-style-name="ConditionalStyle_37" calcext:value="=2" calcext:base-cell-address="Design.K120"/>
          </calcext:conditional-format>
          <calcext:conditional-format calcext:target-range-address="Design.U120:Design.AB127">
            <calcext:condition calcext:apply-style-name="ConditionalStyle_36" calcext:value="=1" calcext:base-cell-address="Design.U120"/>
            <calcext:condition calcext:apply-style-name="ConditionalStyle_35" calcext:value="=3" calcext:base-cell-address="Design.U120"/>
            <calcext:condition calcext:apply-style-name="ConditionalStyle_34" calcext:value="=2" calcext:base-cell-address="Design.U120"/>
          </calcext:conditional-format>
          <calcext:conditional-format calcext:target-range-address="Design.AE120:Design.AL127">
            <calcext:condition calcext:apply-style-name="ConditionalStyle_33" calcext:value="=1" calcext:base-cell-address="Design.AE120"/>
            <calcext:condition calcext:apply-style-name="ConditionalStyle_32" calcext:value="=3" calcext:base-cell-address="Design.AE120"/>
            <calcext:condition calcext:apply-style-name="ConditionalStyle_31" calcext:value="=2" calcext:base-cell-address="Design.AE120"/>
          </calcext:conditional-format>
          <calcext:conditional-format calcext:target-range-address="Design.AO120:Design.AV127">
            <calcext:condition calcext:apply-style-name="ConditionalStyle_30" calcext:value="=1" calcext:base-cell-address="Design.AO120"/>
            <calcext:condition calcext:apply-style-name="ConditionalStyle_29" calcext:value="=3" calcext:base-cell-address="Design.AO120"/>
            <calcext:condition calcext:apply-style-name="ConditionalStyle_28" calcext:value="=2" calcext:base-cell-address="Design.AO120"/>
          </calcext:conditional-format>
          <calcext:conditional-format calcext:target-range-address="Design.AY120:Design.BF127">
            <calcext:condition calcext:apply-style-name="ConditionalStyle_27" calcext:value="=1" calcext:base-cell-address="Design.AY120"/>
            <calcext:condition calcext:apply-style-name="ConditionalStyle_26" calcext:value="=3" calcext:base-cell-address="Design.AY120"/>
            <calcext:condition calcext:apply-style-name="ConditionalStyle_25" calcext:value="=2" calcext:base-cell-address="Design.AY120"/>
          </calcext:conditional-format>
          <calcext:conditional-format calcext:target-range-address="Design.BI120:Design.BP127">
            <calcext:condition calcext:apply-style-name="ConditionalStyle_24" calcext:value="=1" calcext:base-cell-address="Design.BI120"/>
            <calcext:condition calcext:apply-style-name="ConditionalStyle_23" calcext:value="=3" calcext:base-cell-address="Design.BI120"/>
            <calcext:condition calcext:apply-style-name="ConditionalStyle_22" calcext:value="=2" calcext:base-cell-address="Design.BI120"/>
          </calcext:conditional-format>
          <calcext:conditional-format calcext:target-range-address="Design.A10:Design.H17">
            <calcext:condition calcext:apply-style-name="ConditionalStyle_21" calcext:value="=1" calcext:base-cell-address="Design.A10"/>
            <calcext:condition calcext:apply-style-name="ConditionalStyle_20" calcext:value="=3" calcext:base-cell-address="Design.A10"/>
            <calcext:condition calcext:apply-style-name="ConditionalStyle_19" calcext:value="=2" calcext:base-cell-address="Design.A10"/>
          </calcext:conditional-format>
          <calcext:conditional-format calcext:target-range-address="Design.A10:Design.H17">
            <calcext:condition calcext:apply-style-name="ConditionalStyle_18" calcext:value="=1" calcext:base-cell-address="Design.A10"/>
            <calcext:condition calcext:apply-style-name="ConditionalStyle_17" calcext:value="=3" calcext:base-cell-address="Design.A10"/>
            <calcext:condition calcext:apply-style-name="ConditionalStyle_16" calcext:value="=2" calcext:base-cell-address="Design.A10"/>
          </calcext:conditional-format>
          <calcext:conditional-format calcext:target-range-address="Design.AO136:Design.AV137 Design.AT130:Design.AV135">
            <calcext:condition calcext:apply-style-name="ConditionalStyle_15" calcext:value="=1" calcext:base-cell-address="Design.AO136"/>
            <calcext:condition calcext:apply-style-name="ConditionalStyle_14" calcext:value="=3" calcext:base-cell-address="Design.AO136"/>
            <calcext:condition calcext:apply-style-name="ConditionalStyle_13" calcext:value="=2" calcext:base-cell-address="Design.AO136"/>
          </calcext:conditional-format>
          <calcext:conditional-format calcext:target-range-address="Design.AO130:Design.AS135">
            <calcext:condition calcext:apply-style-name="ConditionalStyle_12" calcext:value="=1" calcext:base-cell-address="Design.AO130"/>
            <calcext:condition calcext:apply-style-name="ConditionalStyle_11" calcext:value="=3" calcext:base-cell-address="Design.AO130"/>
            <calcext:condition calcext:apply-style-name="ConditionalStyle_10" calcext:value="=2" calcext:base-cell-address="Design.AO130"/>
          </calcext:conditional-format>
          <calcext:conditional-format calcext:target-range-address="Design.AO130:Design.AS135">
            <calcext:condition calcext:apply-style-name="ConditionalStyle_9" calcext:value="=1" calcext:base-cell-address="Design.AO130"/>
            <calcext:condition calcext:apply-style-name="ConditionalStyle_8" calcext:value="=3" calcext:base-cell-address="Design.AO130"/>
            <calcext:condition calcext:apply-style-name="ConditionalStyle_7" calcext:value="=2" calcext:base-cell-address="Design.AO1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951" style:display-name="ConditionalStyle_951" style:family="table-cell" style:parent-style-name="Default">
      <style:table-cell-properties fo:background-color="#00b050"/>
    </style:style>
    <style:style style:name="ConditionalStyle_5f_950" style:display-name="ConditionalStyle_950" style:family="table-cell" style:parent-style-name="Default">
      <style:table-cell-properties fo:background-color="#ffc000"/>
    </style:style>
    <style:style style:name="ConditionalStyle_5f_949" style:display-name="ConditionalStyle_949" style:family="table-cell" style:parent-style-name="Default">
      <style:table-cell-properties fo:background-color="#c00000"/>
    </style:style>
    <style:style style:name="ConditionalStyle_5f_948" style:display-name="ConditionalStyle_948" style:family="table-cell" style:parent-style-name="Default">
      <style:table-cell-properties fo:background-color="#00b050"/>
    </style:style>
    <style:style style:name="ConditionalStyle_5f_947" style:display-name="ConditionalStyle_947" style:family="table-cell" style:parent-style-name="Default">
      <style:table-cell-properties fo:background-color="#ffc000"/>
    </style:style>
    <style:style style:name="ConditionalStyle_5f_946" style:display-name="ConditionalStyle_946" style:family="table-cell" style:parent-style-name="Default">
      <style:table-cell-properties fo:background-color="#c00000"/>
    </style:style>
    <style:style style:name="ConditionalStyle_5f_945" style:display-name="ConditionalStyle_945" style:family="table-cell" style:parent-style-name="Default">
      <style:table-cell-properties fo:background-color="#00b050"/>
    </style:style>
    <style:style style:name="ConditionalStyle_5f_944" style:display-name="ConditionalStyle_944" style:family="table-cell" style:parent-style-name="Default">
      <style:table-cell-properties fo:background-color="#ffc000"/>
    </style:style>
    <style:style style:name="ConditionalStyle_5f_943" style:display-name="ConditionalStyle_943" style:family="table-cell" style:parent-style-name="Default">
      <style:table-cell-properties fo:background-color="#c00000"/>
    </style:style>
    <style:style style:name="ConditionalStyle_5f_942" style:display-name="ConditionalStyle_942" style:family="table-cell" style:parent-style-name="Default">
      <style:table-cell-properties fo:background-color="#00b050"/>
    </style:style>
    <style:style style:name="ConditionalStyle_5f_941" style:display-name="ConditionalStyle_941" style:family="table-cell" style:parent-style-name="Default">
      <style:table-cell-properties fo:background-color="#ffc000"/>
    </style:style>
    <style:style style:name="ConditionalStyle_5f_940" style:display-name="ConditionalStyle_940" style:family="table-cell" style:parent-style-name="Default">
      <style:table-cell-properties fo:background-color="#c00000"/>
    </style:style>
    <style:style style:name="ConditionalStyle_5f_939" style:display-name="ConditionalStyle_939" style:family="table-cell" style:parent-style-name="Default">
      <style:table-cell-properties fo:background-color="#00b050"/>
    </style:style>
    <style:style style:name="ConditionalStyle_5f_938" style:display-name="ConditionalStyle_938" style:family="table-cell" style:parent-style-name="Default">
      <style:table-cell-properties fo:background-color="#ffc000"/>
    </style:style>
    <style:style style:name="ConditionalStyle_5f_937" style:display-name="ConditionalStyle_937" style:family="table-cell" style:parent-style-name="Default">
      <style:table-cell-properties fo:background-color="#c00000"/>
    </style:style>
    <style:style style:name="ConditionalStyle_5f_936" style:display-name="ConditionalStyle_936" style:family="table-cell" style:parent-style-name="Default">
      <style:table-cell-properties fo:background-color="#00b050"/>
    </style:style>
    <style:style style:name="ConditionalStyle_5f_935" style:display-name="ConditionalStyle_935" style:family="table-cell" style:parent-style-name="Default">
      <style:table-cell-properties fo:background-color="#ffc000"/>
    </style:style>
    <style:style style:name="ConditionalStyle_5f_934" style:display-name="ConditionalStyle_934" style:family="table-cell" style:parent-style-name="Default">
      <style:table-cell-properties fo:background-color="#c00000"/>
    </style:style>
    <style:style style:name="ConditionalStyle_5f_933" style:display-name="ConditionalStyle_933" style:family="table-cell" style:parent-style-name="Default">
      <style:table-cell-properties fo:background-color="#00b050"/>
    </style:style>
    <style:style style:name="ConditionalStyle_5f_932" style:display-name="ConditionalStyle_932" style:family="table-cell" style:parent-style-name="Default">
      <style:table-cell-properties fo:background-color="#ffc000"/>
    </style:style>
    <style:style style:name="ConditionalStyle_5f_931" style:display-name="ConditionalStyle_931" style:family="table-cell" style:parent-style-name="Default">
      <style:table-cell-properties fo:background-color="#c00000"/>
    </style:style>
    <style:style style:name="ConditionalStyle_5f_930" style:display-name="ConditionalStyle_930" style:family="table-cell" style:parent-style-name="Default">
      <style:table-cell-properties fo:background-color="#00b050"/>
    </style:style>
    <style:style style:name="ConditionalStyle_5f_929" style:display-name="ConditionalStyle_929" style:family="table-cell" style:parent-style-name="Default">
      <style:table-cell-properties fo:background-color="#ffc000"/>
    </style:style>
    <style:style style:name="ConditionalStyle_5f_928" style:display-name="ConditionalStyle_928" style:family="table-cell" style:parent-style-name="Default">
      <style:table-cell-properties fo:background-color="#c00000"/>
    </style:style>
    <style:style style:name="ConditionalStyle_5f_927" style:display-name="ConditionalStyle_927" style:family="table-cell" style:parent-style-name="Default">
      <style:table-cell-properties fo:background-color="#00b050"/>
    </style:style>
    <style:style style:name="ConditionalStyle_5f_926" style:display-name="ConditionalStyle_926" style:family="table-cell" style:parent-style-name="Default">
      <style:table-cell-properties fo:background-color="#ffc000"/>
    </style:style>
    <style:style style:name="ConditionalStyle_5f_925" style:display-name="ConditionalStyle_925" style:family="table-cell" style:parent-style-name="Default">
      <style:table-cell-properties fo:background-color="#c00000"/>
    </style:style>
    <style:style style:name="ConditionalStyle_5f_924" style:display-name="ConditionalStyle_924" style:family="table-cell" style:parent-style-name="Default">
      <style:table-cell-properties fo:background-color="#00b050"/>
    </style:style>
    <style:style style:name="ConditionalStyle_5f_923" style:display-name="ConditionalStyle_923" style:family="table-cell" style:parent-style-name="Default">
      <style:table-cell-properties fo:background-color="#ffc000"/>
    </style:style>
    <style:style style:name="ConditionalStyle_5f_922" style:display-name="ConditionalStyle_922" style:family="table-cell" style:parent-style-name="Default">
      <style:table-cell-properties fo:background-color="#c00000"/>
    </style:style>
    <style:style style:name="ConditionalStyle_5f_921" style:display-name="ConditionalStyle_921" style:family="table-cell" style:parent-style-name="Default">
      <style:table-cell-properties fo:background-color="#00b050"/>
    </style:style>
    <style:style style:name="ConditionalStyle_5f_920" style:display-name="ConditionalStyle_920" style:family="table-cell" style:parent-style-name="Default">
      <style:table-cell-properties fo:background-color="#ffc000"/>
    </style:style>
    <style:style style:name="ConditionalStyle_5f_919" style:display-name="ConditionalStyle_919" style:family="table-cell" style:parent-style-name="Default">
      <style:table-cell-properties fo:background-color="#c00000"/>
    </style:style>
    <style:style style:name="ConditionalStyle_5f_918" style:display-name="ConditionalStyle_918" style:family="table-cell" style:parent-style-name="Default">
      <style:table-cell-properties fo:background-color="#00b050"/>
    </style:style>
    <style:style style:name="ConditionalStyle_5f_917" style:display-name="ConditionalStyle_917" style:family="table-cell" style:parent-style-name="Default">
      <style:table-cell-properties fo:background-color="#ffc000"/>
    </style:style>
    <style:style style:name="ConditionalStyle_5f_916" style:display-name="ConditionalStyle_916" style:family="table-cell" style:parent-style-name="Default">
      <style:table-cell-properties fo:background-color="#c00000"/>
    </style:style>
    <style:style style:name="ConditionalStyle_5f_915" style:display-name="ConditionalStyle_915" style:family="table-cell" style:parent-style-name="Default">
      <style:table-cell-properties fo:background-color="#00b050"/>
    </style:style>
    <style:style style:name="ConditionalStyle_5f_914" style:display-name="ConditionalStyle_914" style:family="table-cell" style:parent-style-name="Default">
      <style:table-cell-properties fo:background-color="#ffc000"/>
    </style:style>
    <style:style style:name="ConditionalStyle_5f_913" style:display-name="ConditionalStyle_913" style:family="table-cell" style:parent-style-name="Default">
      <style:table-cell-properties fo:background-color="#c00000"/>
    </style:style>
    <style:style style:name="ConditionalStyle_5f_912" style:display-name="ConditionalStyle_912" style:family="table-cell" style:parent-style-name="Default">
      <style:table-cell-properties fo:background-color="#00b050"/>
    </style:style>
    <style:style style:name="ConditionalStyle_5f_911" style:display-name="ConditionalStyle_911" style:family="table-cell" style:parent-style-name="Default">
      <style:table-cell-properties fo:background-color="#ffc000"/>
    </style:style>
    <style:style style:name="ConditionalStyle_5f_910" style:display-name="ConditionalStyle_910" style:family="table-cell" style:parent-style-name="Default">
      <style:table-cell-properties fo:background-color="#c00000"/>
    </style:style>
    <style:style style:name="ConditionalStyle_5f_909" style:display-name="ConditionalStyle_909" style:family="table-cell" style:parent-style-name="Default">
      <style:table-cell-properties fo:background-color="#00b050"/>
    </style:style>
    <style:style style:name="ConditionalStyle_5f_908" style:display-name="ConditionalStyle_908" style:family="table-cell" style:parent-style-name="Default">
      <style:table-cell-properties fo:background-color="#ffc000"/>
    </style:style>
    <style:style style:name="ConditionalStyle_5f_907" style:display-name="ConditionalStyle_907" style:family="table-cell" style:parent-style-name="Default">
      <style:table-cell-properties fo:background-color="#c00000"/>
    </style:style>
    <style:style style:name="ConditionalStyle_5f_906" style:display-name="ConditionalStyle_906" style:family="table-cell" style:parent-style-name="Default">
      <style:table-cell-properties fo:background-color="#00b050"/>
    </style:style>
    <style:style style:name="ConditionalStyle_5f_905" style:display-name="ConditionalStyle_905" style:family="table-cell" style:parent-style-name="Default">
      <style:table-cell-properties fo:background-color="#ffc000"/>
    </style:style>
    <style:style style:name="ConditionalStyle_5f_904" style:display-name="ConditionalStyle_904" style:family="table-cell" style:parent-style-name="Default">
      <style:table-cell-properties fo:background-color="#c00000"/>
    </style:style>
    <style:style style:name="ConditionalStyle_5f_903" style:display-name="ConditionalStyle_903" style:family="table-cell" style:parent-style-name="Default">
      <style:table-cell-properties fo:background-color="#00b050"/>
    </style:style>
    <style:style style:name="ConditionalStyle_5f_902" style:display-name="ConditionalStyle_902" style:family="table-cell" style:parent-style-name="Default">
      <style:table-cell-properties fo:background-color="#ffc000"/>
    </style:style>
    <style:style style:name="ConditionalStyle_5f_901" style:display-name="ConditionalStyle_901" style:family="table-cell" style:parent-style-name="Default">
      <style:table-cell-properties fo:background-color="#c00000"/>
    </style:style>
    <style:style style:name="ConditionalStyle_5f_900" style:display-name="ConditionalStyle_900" style:family="table-cell" style:parent-style-name="Default">
      <style:table-cell-properties fo:background-color="#00b050"/>
    </style:style>
    <style:style style:name="ConditionalStyle_5f_899" style:display-name="ConditionalStyle_899" style:family="table-cell" style:parent-style-name="Default">
      <style:table-cell-properties fo:background-color="#ffc000"/>
    </style:style>
    <style:style style:name="ConditionalStyle_5f_898" style:display-name="ConditionalStyle_898" style:family="table-cell" style:parent-style-name="Default">
      <style:table-cell-properties fo:background-color="#c00000"/>
    </style:style>
    <style:style style:name="ConditionalStyle_5f_897" style:display-name="ConditionalStyle_897" style:family="table-cell" style:parent-style-name="Default">
      <style:table-cell-properties fo:background-color="#00b050"/>
    </style:style>
    <style:style style:name="ConditionalStyle_5f_896" style:display-name="ConditionalStyle_896" style:family="table-cell" style:parent-style-name="Default">
      <style:table-cell-properties fo:background-color="#ffc000"/>
    </style:style>
    <style:style style:name="ConditionalStyle_5f_895" style:display-name="ConditionalStyle_895" style:family="table-cell" style:parent-style-name="Default">
      <style:table-cell-properties fo:background-color="#c00000"/>
    </style:style>
    <style:style style:name="ConditionalStyle_5f_894" style:display-name="ConditionalStyle_894" style:family="table-cell" style:parent-style-name="Default">
      <style:table-cell-properties fo:background-color="#00b050"/>
    </style:style>
    <style:style style:name="ConditionalStyle_5f_893" style:display-name="ConditionalStyle_893" style:family="table-cell" style:parent-style-name="Default">
      <style:table-cell-properties fo:background-color="#ffc000"/>
    </style:style>
    <style:style style:name="ConditionalStyle_5f_892" style:display-name="ConditionalStyle_892" style:family="table-cell" style:parent-style-name="Default">
      <style:table-cell-properties fo:background-color="#c00000"/>
    </style:style>
    <style:style style:name="ConditionalStyle_5f_891" style:display-name="ConditionalStyle_891" style:family="table-cell" style:parent-style-name="Default">
      <style:table-cell-properties fo:background-color="#00b050"/>
    </style:style>
    <style:style style:name="ConditionalStyle_5f_890" style:display-name="ConditionalStyle_890" style:family="table-cell" style:parent-style-name="Default">
      <style:table-cell-properties fo:background-color="#ffc000"/>
    </style:style>
    <style:style style:name="ConditionalStyle_5f_889" style:display-name="ConditionalStyle_889" style:family="table-cell" style:parent-style-name="Default">
      <style:table-cell-properties fo:background-color="#c00000"/>
    </style:style>
    <style:style style:name="ConditionalStyle_5f_888" style:display-name="ConditionalStyle_888" style:family="table-cell" style:parent-style-name="Default">
      <style:table-cell-properties fo:background-color="#00b050"/>
    </style:style>
    <style:style style:name="ConditionalStyle_5f_887" style:display-name="ConditionalStyle_887" style:family="table-cell" style:parent-style-name="Default">
      <style:table-cell-properties fo:background-color="#ffc000"/>
    </style:style>
    <style:style style:name="ConditionalStyle_5f_886" style:display-name="ConditionalStyle_886" style:family="table-cell" style:parent-style-name="Default">
      <style:table-cell-properties fo:background-color="#c00000"/>
    </style:style>
    <style:style style:name="ConditionalStyle_5f_885" style:display-name="ConditionalStyle_885" style:family="table-cell" style:parent-style-name="Default">
      <style:table-cell-properties fo:background-color="#00b050"/>
    </style:style>
    <style:style style:name="ConditionalStyle_5f_884" style:display-name="ConditionalStyle_884" style:family="table-cell" style:parent-style-name="Default">
      <style:table-cell-properties fo:background-color="#ffc000"/>
    </style:style>
    <style:style style:name="ConditionalStyle_5f_883" style:display-name="ConditionalStyle_883" style:family="table-cell" style:parent-style-name="Default">
      <style:table-cell-properties fo:background-color="#c00000"/>
    </style:style>
    <style:style style:name="ConditionalStyle_5f_882" style:display-name="ConditionalStyle_882" style:family="table-cell" style:parent-style-name="Default">
      <style:table-cell-properties fo:background-color="#00b050"/>
    </style:style>
    <style:style style:name="ConditionalStyle_5f_881" style:display-name="ConditionalStyle_881" style:family="table-cell" style:parent-style-name="Default">
      <style:table-cell-properties fo:background-color="#ffc000"/>
    </style:style>
    <style:style style:name="ConditionalStyle_5f_880" style:display-name="ConditionalStyle_880" style:family="table-cell" style:parent-style-name="Default">
      <style:table-cell-properties fo:background-color="#c00000"/>
    </style:style>
    <style:style style:name="ConditionalStyle_5f_879" style:display-name="ConditionalStyle_879" style:family="table-cell" style:parent-style-name="Default">
      <style:table-cell-properties fo:background-color="#00b050"/>
    </style:style>
    <style:style style:name="ConditionalStyle_5f_878" style:display-name="ConditionalStyle_878" style:family="table-cell" style:parent-style-name="Default">
      <style:table-cell-properties fo:background-color="#ffc000"/>
    </style:style>
    <style:style style:name="ConditionalStyle_5f_877" style:display-name="ConditionalStyle_877" style:family="table-cell" style:parent-style-name="Default">
      <style:table-cell-properties fo:background-color="#c00000"/>
    </style:style>
    <style:style style:name="ConditionalStyle_5f_876" style:display-name="ConditionalStyle_876" style:family="table-cell" style:parent-style-name="Default">
      <style:table-cell-properties fo:background-color="#00b050"/>
    </style:style>
    <style:style style:name="ConditionalStyle_5f_875" style:display-name="ConditionalStyle_875" style:family="table-cell" style:parent-style-name="Default">
      <style:table-cell-properties fo:background-color="#ffc000"/>
    </style:style>
    <style:style style:name="ConditionalStyle_5f_874" style:display-name="ConditionalStyle_874" style:family="table-cell" style:parent-style-name="Default">
      <style:table-cell-properties fo:background-color="#c00000"/>
    </style:style>
    <style:style style:name="ConditionalStyle_5f_873" style:display-name="ConditionalStyle_873" style:family="table-cell" style:parent-style-name="Default">
      <style:table-cell-properties fo:background-color="#00b050"/>
    </style:style>
    <style:style style:name="ConditionalStyle_5f_872" style:display-name="ConditionalStyle_872" style:family="table-cell" style:parent-style-name="Default">
      <style:table-cell-properties fo:background-color="#ffc000"/>
    </style:style>
    <style:style style:name="ConditionalStyle_5f_871" style:display-name="ConditionalStyle_871" style:family="table-cell" style:parent-style-name="Default">
      <style:table-cell-properties fo:background-color="#c00000"/>
    </style:style>
    <style:style style:name="ConditionalStyle_5f_870" style:display-name="ConditionalStyle_870" style:family="table-cell" style:parent-style-name="Default">
      <style:table-cell-properties fo:background-color="#00b050"/>
    </style:style>
    <style:style style:name="ConditionalStyle_5f_869" style:display-name="ConditionalStyle_869" style:family="table-cell" style:parent-style-name="Default">
      <style:table-cell-properties fo:background-color="#ffc000"/>
    </style:style>
    <style:style style:name="ConditionalStyle_5f_868" style:display-name="ConditionalStyle_868" style:family="table-cell" style:parent-style-name="Default">
      <style:table-cell-properties fo:background-color="#c00000"/>
    </style:style>
    <style:style style:name="ConditionalStyle_5f_867" style:display-name="ConditionalStyle_867" style:family="table-cell" style:parent-style-name="Default">
      <style:table-cell-properties fo:background-color="#00b050"/>
    </style:style>
    <style:style style:name="ConditionalStyle_5f_866" style:display-name="ConditionalStyle_866" style:family="table-cell" style:parent-style-name="Default">
      <style:table-cell-properties fo:background-color="#ffc000"/>
    </style:style>
    <style:style style:name="ConditionalStyle_5f_865" style:display-name="ConditionalStyle_865" style:family="table-cell" style:parent-style-name="Default">
      <style:table-cell-properties fo:background-color="#c00000"/>
    </style:style>
    <style:style style:name="ConditionalStyle_5f_864" style:display-name="ConditionalStyle_864" style:family="table-cell" style:parent-style-name="Default">
      <style:table-cell-properties fo:background-color="#00b050"/>
    </style:style>
    <style:style style:name="ConditionalStyle_5f_863" style:display-name="ConditionalStyle_863" style:family="table-cell" style:parent-style-name="Default">
      <style:table-cell-properties fo:background-color="#ffc000"/>
    </style:style>
    <style:style style:name="ConditionalStyle_5f_862" style:display-name="ConditionalStyle_862" style:family="table-cell" style:parent-style-name="Default">
      <style:table-cell-properties fo:background-color="#c00000"/>
    </style:style>
    <style:style style:name="ConditionalStyle_5f_861" style:display-name="ConditionalStyle_861" style:family="table-cell" style:parent-style-name="Default">
      <style:table-cell-properties fo:background-color="#00b050"/>
    </style:style>
    <style:style style:name="ConditionalStyle_5f_860" style:display-name="ConditionalStyle_860" style:family="table-cell" style:parent-style-name="Default">
      <style:table-cell-properties fo:background-color="#ffc000"/>
    </style:style>
    <style:style style:name="ConditionalStyle_5f_859" style:display-name="ConditionalStyle_859" style:family="table-cell" style:parent-style-name="Default">
      <style:table-cell-properties fo:background-color="#c00000"/>
    </style:style>
    <style:style style:name="ConditionalStyle_5f_858" style:display-name="ConditionalStyle_858" style:family="table-cell" style:parent-style-name="Default">
      <style:table-cell-properties fo:background-color="#00b050"/>
    </style:style>
    <style:style style:name="ConditionalStyle_5f_857" style:display-name="ConditionalStyle_857" style:family="table-cell" style:parent-style-name="Default">
      <style:table-cell-properties fo:background-color="#ffc000"/>
    </style:style>
    <style:style style:name="ConditionalStyle_5f_856" style:display-name="ConditionalStyle_856" style:family="table-cell" style:parent-style-name="Default">
      <style:table-cell-properties fo:background-color="#c00000"/>
    </style:style>
    <style:style style:name="ConditionalStyle_5f_855" style:display-name="ConditionalStyle_855" style:family="table-cell" style:parent-style-name="Default">
      <style:table-cell-properties fo:background-color="#00b050"/>
    </style:style>
    <style:style style:name="ConditionalStyle_5f_854" style:display-name="ConditionalStyle_854" style:family="table-cell" style:parent-style-name="Default">
      <style:table-cell-properties fo:background-color="#ffc000"/>
    </style:style>
    <style:style style:name="ConditionalStyle_5f_853" style:display-name="ConditionalStyle_853" style:family="table-cell" style:parent-style-name="Default">
      <style:table-cell-properties fo:background-color="#c00000"/>
    </style:style>
    <style:style style:name="ConditionalStyle_5f_852" style:display-name="ConditionalStyle_852" style:family="table-cell" style:parent-style-name="Default">
      <style:table-cell-properties fo:background-color="#00b050"/>
    </style:style>
    <style:style style:name="ConditionalStyle_5f_851" style:display-name="ConditionalStyle_851" style:family="table-cell" style:parent-style-name="Default">
      <style:table-cell-properties fo:background-color="#ffc000"/>
    </style:style>
    <style:style style:name="ConditionalStyle_5f_850" style:display-name="ConditionalStyle_850" style:family="table-cell" style:parent-style-name="Default">
      <style:table-cell-properties fo:background-color="#c00000"/>
    </style:style>
    <style:style style:name="ConditionalStyle_5f_849" style:display-name="ConditionalStyle_849" style:family="table-cell" style:parent-style-name="Default">
      <style:table-cell-properties fo:background-color="#00b050"/>
    </style:style>
    <style:style style:name="ConditionalStyle_5f_848" style:display-name="ConditionalStyle_848" style:family="table-cell" style:parent-style-name="Default">
      <style:table-cell-properties fo:background-color="#ffc000"/>
    </style:style>
    <style:style style:name="ConditionalStyle_5f_847" style:display-name="ConditionalStyle_847" style:family="table-cell" style:parent-style-name="Default">
      <style:table-cell-properties fo:background-color="#c00000"/>
    </style:style>
    <style:style style:name="ConditionalStyle_5f_846" style:display-name="ConditionalStyle_846" style:family="table-cell" style:parent-style-name="Default">
      <style:table-cell-properties fo:background-color="#00b050"/>
    </style:style>
    <style:style style:name="ConditionalStyle_5f_845" style:display-name="ConditionalStyle_845" style:family="table-cell" style:parent-style-name="Default">
      <style:table-cell-properties fo:background-color="#ffc000"/>
    </style:style>
    <style:style style:name="ConditionalStyle_5f_844" style:display-name="ConditionalStyle_844" style:family="table-cell" style:parent-style-name="Default">
      <style:table-cell-properties fo:background-color="#c00000"/>
    </style:style>
    <style:style style:name="ConditionalStyle_5f_843" style:display-name="ConditionalStyle_843" style:family="table-cell" style:parent-style-name="Default">
      <style:table-cell-properties fo:background-color="#00b050"/>
    </style:style>
    <style:style style:name="ConditionalStyle_5f_842" style:display-name="ConditionalStyle_842" style:family="table-cell" style:parent-style-name="Default">
      <style:table-cell-properties fo:background-color="#ffc000"/>
    </style:style>
    <style:style style:name="ConditionalStyle_5f_841" style:display-name="ConditionalStyle_841" style:family="table-cell" style:parent-style-name="Default">
      <style:table-cell-properties fo:background-color="#c00000"/>
    </style:style>
    <style:style style:name="ConditionalStyle_5f_840" style:display-name="ConditionalStyle_840" style:family="table-cell" style:parent-style-name="Default">
      <style:table-cell-properties fo:background-color="#00b050"/>
    </style:style>
    <style:style style:name="ConditionalStyle_5f_839" style:display-name="ConditionalStyle_839" style:family="table-cell" style:parent-style-name="Default">
      <style:table-cell-properties fo:background-color="#ffc000"/>
    </style:style>
    <style:style style:name="ConditionalStyle_5f_838" style:display-name="ConditionalStyle_838" style:family="table-cell" style:parent-style-name="Default">
      <style:table-cell-properties fo:background-color="#c00000"/>
    </style:style>
    <style:style style:name="ConditionalStyle_5f_837" style:display-name="ConditionalStyle_837" style:family="table-cell" style:parent-style-name="Default">
      <style:table-cell-properties fo:background-color="#00b050"/>
    </style:style>
    <style:style style:name="ConditionalStyle_5f_836" style:display-name="ConditionalStyle_836" style:family="table-cell" style:parent-style-name="Default">
      <style:table-cell-properties fo:background-color="#ffc000"/>
    </style:style>
    <style:style style:name="ConditionalStyle_5f_835" style:display-name="ConditionalStyle_835" style:family="table-cell" style:parent-style-name="Default">
      <style:table-cell-properties fo:background-color="#c00000"/>
    </style:style>
    <style:style style:name="ConditionalStyle_5f_834" style:display-name="ConditionalStyle_834" style:family="table-cell" style:parent-style-name="Default">
      <style:table-cell-properties fo:background-color="#00b050"/>
    </style:style>
    <style:style style:name="ConditionalStyle_5f_833" style:display-name="ConditionalStyle_833" style:family="table-cell" style:parent-style-name="Default">
      <style:table-cell-properties fo:background-color="#ffc000"/>
    </style:style>
    <style:style style:name="ConditionalStyle_5f_832" style:display-name="ConditionalStyle_832" style:family="table-cell" style:parent-style-name="Default">
      <style:table-cell-properties fo:background-color="#c00000"/>
    </style:style>
    <style:style style:name="ConditionalStyle_5f_831" style:display-name="ConditionalStyle_831" style:family="table-cell" style:parent-style-name="Default">
      <style:table-cell-properties fo:background-color="#00b050"/>
    </style:style>
    <style:style style:name="ConditionalStyle_5f_830" style:display-name="ConditionalStyle_830" style:family="table-cell" style:parent-style-name="Default">
      <style:table-cell-properties fo:background-color="#ffc000"/>
    </style:style>
    <style:style style:name="ConditionalStyle_5f_829" style:display-name="ConditionalStyle_829" style:family="table-cell" style:parent-style-name="Default">
      <style:table-cell-properties fo:background-color="#c00000"/>
    </style:style>
    <style:style style:name="ConditionalStyle_5f_828" style:display-name="ConditionalStyle_828" style:family="table-cell" style:parent-style-name="Default">
      <style:table-cell-properties fo:background-color="#00b050"/>
    </style:style>
    <style:style style:name="ConditionalStyle_5f_827" style:display-name="ConditionalStyle_827" style:family="table-cell" style:parent-style-name="Default">
      <style:table-cell-properties fo:background-color="#ffc000"/>
    </style:style>
    <style:style style:name="ConditionalStyle_5f_826" style:display-name="ConditionalStyle_826" style:family="table-cell" style:parent-style-name="Default">
      <style:table-cell-properties fo:background-color="#c00000"/>
    </style:style>
    <style:style style:name="ConditionalStyle_5f_825" style:display-name="ConditionalStyle_825" style:family="table-cell" style:parent-style-name="Default">
      <style:table-cell-properties fo:background-color="#00b050"/>
    </style:style>
    <style:style style:name="ConditionalStyle_5f_824" style:display-name="ConditionalStyle_824" style:family="table-cell" style:parent-style-name="Default">
      <style:table-cell-properties fo:background-color="#ffc000"/>
    </style:style>
    <style:style style:name="ConditionalStyle_5f_823" style:display-name="ConditionalStyle_823" style:family="table-cell" style:parent-style-name="Default">
      <style:table-cell-properties fo:background-color="#c00000"/>
    </style:style>
    <style:style style:name="ConditionalStyle_5f_822" style:display-name="ConditionalStyle_822" style:family="table-cell" style:parent-style-name="Default">
      <style:table-cell-properties fo:background-color="#00b050"/>
    </style:style>
    <style:style style:name="ConditionalStyle_5f_821" style:display-name="ConditionalStyle_821" style:family="table-cell" style:parent-style-name="Default">
      <style:table-cell-properties fo:background-color="#ffc000"/>
    </style:style>
    <style:style style:name="ConditionalStyle_5f_820" style:display-name="ConditionalStyle_820" style:family="table-cell" style:parent-style-name="Default">
      <style:table-cell-properties fo:background-color="#c00000"/>
    </style:style>
    <style:style style:name="ConditionalStyle_5f_819" style:display-name="ConditionalStyle_819" style:family="table-cell" style:parent-style-name="Default">
      <style:table-cell-properties fo:background-color="#00b050"/>
    </style:style>
    <style:style style:name="ConditionalStyle_5f_818" style:display-name="ConditionalStyle_818" style:family="table-cell" style:parent-style-name="Default">
      <style:table-cell-properties fo:background-color="#ffc000"/>
    </style:style>
    <style:style style:name="ConditionalStyle_5f_817" style:display-name="ConditionalStyle_817" style:family="table-cell" style:parent-style-name="Default">
      <style:table-cell-properties fo:background-color="#c00000"/>
    </style:style>
    <style:style style:name="ConditionalStyle_5f_816" style:display-name="ConditionalStyle_816" style:family="table-cell" style:parent-style-name="Default">
      <style:table-cell-properties fo:background-color="#00b050"/>
    </style:style>
    <style:style style:name="ConditionalStyle_5f_815" style:display-name="ConditionalStyle_815" style:family="table-cell" style:parent-style-name="Default">
      <style:table-cell-properties fo:background-color="#ffc000"/>
    </style:style>
    <style:style style:name="ConditionalStyle_5f_814" style:display-name="ConditionalStyle_814" style:family="table-cell" style:parent-style-name="Default">
      <style:table-cell-properties fo:background-color="#c00000"/>
    </style:style>
    <style:style style:name="ConditionalStyle_5f_813" style:display-name="ConditionalStyle_813" style:family="table-cell" style:parent-style-name="Default">
      <style:table-cell-properties fo:background-color="#00b050"/>
    </style:style>
    <style:style style:name="ConditionalStyle_5f_812" style:display-name="ConditionalStyle_812" style:family="table-cell" style:parent-style-name="Default">
      <style:table-cell-properties fo:background-color="#ffc000"/>
    </style:style>
    <style:style style:name="ConditionalStyle_5f_811" style:display-name="ConditionalStyle_811" style:family="table-cell" style:parent-style-name="Default">
      <style:table-cell-properties fo:background-color="#c00000"/>
    </style:style>
    <style:style style:name="ConditionalStyle_5f_810" style:display-name="ConditionalStyle_810" style:family="table-cell" style:parent-style-name="Default">
      <style:table-cell-properties fo:background-color="#00b050"/>
    </style:style>
    <style:style style:name="ConditionalStyle_5f_809" style:display-name="ConditionalStyle_809" style:family="table-cell" style:parent-style-name="Default">
      <style:table-cell-properties fo:background-color="#ffc000"/>
    </style:style>
    <style:style style:name="ConditionalStyle_5f_808" style:display-name="ConditionalStyle_808" style:family="table-cell" style:parent-style-name="Default">
      <style:table-cell-properties fo:background-color="#c00000"/>
    </style:style>
    <style:style style:name="ConditionalStyle_5f_807" style:display-name="ConditionalStyle_807" style:family="table-cell" style:parent-style-name="Default">
      <style:table-cell-properties fo:background-color="#00b050"/>
    </style:style>
    <style:style style:name="ConditionalStyle_5f_806" style:display-name="ConditionalStyle_806" style:family="table-cell" style:parent-style-name="Default">
      <style:table-cell-properties fo:background-color="#ffc000"/>
    </style:style>
    <style:style style:name="ConditionalStyle_5f_805" style:display-name="ConditionalStyle_805" style:family="table-cell" style:parent-style-name="Default">
      <style:table-cell-properties fo:background-color="#c00000"/>
    </style:style>
    <style:style style:name="ConditionalStyle_5f_804" style:display-name="ConditionalStyle_804" style:family="table-cell" style:parent-style-name="Default">
      <style:table-cell-properties fo:background-color="#00b050"/>
    </style:style>
    <style:style style:name="ConditionalStyle_5f_803" style:display-name="ConditionalStyle_803" style:family="table-cell" style:parent-style-name="Default">
      <style:table-cell-properties fo:background-color="#ffc000"/>
    </style:style>
    <style:style style:name="ConditionalStyle_5f_802" style:display-name="ConditionalStyle_802" style:family="table-cell" style:parent-style-name="Default">
      <style:table-cell-properties fo:background-color="#c00000"/>
    </style:style>
    <style:style style:name="ConditionalStyle_5f_801" style:display-name="ConditionalStyle_801" style:family="table-cell" style:parent-style-name="Default">
      <style:table-cell-properties fo:background-color="#00b050"/>
    </style:style>
    <style:style style:name="ConditionalStyle_5f_800" style:display-name="ConditionalStyle_800" style:family="table-cell" style:parent-style-name="Default">
      <style:table-cell-properties fo:background-color="#ffc000"/>
    </style:style>
    <style:style style:name="ConditionalStyle_5f_799" style:display-name="ConditionalStyle_799" style:family="table-cell" style:parent-style-name="Default">
      <style:table-cell-properties fo:background-color="#c00000"/>
    </style:style>
    <style:style style:name="ConditionalStyle_5f_798" style:display-name="ConditionalStyle_798" style:family="table-cell" style:parent-style-name="Default">
      <style:table-cell-properties fo:background-color="#00b050"/>
    </style:style>
    <style:style style:name="ConditionalStyle_5f_797" style:display-name="ConditionalStyle_797" style:family="table-cell" style:parent-style-name="Default">
      <style:table-cell-properties fo:background-color="#ffc000"/>
    </style:style>
    <style:style style:name="ConditionalStyle_5f_796" style:display-name="ConditionalStyle_796" style:family="table-cell" style:parent-style-name="Default">
      <style:table-cell-properties fo:background-color="#c00000"/>
    </style:style>
    <style:style style:name="ConditionalStyle_5f_795" style:display-name="ConditionalStyle_795" style:family="table-cell" style:parent-style-name="Default">
      <style:table-cell-properties fo:background-color="#00b050"/>
    </style:style>
    <style:style style:name="ConditionalStyle_5f_794" style:display-name="ConditionalStyle_794" style:family="table-cell" style:parent-style-name="Default">
      <style:table-cell-properties fo:background-color="#ffc000"/>
    </style:style>
    <style:style style:name="ConditionalStyle_5f_793" style:display-name="ConditionalStyle_793" style:family="table-cell" style:parent-style-name="Default">
      <style:table-cell-properties fo:background-color="#c00000"/>
    </style:style>
    <style:style style:name="ConditionalStyle_5f_792" style:display-name="ConditionalStyle_792" style:family="table-cell" style:parent-style-name="Default">
      <style:table-cell-properties fo:background-color="#00b050"/>
    </style:style>
    <style:style style:name="ConditionalStyle_5f_791" style:display-name="ConditionalStyle_791" style:family="table-cell" style:parent-style-name="Default">
      <style:table-cell-properties fo:background-color="#ffc000"/>
    </style:style>
    <style:style style:name="ConditionalStyle_5f_790" style:display-name="ConditionalStyle_790" style:family="table-cell" style:parent-style-name="Default">
      <style:table-cell-properties fo:background-color="#c00000"/>
    </style:style>
    <style:style style:name="ConditionalStyle_5f_789" style:display-name="ConditionalStyle_789" style:family="table-cell" style:parent-style-name="Default">
      <style:table-cell-properties fo:background-color="#00b050"/>
    </style:style>
    <style:style style:name="ConditionalStyle_5f_788" style:display-name="ConditionalStyle_788" style:family="table-cell" style:parent-style-name="Default">
      <style:table-cell-properties fo:background-color="#ffc000"/>
    </style:style>
    <style:style style:name="ConditionalStyle_5f_787" style:display-name="ConditionalStyle_787" style:family="table-cell" style:parent-style-name="Default">
      <style:table-cell-properties fo:background-color="#c00000"/>
    </style:style>
    <style:style style:name="ConditionalStyle_5f_786" style:display-name="ConditionalStyle_786" style:family="table-cell" style:parent-style-name="Default">
      <style:table-cell-properties fo:background-color="#00b050"/>
    </style:style>
    <style:style style:name="ConditionalStyle_5f_785" style:display-name="ConditionalStyle_785" style:family="table-cell" style:parent-style-name="Default">
      <style:table-cell-properties fo:background-color="#ffc000"/>
    </style:style>
    <style:style style:name="ConditionalStyle_5f_784" style:display-name="ConditionalStyle_784" style:family="table-cell" style:parent-style-name="Default">
      <style:table-cell-properties fo:background-color="#c00000"/>
    </style:style>
    <style:style style:name="ConditionalStyle_5f_783" style:display-name="ConditionalStyle_783" style:family="table-cell" style:parent-style-name="Default">
      <style:table-cell-properties fo:background-color="#00b050"/>
    </style:style>
    <style:style style:name="ConditionalStyle_5f_782" style:display-name="ConditionalStyle_782" style:family="table-cell" style:parent-style-name="Default">
      <style:table-cell-properties fo:background-color="#ffc000"/>
    </style:style>
    <style:style style:name="ConditionalStyle_5f_781" style:display-name="ConditionalStyle_781" style:family="table-cell" style:parent-style-name="Default">
      <style:table-cell-properties fo:background-color="#c00000"/>
    </style:style>
    <style:style style:name="ConditionalStyle_5f_780" style:display-name="ConditionalStyle_780" style:family="table-cell" style:parent-style-name="Default">
      <style:table-cell-properties fo:background-color="#00b050"/>
    </style:style>
    <style:style style:name="ConditionalStyle_5f_779" style:display-name="ConditionalStyle_779" style:family="table-cell" style:parent-style-name="Default">
      <style:table-cell-properties fo:background-color="#ffc000"/>
    </style:style>
    <style:style style:name="ConditionalStyle_5f_778" style:display-name="ConditionalStyle_778" style:family="table-cell" style:parent-style-name="Default">
      <style:table-cell-properties fo:background-color="#c00000"/>
    </style:style>
    <style:style style:name="ConditionalStyle_5f_777" style:display-name="ConditionalStyle_777" style:family="table-cell" style:parent-style-name="Default">
      <style:table-cell-properties fo:background-color="#00b050"/>
    </style:style>
    <style:style style:name="ConditionalStyle_5f_776" style:display-name="ConditionalStyle_776" style:family="table-cell" style:parent-style-name="Default">
      <style:table-cell-properties fo:background-color="#ffc000"/>
    </style:style>
    <style:style style:name="ConditionalStyle_5f_775" style:display-name="ConditionalStyle_775" style:family="table-cell" style:parent-style-name="Default">
      <style:table-cell-properties fo:background-color="#c00000"/>
    </style:style>
    <style:style style:name="ConditionalStyle_5f_774" style:display-name="ConditionalStyle_774" style:family="table-cell" style:parent-style-name="Default">
      <style:table-cell-properties fo:background-color="#00b050"/>
    </style:style>
    <style:style style:name="ConditionalStyle_5f_773" style:display-name="ConditionalStyle_773" style:family="table-cell" style:parent-style-name="Default">
      <style:table-cell-properties fo:background-color="#ffc000"/>
    </style:style>
    <style:style style:name="ConditionalStyle_5f_772" style:display-name="ConditionalStyle_772" style:family="table-cell" style:parent-style-name="Default">
      <style:table-cell-properties fo:background-color="#c00000"/>
    </style:style>
    <style:style style:name="ConditionalStyle_5f_771" style:display-name="ConditionalStyle_771" style:family="table-cell" style:parent-style-name="Default">
      <style:table-cell-properties fo:background-color="#00b050"/>
    </style:style>
    <style:style style:name="ConditionalStyle_5f_770" style:display-name="ConditionalStyle_770" style:family="table-cell" style:parent-style-name="Default">
      <style:table-cell-properties fo:background-color="#ffc000"/>
    </style:style>
    <style:style style:name="ConditionalStyle_5f_769" style:display-name="ConditionalStyle_769" style:family="table-cell" style:parent-style-name="Default">
      <style:table-cell-properties fo:background-color="#c00000"/>
    </style:style>
    <style:style style:name="ConditionalStyle_5f_768" style:display-name="ConditionalStyle_768" style:family="table-cell" style:parent-style-name="Default">
      <style:table-cell-properties fo:background-color="#00b050"/>
    </style:style>
    <style:style style:name="ConditionalStyle_5f_767" style:display-name="ConditionalStyle_767" style:family="table-cell" style:parent-style-name="Default">
      <style:table-cell-properties fo:background-color="#ffc000"/>
    </style:style>
    <style:style style:name="ConditionalStyle_5f_766" style:display-name="ConditionalStyle_766" style:family="table-cell" style:parent-style-name="Default">
      <style:table-cell-properties fo:background-color="#c00000"/>
    </style:style>
    <style:style style:name="ConditionalStyle_5f_765" style:display-name="ConditionalStyle_765" style:family="table-cell" style:parent-style-name="Default">
      <style:table-cell-properties fo:background-color="#00b050"/>
    </style:style>
    <style:style style:name="ConditionalStyle_5f_764" style:display-name="ConditionalStyle_764" style:family="table-cell" style:parent-style-name="Default">
      <style:table-cell-properties fo:background-color="#ffc000"/>
    </style:style>
    <style:style style:name="ConditionalStyle_5f_763" style:display-name="ConditionalStyle_763" style:family="table-cell" style:parent-style-name="Default">
      <style:table-cell-properties fo:background-color="#c00000"/>
    </style:style>
    <style:style style:name="ConditionalStyle_5f_762" style:display-name="ConditionalStyle_762" style:family="table-cell" style:parent-style-name="Default">
      <style:table-cell-properties fo:background-color="#00b050"/>
    </style:style>
    <style:style style:name="ConditionalStyle_5f_761" style:display-name="ConditionalStyle_761" style:family="table-cell" style:parent-style-name="Default">
      <style:table-cell-properties fo:background-color="#ffc000"/>
    </style:style>
    <style:style style:name="ConditionalStyle_5f_760" style:display-name="ConditionalStyle_760" style:family="table-cell" style:parent-style-name="Default">
      <style:table-cell-properties fo:background-color="#c00000"/>
    </style:style>
    <style:style style:name="ConditionalStyle_5f_759" style:display-name="ConditionalStyle_759" style:family="table-cell" style:parent-style-name="Default">
      <style:table-cell-properties fo:background-color="#00b050"/>
    </style:style>
    <style:style style:name="ConditionalStyle_5f_758" style:display-name="ConditionalStyle_758" style:family="table-cell" style:parent-style-name="Default">
      <style:table-cell-properties fo:background-color="#ffc000"/>
    </style:style>
    <style:style style:name="ConditionalStyle_5f_757" style:display-name="ConditionalStyle_757" style:family="table-cell" style:parent-style-name="Default">
      <style:table-cell-properties fo:background-color="#c00000"/>
    </style:style>
    <style:style style:name="ConditionalStyle_5f_756" style:display-name="ConditionalStyle_756" style:family="table-cell" style:parent-style-name="Default">
      <style:table-cell-properties fo:background-color="#00b050"/>
    </style:style>
    <style:style style:name="ConditionalStyle_5f_755" style:display-name="ConditionalStyle_755" style:family="table-cell" style:parent-style-name="Default">
      <style:table-cell-properties fo:background-color="#ffc000"/>
    </style:style>
    <style:style style:name="ConditionalStyle_5f_754" style:display-name="ConditionalStyle_754" style:family="table-cell" style:parent-style-name="Default">
      <style:table-cell-properties fo:background-color="#c00000"/>
    </style:style>
    <style:style style:name="ConditionalStyle_5f_753" style:display-name="ConditionalStyle_753" style:family="table-cell" style:parent-style-name="Default">
      <style:table-cell-properties fo:background-color="#00b050"/>
    </style:style>
    <style:style style:name="ConditionalStyle_5f_752" style:display-name="ConditionalStyle_752" style:family="table-cell" style:parent-style-name="Default">
      <style:table-cell-properties fo:background-color="#ffc000"/>
    </style:style>
    <style:style style:name="ConditionalStyle_5f_751" style:display-name="ConditionalStyle_751" style:family="table-cell" style:parent-style-name="Default">
      <style:table-cell-properties fo:background-color="#c00000"/>
    </style:style>
    <style:style style:name="ConditionalStyle_5f_750" style:display-name="ConditionalStyle_750" style:family="table-cell" style:parent-style-name="Default">
      <style:table-cell-properties fo:background-color="#00b050"/>
    </style:style>
    <style:style style:name="ConditionalStyle_5f_749" style:display-name="ConditionalStyle_749" style:family="table-cell" style:parent-style-name="Default">
      <style:table-cell-properties fo:background-color="#ffc000"/>
    </style:style>
    <style:style style:name="ConditionalStyle_5f_748" style:display-name="ConditionalStyle_748" style:family="table-cell" style:parent-style-name="Default">
      <style:table-cell-properties fo:background-color="#c00000"/>
    </style:style>
    <style:style style:name="ConditionalStyle_5f_747" style:display-name="ConditionalStyle_747" style:family="table-cell" style:parent-style-name="Default">
      <style:table-cell-properties fo:background-color="#00b050"/>
    </style:style>
    <style:style style:name="ConditionalStyle_5f_746" style:display-name="ConditionalStyle_746" style:family="table-cell" style:parent-style-name="Default">
      <style:table-cell-properties fo:background-color="#ffc000"/>
    </style:style>
    <style:style style:name="ConditionalStyle_5f_745" style:display-name="ConditionalStyle_745" style:family="table-cell" style:parent-style-name="Default">
      <style:table-cell-properties fo:background-color="#c00000"/>
    </style:style>
    <style:style style:name="ConditionalStyle_5f_744" style:display-name="ConditionalStyle_744" style:family="table-cell" style:parent-style-name="Default">
      <style:table-cell-properties fo:background-color="#00b050"/>
    </style:style>
    <style:style style:name="ConditionalStyle_5f_743" style:display-name="ConditionalStyle_743" style:family="table-cell" style:parent-style-name="Default">
      <style:table-cell-properties fo:background-color="#ffc000"/>
    </style:style>
    <style:style style:name="ConditionalStyle_5f_742" style:display-name="ConditionalStyle_742" style:family="table-cell" style:parent-style-name="Default">
      <style:table-cell-properties fo:background-color="#c00000"/>
    </style:style>
    <style:style style:name="ConditionalStyle_5f_741" style:display-name="ConditionalStyle_741" style:family="table-cell" style:parent-style-name="Default">
      <style:table-cell-properties fo:background-color="#00b050"/>
    </style:style>
    <style:style style:name="ConditionalStyle_5f_740" style:display-name="ConditionalStyle_740" style:family="table-cell" style:parent-style-name="Default">
      <style:table-cell-properties fo:background-color="#ffc000"/>
    </style:style>
    <style:style style:name="ConditionalStyle_5f_739" style:display-name="ConditionalStyle_739" style:family="table-cell" style:parent-style-name="Default">
      <style:table-cell-properties fo:background-color="#c00000"/>
    </style:style>
    <style:style style:name="ConditionalStyle_5f_738" style:display-name="ConditionalStyle_738" style:family="table-cell" style:parent-style-name="Default">
      <style:table-cell-properties fo:background-color="#00b050"/>
    </style:style>
    <style:style style:name="ConditionalStyle_5f_737" style:display-name="ConditionalStyle_737" style:family="table-cell" style:parent-style-name="Default">
      <style:table-cell-properties fo:background-color="#ffc000"/>
    </style:style>
    <style:style style:name="ConditionalStyle_5f_736" style:display-name="ConditionalStyle_736" style:family="table-cell" style:parent-style-name="Default">
      <style:table-cell-properties fo:background-color="#c00000"/>
    </style:style>
    <style:style style:name="ConditionalStyle_5f_735" style:display-name="ConditionalStyle_735" style:family="table-cell" style:parent-style-name="Default">
      <style:table-cell-properties fo:background-color="#00b050"/>
    </style:style>
    <style:style style:name="ConditionalStyle_5f_734" style:display-name="ConditionalStyle_734" style:family="table-cell" style:parent-style-name="Default">
      <style:table-cell-properties fo:background-color="#ffc000"/>
    </style:style>
    <style:style style:name="ConditionalStyle_5f_733" style:display-name="ConditionalStyle_733" style:family="table-cell" style:parent-style-name="Default">
      <style:table-cell-properties fo:background-color="#c00000"/>
    </style:style>
    <style:style style:name="ConditionalStyle_5f_732" style:display-name="ConditionalStyle_732" style:family="table-cell" style:parent-style-name="Default">
      <style:table-cell-properties fo:background-color="#00b050"/>
    </style:style>
    <style:style style:name="ConditionalStyle_5f_731" style:display-name="ConditionalStyle_731" style:family="table-cell" style:parent-style-name="Default">
      <style:table-cell-properties fo:background-color="#ffc000"/>
    </style:style>
    <style:style style:name="ConditionalStyle_5f_730" style:display-name="ConditionalStyle_730" style:family="table-cell" style:parent-style-name="Default">
      <style:table-cell-properties fo:background-color="#c00000"/>
    </style:style>
    <style:style style:name="ConditionalStyle_5f_729" style:display-name="ConditionalStyle_729" style:family="table-cell" style:parent-style-name="Default">
      <style:table-cell-properties fo:background-color="#00b050"/>
    </style:style>
    <style:style style:name="ConditionalStyle_5f_728" style:display-name="ConditionalStyle_728" style:family="table-cell" style:parent-style-name="Default">
      <style:table-cell-properties fo:background-color="#ffc000"/>
    </style:style>
    <style:style style:name="ConditionalStyle_5f_727" style:display-name="ConditionalStyle_727" style:family="table-cell" style:parent-style-name="Default">
      <style:table-cell-properties fo:background-color="#c00000"/>
    </style:style>
    <style:style style:name="ConditionalStyle_5f_726" style:display-name="ConditionalStyle_726" style:family="table-cell" style:parent-style-name="Default">
      <style:table-cell-properties fo:background-color="#00b050"/>
    </style:style>
    <style:style style:name="ConditionalStyle_5f_725" style:display-name="ConditionalStyle_725" style:family="table-cell" style:parent-style-name="Default">
      <style:table-cell-properties fo:background-color="#ffc000"/>
    </style:style>
    <style:style style:name="ConditionalStyle_5f_724" style:display-name="ConditionalStyle_724" style:family="table-cell" style:parent-style-name="Default">
      <style:table-cell-properties fo:background-color="#c00000"/>
    </style:style>
    <style:style style:name="ConditionalStyle_5f_723" style:display-name="ConditionalStyle_723" style:family="table-cell" style:parent-style-name="Default">
      <style:table-cell-properties fo:background-color="#00b050"/>
    </style:style>
    <style:style style:name="ConditionalStyle_5f_722" style:display-name="ConditionalStyle_722" style:family="table-cell" style:parent-style-name="Default">
      <style:table-cell-properties fo:background-color="#ffc000"/>
    </style:style>
    <style:style style:name="ConditionalStyle_5f_721" style:display-name="ConditionalStyle_721" style:family="table-cell" style:parent-style-name="Default">
      <style:table-cell-properties fo:background-color="#c00000"/>
    </style:style>
    <style:style style:name="ConditionalStyle_5f_720" style:display-name="ConditionalStyle_720" style:family="table-cell" style:parent-style-name="Default">
      <style:table-cell-properties fo:background-color="#00b050"/>
    </style:style>
    <style:style style:name="ConditionalStyle_5f_719" style:display-name="ConditionalStyle_719" style:family="table-cell" style:parent-style-name="Default">
      <style:table-cell-properties fo:background-color="#ffc000"/>
    </style:style>
    <style:style style:name="ConditionalStyle_5f_718" style:display-name="ConditionalStyle_718" style:family="table-cell" style:parent-style-name="Default">
      <style:table-cell-properties fo:background-color="#c00000"/>
    </style:style>
    <style:style style:name="ConditionalStyle_5f_717" style:display-name="ConditionalStyle_717" style:family="table-cell" style:parent-style-name="Default">
      <style:table-cell-properties fo:background-color="#00b050"/>
    </style:style>
    <style:style style:name="ConditionalStyle_5f_716" style:display-name="ConditionalStyle_716" style:family="table-cell" style:parent-style-name="Default">
      <style:table-cell-properties fo:background-color="#ffc000"/>
    </style:style>
    <style:style style:name="ConditionalStyle_5f_715" style:display-name="ConditionalStyle_715" style:family="table-cell" style:parent-style-name="Default">
      <style:table-cell-properties fo:background-color="#c00000"/>
    </style:style>
    <style:style style:name="ConditionalStyle_5f_714" style:display-name="ConditionalStyle_714" style:family="table-cell" style:parent-style-name="Default">
      <style:table-cell-properties fo:background-color="#00b050"/>
    </style:style>
    <style:style style:name="ConditionalStyle_5f_713" style:display-name="ConditionalStyle_713" style:family="table-cell" style:parent-style-name="Default">
      <style:table-cell-properties fo:background-color="#ffc000"/>
    </style:style>
    <style:style style:name="ConditionalStyle_5f_712" style:display-name="ConditionalStyle_712" style:family="table-cell" style:parent-style-name="Default">
      <style:table-cell-properties fo:background-color="#c00000"/>
    </style:style>
    <style:style style:name="ConditionalStyle_5f_711" style:display-name="ConditionalStyle_711" style:family="table-cell" style:parent-style-name="Default">
      <style:table-cell-properties fo:background-color="#00b050"/>
    </style:style>
    <style:style style:name="ConditionalStyle_5f_710" style:display-name="ConditionalStyle_710" style:family="table-cell" style:parent-style-name="Default">
      <style:table-cell-properties fo:background-color="#ffc000"/>
    </style:style>
    <style:style style:name="ConditionalStyle_5f_709" style:display-name="ConditionalStyle_709" style:family="table-cell" style:parent-style-name="Default">
      <style:table-cell-properties fo:background-color="#c00000"/>
    </style:style>
    <style:style style:name="ConditionalStyle_5f_708" style:display-name="ConditionalStyle_708" style:family="table-cell" style:parent-style-name="Default">
      <style:table-cell-properties fo:background-color="#00b050"/>
    </style:style>
    <style:style style:name="ConditionalStyle_5f_707" style:display-name="ConditionalStyle_707" style:family="table-cell" style:parent-style-name="Default">
      <style:table-cell-properties fo:background-color="#ffc000"/>
    </style:style>
    <style:style style:name="ConditionalStyle_5f_706" style:display-name="ConditionalStyle_706" style:family="table-cell" style:parent-style-name="Default">
      <style:table-cell-properties fo:background-color="#c00000"/>
    </style:style>
    <style:style style:name="ConditionalStyle_5f_705" style:display-name="ConditionalStyle_705" style:family="table-cell" style:parent-style-name="Default">
      <style:table-cell-properties fo:background-color="#00b050"/>
    </style:style>
    <style:style style:name="ConditionalStyle_5f_704" style:display-name="ConditionalStyle_704" style:family="table-cell" style:parent-style-name="Default">
      <style:table-cell-properties fo:background-color="#ffc000"/>
    </style:style>
    <style:style style:name="ConditionalStyle_5f_703" style:display-name="ConditionalStyle_703" style:family="table-cell" style:parent-style-name="Default">
      <style:table-cell-properties fo:background-color="#c00000"/>
    </style:style>
    <style:style style:name="ConditionalStyle_5f_702" style:display-name="ConditionalStyle_702" style:family="table-cell" style:parent-style-name="Default">
      <style:table-cell-properties fo:background-color="#00b050"/>
    </style:style>
    <style:style style:name="ConditionalStyle_5f_701" style:display-name="ConditionalStyle_701" style:family="table-cell" style:parent-style-name="Default">
      <style:table-cell-properties fo:background-color="#ffc000"/>
    </style:style>
    <style:style style:name="ConditionalStyle_5f_700" style:display-name="ConditionalStyle_700" style:family="table-cell" style:parent-style-name="Default">
      <style:table-cell-properties fo:background-color="#c00000"/>
    </style:style>
    <style:style style:name="ConditionalStyle_5f_699" style:display-name="ConditionalStyle_699" style:family="table-cell" style:parent-style-name="Default">
      <style:table-cell-properties fo:background-color="#00b050"/>
    </style:style>
    <style:style style:name="ConditionalStyle_5f_698" style:display-name="ConditionalStyle_698" style:family="table-cell" style:parent-style-name="Default">
      <style:table-cell-properties fo:background-color="#ffc000"/>
    </style:style>
    <style:style style:name="ConditionalStyle_5f_697" style:display-name="ConditionalStyle_697" style:family="table-cell" style:parent-style-name="Default">
      <style:table-cell-properties fo:background-color="#c00000"/>
    </style:style>
    <style:style style:name="ConditionalStyle_5f_696" style:display-name="ConditionalStyle_696" style:family="table-cell" style:parent-style-name="Default">
      <style:table-cell-properties fo:background-color="#00b050"/>
    </style:style>
    <style:style style:name="ConditionalStyle_5f_695" style:display-name="ConditionalStyle_695" style:family="table-cell" style:parent-style-name="Default">
      <style:table-cell-properties fo:background-color="#ffc000"/>
    </style:style>
    <style:style style:name="ConditionalStyle_5f_694" style:display-name="ConditionalStyle_694" style:family="table-cell" style:parent-style-name="Default">
      <style:table-cell-properties fo:background-color="#c00000"/>
    </style:style>
    <style:style style:name="ConditionalStyle_5f_693" style:display-name="ConditionalStyle_693" style:family="table-cell" style:parent-style-name="Default">
      <style:table-cell-properties fo:background-color="#00b050"/>
    </style:style>
    <style:style style:name="ConditionalStyle_5f_692" style:display-name="ConditionalStyle_692" style:family="table-cell" style:parent-style-name="Default">
      <style:table-cell-properties fo:background-color="#ffc000"/>
    </style:style>
    <style:style style:name="ConditionalStyle_5f_691" style:display-name="ConditionalStyle_691" style:family="table-cell" style:parent-style-name="Default">
      <style:table-cell-properties fo:background-color="#c00000"/>
    </style:style>
    <style:style style:name="ConditionalStyle_5f_690" style:display-name="ConditionalStyle_690" style:family="table-cell" style:parent-style-name="Default">
      <style:table-cell-properties fo:background-color="#00b050"/>
    </style:style>
    <style:style style:name="ConditionalStyle_5f_689" style:display-name="ConditionalStyle_689" style:family="table-cell" style:parent-style-name="Default">
      <style:table-cell-properties fo:background-color="#ffc000"/>
    </style:style>
    <style:style style:name="ConditionalStyle_5f_688" style:display-name="ConditionalStyle_688" style:family="table-cell" style:parent-style-name="Default">
      <style:table-cell-properties fo:background-color="#c00000"/>
    </style:style>
    <style:style style:name="ConditionalStyle_5f_687" style:display-name="ConditionalStyle_687" style:family="table-cell" style:parent-style-name="Default">
      <style:table-cell-properties fo:background-color="#00b050"/>
    </style:style>
    <style:style style:name="ConditionalStyle_5f_686" style:display-name="ConditionalStyle_686" style:family="table-cell" style:parent-style-name="Default">
      <style:table-cell-properties fo:background-color="#ffc000"/>
    </style:style>
    <style:style style:name="ConditionalStyle_5f_685" style:display-name="ConditionalStyle_685" style:family="table-cell" style:parent-style-name="Default">
      <style:table-cell-properties fo:background-color="#c00000"/>
    </style:style>
    <style:style style:name="ConditionalStyle_5f_684" style:display-name="ConditionalStyle_684" style:family="table-cell" style:parent-style-name="Default">
      <style:table-cell-properties fo:background-color="#00b050"/>
    </style:style>
    <style:style style:name="ConditionalStyle_5f_683" style:display-name="ConditionalStyle_683" style:family="table-cell" style:parent-style-name="Default">
      <style:table-cell-properties fo:background-color="#ffc000"/>
    </style:style>
    <style:style style:name="ConditionalStyle_5f_682" style:display-name="ConditionalStyle_682" style:family="table-cell" style:parent-style-name="Default">
      <style:table-cell-properties fo:background-color="#c00000"/>
    </style:style>
    <style:style style:name="ConditionalStyle_5f_681" style:display-name="ConditionalStyle_681" style:family="table-cell" style:parent-style-name="Default">
      <style:table-cell-properties fo:background-color="#00b050"/>
    </style:style>
    <style:style style:name="ConditionalStyle_5f_680" style:display-name="ConditionalStyle_680" style:family="table-cell" style:parent-style-name="Default">
      <style:table-cell-properties fo:background-color="#ffc000"/>
    </style:style>
    <style:style style:name="ConditionalStyle_5f_679" style:display-name="ConditionalStyle_679" style:family="table-cell" style:parent-style-name="Default">
      <style:table-cell-properties fo:background-color="#c00000"/>
    </style:style>
    <style:style style:name="ConditionalStyle_5f_678" style:display-name="ConditionalStyle_678" style:family="table-cell" style:parent-style-name="Default">
      <style:table-cell-properties fo:background-color="#00b050"/>
    </style:style>
    <style:style style:name="ConditionalStyle_5f_677" style:display-name="ConditionalStyle_677" style:family="table-cell" style:parent-style-name="Default">
      <style:table-cell-properties fo:background-color="#ffc000"/>
    </style:style>
    <style:style style:name="ConditionalStyle_5f_676" style:display-name="ConditionalStyle_676" style:family="table-cell" style:parent-style-name="Default">
      <style:table-cell-properties fo:background-color="#c00000"/>
    </style:style>
    <style:style style:name="ConditionalStyle_5f_675" style:display-name="ConditionalStyle_675" style:family="table-cell" style:parent-style-name="Default">
      <style:table-cell-properties fo:background-color="#00b050"/>
    </style:style>
    <style:style style:name="ConditionalStyle_5f_674" style:display-name="ConditionalStyle_674" style:family="table-cell" style:parent-style-name="Default">
      <style:table-cell-properties fo:background-color="#ffc000"/>
    </style:style>
    <style:style style:name="ConditionalStyle_5f_673" style:display-name="ConditionalStyle_673" style:family="table-cell" style:parent-style-name="Default">
      <style:table-cell-properties fo:background-color="#c00000"/>
    </style:style>
    <style:style style:name="ConditionalStyle_5f_672" style:display-name="ConditionalStyle_672" style:family="table-cell" style:parent-style-name="Default">
      <style:table-cell-properties fo:background-color="#00b050"/>
    </style:style>
    <style:style style:name="ConditionalStyle_5f_671" style:display-name="ConditionalStyle_671" style:family="table-cell" style:parent-style-name="Default">
      <style:table-cell-properties fo:background-color="#ffc000"/>
    </style:style>
    <style:style style:name="ConditionalStyle_5f_670" style:display-name="ConditionalStyle_670" style:family="table-cell" style:parent-style-name="Default">
      <style:table-cell-properties fo:background-color="#c00000"/>
    </style:style>
    <style:style style:name="ConditionalStyle_5f_669" style:display-name="ConditionalStyle_669" style:family="table-cell" style:parent-style-name="Default">
      <style:table-cell-properties fo:background-color="#00b050"/>
    </style:style>
    <style:style style:name="ConditionalStyle_5f_668" style:display-name="ConditionalStyle_668" style:family="table-cell" style:parent-style-name="Default">
      <style:table-cell-properties fo:background-color="#ffc000"/>
    </style:style>
    <style:style style:name="ConditionalStyle_5f_667" style:display-name="ConditionalStyle_667" style:family="table-cell" style:parent-style-name="Default">
      <style:table-cell-properties fo:background-color="#c00000"/>
    </style:style>
    <style:style style:name="ConditionalStyle_5f_666" style:display-name="ConditionalStyle_666" style:family="table-cell" style:parent-style-name="Default">
      <style:table-cell-properties fo:background-color="#00b050"/>
    </style:style>
    <style:style style:name="ConditionalStyle_5f_665" style:display-name="ConditionalStyle_665" style:family="table-cell" style:parent-style-name="Default">
      <style:table-cell-properties fo:background-color="#ffc000"/>
    </style:style>
    <style:style style:name="ConditionalStyle_5f_664" style:display-name="ConditionalStyle_664" style:family="table-cell" style:parent-style-name="Default">
      <style:table-cell-properties fo:background-color="#c00000"/>
    </style:style>
    <style:style style:name="ConditionalStyle_5f_663" style:display-name="ConditionalStyle_663" style:family="table-cell" style:parent-style-name="Default">
      <style:table-cell-properties fo:background-color="#00b050"/>
    </style:style>
    <style:style style:name="ConditionalStyle_5f_662" style:display-name="ConditionalStyle_662" style:family="table-cell" style:parent-style-name="Default">
      <style:table-cell-properties fo:background-color="#ffc000"/>
    </style:style>
    <style:style style:name="ConditionalStyle_5f_661" style:display-name="ConditionalStyle_661" style:family="table-cell" style:parent-style-name="Default">
      <style:table-cell-properties fo:background-color="#c00000"/>
    </style:style>
    <style:style style:name="ConditionalStyle_5f_660" style:display-name="ConditionalStyle_660" style:family="table-cell" style:parent-style-name="Default">
      <style:table-cell-properties fo:background-color="#00b050"/>
    </style:style>
    <style:style style:name="ConditionalStyle_5f_659" style:display-name="ConditionalStyle_659" style:family="table-cell" style:parent-style-name="Default">
      <style:table-cell-properties fo:background-color="#ffc000"/>
    </style:style>
    <style:style style:name="ConditionalStyle_5f_658" style:display-name="ConditionalStyle_658" style:family="table-cell" style:parent-style-name="Default">
      <style:table-cell-properties fo:background-color="#c00000"/>
    </style:style>
    <style:style style:name="ConditionalStyle_5f_657" style:display-name="ConditionalStyle_657" style:family="table-cell" style:parent-style-name="Default">
      <style:table-cell-properties fo:background-color="#00b050"/>
    </style:style>
    <style:style style:name="ConditionalStyle_5f_656" style:display-name="ConditionalStyle_656" style:family="table-cell" style:parent-style-name="Default">
      <style:table-cell-properties fo:background-color="#ffc000"/>
    </style:style>
    <style:style style:name="ConditionalStyle_5f_655" style:display-name="ConditionalStyle_655" style:family="table-cell" style:parent-style-name="Default">
      <style:table-cell-properties fo:background-color="#c00000"/>
    </style:style>
    <style:style style:name="ConditionalStyle_5f_654" style:display-name="ConditionalStyle_654" style:family="table-cell" style:parent-style-name="Default">
      <style:table-cell-properties fo:background-color="#00b050"/>
    </style:style>
    <style:style style:name="ConditionalStyle_5f_653" style:display-name="ConditionalStyle_653" style:family="table-cell" style:parent-style-name="Default">
      <style:table-cell-properties fo:background-color="#ffc000"/>
    </style:style>
    <style:style style:name="ConditionalStyle_5f_652" style:display-name="ConditionalStyle_652" style:family="table-cell" style:parent-style-name="Default">
      <style:table-cell-properties fo:background-color="#c00000"/>
    </style:style>
    <style:style style:name="ConditionalStyle_5f_651" style:display-name="ConditionalStyle_651" style:family="table-cell" style:parent-style-name="Default">
      <style:table-cell-properties fo:background-color="#00b050"/>
    </style:style>
    <style:style style:name="ConditionalStyle_5f_650" style:display-name="ConditionalStyle_650" style:family="table-cell" style:parent-style-name="Default">
      <style:table-cell-properties fo:background-color="#ffc000"/>
    </style:style>
    <style:style style:name="ConditionalStyle_5f_649" style:display-name="ConditionalStyle_649" style:family="table-cell" style:parent-style-name="Default">
      <style:table-cell-properties fo:background-color="#c00000"/>
    </style:style>
    <style:style style:name="ConditionalStyle_5f_648" style:display-name="ConditionalStyle_648" style:family="table-cell" style:parent-style-name="Default">
      <style:table-cell-properties fo:background-color="#00b050"/>
    </style:style>
    <style:style style:name="ConditionalStyle_5f_647" style:display-name="ConditionalStyle_647" style:family="table-cell" style:parent-style-name="Default">
      <style:table-cell-properties fo:background-color="#ffc000"/>
    </style:style>
    <style:style style:name="ConditionalStyle_5f_646" style:display-name="ConditionalStyle_646" style:family="table-cell" style:parent-style-name="Default">
      <style:table-cell-properties fo:background-color="#c00000"/>
    </style:style>
    <style:style style:name="ConditionalStyle_5f_645" style:display-name="ConditionalStyle_645" style:family="table-cell" style:parent-style-name="Default">
      <style:table-cell-properties fo:background-color="#00b050"/>
    </style:style>
    <style:style style:name="ConditionalStyle_5f_644" style:display-name="ConditionalStyle_644" style:family="table-cell" style:parent-style-name="Default">
      <style:table-cell-properties fo:background-color="#ffc000"/>
    </style:style>
    <style:style style:name="ConditionalStyle_5f_643" style:display-name="ConditionalStyle_643" style:family="table-cell" style:parent-style-name="Default">
      <style:table-cell-properties fo:background-color="#c00000"/>
    </style:style>
    <style:style style:name="ConditionalStyle_5f_642" style:display-name="ConditionalStyle_642" style:family="table-cell" style:parent-style-name="Default">
      <style:table-cell-properties fo:background-color="#00b050"/>
    </style:style>
    <style:style style:name="ConditionalStyle_5f_641" style:display-name="ConditionalStyle_641" style:family="table-cell" style:parent-style-name="Default">
      <style:table-cell-properties fo:background-color="#ffc000"/>
    </style:style>
    <style:style style:name="ConditionalStyle_5f_640" style:display-name="ConditionalStyle_640" style:family="table-cell" style:parent-style-name="Default">
      <style:table-cell-properties fo:background-color="#c00000"/>
    </style:style>
    <style:style style:name="ConditionalStyle_5f_639" style:display-name="ConditionalStyle_639" style:family="table-cell" style:parent-style-name="Default">
      <style:table-cell-properties fo:background-color="#00b050"/>
    </style:style>
    <style:style style:name="ConditionalStyle_5f_638" style:display-name="ConditionalStyle_638" style:family="table-cell" style:parent-style-name="Default">
      <style:table-cell-properties fo:background-color="#ffc000"/>
    </style:style>
    <style:style style:name="ConditionalStyle_5f_637" style:display-name="ConditionalStyle_637" style:family="table-cell" style:parent-style-name="Default">
      <style:table-cell-properties fo:background-color="#c00000"/>
    </style:style>
    <style:style style:name="ConditionalStyle_5f_636" style:display-name="ConditionalStyle_636" style:family="table-cell" style:parent-style-name="Default">
      <style:table-cell-properties fo:background-color="#00b050"/>
    </style:style>
    <style:style style:name="ConditionalStyle_5f_635" style:display-name="ConditionalStyle_635" style:family="table-cell" style:parent-style-name="Default">
      <style:table-cell-properties fo:background-color="#ffc000"/>
    </style:style>
    <style:style style:name="ConditionalStyle_5f_634" style:display-name="ConditionalStyle_634" style:family="table-cell" style:parent-style-name="Default">
      <style:table-cell-properties fo:background-color="#c00000"/>
    </style:style>
    <style:style style:name="ConditionalStyle_5f_633" style:display-name="ConditionalStyle_633" style:family="table-cell" style:parent-style-name="Default">
      <style:table-cell-properties fo:background-color="#00b050"/>
    </style:style>
    <style:style style:name="ConditionalStyle_5f_632" style:display-name="ConditionalStyle_632" style:family="table-cell" style:parent-style-name="Default">
      <style:table-cell-properties fo:background-color="#ffc000"/>
    </style:style>
    <style:style style:name="ConditionalStyle_5f_631" style:display-name="ConditionalStyle_631" style:family="table-cell" style:parent-style-name="Default">
      <style:table-cell-properties fo:background-color="#c00000"/>
    </style:style>
    <style:style style:name="ConditionalStyle_5f_630" style:display-name="ConditionalStyle_630" style:family="table-cell" style:parent-style-name="Default">
      <style:table-cell-properties fo:background-color="#00b050"/>
    </style:style>
    <style:style style:name="ConditionalStyle_5f_629" style:display-name="ConditionalStyle_629" style:family="table-cell" style:parent-style-name="Default">
      <style:table-cell-properties fo:background-color="#ffc000"/>
    </style:style>
    <style:style style:name="ConditionalStyle_5f_628" style:display-name="ConditionalStyle_628" style:family="table-cell" style:parent-style-name="Default">
      <style:table-cell-properties fo:background-color="#c00000"/>
    </style:style>
    <style:style style:name="ConditionalStyle_5f_627" style:display-name="ConditionalStyle_627" style:family="table-cell" style:parent-style-name="Default">
      <style:table-cell-properties fo:background-color="#00b050"/>
    </style:style>
    <style:style style:name="ConditionalStyle_5f_626" style:display-name="ConditionalStyle_626" style:family="table-cell" style:parent-style-name="Default">
      <style:table-cell-properties fo:background-color="#ffc000"/>
    </style:style>
    <style:style style:name="ConditionalStyle_5f_625" style:display-name="ConditionalStyle_625" style:family="table-cell" style:parent-style-name="Default">
      <style:table-cell-properties fo:background-color="#c00000"/>
    </style:style>
    <style:style style:name="ConditionalStyle_5f_624" style:display-name="ConditionalStyle_624" style:family="table-cell" style:parent-style-name="Default">
      <style:table-cell-properties fo:background-color="#00b050"/>
    </style:style>
    <style:style style:name="ConditionalStyle_5f_623" style:display-name="ConditionalStyle_623" style:family="table-cell" style:parent-style-name="Default">
      <style:table-cell-properties fo:background-color="#ffc000"/>
    </style:style>
    <style:style style:name="ConditionalStyle_5f_622" style:display-name="ConditionalStyle_622" style:family="table-cell" style:parent-style-name="Default">
      <style:table-cell-properties fo:background-color="#c00000"/>
    </style:style>
    <style:style style:name="ConditionalStyle_5f_621" style:display-name="ConditionalStyle_621" style:family="table-cell" style:parent-style-name="Default">
      <style:table-cell-properties fo:background-color="#00b050"/>
    </style:style>
    <style:style style:name="ConditionalStyle_5f_620" style:display-name="ConditionalStyle_620" style:family="table-cell" style:parent-style-name="Default">
      <style:table-cell-properties fo:background-color="#ffc000"/>
    </style:style>
    <style:style style:name="ConditionalStyle_5f_619" style:display-name="ConditionalStyle_619" style:family="table-cell" style:parent-style-name="Default">
      <style:table-cell-properties fo:background-color="#c00000"/>
    </style:style>
    <style:style style:name="ConditionalStyle_5f_618" style:display-name="ConditionalStyle_618" style:family="table-cell" style:parent-style-name="Default">
      <style:table-cell-properties fo:background-color="#00b050"/>
    </style:style>
    <style:style style:name="ConditionalStyle_5f_617" style:display-name="ConditionalStyle_617" style:family="table-cell" style:parent-style-name="Default">
      <style:table-cell-properties fo:background-color="#ffc000"/>
    </style:style>
    <style:style style:name="ConditionalStyle_5f_616" style:display-name="ConditionalStyle_616" style:family="table-cell" style:parent-style-name="Default">
      <style:table-cell-properties fo:background-color="#c00000"/>
    </style:style>
    <style:style style:name="ConditionalStyle_5f_615" style:display-name="ConditionalStyle_615" style:family="table-cell" style:parent-style-name="Default">
      <style:table-cell-properties fo:background-color="#00b050"/>
    </style:style>
    <style:style style:name="ConditionalStyle_5f_614" style:display-name="ConditionalStyle_614" style:family="table-cell" style:parent-style-name="Default">
      <style:table-cell-properties fo:background-color="#ffc000"/>
    </style:style>
    <style:style style:name="ConditionalStyle_5f_613" style:display-name="ConditionalStyle_613" style:family="table-cell" style:parent-style-name="Default">
      <style:table-cell-properties fo:background-color="#c00000"/>
    </style:style>
    <style:style style:name="ConditionalStyle_5f_612" style:display-name="ConditionalStyle_612" style:family="table-cell" style:parent-style-name="Default">
      <style:table-cell-properties fo:background-color="#00b050"/>
    </style:style>
    <style:style style:name="ConditionalStyle_5f_611" style:display-name="ConditionalStyle_611" style:family="table-cell" style:parent-style-name="Default">
      <style:table-cell-properties fo:background-color="#ffc000"/>
    </style:style>
    <style:style style:name="ConditionalStyle_5f_610" style:display-name="ConditionalStyle_610" style:family="table-cell" style:parent-style-name="Default">
      <style:table-cell-properties fo:background-color="#c00000"/>
    </style:style>
    <style:style style:name="ConditionalStyle_5f_609" style:display-name="ConditionalStyle_609" style:family="table-cell" style:parent-style-name="Default">
      <style:table-cell-properties fo:background-color="#00b050"/>
    </style:style>
    <style:style style:name="ConditionalStyle_5f_608" style:display-name="ConditionalStyle_608" style:family="table-cell" style:parent-style-name="Default">
      <style:table-cell-properties fo:background-color="#ffc000"/>
    </style:style>
    <style:style style:name="ConditionalStyle_5f_607" style:display-name="ConditionalStyle_607" style:family="table-cell" style:parent-style-name="Default">
      <style:table-cell-properties fo:background-color="#c00000"/>
    </style:style>
    <style:style style:name="ConditionalStyle_5f_606" style:display-name="ConditionalStyle_606" style:family="table-cell" style:parent-style-name="Default">
      <style:table-cell-properties fo:background-color="#00b050"/>
    </style:style>
    <style:style style:name="ConditionalStyle_5f_605" style:display-name="ConditionalStyle_605" style:family="table-cell" style:parent-style-name="Default">
      <style:table-cell-properties fo:background-color="#ffc000"/>
    </style:style>
    <style:style style:name="ConditionalStyle_5f_604" style:display-name="ConditionalStyle_604" style:family="table-cell" style:parent-style-name="Default">
      <style:table-cell-properties fo:background-color="#c00000"/>
    </style:style>
    <style:style style:name="ConditionalStyle_5f_603" style:display-name="ConditionalStyle_603" style:family="table-cell" style:parent-style-name="Default">
      <style:table-cell-properties fo:background-color="#00b050"/>
    </style:style>
    <style:style style:name="ConditionalStyle_5f_602" style:display-name="ConditionalStyle_602" style:family="table-cell" style:parent-style-name="Default">
      <style:table-cell-properties fo:background-color="#ffc000"/>
    </style:style>
    <style:style style:name="ConditionalStyle_5f_601" style:display-name="ConditionalStyle_601" style:family="table-cell" style:parent-style-name="Default">
      <style:table-cell-properties fo:background-color="#c00000"/>
    </style:style>
    <style:style style:name="ConditionalStyle_5f_600" style:display-name="ConditionalStyle_600" style:family="table-cell" style:parent-style-name="Default">
      <style:table-cell-properties fo:background-color="#00b050"/>
    </style:style>
    <style:style style:name="ConditionalStyle_5f_599" style:display-name="ConditionalStyle_599" style:family="table-cell" style:parent-style-name="Default">
      <style:table-cell-properties fo:background-color="#ffc000"/>
    </style:style>
    <style:style style:name="ConditionalStyle_5f_598" style:display-name="ConditionalStyle_598" style:family="table-cell" style:parent-style-name="Default">
      <style:table-cell-properties fo:background-color="#c00000"/>
    </style:style>
    <style:style style:name="ConditionalStyle_5f_597" style:display-name="ConditionalStyle_597" style:family="table-cell" style:parent-style-name="Default">
      <style:table-cell-properties fo:background-color="#00b050"/>
    </style:style>
    <style:style style:name="ConditionalStyle_5f_596" style:display-name="ConditionalStyle_596" style:family="table-cell" style:parent-style-name="Default">
      <style:table-cell-properties fo:background-color="#ffc000"/>
    </style:style>
    <style:style style:name="ConditionalStyle_5f_595" style:display-name="ConditionalStyle_595" style:family="table-cell" style:parent-style-name="Default">
      <style:table-cell-properties fo:background-color="#c00000"/>
    </style:style>
    <style:style style:name="ConditionalStyle_5f_594" style:display-name="ConditionalStyle_594" style:family="table-cell" style:parent-style-name="Default">
      <style:table-cell-properties fo:background-color="#00b050"/>
    </style:style>
    <style:style style:name="ConditionalStyle_5f_593" style:display-name="ConditionalStyle_593" style:family="table-cell" style:parent-style-name="Default">
      <style:table-cell-properties fo:background-color="#ffc000"/>
    </style:style>
    <style:style style:name="ConditionalStyle_5f_592" style:display-name="ConditionalStyle_592" style:family="table-cell" style:parent-style-name="Default">
      <style:table-cell-properties fo:background-color="#c00000"/>
    </style:style>
    <style:style style:name="ConditionalStyle_5f_591" style:display-name="ConditionalStyle_591" style:family="table-cell" style:parent-style-name="Default">
      <style:table-cell-properties fo:background-color="#00b050"/>
    </style:style>
    <style:style style:name="ConditionalStyle_5f_590" style:display-name="ConditionalStyle_590" style:family="table-cell" style:parent-style-name="Default">
      <style:table-cell-properties fo:background-color="#ffc000"/>
    </style:style>
    <style:style style:name="ConditionalStyle_5f_589" style:display-name="ConditionalStyle_589" style:family="table-cell" style:parent-style-name="Default">
      <style:table-cell-properties fo:background-color="#c00000"/>
    </style:style>
    <style:style style:name="ConditionalStyle_5f_588" style:display-name="ConditionalStyle_588" style:family="table-cell" style:parent-style-name="Default">
      <style:table-cell-properties fo:background-color="#00b050"/>
    </style:style>
    <style:style style:name="ConditionalStyle_5f_587" style:display-name="ConditionalStyle_587" style:family="table-cell" style:parent-style-name="Default">
      <style:table-cell-properties fo:background-color="#ffc000"/>
    </style:style>
    <style:style style:name="ConditionalStyle_5f_586" style:display-name="ConditionalStyle_586" style:family="table-cell" style:parent-style-name="Default">
      <style:table-cell-properties fo:background-color="#c00000"/>
    </style:style>
    <style:style style:name="ConditionalStyle_5f_585" style:display-name="ConditionalStyle_585" style:family="table-cell" style:parent-style-name="Default">
      <style:table-cell-properties fo:background-color="#00b050"/>
    </style:style>
    <style:style style:name="ConditionalStyle_5f_584" style:display-name="ConditionalStyle_584" style:family="table-cell" style:parent-style-name="Default">
      <style:table-cell-properties fo:background-color="#ffc000"/>
    </style:style>
    <style:style style:name="ConditionalStyle_5f_583" style:display-name="ConditionalStyle_583" style:family="table-cell" style:parent-style-name="Default">
      <style:table-cell-properties fo:background-color="#c00000"/>
    </style:style>
    <style:style style:name="ConditionalStyle_5f_582" style:display-name="ConditionalStyle_582" style:family="table-cell" style:parent-style-name="Default">
      <style:table-cell-properties fo:background-color="#00b050"/>
    </style:style>
    <style:style style:name="ConditionalStyle_5f_581" style:display-name="ConditionalStyle_581" style:family="table-cell" style:parent-style-name="Default">
      <style:table-cell-properties fo:background-color="#ffc000"/>
    </style:style>
    <style:style style:name="ConditionalStyle_5f_580" style:display-name="ConditionalStyle_580" style:family="table-cell" style:parent-style-name="Default">
      <style:table-cell-properties fo:background-color="#c00000"/>
    </style:style>
    <style:style style:name="ConditionalStyle_5f_579" style:display-name="ConditionalStyle_579" style:family="table-cell" style:parent-style-name="Default">
      <style:table-cell-properties fo:background-color="#00b050"/>
    </style:style>
    <style:style style:name="ConditionalStyle_5f_578" style:display-name="ConditionalStyle_578" style:family="table-cell" style:parent-style-name="Default">
      <style:table-cell-properties fo:background-color="#ffc000"/>
    </style:style>
    <style:style style:name="ConditionalStyle_5f_577" style:display-name="ConditionalStyle_577" style:family="table-cell" style:parent-style-name="Default">
      <style:table-cell-properties fo:background-color="#c00000"/>
    </style:style>
    <style:style style:name="ConditionalStyle_5f_576" style:display-name="ConditionalStyle_576" style:family="table-cell" style:parent-style-name="Default">
      <style:table-cell-properties fo:background-color="#00b050"/>
    </style:style>
    <style:style style:name="ConditionalStyle_5f_575" style:display-name="ConditionalStyle_575" style:family="table-cell" style:parent-style-name="Default">
      <style:table-cell-properties fo:background-color="#ffc000"/>
    </style:style>
    <style:style style:name="ConditionalStyle_5f_574" style:display-name="ConditionalStyle_574" style:family="table-cell" style:parent-style-name="Default">
      <style:table-cell-properties fo:background-color="#c00000"/>
    </style:style>
    <style:style style:name="ConditionalStyle_5f_573" style:display-name="ConditionalStyle_573" style:family="table-cell" style:parent-style-name="Default">
      <style:table-cell-properties fo:background-color="#00b050"/>
    </style:style>
    <style:style style:name="ConditionalStyle_5f_572" style:display-name="ConditionalStyle_572" style:family="table-cell" style:parent-style-name="Default">
      <style:table-cell-properties fo:background-color="#ffc000"/>
    </style:style>
    <style:style style:name="ConditionalStyle_5f_571" style:display-name="ConditionalStyle_571" style:family="table-cell" style:parent-style-name="Default">
      <style:table-cell-properties fo:background-color="#c00000"/>
    </style:style>
    <style:style style:name="ConditionalStyle_5f_570" style:display-name="ConditionalStyle_570" style:family="table-cell" style:parent-style-name="Default">
      <style:table-cell-properties fo:background-color="#00b050"/>
    </style:style>
    <style:style style:name="ConditionalStyle_5f_569" style:display-name="ConditionalStyle_569" style:family="table-cell" style:parent-style-name="Default">
      <style:table-cell-properties fo:background-color="#ffc000"/>
    </style:style>
    <style:style style:name="ConditionalStyle_5f_568" style:display-name="ConditionalStyle_568" style:family="table-cell" style:parent-style-name="Default">
      <style:table-cell-properties fo:background-color="#c00000"/>
    </style:style>
    <style:style style:name="ConditionalStyle_5f_567" style:display-name="ConditionalStyle_567" style:family="table-cell" style:parent-style-name="Default">
      <style:table-cell-properties fo:background-color="#00b050"/>
    </style:style>
    <style:style style:name="ConditionalStyle_5f_566" style:display-name="ConditionalStyle_566" style:family="table-cell" style:parent-style-name="Default">
      <style:table-cell-properties fo:background-color="#ffc000"/>
    </style:style>
    <style:style style:name="ConditionalStyle_5f_565" style:display-name="ConditionalStyle_565" style:family="table-cell" style:parent-style-name="Default">
      <style:table-cell-properties fo:background-color="#c00000"/>
    </style:style>
    <style:style style:name="ConditionalStyle_5f_564" style:display-name="ConditionalStyle_564" style:family="table-cell" style:parent-style-name="Default">
      <style:table-cell-properties fo:background-color="#00b050"/>
    </style:style>
    <style:style style:name="ConditionalStyle_5f_563" style:display-name="ConditionalStyle_563" style:family="table-cell" style:parent-style-name="Default">
      <style:table-cell-properties fo:background-color="#ffc000"/>
    </style:style>
    <style:style style:name="ConditionalStyle_5f_562" style:display-name="ConditionalStyle_562" style:family="table-cell" style:parent-style-name="Default">
      <style:table-cell-properties fo:background-color="#c00000"/>
    </style:style>
    <style:style style:name="ConditionalStyle_5f_561" style:display-name="ConditionalStyle_561" style:family="table-cell" style:parent-style-name="Default">
      <style:table-cell-properties fo:background-color="#00b050"/>
    </style:style>
    <style:style style:name="ConditionalStyle_5f_560" style:display-name="ConditionalStyle_560" style:family="table-cell" style:parent-style-name="Default">
      <style:table-cell-properties fo:background-color="#ffc000"/>
    </style:style>
    <style:style style:name="ConditionalStyle_5f_559" style:display-name="ConditionalStyle_559" style:family="table-cell" style:parent-style-name="Default">
      <style:table-cell-properties fo:background-color="#c00000"/>
    </style:style>
    <style:style style:name="ConditionalStyle_5f_558" style:display-name="ConditionalStyle_558" style:family="table-cell" style:parent-style-name="Default">
      <style:table-cell-properties fo:background-color="#00b050"/>
    </style:style>
    <style:style style:name="ConditionalStyle_5f_557" style:display-name="ConditionalStyle_557" style:family="table-cell" style:parent-style-name="Default">
      <style:table-cell-properties fo:background-color="#ffc000"/>
    </style:style>
    <style:style style:name="ConditionalStyle_5f_556" style:display-name="ConditionalStyle_556" style:family="table-cell" style:parent-style-name="Default">
      <style:table-cell-properties fo:background-color="#c00000"/>
    </style:style>
    <style:style style:name="ConditionalStyle_5f_555" style:display-name="ConditionalStyle_555" style:family="table-cell" style:parent-style-name="Default">
      <style:table-cell-properties fo:background-color="#00b050"/>
    </style:style>
    <style:style style:name="ConditionalStyle_5f_554" style:display-name="ConditionalStyle_554" style:family="table-cell" style:parent-style-name="Default">
      <style:table-cell-properties fo:background-color="#ffc000"/>
    </style:style>
    <style:style style:name="ConditionalStyle_5f_553" style:display-name="ConditionalStyle_553" style:family="table-cell" style:parent-style-name="Default">
      <style:table-cell-properties fo:background-color="#c00000"/>
    </style:style>
    <style:style style:name="ConditionalStyle_5f_552" style:display-name="ConditionalStyle_552" style:family="table-cell" style:parent-style-name="Default">
      <style:table-cell-properties fo:background-color="#00b050"/>
    </style:style>
    <style:style style:name="ConditionalStyle_5f_551" style:display-name="ConditionalStyle_551" style:family="table-cell" style:parent-style-name="Default">
      <style:table-cell-properties fo:background-color="#ffc000"/>
    </style:style>
    <style:style style:name="ConditionalStyle_5f_550" style:display-name="ConditionalStyle_550" style:family="table-cell" style:parent-style-name="Default">
      <style:table-cell-properties fo:background-color="#c00000"/>
    </style:style>
    <style:style style:name="ConditionalStyle_5f_549" style:display-name="ConditionalStyle_549" style:family="table-cell" style:parent-style-name="Default">
      <style:table-cell-properties fo:background-color="#00b050"/>
    </style:style>
    <style:style style:name="ConditionalStyle_5f_548" style:display-name="ConditionalStyle_548" style:family="table-cell" style:parent-style-name="Default">
      <style:table-cell-properties fo:background-color="#ffc000"/>
    </style:style>
    <style:style style:name="ConditionalStyle_5f_547" style:display-name="ConditionalStyle_547" style:family="table-cell" style:parent-style-name="Default">
      <style:table-cell-properties fo:background-color="#c00000"/>
    </style:style>
    <style:style style:name="ConditionalStyle_5f_546" style:display-name="ConditionalStyle_546" style:family="table-cell" style:parent-style-name="Default">
      <style:table-cell-properties fo:background-color="#00b050"/>
    </style:style>
    <style:style style:name="ConditionalStyle_5f_545" style:display-name="ConditionalStyle_545" style:family="table-cell" style:parent-style-name="Default">
      <style:table-cell-properties fo:background-color="#ffc000"/>
    </style:style>
    <style:style style:name="ConditionalStyle_5f_544" style:display-name="ConditionalStyle_544" style:family="table-cell" style:parent-style-name="Default">
      <style:table-cell-properties fo:background-color="#c00000"/>
    </style:style>
    <style:style style:name="ConditionalStyle_5f_543" style:display-name="ConditionalStyle_543" style:family="table-cell" style:parent-style-name="Default">
      <style:table-cell-properties fo:background-color="#00b050"/>
    </style:style>
    <style:style style:name="ConditionalStyle_5f_542" style:display-name="ConditionalStyle_542" style:family="table-cell" style:parent-style-name="Default">
      <style:table-cell-properties fo:background-color="#ffc000"/>
    </style:style>
    <style:style style:name="ConditionalStyle_5f_541" style:display-name="ConditionalStyle_541" style:family="table-cell" style:parent-style-name="Default">
      <style:table-cell-properties fo:background-color="#c00000"/>
    </style:style>
    <style:style style:name="ConditionalStyle_5f_540" style:display-name="ConditionalStyle_540" style:family="table-cell" style:parent-style-name="Default">
      <style:table-cell-properties fo:background-color="#00b050"/>
    </style:style>
    <style:style style:name="ConditionalStyle_5f_539" style:display-name="ConditionalStyle_539" style:family="table-cell" style:parent-style-name="Default">
      <style:table-cell-properties fo:background-color="#ffc000"/>
    </style:style>
    <style:style style:name="ConditionalStyle_5f_538" style:display-name="ConditionalStyle_538" style:family="table-cell" style:parent-style-name="Default">
      <style:table-cell-properties fo:background-color="#c00000"/>
    </style:style>
    <style:style style:name="ConditionalStyle_5f_537" style:display-name="ConditionalStyle_537" style:family="table-cell" style:parent-style-name="Default">
      <style:table-cell-properties fo:background-color="#00b050"/>
    </style:style>
    <style:style style:name="ConditionalStyle_5f_536" style:display-name="ConditionalStyle_536" style:family="table-cell" style:parent-style-name="Default">
      <style:table-cell-properties fo:background-color="#ffc000"/>
    </style:style>
    <style:style style:name="ConditionalStyle_5f_535" style:display-name="ConditionalStyle_535" style:family="table-cell" style:parent-style-name="Default">
      <style:table-cell-properties fo:background-color="#c00000"/>
    </style:style>
    <style:style style:name="ConditionalStyle_5f_534" style:display-name="ConditionalStyle_534" style:family="table-cell" style:parent-style-name="Default">
      <style:table-cell-properties fo:background-color="#00b050"/>
    </style:style>
    <style:style style:name="ConditionalStyle_5f_533" style:display-name="ConditionalStyle_533" style:family="table-cell" style:parent-style-name="Default">
      <style:table-cell-properties fo:background-color="#ffc000"/>
    </style:style>
    <style:style style:name="ConditionalStyle_5f_532" style:display-name="ConditionalStyle_532" style:family="table-cell" style:parent-style-name="Default">
      <style:table-cell-properties fo:background-color="#c00000"/>
    </style:style>
    <style:style style:name="ConditionalStyle_5f_531" style:display-name="ConditionalStyle_531" style:family="table-cell" style:parent-style-name="Default">
      <style:table-cell-properties fo:background-color="#00b050"/>
    </style:style>
    <style:style style:name="ConditionalStyle_5f_530" style:display-name="ConditionalStyle_530" style:family="table-cell" style:parent-style-name="Default">
      <style:table-cell-properties fo:background-color="#ffc000"/>
    </style:style>
    <style:style style:name="ConditionalStyle_5f_529" style:display-name="ConditionalStyle_529" style:family="table-cell" style:parent-style-name="Default">
      <style:table-cell-properties fo:background-color="#c00000"/>
    </style:style>
    <style:style style:name="ConditionalStyle_5f_528" style:display-name="ConditionalStyle_528" style:family="table-cell" style:parent-style-name="Default">
      <style:table-cell-properties fo:background-color="#00b050"/>
    </style:style>
    <style:style style:name="ConditionalStyle_5f_527" style:display-name="ConditionalStyle_527" style:family="table-cell" style:parent-style-name="Default">
      <style:table-cell-properties fo:background-color="#ffc000"/>
    </style:style>
    <style:style style:name="ConditionalStyle_5f_526" style:display-name="ConditionalStyle_526" style:family="table-cell" style:parent-style-name="Default">
      <style:table-cell-properties fo:background-color="#c00000"/>
    </style:style>
    <style:style style:name="ConditionalStyle_5f_525" style:display-name="ConditionalStyle_525" style:family="table-cell" style:parent-style-name="Default">
      <style:table-cell-properties fo:background-color="#00b050"/>
    </style:style>
    <style:style style:name="ConditionalStyle_5f_524" style:display-name="ConditionalStyle_524" style:family="table-cell" style:parent-style-name="Default">
      <style:table-cell-properties fo:background-color="#ffc000"/>
    </style:style>
    <style:style style:name="ConditionalStyle_5f_523" style:display-name="ConditionalStyle_523" style:family="table-cell" style:parent-style-name="Default">
      <style:table-cell-properties fo:background-color="#c00000"/>
    </style:style>
    <style:style style:name="ConditionalStyle_5f_522" style:display-name="ConditionalStyle_522" style:family="table-cell" style:parent-style-name="Default">
      <style:table-cell-properties fo:background-color="#00b050"/>
    </style:style>
    <style:style style:name="ConditionalStyle_5f_521" style:display-name="ConditionalStyle_521" style:family="table-cell" style:parent-style-name="Default">
      <style:table-cell-properties fo:background-color="#ffc000"/>
    </style:style>
    <style:style style:name="ConditionalStyle_5f_520" style:display-name="ConditionalStyle_520" style:family="table-cell" style:parent-style-name="Default">
      <style:table-cell-properties fo:background-color="#c00000"/>
    </style:style>
    <style:style style:name="ConditionalStyle_5f_519" style:display-name="ConditionalStyle_519" style:family="table-cell" style:parent-style-name="Default">
      <style:table-cell-properties fo:background-color="#00b050"/>
    </style:style>
    <style:style style:name="ConditionalStyle_5f_518" style:display-name="ConditionalStyle_518" style:family="table-cell" style:parent-style-name="Default">
      <style:table-cell-properties fo:background-color="#ffc000"/>
    </style:style>
    <style:style style:name="ConditionalStyle_5f_517" style:display-name="ConditionalStyle_517" style:family="table-cell" style:parent-style-name="Default">
      <style:table-cell-properties fo:background-color="#c00000"/>
    </style:style>
    <style:style style:name="ConditionalStyle_5f_516" style:display-name="ConditionalStyle_516" style:family="table-cell" style:parent-style-name="Default">
      <style:table-cell-properties fo:background-color="#00b050"/>
    </style:style>
    <style:style style:name="ConditionalStyle_5f_515" style:display-name="ConditionalStyle_515" style:family="table-cell" style:parent-style-name="Default">
      <style:table-cell-properties fo:background-color="#ffc000"/>
    </style:style>
    <style:style style:name="ConditionalStyle_5f_514" style:display-name="ConditionalStyle_514" style:family="table-cell" style:parent-style-name="Default">
      <style:table-cell-properties fo:background-color="#c00000"/>
    </style:style>
    <style:style style:name="ConditionalStyle_5f_513" style:display-name="ConditionalStyle_513" style:family="table-cell" style:parent-style-name="Default">
      <style:table-cell-properties fo:background-color="#00b050"/>
    </style:style>
    <style:style style:name="ConditionalStyle_5f_512" style:display-name="ConditionalStyle_512" style:family="table-cell" style:parent-style-name="Default">
      <style:table-cell-properties fo:background-color="#ffc000"/>
    </style:style>
    <style:style style:name="ConditionalStyle_5f_511" style:display-name="ConditionalStyle_511" style:family="table-cell" style:parent-style-name="Default">
      <style:table-cell-properties fo:background-color="#c00000"/>
    </style:style>
    <style:style style:name="ConditionalStyle_5f_510" style:display-name="ConditionalStyle_510" style:family="table-cell" style:parent-style-name="Default">
      <style:table-cell-properties fo:background-color="#00b050"/>
    </style:style>
    <style:style style:name="ConditionalStyle_5f_509" style:display-name="ConditionalStyle_509" style:family="table-cell" style:parent-style-name="Default">
      <style:table-cell-properties fo:background-color="#ffc000"/>
    </style:style>
    <style:style style:name="ConditionalStyle_5f_508" style:display-name="ConditionalStyle_508" style:family="table-cell" style:parent-style-name="Default">
      <style:table-cell-properties fo:background-color="#c00000"/>
    </style:style>
    <style:style style:name="ConditionalStyle_5f_507" style:display-name="ConditionalStyle_507" style:family="table-cell" style:parent-style-name="Default">
      <style:table-cell-properties fo:background-color="#00b050"/>
    </style:style>
    <style:style style:name="ConditionalStyle_5f_506" style:display-name="ConditionalStyle_506" style:family="table-cell" style:parent-style-name="Default">
      <style:table-cell-properties fo:background-color="#ffc000"/>
    </style:style>
    <style:style style:name="ConditionalStyle_5f_505" style:display-name="ConditionalStyle_505" style:family="table-cell" style:parent-style-name="Default">
      <style:table-cell-properties fo:background-color="#c00000"/>
    </style:style>
    <style:style style:name="ConditionalStyle_5f_504" style:display-name="ConditionalStyle_504" style:family="table-cell" style:parent-style-name="Default">
      <style:table-cell-properties fo:background-color="#00b050"/>
    </style:style>
    <style:style style:name="ConditionalStyle_5f_503" style:display-name="ConditionalStyle_503" style:family="table-cell" style:parent-style-name="Default">
      <style:table-cell-properties fo:background-color="#ffc000"/>
    </style:style>
    <style:style style:name="ConditionalStyle_5f_502" style:display-name="ConditionalStyle_502" style:family="table-cell" style:parent-style-name="Default">
      <style:table-cell-properties fo:background-color="#c00000"/>
    </style:style>
    <style:style style:name="ConditionalStyle_5f_501" style:display-name="ConditionalStyle_501" style:family="table-cell" style:parent-style-name="Default">
      <style:table-cell-properties fo:background-color="#00b050"/>
    </style:style>
    <style:style style:name="ConditionalStyle_5f_500" style:display-name="ConditionalStyle_500" style:family="table-cell" style:parent-style-name="Default">
      <style:table-cell-properties fo:background-color="#ffc000"/>
    </style:style>
    <style:style style:name="ConditionalStyle_5f_499" style:display-name="ConditionalStyle_499" style:family="table-cell" style:parent-style-name="Default">
      <style:table-cell-properties fo:background-color="#c00000"/>
    </style:style>
    <style:style style:name="ConditionalStyle_5f_498" style:display-name="ConditionalStyle_498" style:family="table-cell" style:parent-style-name="Default">
      <style:table-cell-properties fo:background-color="#00b050"/>
    </style:style>
    <style:style style:name="ConditionalStyle_5f_497" style:display-name="ConditionalStyle_497" style:family="table-cell" style:parent-style-name="Default">
      <style:table-cell-properties fo:background-color="#ffc000"/>
    </style:style>
    <style:style style:name="ConditionalStyle_5f_496" style:display-name="ConditionalStyle_496" style:family="table-cell" style:parent-style-name="Default">
      <style:table-cell-properties fo:background-color="#c00000"/>
    </style:style>
    <style:style style:name="ConditionalStyle_5f_495" style:display-name="ConditionalStyle_495" style:family="table-cell" style:parent-style-name="Default">
      <style:table-cell-properties fo:background-color="#00b050"/>
    </style:style>
    <style:style style:name="ConditionalStyle_5f_494" style:display-name="ConditionalStyle_494" style:family="table-cell" style:parent-style-name="Default">
      <style:table-cell-properties fo:background-color="#ffc000"/>
    </style:style>
    <style:style style:name="ConditionalStyle_5f_493" style:display-name="ConditionalStyle_493" style:family="table-cell" style:parent-style-name="Default">
      <style:table-cell-properties fo:background-color="#c00000"/>
    </style:style>
    <style:style style:name="ConditionalStyle_5f_492" style:display-name="ConditionalStyle_492" style:family="table-cell" style:parent-style-name="Default">
      <style:table-cell-properties fo:background-color="#00b050"/>
    </style:style>
    <style:style style:name="ConditionalStyle_5f_491" style:display-name="ConditionalStyle_491" style:family="table-cell" style:parent-style-name="Default">
      <style:table-cell-properties fo:background-color="#ffc000"/>
    </style:style>
    <style:style style:name="ConditionalStyle_5f_490" style:display-name="ConditionalStyle_490" style:family="table-cell" style:parent-style-name="Default">
      <style:table-cell-properties fo:background-color="#c00000"/>
    </style:style>
    <style:style style:name="ConditionalStyle_5f_489" style:display-name="ConditionalStyle_489" style:family="table-cell" style:parent-style-name="Default">
      <style:table-cell-properties fo:background-color="#00b050"/>
    </style:style>
    <style:style style:name="ConditionalStyle_5f_488" style:display-name="ConditionalStyle_488" style:family="table-cell" style:parent-style-name="Default">
      <style:table-cell-properties fo:background-color="#ffc000"/>
    </style:style>
    <style:style style:name="ConditionalStyle_5f_487" style:display-name="ConditionalStyle_487" style:family="table-cell" style:parent-style-name="Default">
      <style:table-cell-properties fo:background-color="#c00000"/>
    </style:style>
    <style:style style:name="ConditionalStyle_5f_486" style:display-name="ConditionalStyle_486" style:family="table-cell" style:parent-style-name="Default">
      <style:table-cell-properties fo:background-color="#00b050"/>
    </style:style>
    <style:style style:name="ConditionalStyle_5f_485" style:display-name="ConditionalStyle_485" style:family="table-cell" style:parent-style-name="Default">
      <style:table-cell-properties fo:background-color="#ffc000"/>
    </style:style>
    <style:style style:name="ConditionalStyle_5f_484" style:display-name="ConditionalStyle_484" style:family="table-cell" style:parent-style-name="Default">
      <style:table-cell-properties fo:background-color="#c00000"/>
    </style:style>
    <style:style style:name="ConditionalStyle_5f_483" style:display-name="ConditionalStyle_483" style:family="table-cell" style:parent-style-name="Default">
      <style:table-cell-properties fo:background-color="#00b050"/>
    </style:style>
    <style:style style:name="ConditionalStyle_5f_482" style:display-name="ConditionalStyle_482" style:family="table-cell" style:parent-style-name="Default">
      <style:table-cell-properties fo:background-color="#ffc000"/>
    </style:style>
    <style:style style:name="ConditionalStyle_5f_481" style:display-name="ConditionalStyle_481" style:family="table-cell" style:parent-style-name="Default">
      <style:table-cell-properties fo:background-color="#c00000"/>
    </style:style>
    <style:style style:name="ConditionalStyle_5f_480" style:display-name="ConditionalStyle_480" style:family="table-cell" style:parent-style-name="Default">
      <style:table-cell-properties fo:background-color="#00b050"/>
    </style:style>
    <style:style style:name="ConditionalStyle_5f_479" style:display-name="ConditionalStyle_479" style:family="table-cell" style:parent-style-name="Default">
      <style:table-cell-properties fo:background-color="#ffc000"/>
    </style:style>
    <style:style style:name="ConditionalStyle_5f_478" style:display-name="ConditionalStyle_478" style:family="table-cell" style:parent-style-name="Default">
      <style:table-cell-properties fo:background-color="#c00000"/>
    </style:style>
    <style:style style:name="ConditionalStyle_5f_477" style:display-name="ConditionalStyle_477" style:family="table-cell" style:parent-style-name="Default">
      <style:table-cell-properties fo:background-color="#00b050"/>
    </style:style>
    <style:style style:name="ConditionalStyle_5f_476" style:display-name="ConditionalStyle_476" style:family="table-cell" style:parent-style-name="Default">
      <style:table-cell-properties fo:background-color="#ffc000"/>
    </style:style>
    <style:style style:name="ConditionalStyle_5f_475" style:display-name="ConditionalStyle_475" style:family="table-cell" style:parent-style-name="Default">
      <style:table-cell-properties fo:background-color="#c00000"/>
    </style:style>
    <style:style style:name="ConditionalStyle_5f_474" style:display-name="ConditionalStyle_474" style:family="table-cell" style:parent-style-name="Default">
      <style:table-cell-properties fo:background-color="#00b050"/>
    </style:style>
    <style:style style:name="ConditionalStyle_5f_473" style:display-name="ConditionalStyle_473" style:family="table-cell" style:parent-style-name="Default">
      <style:table-cell-properties fo:background-color="#ffc000"/>
    </style:style>
    <style:style style:name="ConditionalStyle_5f_472" style:display-name="ConditionalStyle_472" style:family="table-cell" style:parent-style-name="Default">
      <style:table-cell-properties fo:background-color="#c00000"/>
    </style:style>
    <style:style style:name="ConditionalStyle_5f_471" style:display-name="ConditionalStyle_471" style:family="table-cell" style:parent-style-name="Default">
      <style:table-cell-properties fo:background-color="#00b050"/>
    </style:style>
    <style:style style:name="ConditionalStyle_5f_470" style:display-name="ConditionalStyle_470" style:family="table-cell" style:parent-style-name="Default">
      <style:table-cell-properties fo:background-color="#ffc000"/>
    </style:style>
    <style:style style:name="ConditionalStyle_5f_469" style:display-name="ConditionalStyle_469" style:family="table-cell" style:parent-style-name="Default">
      <style:table-cell-properties fo:background-color="#c00000"/>
    </style:style>
    <style:style style:name="ConditionalStyle_5f_468" style:display-name="ConditionalStyle_468" style:family="table-cell" style:parent-style-name="Default">
      <style:table-cell-properties fo:background-color="#00b050"/>
    </style:style>
    <style:style style:name="ConditionalStyle_5f_467" style:display-name="ConditionalStyle_467" style:family="table-cell" style:parent-style-name="Default">
      <style:table-cell-properties fo:background-color="#ffc000"/>
    </style:style>
    <style:style style:name="ConditionalStyle_5f_466" style:display-name="ConditionalStyle_466" style:family="table-cell" style:parent-style-name="Default">
      <style:table-cell-properties fo:background-color="#c00000"/>
    </style:style>
    <style:style style:name="ConditionalStyle_5f_465" style:display-name="ConditionalStyle_465" style:family="table-cell" style:parent-style-name="Default">
      <style:table-cell-properties fo:background-color="#00b050"/>
    </style:style>
    <style:style style:name="ConditionalStyle_5f_464" style:display-name="ConditionalStyle_464" style:family="table-cell" style:parent-style-name="Default">
      <style:table-cell-properties fo:background-color="#ffc000"/>
    </style:style>
    <style:style style:name="ConditionalStyle_5f_463" style:display-name="ConditionalStyle_463" style:family="table-cell" style:parent-style-name="Default">
      <style:table-cell-properties fo:background-color="#c00000"/>
    </style:style>
    <style:style style:name="ConditionalStyle_5f_462" style:display-name="ConditionalStyle_462" style:family="table-cell" style:parent-style-name="Default">
      <style:table-cell-properties fo:background-color="#00b050"/>
    </style:style>
    <style:style style:name="ConditionalStyle_5f_461" style:display-name="ConditionalStyle_461" style:family="table-cell" style:parent-style-name="Default">
      <style:table-cell-properties fo:background-color="#ffc000"/>
    </style:style>
    <style:style style:name="ConditionalStyle_5f_460" style:display-name="ConditionalStyle_460" style:family="table-cell" style:parent-style-name="Default">
      <style:table-cell-properties fo:background-color="#c00000"/>
    </style:style>
    <style:style style:name="ConditionalStyle_5f_459" style:display-name="ConditionalStyle_459" style:family="table-cell" style:parent-style-name="Default">
      <style:table-cell-properties fo:background-color="#00b050"/>
    </style:style>
    <style:style style:name="ConditionalStyle_5f_458" style:display-name="ConditionalStyle_458" style:family="table-cell" style:parent-style-name="Default">
      <style:table-cell-properties fo:background-color="#ffc000"/>
    </style:style>
    <style:style style:name="ConditionalStyle_5f_457" style:display-name="ConditionalStyle_457" style:family="table-cell" style:parent-style-name="Default">
      <style:table-cell-properties fo:background-color="#c00000"/>
    </style:style>
    <style:style style:name="ConditionalStyle_5f_456" style:display-name="ConditionalStyle_456" style:family="table-cell" style:parent-style-name="Default">
      <style:table-cell-properties fo:background-color="#00b050"/>
    </style:style>
    <style:style style:name="ConditionalStyle_5f_455" style:display-name="ConditionalStyle_455" style:family="table-cell" style:parent-style-name="Default">
      <style:table-cell-properties fo:background-color="#ffc000"/>
    </style:style>
    <style:style style:name="ConditionalStyle_5f_454" style:display-name="ConditionalStyle_454" style:family="table-cell" style:parent-style-name="Default">
      <style:table-cell-properties fo:background-color="#c00000"/>
    </style:style>
    <style:style style:name="ConditionalStyle_5f_453" style:display-name="ConditionalStyle_453" style:family="table-cell" style:parent-style-name="Default">
      <style:table-cell-properties fo:background-color="#00b050"/>
    </style:style>
    <style:style style:name="ConditionalStyle_5f_452" style:display-name="ConditionalStyle_452" style:family="table-cell" style:parent-style-name="Default">
      <style:table-cell-properties fo:background-color="#ffc000"/>
    </style:style>
    <style:style style:name="ConditionalStyle_5f_451" style:display-name="ConditionalStyle_451" style:family="table-cell" style:parent-style-name="Default">
      <style:table-cell-properties fo:background-color="#c00000"/>
    </style:style>
    <style:style style:name="ConditionalStyle_5f_450" style:display-name="ConditionalStyle_450" style:family="table-cell" style:parent-style-name="Default">
      <style:table-cell-properties fo:background-color="#00b050"/>
    </style:style>
    <style:style style:name="ConditionalStyle_5f_449" style:display-name="ConditionalStyle_449" style:family="table-cell" style:parent-style-name="Default">
      <style:table-cell-properties fo:background-color="#ffc000"/>
    </style:style>
    <style:style style:name="ConditionalStyle_5f_448" style:display-name="ConditionalStyle_448" style:family="table-cell" style:parent-style-name="Default">
      <style:table-cell-properties fo:background-color="#c00000"/>
    </style:style>
    <style:style style:name="ConditionalStyle_5f_447" style:display-name="ConditionalStyle_447" style:family="table-cell" style:parent-style-name="Default">
      <style:table-cell-properties fo:background-color="#00b050"/>
    </style:style>
    <style:style style:name="ConditionalStyle_5f_446" style:display-name="ConditionalStyle_446" style:family="table-cell" style:parent-style-name="Default">
      <style:table-cell-properties fo:background-color="#ffc000"/>
    </style:style>
    <style:style style:name="ConditionalStyle_5f_445" style:display-name="ConditionalStyle_445" style:family="table-cell" style:parent-style-name="Default">
      <style:table-cell-properties fo:background-color="#c00000"/>
    </style:style>
    <style:style style:name="ConditionalStyle_5f_444" style:display-name="ConditionalStyle_444" style:family="table-cell" style:parent-style-name="Default">
      <style:table-cell-properties fo:background-color="#00b050"/>
    </style:style>
    <style:style style:name="ConditionalStyle_5f_443" style:display-name="ConditionalStyle_443" style:family="table-cell" style:parent-style-name="Default">
      <style:table-cell-properties fo:background-color="#ffc000"/>
    </style:style>
    <style:style style:name="ConditionalStyle_5f_442" style:display-name="ConditionalStyle_442" style:family="table-cell" style:parent-style-name="Default">
      <style:table-cell-properties fo:background-color="#c00000"/>
    </style:style>
    <style:style style:name="ConditionalStyle_5f_441" style:display-name="ConditionalStyle_441" style:family="table-cell" style:parent-style-name="Default">
      <style:table-cell-properties fo:background-color="#00b050"/>
    </style:style>
    <style:style style:name="ConditionalStyle_5f_440" style:display-name="ConditionalStyle_440" style:family="table-cell" style:parent-style-name="Default">
      <style:table-cell-properties fo:background-color="#ffc000"/>
    </style:style>
    <style:style style:name="ConditionalStyle_5f_439" style:display-name="ConditionalStyle_439" style:family="table-cell" style:parent-style-name="Default">
      <style:table-cell-properties fo:background-color="#c00000"/>
    </style:style>
    <style:style style:name="ConditionalStyle_5f_438" style:display-name="ConditionalStyle_438" style:family="table-cell" style:parent-style-name="Default">
      <style:table-cell-properties fo:background-color="#00b050"/>
    </style:style>
    <style:style style:name="ConditionalStyle_5f_437" style:display-name="ConditionalStyle_437" style:family="table-cell" style:parent-style-name="Default">
      <style:table-cell-properties fo:background-color="#ffc000"/>
    </style:style>
    <style:style style:name="ConditionalStyle_5f_436" style:display-name="ConditionalStyle_436" style:family="table-cell" style:parent-style-name="Default">
      <style:table-cell-properties fo:background-color="#c00000"/>
    </style:style>
    <style:style style:name="ConditionalStyle_5f_435" style:display-name="ConditionalStyle_435" style:family="table-cell" style:parent-style-name="Default">
      <style:table-cell-properties fo:background-color="#00b050"/>
    </style:style>
    <style:style style:name="ConditionalStyle_5f_434" style:display-name="ConditionalStyle_434" style:family="table-cell" style:parent-style-name="Default">
      <style:table-cell-properties fo:background-color="#ffc000"/>
    </style:style>
    <style:style style:name="ConditionalStyle_5f_433" style:display-name="ConditionalStyle_433" style:family="table-cell" style:parent-style-name="Default">
      <style:table-cell-properties fo:background-color="#c00000"/>
    </style:style>
    <style:style style:name="ConditionalStyle_5f_432" style:display-name="ConditionalStyle_432" style:family="table-cell" style:parent-style-name="Default">
      <style:table-cell-properties fo:background-color="#00b050"/>
    </style:style>
    <style:style style:name="ConditionalStyle_5f_431" style:display-name="ConditionalStyle_431" style:family="table-cell" style:parent-style-name="Default">
      <style:table-cell-properties fo:background-color="#ffc000"/>
    </style:style>
    <style:style style:name="ConditionalStyle_5f_430" style:display-name="ConditionalStyle_430" style:family="table-cell" style:parent-style-name="Default">
      <style:table-cell-properties fo:background-color="#c00000"/>
    </style:style>
    <style:style style:name="ConditionalStyle_5f_429" style:display-name="ConditionalStyle_429" style:family="table-cell" style:parent-style-name="Default">
      <style:table-cell-properties fo:background-color="#00b050"/>
    </style:style>
    <style:style style:name="ConditionalStyle_5f_428" style:display-name="ConditionalStyle_428" style:family="table-cell" style:parent-style-name="Default">
      <style:table-cell-properties fo:background-color="#ffc000"/>
    </style:style>
    <style:style style:name="ConditionalStyle_5f_427" style:display-name="ConditionalStyle_427" style:family="table-cell" style:parent-style-name="Default">
      <style:table-cell-properties fo:background-color="#c00000"/>
    </style:style>
    <style:style style:name="ConditionalStyle_5f_426" style:display-name="ConditionalStyle_426" style:family="table-cell" style:parent-style-name="Default">
      <style:table-cell-properties fo:background-color="#00b050"/>
    </style:style>
    <style:style style:name="ConditionalStyle_5f_425" style:display-name="ConditionalStyle_425" style:family="table-cell" style:parent-style-name="Default">
      <style:table-cell-properties fo:background-color="#ffc000"/>
    </style:style>
    <style:style style:name="ConditionalStyle_5f_424" style:display-name="ConditionalStyle_424" style:family="table-cell" style:parent-style-name="Default">
      <style:table-cell-properties fo:background-color="#c00000"/>
    </style:style>
    <style:style style:name="ConditionalStyle_5f_423" style:display-name="ConditionalStyle_423" style:family="table-cell" style:parent-style-name="Default">
      <style:table-cell-properties fo:background-color="#00b050"/>
    </style:style>
    <style:style style:name="ConditionalStyle_5f_422" style:display-name="ConditionalStyle_422" style:family="table-cell" style:parent-style-name="Default">
      <style:table-cell-properties fo:background-color="#ffc000"/>
    </style:style>
    <style:style style:name="ConditionalStyle_5f_421" style:display-name="ConditionalStyle_421" style:family="table-cell" style:parent-style-name="Default">
      <style:table-cell-properties fo:background-color="#c00000"/>
    </style:style>
    <style:style style:name="ConditionalStyle_5f_420" style:display-name="ConditionalStyle_420" style:family="table-cell" style:parent-style-name="Default">
      <style:table-cell-properties fo:background-color="#00b050"/>
    </style:style>
    <style:style style:name="ConditionalStyle_5f_419" style:display-name="ConditionalStyle_419" style:family="table-cell" style:parent-style-name="Default">
      <style:table-cell-properties fo:background-color="#ffc000"/>
    </style:style>
    <style:style style:name="ConditionalStyle_5f_418" style:display-name="ConditionalStyle_418" style:family="table-cell" style:parent-style-name="Default">
      <style:table-cell-properties fo:background-color="#c00000"/>
    </style:style>
    <style:style style:name="ConditionalStyle_5f_417" style:display-name="ConditionalStyle_417" style:family="table-cell" style:parent-style-name="Default">
      <style:table-cell-properties fo:background-color="#00b050"/>
    </style:style>
    <style:style style:name="ConditionalStyle_5f_416" style:display-name="ConditionalStyle_416" style:family="table-cell" style:parent-style-name="Default">
      <style:table-cell-properties fo:background-color="#ffc000"/>
    </style:style>
    <style:style style:name="ConditionalStyle_5f_415" style:display-name="ConditionalStyle_415" style:family="table-cell" style:parent-style-name="Default">
      <style:table-cell-properties fo:background-color="#c00000"/>
    </style:style>
    <style:style style:name="ConditionalStyle_5f_414" style:display-name="ConditionalStyle_414" style:family="table-cell" style:parent-style-name="Default">
      <style:table-cell-properties fo:background-color="#00b050"/>
    </style:style>
    <style:style style:name="ConditionalStyle_5f_413" style:display-name="ConditionalStyle_413" style:family="table-cell" style:parent-style-name="Default">
      <style:table-cell-properties fo:background-color="#ffc000"/>
    </style:style>
    <style:style style:name="ConditionalStyle_5f_412" style:display-name="ConditionalStyle_412" style:family="table-cell" style:parent-style-name="Default">
      <style:table-cell-properties fo:background-color="#c00000"/>
    </style:style>
    <style:style style:name="ConditionalStyle_5f_411" style:display-name="ConditionalStyle_411" style:family="table-cell" style:parent-style-name="Default">
      <style:table-cell-properties fo:background-color="#00b050"/>
    </style:style>
    <style:style style:name="ConditionalStyle_5f_410" style:display-name="ConditionalStyle_410" style:family="table-cell" style:parent-style-name="Default">
      <style:table-cell-properties fo:background-color="#ffc000"/>
    </style:style>
    <style:style style:name="ConditionalStyle_5f_409" style:display-name="ConditionalStyle_409" style:family="table-cell" style:parent-style-name="Default">
      <style:table-cell-properties fo:background-color="#c00000"/>
    </style:style>
    <style:style style:name="ConditionalStyle_5f_408" style:display-name="ConditionalStyle_408" style:family="table-cell" style:parent-style-name="Default">
      <style:table-cell-properties fo:background-color="#00b050"/>
    </style:style>
    <style:style style:name="ConditionalStyle_5f_407" style:display-name="ConditionalStyle_407" style:family="table-cell" style:parent-style-name="Default">
      <style:table-cell-properties fo:background-color="#ffc000"/>
    </style:style>
    <style:style style:name="ConditionalStyle_5f_406" style:display-name="ConditionalStyle_406" style:family="table-cell" style:parent-style-name="Default">
      <style:table-cell-properties fo:background-color="#c00000"/>
    </style:style>
    <style:style style:name="ConditionalStyle_5f_405" style:display-name="ConditionalStyle_405" style:family="table-cell" style:parent-style-name="Default">
      <style:table-cell-properties fo:background-color="#00b050"/>
    </style:style>
    <style:style style:name="ConditionalStyle_5f_404" style:display-name="ConditionalStyle_404" style:family="table-cell" style:parent-style-name="Default">
      <style:table-cell-properties fo:background-color="#ffc000"/>
    </style:style>
    <style:style style:name="ConditionalStyle_5f_403" style:display-name="ConditionalStyle_403" style:family="table-cell" style:parent-style-name="Default">
      <style:table-cell-properties fo:background-color="#c00000"/>
    </style:style>
    <style:style style:name="ConditionalStyle_5f_402" style:display-name="ConditionalStyle_402" style:family="table-cell" style:parent-style-name="Default">
      <style:table-cell-properties fo:background-color="#00b050"/>
    </style:style>
    <style:style style:name="ConditionalStyle_5f_401" style:display-name="ConditionalStyle_401" style:family="table-cell" style:parent-style-name="Default">
      <style:table-cell-properties fo:background-color="#ffc000"/>
    </style:style>
    <style:style style:name="ConditionalStyle_5f_400" style:display-name="ConditionalStyle_400" style:family="table-cell" style:parent-style-name="Default">
      <style:table-cell-properties fo:background-color="#c00000"/>
    </style:style>
    <style:style style:name="ConditionalStyle_5f_399" style:display-name="ConditionalStyle_399" style:family="table-cell" style:parent-style-name="Default">
      <style:table-cell-properties fo:background-color="#00b050"/>
    </style:style>
    <style:style style:name="ConditionalStyle_5f_398" style:display-name="ConditionalStyle_398" style:family="table-cell" style:parent-style-name="Default">
      <style:table-cell-properties fo:background-color="#ffc000"/>
    </style:style>
    <style:style style:name="ConditionalStyle_5f_397" style:display-name="ConditionalStyle_397" style:family="table-cell" style:parent-style-name="Default">
      <style:table-cell-properties fo:background-color="#c00000"/>
    </style:style>
    <style:style style:name="ConditionalStyle_5f_396" style:display-name="ConditionalStyle_396" style:family="table-cell" style:parent-style-name="Default">
      <style:table-cell-properties fo:background-color="#00b050"/>
    </style:style>
    <style:style style:name="ConditionalStyle_5f_395" style:display-name="ConditionalStyle_395" style:family="table-cell" style:parent-style-name="Default">
      <style:table-cell-properties fo:background-color="#ffc000"/>
    </style:style>
    <style:style style:name="ConditionalStyle_5f_394" style:display-name="ConditionalStyle_394" style:family="table-cell" style:parent-style-name="Default">
      <style:table-cell-properties fo:background-color="#c00000"/>
    </style:style>
    <style:style style:name="ConditionalStyle_5f_393" style:display-name="ConditionalStyle_393" style:family="table-cell" style:parent-style-name="Default">
      <style:table-cell-properties fo:background-color="#00b050"/>
    </style:style>
    <style:style style:name="ConditionalStyle_5f_392" style:display-name="ConditionalStyle_392" style:family="table-cell" style:parent-style-name="Default">
      <style:table-cell-properties fo:background-color="#ffc000"/>
    </style:style>
    <style:style style:name="ConditionalStyle_5f_391" style:display-name="ConditionalStyle_391" style:family="table-cell" style:parent-style-name="Default">
      <style:table-cell-properties fo:background-color="#c00000"/>
    </style:style>
    <style:style style:name="ConditionalStyle_5f_390" style:display-name="ConditionalStyle_390" style:family="table-cell" style:parent-style-name="Default">
      <style:table-cell-properties fo:background-color="#00b050"/>
    </style:style>
    <style:style style:name="ConditionalStyle_5f_389" style:display-name="ConditionalStyle_389" style:family="table-cell" style:parent-style-name="Default">
      <style:table-cell-properties fo:background-color="#ffc000"/>
    </style:style>
    <style:style style:name="ConditionalStyle_5f_388" style:display-name="ConditionalStyle_388" style:family="table-cell" style:parent-style-name="Default">
      <style:table-cell-properties fo:background-color="#c00000"/>
    </style:style>
    <style:style style:name="ConditionalStyle_5f_387" style:display-name="ConditionalStyle_387" style:family="table-cell" style:parent-style-name="Default">
      <style:table-cell-properties fo:background-color="#00b050"/>
    </style:style>
    <style:style style:name="ConditionalStyle_5f_386" style:display-name="ConditionalStyle_386" style:family="table-cell" style:parent-style-name="Default">
      <style:table-cell-properties fo:background-color="#ffc000"/>
    </style:style>
    <style:style style:name="ConditionalStyle_5f_385" style:display-name="ConditionalStyle_385" style:family="table-cell" style:parent-style-name="Default">
      <style:table-cell-properties fo:background-color="#c00000"/>
    </style:style>
    <style:style style:name="ConditionalStyle_5f_384" style:display-name="ConditionalStyle_384" style:family="table-cell" style:parent-style-name="Default">
      <style:table-cell-properties fo:background-color="#00b050"/>
    </style:style>
    <style:style style:name="ConditionalStyle_5f_383" style:display-name="ConditionalStyle_383" style:family="table-cell" style:parent-style-name="Default">
      <style:table-cell-properties fo:background-color="#ffc000"/>
    </style:style>
    <style:style style:name="ConditionalStyle_5f_382" style:display-name="ConditionalStyle_382" style:family="table-cell" style:parent-style-name="Default">
      <style:table-cell-properties fo:background-color="#c00000"/>
    </style:style>
    <style:style style:name="ConditionalStyle_5f_381" style:display-name="ConditionalStyle_381" style:family="table-cell" style:parent-style-name="Default">
      <style:table-cell-properties fo:background-color="#00b050"/>
    </style:style>
    <style:style style:name="ConditionalStyle_5f_380" style:display-name="ConditionalStyle_380" style:family="table-cell" style:parent-style-name="Default">
      <style:table-cell-properties fo:background-color="#ffc000"/>
    </style:style>
    <style:style style:name="ConditionalStyle_5f_379" style:display-name="ConditionalStyle_379" style:family="table-cell" style:parent-style-name="Default">
      <style:table-cell-properties fo:background-color="#c00000"/>
    </style:style>
    <style:style style:name="ConditionalStyle_5f_378" style:display-name="ConditionalStyle_378" style:family="table-cell" style:parent-style-name="Default">
      <style:table-cell-properties fo:background-color="#00b050"/>
    </style:style>
    <style:style style:name="ConditionalStyle_5f_377" style:display-name="ConditionalStyle_377" style:family="table-cell" style:parent-style-name="Default">
      <style:table-cell-properties fo:background-color="#ffc000"/>
    </style:style>
    <style:style style:name="ConditionalStyle_5f_376" style:display-name="ConditionalStyle_376" style:family="table-cell" style:parent-style-name="Default">
      <style:table-cell-properties fo:background-color="#c00000"/>
    </style:style>
    <style:style style:name="ConditionalStyle_5f_375" style:display-name="ConditionalStyle_375" style:family="table-cell" style:parent-style-name="Default">
      <style:table-cell-properties fo:background-color="#00b050"/>
    </style:style>
    <style:style style:name="ConditionalStyle_5f_374" style:display-name="ConditionalStyle_374" style:family="table-cell" style:parent-style-name="Default">
      <style:table-cell-properties fo:background-color="#ffc000"/>
    </style:style>
    <style:style style:name="ConditionalStyle_5f_373" style:display-name="ConditionalStyle_373" style:family="table-cell" style:parent-style-name="Default">
      <style:table-cell-properties fo:background-color="#c00000"/>
    </style:style>
    <style:style style:name="ConditionalStyle_5f_372" style:display-name="ConditionalStyle_372" style:family="table-cell" style:parent-style-name="Default">
      <style:table-cell-properties fo:background-color="#00b050"/>
    </style:style>
    <style:style style:name="ConditionalStyle_5f_371" style:display-name="ConditionalStyle_371" style:family="table-cell" style:parent-style-name="Default">
      <style:table-cell-properties fo:background-color="#ffc000"/>
    </style:style>
    <style:style style:name="ConditionalStyle_5f_370" style:display-name="ConditionalStyle_370" style:family="table-cell" style:parent-style-name="Default">
      <style:table-cell-properties fo:background-color="#c00000"/>
    </style:style>
    <style:style style:name="ConditionalStyle_5f_369" style:display-name="ConditionalStyle_369" style:family="table-cell" style:parent-style-name="Default">
      <style:table-cell-properties fo:background-color="#00b050"/>
    </style:style>
    <style:style style:name="ConditionalStyle_5f_368" style:display-name="ConditionalStyle_368" style:family="table-cell" style:parent-style-name="Default">
      <style:table-cell-properties fo:background-color="#ffc000"/>
    </style:style>
    <style:style style:name="ConditionalStyle_5f_367" style:display-name="ConditionalStyle_367" style:family="table-cell" style:parent-style-name="Default">
      <style:table-cell-properties fo:background-color="#c00000"/>
    </style:style>
    <style:style style:name="ConditionalStyle_5f_366" style:display-name="ConditionalStyle_366" style:family="table-cell" style:parent-style-name="Default">
      <style:table-cell-properties fo:background-color="#00b050"/>
    </style:style>
    <style:style style:name="ConditionalStyle_5f_365" style:display-name="ConditionalStyle_365" style:family="table-cell" style:parent-style-name="Default">
      <style:table-cell-properties fo:background-color="#ffc000"/>
    </style:style>
    <style:style style:name="ConditionalStyle_5f_364" style:display-name="ConditionalStyle_364" style:family="table-cell" style:parent-style-name="Default">
      <style:table-cell-properties fo:background-color="#c00000"/>
    </style:style>
    <style:style style:name="ConditionalStyle_5f_363" style:display-name="ConditionalStyle_363" style:family="table-cell" style:parent-style-name="Default">
      <style:table-cell-properties fo:background-color="#00b050"/>
    </style:style>
    <style:style style:name="ConditionalStyle_5f_362" style:display-name="ConditionalStyle_362" style:family="table-cell" style:parent-style-name="Default">
      <style:table-cell-properties fo:background-color="#ffc000"/>
    </style:style>
    <style:style style:name="ConditionalStyle_5f_361" style:display-name="ConditionalStyle_361" style:family="table-cell" style:parent-style-name="Default">
      <style:table-cell-properties fo:background-color="#c00000"/>
    </style:style>
    <style:style style:name="ConditionalStyle_5f_360" style:display-name="ConditionalStyle_360" style:family="table-cell" style:parent-style-name="Default">
      <style:table-cell-properties fo:background-color="#00b050"/>
    </style:style>
    <style:style style:name="ConditionalStyle_5f_359" style:display-name="ConditionalStyle_359" style:family="table-cell" style:parent-style-name="Default">
      <style:table-cell-properties fo:background-color="#ffc000"/>
    </style:style>
    <style:style style:name="ConditionalStyle_5f_358" style:display-name="ConditionalStyle_358" style:family="table-cell" style:parent-style-name="Default">
      <style:table-cell-properties fo:background-color="#c00000"/>
    </style:style>
    <style:style style:name="ConditionalStyle_5f_357" style:display-name="ConditionalStyle_357" style:family="table-cell" style:parent-style-name="Default">
      <style:table-cell-properties fo:background-color="#00b050"/>
    </style:style>
    <style:style style:name="ConditionalStyle_5f_356" style:display-name="ConditionalStyle_356" style:family="table-cell" style:parent-style-name="Default">
      <style:table-cell-properties fo:background-color="#ffc000"/>
    </style:style>
    <style:style style:name="ConditionalStyle_5f_355" style:display-name="ConditionalStyle_355" style:family="table-cell" style:parent-style-name="Default">
      <style:table-cell-properties fo:background-color="#c00000"/>
    </style:style>
    <style:style style:name="ConditionalStyle_5f_354" style:display-name="ConditionalStyle_354" style:family="table-cell" style:parent-style-name="Default">
      <style:table-cell-properties fo:background-color="#00b050"/>
    </style:style>
    <style:style style:name="ConditionalStyle_5f_353" style:display-name="ConditionalStyle_353" style:family="table-cell" style:parent-style-name="Default">
      <style:table-cell-properties fo:background-color="#ffc000"/>
    </style:style>
    <style:style style:name="ConditionalStyle_5f_352" style:display-name="ConditionalStyle_352" style:family="table-cell" style:parent-style-name="Default">
      <style:table-cell-properties fo:background-color="#c00000"/>
    </style:style>
    <style:style style:name="ConditionalStyle_5f_351" style:display-name="ConditionalStyle_351" style:family="table-cell" style:parent-style-name="Default">
      <style:table-cell-properties fo:background-color="#00b050"/>
    </style:style>
    <style:style style:name="ConditionalStyle_5f_350" style:display-name="ConditionalStyle_350" style:family="table-cell" style:parent-style-name="Default">
      <style:table-cell-properties fo:background-color="#ffc000"/>
    </style:style>
    <style:style style:name="ConditionalStyle_5f_349" style:display-name="ConditionalStyle_349" style:family="table-cell" style:parent-style-name="Default">
      <style:table-cell-properties fo:background-color="#c00000"/>
    </style:style>
    <style:style style:name="ConditionalStyle_5f_348" style:display-name="ConditionalStyle_348" style:family="table-cell" style:parent-style-name="Default">
      <style:table-cell-properties fo:background-color="#00b050"/>
    </style:style>
    <style:style style:name="ConditionalStyle_5f_347" style:display-name="ConditionalStyle_347" style:family="table-cell" style:parent-style-name="Default">
      <style:table-cell-properties fo:background-color="#ffc000"/>
    </style:style>
    <style:style style:name="ConditionalStyle_5f_346" style:display-name="ConditionalStyle_346" style:family="table-cell" style:parent-style-name="Default">
      <style:table-cell-properties fo:background-color="#c00000"/>
    </style:style>
    <style:style style:name="ConditionalStyle_5f_345" style:display-name="ConditionalStyle_345" style:family="table-cell" style:parent-style-name="Default">
      <style:table-cell-properties fo:background-color="#00b050"/>
    </style:style>
    <style:style style:name="ConditionalStyle_5f_344" style:display-name="ConditionalStyle_344" style:family="table-cell" style:parent-style-name="Default">
      <style:table-cell-properties fo:background-color="#ffc000"/>
    </style:style>
    <style:style style:name="ConditionalStyle_5f_343" style:display-name="ConditionalStyle_343" style:family="table-cell" style:parent-style-name="Default">
      <style:table-cell-properties fo:background-color="#c00000"/>
    </style:style>
    <style:style style:name="ConditionalStyle_5f_342" style:display-name="ConditionalStyle_342" style:family="table-cell" style:parent-style-name="Default">
      <style:table-cell-properties fo:background-color="#00b050"/>
    </style:style>
    <style:style style:name="ConditionalStyle_5f_341" style:display-name="ConditionalStyle_341" style:family="table-cell" style:parent-style-name="Default">
      <style:table-cell-properties fo:background-color="#ffc000"/>
    </style:style>
    <style:style style:name="ConditionalStyle_5f_340" style:display-name="ConditionalStyle_340" style:family="table-cell" style:parent-style-name="Default">
      <style:table-cell-properties fo:background-color="#c00000"/>
    </style:style>
    <style:style style:name="ConditionalStyle_5f_339" style:display-name="ConditionalStyle_339" style:family="table-cell" style:parent-style-name="Default">
      <style:table-cell-properties fo:background-color="#00b050"/>
    </style:style>
    <style:style style:name="ConditionalStyle_5f_338" style:display-name="ConditionalStyle_338" style:family="table-cell" style:parent-style-name="Default">
      <style:table-cell-properties fo:background-color="#ffc000"/>
    </style:style>
    <style:style style:name="ConditionalStyle_5f_337" style:display-name="ConditionalStyle_337" style:family="table-cell" style:parent-style-name="Default">
      <style:table-cell-properties fo:background-color="#c00000"/>
    </style:style>
    <style:style style:name="ConditionalStyle_5f_336" style:display-name="ConditionalStyle_336" style:family="table-cell" style:parent-style-name="Default">
      <style:table-cell-properties fo:background-color="#00b050"/>
    </style:style>
    <style:style style:name="ConditionalStyle_5f_335" style:display-name="ConditionalStyle_335" style:family="table-cell" style:parent-style-name="Default">
      <style:table-cell-properties fo:background-color="#ffc000"/>
    </style:style>
    <style:style style:name="ConditionalStyle_5f_334" style:display-name="ConditionalStyle_334" style:family="table-cell" style:parent-style-name="Default">
      <style:table-cell-properties fo:background-color="#c00000"/>
    </style:style>
    <style:style style:name="ConditionalStyle_5f_333" style:display-name="ConditionalStyle_333" style:family="table-cell" style:parent-style-name="Default">
      <style:table-cell-properties fo:background-color="#00b050"/>
    </style:style>
    <style:style style:name="ConditionalStyle_5f_332" style:display-name="ConditionalStyle_332" style:family="table-cell" style:parent-style-name="Default">
      <style:table-cell-properties fo:background-color="#ffc000"/>
    </style:style>
    <style:style style:name="ConditionalStyle_5f_331" style:display-name="ConditionalStyle_331" style:family="table-cell" style:parent-style-name="Default">
      <style:table-cell-properties fo:background-color="#c00000"/>
    </style:style>
    <style:style style:name="ConditionalStyle_5f_330" style:display-name="ConditionalStyle_330" style:family="table-cell" style:parent-style-name="Default">
      <style:table-cell-properties fo:background-color="#00b050"/>
    </style:style>
    <style:style style:name="ConditionalStyle_5f_329" style:display-name="ConditionalStyle_329" style:family="table-cell" style:parent-style-name="Default">
      <style:table-cell-properties fo:background-color="#ffc000"/>
    </style:style>
    <style:style style:name="ConditionalStyle_5f_328" style:display-name="ConditionalStyle_328" style:family="table-cell" style:parent-style-name="Default">
      <style:table-cell-properties fo:background-color="#c00000"/>
    </style:style>
    <style:style style:name="ConditionalStyle_5f_327" style:display-name="ConditionalStyle_327" style:family="table-cell" style:parent-style-name="Default">
      <style:table-cell-properties fo:background-color="#00b050"/>
    </style:style>
    <style:style style:name="ConditionalStyle_5f_326" style:display-name="ConditionalStyle_326" style:family="table-cell" style:parent-style-name="Default">
      <style:table-cell-properties fo:background-color="#ffc000"/>
    </style:style>
    <style:style style:name="ConditionalStyle_5f_325" style:display-name="ConditionalStyle_325" style:family="table-cell" style:parent-style-name="Default">
      <style:table-cell-properties fo:background-color="#c00000"/>
    </style:style>
    <style:style style:name="ConditionalStyle_5f_324" style:display-name="ConditionalStyle_324" style:family="table-cell" style:parent-style-name="Default">
      <style:table-cell-properties fo:background-color="#00b050"/>
    </style:style>
    <style:style style:name="ConditionalStyle_5f_323" style:display-name="ConditionalStyle_323" style:family="table-cell" style:parent-style-name="Default">
      <style:table-cell-properties fo:background-color="#ffc000"/>
    </style:style>
    <style:style style:name="ConditionalStyle_5f_322" style:display-name="ConditionalStyle_322" style:family="table-cell" style:parent-style-name="Default">
      <style:table-cell-properties fo:background-color="#c00000"/>
    </style:style>
    <style:style style:name="ConditionalStyle_5f_321" style:display-name="ConditionalStyle_321" style:family="table-cell" style:parent-style-name="Default">
      <style:table-cell-properties fo:background-color="#00b050"/>
    </style:style>
    <style:style style:name="ConditionalStyle_5f_320" style:display-name="ConditionalStyle_320" style:family="table-cell" style:parent-style-name="Default">
      <style:table-cell-properties fo:background-color="#ffc000"/>
    </style:style>
    <style:style style:name="ConditionalStyle_5f_319" style:display-name="ConditionalStyle_319" style:family="table-cell" style:parent-style-name="Default">
      <style:table-cell-properties fo:background-color="#c00000"/>
    </style:style>
    <style:style style:name="ConditionalStyle_5f_318" style:display-name="ConditionalStyle_318" style:family="table-cell" style:parent-style-name="Default">
      <style:table-cell-properties fo:background-color="#00b050"/>
    </style:style>
    <style:style style:name="ConditionalStyle_5f_317" style:display-name="ConditionalStyle_317" style:family="table-cell" style:parent-style-name="Default">
      <style:table-cell-properties fo:background-color="#ffc000"/>
    </style:style>
    <style:style style:name="ConditionalStyle_5f_316" style:display-name="ConditionalStyle_316" style:family="table-cell" style:parent-style-name="Default">
      <style:table-cell-properties fo:background-color="#c00000"/>
    </style:style>
    <style:style style:name="ConditionalStyle_5f_315" style:display-name="ConditionalStyle_315" style:family="table-cell" style:parent-style-name="Default">
      <style:table-cell-properties fo:background-color="#00b050"/>
    </style:style>
    <style:style style:name="ConditionalStyle_5f_314" style:display-name="ConditionalStyle_314" style:family="table-cell" style:parent-style-name="Default">
      <style:table-cell-properties fo:background-color="#ffc000"/>
    </style:style>
    <style:style style:name="ConditionalStyle_5f_313" style:display-name="ConditionalStyle_313" style:family="table-cell" style:parent-style-name="Default">
      <style:table-cell-properties fo:background-color="#c00000"/>
    </style:style>
    <style:style style:name="ConditionalStyle_5f_312" style:display-name="ConditionalStyle_312" style:family="table-cell" style:parent-style-name="Default">
      <style:table-cell-properties fo:background-color="#00b050"/>
    </style:style>
    <style:style style:name="ConditionalStyle_5f_311" style:display-name="ConditionalStyle_311" style:family="table-cell" style:parent-style-name="Default">
      <style:table-cell-properties fo:background-color="#ffc000"/>
    </style:style>
    <style:style style:name="ConditionalStyle_5f_310" style:display-name="ConditionalStyle_310" style:family="table-cell" style:parent-style-name="Default">
      <style:table-cell-properties fo:background-color="#c00000"/>
    </style:style>
    <style:style style:name="ConditionalStyle_5f_309" style:display-name="ConditionalStyle_309" style:family="table-cell" style:parent-style-name="Default">
      <style:table-cell-properties fo:background-color="#00b050"/>
    </style:style>
    <style:style style:name="ConditionalStyle_5f_308" style:display-name="ConditionalStyle_308" style:family="table-cell" style:parent-style-name="Default">
      <style:table-cell-properties fo:background-color="#ffc000"/>
    </style:style>
    <style:style style:name="ConditionalStyle_5f_307" style:display-name="ConditionalStyle_307" style:family="table-cell" style:parent-style-name="Default">
      <style:table-cell-properties fo:background-color="#c00000"/>
    </style:style>
    <style:style style:name="ConditionalStyle_5f_306" style:display-name="ConditionalStyle_306" style:family="table-cell" style:parent-style-name="Default">
      <style:table-cell-properties fo:background-color="#00b050"/>
    </style:style>
    <style:style style:name="ConditionalStyle_5f_305" style:display-name="ConditionalStyle_305" style:family="table-cell" style:parent-style-name="Default">
      <style:table-cell-properties fo:background-color="#ffc000"/>
    </style:style>
    <style:style style:name="ConditionalStyle_5f_304" style:display-name="ConditionalStyle_304" style:family="table-cell" style:parent-style-name="Default">
      <style:table-cell-properties fo:background-color="#c00000"/>
    </style:style>
    <style:style style:name="ConditionalStyle_5f_303" style:display-name="ConditionalStyle_303" style:family="table-cell" style:parent-style-name="Default">
      <style:table-cell-properties fo:background-color="#00b050"/>
    </style:style>
    <style:style style:name="ConditionalStyle_5f_302" style:display-name="ConditionalStyle_302" style:family="table-cell" style:parent-style-name="Default">
      <style:table-cell-properties fo:background-color="#ffc000"/>
    </style:style>
    <style:style style:name="ConditionalStyle_5f_301" style:display-name="ConditionalStyle_301" style:family="table-cell" style:parent-style-name="Default">
      <style:table-cell-properties fo:background-color="#c00000"/>
    </style:style>
    <style:style style:name="ConditionalStyle_5f_300" style:display-name="ConditionalStyle_300" style:family="table-cell" style:parent-style-name="Default">
      <style:table-cell-properties fo:background-color="#00b050"/>
    </style:style>
    <style:style style:name="ConditionalStyle_5f_299" style:display-name="ConditionalStyle_299" style:family="table-cell" style:parent-style-name="Default">
      <style:table-cell-properties fo:background-color="#ffc000"/>
    </style:style>
    <style:style style:name="ConditionalStyle_5f_298" style:display-name="ConditionalStyle_298" style:family="table-cell" style:parent-style-name="Default">
      <style:table-cell-properties fo:background-color="#c00000"/>
    </style:style>
    <style:style style:name="ConditionalStyle_5f_297" style:display-name="ConditionalStyle_297" style:family="table-cell" style:parent-style-name="Default">
      <style:table-cell-properties fo:background-color="#00b050"/>
    </style:style>
    <style:style style:name="ConditionalStyle_5f_296" style:display-name="ConditionalStyle_296" style:family="table-cell" style:parent-style-name="Default">
      <style:table-cell-properties fo:background-color="#ffc000"/>
    </style:style>
    <style:style style:name="ConditionalStyle_5f_295" style:display-name="ConditionalStyle_295" style:family="table-cell" style:parent-style-name="Default">
      <style:table-cell-properties fo:background-color="#c00000"/>
    </style:style>
    <style:style style:name="ConditionalStyle_5f_294" style:display-name="ConditionalStyle_294" style:family="table-cell" style:parent-style-name="Default">
      <style:table-cell-properties fo:background-color="#00b050"/>
    </style:style>
    <style:style style:name="ConditionalStyle_5f_293" style:display-name="ConditionalStyle_293" style:family="table-cell" style:parent-style-name="Default">
      <style:table-cell-properties fo:background-color="#ffc000"/>
    </style:style>
    <style:style style:name="ConditionalStyle_5f_292" style:display-name="ConditionalStyle_292" style:family="table-cell" style:parent-style-name="Default">
      <style:table-cell-properties fo:background-color="#c00000"/>
    </style:style>
    <style:style style:name="ConditionalStyle_5f_291" style:display-name="ConditionalStyle_291" style:family="table-cell" style:parent-style-name="Default">
      <style:table-cell-properties fo:background-color="#00b050"/>
    </style:style>
    <style:style style:name="ConditionalStyle_5f_290" style:display-name="ConditionalStyle_290" style:family="table-cell" style:parent-style-name="Default">
      <style:table-cell-properties fo:background-color="#ffc000"/>
    </style:style>
    <style:style style:name="ConditionalStyle_5f_289" style:display-name="ConditionalStyle_289" style:family="table-cell" style:parent-style-name="Default">
      <style:table-cell-properties fo:background-color="#c00000"/>
    </style:style>
    <style:style style:name="ConditionalStyle_5f_288" style:display-name="ConditionalStyle_288" style:family="table-cell" style:parent-style-name="Default">
      <style:table-cell-properties fo:background-color="#00b050"/>
    </style:style>
    <style:style style:name="ConditionalStyle_5f_287" style:display-name="ConditionalStyle_287" style:family="table-cell" style:parent-style-name="Default">
      <style:table-cell-properties fo:background-color="#ffc000"/>
    </style:style>
    <style:style style:name="ConditionalStyle_5f_286" style:display-name="ConditionalStyle_286" style:family="table-cell" style:parent-style-name="Default">
      <style:table-cell-properties fo:background-color="#c00000"/>
    </style:style>
    <style:style style:name="ConditionalStyle_5f_285" style:display-name="ConditionalStyle_285" style:family="table-cell" style:parent-style-name="Default">
      <style:table-cell-properties fo:background-color="#00b050"/>
    </style:style>
    <style:style style:name="ConditionalStyle_5f_284" style:display-name="ConditionalStyle_284" style:family="table-cell" style:parent-style-name="Default">
      <style:table-cell-properties fo:background-color="#ffc000"/>
    </style:style>
    <style:style style:name="ConditionalStyle_5f_283" style:display-name="ConditionalStyle_283" style:family="table-cell" style:parent-style-name="Default">
      <style:table-cell-properties fo:background-color="#c00000"/>
    </style:style>
    <style:style style:name="ConditionalStyle_5f_282" style:display-name="ConditionalStyle_282" style:family="table-cell" style:parent-style-name="Default">
      <style:table-cell-properties fo:background-color="#00b050"/>
    </style:style>
    <style:style style:name="ConditionalStyle_5f_281" style:display-name="ConditionalStyle_281" style:family="table-cell" style:parent-style-name="Default">
      <style:table-cell-properties fo:background-color="#ffc000"/>
    </style:style>
    <style:style style:name="ConditionalStyle_5f_280" style:display-name="ConditionalStyle_280" style:family="table-cell" style:parent-style-name="Default">
      <style:table-cell-properties fo:background-color="#c00000"/>
    </style:style>
    <style:style style:name="ConditionalStyle_5f_279" style:display-name="ConditionalStyle_279" style:family="table-cell" style:parent-style-name="Default">
      <style:table-cell-properties fo:background-color="#00b050"/>
    </style:style>
    <style:style style:name="ConditionalStyle_5f_278" style:display-name="ConditionalStyle_278" style:family="table-cell" style:parent-style-name="Default">
      <style:table-cell-properties fo:background-color="#ffc000"/>
    </style:style>
    <style:style style:name="ConditionalStyle_5f_277" style:display-name="ConditionalStyle_277" style:family="table-cell" style:parent-style-name="Default">
      <style:table-cell-properties fo:background-color="#c00000"/>
    </style:style>
    <style:style style:name="ConditionalStyle_5f_276" style:display-name="ConditionalStyle_276" style:family="table-cell" style:parent-style-name="Default">
      <style:table-cell-properties fo:background-color="#00b050"/>
    </style:style>
    <style:style style:name="ConditionalStyle_5f_275" style:display-name="ConditionalStyle_275" style:family="table-cell" style:parent-style-name="Default">
      <style:table-cell-properties fo:background-color="#ffc000"/>
    </style:style>
    <style:style style:name="ConditionalStyle_5f_274" style:display-name="ConditionalStyle_274" style:family="table-cell" style:parent-style-name="Default">
      <style:table-cell-properties fo:background-color="#c00000"/>
    </style:style>
    <style:style style:name="ConditionalStyle_5f_273" style:display-name="ConditionalStyle_273" style:family="table-cell" style:parent-style-name="Default">
      <style:table-cell-properties fo:background-color="#00b050"/>
    </style:style>
    <style:style style:name="ConditionalStyle_5f_272" style:display-name="ConditionalStyle_272" style:family="table-cell" style:parent-style-name="Default">
      <style:table-cell-properties fo:background-color="#ffc000"/>
    </style:style>
    <style:style style:name="ConditionalStyle_5f_271" style:display-name="ConditionalStyle_271" style:family="table-cell" style:parent-style-name="Default">
      <style:table-cell-properties fo:background-color="#c00000"/>
    </style:style>
    <style:style style:name="ConditionalStyle_5f_270" style:display-name="ConditionalStyle_270" style:family="table-cell" style:parent-style-name="Default">
      <style:table-cell-properties fo:background-color="#00b050"/>
    </style:style>
    <style:style style:name="ConditionalStyle_5f_269" style:display-name="ConditionalStyle_269" style:family="table-cell" style:parent-style-name="Default">
      <style:table-cell-properties fo:background-color="#ffc000"/>
    </style:style>
    <style:style style:name="ConditionalStyle_5f_268" style:display-name="ConditionalStyle_268" style:family="table-cell" style:parent-style-name="Default">
      <style:table-cell-properties fo:background-color="#c00000"/>
    </style:style>
    <style:style style:name="ConditionalStyle_5f_267" style:display-name="ConditionalStyle_267" style:family="table-cell" style:parent-style-name="Default">
      <style:table-cell-properties fo:background-color="#00b050"/>
    </style:style>
    <style:style style:name="ConditionalStyle_5f_266" style:display-name="ConditionalStyle_266" style:family="table-cell" style:parent-style-name="Default">
      <style:table-cell-properties fo:background-color="#ffc000"/>
    </style:style>
    <style:style style:name="ConditionalStyle_5f_265" style:display-name="ConditionalStyle_265" style:family="table-cell" style:parent-style-name="Default">
      <style:table-cell-properties fo:background-color="#c00000"/>
    </style:style>
    <style:style style:name="ConditionalStyle_5f_264" style:display-name="ConditionalStyle_264" style:family="table-cell" style:parent-style-name="Default">
      <style:table-cell-properties fo:background-color="#00b050"/>
    </style:style>
    <style:style style:name="ConditionalStyle_5f_263" style:display-name="ConditionalStyle_263" style:family="table-cell" style:parent-style-name="Default">
      <style:table-cell-properties fo:background-color="#ffc000"/>
    </style:style>
    <style:style style:name="ConditionalStyle_5f_262" style:display-name="ConditionalStyle_262" style:family="table-cell" style:parent-style-name="Default">
      <style:table-cell-properties fo:background-color="#c00000"/>
    </style:style>
    <style:style style:name="ConditionalStyle_5f_261" style:display-name="ConditionalStyle_261" style:family="table-cell" style:parent-style-name="Default">
      <style:table-cell-properties fo:background-color="#00b050"/>
    </style:style>
    <style:style style:name="ConditionalStyle_5f_260" style:display-name="ConditionalStyle_260" style:family="table-cell" style:parent-style-name="Default">
      <style:table-cell-properties fo:background-color="#ffc000"/>
    </style:style>
    <style:style style:name="ConditionalStyle_5f_259" style:display-name="ConditionalStyle_259" style:family="table-cell" style:parent-style-name="Default">
      <style:table-cell-properties fo:background-color="#c00000"/>
    </style:style>
    <style:style style:name="ConditionalStyle_5f_258" style:display-name="ConditionalStyle_258" style:family="table-cell" style:parent-style-name="Default">
      <style:table-cell-properties fo:background-color="#00b050"/>
    </style:style>
    <style:style style:name="ConditionalStyle_5f_257" style:display-name="ConditionalStyle_257" style:family="table-cell" style:parent-style-name="Default">
      <style:table-cell-properties fo:background-color="#ffc000"/>
    </style:style>
    <style:style style:name="ConditionalStyle_5f_256" style:display-name="ConditionalStyle_256" style:family="table-cell" style:parent-style-name="Default">
      <style:table-cell-properties fo:background-color="#c00000"/>
    </style:style>
    <style:style style:name="ConditionalStyle_5f_255" style:display-name="ConditionalStyle_255" style:family="table-cell" style:parent-style-name="Default">
      <style:table-cell-properties fo:background-color="#00b050"/>
    </style:style>
    <style:style style:name="ConditionalStyle_5f_254" style:display-name="ConditionalStyle_254" style:family="table-cell" style:parent-style-name="Default">
      <style:table-cell-properties fo:background-color="#ffc000"/>
    </style:style>
    <style:style style:name="ConditionalStyle_5f_253" style:display-name="ConditionalStyle_253" style:family="table-cell" style:parent-style-name="Default">
      <style:table-cell-properties fo:background-color="#c00000"/>
    </style:style>
    <style:style style:name="ConditionalStyle_5f_252" style:display-name="ConditionalStyle_252" style:family="table-cell" style:parent-style-name="Default">
      <style:table-cell-properties fo:background-color="#00b050"/>
    </style:style>
    <style:style style:name="ConditionalStyle_5f_251" style:display-name="ConditionalStyle_251" style:family="table-cell" style:parent-style-name="Default">
      <style:table-cell-properties fo:background-color="#ffc000"/>
    </style:style>
    <style:style style:name="ConditionalStyle_5f_250" style:display-name="ConditionalStyle_250" style:family="table-cell" style:parent-style-name="Default">
      <style:table-cell-properties fo:background-color="#c00000"/>
    </style:style>
    <style:style style:name="ConditionalStyle_5f_249" style:display-name="ConditionalStyle_249" style:family="table-cell" style:parent-style-name="Default">
      <style:table-cell-properties fo:background-color="#00b050"/>
    </style:style>
    <style:style style:name="ConditionalStyle_5f_248" style:display-name="ConditionalStyle_248" style:family="table-cell" style:parent-style-name="Default">
      <style:table-cell-properties fo:background-color="#ffc000"/>
    </style:style>
    <style:style style:name="ConditionalStyle_5f_247" style:display-name="ConditionalStyle_247" style:family="table-cell" style:parent-style-name="Default">
      <style:table-cell-properties fo:background-color="#c00000"/>
    </style:style>
    <style:style style:name="ConditionalStyle_5f_246" style:display-name="ConditionalStyle_246" style:family="table-cell" style:parent-style-name="Default">
      <style:table-cell-properties fo:background-color="#00b050"/>
    </style:style>
    <style:style style:name="ConditionalStyle_5f_245" style:display-name="ConditionalStyle_245" style:family="table-cell" style:parent-style-name="Default">
      <style:table-cell-properties fo:background-color="#ffc000"/>
    </style:style>
    <style:style style:name="ConditionalStyle_5f_244" style:display-name="ConditionalStyle_244" style:family="table-cell" style:parent-style-name="Default">
      <style:table-cell-properties fo:background-color="#c00000"/>
    </style:style>
    <style:style style:name="ConditionalStyle_5f_243" style:display-name="ConditionalStyle_243" style:family="table-cell" style:parent-style-name="Default">
      <style:table-cell-properties fo:background-color="#00b050"/>
    </style:style>
    <style:style style:name="ConditionalStyle_5f_242" style:display-name="ConditionalStyle_242" style:family="table-cell" style:parent-style-name="Default">
      <style:table-cell-properties fo:background-color="#ffc000"/>
    </style:style>
    <style:style style:name="ConditionalStyle_5f_241" style:display-name="ConditionalStyle_241" style:family="table-cell" style:parent-style-name="Default">
      <style:table-cell-properties fo:background-color="#c00000"/>
    </style:style>
    <style:style style:name="ConditionalStyle_5f_240" style:display-name="ConditionalStyle_240" style:family="table-cell" style:parent-style-name="Default">
      <style:table-cell-properties fo:background-color="#00b050"/>
    </style:style>
    <style:style style:name="ConditionalStyle_5f_239" style:display-name="ConditionalStyle_239" style:family="table-cell" style:parent-style-name="Default">
      <style:table-cell-properties fo:background-color="#ffc000"/>
    </style:style>
    <style:style style:name="ConditionalStyle_5f_238" style:display-name="ConditionalStyle_238" style:family="table-cell" style:parent-style-name="Default">
      <style:table-cell-properties fo:background-color="#c00000"/>
    </style:style>
    <style:style style:name="ConditionalStyle_5f_237" style:display-name="ConditionalStyle_237" style:family="table-cell" style:parent-style-name="Default">
      <style:table-cell-properties fo:background-color="#00b050"/>
    </style:style>
    <style:style style:name="ConditionalStyle_5f_236" style:display-name="ConditionalStyle_236" style:family="table-cell" style:parent-style-name="Default">
      <style:table-cell-properties fo:background-color="#ffc000"/>
    </style:style>
    <style:style style:name="ConditionalStyle_5f_235" style:display-name="ConditionalStyle_235" style:family="table-cell" style:parent-style-name="Default">
      <style:table-cell-properties fo:background-color="#c00000"/>
    </style:style>
    <style:style style:name="ConditionalStyle_5f_234" style:display-name="ConditionalStyle_234" style:family="table-cell" style:parent-style-name="Default">
      <style:table-cell-properties fo:background-color="#00b050"/>
    </style:style>
    <style:style style:name="ConditionalStyle_5f_233" style:display-name="ConditionalStyle_233" style:family="table-cell" style:parent-style-name="Default">
      <style:table-cell-properties fo:background-color="#ffc000"/>
    </style:style>
    <style:style style:name="ConditionalStyle_5f_232" style:display-name="ConditionalStyle_232" style:family="table-cell" style:parent-style-name="Default">
      <style:table-cell-properties fo:background-color="#c00000"/>
    </style:style>
    <style:style style:name="ConditionalStyle_5f_231" style:display-name="ConditionalStyle_231" style:family="table-cell" style:parent-style-name="Default">
      <style:table-cell-properties fo:background-color="#00b050"/>
    </style:style>
    <style:style style:name="ConditionalStyle_5f_230" style:display-name="ConditionalStyle_230" style:family="table-cell" style:parent-style-name="Default">
      <style:table-cell-properties fo:background-color="#ffc000"/>
    </style:style>
    <style:style style:name="ConditionalStyle_5f_229" style:display-name="ConditionalStyle_229" style:family="table-cell" style:parent-style-name="Default">
      <style:table-cell-properties fo:background-color="#c00000"/>
    </style:style>
    <style:style style:name="ConditionalStyle_5f_228" style:display-name="ConditionalStyle_228" style:family="table-cell" style:parent-style-name="Default">
      <style:table-cell-properties fo:background-color="#00b050"/>
    </style:style>
    <style:style style:name="ConditionalStyle_5f_227" style:display-name="ConditionalStyle_227" style:family="table-cell" style:parent-style-name="Default">
      <style:table-cell-properties fo:background-color="#ffc000"/>
    </style:style>
    <style:style style:name="ConditionalStyle_5f_226" style:display-name="ConditionalStyle_226" style:family="table-cell" style:parent-style-name="Default">
      <style:table-cell-properties fo:background-color="#c00000"/>
    </style:style>
    <style:style style:name="ConditionalStyle_5f_225" style:display-name="ConditionalStyle_225" style:family="table-cell" style:parent-style-name="Default">
      <style:table-cell-properties fo:background-color="#00b050"/>
    </style:style>
    <style:style style:name="ConditionalStyle_5f_224" style:display-name="ConditionalStyle_224" style:family="table-cell" style:parent-style-name="Default">
      <style:table-cell-properties fo:background-color="#ffc000"/>
    </style:style>
    <style:style style:name="ConditionalStyle_5f_223" style:display-name="ConditionalStyle_223" style:family="table-cell" style:parent-style-name="Default">
      <style:table-cell-properties fo:background-color="#c00000"/>
    </style:style>
    <style:style style:name="ConditionalStyle_5f_222" style:display-name="ConditionalStyle_222" style:family="table-cell" style:parent-style-name="Default">
      <style:table-cell-properties fo:background-color="#00b050"/>
    </style:style>
    <style:style style:name="ConditionalStyle_5f_221" style:display-name="ConditionalStyle_221" style:family="table-cell" style:parent-style-name="Default">
      <style:table-cell-properties fo:background-color="#ffc000"/>
    </style:style>
    <style:style style:name="ConditionalStyle_5f_220" style:display-name="ConditionalStyle_220" style:family="table-cell" style:parent-style-name="Default">
      <style:table-cell-properties fo:background-color="#c00000"/>
    </style:style>
    <style:style style:name="ConditionalStyle_5f_219" style:display-name="ConditionalStyle_219" style:family="table-cell" style:parent-style-name="Default">
      <style:table-cell-properties fo:background-color="#00b050"/>
    </style:style>
    <style:style style:name="ConditionalStyle_5f_218" style:display-name="ConditionalStyle_218" style:family="table-cell" style:parent-style-name="Default">
      <style:table-cell-properties fo:background-color="#ffc000"/>
    </style:style>
    <style:style style:name="ConditionalStyle_5f_217" style:display-name="ConditionalStyle_217" style:family="table-cell" style:parent-style-name="Default">
      <style:table-cell-properties fo:background-color="#c00000"/>
    </style:style>
    <style:style style:name="ConditionalStyle_5f_216" style:display-name="ConditionalStyle_216" style:family="table-cell" style:parent-style-name="Default">
      <style:table-cell-properties fo:background-color="#00b050"/>
    </style:style>
    <style:style style:name="ConditionalStyle_5f_215" style:display-name="ConditionalStyle_215" style:family="table-cell" style:parent-style-name="Default">
      <style:table-cell-properties fo:background-color="#ffc000"/>
    </style:style>
    <style:style style:name="ConditionalStyle_5f_214" style:display-name="ConditionalStyle_214" style:family="table-cell" style:parent-style-name="Default">
      <style:table-cell-properties fo:background-color="#c00000"/>
    </style:style>
    <style:style style:name="ConditionalStyle_5f_213" style:display-name="ConditionalStyle_213" style:family="table-cell" style:parent-style-name="Default">
      <style:table-cell-properties fo:background-color="#00b050"/>
    </style:style>
    <style:style style:name="ConditionalStyle_5f_212" style:display-name="ConditionalStyle_212" style:family="table-cell" style:parent-style-name="Default">
      <style:table-cell-properties fo:background-color="#ffc000"/>
    </style:style>
    <style:style style:name="ConditionalStyle_5f_211" style:display-name="ConditionalStyle_211" style:family="table-cell" style:parent-style-name="Default">
      <style:table-cell-properties fo:background-color="#c00000"/>
    </style:style>
    <style:style style:name="ConditionalStyle_5f_210" style:display-name="ConditionalStyle_210" style:family="table-cell" style:parent-style-name="Default">
      <style:table-cell-properties fo:background-color="#00b050"/>
    </style:style>
    <style:style style:name="ConditionalStyle_5f_209" style:display-name="ConditionalStyle_209" style:family="table-cell" style:parent-style-name="Default">
      <style:table-cell-properties fo:background-color="#ffc000"/>
    </style:style>
    <style:style style:name="ConditionalStyle_5f_208" style:display-name="ConditionalStyle_208" style:family="table-cell" style:parent-style-name="Default">
      <style:table-cell-properties fo:background-color="#c00000"/>
    </style:style>
    <style:style style:name="ConditionalStyle_5f_207" style:display-name="ConditionalStyle_207" style:family="table-cell" style:parent-style-name="Default">
      <style:table-cell-properties fo:background-color="#00b050"/>
    </style:style>
    <style:style style:name="ConditionalStyle_5f_206" style:display-name="ConditionalStyle_206" style:family="table-cell" style:parent-style-name="Default">
      <style:table-cell-properties fo:background-color="#ffc000"/>
    </style:style>
    <style:style style:name="ConditionalStyle_5f_205" style:display-name="ConditionalStyle_205" style:family="table-cell" style:parent-style-name="Default">
      <style:table-cell-properties fo:background-color="#c00000"/>
    </style:style>
    <style:style style:name="ConditionalStyle_5f_204" style:display-name="ConditionalStyle_204" style:family="table-cell" style:parent-style-name="Default">
      <style:table-cell-properties fo:background-color="#00b050"/>
    </style:style>
    <style:style style:name="ConditionalStyle_5f_203" style:display-name="ConditionalStyle_203" style:family="table-cell" style:parent-style-name="Default">
      <style:table-cell-properties fo:background-color="#ffc000"/>
    </style:style>
    <style:style style:name="ConditionalStyle_5f_202" style:display-name="ConditionalStyle_202" style:family="table-cell" style:parent-style-name="Default">
      <style:table-cell-properties fo:background-color="#c00000"/>
    </style:style>
    <style:style style:name="ConditionalStyle_5f_201" style:display-name="ConditionalStyle_201" style:family="table-cell" style:parent-style-name="Default">
      <style:table-cell-properties fo:background-color="#00b050"/>
    </style:style>
    <style:style style:name="ConditionalStyle_5f_200" style:display-name="ConditionalStyle_200" style:family="table-cell" style:parent-style-name="Default">
      <style:table-cell-properties fo:background-color="#ffc000"/>
    </style:style>
    <style:style style:name="ConditionalStyle_5f_199" style:display-name="ConditionalStyle_199" style:family="table-cell" style:parent-style-name="Default">
      <style:table-cell-properties fo:background-color="#c00000"/>
    </style:style>
    <style:style style:name="ConditionalStyle_5f_198" style:display-name="ConditionalStyle_198" style:family="table-cell" style:parent-style-name="Default">
      <style:table-cell-properties fo:background-color="#00b050"/>
    </style:style>
    <style:style style:name="ConditionalStyle_5f_197" style:display-name="ConditionalStyle_197" style:family="table-cell" style:parent-style-name="Default">
      <style:table-cell-properties fo:background-color="#ffc000"/>
    </style:style>
    <style:style style:name="ConditionalStyle_5f_196" style:display-name="ConditionalStyle_196" style:family="table-cell" style:parent-style-name="Default">
      <style:table-cell-properties fo:background-color="#c00000"/>
    </style:style>
    <style:style style:name="ConditionalStyle_5f_195" style:display-name="ConditionalStyle_195" style:family="table-cell" style:parent-style-name="Default">
      <style:table-cell-properties fo:background-color="#00b050"/>
    </style:style>
    <style:style style:name="ConditionalStyle_5f_194" style:display-name="ConditionalStyle_194" style:family="table-cell" style:parent-style-name="Default">
      <style:table-cell-properties fo:background-color="#ffc000"/>
    </style:style>
    <style:style style:name="ConditionalStyle_5f_193" style:display-name="ConditionalStyle_193" style:family="table-cell" style:parent-style-name="Default">
      <style:table-cell-properties fo:background-color="#c00000"/>
    </style:style>
    <style:style style:name="ConditionalStyle_5f_192" style:display-name="ConditionalStyle_192" style:family="table-cell" style:parent-style-name="Default">
      <style:table-cell-properties fo:background-color="#00b050"/>
    </style:style>
    <style:style style:name="ConditionalStyle_5f_191" style:display-name="ConditionalStyle_191" style:family="table-cell" style:parent-style-name="Default">
      <style:table-cell-properties fo:background-color="#ffc000"/>
    </style:style>
    <style:style style:name="ConditionalStyle_5f_190" style:display-name="ConditionalStyle_190" style:family="table-cell" style:parent-style-name="Default">
      <style:table-cell-properties fo:background-color="#c00000"/>
    </style:style>
    <style:style style:name="ConditionalStyle_5f_189" style:display-name="ConditionalStyle_189" style:family="table-cell" style:parent-style-name="Default">
      <style:table-cell-properties fo:background-color="#00b050"/>
    </style:style>
    <style:style style:name="ConditionalStyle_5f_188" style:display-name="ConditionalStyle_188" style:family="table-cell" style:parent-style-name="Default">
      <style:table-cell-properties fo:background-color="#ffc000"/>
    </style:style>
    <style:style style:name="ConditionalStyle_5f_187" style:display-name="ConditionalStyle_187" style:family="table-cell" style:parent-style-name="Default">
      <style:table-cell-properties fo:background-color="#c00000"/>
    </style:style>
    <style:style style:name="ConditionalStyle_5f_186" style:display-name="ConditionalStyle_186" style:family="table-cell" style:parent-style-name="Default">
      <style:table-cell-properties fo:background-color="#00b050"/>
    </style:style>
    <style:style style:name="ConditionalStyle_5f_185" style:display-name="ConditionalStyle_185" style:family="table-cell" style:parent-style-name="Default">
      <style:table-cell-properties fo:background-color="#ffc000"/>
    </style:style>
    <style:style style:name="ConditionalStyle_5f_184" style:display-name="ConditionalStyle_184" style:family="table-cell" style:parent-style-name="Default">
      <style:table-cell-properties fo:background-color="#c00000"/>
    </style:style>
    <style:style style:name="ConditionalStyle_5f_183" style:display-name="ConditionalStyle_183" style:family="table-cell" style:parent-style-name="Default">
      <style:table-cell-properties fo:background-color="#00b050"/>
    </style:style>
    <style:style style:name="ConditionalStyle_5f_182" style:display-name="ConditionalStyle_182" style:family="table-cell" style:parent-style-name="Default">
      <style:table-cell-properties fo:background-color="#ffc000"/>
    </style:style>
    <style:style style:name="ConditionalStyle_5f_181" style:display-name="ConditionalStyle_181" style:family="table-cell" style:parent-style-name="Default">
      <style:table-cell-properties fo:background-color="#c00000"/>
    </style:style>
    <style:style style:name="ConditionalStyle_5f_180" style:display-name="ConditionalStyle_180" style:family="table-cell" style:parent-style-name="Default">
      <style:table-cell-properties fo:background-color="#00b050"/>
    </style:style>
    <style:style style:name="ConditionalStyle_5f_179" style:display-name="ConditionalStyle_179" style:family="table-cell" style:parent-style-name="Default">
      <style:table-cell-properties fo:background-color="#ffc000"/>
    </style:style>
    <style:style style:name="ConditionalStyle_5f_178" style:display-name="ConditionalStyle_178" style:family="table-cell" style:parent-style-name="Default">
      <style:table-cell-properties fo:background-color="#c00000"/>
    </style:style>
    <style:style style:name="ConditionalStyle_5f_177" style:display-name="ConditionalStyle_177" style:family="table-cell" style:parent-style-name="Default">
      <style:table-cell-properties fo:background-color="#00b050"/>
    </style:style>
    <style:style style:name="ConditionalStyle_5f_176" style:display-name="ConditionalStyle_176" style:family="table-cell" style:parent-style-name="Default">
      <style:table-cell-properties fo:background-color="#ffc000"/>
    </style:style>
    <style:style style:name="ConditionalStyle_5f_175" style:display-name="ConditionalStyle_175" style:family="table-cell" style:parent-style-name="Default">
      <style:table-cell-properties fo:background-color="#c00000"/>
    </style:style>
    <style:style style:name="ConditionalStyle_5f_174" style:display-name="ConditionalStyle_174" style:family="table-cell" style:parent-style-name="Default">
      <style:table-cell-properties fo:background-color="#00b050"/>
    </style:style>
    <style:style style:name="ConditionalStyle_5f_173" style:display-name="ConditionalStyle_173" style:family="table-cell" style:parent-style-name="Default">
      <style:table-cell-properties fo:background-color="#ffc000"/>
    </style:style>
    <style:style style:name="ConditionalStyle_5f_172" style:display-name="ConditionalStyle_172" style:family="table-cell" style:parent-style-name="Default">
      <style:table-cell-properties fo:background-color="#c00000"/>
    </style:style>
    <style:style style:name="ConditionalStyle_5f_171" style:display-name="ConditionalStyle_171" style:family="table-cell" style:parent-style-name="Default">
      <style:table-cell-properties fo:background-color="#00b050"/>
    </style:style>
    <style:style style:name="ConditionalStyle_5f_170" style:display-name="ConditionalStyle_170" style:family="table-cell" style:parent-style-name="Default">
      <style:table-cell-properties fo:background-color="#ffc000"/>
    </style:style>
    <style:style style:name="ConditionalStyle_5f_169" style:display-name="ConditionalStyle_169" style:family="table-cell" style:parent-style-name="Default">
      <style:table-cell-properties fo:background-color="#c00000"/>
    </style:style>
    <style:style style:name="ConditionalStyle_5f_168" style:display-name="ConditionalStyle_168" style:family="table-cell" style:parent-style-name="Default">
      <style:table-cell-properties fo:background-color="#00b050"/>
    </style:style>
    <style:style style:name="ConditionalStyle_5f_167" style:display-name="ConditionalStyle_167" style:family="table-cell" style:parent-style-name="Default">
      <style:table-cell-properties fo:background-color="#ffc000"/>
    </style:style>
    <style:style style:name="ConditionalStyle_5f_166" style:display-name="ConditionalStyle_166" style:family="table-cell" style:parent-style-name="Default">
      <style:table-cell-properties fo:background-color="#c00000"/>
    </style:style>
    <style:style style:name="ConditionalStyle_5f_165" style:display-name="ConditionalStyle_165" style:family="table-cell" style:parent-style-name="Default">
      <style:table-cell-properties fo:background-color="#00b050"/>
    </style:style>
    <style:style style:name="ConditionalStyle_5f_164" style:display-name="ConditionalStyle_164" style:family="table-cell" style:parent-style-name="Default">
      <style:table-cell-properties fo:background-color="#ffc000"/>
    </style:style>
    <style:style style:name="ConditionalStyle_5f_163" style:display-name="ConditionalStyle_163" style:family="table-cell" style:parent-style-name="Default">
      <style:table-cell-properties fo:background-color="#c00000"/>
    </style:style>
    <style:style style:name="ConditionalStyle_5f_162" style:display-name="ConditionalStyle_162" style:family="table-cell" style:parent-style-name="Default">
      <style:table-cell-properties fo:background-color="#00b050"/>
    </style:style>
    <style:style style:name="ConditionalStyle_5f_161" style:display-name="ConditionalStyle_161" style:family="table-cell" style:parent-style-name="Default">
      <style:table-cell-properties fo:background-color="#ffc000"/>
    </style:style>
    <style:style style:name="ConditionalStyle_5f_160" style:display-name="ConditionalStyle_160" style:family="table-cell" style:parent-style-name="Default">
      <style:table-cell-properties fo:background-color="#c00000"/>
    </style:style>
    <style:style style:name="ConditionalStyle_5f_159" style:display-name="ConditionalStyle_159" style:family="table-cell" style:parent-style-name="Default">
      <style:table-cell-properties fo:background-color="#00b050"/>
    </style:style>
    <style:style style:name="ConditionalStyle_5f_158" style:display-name="ConditionalStyle_158" style:family="table-cell" style:parent-style-name="Default">
      <style:table-cell-properties fo:background-color="#ffc000"/>
    </style:style>
    <style:style style:name="ConditionalStyle_5f_157" style:display-name="ConditionalStyle_157" style:family="table-cell" style:parent-style-name="Default">
      <style:table-cell-properties fo:background-color="#c00000"/>
    </style:style>
    <style:style style:name="ConditionalStyle_5f_156" style:display-name="ConditionalStyle_156" style:family="table-cell" style:parent-style-name="Default">
      <style:table-cell-properties fo:background-color="#00b050"/>
    </style:style>
    <style:style style:name="ConditionalStyle_5f_155" style:display-name="ConditionalStyle_155" style:family="table-cell" style:parent-style-name="Default">
      <style:table-cell-properties fo:background-color="#ffc000"/>
    </style:style>
    <style:style style:name="ConditionalStyle_5f_154" style:display-name="ConditionalStyle_154" style:family="table-cell" style:parent-style-name="Default">
      <style:table-cell-properties fo:background-color="#c00000"/>
    </style:style>
    <style:style style:name="ConditionalStyle_5f_153" style:display-name="ConditionalStyle_153" style:family="table-cell" style:parent-style-name="Default">
      <style:table-cell-properties fo:background-color="#00b050"/>
    </style:style>
    <style:style style:name="ConditionalStyle_5f_152" style:display-name="ConditionalStyle_152" style:family="table-cell" style:parent-style-name="Default">
      <style:table-cell-properties fo:background-color="#ffc000"/>
    </style:style>
    <style:style style:name="ConditionalStyle_5f_151" style:display-name="ConditionalStyle_151" style:family="table-cell" style:parent-style-name="Default">
      <style:table-cell-properties fo:background-color="#c00000"/>
    </style:style>
    <style:style style:name="ConditionalStyle_5f_150" style:display-name="ConditionalStyle_150" style:family="table-cell" style:parent-style-name="Default">
      <style:table-cell-properties fo:background-color="#00b050"/>
    </style:style>
    <style:style style:name="ConditionalStyle_5f_149" style:display-name="ConditionalStyle_149" style:family="table-cell" style:parent-style-name="Default">
      <style:table-cell-properties fo:background-color="#ffc000"/>
    </style:style>
    <style:style style:name="ConditionalStyle_5f_148" style:display-name="ConditionalStyle_148" style:family="table-cell" style:parent-style-name="Default">
      <style:table-cell-properties fo:background-color="#c00000"/>
    </style:style>
    <style:style style:name="ConditionalStyle_5f_147" style:display-name="ConditionalStyle_147" style:family="table-cell" style:parent-style-name="Default">
      <style:table-cell-properties fo:background-color="#00b050"/>
    </style:style>
    <style:style style:name="ConditionalStyle_5f_146" style:display-name="ConditionalStyle_146" style:family="table-cell" style:parent-style-name="Default">
      <style:table-cell-properties fo:background-color="#ffc000"/>
    </style:style>
    <style:style style:name="ConditionalStyle_5f_145" style:display-name="ConditionalStyle_145" style:family="table-cell" style:parent-style-name="Default">
      <style:table-cell-properties fo:background-color="#c00000"/>
    </style:style>
    <style:style style:name="ConditionalStyle_5f_144" style:display-name="ConditionalStyle_144" style:family="table-cell" style:parent-style-name="Default">
      <style:table-cell-properties fo:background-color="#00b050"/>
    </style:style>
    <style:style style:name="ConditionalStyle_5f_143" style:display-name="ConditionalStyle_143" style:family="table-cell" style:parent-style-name="Default">
      <style:table-cell-properties fo:background-color="#ffc000"/>
    </style:style>
    <style:style style:name="ConditionalStyle_5f_142" style:display-name="ConditionalStyle_142" style:family="table-cell" style:parent-style-name="Default">
      <style:table-cell-properties fo:background-color="#c00000"/>
    </style:style>
    <style:style style:name="ConditionalStyle_5f_141" style:display-name="ConditionalStyle_141" style:family="table-cell" style:parent-style-name="Default">
      <style:table-cell-properties fo:background-color="#00b050"/>
    </style:style>
    <style:style style:name="ConditionalStyle_5f_140" style:display-name="ConditionalStyle_140" style:family="table-cell" style:parent-style-name="Default">
      <style:table-cell-properties fo:background-color="#ffc000"/>
    </style:style>
    <style:style style:name="ConditionalStyle_5f_139" style:display-name="ConditionalStyle_139" style:family="table-cell" style:parent-style-name="Default">
      <style:table-cell-properties fo:background-color="#c00000"/>
    </style:style>
    <style:style style:name="ConditionalStyle_5f_138" style:display-name="ConditionalStyle_138" style:family="table-cell" style:parent-style-name="Default">
      <style:table-cell-properties fo:background-color="#00b050"/>
    </style:style>
    <style:style style:name="ConditionalStyle_5f_137" style:display-name="ConditionalStyle_137" style:family="table-cell" style:parent-style-name="Default">
      <style:table-cell-properties fo:background-color="#ffc000"/>
    </style:style>
    <style:style style:name="ConditionalStyle_5f_136" style:display-name="ConditionalStyle_136" style:family="table-cell" style:parent-style-name="Default">
      <style:table-cell-properties fo:background-color="#c00000"/>
    </style:style>
    <style:style style:name="ConditionalStyle_5f_135" style:display-name="ConditionalStyle_135" style:family="table-cell" style:parent-style-name="Default">
      <style:table-cell-properties fo:background-color="#00b050"/>
    </style:style>
    <style:style style:name="ConditionalStyle_5f_134" style:display-name="ConditionalStyle_134" style:family="table-cell" style:parent-style-name="Default">
      <style:table-cell-properties fo:background-color="#ffc000"/>
    </style:style>
    <style:style style:name="ConditionalStyle_5f_133" style:display-name="ConditionalStyle_133" style:family="table-cell" style:parent-style-name="Default">
      <style:table-cell-properties fo:background-color="#c00000"/>
    </style:style>
    <style:style style:name="ConditionalStyle_5f_132" style:display-name="ConditionalStyle_132" style:family="table-cell" style:parent-style-name="Default">
      <style:table-cell-properties fo:background-color="#00b050"/>
    </style:style>
    <style:style style:name="ConditionalStyle_5f_131" style:display-name="ConditionalStyle_131" style:family="table-cell" style:parent-style-name="Default">
      <style:table-cell-properties fo:background-color="#ffc000"/>
    </style:style>
    <style:style style:name="ConditionalStyle_5f_130" style:display-name="ConditionalStyle_130" style:family="table-cell" style:parent-style-name="Default">
      <style:table-cell-properties fo:background-color="#c00000"/>
    </style:style>
    <style:style style:name="ConditionalStyle_5f_129" style:display-name="ConditionalStyle_129" style:family="table-cell" style:parent-style-name="Default">
      <style:table-cell-properties fo:background-color="#00b050"/>
    </style:style>
    <style:style style:name="ConditionalStyle_5f_128" style:display-name="ConditionalStyle_128" style:family="table-cell" style:parent-style-name="Default">
      <style:table-cell-properties fo:background-color="#ffc000"/>
    </style:style>
    <style:style style:name="ConditionalStyle_5f_127" style:display-name="ConditionalStyle_127" style:family="table-cell" style:parent-style-name="Default">
      <style:table-cell-properties fo:background-color="#c00000"/>
    </style:style>
    <style:style style:name="ConditionalStyle_5f_126" style:display-name="ConditionalStyle_126" style:family="table-cell" style:parent-style-name="Default">
      <style:table-cell-properties fo:background-color="#00b050"/>
    </style:style>
    <style:style style:name="ConditionalStyle_5f_125" style:display-name="ConditionalStyle_125" style:family="table-cell" style:parent-style-name="Default">
      <style:table-cell-properties fo:background-color="#ffc000"/>
    </style:style>
    <style:style style:name="ConditionalStyle_5f_124" style:display-name="ConditionalStyle_124" style:family="table-cell" style:parent-style-name="Default">
      <style:table-cell-properties fo:background-color="#c00000"/>
    </style:style>
    <style:style style:name="ConditionalStyle_5f_123" style:display-name="ConditionalStyle_123" style:family="table-cell" style:parent-style-name="Default">
      <style:table-cell-properties fo:background-color="#00b050"/>
    </style:style>
    <style:style style:name="ConditionalStyle_5f_122" style:display-name="ConditionalStyle_122" style:family="table-cell" style:parent-style-name="Default">
      <style:table-cell-properties fo:background-color="#ffc000"/>
    </style:style>
    <style:style style:name="ConditionalStyle_5f_121" style:display-name="ConditionalStyle_121" style:family="table-cell" style:parent-style-name="Default">
      <style:table-cell-properties fo:background-color="#c00000"/>
    </style:style>
    <style:style style:name="ConditionalStyle_5f_120" style:display-name="ConditionalStyle_120" style:family="table-cell" style:parent-style-name="Default">
      <style:table-cell-properties fo:background-color="#00b050"/>
    </style:style>
    <style:style style:name="ConditionalStyle_5f_119" style:display-name="ConditionalStyle_119" style:family="table-cell" style:parent-style-name="Default">
      <style:table-cell-properties fo:background-color="#ffc000"/>
    </style:style>
    <style:style style:name="ConditionalStyle_5f_118" style:display-name="ConditionalStyle_118" style:family="table-cell" style:parent-style-name="Default">
      <style:table-cell-properties fo:background-color="#c00000"/>
    </style:style>
    <style:style style:name="ConditionalStyle_5f_117" style:display-name="ConditionalStyle_117" style:family="table-cell" style:parent-style-name="Default">
      <style:table-cell-properties fo:background-color="#00b050"/>
    </style:style>
    <style:style style:name="ConditionalStyle_5f_116" style:display-name="ConditionalStyle_116" style:family="table-cell" style:parent-style-name="Default">
      <style:table-cell-properties fo:background-color="#ffc000"/>
    </style:style>
    <style:style style:name="ConditionalStyle_5f_115" style:display-name="ConditionalStyle_115" style:family="table-cell" style:parent-style-name="Default">
      <style:table-cell-properties fo:background-color="#c00000"/>
    </style:style>
    <style:style style:name="ConditionalStyle_5f_114" style:display-name="ConditionalStyle_114" style:family="table-cell" style:parent-style-name="Default">
      <style:table-cell-properties fo:background-color="#00b050"/>
    </style:style>
    <style:style style:name="ConditionalStyle_5f_113" style:display-name="ConditionalStyle_113" style:family="table-cell" style:parent-style-name="Default">
      <style:table-cell-properties fo:background-color="#ffc000"/>
    </style:style>
    <style:style style:name="ConditionalStyle_5f_112" style:display-name="ConditionalStyle_112" style:family="table-cell" style:parent-style-name="Default">
      <style:table-cell-properties fo:background-color="#c00000"/>
    </style:style>
    <style:style style:name="ConditionalStyle_5f_111" style:display-name="ConditionalStyle_111" style:family="table-cell" style:parent-style-name="Default">
      <style:table-cell-properties fo:background-color="#00b050"/>
    </style:style>
    <style:style style:name="ConditionalStyle_5f_110" style:display-name="ConditionalStyle_110" style:family="table-cell" style:parent-style-name="Default">
      <style:table-cell-properties fo:background-color="#ffc000"/>
    </style:style>
    <style:style style:name="ConditionalStyle_5f_109" style:display-name="ConditionalStyle_109" style:family="table-cell" style:parent-style-name="Default">
      <style:table-cell-properties fo:background-color="#c00000"/>
    </style:style>
    <style:style style:name="ConditionalStyle_5f_108" style:display-name="ConditionalStyle_108" style:family="table-cell" style:parent-style-name="Default">
      <style:table-cell-properties fo:background-color="#00b050"/>
    </style:style>
    <style:style style:name="ConditionalStyle_5f_107" style:display-name="ConditionalStyle_107" style:family="table-cell" style:parent-style-name="Default">
      <style:table-cell-properties fo:background-color="#ffc000"/>
    </style:style>
    <style:style style:name="ConditionalStyle_5f_106" style:display-name="ConditionalStyle_106" style:family="table-cell" style:parent-style-name="Default">
      <style:table-cell-properties fo:background-color="#c00000"/>
    </style:style>
    <style:style style:name="ConditionalStyle_5f_105" style:display-name="ConditionalStyle_105" style:family="table-cell" style:parent-style-name="Default">
      <style:table-cell-properties fo:background-color="#00b050"/>
    </style:style>
    <style:style style:name="ConditionalStyle_5f_104" style:display-name="ConditionalStyle_104" style:family="table-cell" style:parent-style-name="Default">
      <style:table-cell-properties fo:background-color="#ffc000"/>
    </style:style>
    <style:style style:name="ConditionalStyle_5f_103" style:display-name="ConditionalStyle_103" style:family="table-cell" style:parent-style-name="Default">
      <style:table-cell-properties fo:background-color="#c00000"/>
    </style:style>
    <style:style style:name="ConditionalStyle_5f_102" style:display-name="ConditionalStyle_102" style:family="table-cell" style:parent-style-name="Default">
      <style:table-cell-properties fo:background-color="#00b050"/>
    </style:style>
    <style:style style:name="ConditionalStyle_5f_101" style:display-name="ConditionalStyle_101" style:family="table-cell" style:parent-style-name="Default">
      <style:table-cell-properties fo:background-color="#ffc000"/>
    </style:style>
    <style:style style:name="ConditionalStyle_5f_100" style:display-name="ConditionalStyle_100" style:family="table-cell" style:parent-style-name="Default">
      <style:table-cell-properties fo:background-color="#c00000"/>
    </style:style>
    <style:style style:name="ConditionalStyle_5f_99" style:display-name="ConditionalStyle_99" style:family="table-cell" style:parent-style-name="Default">
      <style:table-cell-properties fo:background-color="#00b050"/>
    </style:style>
    <style:style style:name="ConditionalStyle_5f_98" style:display-name="ConditionalStyle_98" style:family="table-cell" style:parent-style-name="Default">
      <style:table-cell-properties fo:background-color="#ffc000"/>
    </style:style>
    <style:style style:name="ConditionalStyle_5f_97" style:display-name="ConditionalStyle_97" style:family="table-cell" style:parent-style-name="Default">
      <style:table-cell-properties fo:background-color="#c00000"/>
    </style:style>
    <style:style style:name="ConditionalStyle_5f_96" style:display-name="ConditionalStyle_96" style:family="table-cell" style:parent-style-name="Default">
      <style:table-cell-properties fo:background-color="#00b050"/>
    </style:style>
    <style:style style:name="ConditionalStyle_5f_95" style:display-name="ConditionalStyle_95" style:family="table-cell" style:parent-style-name="Default">
      <style:table-cell-properties fo:background-color="#ffc000"/>
    </style:style>
    <style:style style:name="ConditionalStyle_5f_94" style:display-name="ConditionalStyle_94" style:family="table-cell" style:parent-style-name="Default">
      <style:table-cell-properties fo:background-color="#c00000"/>
    </style:style>
    <style:style style:name="ConditionalStyle_5f_93" style:display-name="ConditionalStyle_93" style:family="table-cell" style:parent-style-name="Default">
      <style:table-cell-properties fo:background-color="#00b050"/>
    </style:style>
    <style:style style:name="ConditionalStyle_5f_92" style:display-name="ConditionalStyle_92" style:family="table-cell" style:parent-style-name="Default">
      <style:table-cell-properties fo:background-color="#ffc000"/>
    </style:style>
    <style:style style:name="ConditionalStyle_5f_91" style:display-name="ConditionalStyle_91" style:family="table-cell" style:parent-style-name="Default">
      <style:table-cell-properties fo:background-color="#c00000"/>
    </style:style>
    <style:style style:name="ConditionalStyle_5f_90" style:display-name="ConditionalStyle_9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ffc000"/>
    </style:style>
    <style:style style:name="ConditionalStyle_5f_88" style:display-name="ConditionalStyle_88" style:family="table-cell" style:parent-style-name="Default">
      <style:table-cell-properties fo:background-color="#c0000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ffc000"/>
    </style:style>
    <style:style style:name="ConditionalStyle_5f_85" style:display-name="ConditionalStyle_85" style:family="table-cell" style:parent-style-name="Default">
      <style:table-cell-properties fo:background-color="#c00000"/>
    </style:style>
    <style:style style:name="ConditionalStyle_5f_84" style:display-name="ConditionalStyle_84" style:family="table-cell" style:parent-style-name="Default">
      <style:table-cell-properties fo:background-color="#00b050"/>
    </style:style>
    <style:style style:name="ConditionalStyle_5f_83" style:display-name="ConditionalStyle_83" style:family="table-cell" style:parent-style-name="Default">
      <style:table-cell-properties fo:background-color="#ffc000"/>
    </style:style>
    <style:style style:name="ConditionalStyle_5f_82" style:display-name="ConditionalStyle_82" style:family="table-cell" style:parent-style-name="Default">
      <style:table-cell-properties fo:background-color="#c00000"/>
    </style:style>
    <style:style style:name="ConditionalStyle_5f_81" style:display-name="ConditionalStyle_81" style:family="table-cell" style:parent-style-name="Default">
      <style:table-cell-properties fo:background-color="#00b050"/>
    </style:style>
    <style:style style:name="ConditionalStyle_5f_80" style:display-name="ConditionalStyle_80" style:family="table-cell" style:parent-style-name="Default">
      <style:table-cell-properties fo:background-color="#ffc000"/>
    </style:style>
    <style:style style:name="ConditionalStyle_5f_79" style:display-name="ConditionalStyle_79" style:family="table-cell" style:parent-style-name="Default">
      <style:table-cell-properties fo:background-color="#c00000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ffc000"/>
    </style:style>
    <style:style style:name="ConditionalStyle_5f_76" style:display-name="ConditionalStyle_76" style:family="table-cell" style:parent-style-name="Default">
      <style:table-cell-properties fo:background-color="#c00000"/>
    </style:style>
    <style:style style:name="ConditionalStyle_5f_75" style:display-name="ConditionalStyle_75" style:family="table-cell" style:parent-style-name="Default">
      <style:table-cell-properties fo:background-color="#00b050"/>
    </style:style>
    <style:style style:name="ConditionalStyle_5f_74" style:display-name="ConditionalStyle_74" style:family="table-cell" style:parent-style-name="Default">
      <style:table-cell-properties fo:background-color="#ffc000"/>
    </style:style>
    <style:style style:name="ConditionalStyle_5f_73" style:display-name="ConditionalStyle_73" style:family="table-cell" style:parent-style-name="Default">
      <style:table-cell-properties fo:background-color="#c0000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ffc000"/>
    </style:style>
    <style:style style:name="ConditionalStyle_5f_70" style:display-name="ConditionalStyle_70" style:family="table-cell" style:parent-style-name="Default">
      <style:table-cell-properties fo:background-color="#c00000"/>
    </style:style>
    <style:style style:name="ConditionalStyle_5f_69" style:display-name="ConditionalStyle_69" style:family="table-cell" style:parent-style-name="Default">
      <style:table-cell-properties fo:background-color="#00b050"/>
    </style:style>
    <style:style style:name="ConditionalStyle_5f_68" style:display-name="ConditionalStyle_68" style:family="table-cell" style:parent-style-name="Default">
      <style:table-cell-properties fo:background-color="#ffc000"/>
    </style:style>
    <style:style style:name="ConditionalStyle_5f_67" style:display-name="ConditionalStyle_67" style:family="table-cell" style:parent-style-name="Default">
      <style:table-cell-properties fo:background-color="#c00000"/>
    </style:style>
    <style:style style:name="ConditionalStyle_5f_66" style:display-name="ConditionalStyle_66" style:family="table-cell" style:parent-style-name="Default">
      <style:table-cell-properties fo:background-color="#00b050"/>
    </style:style>
    <style:style style:name="ConditionalStyle_5f_65" style:display-name="ConditionalStyle_65" style:family="table-cell" style:parent-style-name="Default">
      <style:table-cell-properties fo:background-color="#ffc000"/>
    </style:style>
    <style:style style:name="ConditionalStyle_5f_64" style:display-name="ConditionalStyle_64" style:family="table-cell" style:parent-style-name="Default">
      <style:table-cell-properties fo:background-color="#c00000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ffc000"/>
    </style:style>
    <style:style style:name="ConditionalStyle_5f_61" style:display-name="ConditionalStyle_61" style:family="table-cell" style:parent-style-name="Default">
      <style:table-cell-properties fo:background-color="#c00000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ffc000"/>
    </style:style>
    <style:style style:name="ConditionalStyle_5f_58" style:display-name="ConditionalStyle_58" style:family="table-cell" style:parent-style-name="Default">
      <style:table-cell-properties fo:background-color="#c00000"/>
    </style:style>
    <style:style style:name="ConditionalStyle_5f_57" style:display-name="ConditionalStyle_57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ffc000"/>
    </style:style>
    <style:style style:name="ConditionalStyle_5f_55" style:display-name="ConditionalStyle_55" style:family="table-cell" style:parent-style-name="Default">
      <style:table-cell-properties fo:background-color="#c00000"/>
    </style:style>
    <style:style style:name="ConditionalStyle_5f_54" style:display-name="ConditionalStyle_54" style:family="table-cell" style:parent-style-name="Default">
      <style:table-cell-properties fo:background-color="#00b050"/>
    </style:style>
    <style:style style:name="ConditionalStyle_5f_53" style:display-name="ConditionalStyle_53" style:family="table-cell" style:parent-style-name="Default">
      <style:table-cell-properties fo:background-color="#ffc000"/>
    </style:style>
    <style:style style:name="ConditionalStyle_5f_52" style:display-name="ConditionalStyle_52" style:family="table-cell" style:parent-style-name="Default">
      <style:table-cell-properties fo:background-color="#c00000"/>
    </style:style>
    <style:style style:name="ConditionalStyle_5f_51" style:display-name="ConditionalStyle_51" style:family="table-cell" style:parent-style-name="Default">
      <style:table-cell-properties fo:background-color="#00b050"/>
    </style:style>
    <style:style style:name="ConditionalStyle_5f_50" style:display-name="ConditionalStyle_50" style:family="table-cell" style:parent-style-name="Default">
      <style:table-cell-properties fo:background-color="#ffc000"/>
    </style:style>
    <style:style style:name="ConditionalStyle_5f_49" style:display-name="ConditionalStyle_49" style:family="table-cell" style:parent-style-name="Default">
      <style:table-cell-properties fo:background-color="#c00000"/>
    </style:style>
    <style:style style:name="ConditionalStyle_5f_48" style:display-name="ConditionalStyle_48" style:family="table-cell" style:parent-style-name="Default">
      <style:table-cell-properties fo:background-color="#00b050"/>
    </style:style>
    <style:style style:name="ConditionalStyle_5f_47" style:display-name="ConditionalStyle_47" style:family="table-cell" style:parent-style-name="Default">
      <style:table-cell-properties fo:background-color="#ffc000"/>
    </style:style>
    <style:style style:name="ConditionalStyle_5f_46" style:display-name="ConditionalStyle_46" style:family="table-cell" style:parent-style-name="Default">
      <style:table-cell-properties fo:background-color="#c00000"/>
    </style:style>
    <style:style style:name="ConditionalStyle_5f_45" style:display-name="ConditionalStyle_45" style:family="table-cell" style:parent-style-name="Default">
      <style:table-cell-properties fo:background-color="#00b050"/>
    </style:style>
    <style:style style:name="ConditionalStyle_5f_44" style:display-name="ConditionalStyle_44" style:family="table-cell" style:parent-style-name="Default">
      <style:table-cell-properties fo:background-color="#ffc000"/>
    </style:style>
    <style:style style:name="ConditionalStyle_5f_43" style:display-name="ConditionalStyle_43" style:family="table-cell" style:parent-style-name="Default">
      <style:table-cell-properties fo:background-color="#c00000"/>
    </style:style>
    <style:style style:name="ConditionalStyle_5f_42" style:display-name="ConditionalStyle_42" style:family="table-cell" style:parent-style-name="Default">
      <style:table-cell-properties fo:background-color="#00b050"/>
    </style:style>
    <style:style style:name="ConditionalStyle_5f_41" style:display-name="ConditionalStyle_41" style:family="table-cell" style:parent-style-name="Default">
      <style:table-cell-properties fo:background-color="#ffc000"/>
    </style:style>
    <style:style style:name="ConditionalStyle_5f_40" style:display-name="ConditionalStyle_40" style:family="table-cell" style:parent-style-name="Default">
      <style:table-cell-properties fo:background-color="#c00000"/>
    </style:style>
    <style:style style:name="ConditionalStyle_5f_39" style:display-name="ConditionalStyle_39" style:family="table-cell" style:parent-style-name="Default">
      <style:table-cell-properties fo:background-color="#00b050"/>
    </style:style>
    <style:style style:name="ConditionalStyle_5f_38" style:display-name="ConditionalStyle_38" style:family="table-cell" style:parent-style-name="Default">
      <style:table-cell-properties fo:background-color="#ffc000"/>
    </style:style>
    <style:style style:name="ConditionalStyle_5f_37" style:display-name="ConditionalStyle_37" style:family="table-cell" style:parent-style-name="Default">
      <style:table-cell-properties fo:background-color="#c00000"/>
    </style:style>
    <style:style style:name="ConditionalStyle_5f_36" style:display-name="ConditionalStyle_36" style:family="table-cell" style:parent-style-name="Default">
      <style:table-cell-properties fo:background-color="#00b050"/>
    </style:style>
    <style:style style:name="ConditionalStyle_5f_35" style:display-name="ConditionalStyle_35" style:family="table-cell" style:parent-style-name="Default">
      <style:table-cell-properties fo:background-color="#ffc000"/>
    </style:style>
    <style:style style:name="ConditionalStyle_5f_34" style:display-name="ConditionalStyle_34" style:family="table-cell" style:parent-style-name="Default">
      <style:table-cell-properties fo:background-color="#c00000"/>
    </style:style>
    <style:style style:name="ConditionalStyle_5f_33" style:display-name="ConditionalStyle_33" style:family="table-cell" style:parent-style-name="Default">
      <style:table-cell-properties fo:background-color="#00b050"/>
    </style:style>
    <style:style style:name="ConditionalStyle_5f_32" style:display-name="ConditionalStyle_32" style:family="table-cell" style:parent-style-name="Default">
      <style:table-cell-properties fo:background-color="#ffc000"/>
    </style:style>
    <style:style style:name="ConditionalStyle_5f_31" style:display-name="ConditionalStyle_31" style:family="table-cell" style:parent-style-name="Default">
      <style:table-cell-properties fo:background-color="#c00000"/>
    </style:style>
    <style:style style:name="ConditionalStyle_5f_30" style:display-name="ConditionalStyle_30" style:family="table-cell" style:parent-style-name="Default">
      <style:table-cell-properties fo:background-color="#00b050"/>
    </style:style>
    <style:style style:name="ConditionalStyle_5f_29" style:display-name="ConditionalStyle_29" style:family="table-cell" style:parent-style-name="Default">
      <style:table-cell-properties fo:background-color="#ffc000"/>
    </style:style>
    <style:style style:name="ConditionalStyle_5f_28" style:display-name="ConditionalStyle_28" style:family="table-cell" style:parent-style-name="Default">
      <style:table-cell-properties fo:background-color="#c00000"/>
    </style:style>
    <style:style style:name="ConditionalStyle_5f_27" style:display-name="ConditionalStyle_27" style:family="table-cell" style:parent-style-name="Default">
      <style:table-cell-properties fo:background-color="#00b050"/>
    </style:style>
    <style:style style:name="ConditionalStyle_5f_26" style:display-name="ConditionalStyle_26" style:family="table-cell" style:parent-style-name="Default">
      <style:table-cell-properties fo:background-color="#ffc000"/>
    </style:style>
    <style:style style:name="ConditionalStyle_5f_25" style:display-name="ConditionalStyle_25" style:family="table-cell" style:parent-style-name="Default">
      <style:table-cell-properties fo:background-color="#c00000"/>
    </style:style>
    <style:style style:name="ConditionalStyle_5f_24" style:display-name="ConditionalStyle_24" style:family="table-cell" style:parent-style-name="Default">
      <style:table-cell-properties fo:background-color="#00b050"/>
    </style:style>
    <style:style style:name="ConditionalStyle_5f_23" style:display-name="ConditionalStyle_23" style:family="table-cell" style:parent-style-name="Default">
      <style:table-cell-properties fo:background-color="#ffc000"/>
    </style:style>
    <style:style style:name="ConditionalStyle_5f_22" style:display-name="ConditionalStyle_22" style:family="table-cell" style:parent-style-name="Default">
      <style:table-cell-properties fo:background-color="#c00000"/>
    </style:style>
    <style:style style:name="ConditionalStyle_5f_21" style:display-name="ConditionalStyle_21" style:family="table-cell" style:parent-style-name="Default">
      <style:table-cell-properties fo:background-color="#00b050"/>
    </style:style>
    <style:style style:name="ConditionalStyle_5f_20" style:display-name="ConditionalStyle_20" style:family="table-cell" style:parent-style-name="Default">
      <style:table-cell-properties fo:background-color="#ffc000"/>
    </style:style>
    <style:style style:name="ConditionalStyle_5f_19" style:display-name="ConditionalStyle_19" style:family="table-cell" style:parent-style-name="Default">
      <style:table-cell-properties fo:background-color="#c00000"/>
    </style:style>
    <style:style style:name="ConditionalStyle_5f_18" style:display-name="ConditionalStyle_18" style:family="table-cell" style:parent-style-name="Default">
      <style:table-cell-properties fo:background-color="#00b050"/>
    </style:style>
    <style:style style:name="ConditionalStyle_5f_17" style:display-name="ConditionalStyle_17" style:family="table-cell" style:parent-style-name="Default">
      <style:table-cell-properties fo:background-color="#ffc000"/>
    </style:style>
    <style:style style:name="ConditionalStyle_5f_16" style:display-name="ConditionalStyle_16" style:family="table-cell" style:parent-style-name="Default">
      <style:table-cell-properties fo:background-color="#c00000"/>
    </style:style>
    <style:style style:name="ConditionalStyle_5f_15" style:display-name="ConditionalStyle_15" style:family="table-cell" style:parent-style-name="Default">
      <style:table-cell-properties fo:background-color="#00b050"/>
    </style:style>
    <style:style style:name="ConditionalStyle_5f_14" style:display-name="ConditionalStyle_14" style:family="table-cell" style:parent-style-name="Default">
      <style:table-cell-properties fo:background-color="#ffc000"/>
    </style:style>
    <style:style style:name="ConditionalStyle_5f_13" style:display-name="ConditionalStyle_13" style:family="table-cell" style:parent-style-name="Default">
      <style:table-cell-properties fo:background-color="#c00000"/>
    </style:style>
    <style:style style:name="ConditionalStyle_5f_12" style:display-name="ConditionalStyle_12" style:family="table-cell" style:parent-style-name="Default">
      <style:table-cell-properties fo:background-color="#00b050"/>
    </style:style>
    <style:style style:name="ConditionalStyle_5f_11" style:display-name="ConditionalStyle_11" style:family="table-cell" style:parent-style-name="Default">
      <style:table-cell-properties fo:background-color="#ffc000"/>
    </style:style>
    <style:style style:name="ConditionalStyle_5f_10" style:display-name="ConditionalStyle_10" style:family="table-cell" style:parent-style-name="Default">
      <style:table-cell-properties fo:background-color="#c00000"/>
    </style:style>
    <style:style style:name="ConditionalStyle_5f_9" style:display-name="ConditionalStyle_9" style:family="table-cell" style:parent-style-name="Default">
      <style:table-cell-properties fo:background-color="#00b050"/>
    </style:style>
    <style:style style:name="ConditionalStyle_5f_8" style:display-name="ConditionalStyle_8" style:family="table-cell" style:parent-style-name="Default">
      <style:table-cell-properties fo:background-color="#ffc000"/>
    </style:style>
    <style:style style:name="ConditionalStyle_5f_7" style:display-name="ConditionalStyle_7" style:family="table-cell" style:parent-style-name="Default">
      <style:table-cell-properties fo:background-color="#c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.00.0000</text:date>, <text:time style:data-style-name="N2" text:time-value="17:16:55.941371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ign" style:display-name="PageStyle_Desig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uss</meta:initial-creator>
    <meta:creation-date>2016-09-02T09:00:05</meta:creation-date>
    <dc:date>2018-08-23T17:24:36.895768025</dc:date>
    <meta:editing-duration>PT8M53S</meta:editing-duration>
    <meta:generator>LibreOffice/5.1.6.2$Linux_X86_64 LibreOffice_project/10m0$Build-2</meta:generator>
    <meta:editing-cycles>2</meta:editing-cycles>
    <meta:document-statistic meta:table-count="1" meta:cell-count="1680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Sub CSV_Exportieren()

    Dim intChar As Integer
    Dim intRow As Integer
    Dim intX As Integer
    Dim intY As Integer
    Dim strFilename As String
    
    strFilename = Worksheets("Design").Cells(4, 61).Value
        
    If Dir(strFilename) &lt;&gt; "" Then
       Kill strFilename
    End If
    
    Open strFilename For Output As #1
    
    Print #1, "Green,Red"
    
    For intChar = 32 To 255
    
        For intRow = 0 To 7
            
            intX = 10 * ((intChar - 32) Mod 8) + 9
            intY = 10 * ((intChar - 32) \ 8) + 10 + intRow
                                   
            Print #1, Worksheets("Design").Cells(intY, intX).Value &amp; "," &amp; Worksheets("Design").Cells(intY, intX + 1).Value
            
        Next intRow
        
    Next intChar
   
    Close #1
rem    Close #2
    
End Sub

</script:module>
</file>

<file path=Basic/VBAProject/Tabelle3.xml><?xml version="1.0" encoding="utf-8"?>
<!DOCTYPE module  PUBLIC '-//OpenOffice.org//DTD OfficeDocument 1.0//EN'  'module.dtd'>
<script:module xmlns:script="http://openoffice.org/2000/script" script:name="Tabelle3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ieseArbeitsmappe"/>
  <library:element library:name="Modul1"/>
  <library:element library:name="Tabel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